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6.1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key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 table:style-name="ce5" office:value-type="string" calcext:value-type="string" table:number-columns-spanned="4" table:number-rows-spanned="1">
            <text:p>object_types</text:p>
          </table:table-cell>
          <table:covered-table-cell table:number-columns-repeated="3" table:style-name="ce5"/>
          <table:table-cell table:style-name="ce1" office:value-type="string" calcext:value-type="string" table:number-columns-spanned="1" table:number-rows-spanned="2">
            <text:p>icon_url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way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relation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addr:housenumbe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ousenumbers are rendered at larger scales.</text:p>
          </table:table-cell>
          <table:table-cell table:formula="of:=CONCATENATE(&quot;        { &quot;&quot;key&quot;&quot;: &quot;&quot;&quot;; [.A3]; IF([.B3]&lt;&gt;&quot;&quot;; CONCATENATE(&quot;&quot;&quot;, &quot;&quot;value&quot;&quot;: &quot;&quot;&quot;; [.B3]); &quot;&quot;); &quot;&quot;&quot;, &quot;&quot;object_types&quot;&quot;: [&quot;; IF([.C3]=&quot;x&quot;;&quot;&quot;&quot;node&quot;&quot;&quot;;&quot;&quot;); IF(AND([.C3]=&quot;x&quot;; COUNTIF([.D3:.F3];&quot;x&quot;) &gt; 0); &quot;,&quot;; &quot;&quot;); IF([.D3]=&quot;x&quot;;&quot;&quot;&quot;way&quot;&quot;&quot;;&quot;&quot;); IF(AND([.D3]=&quot;x&quot;; COUNTIF([.E3:.F3];&quot;x&quot;) &gt; 0); &quot;,&quot;; &quot;&quot;); IF([.E3]=&quot;x&quot;;&quot;&quot;&quot;area&quot;&quot;&quot;;&quot;&quot;); IF(AND([.E3]=&quot;x&quot;; [.F3]=&quot;x&quot;); &quot;,&quot;; &quot;&quot;); IF([.F3]=&quot;x&quot;;&quot;&quot;&quot;relation&quot;&quot;&quot;;&quot;&quot;); &quot;]&quot;; IF([.G3]&lt;&gt;&quot;&quot;; CONCATENATE(&quot;, &quot;&quot;icon_url&quot;&quot;: &quot;&quot;&quot;; [.G3]; &quot;&quot;&quot;&quot;); &quot;&quot;); IF([.H3]&lt;&gt;&quot;&quot;; CONCATENATE(&quot;, &quot;&quot;description&quot;&quot;: &quot;&quot;&quot;; [.H3]; &quot;&quot;&quot;&quot;); &quot;&quot;); &quot; },&quot;)" office:value-type="string" office:string-value="        { &quot;key&quot;: &quot;addr:housenumber&quot;, &quot;object_types&quot;: [&quot;node&quot;,&quot;area&quot;], &quot;description&quot;: &quot;Housenumbers are rendered at larger scales.&quot; }," calcext:value-type="string">
            <text:p><text:s text:c="8"/>{ "key": "addr:housenumber", "object_types": ["node","area"], "description": "Housenumbers are rendered at larger scales." },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4]; IF([.B4]&lt;&gt;&quot;&quot;; CONCATENATE(&quot;&quot;&quot;, &quot;&quot;value&quot;&quot;: &quot;&quot;&quot;; [.B4]); &quot;&quot;); &quot;&quot;&quot;, &quot;&quot;object_types&quot;&quot;: [&quot;; IF([.C4]=&quot;x&quot;;&quot;&quot;&quot;node&quot;&quot;&quot;;&quot;&quot;); IF(AND([.C4]=&quot;x&quot;; COUNTIF([.D4:.F4];&quot;x&quot;) &gt; 0); &quot;,&quot;; &quot;&quot;); IF([.D4]=&quot;x&quot;;&quot;&quot;&quot;way&quot;&quot;&quot;;&quot;&quot;); IF(AND([.D4]=&quot;x&quot;; COUNTIF([.E4:.F4];&quot;x&quot;) &gt; 0); &quot;,&quot;; &quot;&quot;); IF([.E4]=&quot;x&quot;;&quot;&quot;&quot;area&quot;&quot;&quot;;&quot;&quot;); IF(AND([.E4]=&quot;x&quot;; [.F4]=&quot;x&quot;); &quot;,&quot;; &quot;&quot;); IF([.F4]=&quot;x&quot;;&quot;&quot;&quot;relation&quot;&quot;&quot;;&quot;&quot;); &quot;]&quot;; IF([.G4]&lt;&gt;&quot;&quot;; CONCATENATE(&quot;, &quot;&quot;icon_url&quot;&quot;: &quot;&quot;&quot;; [.G4]; &quot;&quot;&quot;&quot;); &quot;&quot;); IF([.H4]&lt;&gt;&quot;&quot;; CONCATENATE(&quot;, &quot;&quot;description&quot;&quot;: &quot;&quot;&quot;; [.H4]; &quot;&quot;&quot;&quot;); &quot;&quot;); &quot; },&quot;)" office:value-type="string" office:string-value="        { &quot;key&quot;: &quot;advertising&quot;, &quot;value&quot;: &quot;column&quot;, &quot;object_types&quot;: [&quot;node&quot;] }," calcext:value-type="string">
            <text:p><text:s text:c="8"/>{ "key": "advertising", "value": "column", "object_types": ["node"] },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pan text:style-name="T1">Used e.g. for transparent</text:span> rendering of some features with private access or to derive way and lane access.</text:p>
          </table:table-cell>
          <table:table-cell table:formula="of:=CONCATENATE(&quot;        { &quot;&quot;key&quot;&quot;: &quot;&quot;&quot;; [.A5]; IF([.B5]&lt;&gt;&quot;&quot;; CONCATENATE(&quot;&quot;&quot;, &quot;&quot;value&quot;&quot;: &quot;&quot;&quot;; [.B5]); &quot;&quot;); &quot;&quot;&quot;, &quot;&quot;object_types&quot;&quot;: [&quot;; IF([.C5]=&quot;x&quot;;&quot;&quot;&quot;node&quot;&quot;&quot;;&quot;&quot;); IF(AND([.C5]=&quot;x&quot;; COUNTIF([.D5:.F5];&quot;x&quot;) &gt; 0); &quot;,&quot;; &quot;&quot;); IF([.D5]=&quot;x&quot;;&quot;&quot;&quot;way&quot;&quot;&quot;;&quot;&quot;); IF(AND([.D5]=&quot;x&quot;; COUNTIF([.E5:.F5];&quot;x&quot;) &gt; 0); &quot;,&quot;; &quot;&quot;); IF([.E5]=&quot;x&quot;;&quot;&quot;&quot;area&quot;&quot;&quot;;&quot;&quot;); IF(AND([.E5]=&quot;x&quot;; [.F5]=&quot;x&quot;); &quot;,&quot;; &quot;&quot;); IF([.F5]=&quot;x&quot;;&quot;&quot;&quot;relation&quot;&quot;&quot;;&quot;&quot;); &quot;]&quot;; IF([.G5]&lt;&gt;&quot;&quot;; CONCATENATE(&quot;, &quot;&quot;icon_url&quot;&quot;: &quot;&quot;&quot;; [.G5]; &quot;&quot;&quot;&quot;); &quot;&quot;); IF([.H5]&lt;&gt;&quot;&quot;; CONCATENATE(&quot;, &quot;&quot;description&quot;&quot;: &quot;&quot;&quot;; [.H5]; &quot;&quot;&quot;&quot;); &quot;&quot;); &quot; },&quot;)" office:value-type="string" office:string-value="        { &quot;key&quot;: &quot;access&quot;, &quot;object_types&quot;: [&quot;node&quot;,&quot;way&quot;], &quot;description&quot;: &quot;Used e.g. for transparent rendering of some features with private access or to derive way and lane access.&quot; }," calcext:value-type="string">
            <text:p><text:s text:c="8"/>{ "key": "access", "object_types": ["node","way"], "description": "Used e.g. for transparent rendering of some features with private access or to derive way and lane access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bq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6]; IF([.B6]&lt;&gt;&quot;&quot;; CONCATENATE(&quot;&quot;&quot;, &quot;&quot;value&quot;&quot;: &quot;&quot;&quot;; [.B6]); &quot;&quot;); &quot;&quot;&quot;, &quot;&quot;object_types&quot;&quot;: [&quot;; IF([.C6]=&quot;x&quot;;&quot;&quot;&quot;node&quot;&quot;&quot;;&quot;&quot;); IF(AND([.C6]=&quot;x&quot;; COUNTIF([.D6:.F6];&quot;x&quot;) &gt; 0); &quot;,&quot;; &quot;&quot;); IF([.D6]=&quot;x&quot;;&quot;&quot;&quot;way&quot;&quot;&quot;;&quot;&quot;); IF(AND([.D6]=&quot;x&quot;; COUNTIF([.E6:.F6];&quot;x&quot;) &gt; 0); &quot;,&quot;; &quot;&quot;); IF([.E6]=&quot;x&quot;;&quot;&quot;&quot;area&quot;&quot;&quot;;&quot;&quot;); IF(AND([.E6]=&quot;x&quot;; [.F6]=&quot;x&quot;); &quot;,&quot;; &quot;&quot;); IF([.F6]=&quot;x&quot;;&quot;&quot;&quot;relation&quot;&quot;&quot;;&quot;&quot;); &quot;]&quot;; IF([.G6]&lt;&gt;&quot;&quot;; CONCATENATE(&quot;, &quot;&quot;icon_url&quot;&quot;: &quot;&quot;&quot;; [.G6]; &quot;&quot;&quot;&quot;); &quot;&quot;); IF([.H6]&lt;&gt;&quot;&quot;; CONCATENATE(&quot;, &quot;&quot;description&quot;&quot;: &quot;&quot;&quot;; [.H6]; &quot;&quot;&quot;&quot;); &quot;&quot;); &quot; },&quot;)" office:value-type="string" office:string-value="        { &quot;key&quot;: &quot;amenity&quot;, &quot;value&quot;: &quot;bbq&quot;, &quot;object_types&quot;: [&quot;area&quot;] }," calcext:value-type="string">
            <text:p><text:s text:c="8"/>{ "key": "amenity", "value": "bbq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en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]; IF([.B7]&lt;&gt;&quot;&quot;; CONCATENATE(&quot;&quot;&quot;, &quot;&quot;value&quot;&quot;: &quot;&quot;&quot;; [.B7]); &quot;&quot;); &quot;&quot;&quot;, &quot;&quot;object_types&quot;&quot;: [&quot;; IF([.C7]=&quot;x&quot;;&quot;&quot;&quot;node&quot;&quot;&quot;;&quot;&quot;); IF(AND([.C7]=&quot;x&quot;; COUNTIF([.D7:.F7];&quot;x&quot;) &gt; 0); &quot;,&quot;; &quot;&quot;); IF([.D7]=&quot;x&quot;;&quot;&quot;&quot;way&quot;&quot;&quot;;&quot;&quot;); IF(AND([.D7]=&quot;x&quot;; COUNTIF([.E7:.F7];&quot;x&quot;) &gt; 0); &quot;,&quot;; &quot;&quot;); IF([.E7]=&quot;x&quot;;&quot;&quot;&quot;area&quot;&quot;&quot;;&quot;&quot;); IF(AND([.E7]=&quot;x&quot;; [.F7]=&quot;x&quot;); &quot;,&quot;; &quot;&quot;); IF([.F7]=&quot;x&quot;;&quot;&quot;&quot;relation&quot;&quot;&quot;;&quot;&quot;); &quot;]&quot;; IF([.G7]&lt;&gt;&quot;&quot;; CONCATENATE(&quot;, &quot;&quot;icon_url&quot;&quot;: &quot;&quot;&quot;; [.G7]; &quot;&quot;&quot;&quot;); &quot;&quot;); IF([.H7]&lt;&gt;&quot;&quot;; CONCATENATE(&quot;, &quot;&quot;description&quot;&quot;: &quot;&quot;&quot;; [.H7]; &quot;&quot;&quot;&quot;); &quot;&quot;); &quot; },&quot;)" office:value-type="string" office:string-value="        { &quot;key&quot;: &quot;amenity&quot;, &quot;value&quot;: &quot;bench&quot;, &quot;object_types&quot;: [&quot;node&quot;,&quot;way&quot;,&quot;area&quot;] }," calcext:value-type="string">
            <text:p><text:s text:c="8"/>{ "key": "amenity", "value": "bench", "object_types": ["node","way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park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8]; IF([.B8]&lt;&gt;&quot;&quot;; CONCATENATE(&quot;&quot;&quot;, &quot;&quot;value&quot;&quot;: &quot;&quot;&quot;; [.B8]); &quot;&quot;); &quot;&quot;&quot;, &quot;&quot;object_types&quot;&quot;: [&quot;; IF([.C8]=&quot;x&quot;;&quot;&quot;&quot;node&quot;&quot;&quot;;&quot;&quot;); IF(AND([.C8]=&quot;x&quot;; COUNTIF([.D8:.F8];&quot;x&quot;) &gt; 0); &quot;,&quot;; &quot;&quot;); IF([.D8]=&quot;x&quot;;&quot;&quot;&quot;way&quot;&quot;&quot;;&quot;&quot;); IF(AND([.D8]=&quot;x&quot;; COUNTIF([.E8:.F8];&quot;x&quot;) &gt; 0); &quot;,&quot;; &quot;&quot;); IF([.E8]=&quot;x&quot;;&quot;&quot;&quot;area&quot;&quot;&quot;;&quot;&quot;); IF(AND([.E8]=&quot;x&quot;; [.F8]=&quot;x&quot;); &quot;,&quot;; &quot;&quot;); IF([.F8]=&quot;x&quot;;&quot;&quot;&quot;relation&quot;&quot;&quot;;&quot;&quot;); &quot;]&quot;; IF([.G8]&lt;&gt;&quot;&quot;; CONCATENATE(&quot;, &quot;&quot;icon_url&quot;&quot;: &quot;&quot;&quot;; [.G8]; &quot;&quot;&quot;&quot;); &quot;&quot;); IF([.H8]&lt;&gt;&quot;&quot;; CONCATENATE(&quot;, &quot;&quot;description&quot;&quot;: &quot;&quot;&quot;; [.H8]; &quot;&quot;&quot;&quot;); &quot;&quot;); &quot; },&quot;)" office:value-type="string" office:string-value="        { &quot;key&quot;: &quot;amenity&quot;, &quot;value&quot;: &quot;bicycle_parking&quot;, &quot;object_types&quot;: [&quot;node&quot;,&quot;area&quot;] }," calcext:value-type="string">
            <text:p><text:s text:c="8"/>{ "key": "amenity", "value": "bicycle_park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rent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9]; IF([.B9]&lt;&gt;&quot;&quot;; CONCATENATE(&quot;&quot;&quot;, &quot;&quot;value&quot;&quot;: &quot;&quot;&quot;; [.B9]); &quot;&quot;); &quot;&quot;&quot;, &quot;&quot;object_types&quot;&quot;: [&quot;; IF([.C9]=&quot;x&quot;;&quot;&quot;&quot;node&quot;&quot;&quot;;&quot;&quot;); IF(AND([.C9]=&quot;x&quot;; COUNTIF([.D9:.F9];&quot;x&quot;) &gt; 0); &quot;,&quot;; &quot;&quot;); IF([.D9]=&quot;x&quot;;&quot;&quot;&quot;way&quot;&quot;&quot;;&quot;&quot;); IF(AND([.D9]=&quot;x&quot;; COUNTIF([.E9:.F9];&quot;x&quot;) &gt; 0); &quot;,&quot;; &quot;&quot;); IF([.E9]=&quot;x&quot;;&quot;&quot;&quot;area&quot;&quot;&quot;;&quot;&quot;); IF(AND([.E9]=&quot;x&quot;; [.F9]=&quot;x&quot;); &quot;,&quot;; &quot;&quot;); IF([.F9]=&quot;x&quot;;&quot;&quot;&quot;relation&quot;&quot;&quot;;&quot;&quot;); &quot;]&quot;; IF([.G9]&lt;&gt;&quot;&quot;; CONCATENATE(&quot;, &quot;&quot;icon_url&quot;&quot;: &quot;&quot;&quot;; [.G9]; &quot;&quot;&quot;&quot;); &quot;&quot;); IF([.H9]&lt;&gt;&quot;&quot;; CONCATENATE(&quot;, &quot;&quot;description&quot;&quot;: &quot;&quot;&quot;; [.H9]; &quot;&quot;&quot;&quot;); &quot;&quot;); &quot; },&quot;)" office:value-type="string" office:string-value="        { &quot;key&quot;: &quot;amenity&quot;, &quot;value&quot;: &quot;bicycle_rental&quot;, &quot;object_types&quot;: [&quot;node&quot;,&quot;area&quot;] }," calcext:value-type="string">
            <text:p><text:s text:c="8"/>{ "key": "amenity", "value": "bicycle_rental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0]; IF([.B10]&lt;&gt;&quot;&quot;; CONCATENATE(&quot;&quot;&quot;, &quot;&quot;value&quot;&quot;: &quot;&quot;&quot;; [.B10]); &quot;&quot;); &quot;&quot;&quot;, &quot;&quot;object_types&quot;&quot;: [&quot;; IF([.C10]=&quot;x&quot;;&quot;&quot;&quot;node&quot;&quot;&quot;;&quot;&quot;); IF(AND([.C10]=&quot;x&quot;; COUNTIF([.D10:.F10];&quot;x&quot;) &gt; 0); &quot;,&quot;; &quot;&quot;); IF([.D10]=&quot;x&quot;;&quot;&quot;&quot;way&quot;&quot;&quot;;&quot;&quot;); IF(AND([.D10]=&quot;x&quot;; COUNTIF([.E10:.F10];&quot;x&quot;) &gt; 0); &quot;,&quot;; &quot;&quot;); IF([.E10]=&quot;x&quot;;&quot;&quot;&quot;area&quot;&quot;&quot;;&quot;&quot;); IF(AND([.E10]=&quot;x&quot;; [.F10]=&quot;x&quot;); &quot;,&quot;; &quot;&quot;); IF([.F10]=&quot;x&quot;;&quot;&quot;&quot;relation&quot;&quot;&quot;;&quot;&quot;); &quot;]&quot;; IF([.G10]&lt;&gt;&quot;&quot;; CONCATENATE(&quot;, &quot;&quot;icon_url&quot;&quot;: &quot;&quot;&quot;; [.G10]; &quot;&quot;&quot;&quot;); &quot;&quot;); IF([.H10]&lt;&gt;&quot;&quot;; CONCATENATE(&quot;, &quot;&quot;description&quot;&quot;: &quot;&quot;&quot;; [.H10]; &quot;&quot;&quot;&quot;); &quot;&quot;); &quot; },&quot;)" office:value-type="string" office:string-value="        { &quot;key&quot;: &quot;amenity&quot;, &quot;value&quot;: &quot;biergarten&quot;, &quot;object_types&quot;: [&quot;area&quot;] }," calcext:value-type="string">
            <text:p><text:s text:c="8"/>{ "key": "amenity", "value": "biergarte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rent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1]; IF([.B11]&lt;&gt;&quot;&quot;; CONCATENATE(&quot;&quot;&quot;, &quot;&quot;value&quot;&quot;: &quot;&quot;&quot;; [.B11]); &quot;&quot;); &quot;&quot;&quot;, &quot;&quot;object_types&quot;&quot;: [&quot;; IF([.C11]=&quot;x&quot;;&quot;&quot;&quot;node&quot;&quot;&quot;;&quot;&quot;); IF(AND([.C11]=&quot;x&quot;; COUNTIF([.D11:.F11];&quot;x&quot;) &gt; 0); &quot;,&quot;; &quot;&quot;); IF([.D11]=&quot;x&quot;;&quot;&quot;&quot;way&quot;&quot;&quot;;&quot;&quot;); IF(AND([.D11]=&quot;x&quot;; COUNTIF([.E11:.F11];&quot;x&quot;) &gt; 0); &quot;,&quot;; &quot;&quot;); IF([.E11]=&quot;x&quot;;&quot;&quot;&quot;area&quot;&quot;&quot;;&quot;&quot;); IF(AND([.E11]=&quot;x&quot;; [.F11]=&quot;x&quot;); &quot;,&quot;; &quot;&quot;); IF([.F11]=&quot;x&quot;;&quot;&quot;&quot;relation&quot;&quot;&quot;;&quot;&quot;); &quot;]&quot;; IF([.G11]&lt;&gt;&quot;&quot;; CONCATENATE(&quot;, &quot;&quot;icon_url&quot;&quot;: &quot;&quot;&quot;; [.G11]; &quot;&quot;&quot;&quot;); &quot;&quot;); IF([.H11]&lt;&gt;&quot;&quot;; CONCATENATE(&quot;, &quot;&quot;description&quot;&quot;: &quot;&quot;&quot;; [.H11]; &quot;&quot;&quot;&quot;); &quot;&quot;); &quot; },&quot;)" office:value-type="string" office:string-value="        { &quot;key&quot;: &quot;amenity&quot;, &quot;value&quot;: &quot;car_rental&quot;, &quot;object_types&quot;: [&quot;area&quot;] }," calcext:value-type="string">
            <text:p><text:s text:c="8"/>{ "key": "amenity", "value": "car_renta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harging_st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2]; IF([.B12]&lt;&gt;&quot;&quot;; CONCATENATE(&quot;&quot;&quot;, &quot;&quot;value&quot;&quot;: &quot;&quot;&quot;; [.B12]); &quot;&quot;); &quot;&quot;&quot;, &quot;&quot;object_types&quot;&quot;: [&quot;; IF([.C12]=&quot;x&quot;;&quot;&quot;&quot;node&quot;&quot;&quot;;&quot;&quot;); IF(AND([.C12]=&quot;x&quot;; COUNTIF([.D12:.F12];&quot;x&quot;) &gt; 0); &quot;,&quot;; &quot;&quot;); IF([.D12]=&quot;x&quot;;&quot;&quot;&quot;way&quot;&quot;&quot;;&quot;&quot;); IF(AND([.D12]=&quot;x&quot;; COUNTIF([.E12:.F12];&quot;x&quot;) &gt; 0); &quot;,&quot;; &quot;&quot;); IF([.E12]=&quot;x&quot;;&quot;&quot;&quot;area&quot;&quot;&quot;;&quot;&quot;); IF(AND([.E12]=&quot;x&quot;; [.F12]=&quot;x&quot;); &quot;,&quot;; &quot;&quot;); IF([.F12]=&quot;x&quot;;&quot;&quot;&quot;relation&quot;&quot;&quot;;&quot;&quot;); &quot;]&quot;; IF([.G12]&lt;&gt;&quot;&quot;; CONCATENATE(&quot;, &quot;&quot;icon_url&quot;&quot;: &quot;&quot;&quot;; [.G12]; &quot;&quot;&quot;&quot;); &quot;&quot;); IF([.H12]&lt;&gt;&quot;&quot;; CONCATENATE(&quot;, &quot;&quot;description&quot;&quot;: &quot;&quot;&quot;; [.H12]; &quot;&quot;&quot;&quot;); &quot;&quot;); &quot; },&quot;)" office:value-type="string" office:string-value="        { &quot;key&quot;: &quot;amenity&quot;, &quot;value&quot;: &quot;charging_station&quot;, &quot;object_types&quot;: [&quot;node&quot;] }," calcext:value-type="string">
            <text:p><text:s text:c="8"/>{ "key": "amenity", "value": "charging_station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3]; IF([.B13]&lt;&gt;&quot;&quot;; CONCATENATE(&quot;&quot;&quot;, &quot;&quot;value&quot;&quot;: &quot;&quot;&quot;; [.B13]); &quot;&quot;); &quot;&quot;&quot;, &quot;&quot;object_types&quot;&quot;: [&quot;; IF([.C13]=&quot;x&quot;;&quot;&quot;&quot;node&quot;&quot;&quot;;&quot;&quot;); IF(AND([.C13]=&quot;x&quot;; COUNTIF([.D13:.F13];&quot;x&quot;) &gt; 0); &quot;,&quot;; &quot;&quot;); IF([.D13]=&quot;x&quot;;&quot;&quot;&quot;way&quot;&quot;&quot;;&quot;&quot;); IF(AND([.D13]=&quot;x&quot;; COUNTIF([.E13:.F13];&quot;x&quot;) &gt; 0); &quot;,&quot;; &quot;&quot;); IF([.E13]=&quot;x&quot;;&quot;&quot;&quot;area&quot;&quot;&quot;;&quot;&quot;); IF(AND([.E13]=&quot;x&quot;; [.F13]=&quot;x&quot;); &quot;,&quot;; &quot;&quot;); IF([.F13]=&quot;x&quot;;&quot;&quot;&quot;relation&quot;&quot;&quot;;&quot;&quot;); &quot;]&quot;; IF([.G13]&lt;&gt;&quot;&quot;; CONCATENATE(&quot;, &quot;&quot;icon_url&quot;&quot;: &quot;&quot;&quot;; [.G13]; &quot;&quot;&quot;&quot;); &quot;&quot;); IF([.H13]&lt;&gt;&quot;&quot;; CONCATENATE(&quot;, &quot;&quot;description&quot;&quot;: &quot;&quot;&quot;; [.H13]; &quot;&quot;&quot;&quot;); &quot;&quot;); &quot; },&quot;)" office:value-type="string" office:string-value="        { &quot;key&quot;: &quot;amenity&quot;, &quot;value&quot;: &quot;clock&quot;, &quot;object_types&quot;: [&quot;node&quot;] }," calcext:value-type="string">
            <text:p><text:s text:c="8"/>{ "key": "amenity", "value": "clock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4]; IF([.B14]&lt;&gt;&quot;&quot;; CONCATENATE(&quot;&quot;&quot;, &quot;&quot;value&quot;&quot;: &quot;&quot;&quot;; [.B14]); &quot;&quot;); &quot;&quot;&quot;, &quot;&quot;object_types&quot;&quot;: [&quot;; IF([.C14]=&quot;x&quot;;&quot;&quot;&quot;node&quot;&quot;&quot;;&quot;&quot;); IF(AND([.C14]=&quot;x&quot;; COUNTIF([.D14:.F14];&quot;x&quot;) &gt; 0); &quot;,&quot;; &quot;&quot;); IF([.D14]=&quot;x&quot;;&quot;&quot;&quot;way&quot;&quot;&quot;;&quot;&quot;); IF(AND([.D14]=&quot;x&quot;; COUNTIF([.E14:.F14];&quot;x&quot;) &gt; 0); &quot;,&quot;; &quot;&quot;); IF([.E14]=&quot;x&quot;;&quot;&quot;&quot;area&quot;&quot;&quot;;&quot;&quot;); IF(AND([.E14]=&quot;x&quot;; [.F14]=&quot;x&quot;); &quot;,&quot;; &quot;&quot;); IF([.F14]=&quot;x&quot;;&quot;&quot;&quot;relation&quot;&quot;&quot;;&quot;&quot;); &quot;]&quot;; IF([.G14]&lt;&gt;&quot;&quot;; CONCATENATE(&quot;, &quot;&quot;icon_url&quot;&quot;: &quot;&quot;&quot;; [.G14]; &quot;&quot;&quot;&quot;); &quot;&quot;); IF([.H14]&lt;&gt;&quot;&quot;; CONCATENATE(&quot;, &quot;&quot;description&quot;&quot;: &quot;&quot;&quot;; [.H14]; &quot;&quot;&quot;&quot;); &quot;&quot;); &quot; },&quot;)" office:value-type="string" office:string-value="        { &quot;key&quot;: &quot;amenity&quot;, &quot;value&quot;: &quot;college&quot;, &quot;object_types&quot;: [&quot;area&quot;] }," calcext:value-type="string">
            <text:p><text:s text:c="8"/>{ "key": "amenity", "value": "colleg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mmunity_cent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5]; IF([.B15]&lt;&gt;&quot;&quot;; CONCATENATE(&quot;&quot;&quot;, &quot;&quot;value&quot;&quot;: &quot;&quot;&quot;; [.B15]); &quot;&quot;); &quot;&quot;&quot;, &quot;&quot;object_types&quot;&quot;: [&quot;; IF([.C15]=&quot;x&quot;;&quot;&quot;&quot;node&quot;&quot;&quot;;&quot;&quot;); IF(AND([.C15]=&quot;x&quot;; COUNTIF([.D15:.F15];&quot;x&quot;) &gt; 0); &quot;,&quot;; &quot;&quot;); IF([.D15]=&quot;x&quot;;&quot;&quot;&quot;way&quot;&quot;&quot;;&quot;&quot;); IF(AND([.D15]=&quot;x&quot;; COUNTIF([.E15:.F15];&quot;x&quot;) &gt; 0); &quot;,&quot;; &quot;&quot;); IF([.E15]=&quot;x&quot;;&quot;&quot;&quot;area&quot;&quot;&quot;;&quot;&quot;); IF(AND([.E15]=&quot;x&quot;; [.F15]=&quot;x&quot;); &quot;,&quot;; &quot;&quot;); IF([.F15]=&quot;x&quot;;&quot;&quot;&quot;relation&quot;&quot;&quot;;&quot;&quot;); &quot;]&quot;; IF([.G15]&lt;&gt;&quot;&quot;; CONCATENATE(&quot;, &quot;&quot;icon_url&quot;&quot;: &quot;&quot;&quot;; [.G15]; &quot;&quot;&quot;&quot;); &quot;&quot;); IF([.H15]&lt;&gt;&quot;&quot;; CONCATENATE(&quot;, &quot;&quot;description&quot;&quot;: &quot;&quot;&quot;; [.H15]; &quot;&quot;&quot;&quot;); &quot;&quot;); &quot; },&quot;)" office:value-type="string" office:string-value="        { &quot;key&quot;: &quot;amenity&quot;, &quot;value&quot;: &quot;community_centre&quot;, &quot;object_types&quot;: [&quot;area&quot;] }," calcext:value-type="string">
            <text:p><text:s text:c="8"/>{ "key": "amenity", "value": "community_centr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rinking_wat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6]; IF([.B16]&lt;&gt;&quot;&quot;; CONCATENATE(&quot;&quot;&quot;, &quot;&quot;value&quot;&quot;: &quot;&quot;&quot;; [.B16]); &quot;&quot;); &quot;&quot;&quot;, &quot;&quot;object_types&quot;&quot;: [&quot;; IF([.C16]=&quot;x&quot;;&quot;&quot;&quot;node&quot;&quot;&quot;;&quot;&quot;); IF(AND([.C16]=&quot;x&quot;; COUNTIF([.D16:.F16];&quot;x&quot;) &gt; 0); &quot;,&quot;; &quot;&quot;); IF([.D16]=&quot;x&quot;;&quot;&quot;&quot;way&quot;&quot;&quot;;&quot;&quot;); IF(AND([.D16]=&quot;x&quot;; COUNTIF([.E16:.F16];&quot;x&quot;) &gt; 0); &quot;,&quot;; &quot;&quot;); IF([.E16]=&quot;x&quot;;&quot;&quot;&quot;area&quot;&quot;&quot;;&quot;&quot;); IF(AND([.E16]=&quot;x&quot;; [.F16]=&quot;x&quot;); &quot;,&quot;; &quot;&quot;); IF([.F16]=&quot;x&quot;;&quot;&quot;&quot;relation&quot;&quot;&quot;;&quot;&quot;); &quot;]&quot;; IF([.G16]&lt;&gt;&quot;&quot;; CONCATENATE(&quot;, &quot;&quot;icon_url&quot;&quot;: &quot;&quot;&quot;; [.G16]; &quot;&quot;&quot;&quot;); &quot;&quot;); IF([.H16]&lt;&gt;&quot;&quot;; CONCATENATE(&quot;, &quot;&quot;description&quot;&quot;: &quot;&quot;&quot;; [.H16]; &quot;&quot;&quot;&quot;); &quot;&quot;); &quot; },&quot;)" office:value-type="string" office:string-value="        { &quot;key&quot;: &quot;amenity&quot;, &quot;value&quot;: &quot;drinking_water&quot;, &quot;object_types&quot;: [&quot;node&quot;] }," calcext:value-type="string">
            <text:p><text:s text:c="8"/>{ "key": "amenity", "value": "drinking_water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ire_s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7]; IF([.B17]&lt;&gt;&quot;&quot;; CONCATENATE(&quot;&quot;&quot;, &quot;&quot;value&quot;&quot;: &quot;&quot;&quot;; [.B17]); &quot;&quot;); &quot;&quot;&quot;, &quot;&quot;object_types&quot;&quot;: [&quot;; IF([.C17]=&quot;x&quot;;&quot;&quot;&quot;node&quot;&quot;&quot;;&quot;&quot;); IF(AND([.C17]=&quot;x&quot;; COUNTIF([.D17:.F17];&quot;x&quot;) &gt; 0); &quot;,&quot;; &quot;&quot;); IF([.D17]=&quot;x&quot;;&quot;&quot;&quot;way&quot;&quot;&quot;;&quot;&quot;); IF(AND([.D17]=&quot;x&quot;; COUNTIF([.E17:.F17];&quot;x&quot;) &gt; 0); &quot;,&quot;; &quot;&quot;); IF([.E17]=&quot;x&quot;;&quot;&quot;&quot;area&quot;&quot;&quot;;&quot;&quot;); IF(AND([.E17]=&quot;x&quot;; [.F17]=&quot;x&quot;); &quot;,&quot;; &quot;&quot;); IF([.F17]=&quot;x&quot;;&quot;&quot;&quot;relation&quot;&quot;&quot;;&quot;&quot;); &quot;]&quot;; IF([.G17]&lt;&gt;&quot;&quot;; CONCATENATE(&quot;, &quot;&quot;icon_url&quot;&quot;: &quot;&quot;&quot;; [.G17]; &quot;&quot;&quot;&quot;); &quot;&quot;); IF([.H17]&lt;&gt;&quot;&quot;; CONCATENATE(&quot;, &quot;&quot;description&quot;&quot;: &quot;&quot;&quot;; [.H17]; &quot;&quot;&quot;&quot;); &quot;&quot;); &quot; },&quot;)" office:value-type="string" office:string-value="        { &quot;key&quot;: &quot;amenity&quot;, &quot;value&quot;: &quot;fire_station&quot;, &quot;object_types&quot;: [&quot;area&quot;] }," calcext:value-type="string">
            <text:p><text:s text:c="8"/>{ "key": "amenity", "value": "fire_statio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8]; IF([.B18]&lt;&gt;&quot;&quot;; CONCATENATE(&quot;&quot;&quot;, &quot;&quot;value&quot;&quot;: &quot;&quot;&quot;; [.B18]); &quot;&quot;); &quot;&quot;&quot;, &quot;&quot;object_types&quot;&quot;: [&quot;; IF([.C18]=&quot;x&quot;;&quot;&quot;&quot;node&quot;&quot;&quot;;&quot;&quot;); IF(AND([.C18]=&quot;x&quot;; COUNTIF([.D18:.F18];&quot;x&quot;) &gt; 0); &quot;,&quot;; &quot;&quot;); IF([.D18]=&quot;x&quot;;&quot;&quot;&quot;way&quot;&quot;&quot;;&quot;&quot;); IF(AND([.D18]=&quot;x&quot;; COUNTIF([.E18:.F18];&quot;x&quot;) &gt; 0); &quot;,&quot;; &quot;&quot;); IF([.E18]=&quot;x&quot;;&quot;&quot;&quot;area&quot;&quot;&quot;;&quot;&quot;); IF(AND([.E18]=&quot;x&quot;; [.F18]=&quot;x&quot;); &quot;,&quot;; &quot;&quot;); IF([.F18]=&quot;x&quot;;&quot;&quot;&quot;relation&quot;&quot;&quot;;&quot;&quot;); &quot;]&quot;; IF([.G18]&lt;&gt;&quot;&quot;; CONCATENATE(&quot;, &quot;&quot;icon_url&quot;&quot;: &quot;&quot;&quot;; [.G18]; &quot;&quot;&quot;&quot;); &quot;&quot;); IF([.H18]&lt;&gt;&quot;&quot;; CONCATENATE(&quot;, &quot;&quot;description&quot;&quot;: &quot;&quot;&quot;; [.H18]; &quot;&quot;&quot;&quot;); &quot;&quot;); &quot; },&quot;)" office:value-type="string" office:string-value="        { &quot;key&quot;: &quot;amenity&quot;, &quot;value&quot;: &quot;fountain&quot;, &quot;object_types&quot;: [&quot;node&quot;,&quot;area&quot;] }," calcext:value-type="string">
            <text:p><text:s text:c="8"/>{ "key": "amenity", "value": "fountain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19]; IF([.B19]&lt;&gt;&quot;&quot;; CONCATENATE(&quot;&quot;&quot;, &quot;&quot;value&quot;&quot;: &quot;&quot;&quot;; [.B19]); &quot;&quot;); &quot;&quot;&quot;, &quot;&quot;object_types&quot;&quot;: [&quot;; IF([.C19]=&quot;x&quot;;&quot;&quot;&quot;node&quot;&quot;&quot;;&quot;&quot;); IF(AND([.C19]=&quot;x&quot;; COUNTIF([.D19:.F19];&quot;x&quot;) &gt; 0); &quot;,&quot;; &quot;&quot;); IF([.D19]=&quot;x&quot;;&quot;&quot;&quot;way&quot;&quot;&quot;;&quot;&quot;); IF(AND([.D19]=&quot;x&quot;; COUNTIF([.E19:.F19];&quot;x&quot;) &gt; 0); &quot;,&quot;; &quot;&quot;); IF([.E19]=&quot;x&quot;;&quot;&quot;&quot;area&quot;&quot;&quot;;&quot;&quot;); IF(AND([.E19]=&quot;x&quot;; [.F19]=&quot;x&quot;); &quot;,&quot;; &quot;&quot;); IF([.F19]=&quot;x&quot;;&quot;&quot;&quot;relation&quot;&quot;&quot;;&quot;&quot;); &quot;]&quot;; IF([.G19]&lt;&gt;&quot;&quot;; CONCATENATE(&quot;, &quot;&quot;icon_url&quot;&quot;: &quot;&quot;&quot;; [.G19]; &quot;&quot;&quot;&quot;); &quot;&quot;); IF([.H19]&lt;&gt;&quot;&quot;; CONCATENATE(&quot;, &quot;&quot;description&quot;&quot;: &quot;&quot;&quot;; [.H19]; &quot;&quot;&quot;&quot;); &quot;&quot;); &quot; },&quot;)" office:value-type="string" office:string-value="        { &quot;key&quot;: &quot;amenity&quot;, &quot;value&quot;: &quot;fuel&quot;, &quot;object_types&quot;: [&quot;area&quot;] }," calcext:value-type="string">
            <text:p><text:s text:c="8"/>{ "key": "amenity", "value": "fue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grit_bi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0]; IF([.B20]&lt;&gt;&quot;&quot;; CONCATENATE(&quot;&quot;&quot;, &quot;&quot;value&quot;&quot;: &quot;&quot;&quot;; [.B20]); &quot;&quot;); &quot;&quot;&quot;, &quot;&quot;object_types&quot;&quot;: [&quot;; IF([.C20]=&quot;x&quot;;&quot;&quot;&quot;node&quot;&quot;&quot;;&quot;&quot;); IF(AND([.C20]=&quot;x&quot;; COUNTIF([.D20:.F20];&quot;x&quot;) &gt; 0); &quot;,&quot;; &quot;&quot;); IF([.D20]=&quot;x&quot;;&quot;&quot;&quot;way&quot;&quot;&quot;;&quot;&quot;); IF(AND([.D20]=&quot;x&quot;; COUNTIF([.E20:.F20];&quot;x&quot;) &gt; 0); &quot;,&quot;; &quot;&quot;); IF([.E20]=&quot;x&quot;;&quot;&quot;&quot;area&quot;&quot;&quot;;&quot;&quot;); IF(AND([.E20]=&quot;x&quot;; [.F20]=&quot;x&quot;); &quot;,&quot;; &quot;&quot;); IF([.F20]=&quot;x&quot;;&quot;&quot;&quot;relation&quot;&quot;&quot;;&quot;&quot;); &quot;]&quot;; IF([.G20]&lt;&gt;&quot;&quot;; CONCATENATE(&quot;, &quot;&quot;icon_url&quot;&quot;: &quot;&quot;&quot;; [.G20]; &quot;&quot;&quot;&quot;); &quot;&quot;); IF([.H20]&lt;&gt;&quot;&quot;; CONCATENATE(&quot;, &quot;&quot;description&quot;&quot;: &quot;&quot;&quot;; [.H20]; &quot;&quot;&quot;&quot;); &quot;&quot;); &quot; },&quot;)" office:value-type="string" office:string-value="        { &quot;key&quot;: &quot;amenity&quot;, &quot;value&quot;: &quot;grit_bin&quot;, &quot;object_types&quot;: [&quot;node&quot;] }," calcext:value-type="string">
            <text:p><text:s text:c="8"/>{ "key": "amenity", "value": "grit_bin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]; IF([.B21]&lt;&gt;&quot;&quot;; CONCATENATE(&quot;&quot;&quot;, &quot;&quot;value&quot;&quot;: &quot;&quot;&quot;; [.B21]); &quot;&quot;); &quot;&quot;&quot;, &quot;&quot;object_types&quot;&quot;: [&quot;; IF([.C21]=&quot;x&quot;;&quot;&quot;&quot;node&quot;&quot;&quot;;&quot;&quot;); IF(AND([.C21]=&quot;x&quot;; COUNTIF([.D21:.F21];&quot;x&quot;) &gt; 0); &quot;,&quot;; &quot;&quot;); IF([.D21]=&quot;x&quot;;&quot;&quot;&quot;way&quot;&quot;&quot;;&quot;&quot;); IF(AND([.D21]=&quot;x&quot;; COUNTIF([.E21:.F21];&quot;x&quot;) &gt; 0); &quot;,&quot;; &quot;&quot;); IF([.E21]=&quot;x&quot;;&quot;&quot;&quot;area&quot;&quot;&quot;;&quot;&quot;); IF(AND([.E21]=&quot;x&quot;; [.F21]=&quot;x&quot;); &quot;,&quot;; &quot;&quot;); IF([.F21]=&quot;x&quot;;&quot;&quot;&quot;relation&quot;&quot;&quot;;&quot;&quot;); &quot;]&quot;; IF([.G21]&lt;&gt;&quot;&quot;; CONCATENATE(&quot;, &quot;&quot;icon_url&quot;&quot;: &quot;&quot;&quot;; [.G21]; &quot;&quot;&quot;&quot;); &quot;&quot;); IF([.H21]&lt;&gt;&quot;&quot;; CONCATENATE(&quot;, &quot;&quot;description&quot;&quot;: &quot;&quot;&quot;; [.H21]; &quot;&quot;&quot;&quot;); &quot;&quot;); &quot; },&quot;)" office:value-type="string" office:string-value="        { &quot;key&quot;: &quot;amenity&quot;, &quot;value&quot;: &quot;kindergarten&quot;, &quot;object_types&quot;: [&quot;area&quot;] }," calcext:value-type="string">
            <text:p><text:s text:c="8"/>{ "key": "amenity", "value": "kindergarten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loading_ram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pecial loading ramps for waste disposal/management.</text:p>
          </table:table-cell>
          <table:table-cell table:formula="of:=CONCATENATE(&quot;        { &quot;&quot;key&quot;&quot;: &quot;&quot;&quot;; [.A22]; IF([.B22]&lt;&gt;&quot;&quot;; CONCATENATE(&quot;&quot;&quot;, &quot;&quot;value&quot;&quot;: &quot;&quot;&quot;; [.B22]); &quot;&quot;); &quot;&quot;&quot;, &quot;&quot;object_types&quot;&quot;: [&quot;; IF([.C22]=&quot;x&quot;;&quot;&quot;&quot;node&quot;&quot;&quot;;&quot;&quot;); IF(AND([.C22]=&quot;x&quot;; COUNTIF([.D22:.F22];&quot;x&quot;) &gt; 0); &quot;,&quot;; &quot;&quot;); IF([.D22]=&quot;x&quot;;&quot;&quot;&quot;way&quot;&quot;&quot;;&quot;&quot;); IF(AND([.D22]=&quot;x&quot;; COUNTIF([.E22:.F22];&quot;x&quot;) &gt; 0); &quot;,&quot;; &quot;&quot;); IF([.E22]=&quot;x&quot;;&quot;&quot;&quot;area&quot;&quot;&quot;;&quot;&quot;); IF(AND([.E22]=&quot;x&quot;; [.F22]=&quot;x&quot;); &quot;,&quot;; &quot;&quot;); IF([.F22]=&quot;x&quot;;&quot;&quot;&quot;relation&quot;&quot;&quot;;&quot;&quot;); &quot;]&quot;; IF([.G22]&lt;&gt;&quot;&quot;; CONCATENATE(&quot;, &quot;&quot;icon_url&quot;&quot;: &quot;&quot;&quot;; [.G22]; &quot;&quot;&quot;&quot;); &quot;&quot;); IF([.H22]&lt;&gt;&quot;&quot;; CONCATENATE(&quot;, &quot;&quot;description&quot;&quot;: &quot;&quot;&quot;; [.H22]; &quot;&quot;&quot;&quot;); &quot;&quot;); &quot; },&quot;)" office:value-type="string" office:string-value="        { &quot;key&quot;: &quot;amenity&quot;, &quot;value&quot;: &quot;loading_ramp&quot;, &quot;object_types&quot;: [&quot;node&quot;], &quot;description&quot;: &quot;Special loading ramps for waste disposal/management.&quot; }," calcext:value-type="string">
            <text:p><text:s text:c="8"/>{ "key": "amenity", "value": "loading_ramp", "object_types": ["node"], "description": "Special loading ramps for waste disposal/management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mobility_h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like bicycle parking, but with a special sharing symbol instead of bike symbol.</text:p>
          </table:table-cell>
          <table:table-cell table:formula="of:=CONCATENATE(&quot;        { &quot;&quot;key&quot;&quot;: &quot;&quot;&quot;; [.A23]; IF([.B23]&lt;&gt;&quot;&quot;; CONCATENATE(&quot;&quot;&quot;, &quot;&quot;value&quot;&quot;: &quot;&quot;&quot;; [.B23]); &quot;&quot;); &quot;&quot;&quot;, &quot;&quot;object_types&quot;&quot;: [&quot;; IF([.C23]=&quot;x&quot;;&quot;&quot;&quot;node&quot;&quot;&quot;;&quot;&quot;); IF(AND([.C23]=&quot;x&quot;; COUNTIF([.D23:.F23];&quot;x&quot;) &gt; 0); &quot;,&quot;; &quot;&quot;); IF([.D23]=&quot;x&quot;;&quot;&quot;&quot;way&quot;&quot;&quot;;&quot;&quot;); IF(AND([.D23]=&quot;x&quot;; COUNTIF([.E23:.F23];&quot;x&quot;) &gt; 0); &quot;,&quot;; &quot;&quot;); IF([.E23]=&quot;x&quot;;&quot;&quot;&quot;area&quot;&quot;&quot;;&quot;&quot;); IF(AND([.E23]=&quot;x&quot;; [.F23]=&quot;x&quot;); &quot;,&quot;; &quot;&quot;); IF([.F23]=&quot;x&quot;;&quot;&quot;&quot;relation&quot;&quot;&quot;;&quot;&quot;); &quot;]&quot;; IF([.G23]&lt;&gt;&quot;&quot;; CONCATENATE(&quot;, &quot;&quot;icon_url&quot;&quot;: &quot;&quot;&quot;; [.G23]; &quot;&quot;&quot;&quot;); &quot;&quot;); IF([.H23]&lt;&gt;&quot;&quot;; CONCATENATE(&quot;, &quot;&quot;description&quot;&quot;: &quot;&quot;&quot;; [.H23]; &quot;&quot;&quot;&quot;); &quot;&quot;); &quot; },&quot;)" office:value-type="string" office:string-value="        { &quot;key&quot;: &quot;amenity&quot;, &quot;value&quot;: &quot;mobility_hub&quot;, &quot;object_types&quot;: [&quot;area&quot;], &quot;description&quot;: &quot;Rendered like bicycle parking, but with a special sharing symbol instead of bike symbol.&quot; }," calcext:value-type="string">
            <text:p><text:s text:c="8"/>{ "key": "amenity", "value": "mobility_hub", "object_types": ["area"], "description": "Rendered like bicycle parking, but with a special sharing symbol instead of bike symbol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motorcycle_park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]; IF([.B24]&lt;&gt;&quot;&quot;; CONCATENATE(&quot;&quot;&quot;, &quot;&quot;value&quot;&quot;: &quot;&quot;&quot;; [.B24]); &quot;&quot;); &quot;&quot;&quot;, &quot;&quot;object_types&quot;&quot;: [&quot;; IF([.C24]=&quot;x&quot;;&quot;&quot;&quot;node&quot;&quot;&quot;;&quot;&quot;); IF(AND([.C24]=&quot;x&quot;; COUNTIF([.D24:.F24];&quot;x&quot;) &gt; 0); &quot;,&quot;; &quot;&quot;); IF([.D24]=&quot;x&quot;;&quot;&quot;&quot;way&quot;&quot;&quot;;&quot;&quot;); IF(AND([.D24]=&quot;x&quot;; COUNTIF([.E24:.F24];&quot;x&quot;) &gt; 0); &quot;,&quot;; &quot;&quot;); IF([.E24]=&quot;x&quot;;&quot;&quot;&quot;area&quot;&quot;&quot;;&quot;&quot;); IF(AND([.E24]=&quot;x&quot;; [.F24]=&quot;x&quot;); &quot;,&quot;; &quot;&quot;); IF([.F24]=&quot;x&quot;;&quot;&quot;&quot;relation&quot;&quot;&quot;;&quot;&quot;); &quot;]&quot;; IF([.G24]&lt;&gt;&quot;&quot;; CONCATENATE(&quot;, &quot;&quot;icon_url&quot;&quot;: &quot;&quot;&quot;; [.G24]; &quot;&quot;&quot;&quot;); &quot;&quot;); IF([.H24]&lt;&gt;&quot;&quot;; CONCATENATE(&quot;, &quot;&quot;description&quot;&quot;: &quot;&quot;&quot;; [.H24]; &quot;&quot;&quot;&quot;); &quot;&quot;); &quot; },&quot;)" office:value-type="string" office:string-value="        { &quot;key&quot;: &quot;amenity&quot;, &quot;value&quot;: &quot;motorcycle_parking&quot;, &quot;object_types&quot;: [&quot;node&quot;,&quot;area&quot;] }," calcext:value-type="string">
            <text:p><text:s text:c="8"/>{ "key": "amenity", "value": "motorcycle_park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]; IF([.B25]&lt;&gt;&quot;&quot;; CONCATENATE(&quot;&quot;&quot;, &quot;&quot;value&quot;&quot;: &quot;&quot;&quot;; [.B25]); &quot;&quot;); &quot;&quot;&quot;, &quot;&quot;object_types&quot;&quot;: [&quot;; IF([.C25]=&quot;x&quot;;&quot;&quot;&quot;node&quot;&quot;&quot;;&quot;&quot;); IF(AND([.C25]=&quot;x&quot;; COUNTIF([.D25:.F25];&quot;x&quot;) &gt; 0); &quot;,&quot;; &quot;&quot;); IF([.D25]=&quot;x&quot;;&quot;&quot;&quot;way&quot;&quot;&quot;;&quot;&quot;); IF(AND([.D25]=&quot;x&quot;; COUNTIF([.E25:.F25];&quot;x&quot;) &gt; 0); &quot;,&quot;; &quot;&quot;); IF([.E25]=&quot;x&quot;;&quot;&quot;&quot;area&quot;&quot;&quot;;&quot;&quot;); IF(AND([.E25]=&quot;x&quot;; [.F25]=&quot;x&quot;); &quot;,&quot;; &quot;&quot;); IF([.F25]=&quot;x&quot;;&quot;&quot;&quot;relation&quot;&quot;&quot;;&quot;&quot;); &quot;]&quot;; IF([.G25]&lt;&gt;&quot;&quot;; CONCATENATE(&quot;, &quot;&quot;icon_url&quot;&quot;: &quot;&quot;&quot;; [.G25]; &quot;&quot;&quot;&quot;); &quot;&quot;); IF([.H25]&lt;&gt;&quot;&quot;; CONCATENATE(&quot;, &quot;&quot;description&quot;&quot;: &quot;&quot;&quot;; [.H25]; &quot;&quot;&quot;&quot;); &quot;&quot;); &quot; },&quot;)" office:value-type="string" office:string-value="        { &quot;key&quot;: &quot;amenity&quot;, &quot;value&quot;: &quot;parking&quot;, &quot;object_types&quot;: [&quot;area&quot;] }," calcext:value-type="string">
            <text:p><text:s text:c="8"/>{ "key": "amenity", "value": "parking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_entran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6]; IF([.B26]&lt;&gt;&quot;&quot;; CONCATENATE(&quot;&quot;&quot;, &quot;&quot;value&quot;&quot;: &quot;&quot;&quot;; [.B26]); &quot;&quot;); &quot;&quot;&quot;, &quot;&quot;object_types&quot;&quot;: [&quot;; IF([.C26]=&quot;x&quot;;&quot;&quot;&quot;node&quot;&quot;&quot;;&quot;&quot;); IF(AND([.C26]=&quot;x&quot;; COUNTIF([.D26:.F26];&quot;x&quot;) &gt; 0); &quot;,&quot;; &quot;&quot;); IF([.D26]=&quot;x&quot;;&quot;&quot;&quot;way&quot;&quot;&quot;;&quot;&quot;); IF(AND([.D26]=&quot;x&quot;; COUNTIF([.E26:.F26];&quot;x&quot;) &gt; 0); &quot;,&quot;; &quot;&quot;); IF([.E26]=&quot;x&quot;;&quot;&quot;&quot;area&quot;&quot;&quot;;&quot;&quot;); IF(AND([.E26]=&quot;x&quot;; [.F26]=&quot;x&quot;); &quot;,&quot;; &quot;&quot;); IF([.F26]=&quot;x&quot;;&quot;&quot;&quot;relation&quot;&quot;&quot;;&quot;&quot;); &quot;]&quot;; IF([.G26]&lt;&gt;&quot;&quot;; CONCATENATE(&quot;, &quot;&quot;icon_url&quot;&quot;: &quot;&quot;&quot;; [.G26]; &quot;&quot;&quot;&quot;); &quot;&quot;); IF([.H26]&lt;&gt;&quot;&quot;; CONCATENATE(&quot;, &quot;&quot;description&quot;&quot;: &quot;&quot;&quot;; [.H26]; &quot;&quot;&quot;&quot;); &quot;&quot;); &quot; },&quot;)" office:value-type="string" office:string-value="        { &quot;key&quot;: &quot;amenity&quot;, &quot;value&quot;: &quot;parking_entrance&quot;, &quot;object_types&quot;: [&quot;node&quot;] }," calcext:value-type="string">
            <text:p><text:s text:c="8"/>{ "key": "amenity", "value": "parking_entranc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arking_spa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7]; IF([.B27]&lt;&gt;&quot;&quot;; CONCATENATE(&quot;&quot;&quot;, &quot;&quot;value&quot;&quot;: &quot;&quot;&quot;; [.B27]); &quot;&quot;); &quot;&quot;&quot;, &quot;&quot;object_types&quot;&quot;: [&quot;; IF([.C27]=&quot;x&quot;;&quot;&quot;&quot;node&quot;&quot;&quot;;&quot;&quot;); IF(AND([.C27]=&quot;x&quot;; COUNTIF([.D27:.F27];&quot;x&quot;) &gt; 0); &quot;,&quot;; &quot;&quot;); IF([.D27]=&quot;x&quot;;&quot;&quot;&quot;way&quot;&quot;&quot;;&quot;&quot;); IF(AND([.D27]=&quot;x&quot;; COUNTIF([.E27:.F27];&quot;x&quot;) &gt; 0); &quot;,&quot;; &quot;&quot;); IF([.E27]=&quot;x&quot;;&quot;&quot;&quot;area&quot;&quot;&quot;;&quot;&quot;); IF(AND([.E27]=&quot;x&quot;; [.F27]=&quot;x&quot;); &quot;,&quot;; &quot;&quot;); IF([.F27]=&quot;x&quot;;&quot;&quot;&quot;relation&quot;&quot;&quot;;&quot;&quot;); &quot;]&quot;; IF([.G27]&lt;&gt;&quot;&quot;; CONCATENATE(&quot;, &quot;&quot;icon_url&quot;&quot;: &quot;&quot;&quot;; [.G27]; &quot;&quot;&quot;&quot;); &quot;&quot;); IF([.H27]&lt;&gt;&quot;&quot;; CONCATENATE(&quot;, &quot;&quot;description&quot;&quot;: &quot;&quot;&quot;; [.H27]; &quot;&quot;&quot;&quot;); &quot;&quot;); &quot; },&quot;)" office:value-type="string" office:string-value="        { &quot;key&quot;: &quot;amenity&quot;, &quot;value&quot;: &quot;parking_space&quot;, &quot;object_types&quot;: [&quot;area&quot;] }," calcext:value-type="string">
            <text:p><text:s text:c="8"/>{ "key": "amenity", "value": "parking_space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ost_box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]; IF([.B28]&lt;&gt;&quot;&quot;; CONCATENATE(&quot;&quot;&quot;, &quot;&quot;value&quot;&quot;: &quot;&quot;&quot;; [.B28]); &quot;&quot;); &quot;&quot;&quot;, &quot;&quot;object_types&quot;&quot;: [&quot;; IF([.C28]=&quot;x&quot;;&quot;&quot;&quot;node&quot;&quot;&quot;;&quot;&quot;); IF(AND([.C28]=&quot;x&quot;; COUNTIF([.D28:.F28];&quot;x&quot;) &gt; 0); &quot;,&quot;; &quot;&quot;); IF([.D28]=&quot;x&quot;;&quot;&quot;&quot;way&quot;&quot;&quot;;&quot;&quot;); IF(AND([.D28]=&quot;x&quot;; COUNTIF([.E28:.F28];&quot;x&quot;) &gt; 0); &quot;,&quot;; &quot;&quot;); IF([.E28]=&quot;x&quot;;&quot;&quot;&quot;area&quot;&quot;&quot;;&quot;&quot;); IF(AND([.E28]=&quot;x&quot;; [.F28]=&quot;x&quot;); &quot;,&quot;; &quot;&quot;); IF([.F28]=&quot;x&quot;;&quot;&quot;&quot;relation&quot;&quot;&quot;;&quot;&quot;); &quot;]&quot;; IF([.G28]&lt;&gt;&quot;&quot;; CONCATENATE(&quot;, &quot;&quot;icon_url&quot;&quot;: &quot;&quot;&quot;; [.G28]; &quot;&quot;&quot;&quot;); &quot;&quot;); IF([.H28]&lt;&gt;&quot;&quot;; CONCATENATE(&quot;, &quot;&quot;description&quot;&quot;: &quot;&quot;&quot;; [.H28]; &quot;&quot;&quot;&quot;); &quot;&quot;); &quot; },&quot;)" office:value-type="string" office:string-value="        { &quot;key&quot;: &quot;amenity&quot;, &quot;value&quot;: &quot;post_box&quot;, &quot;object_types&quot;: [&quot;node&quot;] }," calcext:value-type="string">
            <text:p><text:s text:c="8"/>{ "key": "amenity", "value": "post_box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lic_bookcas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]; IF([.B29]&lt;&gt;&quot;&quot;; CONCATENATE(&quot;&quot;&quot;, &quot;&quot;value&quot;&quot;: &quot;&quot;&quot;; [.B29]); &quot;&quot;); &quot;&quot;&quot;, &quot;&quot;object_types&quot;&quot;: [&quot;; IF([.C29]=&quot;x&quot;;&quot;&quot;&quot;node&quot;&quot;&quot;;&quot;&quot;); IF(AND([.C29]=&quot;x&quot;; COUNTIF([.D29:.F29];&quot;x&quot;) &gt; 0); &quot;,&quot;; &quot;&quot;); IF([.D29]=&quot;x&quot;;&quot;&quot;&quot;way&quot;&quot;&quot;;&quot;&quot;); IF(AND([.D29]=&quot;x&quot;; COUNTIF([.E29:.F29];&quot;x&quot;) &gt; 0); &quot;,&quot;; &quot;&quot;); IF([.E29]=&quot;x&quot;;&quot;&quot;&quot;area&quot;&quot;&quot;;&quot;&quot;); IF(AND([.E29]=&quot;x&quot;; [.F29]=&quot;x&quot;); &quot;,&quot;; &quot;&quot;); IF([.F29]=&quot;x&quot;;&quot;&quot;&quot;relation&quot;&quot;&quot;;&quot;&quot;); &quot;]&quot;; IF([.G29]&lt;&gt;&quot;&quot;; CONCATENATE(&quot;, &quot;&quot;icon_url&quot;&quot;: &quot;&quot;&quot;; [.G29]; &quot;&quot;&quot;&quot;); &quot;&quot;); IF([.H29]&lt;&gt;&quot;&quot;; CONCATENATE(&quot;, &quot;&quot;description&quot;&quot;: &quot;&quot;&quot;; [.H29]; &quot;&quot;&quot;&quot;); &quot;&quot;); &quot; },&quot;)" office:value-type="string" office:string-value="        { &quot;key&quot;: &quot;amenity&quot;, &quot;value&quot;: &quot;public_bookcase&quot;, &quot;object_types&quot;: [&quot;node&quot;] }," calcext:value-type="string">
            <text:p><text:s text:c="8"/>{ "key": "amenity", "value": "public_bookcas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recycli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0]; IF([.B30]&lt;&gt;&quot;&quot;; CONCATENATE(&quot;&quot;&quot;, &quot;&quot;value&quot;&quot;: &quot;&quot;&quot;; [.B30]); &quot;&quot;); &quot;&quot;&quot;, &quot;&quot;object_types&quot;&quot;: [&quot;; IF([.C30]=&quot;x&quot;;&quot;&quot;&quot;node&quot;&quot;&quot;;&quot;&quot;); IF(AND([.C30]=&quot;x&quot;; COUNTIF([.D30:.F30];&quot;x&quot;) &gt; 0); &quot;,&quot;; &quot;&quot;); IF([.D30]=&quot;x&quot;;&quot;&quot;&quot;way&quot;&quot;&quot;;&quot;&quot;); IF(AND([.D30]=&quot;x&quot;; COUNTIF([.E30:.F30];&quot;x&quot;) &gt; 0); &quot;,&quot;; &quot;&quot;); IF([.E30]=&quot;x&quot;;&quot;&quot;&quot;area&quot;&quot;&quot;;&quot;&quot;); IF(AND([.E30]=&quot;x&quot;; [.F30]=&quot;x&quot;); &quot;,&quot;; &quot;&quot;); IF([.F30]=&quot;x&quot;;&quot;&quot;&quot;relation&quot;&quot;&quot;;&quot;&quot;); &quot;]&quot;; IF([.G30]&lt;&gt;&quot;&quot;; CONCATENATE(&quot;, &quot;&quot;icon_url&quot;&quot;: &quot;&quot;&quot;; [.G30]; &quot;&quot;&quot;&quot;); &quot;&quot;); IF([.H30]&lt;&gt;&quot;&quot;; CONCATENATE(&quot;, &quot;&quot;description&quot;&quot;: &quot;&quot;&quot;; [.H30]; &quot;&quot;&quot;&quot;); &quot;&quot;); &quot; },&quot;)" office:value-type="string" office:string-value="        { &quot;key&quot;: &quot;amenity&quot;, &quot;value&quot;: &quot;recycling&quot;, &quot;object_types&quot;: [&quot;node&quot;,&quot;area&quot;] }," calcext:value-type="string">
            <text:p><text:s text:c="8"/>{ "key": "amenity", "value": "recycling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cho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]; IF([.B31]&lt;&gt;&quot;&quot;; CONCATENATE(&quot;&quot;&quot;, &quot;&quot;value&quot;&quot;: &quot;&quot;&quot;; [.B31]); &quot;&quot;); &quot;&quot;&quot;, &quot;&quot;object_types&quot;&quot;: [&quot;; IF([.C31]=&quot;x&quot;;&quot;&quot;&quot;node&quot;&quot;&quot;;&quot;&quot;); IF(AND([.C31]=&quot;x&quot;; COUNTIF([.D31:.F31];&quot;x&quot;) &gt; 0); &quot;,&quot;; &quot;&quot;); IF([.D31]=&quot;x&quot;;&quot;&quot;&quot;way&quot;&quot;&quot;;&quot;&quot;); IF(AND([.D31]=&quot;x&quot;; COUNTIF([.E31:.F31];&quot;x&quot;) &gt; 0); &quot;,&quot;; &quot;&quot;); IF([.E31]=&quot;x&quot;;&quot;&quot;&quot;area&quot;&quot;&quot;;&quot;&quot;); IF(AND([.E31]=&quot;x&quot;; [.F31]=&quot;x&quot;); &quot;,&quot;; &quot;&quot;); IF([.F31]=&quot;x&quot;;&quot;&quot;&quot;relation&quot;&quot;&quot;;&quot;&quot;); &quot;]&quot;; IF([.G31]&lt;&gt;&quot;&quot;; CONCATENATE(&quot;, &quot;&quot;icon_url&quot;&quot;: &quot;&quot;&quot;; [.G31]; &quot;&quot;&quot;&quot;); &quot;&quot;); IF([.H31]&lt;&gt;&quot;&quot;; CONCATENATE(&quot;, &quot;&quot;description&quot;&quot;: &quot;&quot;&quot;; [.H31]; &quot;&quot;&quot;&quot;); &quot;&quot;); &quot; },&quot;)" office:value-type="string" office:string-value="        { &quot;key&quot;: &quot;amenity&quot;, &quot;value&quot;: &quot;school&quot;, &quot;object_types&quot;: [&quot;area&quot;] }," calcext:value-type="string">
            <text:p><text:s text:c="8"/>{ "key": "amenity", "value": "school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2]; IF([.B32]&lt;&gt;&quot;&quot;; CONCATENATE(&quot;&quot;&quot;, &quot;&quot;value&quot;&quot;: &quot;&quot;&quot;; [.B32]); &quot;&quot;); &quot;&quot;&quot;, &quot;&quot;object_types&quot;&quot;: [&quot;; IF([.C32]=&quot;x&quot;;&quot;&quot;&quot;node&quot;&quot;&quot;;&quot;&quot;); IF(AND([.C32]=&quot;x&quot;; COUNTIF([.D32:.F32];&quot;x&quot;) &gt; 0); &quot;,&quot;; &quot;&quot;); IF([.D32]=&quot;x&quot;;&quot;&quot;&quot;way&quot;&quot;&quot;;&quot;&quot;); IF(AND([.D32]=&quot;x&quot;; COUNTIF([.E32:.F32];&quot;x&quot;) &gt; 0); &quot;,&quot;; &quot;&quot;); IF([.E32]=&quot;x&quot;;&quot;&quot;&quot;area&quot;&quot;&quot;;&quot;&quot;); IF(AND([.E32]=&quot;x&quot;; [.F32]=&quot;x&quot;); &quot;,&quot;; &quot;&quot;); IF([.F32]=&quot;x&quot;;&quot;&quot;&quot;relation&quot;&quot;&quot;;&quot;&quot;); &quot;]&quot;; IF([.G32]&lt;&gt;&quot;&quot;; CONCATENATE(&quot;, &quot;&quot;icon_url&quot;&quot;: &quot;&quot;&quot;; [.G32]; &quot;&quot;&quot;&quot;); &quot;&quot;); IF([.H32]&lt;&gt;&quot;&quot;; CONCATENATE(&quot;, &quot;&quot;description&quot;&quot;: &quot;&quot;&quot;; [.H32]; &quot;&quot;&quot;&quot;); &quot;&quot;); &quot; },&quot;)" office:value-type="string" office:string-value="        { &quot;key&quot;: &quot;amenity&quot;, &quot;value&quot;: &quot;shelter&quot;, &quot;object_types&quot;: [&quot;node&quot;,&quot;area&quot;] }," calcext:value-type="string">
            <text:p><text:s text:c="8"/>{ "key": "amenity", "value": "shelter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mall_electric_vehicle_p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like bicycle parking, but with scooter symbol instead of bike symbol.</text:p>
          </table:table-cell>
          <table:table-cell table:formula="of:=CONCATENATE(&quot;        { &quot;&quot;key&quot;&quot;: &quot;&quot;&quot;; [.A33]; IF([.B33]&lt;&gt;&quot;&quot;; CONCATENATE(&quot;&quot;&quot;, &quot;&quot;value&quot;&quot;: &quot;&quot;&quot;; [.B33]); &quot;&quot;); &quot;&quot;&quot;, &quot;&quot;object_types&quot;&quot;: [&quot;; IF([.C33]=&quot;x&quot;;&quot;&quot;&quot;node&quot;&quot;&quot;;&quot;&quot;); IF(AND([.C33]=&quot;x&quot;; COUNTIF([.D33:.F33];&quot;x&quot;) &gt; 0); &quot;,&quot;; &quot;&quot;); IF([.D33]=&quot;x&quot;;&quot;&quot;&quot;way&quot;&quot;&quot;;&quot;&quot;); IF(AND([.D33]=&quot;x&quot;; COUNTIF([.E33:.F33];&quot;x&quot;) &gt; 0); &quot;,&quot;; &quot;&quot;); IF([.E33]=&quot;x&quot;;&quot;&quot;&quot;area&quot;&quot;&quot;;&quot;&quot;); IF(AND([.E33]=&quot;x&quot;; [.F33]=&quot;x&quot;); &quot;,&quot;; &quot;&quot;); IF([.F33]=&quot;x&quot;;&quot;&quot;&quot;relation&quot;&quot;&quot;;&quot;&quot;); &quot;]&quot;; IF([.G33]&lt;&gt;&quot;&quot;; CONCATENATE(&quot;, &quot;&quot;icon_url&quot;&quot;: &quot;&quot;&quot;; [.G33]; &quot;&quot;&quot;&quot;); &quot;&quot;); IF([.H33]&lt;&gt;&quot;&quot;; CONCATENATE(&quot;, &quot;&quot;description&quot;&quot;: &quot;&quot;&quot;; [.H33]; &quot;&quot;&quot;&quot;); &quot;&quot;); &quot; },&quot;)" office:value-type="string" office:string-value="        { &quot;key&quot;: &quot;amenity&quot;, &quot;value&quot;: &quot;small_electric_vehicle_parking&quot;, &quot;object_types&quot;: [&quot;area&quot;], &quot;description&quot;: &quot;Rendered like bicycle parking, but with scooter symbol instead of bike symbol.&quot; }," calcext:value-type="string">
            <text:p><text:s text:c="8"/>{ "key": "amenity", "value": "small_electric_vehicle_parking", "object_types": ["area"], "description": "Rendered like bicycle parking, but with scooter symbol instead of bike symbol.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ocial_facilit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4]; IF([.B34]&lt;&gt;&quot;&quot;; CONCATENATE(&quot;&quot;&quot;, &quot;&quot;value&quot;&quot;: &quot;&quot;&quot;; [.B34]); &quot;&quot;); &quot;&quot;&quot;, &quot;&quot;object_types&quot;&quot;: [&quot;; IF([.C34]=&quot;x&quot;;&quot;&quot;&quot;node&quot;&quot;&quot;;&quot;&quot;); IF(AND([.C34]=&quot;x&quot;; COUNTIF([.D34:.F34];&quot;x&quot;) &gt; 0); &quot;,&quot;; &quot;&quot;); IF([.D34]=&quot;x&quot;;&quot;&quot;&quot;way&quot;&quot;&quot;;&quot;&quot;); IF(AND([.D34]=&quot;x&quot;; COUNTIF([.E34:.F34];&quot;x&quot;) &gt; 0); &quot;,&quot;; &quot;&quot;); IF([.E34]=&quot;x&quot;;&quot;&quot;&quot;area&quot;&quot;&quot;;&quot;&quot;); IF(AND([.E34]=&quot;x&quot;; [.F34]=&quot;x&quot;); &quot;,&quot;; &quot;&quot;); IF([.F34]=&quot;x&quot;;&quot;&quot;&quot;relation&quot;&quot;&quot;;&quot;&quot;); &quot;]&quot;; IF([.G34]&lt;&gt;&quot;&quot;; CONCATENATE(&quot;, &quot;&quot;icon_url&quot;&quot;: &quot;&quot;&quot;; [.G34]; &quot;&quot;&quot;&quot;); &quot;&quot;); IF([.H34]&lt;&gt;&quot;&quot;; CONCATENATE(&quot;, &quot;&quot;description&quot;&quot;: &quot;&quot;&quot;; [.H34]; &quot;&quot;&quot;&quot;); &quot;&quot;); &quot; },&quot;)" office:value-type="string" office:string-value="        { &quot;key&quot;: &quot;amenity&quot;, &quot;value&quot;: &quot;social_facility&quot;, &quot;object_types&quot;: [&quot;area&quot;] }," calcext:value-type="string">
            <text:p><text:s text:c="8"/>{ "key": "amenity", "value": "social_facility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5]; IF([.B35]&lt;&gt;&quot;&quot;; CONCATENATE(&quot;&quot;&quot;, &quot;&quot;value&quot;&quot;: &quot;&quot;&quot;; [.B35]); &quot;&quot;); &quot;&quot;&quot;, &quot;&quot;object_types&quot;&quot;: [&quot;; IF([.C35]=&quot;x&quot;;&quot;&quot;&quot;node&quot;&quot;&quot;;&quot;&quot;); IF(AND([.C35]=&quot;x&quot;; COUNTIF([.D35:.F35];&quot;x&quot;) &gt; 0); &quot;,&quot;; &quot;&quot;); IF([.D35]=&quot;x&quot;;&quot;&quot;&quot;way&quot;&quot;&quot;;&quot;&quot;); IF(AND([.D35]=&quot;x&quot;; COUNTIF([.E35:.F35];&quot;x&quot;) &gt; 0); &quot;,&quot;; &quot;&quot;); IF([.E35]=&quot;x&quot;;&quot;&quot;&quot;area&quot;&quot;&quot;;&quot;&quot;); IF(AND([.E35]=&quot;x&quot;; [.F35]=&quot;x&quot;); &quot;,&quot;; &quot;&quot;); IF([.F35]=&quot;x&quot;;&quot;&quot;&quot;relation&quot;&quot;&quot;;&quot;&quot;); &quot;]&quot;; IF([.G35]&lt;&gt;&quot;&quot;; CONCATENATE(&quot;, &quot;&quot;icon_url&quot;&quot;: &quot;&quot;&quot;; [.G35]; &quot;&quot;&quot;&quot;); &quot;&quot;); IF([.H35]&lt;&gt;&quot;&quot;; CONCATENATE(&quot;, &quot;&quot;description&quot;&quot;: &quot;&quot;&quot;; [.H35]; &quot;&quot;&quot;&quot;); &quot;&quot;); &quot; },&quot;)" office:value-type="string" office:string-value="        { &quot;key&quot;: &quot;amenity&quot;, &quot;value&quot;: &quot;telephone&quot;, &quot;object_types&quot;: [&quot;node&quot;] }," calcext:value-type="string">
            <text:p><text:s text:c="8"/>{ "key": "amenity", "value": "telephone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oilet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6]; IF([.B36]&lt;&gt;&quot;&quot;; CONCATENATE(&quot;&quot;&quot;, &quot;&quot;value&quot;&quot;: &quot;&quot;&quot;; [.B36]); &quot;&quot;); &quot;&quot;&quot;, &quot;&quot;object_types&quot;&quot;: [&quot;; IF([.C36]=&quot;x&quot;;&quot;&quot;&quot;node&quot;&quot;&quot;;&quot;&quot;); IF(AND([.C36]=&quot;x&quot;; COUNTIF([.D36:.F36];&quot;x&quot;) &gt; 0); &quot;,&quot;; &quot;&quot;); IF([.D36]=&quot;x&quot;;&quot;&quot;&quot;way&quot;&quot;&quot;;&quot;&quot;); IF(AND([.D36]=&quot;x&quot;; COUNTIF([.E36:.F36];&quot;x&quot;) &gt; 0); &quot;,&quot;; &quot;&quot;); IF([.E36]=&quot;x&quot;;&quot;&quot;&quot;area&quot;&quot;&quot;;&quot;&quot;); IF(AND([.E36]=&quot;x&quot;; [.F36]=&quot;x&quot;); &quot;,&quot;; &quot;&quot;); IF([.F36]=&quot;x&quot;;&quot;&quot;&quot;relation&quot;&quot;&quot;;&quot;&quot;); &quot;]&quot;; IF([.G36]&lt;&gt;&quot;&quot;; CONCATENATE(&quot;, &quot;&quot;icon_url&quot;&quot;: &quot;&quot;&quot;; [.G36]; &quot;&quot;&quot;&quot;); &quot;&quot;); IF([.H36]&lt;&gt;&quot;&quot;; CONCATENATE(&quot;, &quot;&quot;description&quot;&quot;: &quot;&quot;&quot;; [.H36]; &quot;&quot;&quot;&quot;); &quot;&quot;); &quot; },&quot;)" office:value-type="string" office:string-value="        { &quot;key&quot;: &quot;amenity&quot;, &quot;value&quot;: &quot;toilets&quot;, &quot;object_types&quot;: [&quot;node&quot;,&quot;area&quot;] }," calcext:value-type="string">
            <text:p><text:s text:c="8"/>{ "key": "amenity", "value": "toilets", "object_types": ["node",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raffic_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]; IF([.B37]&lt;&gt;&quot;&quot;; CONCATENATE(&quot;&quot;&quot;, &quot;&quot;value&quot;&quot;: &quot;&quot;&quot;; [.B37]); &quot;&quot;); &quot;&quot;&quot;, &quot;&quot;object_types&quot;&quot;: [&quot;; IF([.C37]=&quot;x&quot;;&quot;&quot;&quot;node&quot;&quot;&quot;;&quot;&quot;); IF(AND([.C37]=&quot;x&quot;; COUNTIF([.D37:.F37];&quot;x&quot;) &gt; 0); &quot;,&quot;; &quot;&quot;); IF([.D37]=&quot;x&quot;;&quot;&quot;&quot;way&quot;&quot;&quot;;&quot;&quot;); IF(AND([.D37]=&quot;x&quot;; COUNTIF([.E37:.F37];&quot;x&quot;) &gt; 0); &quot;,&quot;; &quot;&quot;); IF([.E37]=&quot;x&quot;;&quot;&quot;&quot;area&quot;&quot;&quot;;&quot;&quot;); IF(AND([.E37]=&quot;x&quot;; [.F37]=&quot;x&quot;); &quot;,&quot;; &quot;&quot;); IF([.F37]=&quot;x&quot;;&quot;&quot;&quot;relation&quot;&quot;&quot;;&quot;&quot;); &quot;]&quot;; IF([.G37]&lt;&gt;&quot;&quot;; CONCATENATE(&quot;, &quot;&quot;icon_url&quot;&quot;: &quot;&quot;&quot;; [.G37]; &quot;&quot;&quot;&quot;); &quot;&quot;); IF([.H37]&lt;&gt;&quot;&quot;; CONCATENATE(&quot;, &quot;&quot;description&quot;&quot;: &quot;&quot;&quot;; [.H37]; &quot;&quot;&quot;&quot;); &quot;&quot;); &quot; },&quot;)" office:value-type="string" office:string-value="        { &quot;key&quot;: &quot;amenity&quot;, &quot;value&quot;: &quot;traffic_park&quot;, &quot;object_types&quot;: [&quot;area&quot;] }," calcext:value-type="string">
            <text:p><text:s text:c="8"/>{ "key": "amenity", "value": "traffic_park", "object_types": ["area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vending_mach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ndering parking ticket machines (vending=parking_tickets)</text:p>
          </table:table-cell>
          <table:table-cell table:formula="of:=CONCATENATE(&quot;        { &quot;&quot;key&quot;&quot;: &quot;&quot;&quot;; [.A38]; IF([.B38]&lt;&gt;&quot;&quot;; CONCATENATE(&quot;&quot;&quot;, &quot;&quot;value&quot;&quot;: &quot;&quot;&quot;; [.B38]); &quot;&quot;); &quot;&quot;&quot;, &quot;&quot;object_types&quot;&quot;: [&quot;; IF([.C38]=&quot;x&quot;;&quot;&quot;&quot;node&quot;&quot;&quot;;&quot;&quot;); IF(AND([.C38]=&quot;x&quot;; COUNTIF([.D38:.F38];&quot;x&quot;) &gt; 0); &quot;,&quot;; &quot;&quot;); IF([.D38]=&quot;x&quot;;&quot;&quot;&quot;way&quot;&quot;&quot;;&quot;&quot;); IF(AND([.D38]=&quot;x&quot;; COUNTIF([.E38:.F38];&quot;x&quot;) &gt; 0); &quot;,&quot;; &quot;&quot;); IF([.E38]=&quot;x&quot;;&quot;&quot;&quot;area&quot;&quot;&quot;;&quot;&quot;); IF(AND([.E38]=&quot;x&quot;; [.F38]=&quot;x&quot;); &quot;,&quot;; &quot;&quot;); IF([.F38]=&quot;x&quot;;&quot;&quot;&quot;relation&quot;&quot;&quot;;&quot;&quot;); &quot;]&quot;; IF([.G38]&lt;&gt;&quot;&quot;; CONCATENATE(&quot;, &quot;&quot;icon_url&quot;&quot;: &quot;&quot;&quot;; [.G38]; &quot;&quot;&quot;&quot;); &quot;&quot;); IF([.H38]&lt;&gt;&quot;&quot;; CONCATENATE(&quot;, &quot;&quot;description&quot;&quot;: &quot;&quot;&quot;; [.H38]; &quot;&quot;&quot;&quot;); &quot;&quot;); &quot; },&quot;)" office:value-type="string" office:string-value="        { &quot;key&quot;: &quot;amenity&quot;, &quot;value&quot;: &quot;vending_machine&quot;, &quot;object_types&quot;: [&quot;node&quot;], &quot;description&quot;: &quot;Rendering parking ticket machines (vending=parking_tickets)&quot; }," calcext:value-type="string">
            <text:p><text:s text:c="8"/>{ "key": "amenity", "value": "vending_machine", "object_types": ["node"], "description": "Rendering parking ticket machines (vending=parking_tickets)"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waste_baske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9]; IF([.B39]&lt;&gt;&quot;&quot;; CONCATENATE(&quot;&quot;&quot;, &quot;&quot;value&quot;&quot;: &quot;&quot;&quot;; [.B39]); &quot;&quot;); &quot;&quot;&quot;, &quot;&quot;object_types&quot;&quot;: [&quot;; IF([.C39]=&quot;x&quot;;&quot;&quot;&quot;node&quot;&quot;&quot;;&quot;&quot;); IF(AND([.C39]=&quot;x&quot;; COUNTIF([.D39:.F39];&quot;x&quot;) &gt; 0); &quot;,&quot;; &quot;&quot;); IF([.D39]=&quot;x&quot;;&quot;&quot;&quot;way&quot;&quot;&quot;;&quot;&quot;); IF(AND([.D39]=&quot;x&quot;; COUNTIF([.E39:.F39];&quot;x&quot;) &gt; 0); &quot;,&quot;; &quot;&quot;); IF([.E39]=&quot;x&quot;;&quot;&quot;&quot;area&quot;&quot;&quot;;&quot;&quot;); IF(AND([.E39]=&quot;x&quot;; [.F39]=&quot;x&quot;); &quot;,&quot;; &quot;&quot;); IF([.F39]=&quot;x&quot;;&quot;&quot;&quot;relation&quot;&quot;&quot;;&quot;&quot;); &quot;]&quot;; IF([.G39]&lt;&gt;&quot;&quot;; CONCATENATE(&quot;, &quot;&quot;icon_url&quot;&quot;: &quot;&quot;&quot;; [.G39]; &quot;&quot;&quot;&quot;); &quot;&quot;); IF([.H39]&lt;&gt;&quot;&quot;; CONCATENATE(&quot;, &quot;&quot;description&quot;&quot;: &quot;&quot;&quot;; [.H39]; &quot;&quot;&quot;&quot;); &quot;&quot;); &quot; },&quot;)" office:value-type="string" office:string-value="        { &quot;key&quot;: &quot;amenity&quot;, &quot;value&quot;: &quot;waste_basket&quot;, &quot;object_types&quot;: [&quot;node&quot;] }," calcext:value-type="string">
            <text:p><text:s text:c="8"/>{ "key": "amenity", "value": "waste_basket", "object_types": ["node"] },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waste_dispos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40]; IF([.B40]&lt;&gt;&quot;&quot;; CONCATENATE(&quot;&quot;&quot;, &quot;&quot;value&quot;&quot;: &quot;&quot;&quot;; [.B40]); &quot;&quot;); &quot;&quot;&quot;, &quot;&quot;object_types&quot;&quot;: [&quot;; IF([.C40]=&quot;x&quot;;&quot;&quot;&quot;node&quot;&quot;&quot;;&quot;&quot;); IF(AND([.C40]=&quot;x&quot;; COUNTIF([.D40:.F40];&quot;x&quot;) &gt; 0); &quot;,&quot;; &quot;&quot;); IF([.D40]=&quot;x&quot;;&quot;&quot;&quot;way&quot;&quot;&quot;;&quot;&quot;); IF(AND([.D40]=&quot;x&quot;; COUNTIF([.E40:.F40];&quot;x&quot;) &gt; 0); &quot;,&quot;; &quot;&quot;); IF([.E40]=&quot;x&quot;;&quot;&quot;&quot;area&quot;&quot;&quot;;&quot;&quot;); IF(AND([.E40]=&quot;x&quot;; [.F40]=&quot;x&quot;); &quot;,&quot;; &quot;&quot;); IF([.F40]=&quot;x&quot;;&quot;&quot;&quot;relation&quot;&quot;&quot;;&quot;&quot;); &quot;]&quot;; IF([.G40]&lt;&gt;&quot;&quot;; CONCATENATE(&quot;, &quot;&quot;icon_url&quot;&quot;: &quot;&quot;&quot;; [.G40]; &quot;&quot;&quot;&quot;); &quot;&quot;); IF([.H40]&lt;&gt;&quot;&quot;; CONCATENATE(&quot;, &quot;&quot;description&quot;&quot;: &quot;&quot;&quot;; [.H40]; &quot;&quot;&quot;&quot;); &quot;&quot;); &quot; },&quot;)" office:value-type="string" office:string-value="        { &quot;key&quot;: &quot;amenity&quot;, &quot;value&quot;: &quot;waste_disposal&quot;, &quot;object_types&quot;: [&quot;area&quot;] }," calcext:value-type="string">
            <text:p><text:s text:c="8"/>{ "key": "amenity", "value": "waste_disposal", "object_types": ["area"]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1]; IF([.B41]&lt;&gt;&quot;&quot;; CONCATENATE(&quot;&quot;&quot;, &quot;&quot;value&quot;&quot;: &quot;&quot;&quot;; [.B41]); &quot;&quot;); &quot;&quot;&quot;, &quot;&quot;object_types&quot;&quot;: [&quot;; IF([.C41]=&quot;x&quot;;&quot;&quot;&quot;node&quot;&quot;&quot;;&quot;&quot;); IF(AND([.C41]=&quot;x&quot;; COUNTIF([.D41:.F41];&quot;x&quot;) &gt; 0); &quot;,&quot;; &quot;&quot;); IF([.D41]=&quot;x&quot;;&quot;&quot;&quot;way&quot;&quot;&quot;;&quot;&quot;); IF(AND([.D41]=&quot;x&quot;; COUNTIF([.E41:.F41];&quot;x&quot;) &gt; 0); &quot;,&quot;; &quot;&quot;); IF([.E41]=&quot;x&quot;;&quot;&quot;&quot;area&quot;&quot;&quot;;&quot;&quot;); IF(AND([.E41]=&quot;x&quot;; [.F41]=&quot;x&quot;); &quot;,&quot;; &quot;&quot;); IF([.F41]=&quot;x&quot;;&quot;&quot;&quot;relation&quot;&quot;&quot;;&quot;&quot;); &quot;]&quot;; IF([.G41]&lt;&gt;&quot;&quot;; CONCATENATE(&quot;, &quot;&quot;icon_url&quot;&quot;: &quot;&quot;&quot;; [.G41]; &quot;&quot;&quot;&quot;); &quot;&quot;); IF([.H41]&lt;&gt;&quot;&quot;; CONCATENATE(&quot;, &quot;&quot;description&quot;&quot;: &quot;&quot;&quot;; [.H41]; &quot;&quot;&quot;&quot;); &quot;&quot;); &quot; },&quot;)" office:value-type="string" office:string-value="        { &quot;key&quot;: &quot;area:highwa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bus_b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2]; IF([.B42]&lt;&gt;&quot;&quot;; CONCATENATE(&quot;&quot;&quot;, &quot;&quot;value&quot;&quot;: &quot;&quot;&quot;; [.B42]); &quot;&quot;); &quot;&quot;&quot;, &quot;&quot;object_types&quot;&quot;: [&quot;; IF([.C42]=&quot;x&quot;;&quot;&quot;&quot;node&quot;&quot;&quot;;&quot;&quot;); IF(AND([.C42]=&quot;x&quot;; COUNTIF([.D42:.F42];&quot;x&quot;) &gt; 0); &quot;,&quot;; &quot;&quot;); IF([.D42]=&quot;x&quot;;&quot;&quot;&quot;way&quot;&quot;&quot;;&quot;&quot;); IF(AND([.D42]=&quot;x&quot;; COUNTIF([.E42:.F42];&quot;x&quot;) &gt; 0); &quot;,&quot;; &quot;&quot;); IF([.E42]=&quot;x&quot;;&quot;&quot;&quot;area&quot;&quot;&quot;;&quot;&quot;); IF(AND([.E42]=&quot;x&quot;; [.F42]=&quot;x&quot;); &quot;,&quot;; &quot;&quot;); IF([.F42]=&quot;x&quot;;&quot;&quot;&quot;relation&quot;&quot;&quot;;&quot;&quot;); &quot;]&quot;; IF([.G42]&lt;&gt;&quot;&quot;; CONCATENATE(&quot;, &quot;&quot;icon_url&quot;&quot;: &quot;&quot;&quot;; [.G42]; &quot;&quot;&quot;&quot;); &quot;&quot;); IF([.H42]&lt;&gt;&quot;&quot;; CONCATENATE(&quot;, &quot;&quot;description&quot;&quot;: &quot;&quot;&quot;; [.H42]; &quot;&quot;&quot;&quot;); &quot;&quot;); &quot; },&quot;)" office:value-type="string" office:string-value="        { &quot;key&quot;: &quot;area:highway&quot;, &quot;value&quot;: &quot;bus_ba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bus_ba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bus_guid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3]; IF([.B43]&lt;&gt;&quot;&quot;; CONCATENATE(&quot;&quot;&quot;, &quot;&quot;value&quot;&quot;: &quot;&quot;&quot;; [.B43]); &quot;&quot;); &quot;&quot;&quot;, &quot;&quot;object_types&quot;&quot;: [&quot;; IF([.C43]=&quot;x&quot;;&quot;&quot;&quot;node&quot;&quot;&quot;;&quot;&quot;); IF(AND([.C43]=&quot;x&quot;; COUNTIF([.D43:.F43];&quot;x&quot;) &gt; 0); &quot;,&quot;; &quot;&quot;); IF([.D43]=&quot;x&quot;;&quot;&quot;&quot;way&quot;&quot;&quot;;&quot;&quot;); IF(AND([.D43]=&quot;x&quot;; COUNTIF([.E43:.F43];&quot;x&quot;) &gt; 0); &quot;,&quot;; &quot;&quot;); IF([.E43]=&quot;x&quot;;&quot;&quot;&quot;area&quot;&quot;&quot;;&quot;&quot;); IF(AND([.E43]=&quot;x&quot;; [.F43]=&quot;x&quot;); &quot;,&quot;; &quot;&quot;); IF([.F43]=&quot;x&quot;;&quot;&quot;&quot;relation&quot;&quot;&quot;;&quot;&quot;); &quot;]&quot;; IF([.G43]&lt;&gt;&quot;&quot;; CONCATENATE(&quot;, &quot;&quot;icon_url&quot;&quot;: &quot;&quot;&quot;; [.G43]; &quot;&quot;&quot;&quot;); &quot;&quot;); IF([.H43]&lt;&gt;&quot;&quot;; CONCATENATE(&quot;, &quot;&quot;description&quot;&quot;: &quot;&quot;&quot;; [.H43]; &quot;&quot;&quot;&quot;); &quot;&quot;); &quot; },&quot;)" office:value-type="string" office:string-value="        { &quot;key&quot;: &quot;area:highway&quot;, &quot;value&quot;: &quot;bus_guidewa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bus_guidewa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living_stre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4]; IF([.B44]&lt;&gt;&quot;&quot;; CONCATENATE(&quot;&quot;&quot;, &quot;&quot;value&quot;&quot;: &quot;&quot;&quot;; [.B44]); &quot;&quot;); &quot;&quot;&quot;, &quot;&quot;object_types&quot;&quot;: [&quot;; IF([.C44]=&quot;x&quot;;&quot;&quot;&quot;node&quot;&quot;&quot;;&quot;&quot;); IF(AND([.C44]=&quot;x&quot;; COUNTIF([.D44:.F44];&quot;x&quot;) &gt; 0); &quot;,&quot;; &quot;&quot;); IF([.D44]=&quot;x&quot;;&quot;&quot;&quot;way&quot;&quot;&quot;;&quot;&quot;); IF(AND([.D44]=&quot;x&quot;; COUNTIF([.E44:.F44];&quot;x&quot;) &gt; 0); &quot;,&quot;; &quot;&quot;); IF([.E44]=&quot;x&quot;;&quot;&quot;&quot;area&quot;&quot;&quot;;&quot;&quot;); IF(AND([.E44]=&quot;x&quot;; [.F44]=&quot;x&quot;); &quot;,&quot;; &quot;&quot;); IF([.F44]=&quot;x&quot;;&quot;&quot;&quot;relation&quot;&quot;&quot;;&quot;&quot;); &quot;]&quot;; IF([.G44]&lt;&gt;&quot;&quot;; CONCATENATE(&quot;, &quot;&quot;icon_url&quot;&quot;: &quot;&quot;&quot;; [.G44]; &quot;&quot;&quot;&quot;); &quot;&quot;); IF([.H44]&lt;&gt;&quot;&quot;; CONCATENATE(&quot;, &quot;&quot;description&quot;&quot;: &quot;&quot;&quot;; [.H44]; &quot;&quot;&quot;&quot;); &quot;&quot;); &quot; },&quot;)" office:value-type="string" office:string-value="        { &quot;key&quot;: &quot;area:highway&quot;, &quot;value&quot;: &quot;living_street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living_street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edestri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5]; IF([.B45]&lt;&gt;&quot;&quot;; CONCATENATE(&quot;&quot;&quot;, &quot;&quot;value&quot;&quot;: &quot;&quot;&quot;; [.B45]); &quot;&quot;); &quot;&quot;&quot;, &quot;&quot;object_types&quot;&quot;: [&quot;; IF([.C45]=&quot;x&quot;;&quot;&quot;&quot;node&quot;&quot;&quot;;&quot;&quot;); IF(AND([.C45]=&quot;x&quot;; COUNTIF([.D45:.F45];&quot;x&quot;) &gt; 0); &quot;,&quot;; &quot;&quot;); IF([.D45]=&quot;x&quot;;&quot;&quot;&quot;way&quot;&quot;&quot;;&quot;&quot;); IF(AND([.D45]=&quot;x&quot;; COUNTIF([.E45:.F45];&quot;x&quot;) &gt; 0); &quot;,&quot;; &quot;&quot;); IF([.E45]=&quot;x&quot;;&quot;&quot;&quot;area&quot;&quot;&quot;;&quot;&quot;); IF(AND([.E45]=&quot;x&quot;; [.F45]=&quot;x&quot;); &quot;,&quot;; &quot;&quot;); IF([.F45]=&quot;x&quot;;&quot;&quot;&quot;relation&quot;&quot;&quot;;&quot;&quot;); &quot;]&quot;; IF([.G45]&lt;&gt;&quot;&quot;; CONCATENATE(&quot;, &quot;&quot;icon_url&quot;&quot;: &quot;&quot;&quot;; [.G45]; &quot;&quot;&quot;&quot;); &quot;&quot;); IF([.H45]&lt;&gt;&quot;&quot;; CONCATENATE(&quot;, &quot;&quot;description&quot;&quot;: &quot;&quot;&quot;; [.H45]; &quot;&quot;&quot;&quot;); &quot;&quot;); &quot; },&quot;)" office:value-type="string" office:string-value="        { &quot;key&quot;: &quot;area:highway&quot;, &quot;value&quot;: &quot;pedestrian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edestrian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rim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6]; IF([.B46]&lt;&gt;&quot;&quot;; CONCATENATE(&quot;&quot;&quot;, &quot;&quot;value&quot;&quot;: &quot;&quot;&quot;; [.B46]); &quot;&quot;); &quot;&quot;&quot;, &quot;&quot;object_types&quot;&quot;: [&quot;; IF([.C46]=&quot;x&quot;;&quot;&quot;&quot;node&quot;&quot;&quot;;&quot;&quot;); IF(AND([.C46]=&quot;x&quot;; COUNTIF([.D46:.F46];&quot;x&quot;) &gt; 0); &quot;,&quot;; &quot;&quot;); IF([.D46]=&quot;x&quot;;&quot;&quot;&quot;way&quot;&quot;&quot;;&quot;&quot;); IF(AND([.D46]=&quot;x&quot;; COUNTIF([.E46:.F46];&quot;x&quot;) &gt; 0); &quot;,&quot;; &quot;&quot;); IF([.E46]=&quot;x&quot;;&quot;&quot;&quot;area&quot;&quot;&quot;;&quot;&quot;); IF(AND([.E46]=&quot;x&quot;; [.F46]=&quot;x&quot;); &quot;,&quot;; &quot;&quot;); IF([.F46]=&quot;x&quot;;&quot;&quot;&quot;relation&quot;&quot;&quot;;&quot;&quot;); &quot;]&quot;; IF([.G46]&lt;&gt;&quot;&quot;; CONCATENATE(&quot;, &quot;&quot;icon_url&quot;&quot;: &quot;&quot;&quot;; [.G46]; &quot;&quot;&quot;&quot;); &quot;&quot;); IF([.H46]&lt;&gt;&quot;&quot;; CONCATENATE(&quot;, &quot;&quot;description&quot;&quot;: &quot;&quot;&quot;; [.H46]; &quot;&quot;&quot;&quot;); &quot;&quot;); &quot; },&quot;)" office:value-type="string" office:string-value="        { &quot;key&quot;: &quot;area:highway&quot;, &quot;value&quot;: &quot;prim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rim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prim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7]; IF([.B47]&lt;&gt;&quot;&quot;; CONCATENATE(&quot;&quot;&quot;, &quot;&quot;value&quot;&quot;: &quot;&quot;&quot;; [.B47]); &quot;&quot;); &quot;&quot;&quot;, &quot;&quot;object_types&quot;&quot;: [&quot;; IF([.C47]=&quot;x&quot;;&quot;&quot;&quot;node&quot;&quot;&quot;;&quot;&quot;); IF(AND([.C47]=&quot;x&quot;; COUNTIF([.D47:.F47];&quot;x&quot;) &gt; 0); &quot;,&quot;; &quot;&quot;); IF([.D47]=&quot;x&quot;;&quot;&quot;&quot;way&quot;&quot;&quot;;&quot;&quot;); IF(AND([.D47]=&quot;x&quot;; COUNTIF([.E47:.F47];&quot;x&quot;) &gt; 0); &quot;,&quot;; &quot;&quot;); IF([.E47]=&quot;x&quot;;&quot;&quot;&quot;area&quot;&quot;&quot;;&quot;&quot;); IF(AND([.E47]=&quot;x&quot;; [.F47]=&quot;x&quot;); &quot;,&quot;; &quot;&quot;); IF([.F47]=&quot;x&quot;;&quot;&quot;&quot;relation&quot;&quot;&quot;;&quot;&quot;); &quot;]&quot;; IF([.G47]&lt;&gt;&quot;&quot;; CONCATENATE(&quot;, &quot;&quot;icon_url&quot;&quot;: &quot;&quot;&quot;; [.G47]; &quot;&quot;&quot;&quot;); &quot;&quot;); IF([.H47]&lt;&gt;&quot;&quot;; CONCATENATE(&quot;, &quot;&quot;description&quot;&quot;: &quot;&quot;&quot;; [.H47]; &quot;&quot;&quot;&quot;); &quot;&quot;); &quot; },&quot;)" office:value-type="string" office:string-value="        { &quot;key&quot;: &quot;area:highway&quot;, &quot;value&quot;: &quot;prim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prim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office:value-type="string" calcext:value-type="string">
            <text:p>prohibit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ndered with a white stripe pattern.</text:p>
          </table:table-cell>
          <table:table-cell table:formula="of:=CONCATENATE(&quot;        { &quot;&quot;key&quot;&quot;: &quot;&quot;&quot;; [.A48]; IF([.B48]&lt;&gt;&quot;&quot;; CONCATENATE(&quot;&quot;&quot;, &quot;&quot;value&quot;&quot;: &quot;&quot;&quot;; [.B48]); &quot;&quot;); &quot;&quot;&quot;, &quot;&quot;object_types&quot;&quot;: [&quot;; IF([.C48]=&quot;x&quot;;&quot;&quot;&quot;node&quot;&quot;&quot;;&quot;&quot;); IF(AND([.C48]=&quot;x&quot;; COUNTIF([.D48:.F48];&quot;x&quot;) &gt; 0); &quot;,&quot;; &quot;&quot;); IF([.D48]=&quot;x&quot;;&quot;&quot;&quot;way&quot;&quot;&quot;;&quot;&quot;); IF(AND([.D48]=&quot;x&quot;; COUNTIF([.E48:.F48];&quot;x&quot;) &gt; 0); &quot;,&quot;; &quot;&quot;); IF([.E48]=&quot;x&quot;;&quot;&quot;&quot;area&quot;&quot;&quot;;&quot;&quot;); IF(AND([.E48]=&quot;x&quot;; [.F48]=&quot;x&quot;); &quot;,&quot;; &quot;&quot;); IF([.F48]=&quot;x&quot;;&quot;&quot;&quot;relation&quot;&quot;&quot;;&quot;&quot;); &quot;]&quot;; IF([.G48]&lt;&gt;&quot;&quot;; CONCATENATE(&quot;, &quot;&quot;icon_url&quot;&quot;: &quot;&quot;&quot;; [.G48]; &quot;&quot;&quot;&quot;); &quot;&quot;); IF([.H48]&lt;&gt;&quot;&quot;; CONCATENATE(&quot;, &quot;&quot;description&quot;&quot;: &quot;&quot;&quot;; [.H48]; &quot;&quot;&quot;&quot;); &quot;&quot;); &quot; },&quot;)" office:value-type="string" office:string-value="        { &quot;key&quot;: &quot;area:highway&quot;, &quot;value&quot;: &quot;prohibited&quot;, &quot;object_types&quot;: [&quot;area&quot;], &quot;description&quot;: &quot;Rendered with a white stripe pattern.&quot; }," calcext:value-type="string">
            <text:p><text:s text:c="8"/>{ "key": "area:highway", "value": "prohibited", "object_types": ["area"], "description": "Rendered with a white stripe pattern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residenti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49]; IF([.B49]&lt;&gt;&quot;&quot;; CONCATENATE(&quot;&quot;&quot;, &quot;&quot;value&quot;&quot;: &quot;&quot;&quot;; [.B49]); &quot;&quot;); &quot;&quot;&quot;, &quot;&quot;object_types&quot;&quot;: [&quot;; IF([.C49]=&quot;x&quot;;&quot;&quot;&quot;node&quot;&quot;&quot;;&quot;&quot;); IF(AND([.C49]=&quot;x&quot;; COUNTIF([.D49:.F49];&quot;x&quot;) &gt; 0); &quot;,&quot;; &quot;&quot;); IF([.D49]=&quot;x&quot;;&quot;&quot;&quot;way&quot;&quot;&quot;;&quot;&quot;); IF(AND([.D49]=&quot;x&quot;; COUNTIF([.E49:.F49];&quot;x&quot;) &gt; 0); &quot;,&quot;; &quot;&quot;); IF([.E49]=&quot;x&quot;;&quot;&quot;&quot;area&quot;&quot;&quot;;&quot;&quot;); IF(AND([.E49]=&quot;x&quot;; [.F49]=&quot;x&quot;); &quot;,&quot;; &quot;&quot;); IF([.F49]=&quot;x&quot;;&quot;&quot;&quot;relation&quot;&quot;&quot;;&quot;&quot;); &quot;]&quot;; IF([.G49]&lt;&gt;&quot;&quot;; CONCATENATE(&quot;, &quot;&quot;icon_url&quot;&quot;: &quot;&quot;&quot;; [.G49]; &quot;&quot;&quot;&quot;); &quot;&quot;); IF([.H49]&lt;&gt;&quot;&quot;; CONCATENATE(&quot;, &quot;&quot;description&quot;&quot;: &quot;&quot;&quot;; [.H49]; &quot;&quot;&quot;&quot;); &quot;&quot;); &quot; },&quot;)" office:value-type="string" office:string-value="        { &quot;key&quot;: &quot;area:highway&quot;, &quot;value&quot;: &quot;residential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residential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roa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0]; IF([.B50]&lt;&gt;&quot;&quot;; CONCATENATE(&quot;&quot;&quot;, &quot;&quot;value&quot;&quot;: &quot;&quot;&quot;; [.B50]); &quot;&quot;); &quot;&quot;&quot;, &quot;&quot;object_types&quot;&quot;: [&quot;; IF([.C50]=&quot;x&quot;;&quot;&quot;&quot;node&quot;&quot;&quot;;&quot;&quot;); IF(AND([.C50]=&quot;x&quot;; COUNTIF([.D50:.F50];&quot;x&quot;) &gt; 0); &quot;,&quot;; &quot;&quot;); IF([.D50]=&quot;x&quot;;&quot;&quot;&quot;way&quot;&quot;&quot;;&quot;&quot;); IF(AND([.D50]=&quot;x&quot;; COUNTIF([.E50:.F50];&quot;x&quot;) &gt; 0); &quot;,&quot;; &quot;&quot;); IF([.E50]=&quot;x&quot;;&quot;&quot;&quot;area&quot;&quot;&quot;;&quot;&quot;); IF(AND([.E50]=&quot;x&quot;; [.F50]=&quot;x&quot;); &quot;,&quot;; &quot;&quot;); IF([.F50]=&quot;x&quot;;&quot;&quot;&quot;relation&quot;&quot;&quot;;&quot;&quot;); &quot;]&quot;; IF([.G50]&lt;&gt;&quot;&quot;; CONCATENATE(&quot;, &quot;&quot;icon_url&quot;&quot;: &quot;&quot;&quot;; [.G50]; &quot;&quot;&quot;&quot;); &quot;&quot;); IF([.H50]&lt;&gt;&quot;&quot;; CONCATENATE(&quot;, &quot;&quot;description&quot;&quot;: &quot;&quot;&quot;; [.H50]; &quot;&quot;&quot;&quot;); &quot;&quot;); &quot; },&quot;)" office:value-type="string" office:string-value="        { &quot;key&quot;: &quot;area:highway&quot;, &quot;value&quot;: &quot;road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road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second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1]; IF([.B51]&lt;&gt;&quot;&quot;; CONCATENATE(&quot;&quot;&quot;, &quot;&quot;value&quot;&quot;: &quot;&quot;&quot;; [.B51]); &quot;&quot;); &quot;&quot;&quot;, &quot;&quot;object_types&quot;&quot;: [&quot;; IF([.C51]=&quot;x&quot;;&quot;&quot;&quot;node&quot;&quot;&quot;;&quot;&quot;); IF(AND([.C51]=&quot;x&quot;; COUNTIF([.D51:.F51];&quot;x&quot;) &gt; 0); &quot;,&quot;; &quot;&quot;); IF([.D51]=&quot;x&quot;;&quot;&quot;&quot;way&quot;&quot;&quot;;&quot;&quot;); IF(AND([.D51]=&quot;x&quot;; COUNTIF([.E51:.F51];&quot;x&quot;) &gt; 0); &quot;,&quot;; &quot;&quot;); IF([.E51]=&quot;x&quot;;&quot;&quot;&quot;area&quot;&quot;&quot;;&quot;&quot;); IF(AND([.E51]=&quot;x&quot;; [.F51]=&quot;x&quot;); &quot;,&quot;; &quot;&quot;); IF([.F51]=&quot;x&quot;;&quot;&quot;&quot;relation&quot;&quot;&quot;;&quot;&quot;); &quot;]&quot;; IF([.G51]&lt;&gt;&quot;&quot;; CONCATENATE(&quot;, &quot;&quot;icon_url&quot;&quot;: &quot;&quot;&quot;; [.G51]; &quot;&quot;&quot;&quot;); &quot;&quot;); IF([.H51]&lt;&gt;&quot;&quot;; CONCATENATE(&quot;, &quot;&quot;description&quot;&quot;: &quot;&quot;&quot;; [.H51]; &quot;&quot;&quot;&quot;); &quot;&quot;); &quot; },&quot;)" office:value-type="string" office:string-value="        { &quot;key&quot;: &quot;area:highway&quot;, &quot;value&quot;: &quot;second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second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second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2]; IF([.B52]&lt;&gt;&quot;&quot;; CONCATENATE(&quot;&quot;&quot;, &quot;&quot;value&quot;&quot;: &quot;&quot;&quot;; [.B52]); &quot;&quot;); &quot;&quot;&quot;, &quot;&quot;object_types&quot;&quot;: [&quot;; IF([.C52]=&quot;x&quot;;&quot;&quot;&quot;node&quot;&quot;&quot;;&quot;&quot;); IF(AND([.C52]=&quot;x&quot;; COUNTIF([.D52:.F52];&quot;x&quot;) &gt; 0); &quot;,&quot;; &quot;&quot;); IF([.D52]=&quot;x&quot;;&quot;&quot;&quot;way&quot;&quot;&quot;;&quot;&quot;); IF(AND([.D52]=&quot;x&quot;; COUNTIF([.E52:.F52];&quot;x&quot;) &gt; 0); &quot;,&quot;; &quot;&quot;); IF([.E52]=&quot;x&quot;;&quot;&quot;&quot;area&quot;&quot;&quot;;&quot;&quot;); IF(AND([.E52]=&quot;x&quot;; [.F52]=&quot;x&quot;); &quot;,&quot;; &quot;&quot;); IF([.F52]=&quot;x&quot;;&quot;&quot;&quot;relation&quot;&quot;&quot;;&quot;&quot;); &quot;]&quot;; IF([.G52]&lt;&gt;&quot;&quot;; CONCATENATE(&quot;, &quot;&quot;icon_url&quot;&quot;: &quot;&quot;&quot;; [.G52]; &quot;&quot;&quot;&quot;); &quot;&quot;); IF([.H52]&lt;&gt;&quot;&quot;; CONCATENATE(&quot;, &quot;&quot;description&quot;&quot;: &quot;&quot;&quot;; [.H52]; &quot;&quot;&quot;&quot;); &quot;&quot;); &quot; },&quot;)" office:value-type="string" office:string-value="        { &quot;key&quot;: &quot;area:highway&quot;, &quot;value&quot;: &quot;second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second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erti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3]; IF([.B53]&lt;&gt;&quot;&quot;; CONCATENATE(&quot;&quot;&quot;, &quot;&quot;value&quot;&quot;: &quot;&quot;&quot;; [.B53]); &quot;&quot;); &quot;&quot;&quot;, &quot;&quot;object_types&quot;&quot;: [&quot;; IF([.C53]=&quot;x&quot;;&quot;&quot;&quot;node&quot;&quot;&quot;;&quot;&quot;); IF(AND([.C53]=&quot;x&quot;; COUNTIF([.D53:.F53];&quot;x&quot;) &gt; 0); &quot;,&quot;; &quot;&quot;); IF([.D53]=&quot;x&quot;;&quot;&quot;&quot;way&quot;&quot;&quot;;&quot;&quot;); IF(AND([.D53]=&quot;x&quot;; COUNTIF([.E53:.F53];&quot;x&quot;) &gt; 0); &quot;,&quot;; &quot;&quot;); IF([.E53]=&quot;x&quot;;&quot;&quot;&quot;area&quot;&quot;&quot;;&quot;&quot;); IF(AND([.E53]=&quot;x&quot;; [.F53]=&quot;x&quot;); &quot;,&quot;; &quot;&quot;); IF([.F53]=&quot;x&quot;;&quot;&quot;&quot;relation&quot;&quot;&quot;;&quot;&quot;); &quot;]&quot;; IF([.G53]&lt;&gt;&quot;&quot;; CONCATENATE(&quot;, &quot;&quot;icon_url&quot;&quot;: &quot;&quot;&quot;; [.G53]; &quot;&quot;&quot;&quot;); &quot;&quot;); IF([.H53]&lt;&gt;&quot;&quot;; CONCATENATE(&quot;, &quot;&quot;description&quot;&quot;: &quot;&quot;&quot;; [.H53]; &quot;&quot;&quot;&quot;); &quot;&quot;); &quot; },&quot;)" office:value-type="string" office:string-value="        { &quot;key&quot;: &quot;area:highway&quot;, &quot;value&quot;: &quot;tertiary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ertiary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ertiary_l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4]; IF([.B54]&lt;&gt;&quot;&quot;; CONCATENATE(&quot;&quot;&quot;, &quot;&quot;value&quot;&quot;: &quot;&quot;&quot;; [.B54]); &quot;&quot;); &quot;&quot;&quot;, &quot;&quot;object_types&quot;&quot;: [&quot;; IF([.C54]=&quot;x&quot;;&quot;&quot;&quot;node&quot;&quot;&quot;;&quot;&quot;); IF(AND([.C54]=&quot;x&quot;; COUNTIF([.D54:.F54];&quot;x&quot;) &gt; 0); &quot;,&quot;; &quot;&quot;); IF([.D54]=&quot;x&quot;;&quot;&quot;&quot;way&quot;&quot;&quot;;&quot;&quot;); IF(AND([.D54]=&quot;x&quot;; COUNTIF([.E54:.F54];&quot;x&quot;) &gt; 0); &quot;,&quot;; &quot;&quot;); IF([.E54]=&quot;x&quot;;&quot;&quot;&quot;area&quot;&quot;&quot;;&quot;&quot;); IF(AND([.E54]=&quot;x&quot;; [.F54]=&quot;x&quot;); &quot;,&quot;; &quot;&quot;); IF([.F54]=&quot;x&quot;;&quot;&quot;&quot;relation&quot;&quot;&quot;;&quot;&quot;); &quot;]&quot;; IF([.G54]&lt;&gt;&quot;&quot;; CONCATENATE(&quot;, &quot;&quot;icon_url&quot;&quot;: &quot;&quot;&quot;; [.G54]; &quot;&quot;&quot;&quot;); &quot;&quot;); IF([.H54]&lt;&gt;&quot;&quot;; CONCATENATE(&quot;, &quot;&quot;description&quot;&quot;: &quot;&quot;&quot;; [.H54]; &quot;&quot;&quot;&quot;); &quot;&quot;); &quot; },&quot;)" office:value-type="string" office:string-value="        { &quot;key&quot;: &quot;area:highway&quot;, &quot;value&quot;: &quot;tertiary_link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ertiary_link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urning_circ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5]; IF([.B55]&lt;&gt;&quot;&quot;; CONCATENATE(&quot;&quot;&quot;, &quot;&quot;value&quot;&quot;: &quot;&quot;&quot;; [.B55]); &quot;&quot;); &quot;&quot;&quot;, &quot;&quot;object_types&quot;&quot;: [&quot;; IF([.C55]=&quot;x&quot;;&quot;&quot;&quot;node&quot;&quot;&quot;;&quot;&quot;); IF(AND([.C55]=&quot;x&quot;; COUNTIF([.D55:.F55];&quot;x&quot;) &gt; 0); &quot;,&quot;; &quot;&quot;); IF([.D55]=&quot;x&quot;;&quot;&quot;&quot;way&quot;&quot;&quot;;&quot;&quot;); IF(AND([.D55]=&quot;x&quot;; COUNTIF([.E55:.F55];&quot;x&quot;) &gt; 0); &quot;,&quot;; &quot;&quot;); IF([.E55]=&quot;x&quot;;&quot;&quot;&quot;area&quot;&quot;&quot;;&quot;&quot;); IF(AND([.E55]=&quot;x&quot;; [.F55]=&quot;x&quot;); &quot;,&quot;; &quot;&quot;); IF([.F55]=&quot;x&quot;;&quot;&quot;&quot;relation&quot;&quot;&quot;;&quot;&quot;); &quot;]&quot;; IF([.G55]&lt;&gt;&quot;&quot;; CONCATENATE(&quot;, &quot;&quot;icon_url&quot;&quot;: &quot;&quot;&quot;; [.G55]; &quot;&quot;&quot;&quot;); &quot;&quot;); IF([.H55]&lt;&gt;&quot;&quot;; CONCATENATE(&quot;, &quot;&quot;description&quot;&quot;: &quot;&quot;&quot;; [.H55]; &quot;&quot;&quot;&quot;); &quot;&quot;); &quot; },&quot;)" office:value-type="string" office:string-value="        { &quot;key&quot;: &quot;area:highway&quot;, &quot;value&quot;: &quot;turning_circle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urning_circle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turning_loo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6]; IF([.B56]&lt;&gt;&quot;&quot;; CONCATENATE(&quot;&quot;&quot;, &quot;&quot;value&quot;&quot;: &quot;&quot;&quot;; [.B56]); &quot;&quot;); &quot;&quot;&quot;, &quot;&quot;object_types&quot;&quot;: [&quot;; IF([.C56]=&quot;x&quot;;&quot;&quot;&quot;node&quot;&quot;&quot;;&quot;&quot;); IF(AND([.C56]=&quot;x&quot;; COUNTIF([.D56:.F56];&quot;x&quot;) &gt; 0); &quot;,&quot;; &quot;&quot;); IF([.D56]=&quot;x&quot;;&quot;&quot;&quot;way&quot;&quot;&quot;;&quot;&quot;); IF(AND([.D56]=&quot;x&quot;; COUNTIF([.E56:.F56];&quot;x&quot;) &gt; 0); &quot;,&quot;; &quot;&quot;); IF([.E56]=&quot;x&quot;;&quot;&quot;&quot;area&quot;&quot;&quot;;&quot;&quot;); IF(AND([.E56]=&quot;x&quot;; [.F56]=&quot;x&quot;); &quot;,&quot;; &quot;&quot;); IF([.F56]=&quot;x&quot;;&quot;&quot;&quot;relation&quot;&quot;&quot;;&quot;&quot;); &quot;]&quot;; IF([.G56]&lt;&gt;&quot;&quot;; CONCATENATE(&quot;, &quot;&quot;icon_url&quot;&quot;: &quot;&quot;&quot;; [.G56]; &quot;&quot;&quot;&quot;); &quot;&quot;); IF([.H56]&lt;&gt;&quot;&quot;; CONCATENATE(&quot;, &quot;&quot;description&quot;&quot;: &quot;&quot;&quot;; [.H56]; &quot;&quot;&quot;&quot;); &quot;&quot;); &quot; },&quot;)" office:value-type="string" office:string-value="        { &quot;key&quot;: &quot;area:highway&quot;, &quot;value&quot;: &quot;turning_loop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turning_loop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area:highway</text:p>
          </table:table-cell>
          <table:table-cell table:style-name="ce2" office:value-type="string" calcext:value-type="string">
            <text:p>unclassifi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ighway areas are rendered and textures for some surfaces used additionally if specified.</text:p>
          </table:table-cell>
          <table:table-cell table:formula="of:=CONCATENATE(&quot;        { &quot;&quot;key&quot;&quot;: &quot;&quot;&quot;; [.A57]; IF([.B57]&lt;&gt;&quot;&quot;; CONCATENATE(&quot;&quot;&quot;, &quot;&quot;value&quot;&quot;: &quot;&quot;&quot;; [.B57]); &quot;&quot;); &quot;&quot;&quot;, &quot;&quot;object_types&quot;&quot;: [&quot;; IF([.C57]=&quot;x&quot;;&quot;&quot;&quot;node&quot;&quot;&quot;;&quot;&quot;); IF(AND([.C57]=&quot;x&quot;; COUNTIF([.D57:.F57];&quot;x&quot;) &gt; 0); &quot;,&quot;; &quot;&quot;); IF([.D57]=&quot;x&quot;;&quot;&quot;&quot;way&quot;&quot;&quot;;&quot;&quot;); IF(AND([.D57]=&quot;x&quot;; COUNTIF([.E57:.F57];&quot;x&quot;) &gt; 0); &quot;,&quot;; &quot;&quot;); IF([.E57]=&quot;x&quot;;&quot;&quot;&quot;area&quot;&quot;&quot;;&quot;&quot;); IF(AND([.E57]=&quot;x&quot;; [.F57]=&quot;x&quot;); &quot;,&quot;; &quot;&quot;); IF([.F57]=&quot;x&quot;;&quot;&quot;&quot;relation&quot;&quot;&quot;;&quot;&quot;); &quot;]&quot;; IF([.G57]&lt;&gt;&quot;&quot;; CONCATENATE(&quot;, &quot;&quot;icon_url&quot;&quot;: &quot;&quot;&quot;; [.G57]; &quot;&quot;&quot;&quot;); &quot;&quot;); IF([.H57]&lt;&gt;&quot;&quot;; CONCATENATE(&quot;, &quot;&quot;description&quot;&quot;: &quot;&quot;&quot;; [.H57]; &quot;&quot;&quot;&quot;); &quot;&quot;); &quot; },&quot;)" office:value-type="string" office:string-value="        { &quot;key&quot;: &quot;area:highway&quot;, &quot;value&quot;: &quot;unclassified&quot;, &quot;object_types&quot;: [&quot;area&quot;], &quot;description&quot;: &quot;Highway areas are rendered and textures for some surfaces used additionally if specified.&quot; }," calcext:value-type="string">
            <text:p><text:s text:c="8"/>{ "key": "area:highway", "value": "unclassified", "object_types": ["area"], "description": "Highway areas are rendered and textures for some surfaces used additionally if specified."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58]; IF([.B58]&lt;&gt;&quot;&quot;; CONCATENATE(&quot;&quot;&quot;, &quot;&quot;value&quot;&quot;: &quot;&quot;&quot;; [.B58]); &quot;&quot;); &quot;&quot;&quot;, &quot;&quot;object_types&quot;&quot;: [&quot;; IF([.C58]=&quot;x&quot;;&quot;&quot;&quot;node&quot;&quot;&quot;;&quot;&quot;); IF(AND([.C58]=&quot;x&quot;; COUNTIF([.D58:.F58];&quot;x&quot;) &gt; 0); &quot;,&quot;; &quot;&quot;); IF([.D58]=&quot;x&quot;;&quot;&quot;&quot;way&quot;&quot;&quot;;&quot;&quot;); IF(AND([.D58]=&quot;x&quot;; COUNTIF([.E58:.F58];&quot;x&quot;) &gt; 0); &quot;,&quot;; &quot;&quot;); IF([.E58]=&quot;x&quot;;&quot;&quot;&quot;area&quot;&quot;&quot;;&quot;&quot;); IF(AND([.E58]=&quot;x&quot;; [.F58]=&quot;x&quot;); &quot;,&quot;; &quot;&quot;); IF([.F58]=&quot;x&quot;;&quot;&quot;&quot;relation&quot;&quot;&quot;;&quot;&quot;); &quot;]&quot;; IF([.G58]&lt;&gt;&quot;&quot;; CONCATENATE(&quot;, &quot;&quot;icon_url&quot;&quot;: &quot;&quot;&quot;; [.G58]; &quot;&quot;&quot;&quot;); &quot;&quot;); IF([.H58]&lt;&gt;&quot;&quot;; CONCATENATE(&quot;, &quot;&quot;description&quot;&quot;: &quot;&quot;&quot;; [.H58]; &quot;&quot;&quot;&quot;); &quot;&quot;); &quot; },&quot;)" office:value-type="string" office:string-value="        { &quot;key&quot;: &quot;barrier&quot;, &quot;value&quot;: &quot;artwork&quot;, &quot;object_types&quot;: [&quot;node&quot;] }," calcext:value-type="string">
            <text:p><text:s text:c="8"/>{ "key": "barrier", "value": "artwor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_boar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59]; IF([.B59]&lt;&gt;&quot;&quot;; CONCATENATE(&quot;&quot;&quot;, &quot;&quot;value&quot;&quot;: &quot;&quot;&quot;; [.B59]); &quot;&quot;); &quot;&quot;&quot;, &quot;&quot;object_types&quot;&quot;: [&quot;; IF([.C59]=&quot;x&quot;;&quot;&quot;&quot;node&quot;&quot;&quot;;&quot;&quot;); IF(AND([.C59]=&quot;x&quot;; COUNTIF([.D59:.F59];&quot;x&quot;) &gt; 0); &quot;,&quot;; &quot;&quot;); IF([.D59]=&quot;x&quot;;&quot;&quot;&quot;way&quot;&quot;&quot;;&quot;&quot;); IF(AND([.D59]=&quot;x&quot;; COUNTIF([.E59:.F59];&quot;x&quot;) &gt; 0); &quot;,&quot;; &quot;&quot;); IF([.E59]=&quot;x&quot;;&quot;&quot;&quot;area&quot;&quot;&quot;;&quot;&quot;); IF(AND([.E59]=&quot;x&quot;; [.F59]=&quot;x&quot;); &quot;,&quot;; &quot;&quot;); IF([.F59]=&quot;x&quot;;&quot;&quot;&quot;relation&quot;&quot;&quot;;&quot;&quot;); &quot;]&quot;; IF([.G59]&lt;&gt;&quot;&quot;; CONCATENATE(&quot;, &quot;&quot;icon_url&quot;&quot;: &quot;&quot;&quot;; [.G59]; &quot;&quot;&quot;&quot;); &quot;&quot;); IF([.H59]&lt;&gt;&quot;&quot;; CONCATENATE(&quot;, &quot;&quot;description&quot;&quot;: &quot;&quot;&quot;; [.H59]; &quot;&quot;&quot;&quot;); &quot;&quot;); &quot; },&quot;)" office:value-type="string" office:string-value="        { &quot;key&quot;: &quot;barrier&quot;, &quot;value&quot;: &quot;barrier_board&quot;, &quot;object_types&quot;: [&quot;way&quot;] }," calcext:value-type="string">
            <text:p><text:s text:c="8"/>{ "key": "barrier", "value": "barrier_board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0]; IF([.B60]&lt;&gt;&quot;&quot;; CONCATENATE(&quot;&quot;&quot;, &quot;&quot;value&quot;&quot;: &quot;&quot;&quot;; [.B60]); &quot;&quot;); &quot;&quot;&quot;, &quot;&quot;object_types&quot;&quot;: [&quot;; IF([.C60]=&quot;x&quot;;&quot;&quot;&quot;node&quot;&quot;&quot;;&quot;&quot;); IF(AND([.C60]=&quot;x&quot;; COUNTIF([.D60:.F60];&quot;x&quot;) &gt; 0); &quot;,&quot;; &quot;&quot;); IF([.D60]=&quot;x&quot;;&quot;&quot;&quot;way&quot;&quot;&quot;;&quot;&quot;); IF(AND([.D60]=&quot;x&quot;; COUNTIF([.E60:.F60];&quot;x&quot;) &gt; 0); &quot;,&quot;; &quot;&quot;); IF([.E60]=&quot;x&quot;;&quot;&quot;&quot;area&quot;&quot;&quot;;&quot;&quot;); IF(AND([.E60]=&quot;x&quot;; [.F60]=&quot;x&quot;); &quot;,&quot;; &quot;&quot;); IF([.F60]=&quot;x&quot;;&quot;&quot;&quot;relation&quot;&quot;&quot;;&quot;&quot;); &quot;]&quot;; IF([.G60]&lt;&gt;&quot;&quot;; CONCATENATE(&quot;, &quot;&quot;icon_url&quot;&quot;: &quot;&quot;&quot;; [.G60]; &quot;&quot;&quot;&quot;); &quot;&quot;); IF([.H60]&lt;&gt;&quot;&quot;; CONCATENATE(&quot;, &quot;&quot;description&quot;&quot;: &quot;&quot;&quot;; [.H60]; &quot;&quot;&quot;&quot;); &quot;&quot;); &quot; },&quot;)" office:value-type="string" office:string-value="        { &quot;key&quot;: &quot;barrier&quot;, &quot;value&quot;: &quot;block&quot;, &quot;object_types&quot;: [&quot;node&quot;] }," calcext:value-type="string">
            <text:p><text:s text:c="8"/>{ "key": "barrier", "value": "bloc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oll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1]; IF([.B61]&lt;&gt;&quot;&quot;; CONCATENATE(&quot;&quot;&quot;, &quot;&quot;value&quot;&quot;: &quot;&quot;&quot;; [.B61]); &quot;&quot;); &quot;&quot;&quot;, &quot;&quot;object_types&quot;&quot;: [&quot;; IF([.C61]=&quot;x&quot;;&quot;&quot;&quot;node&quot;&quot;&quot;;&quot;&quot;); IF(AND([.C61]=&quot;x&quot;; COUNTIF([.D61:.F61];&quot;x&quot;) &gt; 0); &quot;,&quot;; &quot;&quot;); IF([.D61]=&quot;x&quot;;&quot;&quot;&quot;way&quot;&quot;&quot;;&quot;&quot;); IF(AND([.D61]=&quot;x&quot;; COUNTIF([.E61:.F61];&quot;x&quot;) &gt; 0); &quot;,&quot;; &quot;&quot;); IF([.E61]=&quot;x&quot;;&quot;&quot;&quot;area&quot;&quot;&quot;;&quot;&quot;); IF(AND([.E61]=&quot;x&quot;; [.F61]=&quot;x&quot;); &quot;,&quot;; &quot;&quot;); IF([.F61]=&quot;x&quot;;&quot;&quot;&quot;relation&quot;&quot;&quot;;&quot;&quot;); &quot;]&quot;; IF([.G61]&lt;&gt;&quot;&quot;; CONCATENATE(&quot;, &quot;&quot;icon_url&quot;&quot;: &quot;&quot;&quot;; [.G61]; &quot;&quot;&quot;&quot;); &quot;&quot;); IF([.H61]&lt;&gt;&quot;&quot;; CONCATENATE(&quot;, &quot;&quot;description&quot;&quot;: &quot;&quot;&quot;; [.H61]; &quot;&quot;&quot;&quot;); &quot;&quot;); &quot; },&quot;)" office:value-type="string" office:string-value="        { &quot;key&quot;: &quot;barrier&quot;, &quot;value&quot;: &quot;bollard&quot;, &quot;object_types&quot;: [&quot;node&quot;,&quot;way&quot;] }," calcext:value-type="string">
            <text:p><text:s text:c="8"/>{ "key": "barrier", "value": "bollard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ump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2]; IF([.B62]&lt;&gt;&quot;&quot;; CONCATENATE(&quot;&quot;&quot;, &quot;&quot;value&quot;&quot;: &quot;&quot;&quot;; [.B62]); &quot;&quot;); &quot;&quot;&quot;, &quot;&quot;object_types&quot;&quot;: [&quot;; IF([.C62]=&quot;x&quot;;&quot;&quot;&quot;node&quot;&quot;&quot;;&quot;&quot;); IF(AND([.C62]=&quot;x&quot;; COUNTIF([.D62:.F62];&quot;x&quot;) &gt; 0); &quot;,&quot;; &quot;&quot;); IF([.D62]=&quot;x&quot;;&quot;&quot;&quot;way&quot;&quot;&quot;;&quot;&quot;); IF(AND([.D62]=&quot;x&quot;; COUNTIF([.E62:.F62];&quot;x&quot;) &gt; 0); &quot;,&quot;; &quot;&quot;); IF([.E62]=&quot;x&quot;;&quot;&quot;&quot;area&quot;&quot;&quot;;&quot;&quot;); IF(AND([.E62]=&quot;x&quot;; [.F62]=&quot;x&quot;); &quot;,&quot;; &quot;&quot;); IF([.F62]=&quot;x&quot;;&quot;&quot;&quot;relation&quot;&quot;&quot;;&quot;&quot;); &quot;]&quot;; IF([.G62]&lt;&gt;&quot;&quot;; CONCATENATE(&quot;, &quot;&quot;icon_url&quot;&quot;: &quot;&quot;&quot;; [.G62]; &quot;&quot;&quot;&quot;); &quot;&quot;); IF([.H62]&lt;&gt;&quot;&quot;; CONCATENATE(&quot;, &quot;&quot;description&quot;&quot;: &quot;&quot;&quot;; [.H62]; &quot;&quot;&quot;&quot;); &quot;&quot;); &quot; },&quot;)" office:value-type="string" office:string-value="        { &quot;key&quot;: &quot;barrier&quot;, &quot;value&quot;: &quot;bump_gate&quot;, &quot;object_types&quot;: [&quot;node&quot;] }," calcext:value-type="string">
            <text:p><text:s text:c="8"/>{ "key": "barrier", "value": "bump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hain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3]; IF([.B63]&lt;&gt;&quot;&quot;; CONCATENATE(&quot;&quot;&quot;, &quot;&quot;value&quot;&quot;: &quot;&quot;&quot;; [.B63]); &quot;&quot;); &quot;&quot;&quot;, &quot;&quot;object_types&quot;&quot;: [&quot;; IF([.C63]=&quot;x&quot;;&quot;&quot;&quot;node&quot;&quot;&quot;;&quot;&quot;); IF(AND([.C63]=&quot;x&quot;; COUNTIF([.D63:.F63];&quot;x&quot;) &gt; 0); &quot;,&quot;; &quot;&quot;); IF([.D63]=&quot;x&quot;;&quot;&quot;&quot;way&quot;&quot;&quot;;&quot;&quot;); IF(AND([.D63]=&quot;x&quot;; COUNTIF([.E63:.F63];&quot;x&quot;) &gt; 0); &quot;,&quot;; &quot;&quot;); IF([.E63]=&quot;x&quot;;&quot;&quot;&quot;area&quot;&quot;&quot;;&quot;&quot;); IF(AND([.E63]=&quot;x&quot;; [.F63]=&quot;x&quot;); &quot;,&quot;; &quot;&quot;); IF([.F63]=&quot;x&quot;;&quot;&quot;&quot;relation&quot;&quot;&quot;;&quot;&quot;); &quot;]&quot;; IF([.G63]&lt;&gt;&quot;&quot;; CONCATENATE(&quot;, &quot;&quot;icon_url&quot;&quot;: &quot;&quot;&quot;; [.G63]; &quot;&quot;&quot;&quot;); &quot;&quot;); IF([.H63]&lt;&gt;&quot;&quot;; CONCATENATE(&quot;, &quot;&quot;description&quot;&quot;: &quot;&quot;&quot;; [.H63]; &quot;&quot;&quot;&quot;); &quot;&quot;); &quot; },&quot;)" office:value-type="string" office:string-value="        { &quot;key&quot;: &quot;barrier&quot;, &quot;value&quot;: &quot;chain&quot;, &quot;object_types&quot;: [&quot;node&quot;,&quot;way&quot;] }," calcext:value-type="string">
            <text:p><text:s text:c="8"/>{ "key": "barrier", "value": "chain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ollision_protec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4]; IF([.B64]&lt;&gt;&quot;&quot;; CONCATENATE(&quot;&quot;&quot;, &quot;&quot;value&quot;&quot;: &quot;&quot;&quot;; [.B64]); &quot;&quot;); &quot;&quot;&quot;, &quot;&quot;object_types&quot;&quot;: [&quot;; IF([.C64]=&quot;x&quot;;&quot;&quot;&quot;node&quot;&quot;&quot;;&quot;&quot;); IF(AND([.C64]=&quot;x&quot;; COUNTIF([.D64:.F64];&quot;x&quot;) &gt; 0); &quot;,&quot;; &quot;&quot;); IF([.D64]=&quot;x&quot;;&quot;&quot;&quot;way&quot;&quot;&quot;;&quot;&quot;); IF(AND([.D64]=&quot;x&quot;; COUNTIF([.E64:.F64];&quot;x&quot;) &gt; 0); &quot;,&quot;; &quot;&quot;); IF([.E64]=&quot;x&quot;;&quot;&quot;&quot;area&quot;&quot;&quot;;&quot;&quot;); IF(AND([.E64]=&quot;x&quot;; [.F64]=&quot;x&quot;); &quot;,&quot;; &quot;&quot;); IF([.F64]=&quot;x&quot;;&quot;&quot;&quot;relation&quot;&quot;&quot;;&quot;&quot;); &quot;]&quot;; IF([.G64]&lt;&gt;&quot;&quot;; CONCATENATE(&quot;, &quot;&quot;icon_url&quot;&quot;: &quot;&quot;&quot;; [.G64]; &quot;&quot;&quot;&quot;); &quot;&quot;); IF([.H64]&lt;&gt;&quot;&quot;; CONCATENATE(&quot;, &quot;&quot;description&quot;&quot;: &quot;&quot;&quot;; [.H64]; &quot;&quot;&quot;&quot;); &quot;&quot;); &quot; },&quot;)" office:value-type="string" office:string-value="        { &quot;key&quot;: &quot;barrier&quot;, &quot;value&quot;: &quot;collision_protection&quot;, &quot;object_types&quot;: [&quot;node&quot;] }," calcext:value-type="string">
            <text:p><text:s text:c="8"/>{ "key": "barrier", "value": "collision_protection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cycle_barri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5]; IF([.B65]&lt;&gt;&quot;&quot;; CONCATENATE(&quot;&quot;&quot;, &quot;&quot;value&quot;&quot;: &quot;&quot;&quot;; [.B65]); &quot;&quot;); &quot;&quot;&quot;, &quot;&quot;object_types&quot;&quot;: [&quot;; IF([.C65]=&quot;x&quot;;&quot;&quot;&quot;node&quot;&quot;&quot;;&quot;&quot;); IF(AND([.C65]=&quot;x&quot;; COUNTIF([.D65:.F65];&quot;x&quot;) &gt; 0); &quot;,&quot;; &quot;&quot;); IF([.D65]=&quot;x&quot;;&quot;&quot;&quot;way&quot;&quot;&quot;;&quot;&quot;); IF(AND([.D65]=&quot;x&quot;; COUNTIF([.E65:.F65];&quot;x&quot;) &gt; 0); &quot;,&quot;; &quot;&quot;); IF([.E65]=&quot;x&quot;;&quot;&quot;&quot;area&quot;&quot;&quot;;&quot;&quot;); IF(AND([.E65]=&quot;x&quot;; [.F65]=&quot;x&quot;); &quot;,&quot;; &quot;&quot;); IF([.F65]=&quot;x&quot;;&quot;&quot;&quot;relation&quot;&quot;&quot;;&quot;&quot;); &quot;]&quot;; IF([.G65]&lt;&gt;&quot;&quot;; CONCATENATE(&quot;, &quot;&quot;icon_url&quot;&quot;: &quot;&quot;&quot;; [.G65]; &quot;&quot;&quot;&quot;); &quot;&quot;); IF([.H65]&lt;&gt;&quot;&quot;; CONCATENATE(&quot;, &quot;&quot;description&quot;&quot;: &quot;&quot;&quot;; [.H65]; &quot;&quot;&quot;&quot;); &quot;&quot;); &quot; },&quot;)" office:value-type="string" office:string-value="        { &quot;key&quot;: &quot;barrier&quot;, &quot;value&quot;: &quot;cycle_barrier&quot;, &quot;object_types&quot;: [&quot;node&quot;] }," calcext:value-type="string">
            <text:p><text:s text:c="8"/>{ "key": "barrier", "value": "cycle_barrier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6]; IF([.B66]&lt;&gt;&quot;&quot;; CONCATENATE(&quot;&quot;&quot;, &quot;&quot;value&quot;&quot;: &quot;&quot;&quot;; [.B66]); &quot;&quot;); &quot;&quot;&quot;, &quot;&quot;object_types&quot;&quot;: [&quot;; IF([.C66]=&quot;x&quot;;&quot;&quot;&quot;node&quot;&quot;&quot;;&quot;&quot;); IF(AND([.C66]=&quot;x&quot;; COUNTIF([.D66:.F66];&quot;x&quot;) &gt; 0); &quot;,&quot;; &quot;&quot;); IF([.D66]=&quot;x&quot;;&quot;&quot;&quot;way&quot;&quot;&quot;;&quot;&quot;); IF(AND([.D66]=&quot;x&quot;; COUNTIF([.E66:.F66];&quot;x&quot;) &gt; 0); &quot;,&quot;; &quot;&quot;); IF([.E66]=&quot;x&quot;;&quot;&quot;&quot;area&quot;&quot;&quot;;&quot;&quot;); IF(AND([.E66]=&quot;x&quot;; [.F66]=&quot;x&quot;); &quot;,&quot;; &quot;&quot;); IF([.F66]=&quot;x&quot;;&quot;&quot;&quot;relation&quot;&quot;&quot;;&quot;&quot;); &quot;]&quot;; IF([.G66]&lt;&gt;&quot;&quot;; CONCATENATE(&quot;, &quot;&quot;icon_url&quot;&quot;: &quot;&quot;&quot;; [.G66]; &quot;&quot;&quot;&quot;); &quot;&quot;); IF([.H66]&lt;&gt;&quot;&quot;; CONCATENATE(&quot;, &quot;&quot;description&quot;&quot;: &quot;&quot;&quot;; [.H66]; &quot;&quot;&quot;&quot;); &quot;&quot;); &quot; },&quot;)" office:value-type="string" office:string-value="        { &quot;key&quot;: &quot;barrier&quot;, &quot;value&quot;: &quot;ditch&quot;, &quot;object_types&quot;: [&quot;way&quot;] }," calcext:value-type="string">
            <text:p><text:s text:c="8"/>{ "key": "barrier", "value": "ditch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67]; IF([.B67]&lt;&gt;&quot;&quot;; CONCATENATE(&quot;&quot;&quot;, &quot;&quot;value&quot;&quot;: &quot;&quot;&quot;; [.B67]); &quot;&quot;); &quot;&quot;&quot;, &quot;&quot;object_types&quot;&quot;: [&quot;; IF([.C67]=&quot;x&quot;;&quot;&quot;&quot;node&quot;&quot;&quot;;&quot;&quot;); IF(AND([.C67]=&quot;x&quot;; COUNTIF([.D67:.F67];&quot;x&quot;) &gt; 0); &quot;,&quot;; &quot;&quot;); IF([.D67]=&quot;x&quot;;&quot;&quot;&quot;way&quot;&quot;&quot;;&quot;&quot;); IF(AND([.D67]=&quot;x&quot;; COUNTIF([.E67:.F67];&quot;x&quot;) &gt; 0); &quot;,&quot;; &quot;&quot;); IF([.E67]=&quot;x&quot;;&quot;&quot;&quot;area&quot;&quot;&quot;;&quot;&quot;); IF(AND([.E67]=&quot;x&quot;; [.F67]=&quot;x&quot;); &quot;,&quot;; &quot;&quot;); IF([.F67]=&quot;x&quot;;&quot;&quot;&quot;relation&quot;&quot;&quot;;&quot;&quot;); &quot;]&quot;; IF([.G67]&lt;&gt;&quot;&quot;; CONCATENATE(&quot;, &quot;&quot;icon_url&quot;&quot;: &quot;&quot;&quot;; [.G67]; &quot;&quot;&quot;&quot;); &quot;&quot;); IF([.H67]&lt;&gt;&quot;&quot;; CONCATENATE(&quot;, &quot;&quot;description&quot;&quot;: &quot;&quot;&quot;; [.H67]; &quot;&quot;&quot;&quot;); &quot;&quot;); &quot; },&quot;)" office:value-type="string" office:string-value="        { &quot;key&quot;: &quot;barrier&quot;, &quot;value&quot;: &quot;entrance&quot;, &quot;object_types&quot;: [&quot;node&quot;] }," calcext:value-type="string">
            <text:p><text:s text:c="8"/>{ "key": "barrier", "value": "entranc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enc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68]; IF([.B68]&lt;&gt;&quot;&quot;; CONCATENATE(&quot;&quot;&quot;, &quot;&quot;value&quot;&quot;: &quot;&quot;&quot;; [.B68]); &quot;&quot;); &quot;&quot;&quot;, &quot;&quot;object_types&quot;&quot;: [&quot;; IF([.C68]=&quot;x&quot;;&quot;&quot;&quot;node&quot;&quot;&quot;;&quot;&quot;); IF(AND([.C68]=&quot;x&quot;; COUNTIF([.D68:.F68];&quot;x&quot;) &gt; 0); &quot;,&quot;; &quot;&quot;); IF([.D68]=&quot;x&quot;;&quot;&quot;&quot;way&quot;&quot;&quot;;&quot;&quot;); IF(AND([.D68]=&quot;x&quot;; COUNTIF([.E68:.F68];&quot;x&quot;) &gt; 0); &quot;,&quot;; &quot;&quot;); IF([.E68]=&quot;x&quot;;&quot;&quot;&quot;area&quot;&quot;&quot;;&quot;&quot;); IF(AND([.E68]=&quot;x&quot;; [.F68]=&quot;x&quot;); &quot;,&quot;; &quot;&quot;); IF([.F68]=&quot;x&quot;;&quot;&quot;&quot;relation&quot;&quot;&quot;;&quot;&quot;); &quot;]&quot;; IF([.G68]&lt;&gt;&quot;&quot;; CONCATENATE(&quot;, &quot;&quot;icon_url&quot;&quot;: &quot;&quot;&quot;; [.G68]; &quot;&quot;&quot;&quot;); &quot;&quot;); IF([.H68]&lt;&gt;&quot;&quot;; CONCATENATE(&quot;, &quot;&quot;description&quot;&quot;: &quot;&quot;&quot;; [.H68]; &quot;&quot;&quot;&quot;); &quot;&quot;); &quot; },&quot;)" office:value-type="string" office:string-value="        { &quot;key&quot;: &quot;barrier&quot;, &quot;value&quot;: &quot;fence&quot;, &quot;object_types&quot;: [&quot;way&quot;] }," calcext:value-type="string">
            <text:p><text:s text:c="8"/>{ "key": "barrier", "value": "fence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ence;hed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69]; IF([.B69]&lt;&gt;&quot;&quot;; CONCATENATE(&quot;&quot;&quot;, &quot;&quot;value&quot;&quot;: &quot;&quot;&quot;; [.B69]); &quot;&quot;); &quot;&quot;&quot;, &quot;&quot;object_types&quot;&quot;: [&quot;; IF([.C69]=&quot;x&quot;;&quot;&quot;&quot;node&quot;&quot;&quot;;&quot;&quot;); IF(AND([.C69]=&quot;x&quot;; COUNTIF([.D69:.F69];&quot;x&quot;) &gt; 0); &quot;,&quot;; &quot;&quot;); IF([.D69]=&quot;x&quot;;&quot;&quot;&quot;way&quot;&quot;&quot;;&quot;&quot;); IF(AND([.D69]=&quot;x&quot;; COUNTIF([.E69:.F69];&quot;x&quot;) &gt; 0); &quot;,&quot;; &quot;&quot;); IF([.E69]=&quot;x&quot;;&quot;&quot;&quot;area&quot;&quot;&quot;;&quot;&quot;); IF(AND([.E69]=&quot;x&quot;; [.F69]=&quot;x&quot;); &quot;,&quot;; &quot;&quot;); IF([.F69]=&quot;x&quot;;&quot;&quot;&quot;relation&quot;&quot;&quot;;&quot;&quot;); &quot;]&quot;; IF([.G69]&lt;&gt;&quot;&quot;; CONCATENATE(&quot;, &quot;&quot;icon_url&quot;&quot;: &quot;&quot;&quot;; [.G69]; &quot;&quot;&quot;&quot;); &quot;&quot;); IF([.H69]&lt;&gt;&quot;&quot;; CONCATENATE(&quot;, &quot;&quot;description&quot;&quot;: &quot;&quot;&quot;; [.H69]; &quot;&quot;&quot;&quot;); &quot;&quot;); &quot; },&quot;)" office:value-type="string" office:string-value="        { &quot;key&quot;: &quot;barrier&quot;, &quot;value&quot;: &quot;fence;hedge&quot;, &quot;object_types&quot;: [&quot;way&quot;,&quot;area&quot;] }," calcext:value-type="string">
            <text:p><text:s text:c="8"/>{ "key": "barrier", "value": "fence;hedg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0]; IF([.B70]&lt;&gt;&quot;&quot;; CONCATENATE(&quot;&quot;&quot;, &quot;&quot;value&quot;&quot;: &quot;&quot;&quot;; [.B70]); &quot;&quot;); &quot;&quot;&quot;, &quot;&quot;object_types&quot;&quot;: [&quot;; IF([.C70]=&quot;x&quot;;&quot;&quot;&quot;node&quot;&quot;&quot;;&quot;&quot;); IF(AND([.C70]=&quot;x&quot;; COUNTIF([.D70:.F70];&quot;x&quot;) &gt; 0); &quot;,&quot;; &quot;&quot;); IF([.D70]=&quot;x&quot;;&quot;&quot;&quot;way&quot;&quot;&quot;;&quot;&quot;); IF(AND([.D70]=&quot;x&quot;; COUNTIF([.E70:.F70];&quot;x&quot;) &gt; 0); &quot;,&quot;; &quot;&quot;); IF([.E70]=&quot;x&quot;;&quot;&quot;&quot;area&quot;&quot;&quot;;&quot;&quot;); IF(AND([.E70]=&quot;x&quot;; [.F70]=&quot;x&quot;); &quot;,&quot;; &quot;&quot;); IF([.F70]=&quot;x&quot;;&quot;&quot;&quot;relation&quot;&quot;&quot;;&quot;&quot;); &quot;]&quot;; IF([.G70]&lt;&gt;&quot;&quot;; CONCATENATE(&quot;, &quot;&quot;icon_url&quot;&quot;: &quot;&quot;&quot;; [.G70]; &quot;&quot;&quot;&quot;); &quot;&quot;); IF([.H70]&lt;&gt;&quot;&quot;; CONCATENATE(&quot;, &quot;&quot;description&quot;&quot;: &quot;&quot;&quot;; [.H70]; &quot;&quot;&quot;&quot;); &quot;&quot;); &quot; },&quot;)" office:value-type="string" office:string-value="        { &quot;key&quot;: &quot;barrier&quot;, &quot;value&quot;: &quot;flowerpot&quot;, &quot;object_types&quot;: [&quot;node&quot;] }," calcext:value-type="string">
            <text:p><text:s text:c="8"/>{ "key": "barrier", "value": "flowerpot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full-height_turnsti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1]; IF([.B71]&lt;&gt;&quot;&quot;; CONCATENATE(&quot;&quot;&quot;, &quot;&quot;value&quot;&quot;: &quot;&quot;&quot;; [.B71]); &quot;&quot;); &quot;&quot;&quot;, &quot;&quot;object_types&quot;&quot;: [&quot;; IF([.C71]=&quot;x&quot;;&quot;&quot;&quot;node&quot;&quot;&quot;;&quot;&quot;); IF(AND([.C71]=&quot;x&quot;; COUNTIF([.D71:.F71];&quot;x&quot;) &gt; 0); &quot;,&quot;; &quot;&quot;); IF([.D71]=&quot;x&quot;;&quot;&quot;&quot;way&quot;&quot;&quot;;&quot;&quot;); IF(AND([.D71]=&quot;x&quot;; COUNTIF([.E71:.F71];&quot;x&quot;) &gt; 0); &quot;,&quot;; &quot;&quot;); IF([.E71]=&quot;x&quot;;&quot;&quot;&quot;area&quot;&quot;&quot;;&quot;&quot;); IF(AND([.E71]=&quot;x&quot;; [.F71]=&quot;x&quot;); &quot;,&quot;; &quot;&quot;); IF([.F71]=&quot;x&quot;;&quot;&quot;&quot;relation&quot;&quot;&quot;;&quot;&quot;); &quot;]&quot;; IF([.G71]&lt;&gt;&quot;&quot;; CONCATENATE(&quot;, &quot;&quot;icon_url&quot;&quot;: &quot;&quot;&quot;; [.G71]; &quot;&quot;&quot;&quot;); &quot;&quot;); IF([.H71]&lt;&gt;&quot;&quot;; CONCATENATE(&quot;, &quot;&quot;description&quot;&quot;: &quot;&quot;&quot;; [.H71]; &quot;&quot;&quot;&quot;); &quot;&quot;); &quot; },&quot;)" office:value-type="string" office:string-value="        { &quot;key&quot;: &quot;barrier&quot;, &quot;value&quot;: &quot;full-height_turnstile&quot;, &quot;object_types&quot;: [&quot;node&quot;] }," calcext:value-type="string">
            <text:p><text:s text:c="8"/>{ "key": "barrier", "value": "full-height_turnstil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g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2]; IF([.B72]&lt;&gt;&quot;&quot;; CONCATENATE(&quot;&quot;&quot;, &quot;&quot;value&quot;&quot;: &quot;&quot;&quot;; [.B72]); &quot;&quot;); &quot;&quot;&quot;, &quot;&quot;object_types&quot;&quot;: [&quot;; IF([.C72]=&quot;x&quot;;&quot;&quot;&quot;node&quot;&quot;&quot;;&quot;&quot;); IF(AND([.C72]=&quot;x&quot;; COUNTIF([.D72:.F72];&quot;x&quot;) &gt; 0); &quot;,&quot;; &quot;&quot;); IF([.D72]=&quot;x&quot;;&quot;&quot;&quot;way&quot;&quot;&quot;;&quot;&quot;); IF(AND([.D72]=&quot;x&quot;; COUNTIF([.E72:.F72];&quot;x&quot;) &gt; 0); &quot;,&quot;; &quot;&quot;); IF([.E72]=&quot;x&quot;;&quot;&quot;&quot;area&quot;&quot;&quot;;&quot;&quot;); IF(AND([.E72]=&quot;x&quot;; [.F72]=&quot;x&quot;); &quot;,&quot;; &quot;&quot;); IF([.F72]=&quot;x&quot;;&quot;&quot;&quot;relation&quot;&quot;&quot;;&quot;&quot;); &quot;]&quot;; IF([.G72]&lt;&gt;&quot;&quot;; CONCATENATE(&quot;, &quot;&quot;icon_url&quot;&quot;: &quot;&quot;&quot;; [.G72]; &quot;&quot;&quot;&quot;); &quot;&quot;); IF([.H72]&lt;&gt;&quot;&quot;; CONCATENATE(&quot;, &quot;&quot;description&quot;&quot;: &quot;&quot;&quot;; [.H72]; &quot;&quot;&quot;&quot;); &quot;&quot;); &quot; },&quot;)" office:value-type="string" office:string-value="        { &quot;key&quot;: &quot;barrier&quot;, &quot;value&quot;: &quot;gate&quot;, &quot;object_types&quot;: [&quot;node&quot;,&quot;way&quot;] }," calcext:value-type="string">
            <text:p><text:s text:c="8"/>{ "key": "barrier", "value": "gate", "object_types": ["node",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guard_rai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3]; IF([.B73]&lt;&gt;&quot;&quot;; CONCATENATE(&quot;&quot;&quot;, &quot;&quot;value&quot;&quot;: &quot;&quot;&quot;; [.B73]); &quot;&quot;); &quot;&quot;&quot;, &quot;&quot;object_types&quot;&quot;: [&quot;; IF([.C73]=&quot;x&quot;;&quot;&quot;&quot;node&quot;&quot;&quot;;&quot;&quot;); IF(AND([.C73]=&quot;x&quot;; COUNTIF([.D73:.F73];&quot;x&quot;) &gt; 0); &quot;,&quot;; &quot;&quot;); IF([.D73]=&quot;x&quot;;&quot;&quot;&quot;way&quot;&quot;&quot;;&quot;&quot;); IF(AND([.D73]=&quot;x&quot;; COUNTIF([.E73:.F73];&quot;x&quot;) &gt; 0); &quot;,&quot;; &quot;&quot;); IF([.E73]=&quot;x&quot;;&quot;&quot;&quot;area&quot;&quot;&quot;;&quot;&quot;); IF(AND([.E73]=&quot;x&quot;; [.F73]=&quot;x&quot;); &quot;,&quot;; &quot;&quot;); IF([.F73]=&quot;x&quot;;&quot;&quot;&quot;relation&quot;&quot;&quot;;&quot;&quot;); &quot;]&quot;; IF([.G73]&lt;&gt;&quot;&quot;; CONCATENATE(&quot;, &quot;&quot;icon_url&quot;&quot;: &quot;&quot;&quot;; [.G73]; &quot;&quot;&quot;&quot;); &quot;&quot;); IF([.H73]&lt;&gt;&quot;&quot;; CONCATENATE(&quot;, &quot;&quot;description&quot;&quot;: &quot;&quot;&quot;; [.H73]; &quot;&quot;&quot;&quot;); &quot;&quot;); &quot; },&quot;)" office:value-type="string" office:string-value="        { &quot;key&quot;: &quot;barrier&quot;, &quot;value&quot;: &quot;guard_rail&quot;, &quot;object_types&quot;: [&quot;way&quot;] }," calcext:value-type="string">
            <text:p><text:s text:c="8"/>{ "key": "barrier", "value": "guard_rai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andrai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4]; IF([.B74]&lt;&gt;&quot;&quot;; CONCATENATE(&quot;&quot;&quot;, &quot;&quot;value&quot;&quot;: &quot;&quot;&quot;; [.B74]); &quot;&quot;); &quot;&quot;&quot;, &quot;&quot;object_types&quot;&quot;: [&quot;; IF([.C74]=&quot;x&quot;;&quot;&quot;&quot;node&quot;&quot;&quot;;&quot;&quot;); IF(AND([.C74]=&quot;x&quot;; COUNTIF([.D74:.F74];&quot;x&quot;) &gt; 0); &quot;,&quot;; &quot;&quot;); IF([.D74]=&quot;x&quot;;&quot;&quot;&quot;way&quot;&quot;&quot;;&quot;&quot;); IF(AND([.D74]=&quot;x&quot;; COUNTIF([.E74:.F74];&quot;x&quot;) &gt; 0); &quot;,&quot;; &quot;&quot;); IF([.E74]=&quot;x&quot;;&quot;&quot;&quot;area&quot;&quot;&quot;;&quot;&quot;); IF(AND([.E74]=&quot;x&quot;; [.F74]=&quot;x&quot;); &quot;,&quot;; &quot;&quot;); IF([.F74]=&quot;x&quot;;&quot;&quot;&quot;relation&quot;&quot;&quot;;&quot;&quot;); &quot;]&quot;; IF([.G74]&lt;&gt;&quot;&quot;; CONCATENATE(&quot;, &quot;&quot;icon_url&quot;&quot;: &quot;&quot;&quot;; [.G74]; &quot;&quot;&quot;&quot;); &quot;&quot;); IF([.H74]&lt;&gt;&quot;&quot;; CONCATENATE(&quot;, &quot;&quot;description&quot;&quot;: &quot;&quot;&quot;; [.H74]; &quot;&quot;&quot;&quot;); &quot;&quot;); &quot; },&quot;)" office:value-type="string" office:string-value="        { &quot;key&quot;: &quot;barrier&quot;, &quot;value&quot;: &quot;handrail&quot;, &quot;object_types&quot;: [&quot;way&quot;] }," calcext:value-type="string">
            <text:p><text:s text:c="8"/>{ "key": "barrier", "value": "handrai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ed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5]; IF([.B75]&lt;&gt;&quot;&quot;; CONCATENATE(&quot;&quot;&quot;, &quot;&quot;value&quot;&quot;: &quot;&quot;&quot;; [.B75]); &quot;&quot;); &quot;&quot;&quot;, &quot;&quot;object_types&quot;&quot;: [&quot;; IF([.C75]=&quot;x&quot;;&quot;&quot;&quot;node&quot;&quot;&quot;;&quot;&quot;); IF(AND([.C75]=&quot;x&quot;; COUNTIF([.D75:.F75];&quot;x&quot;) &gt; 0); &quot;,&quot;; &quot;&quot;); IF([.D75]=&quot;x&quot;;&quot;&quot;&quot;way&quot;&quot;&quot;;&quot;&quot;); IF(AND([.D75]=&quot;x&quot;; COUNTIF([.E75:.F75];&quot;x&quot;) &gt; 0); &quot;,&quot;; &quot;&quot;); IF([.E75]=&quot;x&quot;;&quot;&quot;&quot;area&quot;&quot;&quot;;&quot;&quot;); IF(AND([.E75]=&quot;x&quot;; [.F75]=&quot;x&quot;); &quot;,&quot;; &quot;&quot;); IF([.F75]=&quot;x&quot;;&quot;&quot;&quot;relation&quot;&quot;&quot;;&quot;&quot;); &quot;]&quot;; IF([.G75]&lt;&gt;&quot;&quot;; CONCATENATE(&quot;, &quot;&quot;icon_url&quot;&quot;: &quot;&quot;&quot;; [.G75]; &quot;&quot;&quot;&quot;); &quot;&quot;); IF([.H75]&lt;&gt;&quot;&quot;; CONCATENATE(&quot;, &quot;&quot;description&quot;&quot;: &quot;&quot;&quot;; [.H75]; &quot;&quot;&quot;&quot;); &quot;&quot;); &quot; },&quot;)" office:value-type="string" office:string-value="        { &quot;key&quot;: &quot;barrier&quot;, &quot;value&quot;: &quot;hedge&quot;, &quot;object_types&quot;: [&quot;way&quot;,&quot;area&quot;] }," calcext:value-type="string">
            <text:p><text:s text:c="8"/>{ "key": "barrier", "value": "hedg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hedge;fenc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76]; IF([.B76]&lt;&gt;&quot;&quot;; CONCATENATE(&quot;&quot;&quot;, &quot;&quot;value&quot;&quot;: &quot;&quot;&quot;; [.B76]); &quot;&quot;); &quot;&quot;&quot;, &quot;&quot;object_types&quot;&quot;: [&quot;; IF([.C76]=&quot;x&quot;;&quot;&quot;&quot;node&quot;&quot;&quot;;&quot;&quot;); IF(AND([.C76]=&quot;x&quot;; COUNTIF([.D76:.F76];&quot;x&quot;) &gt; 0); &quot;,&quot;; &quot;&quot;); IF([.D76]=&quot;x&quot;;&quot;&quot;&quot;way&quot;&quot;&quot;;&quot;&quot;); IF(AND([.D76]=&quot;x&quot;; COUNTIF([.E76:.F76];&quot;x&quot;) &gt; 0); &quot;,&quot;; &quot;&quot;); IF([.E76]=&quot;x&quot;;&quot;&quot;&quot;area&quot;&quot;&quot;;&quot;&quot;); IF(AND([.E76]=&quot;x&quot;; [.F76]=&quot;x&quot;); &quot;,&quot;; &quot;&quot;); IF([.F76]=&quot;x&quot;;&quot;&quot;&quot;relation&quot;&quot;&quot;;&quot;&quot;); &quot;]&quot;; IF([.G76]&lt;&gt;&quot;&quot;; CONCATENATE(&quot;, &quot;&quot;icon_url&quot;&quot;: &quot;&quot;&quot;; [.G76]; &quot;&quot;&quot;&quot;); &quot;&quot;); IF([.H76]&lt;&gt;&quot;&quot;; CONCATENATE(&quot;, &quot;&quot;description&quot;&quot;: &quot;&quot;&quot;; [.H76]; &quot;&quot;&quot;&quot;); &quot;&quot;); &quot; },&quot;)" office:value-type="string" office:string-value="        { &quot;key&quot;: &quot;barrier&quot;, &quot;value&quot;: &quot;hedge;fence&quot;, &quot;object_types&quot;: [&quot;way&quot;,&quot;area&quot;] }," calcext:value-type="string">
            <text:p><text:s text:c="8"/>{ "key": "barrier", "value": "hedge;fence", "object_types": ["way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77]; IF([.B77]&lt;&gt;&quot;&quot;; CONCATENATE(&quot;&quot;&quot;, &quot;&quot;value&quot;&quot;: &quot;&quot;&quot;; [.B77]); &quot;&quot;); &quot;&quot;&quot;, &quot;&quot;object_types&quot;&quot;: [&quot;; IF([.C77]=&quot;x&quot;;&quot;&quot;&quot;node&quot;&quot;&quot;;&quot;&quot;); IF(AND([.C77]=&quot;x&quot;; COUNTIF([.D77:.F77];&quot;x&quot;) &gt; 0); &quot;,&quot;; &quot;&quot;); IF([.D77]=&quot;x&quot;;&quot;&quot;&quot;way&quot;&quot;&quot;;&quot;&quot;); IF(AND([.D77]=&quot;x&quot;; COUNTIF([.E77:.F77];&quot;x&quot;) &gt; 0); &quot;,&quot;; &quot;&quot;); IF([.E77]=&quot;x&quot;;&quot;&quot;&quot;area&quot;&quot;&quot;;&quot;&quot;); IF(AND([.E77]=&quot;x&quot;; [.F77]=&quot;x&quot;); &quot;,&quot;; &quot;&quot;); IF([.F77]=&quot;x&quot;;&quot;&quot;&quot;relation&quot;&quot;&quot;;&quot;&quot;); &quot;]&quot;; IF([.G77]&lt;&gt;&quot;&quot;; CONCATENATE(&quot;, &quot;&quot;icon_url&quot;&quot;: &quot;&quot;&quot;; [.G77]; &quot;&quot;&quot;&quot;); &quot;&quot;); IF([.H77]&lt;&gt;&quot;&quot;; CONCATENATE(&quot;, &quot;&quot;description&quot;&quot;: &quot;&quot;&quot;; [.H77]; &quot;&quot;&quot;&quot;); &quot;&quot;); &quot; },&quot;)" office:value-type="string" office:string-value="        { &quot;key&quot;: &quot;barrier&quot;, &quot;value&quot;: &quot;kerb&quot;, &quot;object_types&quot;: [&quot;way&quot;] }," calcext:value-type="string">
            <text:p><text:s text:c="8"/>{ "key": "barrier", "value": "kerb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kiss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8]; IF([.B78]&lt;&gt;&quot;&quot;; CONCATENATE(&quot;&quot;&quot;, &quot;&quot;value&quot;&quot;: &quot;&quot;&quot;; [.B78]); &quot;&quot;); &quot;&quot;&quot;, &quot;&quot;object_types&quot;&quot;: [&quot;; IF([.C78]=&quot;x&quot;;&quot;&quot;&quot;node&quot;&quot;&quot;;&quot;&quot;); IF(AND([.C78]=&quot;x&quot;; COUNTIF([.D78:.F78];&quot;x&quot;) &gt; 0); &quot;,&quot;; &quot;&quot;); IF([.D78]=&quot;x&quot;;&quot;&quot;&quot;way&quot;&quot;&quot;;&quot;&quot;); IF(AND([.D78]=&quot;x&quot;; COUNTIF([.E78:.F78];&quot;x&quot;) &gt; 0); &quot;,&quot;; &quot;&quot;); IF([.E78]=&quot;x&quot;;&quot;&quot;&quot;area&quot;&quot;&quot;;&quot;&quot;); IF(AND([.E78]=&quot;x&quot;; [.F78]=&quot;x&quot;); &quot;,&quot;; &quot;&quot;); IF([.F78]=&quot;x&quot;;&quot;&quot;&quot;relation&quot;&quot;&quot;;&quot;&quot;); &quot;]&quot;; IF([.G78]&lt;&gt;&quot;&quot;; CONCATENATE(&quot;, &quot;&quot;icon_url&quot;&quot;: &quot;&quot;&quot;; [.G78]; &quot;&quot;&quot;&quot;); &quot;&quot;); IF([.H78]&lt;&gt;&quot;&quot;; CONCATENATE(&quot;, &quot;&quot;description&quot;&quot;: &quot;&quot;&quot;; [.H78]; &quot;&quot;&quot;&quot;); &quot;&quot;); &quot; },&quot;)" office:value-type="string" office:string-value="        { &quot;key&quot;: &quot;barrier&quot;, &quot;value&quot;: &quot;kissing_gate&quot;, &quot;object_types&quot;: [&quot;node&quot;] }," calcext:value-type="string">
            <text:p><text:s text:c="8"/>{ "key": "barrier", "value": "kiss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lift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79]; IF([.B79]&lt;&gt;&quot;&quot;; CONCATENATE(&quot;&quot;&quot;, &quot;&quot;value&quot;&quot;: &quot;&quot;&quot;; [.B79]); &quot;&quot;); &quot;&quot;&quot;, &quot;&quot;object_types&quot;&quot;: [&quot;; IF([.C79]=&quot;x&quot;;&quot;&quot;&quot;node&quot;&quot;&quot;;&quot;&quot;); IF(AND([.C79]=&quot;x&quot;; COUNTIF([.D79:.F79];&quot;x&quot;) &gt; 0); &quot;,&quot;; &quot;&quot;); IF([.D79]=&quot;x&quot;;&quot;&quot;&quot;way&quot;&quot;&quot;;&quot;&quot;); IF(AND([.D79]=&quot;x&quot;; COUNTIF([.E79:.F79];&quot;x&quot;) &gt; 0); &quot;,&quot;; &quot;&quot;); IF([.E79]=&quot;x&quot;;&quot;&quot;&quot;area&quot;&quot;&quot;;&quot;&quot;); IF(AND([.E79]=&quot;x&quot;; [.F79]=&quot;x&quot;); &quot;,&quot;; &quot;&quot;); IF([.F79]=&quot;x&quot;;&quot;&quot;&quot;relation&quot;&quot;&quot;;&quot;&quot;); &quot;]&quot;; IF([.G79]&lt;&gt;&quot;&quot;; CONCATENATE(&quot;, &quot;&quot;icon_url&quot;&quot;: &quot;&quot;&quot;; [.G79]; &quot;&quot;&quot;&quot;); &quot;&quot;); IF([.H79]&lt;&gt;&quot;&quot;; CONCATENATE(&quot;, &quot;&quot;description&quot;&quot;: &quot;&quot;&quot;; [.H79]; &quot;&quot;&quot;&quot;); &quot;&quot;); &quot; },&quot;)" office:value-type="string" office:string-value="        { &quot;key&quot;: &quot;barrier&quot;, &quot;value&quot;: &quot;lift_gate&quot;, &quot;object_types&quot;: [&quot;node&quot;] }," calcext:value-type="string">
            <text:p><text:s text:c="8"/>{ "key": "barrier", "value": "lift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palisad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0]; IF([.B80]&lt;&gt;&quot;&quot;; CONCATENATE(&quot;&quot;&quot;, &quot;&quot;value&quot;&quot;: &quot;&quot;&quot;; [.B80]); &quot;&quot;); &quot;&quot;&quot;, &quot;&quot;object_types&quot;&quot;: [&quot;; IF([.C80]=&quot;x&quot;;&quot;&quot;&quot;node&quot;&quot;&quot;;&quot;&quot;); IF(AND([.C80]=&quot;x&quot;; COUNTIF([.D80:.F80];&quot;x&quot;) &gt; 0); &quot;,&quot;; &quot;&quot;); IF([.D80]=&quot;x&quot;;&quot;&quot;&quot;way&quot;&quot;&quot;;&quot;&quot;); IF(AND([.D80]=&quot;x&quot;; COUNTIF([.E80:.F80];&quot;x&quot;) &gt; 0); &quot;,&quot;; &quot;&quot;); IF([.E80]=&quot;x&quot;;&quot;&quot;&quot;area&quot;&quot;&quot;;&quot;&quot;); IF(AND([.E80]=&quot;x&quot;; [.F80]=&quot;x&quot;); &quot;,&quot;; &quot;&quot;); IF([.F80]=&quot;x&quot;;&quot;&quot;&quot;relation&quot;&quot;&quot;;&quot;&quot;); &quot;]&quot;; IF([.G80]&lt;&gt;&quot;&quot;; CONCATENATE(&quot;, &quot;&quot;icon_url&quot;&quot;: &quot;&quot;&quot;; [.G80]; &quot;&quot;&quot;&quot;); &quot;&quot;); IF([.H80]&lt;&gt;&quot;&quot;; CONCATENATE(&quot;, &quot;&quot;description&quot;&quot;: &quot;&quot;&quot;; [.H80]; &quot;&quot;&quot;&quot;); &quot;&quot;); &quot; },&quot;)" office:value-type="string" office:string-value="        { &quot;key&quot;: &quot;barrier&quot;, &quot;value&quot;: &quot;palisade&quot;, &quot;object_types&quot;: [&quot;way&quot;] }," calcext:value-type="string">
            <text:p><text:s text:c="8"/>{ "key": "barrier", "value": "palisade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81]; IF([.B81]&lt;&gt;&quot;&quot;; CONCATENATE(&quot;&quot;&quot;, &quot;&quot;value&quot;&quot;: &quot;&quot;&quot;; [.B81]); &quot;&quot;); &quot;&quot;&quot;, &quot;&quot;object_types&quot;&quot;: [&quot;; IF([.C81]=&quot;x&quot;;&quot;&quot;&quot;node&quot;&quot;&quot;;&quot;&quot;); IF(AND([.C81]=&quot;x&quot;; COUNTIF([.D81:.F81];&quot;x&quot;) &gt; 0); &quot;,&quot;; &quot;&quot;); IF([.D81]=&quot;x&quot;;&quot;&quot;&quot;way&quot;&quot;&quot;;&quot;&quot;); IF(AND([.D81]=&quot;x&quot;; COUNTIF([.E81:.F81];&quot;x&quot;) &gt; 0); &quot;,&quot;; &quot;&quot;); IF([.E81]=&quot;x&quot;;&quot;&quot;&quot;area&quot;&quot;&quot;;&quot;&quot;); IF(AND([.E81]=&quot;x&quot;; [.F81]=&quot;x&quot;); &quot;,&quot;; &quot;&quot;); IF([.F81]=&quot;x&quot;;&quot;&quot;&quot;relation&quot;&quot;&quot;;&quot;&quot;); &quot;]&quot;; IF([.G81]&lt;&gt;&quot;&quot;; CONCATENATE(&quot;, &quot;&quot;icon_url&quot;&quot;: &quot;&quot;&quot;; [.G81]; &quot;&quot;&quot;&quot;); &quot;&quot;); IF([.H81]&lt;&gt;&quot;&quot;; CONCATENATE(&quot;, &quot;&quot;description&quot;&quot;: &quot;&quot;&quot;; [.H81]; &quot;&quot;&quot;&quot;); &quot;&quot;); &quot; },&quot;)" office:value-type="string" office:string-value="        { &quot;key&quot;: &quot;barrier&quot;, &quot;value&quot;: &quot;planter&quot;, &quot;object_types&quot;: [&quot;node&quot;,&quot;area&quot;] }," calcext:value-type="string">
            <text:p><text:s text:c="8"/>{ "key": "barrier", "value": "planter", "object_types": ["node","area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aili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2]; IF([.B82]&lt;&gt;&quot;&quot;; CONCATENATE(&quot;&quot;&quot;, &quot;&quot;value&quot;&quot;: &quot;&quot;&quot;; [.B82]); &quot;&quot;); &quot;&quot;&quot;, &quot;&quot;object_types&quot;&quot;: [&quot;; IF([.C82]=&quot;x&quot;;&quot;&quot;&quot;node&quot;&quot;&quot;;&quot;&quot;); IF(AND([.C82]=&quot;x&quot;; COUNTIF([.D82:.F82];&quot;x&quot;) &gt; 0); &quot;,&quot;; &quot;&quot;); IF([.D82]=&quot;x&quot;;&quot;&quot;&quot;way&quot;&quot;&quot;;&quot;&quot;); IF(AND([.D82]=&quot;x&quot;; COUNTIF([.E82:.F82];&quot;x&quot;) &gt; 0); &quot;,&quot;; &quot;&quot;); IF([.E82]=&quot;x&quot;;&quot;&quot;&quot;area&quot;&quot;&quot;;&quot;&quot;); IF(AND([.E82]=&quot;x&quot;; [.F82]=&quot;x&quot;); &quot;,&quot;; &quot;&quot;); IF([.F82]=&quot;x&quot;;&quot;&quot;&quot;relation&quot;&quot;&quot;;&quot;&quot;); &quot;]&quot;; IF([.G82]&lt;&gt;&quot;&quot;; CONCATENATE(&quot;, &quot;&quot;icon_url&quot;&quot;: &quot;&quot;&quot;; [.G82]; &quot;&quot;&quot;&quot;); &quot;&quot;); IF([.H82]&lt;&gt;&quot;&quot;; CONCATENATE(&quot;, &quot;&quot;description&quot;&quot;: &quot;&quot;&quot;; [.H82]; &quot;&quot;&quot;&quot;); &quot;&quot;); &quot; },&quot;)" office:value-type="string" office:string-value="        { &quot;key&quot;: &quot;barrier&quot;, &quot;value&quot;: &quot;railing&quot;, &quot;object_types&quot;: [&quot;way&quot;] }," calcext:value-type="string">
            <text:p><text:s text:c="8"/>{ "key": "barrier", "value": "railing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etaining_wa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3]; IF([.B83]&lt;&gt;&quot;&quot;; CONCATENATE(&quot;&quot;&quot;, &quot;&quot;value&quot;&quot;: &quot;&quot;&quot;; [.B83]); &quot;&quot;); &quot;&quot;&quot;, &quot;&quot;object_types&quot;&quot;: [&quot;; IF([.C83]=&quot;x&quot;;&quot;&quot;&quot;node&quot;&quot;&quot;;&quot;&quot;); IF(AND([.C83]=&quot;x&quot;; COUNTIF([.D83:.F83];&quot;x&quot;) &gt; 0); &quot;,&quot;; &quot;&quot;); IF([.D83]=&quot;x&quot;;&quot;&quot;&quot;way&quot;&quot;&quot;;&quot;&quot;); IF(AND([.D83]=&quot;x&quot;; COUNTIF([.E83:.F83];&quot;x&quot;) &gt; 0); &quot;,&quot;; &quot;&quot;); IF([.E83]=&quot;x&quot;;&quot;&quot;&quot;area&quot;&quot;&quot;;&quot;&quot;); IF(AND([.E83]=&quot;x&quot;; [.F83]=&quot;x&quot;); &quot;,&quot;; &quot;&quot;); IF([.F83]=&quot;x&quot;;&quot;&quot;&quot;relation&quot;&quot;&quot;;&quot;&quot;); &quot;]&quot;; IF([.G83]&lt;&gt;&quot;&quot;; CONCATENATE(&quot;, &quot;&quot;icon_url&quot;&quot;: &quot;&quot;&quot;; [.G83]; &quot;&quot;&quot;&quot;); &quot;&quot;); IF([.H83]&lt;&gt;&quot;&quot;; CONCATENATE(&quot;, &quot;&quot;description&quot;&quot;: &quot;&quot;&quot;; [.H83]; &quot;&quot;&quot;&quot;); &quot;&quot;); &quot; },&quot;)" office:value-type="string" office:string-value="        { &quot;key&quot;: &quot;barrier&quot;, &quot;value&quot;: &quot;retaining_wall&quot;, &quot;object_types&quot;: [&quot;way&quot;] }," calcext:value-type="string">
            <text:p><text:s text:c="8"/>{ "key": "barrier", "value": "retaining_wal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4]; IF([.B84]&lt;&gt;&quot;&quot;; CONCATENATE(&quot;&quot;&quot;, &quot;&quot;value&quot;&quot;: &quot;&quot;&quot;; [.B84]); &quot;&quot;); &quot;&quot;&quot;, &quot;&quot;object_types&quot;&quot;: [&quot;; IF([.C84]=&quot;x&quot;;&quot;&quot;&quot;node&quot;&quot;&quot;;&quot;&quot;); IF(AND([.C84]=&quot;x&quot;; COUNTIF([.D84:.F84];&quot;x&quot;) &gt; 0); &quot;,&quot;; &quot;&quot;); IF([.D84]=&quot;x&quot;;&quot;&quot;&quot;way&quot;&quot;&quot;;&quot;&quot;); IF(AND([.D84]=&quot;x&quot;; COUNTIF([.E84:.F84];&quot;x&quot;) &gt; 0); &quot;,&quot;; &quot;&quot;); IF([.E84]=&quot;x&quot;;&quot;&quot;&quot;area&quot;&quot;&quot;;&quot;&quot;); IF(AND([.E84]=&quot;x&quot;; [.F84]=&quot;x&quot;); &quot;,&quot;; &quot;&quot;); IF([.F84]=&quot;x&quot;;&quot;&quot;&quot;relation&quot;&quot;&quot;;&quot;&quot;); &quot;]&quot;; IF([.G84]&lt;&gt;&quot;&quot;; CONCATENATE(&quot;, &quot;&quot;icon_url&quot;&quot;: &quot;&quot;&quot;; [.G84]; &quot;&quot;&quot;&quot;); &quot;&quot;); IF([.H84]&lt;&gt;&quot;&quot;; CONCATENATE(&quot;, &quot;&quot;description&quot;&quot;: &quot;&quot;&quot;; [.H84]; &quot;&quot;&quot;&quot;); &quot;&quot;); &quot; },&quot;)" office:value-type="string" office:string-value="        { &quot;key&quot;: &quot;barrier&quot;, &quot;value&quot;: &quot;rock&quot;, &quot;object_types&quot;: [&quot;node&quot;] }," calcext:value-type="string">
            <text:p><text:s text:c="8"/>{ "key": "barrier", "value": "rock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slid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5]; IF([.B85]&lt;&gt;&quot;&quot;; CONCATENATE(&quot;&quot;&quot;, &quot;&quot;value&quot;&quot;: &quot;&quot;&quot;; [.B85]); &quot;&quot;); &quot;&quot;&quot;, &quot;&quot;object_types&quot;&quot;: [&quot;; IF([.C85]=&quot;x&quot;;&quot;&quot;&quot;node&quot;&quot;&quot;;&quot;&quot;); IF(AND([.C85]=&quot;x&quot;; COUNTIF([.D85:.F85];&quot;x&quot;) &gt; 0); &quot;,&quot;; &quot;&quot;); IF([.D85]=&quot;x&quot;;&quot;&quot;&quot;way&quot;&quot;&quot;;&quot;&quot;); IF(AND([.D85]=&quot;x&quot;; COUNTIF([.E85:.F85];&quot;x&quot;) &gt; 0); &quot;,&quot;; &quot;&quot;); IF([.E85]=&quot;x&quot;;&quot;&quot;&quot;area&quot;&quot;&quot;;&quot;&quot;); IF(AND([.E85]=&quot;x&quot;; [.F85]=&quot;x&quot;); &quot;,&quot;; &quot;&quot;); IF([.F85]=&quot;x&quot;;&quot;&quot;&quot;relation&quot;&quot;&quot;;&quot;&quot;); &quot;]&quot;; IF([.G85]&lt;&gt;&quot;&quot;; CONCATENATE(&quot;, &quot;&quot;icon_url&quot;&quot;: &quot;&quot;&quot;; [.G85]; &quot;&quot;&quot;&quot;); &quot;&quot;); IF([.H85]&lt;&gt;&quot;&quot;; CONCATENATE(&quot;, &quot;&quot;description&quot;&quot;: &quot;&quot;&quot;; [.H85]; &quot;&quot;&quot;&quot;); &quot;&quot;); &quot; },&quot;)" office:value-type="string" office:string-value="        { &quot;key&quot;: &quot;barrier&quot;, &quot;value&quot;: &quot;sliding_gate&quot;, &quot;object_types&quot;: [&quot;node&quot;] }," calcext:value-type="string">
            <text:p><text:s text:c="8"/>{ "key": "barrier", "value": "slid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swing_gat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6]; IF([.B86]&lt;&gt;&quot;&quot;; CONCATENATE(&quot;&quot;&quot;, &quot;&quot;value&quot;&quot;: &quot;&quot;&quot;; [.B86]); &quot;&quot;); &quot;&quot;&quot;, &quot;&quot;object_types&quot;&quot;: [&quot;; IF([.C86]=&quot;x&quot;;&quot;&quot;&quot;node&quot;&quot;&quot;;&quot;&quot;); IF(AND([.C86]=&quot;x&quot;; COUNTIF([.D86:.F86];&quot;x&quot;) &gt; 0); &quot;,&quot;; &quot;&quot;); IF([.D86]=&quot;x&quot;;&quot;&quot;&quot;way&quot;&quot;&quot;;&quot;&quot;); IF(AND([.D86]=&quot;x&quot;; COUNTIF([.E86:.F86];&quot;x&quot;) &gt; 0); &quot;,&quot;; &quot;&quot;); IF([.E86]=&quot;x&quot;;&quot;&quot;&quot;area&quot;&quot;&quot;;&quot;&quot;); IF(AND([.E86]=&quot;x&quot;; [.F86]=&quot;x&quot;); &quot;,&quot;; &quot;&quot;); IF([.F86]=&quot;x&quot;;&quot;&quot;&quot;relation&quot;&quot;&quot;;&quot;&quot;); &quot;]&quot;; IF([.G86]&lt;&gt;&quot;&quot;; CONCATENATE(&quot;, &quot;&quot;icon_url&quot;&quot;: &quot;&quot;&quot;; [.G86]; &quot;&quot;&quot;&quot;); &quot;&quot;); IF([.H86]&lt;&gt;&quot;&quot;; CONCATENATE(&quot;, &quot;&quot;description&quot;&quot;: &quot;&quot;&quot;; [.H86]; &quot;&quot;&quot;&quot;); &quot;&quot;); &quot; },&quot;)" office:value-type="string" office:string-value="        { &quot;key&quot;: &quot;barrier&quot;, &quot;value&quot;: &quot;swing_gate&quot;, &quot;object_types&quot;: [&quot;node&quot;] }," calcext:value-type="string">
            <text:p><text:s text:c="8"/>{ "key": "barrier", "value": "swing_gat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87]; IF([.B87]&lt;&gt;&quot;&quot;; CONCATENATE(&quot;&quot;&quot;, &quot;&quot;value&quot;&quot;: &quot;&quot;&quot;; [.B87]); &quot;&quot;); &quot;&quot;&quot;, &quot;&quot;object_types&quot;&quot;: [&quot;; IF([.C87]=&quot;x&quot;;&quot;&quot;&quot;node&quot;&quot;&quot;;&quot;&quot;); IF(AND([.C87]=&quot;x&quot;; COUNTIF([.D87:.F87];&quot;x&quot;) &gt; 0); &quot;,&quot;; &quot;&quot;); IF([.D87]=&quot;x&quot;;&quot;&quot;&quot;way&quot;&quot;&quot;;&quot;&quot;); IF(AND([.D87]=&quot;x&quot;; COUNTIF([.E87:.F87];&quot;x&quot;) &gt; 0); &quot;,&quot;; &quot;&quot;); IF([.E87]=&quot;x&quot;;&quot;&quot;&quot;area&quot;&quot;&quot;;&quot;&quot;); IF(AND([.E87]=&quot;x&quot;; [.F87]=&quot;x&quot;); &quot;,&quot;; &quot;&quot;); IF([.F87]=&quot;x&quot;;&quot;&quot;&quot;relation&quot;&quot;&quot;;&quot;&quot;); &quot;]&quot;; IF([.G87]&lt;&gt;&quot;&quot;; CONCATENATE(&quot;, &quot;&quot;icon_url&quot;&quot;: &quot;&quot;&quot;; [.G87]; &quot;&quot;&quot;&quot;); &quot;&quot;); IF([.H87]&lt;&gt;&quot;&quot;; CONCATENATE(&quot;, &quot;&quot;description&quot;&quot;: &quot;&quot;&quot;; [.H87]; &quot;&quot;&quot;&quot;); &quot;&quot;); &quot; },&quot;)" office:value-type="string" office:string-value="        { &quot;key&quot;: &quot;barrier&quot;, &quot;value&quot;: &quot;turnstile&quot;, &quot;object_types&quot;: [&quot;node&quot;] }," calcext:value-type="string">
            <text:p><text:s text:c="8"/>{ "key": "barrier", "value": "turnstile", "object_types": ["node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8]; IF([.B88]&lt;&gt;&quot;&quot;; CONCATENATE(&quot;&quot;&quot;, &quot;&quot;value&quot;&quot;: &quot;&quot;&quot;; [.B88]); &quot;&quot;); &quot;&quot;&quot;, &quot;&quot;object_types&quot;&quot;: [&quot;; IF([.C88]=&quot;x&quot;;&quot;&quot;&quot;node&quot;&quot;&quot;;&quot;&quot;); IF(AND([.C88]=&quot;x&quot;; COUNTIF([.D88:.F88];&quot;x&quot;) &gt; 0); &quot;,&quot;; &quot;&quot;); IF([.D88]=&quot;x&quot;;&quot;&quot;&quot;way&quot;&quot;&quot;;&quot;&quot;); IF(AND([.D88]=&quot;x&quot;; COUNTIF([.E88:.F88];&quot;x&quot;) &gt; 0); &quot;,&quot;; &quot;&quot;); IF([.E88]=&quot;x&quot;;&quot;&quot;&quot;area&quot;&quot;&quot;;&quot;&quot;); IF(AND([.E88]=&quot;x&quot;; [.F88]=&quot;x&quot;); &quot;,&quot;; &quot;&quot;); IF([.F88]=&quot;x&quot;;&quot;&quot;&quot;relation&quot;&quot;&quot;;&quot;&quot;); &quot;]&quot;; IF([.G88]&lt;&gt;&quot;&quot;; CONCATENATE(&quot;, &quot;&quot;icon_url&quot;&quot;: &quot;&quot;&quot;; [.G88]; &quot;&quot;&quot;&quot;); &quot;&quot;); IF([.H88]&lt;&gt;&quot;&quot;; CONCATENATE(&quot;, &quot;&quot;description&quot;&quot;: &quot;&quot;&quot;; [.H88]; &quot;&quot;&quot;&quot;); &quot;&quot;); &quot; },&quot;)" office:value-type="string" office:string-value="        { &quot;key&quot;: &quot;barrier&quot;, &quot;value&quot;: &quot;wall&quot;, &quot;object_types&quot;: [&quot;way&quot;] }," calcext:value-type="string">
            <text:p><text:s text:c="8"/>{ "key": "barrier", "value": "wall", "object_types": ["way"] },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89]; IF([.B89]&lt;&gt;&quot;&quot;; CONCATENATE(&quot;&quot;&quot;, &quot;&quot;value&quot;&quot;: &quot;&quot;&quot;; [.B89]); &quot;&quot;); &quot;&quot;&quot;, &quot;&quot;object_types&quot;&quot;: [&quot;; IF([.C89]=&quot;x&quot;;&quot;&quot;&quot;node&quot;&quot;&quot;;&quot;&quot;); IF(AND([.C89]=&quot;x&quot;; COUNTIF([.D89:.F89];&quot;x&quot;) &gt; 0); &quot;,&quot;; &quot;&quot;); IF([.D89]=&quot;x&quot;;&quot;&quot;&quot;way&quot;&quot;&quot;;&quot;&quot;); IF(AND([.D89]=&quot;x&quot;; COUNTIF([.E89:.F89];&quot;x&quot;) &gt; 0); &quot;,&quot;; &quot;&quot;); IF([.E89]=&quot;x&quot;;&quot;&quot;&quot;area&quot;&quot;&quot;;&quot;&quot;); IF(AND([.E89]=&quot;x&quot;; [.F89]=&quot;x&quot;); &quot;,&quot;; &quot;&quot;); IF([.F89]=&quot;x&quot;;&quot;&quot;&quot;relation&quot;&quot;&quot;;&quot;&quot;); &quot;]&quot;; IF([.G89]&lt;&gt;&quot;&quot;; CONCATENATE(&quot;, &quot;&quot;icon_url&quot;&quot;: &quot;&quot;&quot;; [.G89]; &quot;&quot;&quot;&quot;); &quot;&quot;); IF([.H89]&lt;&gt;&quot;&quot;; CONCATENATE(&quot;, &quot;&quot;description&quot;&quot;: &quot;&quot;&quot;; [.H89]; &quot;&quot;&quot;&quot;); &quot;&quot;); &quot; },&quot;)" office:value-type="string" office:string-value="        { &quot;key&quot;: &quot;barrier&quot;, &quot;value&quot;: &quot;yes&quot;, &quot;object_types&quot;: [&quot;way&quot;] }," calcext:value-type="string">
            <text:p><text:s text:c="8"/>{ "key": "barrier", "value": "yes", "object_types": ["way"] },</text:p>
          </table:table-cell>
        </table:table-row>
        <table:table-row table:style-name="ro1">
          <table:table-cell office:value-type="string" calcext:value-type="string">
            <text:p>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90]; IF([.B90]&lt;&gt;&quot;&quot;; CONCATENATE(&quot;&quot;&quot;, &quot;&quot;value&quot;&quot;: &quot;&quot;&quot;; [.B90]); &quot;&quot;); &quot;&quot;&quot;, &quot;&quot;object_types&quot;&quot;: [&quot;; IF([.C90]=&quot;x&quot;;&quot;&quot;&quot;node&quot;&quot;&quot;;&quot;&quot;); IF(AND([.C90]=&quot;x&quot;; COUNTIF([.D90:.F90];&quot;x&quot;) &gt; 0); &quot;,&quot;; &quot;&quot;); IF([.D90]=&quot;x&quot;;&quot;&quot;&quot;way&quot;&quot;&quot;;&quot;&quot;); IF(AND([.D90]=&quot;x&quot;; COUNTIF([.E90:.F90];&quot;x&quot;) &gt; 0); &quot;,&quot;; &quot;&quot;); IF([.E90]=&quot;x&quot;;&quot;&quot;&quot;area&quot;&quot;&quot;;&quot;&quot;); IF(AND([.E90]=&quot;x&quot;; [.F90]=&quot;x&quot;); &quot;,&quot;; &quot;&quot;); IF([.F90]=&quot;x&quot;;&quot;&quot;&quot;relation&quot;&quot;&quot;;&quot;&quot;); &quot;]&quot;; IF([.G90]&lt;&gt;&quot;&quot;; CONCATENATE(&quot;, &quot;&quot;icon_url&quot;&quot;: &quot;&quot;&quot;; [.G90]; &quot;&quot;&quot;&quot;); &quot;&quot;); IF([.H90]&lt;&gt;&quot;&quot;; CONCATENATE(&quot;, &quot;&quot;description&quot;&quot;: &quot;&quot;&quot;; [.H90]; &quot;&quot;&quot;&quot;); &quot;&quot;); &quot; },&quot;)" office:value-type="string" office:string-value="        { &quot;key&quot;: &quot;buffer:both&quot;, &quot;object_types&quot;: [&quot;way&quot;] }," calcext:value-type="string">
            <text:p><text:s text:c="8"/>{ "key": "buffer:both", "object_types": ["way"] },</text:p>
          </table:table-cell>
        </table:table-row>
        <table:table-row table:style-name="ro1">
          <table:table-cell office:value-type="string" calcext:value-type="string">
            <text:p>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91]; IF([.B91]&lt;&gt;&quot;&quot;; CONCATENATE(&quot;&quot;&quot;, &quot;&quot;value&quot;&quot;: &quot;&quot;&quot;; [.B91]); &quot;&quot;); &quot;&quot;&quot;, &quot;&quot;object_types&quot;&quot;: [&quot;; IF([.C91]=&quot;x&quot;;&quot;&quot;&quot;node&quot;&quot;&quot;;&quot;&quot;); IF(AND([.C91]=&quot;x&quot;; COUNTIF([.D91:.F91];&quot;x&quot;) &gt; 0); &quot;,&quot;; &quot;&quot;); IF([.D91]=&quot;x&quot;;&quot;&quot;&quot;way&quot;&quot;&quot;;&quot;&quot;); IF(AND([.D91]=&quot;x&quot;; COUNTIF([.E91:.F91];&quot;x&quot;) &gt; 0); &quot;,&quot;; &quot;&quot;); IF([.E91]=&quot;x&quot;;&quot;&quot;&quot;area&quot;&quot;&quot;;&quot;&quot;); IF(AND([.E91]=&quot;x&quot;; [.F91]=&quot;x&quot;); &quot;,&quot;; &quot;&quot;); IF([.F91]=&quot;x&quot;;&quot;&quot;&quot;relation&quot;&quot;&quot;;&quot;&quot;); &quot;]&quot;; IF([.G91]&lt;&gt;&quot;&quot;; CONCATENATE(&quot;, &quot;&quot;icon_url&quot;&quot;: &quot;&quot;&quot;; [.G91]; &quot;&quot;&quot;&quot;); &quot;&quot;); IF([.H91]&lt;&gt;&quot;&quot;; CONCATENATE(&quot;, &quot;&quot;description&quot;&quot;: &quot;&quot;&quot;; [.H91]; &quot;&quot;&quot;&quot;); &quot;&quot;); &quot; },&quot;)" office:value-type="string" office:string-value="        { &quot;key&quot;: &quot;buffer:left&quot;, &quot;object_types&quot;: [&quot;way&quot;] }," calcext:value-type="string">
            <text:p><text:s text:c="8"/>{ "key": "buffer:left", "object_types": ["way"] },</text:p>
          </table:table-cell>
        </table:table-row>
        <table:table-row table:style-name="ro1">
          <table:table-cell office:value-type="string" calcext:value-type="string">
            <text:p>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92]; IF([.B92]&lt;&gt;&quot;&quot;; CONCATENATE(&quot;&quot;&quot;, &quot;&quot;value&quot;&quot;: &quot;&quot;&quot;; [.B92]); &quot;&quot;); &quot;&quot;&quot;, &quot;&quot;object_types&quot;&quot;: [&quot;; IF([.C92]=&quot;x&quot;;&quot;&quot;&quot;node&quot;&quot;&quot;;&quot;&quot;); IF(AND([.C92]=&quot;x&quot;; COUNTIF([.D92:.F92];&quot;x&quot;) &gt; 0); &quot;,&quot;; &quot;&quot;); IF([.D92]=&quot;x&quot;;&quot;&quot;&quot;way&quot;&quot;&quot;;&quot;&quot;); IF(AND([.D92]=&quot;x&quot;; COUNTIF([.E92:.F92];&quot;x&quot;) &gt; 0); &quot;,&quot;; &quot;&quot;); IF([.E92]=&quot;x&quot;;&quot;&quot;&quot;area&quot;&quot;&quot;;&quot;&quot;); IF(AND([.E92]=&quot;x&quot;; [.F92]=&quot;x&quot;); &quot;,&quot;; &quot;&quot;); IF([.F92]=&quot;x&quot;;&quot;&quot;&quot;relation&quot;&quot;&quot;;&quot;&quot;); &quot;]&quot;; IF([.G92]&lt;&gt;&quot;&quot;; CONCATENATE(&quot;, &quot;&quot;icon_url&quot;&quot;: &quot;&quot;&quot;; [.G92]; &quot;&quot;&quot;&quot;); &quot;&quot;); IF([.H92]&lt;&gt;&quot;&quot;; CONCATENATE(&quot;, &quot;&quot;description&quot;&quot;: &quot;&quot;&quot;; [.H92]; &quot;&quot;&quot;&quot;); &quot;&quot;); &quot; },&quot;)" office:value-type="string" office:string-value="        { &quot;key&quot;: &quot;buffer:right&quot;, &quot;object_types&quot;: [&quot;way&quot;] }," calcext:value-type="string">
            <text:p><text:s text:c="8"/>{ "key": "buffer:right", "object_types": ["way"] },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3]; IF([.B93]&lt;&gt;&quot;&quot;; CONCATENATE(&quot;&quot;&quot;, &quot;&quot;value&quot;&quot;: &quot;&quot;&quot;; [.B93]); &quot;&quot;); &quot;&quot;&quot;, &quot;&quot;object_types&quot;&quot;: [&quot;; IF([.C93]=&quot;x&quot;;&quot;&quot;&quot;node&quot;&quot;&quot;;&quot;&quot;); IF(AND([.C93]=&quot;x&quot;; COUNTIF([.D93:.F93];&quot;x&quot;) &gt; 0); &quot;,&quot;; &quot;&quot;); IF([.D93]=&quot;x&quot;;&quot;&quot;&quot;way&quot;&quot;&quot;;&quot;&quot;); IF(AND([.D93]=&quot;x&quot;; COUNTIF([.E93:.F93];&quot;x&quot;) &gt; 0); &quot;,&quot;; &quot;&quot;); IF([.E93]=&quot;x&quot;;&quot;&quot;&quot;area&quot;&quot;&quot;;&quot;&quot;); IF(AND([.E93]=&quot;x&quot;; [.F93]=&quot;x&quot;); &quot;,&quot;; &quot;&quot;); IF([.F93]=&quot;x&quot;;&quot;&quot;&quot;relation&quot;&quot;&quot;;&quot;&quot;); &quot;]&quot;; IF([.G93]&lt;&gt;&quot;&quot;; CONCATENATE(&quot;, &quot;&quot;icon_url&quot;&quot;: &quot;&quot;&quot;; [.G93]; &quot;&quot;&quot;&quot;); &quot;&quot;); IF([.H93]&lt;&gt;&quot;&quot;; CONCATENATE(&quot;, &quot;&quot;description&quot;&quot;: &quot;&quot;&quot;; [.H93]; &quot;&quot;&quot;&quot;); &quot;&quot;); &quot; },&quot;)" office:value-type="string" office:string-value="        { &quot;key&quot;: &quot;building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ilding:min_lev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4]; IF([.B94]&lt;&gt;&quot;&quot;; CONCATENATE(&quot;&quot;&quot;, &quot;&quot;value&quot;&quot;: &quot;&quot;&quot;; [.B94]); &quot;&quot;); &quot;&quot;&quot;, &quot;&quot;object_types&quot;&quot;: [&quot;; IF([.C94]=&quot;x&quot;;&quot;&quot;&quot;node&quot;&quot;&quot;;&quot;&quot;); IF(AND([.C94]=&quot;x&quot;; COUNTIF([.D94:.F94];&quot;x&quot;) &gt; 0); &quot;,&quot;; &quot;&quot;); IF([.D94]=&quot;x&quot;;&quot;&quot;&quot;way&quot;&quot;&quot;;&quot;&quot;); IF(AND([.D94]=&quot;x&quot;; COUNTIF([.E94:.F94];&quot;x&quot;) &gt; 0); &quot;,&quot;; &quot;&quot;); IF([.E94]=&quot;x&quot;;&quot;&quot;&quot;area&quot;&quot;&quot;;&quot;&quot;); IF(AND([.E94]=&quot;x&quot;; [.F94]=&quot;x&quot;); &quot;,&quot;; &quot;&quot;); IF([.F94]=&quot;x&quot;;&quot;&quot;&quot;relation&quot;&quot;&quot;;&quot;&quot;); &quot;]&quot;; IF([.G94]&lt;&gt;&quot;&quot;; CONCATENATE(&quot;, &quot;&quot;icon_url&quot;&quot;: &quot;&quot;&quot;; [.G94]; &quot;&quot;&quot;&quot;); &quot;&quot;); IF([.H94]&lt;&gt;&quot;&quot;; CONCATENATE(&quot;, &quot;&quot;description&quot;&quot;: &quot;&quot;&quot;; [.H94]; &quot;&quot;&quot;&quot;); &quot;&quot;); &quot; },&quot;)" office:value-type="string" office:string-value="        { &quot;key&quot;: &quot;building:min_level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:min_level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ilding:par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95]; IF([.B95]&lt;&gt;&quot;&quot;; CONCATENATE(&quot;&quot;&quot;, &quot;&quot;value&quot;&quot;: &quot;&quot;&quot;; [.B95]); &quot;&quot;); &quot;&quot;&quot;, &quot;&quot;object_types&quot;&quot;: [&quot;; IF([.C95]=&quot;x&quot;;&quot;&quot;&quot;node&quot;&quot;&quot;;&quot;&quot;); IF(AND([.C95]=&quot;x&quot;; COUNTIF([.D95:.F95];&quot;x&quot;) &gt; 0); &quot;,&quot;; &quot;&quot;); IF([.D95]=&quot;x&quot;;&quot;&quot;&quot;way&quot;&quot;&quot;;&quot;&quot;); IF(AND([.D95]=&quot;x&quot;; COUNTIF([.E95:.F95];&quot;x&quot;) &gt; 0); &quot;,&quot;; &quot;&quot;); IF([.E95]=&quot;x&quot;;&quot;&quot;&quot;area&quot;&quot;&quot;;&quot;&quot;); IF(AND([.E95]=&quot;x&quot;; [.F95]=&quot;x&quot;); &quot;,&quot;; &quot;&quot;); IF([.F95]=&quot;x&quot;;&quot;&quot;&quot;relation&quot;&quot;&quot;;&quot;&quot;); &quot;]&quot;; IF([.G95]&lt;&gt;&quot;&quot;; CONCATENATE(&quot;, &quot;&quot;icon_url&quot;&quot;: &quot;&quot;&quot;; [.G95]; &quot;&quot;&quot;&quot;); &quot;&quot;); IF([.H95]&lt;&gt;&quot;&quot;; CONCATENATE(&quot;, &quot;&quot;description&quot;&quot;: &quot;&quot;&quot;; [.H95]; &quot;&quot;&quot;&quot;); &quot;&quot;); &quot; },&quot;)" office:value-type="string" office:string-value="        { &quot;key&quot;: &quot;building:part&quot;, &quot;object_types&quot;: [&quot;area&quot;], &quot;description&quot;: &quot;Buildings are rendered with their footprint and 2D building parts. Floating building parts are visible.&quot; }," calcext:value-type="string">
            <text:p><text:s text:c="8"/>{ "key": "building:part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bus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</text:p>
          </table:table-cell>
          <table:table-cell table:formula="of:=CONCATENATE(&quot;        { &quot;&quot;key&quot;&quot;: &quot;&quot;&quot;; [.A96]; IF([.B96]&lt;&gt;&quot;&quot;; CONCATENATE(&quot;&quot;&quot;, &quot;&quot;value&quot;&quot;: &quot;&quot;&quot;; [.B96]); &quot;&quot;); &quot;&quot;&quot;, &quot;&quot;object_types&quot;&quot;: [&quot;; IF([.C96]=&quot;x&quot;;&quot;&quot;&quot;node&quot;&quot;&quot;;&quot;&quot;); IF(AND([.C96]=&quot;x&quot;; COUNTIF([.D96:.F96];&quot;x&quot;) &gt; 0); &quot;,&quot;; &quot;&quot;); IF([.D96]=&quot;x&quot;;&quot;&quot;&quot;way&quot;&quot;&quot;;&quot;&quot;); IF(AND([.D96]=&quot;x&quot;; COUNTIF([.E96:.F96];&quot;x&quot;) &gt; 0); &quot;,&quot;; &quot;&quot;); IF([.E96]=&quot;x&quot;;&quot;&quot;&quot;area&quot;&quot;&quot;;&quot;&quot;); IF(AND([.E96]=&quot;x&quot;; [.F96]=&quot;x&quot;); &quot;,&quot;; &quot;&quot;); IF([.F96]=&quot;x&quot;;&quot;&quot;&quot;relation&quot;&quot;&quot;;&quot;&quot;); &quot;]&quot;; IF([.G96]&lt;&gt;&quot;&quot;; CONCATENATE(&quot;, &quot;&quot;icon_url&quot;&quot;: &quot;&quot;&quot;; [.G96]; &quot;&quot;&quot;&quot;); &quot;&quot;); IF([.H96]&lt;&gt;&quot;&quot;; CONCATENATE(&quot;, &quot;&quot;description&quot;&quot;: &quot;&quot;&quot;; [.H96]; &quot;&quot;&quot;&quot;); &quot;&quot;); &quot; },&quot;)" office:value-type="string" office:string-value="        { &quot;key&quot;: &quot;bus:lanes&quot;, &quot;object_types&quot;: [&quot;way&quot;], &quot;description&quot;: &quot;bus:lanes&quot; }," calcext:value-type="string">
            <text:p><text:s text:c="8"/>{ "key": "bus:lanes", "object_types": ["way"], "description": "bus:lanes" },</text:p>
          </table:table-cell>
        </table:table-row>
        <table:table-row table:style-name="ro1">
          <table:table-cell office:value-type="string" calcext:value-type="string">
            <text:p>bus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:forward</text:p>
          </table:table-cell>
          <table:table-cell table:formula="of:=CONCATENATE(&quot;        { &quot;&quot;key&quot;&quot;: &quot;&quot;&quot;; [.A97]; IF([.B97]&lt;&gt;&quot;&quot;; CONCATENATE(&quot;&quot;&quot;, &quot;&quot;value&quot;&quot;: &quot;&quot;&quot;; [.B97]); &quot;&quot;); &quot;&quot;&quot;, &quot;&quot;object_types&quot;&quot;: [&quot;; IF([.C97]=&quot;x&quot;;&quot;&quot;&quot;node&quot;&quot;&quot;;&quot;&quot;); IF(AND([.C97]=&quot;x&quot;; COUNTIF([.D97:.F97];&quot;x&quot;) &gt; 0); &quot;,&quot;; &quot;&quot;); IF([.D97]=&quot;x&quot;;&quot;&quot;&quot;way&quot;&quot;&quot;;&quot;&quot;); IF(AND([.D97]=&quot;x&quot;; COUNTIF([.E97:.F97];&quot;x&quot;) &gt; 0); &quot;,&quot;; &quot;&quot;); IF([.E97]=&quot;x&quot;;&quot;&quot;&quot;area&quot;&quot;&quot;;&quot;&quot;); IF(AND([.E97]=&quot;x&quot;; [.F97]=&quot;x&quot;); &quot;,&quot;; &quot;&quot;); IF([.F97]=&quot;x&quot;;&quot;&quot;&quot;relation&quot;&quot;&quot;;&quot;&quot;); &quot;]&quot;; IF([.G97]&lt;&gt;&quot;&quot;; CONCATENATE(&quot;, &quot;&quot;icon_url&quot;&quot;: &quot;&quot;&quot;; [.G97]; &quot;&quot;&quot;&quot;); &quot;&quot;); IF([.H97]&lt;&gt;&quot;&quot;; CONCATENATE(&quot;, &quot;&quot;description&quot;&quot;: &quot;&quot;&quot;; [.H97]; &quot;&quot;&quot;&quot;); &quot;&quot;); &quot; },&quot;)" office:value-type="string" office:string-value="        { &quot;key&quot;: &quot;bus:lanes:forward&quot;, &quot;object_types&quot;: [&quot;way&quot;], &quot;description&quot;: &quot;bus:lanes:forward&quot; }," calcext:value-type="string">
            <text:p><text:s text:c="8"/>{ "key": "bus:lanes:forward", "object_types": ["way"], "description": "bus:lanes:forward" },</text:p>
          </table:table-cell>
        </table:table-row>
        <table:table-row table:style-name="ro1">
          <table:table-cell office:value-type="string" calcext:value-type="string">
            <text:p>bus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us:lanes:backward</text:p>
          </table:table-cell>
          <table:table-cell table:formula="of:=CONCATENATE(&quot;        { &quot;&quot;key&quot;&quot;: &quot;&quot;&quot;; [.A98]; IF([.B98]&lt;&gt;&quot;&quot;; CONCATENATE(&quot;&quot;&quot;, &quot;&quot;value&quot;&quot;: &quot;&quot;&quot;; [.B98]); &quot;&quot;); &quot;&quot;&quot;, &quot;&quot;object_types&quot;&quot;: [&quot;; IF([.C98]=&quot;x&quot;;&quot;&quot;&quot;node&quot;&quot;&quot;;&quot;&quot;); IF(AND([.C98]=&quot;x&quot;; COUNTIF([.D98:.F98];&quot;x&quot;) &gt; 0); &quot;,&quot;; &quot;&quot;); IF([.D98]=&quot;x&quot;;&quot;&quot;&quot;way&quot;&quot;&quot;;&quot;&quot;); IF(AND([.D98]=&quot;x&quot;; COUNTIF([.E98:.F98];&quot;x&quot;) &gt; 0); &quot;,&quot;; &quot;&quot;); IF([.E98]=&quot;x&quot;;&quot;&quot;&quot;area&quot;&quot;&quot;;&quot;&quot;); IF(AND([.E98]=&quot;x&quot;; [.F98]=&quot;x&quot;); &quot;,&quot;; &quot;&quot;); IF([.F98]=&quot;x&quot;;&quot;&quot;&quot;relation&quot;&quot;&quot;;&quot;&quot;); &quot;]&quot;; IF([.G98]&lt;&gt;&quot;&quot;; CONCATENATE(&quot;, &quot;&quot;icon_url&quot;&quot;: &quot;&quot;&quot;; [.G98]; &quot;&quot;&quot;&quot;); &quot;&quot;); IF([.H98]&lt;&gt;&quot;&quot;; CONCATENATE(&quot;, &quot;&quot;description&quot;&quot;: &quot;&quot;&quot;; [.H98]; &quot;&quot;&quot;&quot;); &quot;&quot;); &quot; },&quot;)" office:value-type="string" office:string-value="        { &quot;key&quot;: &quot;bus:lanes:backward&quot;, &quot;object_types&quot;: [&quot;way&quot;], &quot;description&quot;: &quot;bus:lanes:backward&quot; }," calcext:value-type="string">
            <text:p><text:s text:c="8"/>{ "key": "bus:lanes:backward", "object_types": ["way"], "description": "bus:lanes:backward" },</text:p>
          </table:table-cell>
        </table:table-row>
        <table:table-row table:style-name="ro1">
          <table:table-cell office:value-type="string" calcext:value-type="string">
            <text:p>cargo_bik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rgo bike bicycle parking features (cargo_bike=designated) are rendered differently than other bicycle parkings.</text:p>
          </table:table-cell>
          <table:table-cell table:formula="of:=CONCATENATE(&quot;        { &quot;&quot;key&quot;&quot;: &quot;&quot;&quot;; [.A99]; IF([.B99]&lt;&gt;&quot;&quot;; CONCATENATE(&quot;&quot;&quot;, &quot;&quot;value&quot;&quot;: &quot;&quot;&quot;; [.B99]); &quot;&quot;); &quot;&quot;&quot;, &quot;&quot;object_types&quot;&quot;: [&quot;; IF([.C99]=&quot;x&quot;;&quot;&quot;&quot;node&quot;&quot;&quot;;&quot;&quot;); IF(AND([.C99]=&quot;x&quot;; COUNTIF([.D99:.F99];&quot;x&quot;) &gt; 0); &quot;,&quot;; &quot;&quot;); IF([.D99]=&quot;x&quot;;&quot;&quot;&quot;way&quot;&quot;&quot;;&quot;&quot;); IF(AND([.D99]=&quot;x&quot;; COUNTIF([.E99:.F99];&quot;x&quot;) &gt; 0); &quot;,&quot;; &quot;&quot;); IF([.E99]=&quot;x&quot;;&quot;&quot;&quot;area&quot;&quot;&quot;;&quot;&quot;); IF(AND([.E99]=&quot;x&quot;; [.F99]=&quot;x&quot;); &quot;,&quot;; &quot;&quot;); IF([.F99]=&quot;x&quot;;&quot;&quot;&quot;relation&quot;&quot;&quot;;&quot;&quot;); &quot;]&quot;; IF([.G99]&lt;&gt;&quot;&quot;; CONCATENATE(&quot;, &quot;&quot;icon_url&quot;&quot;: &quot;&quot;&quot;; [.G99]; &quot;&quot;&quot;&quot;); &quot;&quot;); IF([.H99]&lt;&gt;&quot;&quot;; CONCATENATE(&quot;, &quot;&quot;description&quot;&quot;: &quot;&quot;&quot;; [.H99]; &quot;&quot;&quot;&quot;); &quot;&quot;); &quot; },&quot;)" office:value-type="string" office:string-value="        { &quot;key&quot;: &quot;cargo_bike&quot;, &quot;object_types&quot;: [&quot;node&quot;,&quot;area&quot;], &quot;description&quot;: &quot;Cargo bike bicycle parking features (cargo_bike=designated) are rendered differently than other bicycle parkings.&quot; }," calcext:value-type="string">
            <text:p><text:s text:c="8"/>{ "key": "cargo_bike", "object_types": ["node","area"], "description": "Cargo bike bicycle parking features (cargo_bike=designated) are rendered differently than other bicycle parkings." },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0]; IF([.B100]&lt;&gt;&quot;&quot;; CONCATENATE(&quot;&quot;&quot;, &quot;&quot;value&quot;&quot;: &quot;&quot;&quot;; [.B100]); &quot;&quot;); &quot;&quot;&quot;, &quot;&quot;object_types&quot;&quot;: [&quot;; IF([.C100]=&quot;x&quot;;&quot;&quot;&quot;node&quot;&quot;&quot;;&quot;&quot;); IF(AND([.C100]=&quot;x&quot;; COUNTIF([.D100:.F100];&quot;x&quot;) &gt; 0); &quot;,&quot;; &quot;&quot;); IF([.D100]=&quot;x&quot;;&quot;&quot;&quot;way&quot;&quot;&quot;;&quot;&quot;); IF(AND([.D100]=&quot;x&quot;; COUNTIF([.E100:.F100];&quot;x&quot;) &gt; 0); &quot;,&quot;; &quot;&quot;); IF([.E100]=&quot;x&quot;;&quot;&quot;&quot;area&quot;&quot;&quot;;&quot;&quot;); IF(AND([.E100]=&quot;x&quot;; [.F100]=&quot;x&quot;); &quot;,&quot;; &quot;&quot;); IF([.F100]=&quot;x&quot;;&quot;&quot;&quot;relation&quot;&quot;&quot;;&quot;&quot;); &quot;]&quot;; IF([.G100]&lt;&gt;&quot;&quot;; CONCATENATE(&quot;, &quot;&quot;icon_url&quot;&quot;: &quot;&quot;&quot;; [.G100]; &quot;&quot;&quot;&quot;); &quot;&quot;); IF([.H100]&lt;&gt;&quot;&quot;; CONCATENATE(&quot;, &quot;&quot;description&quot;&quot;: &quot;&quot;&quot;; [.H100]; &quot;&quot;&quot;&quot;); &quot;&quot;); &quot; },&quot;)" office:value-type="string" office:string-value="        { &quot;key&quot;: &quot;change&quot;, &quot;object_types&quot;: [&quot;way&quot;], &quot;description&quot;: &quot;Used among lots of other tags for a complex road marking and lane processing and rendering.&quot; }," calcext:value-type="string">
            <text:p><text:s text:c="8"/>{ "key": "chang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hange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1]; IF([.B101]&lt;&gt;&quot;&quot;; CONCATENATE(&quot;&quot;&quot;, &quot;&quot;value&quot;&quot;: &quot;&quot;&quot;; [.B101]); &quot;&quot;); &quot;&quot;&quot;, &quot;&quot;object_types&quot;&quot;: [&quot;; IF([.C101]=&quot;x&quot;;&quot;&quot;&quot;node&quot;&quot;&quot;;&quot;&quot;); IF(AND([.C101]=&quot;x&quot;; COUNTIF([.D101:.F101];&quot;x&quot;) &gt; 0); &quot;,&quot;; &quot;&quot;); IF([.D101]=&quot;x&quot;;&quot;&quot;&quot;way&quot;&quot;&quot;;&quot;&quot;); IF(AND([.D101]=&quot;x&quot;; COUNTIF([.E101:.F101];&quot;x&quot;) &gt; 0); &quot;,&quot;; &quot;&quot;); IF([.E101]=&quot;x&quot;;&quot;&quot;&quot;area&quot;&quot;&quot;;&quot;&quot;); IF(AND([.E101]=&quot;x&quot;; [.F101]=&quot;x&quot;); &quot;,&quot;; &quot;&quot;); IF([.F101]=&quot;x&quot;;&quot;&quot;&quot;relation&quot;&quot;&quot;;&quot;&quot;); &quot;]&quot;; IF([.G101]&lt;&gt;&quot;&quot;; CONCATENATE(&quot;, &quot;&quot;icon_url&quot;&quot;: &quot;&quot;&quot;; [.G101]; &quot;&quot;&quot;&quot;); &quot;&quot;); IF([.H101]&lt;&gt;&quot;&quot;; CONCATENATE(&quot;, &quot;&quot;description&quot;&quot;: &quot;&quot;&quot;; [.H101]; &quot;&quot;&quot;&quot;); &quot;&quot;); &quot; },&quot;)" office:value-type="string" office:string-value="        { &quot;key&quot;: &quot;change:lanes&quot;, &quot;object_types&quot;: [&quot;way&quot;], &quot;description&quot;: &quot;Used among lots of other tags for a complex road marking and lane processing and rendering.&quot; }," calcext:value-type="string">
            <text:p><text:s text:c="8"/>{ "key": "change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hange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2]; IF([.B102]&lt;&gt;&quot;&quot;; CONCATENATE(&quot;&quot;&quot;, &quot;&quot;value&quot;&quot;: &quot;&quot;&quot;; [.B102]); &quot;&quot;); &quot;&quot;&quot;, &quot;&quot;object_types&quot;&quot;: [&quot;; IF([.C102]=&quot;x&quot;;&quot;&quot;&quot;node&quot;&quot;&quot;;&quot;&quot;); IF(AND([.C102]=&quot;x&quot;; COUNTIF([.D102:.F102];&quot;x&quot;) &gt; 0); &quot;,&quot;; &quot;&quot;); IF([.D102]=&quot;x&quot;;&quot;&quot;&quot;way&quot;&quot;&quot;;&quot;&quot;); IF(AND([.D102]=&quot;x&quot;; COUNTIF([.E102:.F102];&quot;x&quot;) &gt; 0); &quot;,&quot;; &quot;&quot;); IF([.E102]=&quot;x&quot;;&quot;&quot;&quot;area&quot;&quot;&quot;;&quot;&quot;); IF(AND([.E102]=&quot;x&quot;; [.F102]=&quot;x&quot;); &quot;,&quot;; &quot;&quot;); IF([.F102]=&quot;x&quot;;&quot;&quot;&quot;relation&quot;&quot;&quot;;&quot;&quot;); &quot;]&quot;; IF([.G102]&lt;&gt;&quot;&quot;; CONCATENATE(&quot;, &quot;&quot;icon_url&quot;&quot;: &quot;&quot;&quot;; [.G102]; &quot;&quot;&quot;&quot;); &quot;&quot;); IF([.H102]&lt;&gt;&quot;&quot;; CONCATENATE(&quot;, &quot;&quot;description&quot;&quot;: &quot;&quot;&quot;; [.H102]; &quot;&quot;&quot;&quot;); &quot;&quot;); &quot; },&quot;)" office:value-type="string" office:string-value="        { &quot;key&quot;: &quot;change:lanes:forward&quot;, &quot;object_types&quot;: [&quot;way&quot;], &quot;description&quot;: &quot;Used among lots of other tags for a complex road marking and lane processing and rendering.&quot; }," calcext:value-type="string">
            <text:p><text:s text:c="8"/>{ "key": "change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hange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03]; IF([.B103]&lt;&gt;&quot;&quot;; CONCATENATE(&quot;&quot;&quot;, &quot;&quot;value&quot;&quot;: &quot;&quot;&quot;; [.B103]); &quot;&quot;); &quot;&quot;&quot;, &quot;&quot;object_types&quot;&quot;: [&quot;; IF([.C103]=&quot;x&quot;;&quot;&quot;&quot;node&quot;&quot;&quot;;&quot;&quot;); IF(AND([.C103]=&quot;x&quot;; COUNTIF([.D103:.F103];&quot;x&quot;) &gt; 0); &quot;,&quot;; &quot;&quot;); IF([.D103]=&quot;x&quot;;&quot;&quot;&quot;way&quot;&quot;&quot;;&quot;&quot;); IF(AND([.D103]=&quot;x&quot;; COUNTIF([.E103:.F103];&quot;x&quot;) &gt; 0); &quot;,&quot;; &quot;&quot;); IF([.E103]=&quot;x&quot;;&quot;&quot;&quot;area&quot;&quot;&quot;;&quot;&quot;); IF(AND([.E103]=&quot;x&quot;; [.F103]=&quot;x&quot;); &quot;,&quot;; &quot;&quot;); IF([.F103]=&quot;x&quot;;&quot;&quot;&quot;relation&quot;&quot;&quot;;&quot;&quot;); &quot;]&quot;; IF([.G103]&lt;&gt;&quot;&quot;; CONCATENATE(&quot;, &quot;&quot;icon_url&quot;&quot;: &quot;&quot;&quot;; [.G103]; &quot;&quot;&quot;&quot;); &quot;&quot;); IF([.H103]&lt;&gt;&quot;&quot;; CONCATENATE(&quot;, &quot;&quot;description&quot;&quot;: &quot;&quot;&quot;; [.H103]; &quot;&quot;&quot;&quot;); &quot;&quot;); &quot; },&quot;)" office:value-type="string" office:string-value="        { &quot;key&quot;: &quot;change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change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ircumferenc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trunks and stumps are rendered according to their circumference, if specified.</text:p>
          </table:table-cell>
          <table:table-cell table:formula="of:=CONCATENATE(&quot;        { &quot;&quot;key&quot;&quot;: &quot;&quot;&quot;; [.A104]; IF([.B104]&lt;&gt;&quot;&quot;; CONCATENATE(&quot;&quot;&quot;, &quot;&quot;value&quot;&quot;: &quot;&quot;&quot;; [.B104]); &quot;&quot;); &quot;&quot;&quot;, &quot;&quot;object_types&quot;&quot;: [&quot;; IF([.C104]=&quot;x&quot;;&quot;&quot;&quot;node&quot;&quot;&quot;;&quot;&quot;); IF(AND([.C104]=&quot;x&quot;; COUNTIF([.D104:.F104];&quot;x&quot;) &gt; 0); &quot;,&quot;; &quot;&quot;); IF([.D104]=&quot;x&quot;;&quot;&quot;&quot;way&quot;&quot;&quot;;&quot;&quot;); IF(AND([.D104]=&quot;x&quot;; COUNTIF([.E104:.F104];&quot;x&quot;) &gt; 0); &quot;,&quot;; &quot;&quot;); IF([.E104]=&quot;x&quot;;&quot;&quot;&quot;area&quot;&quot;&quot;;&quot;&quot;); IF(AND([.E104]=&quot;x&quot;; [.F104]=&quot;x&quot;); &quot;,&quot;; &quot;&quot;); IF([.F104]=&quot;x&quot;;&quot;&quot;&quot;relation&quot;&quot;&quot;;&quot;&quot;); &quot;]&quot;; IF([.G104]&lt;&gt;&quot;&quot;; CONCATENATE(&quot;, &quot;&quot;icon_url&quot;&quot;: &quot;&quot;&quot;; [.G104]; &quot;&quot;&quot;&quot;); &quot;&quot;); IF([.H104]&lt;&gt;&quot;&quot;; CONCATENATE(&quot;, &quot;&quot;description&quot;&quot;: &quot;&quot;&quot;; [.H104]; &quot;&quot;&quot;&quot;); &quot;&quot;); &quot; },&quot;)" office:value-type="string" office:string-value="        { &quot;key&quot;: &quot;circumference&quot;, &quot;object_types&quot;: [&quot;node&quot;], &quot;description&quot;: &quot;Tree trunks and stumps are rendered according to their circumference, if specified.&quot; }," calcext:value-type="string">
            <text:p><text:s text:c="8"/>{ "key": "circumference", "object_types": ["node"], "description": "Tree trunks and stumps are rendered according to their circumference, if specified."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mark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5]; IF([.B105]&lt;&gt;&quot;&quot;; CONCATENATE(&quot;&quot;&quot;, &quot;&quot;value&quot;&quot;: &quot;&quot;&quot;; [.B105]); &quot;&quot;); &quot;&quot;&quot;, &quot;&quot;object_types&quot;&quot;: [&quot;; IF([.C105]=&quot;x&quot;;&quot;&quot;&quot;node&quot;&quot;&quot;;&quot;&quot;); IF(AND([.C105]=&quot;x&quot;; COUNTIF([.D105:.F105];&quot;x&quot;) &gt; 0); &quot;,&quot;; &quot;&quot;); IF([.D105]=&quot;x&quot;;&quot;&quot;&quot;way&quot;&quot;&quot;;&quot;&quot;); IF(AND([.D105]=&quot;x&quot;; COUNTIF([.E105:.F105];&quot;x&quot;) &gt; 0); &quot;,&quot;; &quot;&quot;); IF([.E105]=&quot;x&quot;;&quot;&quot;&quot;area&quot;&quot;&quot;;&quot;&quot;); IF(AND([.E105]=&quot;x&quot;; [.F105]=&quot;x&quot;); &quot;,&quot;; &quot;&quot;); IF([.F105]=&quot;x&quot;;&quot;&quot;&quot;relation&quot;&quot;&quot;;&quot;&quot;); &quot;]&quot;; IF([.G105]&lt;&gt;&quot;&quot;; CONCATENATE(&quot;, &quot;&quot;icon_url&quot;&quot;: &quot;&quot;&quot;; [.G105]; &quot;&quot;&quot;&quot;); &quot;&quot;); IF([.H105]&lt;&gt;&quot;&quot;; CONCATENATE(&quot;, &quot;&quot;description&quot;&quot;: &quot;&quot;&quot;; [.H105]; &quot;&quot;&quot;&quot;); &quot;&quot;); &quot; },&quot;)" office:value-type="string" office:string-value="        { &quot;key&quot;: &quot;crossing&quot;, &quot;value&quot;: &quot;marked&quot;, &quot;object_types&quot;: [&quot;node&quot;,&quot;way&quot;] }," calcext:value-type="string">
            <text:p><text:s text:c="8"/>{ "key": "crossing", "value": "marked", "object_types": ["node","way"]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traffic_signa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6]; IF([.B106]&lt;&gt;&quot;&quot;; CONCATENATE(&quot;&quot;&quot;, &quot;&quot;value&quot;&quot;: &quot;&quot;&quot;; [.B106]); &quot;&quot;); &quot;&quot;&quot;, &quot;&quot;object_types&quot;&quot;: [&quot;; IF([.C106]=&quot;x&quot;;&quot;&quot;&quot;node&quot;&quot;&quot;;&quot;&quot;); IF(AND([.C106]=&quot;x&quot;; COUNTIF([.D106:.F106];&quot;x&quot;) &gt; 0); &quot;,&quot;; &quot;&quot;); IF([.D106]=&quot;x&quot;;&quot;&quot;&quot;way&quot;&quot;&quot;;&quot;&quot;); IF(AND([.D106]=&quot;x&quot;; COUNTIF([.E106:.F106];&quot;x&quot;) &gt; 0); &quot;,&quot;; &quot;&quot;); IF([.E106]=&quot;x&quot;;&quot;&quot;&quot;area&quot;&quot;&quot;;&quot;&quot;); IF(AND([.E106]=&quot;x&quot;; [.F106]=&quot;x&quot;); &quot;,&quot;; &quot;&quot;); IF([.F106]=&quot;x&quot;;&quot;&quot;&quot;relation&quot;&quot;&quot;;&quot;&quot;); &quot;]&quot;; IF([.G106]&lt;&gt;&quot;&quot;; CONCATENATE(&quot;, &quot;&quot;icon_url&quot;&quot;: &quot;&quot;&quot;; [.G106]; &quot;&quot;&quot;&quot;); &quot;&quot;); IF([.H106]&lt;&gt;&quot;&quot;; CONCATENATE(&quot;, &quot;&quot;description&quot;&quot;: &quot;&quot;&quot;; [.H106]; &quot;&quot;&quot;&quot;); &quot;&quot;); &quot; },&quot;)" office:value-type="string" office:string-value="        { &quot;key&quot;: &quot;crossing&quot;, &quot;value&quot;: &quot;traffic_signals&quot;, &quot;object_types&quot;: [&quot;node&quot;,&quot;way&quot;] }," calcext:value-type="string">
            <text:p><text:s text:c="8"/>{ "key": "crossing", "value": "traffic_signals", "object_types": ["node","way"] },</text:p>
          </table:table-cell>
        </table:table-row>
        <table:table-row table:style-name="ro1">
          <table:table-cell office:value-type="string" calcext:value-type="string">
            <text:p>crossing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7]; IF([.B107]&lt;&gt;&quot;&quot;; CONCATENATE(&quot;&quot;&quot;, &quot;&quot;value&quot;&quot;: &quot;&quot;&quot;; [.B107]); &quot;&quot;); &quot;&quot;&quot;, &quot;&quot;object_types&quot;&quot;: [&quot;; IF([.C107]=&quot;x&quot;;&quot;&quot;&quot;node&quot;&quot;&quot;;&quot;&quot;); IF(AND([.C107]=&quot;x&quot;; COUNTIF([.D107:.F107];&quot;x&quot;) &gt; 0); &quot;,&quot;; &quot;&quot;); IF([.D107]=&quot;x&quot;;&quot;&quot;&quot;way&quot;&quot;&quot;;&quot;&quot;); IF(AND([.D107]=&quot;x&quot;; COUNTIF([.E107:.F107];&quot;x&quot;) &gt; 0); &quot;,&quot;; &quot;&quot;); IF([.E107]=&quot;x&quot;;&quot;&quot;&quot;area&quot;&quot;&quot;;&quot;&quot;); IF(AND([.E107]=&quot;x&quot;; [.F107]=&quot;x&quot;); &quot;,&quot;; &quot;&quot;); IF([.F107]=&quot;x&quot;;&quot;&quot;&quot;relation&quot;&quot;&quot;;&quot;&quot;); &quot;]&quot;; IF([.G107]&lt;&gt;&quot;&quot;; CONCATENATE(&quot;, &quot;&quot;icon_url&quot;&quot;: &quot;&quot;&quot;; [.G107]; &quot;&quot;&quot;&quot;); &quot;&quot;); IF([.H107]&lt;&gt;&quot;&quot;; CONCATENATE(&quot;, &quot;&quot;description&quot;&quot;: &quot;&quot;&quot;; [.H107]; &quot;&quot;&quot;&quot;); &quot;&quot;); &quot; },&quot;)" office:value-type="string" office:string-value="        { &quot;key&quot;: &quot;crossing&quot;, &quot;value&quot;: &quot;zebra&quot;, &quot;object_types&quot;: [&quot;node&quot;,&quot;way&quot;] }," calcext:value-type="string">
            <text:p><text:s text:c="8"/>{ "key": "crossing", "value": "zebra", "object_types": ["node","way"] },</text:p>
          </table:table-cell>
        </table:table-row>
        <table:table-row table:style-name="ro1">
          <table:table-cell office:value-type="string" calcext:value-type="string">
            <text:p>crossing_ref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08]; IF([.B108]&lt;&gt;&quot;&quot;; CONCATENATE(&quot;&quot;&quot;, &quot;&quot;value&quot;&quot;: &quot;&quot;&quot;; [.B108]); &quot;&quot;); &quot;&quot;&quot;, &quot;&quot;object_types&quot;&quot;: [&quot;; IF([.C108]=&quot;x&quot;;&quot;&quot;&quot;node&quot;&quot;&quot;;&quot;&quot;); IF(AND([.C108]=&quot;x&quot;; COUNTIF([.D108:.F108];&quot;x&quot;) &gt; 0); &quot;,&quot;; &quot;&quot;); IF([.D108]=&quot;x&quot;;&quot;&quot;&quot;way&quot;&quot;&quot;;&quot;&quot;); IF(AND([.D108]=&quot;x&quot;; COUNTIF([.E108:.F108];&quot;x&quot;) &gt; 0); &quot;,&quot;; &quot;&quot;); IF([.E108]=&quot;x&quot;;&quot;&quot;&quot;area&quot;&quot;&quot;;&quot;&quot;); IF(AND([.E108]=&quot;x&quot;; [.F108]=&quot;x&quot;); &quot;,&quot;; &quot;&quot;); IF([.F108]=&quot;x&quot;;&quot;&quot;&quot;relation&quot;&quot;&quot;;&quot;&quot;); &quot;]&quot;; IF([.G108]&lt;&gt;&quot;&quot;; CONCATENATE(&quot;, &quot;&quot;icon_url&quot;&quot;: &quot;&quot;&quot;; [.G108]; &quot;&quot;&quot;&quot;); &quot;&quot;); IF([.H108]&lt;&gt;&quot;&quot;; CONCATENATE(&quot;, &quot;&quot;description&quot;&quot;: &quot;&quot;&quot;; [.H108]; &quot;&quot;&quot;&quot;); &quot;&quot;); &quot; },&quot;)" office:value-type="string" office:string-value="        { &quot;key&quot;: &quot;crossing_ref&quot;, &quot;value&quot;: &quot;zebra&quot;, &quot;object_types&quot;: [&quot;node&quot;,&quot;way&quot;] }," calcext:value-type="string">
            <text:p><text:s text:c="8"/>{ "key": "crossing_ref", "value": "zebra", "object_types": ["node","way"] },</text:p>
          </table:table-cell>
        </table:table-row>
        <table:table-row table:style-name="ro1">
          <table:table-cell office:value-type="string" calcext:value-type="string">
            <text:p>crossing:buffer_marking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09]; IF([.B109]&lt;&gt;&quot;&quot;; CONCATENATE(&quot;&quot;&quot;, &quot;&quot;value&quot;&quot;: &quot;&quot;&quot;; [.B109]); &quot;&quot;); &quot;&quot;&quot;, &quot;&quot;object_types&quot;&quot;: [&quot;; IF([.C109]=&quot;x&quot;;&quot;&quot;&quot;node&quot;&quot;&quot;;&quot;&quot;); IF(AND([.C109]=&quot;x&quot;; COUNTIF([.D109:.F109];&quot;x&quot;) &gt; 0); &quot;,&quot;; &quot;&quot;); IF([.D109]=&quot;x&quot;;&quot;&quot;&quot;way&quot;&quot;&quot;;&quot;&quot;); IF(AND([.D109]=&quot;x&quot;; COUNTIF([.E109:.F109];&quot;x&quot;) &gt; 0); &quot;,&quot;; &quot;&quot;); IF([.E109]=&quot;x&quot;;&quot;&quot;&quot;area&quot;&quot;&quot;;&quot;&quot;); IF(AND([.E109]=&quot;x&quot;; [.F109]=&quot;x&quot;); &quot;,&quot;; &quot;&quot;); IF([.F109]=&quot;x&quot;;&quot;&quot;&quot;relation&quot;&quot;&quot;;&quot;&quot;); &quot;]&quot;; IF([.G109]&lt;&gt;&quot;&quot;; CONCATENATE(&quot;, &quot;&quot;icon_url&quot;&quot;: &quot;&quot;&quot;; [.G109]; &quot;&quot;&quot;&quot;); &quot;&quot;); IF([.H109]&lt;&gt;&quot;&quot;; CONCATENATE(&quot;, &quot;&quot;description&quot;&quot;: &quot;&quot;&quot;; [.H109]; &quot;&quot;&quot;&quot;); &quot;&quot;); &quot; },&quot;)" office:value-type="string" office:string-value="        { &quot;key&quot;: &quot;crossing:buffer_marking&quot;, &quot;object_types&quot;: [&quot;node&quot;] }," calcext:value-type="string">
            <text:p><text:s text:c="8"/>{ "key": "crossing:buffer_marking", "object_types": ["node"] },</text:p>
          </table:table-cell>
        </table:table-row>
        <table:table-row table:style-name="ro1">
          <table:table-cell office:value-type="string" calcext:value-type="string">
            <text:p>crossing:direction:angl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10]; IF([.B110]&lt;&gt;&quot;&quot;; CONCATENATE(&quot;&quot;&quot;, &quot;&quot;value&quot;&quot;: &quot;&quot;&quot;; [.B110]); &quot;&quot;); &quot;&quot;&quot;, &quot;&quot;object_types&quot;&quot;: [&quot;; IF([.C110]=&quot;x&quot;;&quot;&quot;&quot;node&quot;&quot;&quot;;&quot;&quot;); IF(AND([.C110]=&quot;x&quot;; COUNTIF([.D110:.F110];&quot;x&quot;) &gt; 0); &quot;,&quot;; &quot;&quot;); IF([.D110]=&quot;x&quot;;&quot;&quot;&quot;way&quot;&quot;&quot;;&quot;&quot;); IF(AND([.D110]=&quot;x&quot;; COUNTIF([.E110:.F110];&quot;x&quot;) &gt; 0); &quot;,&quot;; &quot;&quot;); IF([.E110]=&quot;x&quot;;&quot;&quot;&quot;area&quot;&quot;&quot;;&quot;&quot;); IF(AND([.E110]=&quot;x&quot;; [.F110]=&quot;x&quot;); &quot;,&quot;; &quot;&quot;); IF([.F110]=&quot;x&quot;;&quot;&quot;&quot;relation&quot;&quot;&quot;;&quot;&quot;); &quot;]&quot;; IF([.G110]&lt;&gt;&quot;&quot;; CONCATENATE(&quot;, &quot;&quot;icon_url&quot;&quot;: &quot;&quot;&quot;; [.G110]; &quot;&quot;&quot;&quot;); &quot;&quot;); IF([.H110]&lt;&gt;&quot;&quot;; CONCATENATE(&quot;, &quot;&quot;description&quot;&quot;: &quot;&quot;&quot;; [.H110]; &quot;&quot;&quot;&quot;); &quot;&quot;); &quot; },&quot;)" office:value-type="string" office:string-value="        { &quot;key&quot;: &quot;crossing:direction:angle&quot;, &quot;object_types&quot;: [&quot;node&quot;] }," calcext:value-type="string">
            <text:p><text:s text:c="8"/>{ "key": "crossing:direction:angle", "object_types": ["node"] },</text:p>
          </table:table-cell>
        </table:table-row>
        <table:table-row table:style-name="ro1">
          <table:table-cell office:value-type="string" calcext:value-type="string">
            <text:p>crossing:markings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11]; IF([.B111]&lt;&gt;&quot;&quot;; CONCATENATE(&quot;&quot;&quot;, &quot;&quot;value&quot;&quot;: &quot;&quot;&quot;; [.B111]); &quot;&quot;); &quot;&quot;&quot;, &quot;&quot;object_types&quot;&quot;: [&quot;; IF([.C111]=&quot;x&quot;;&quot;&quot;&quot;node&quot;&quot;&quot;;&quot;&quot;); IF(AND([.C111]=&quot;x&quot;; COUNTIF([.D111:.F111];&quot;x&quot;) &gt; 0); &quot;,&quot;; &quot;&quot;); IF([.D111]=&quot;x&quot;;&quot;&quot;&quot;way&quot;&quot;&quot;;&quot;&quot;); IF(AND([.D111]=&quot;x&quot;; COUNTIF([.E111:.F111];&quot;x&quot;) &gt; 0); &quot;,&quot;; &quot;&quot;); IF([.E111]=&quot;x&quot;;&quot;&quot;&quot;area&quot;&quot;&quot;;&quot;&quot;); IF(AND([.E111]=&quot;x&quot;; [.F111]=&quot;x&quot;); &quot;,&quot;; &quot;&quot;); IF([.F111]=&quot;x&quot;;&quot;&quot;&quot;relation&quot;&quot;&quot;;&quot;&quot;); &quot;]&quot;; IF([.G111]&lt;&gt;&quot;&quot;; CONCATENATE(&quot;, &quot;&quot;icon_url&quot;&quot;: &quot;&quot;&quot;; [.G111]; &quot;&quot;&quot;&quot;); &quot;&quot;); IF([.H111]&lt;&gt;&quot;&quot;; CONCATENATE(&quot;, &quot;&quot;description&quot;&quot;: &quot;&quot;&quot;; [.H111]; &quot;&quot;&quot;&quot;); &quot;&quot;); &quot; },&quot;)" office:value-type="string" office:string-value="        { &quot;key&quot;: &quot;crossing:markings&quot;, &quot;value&quot;: &quot;surface&quot;, &quot;object_types&quot;: [&quot;node&quot;] }," calcext:value-type="string">
            <text:p><text:s text:c="8"/>{ "key": "crossing:markings", "value": "surface", "object_types": ["node"] },</text:p>
          </table:table-cell>
        </table:table-row>
        <table:table-row table:style-name="ro1">
          <table:table-cell office:value-type="string" calcext:value-type="string">
            <text:p>crossing:markings</text:p>
          </table:table-cell>
          <table:table-cell office:value-type="string" calcext:value-type="string">
            <text:p>zebr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112]; IF([.B112]&lt;&gt;&quot;&quot;; CONCATENATE(&quot;&quot;&quot;, &quot;&quot;value&quot;&quot;: &quot;&quot;&quot;; [.B112]); &quot;&quot;); &quot;&quot;&quot;, &quot;&quot;object_types&quot;&quot;: [&quot;; IF([.C112]=&quot;x&quot;;&quot;&quot;&quot;node&quot;&quot;&quot;;&quot;&quot;); IF(AND([.C112]=&quot;x&quot;; COUNTIF([.D112:.F112];&quot;x&quot;) &gt; 0); &quot;,&quot;; &quot;&quot;); IF([.D112]=&quot;x&quot;;&quot;&quot;&quot;way&quot;&quot;&quot;;&quot;&quot;); IF(AND([.D112]=&quot;x&quot;; COUNTIF([.E112:.F112];&quot;x&quot;) &gt; 0); &quot;,&quot;; &quot;&quot;); IF([.E112]=&quot;x&quot;;&quot;&quot;&quot;area&quot;&quot;&quot;;&quot;&quot;); IF(AND([.E112]=&quot;x&quot;; [.F112]=&quot;x&quot;); &quot;,&quot;; &quot;&quot;); IF([.F112]=&quot;x&quot;;&quot;&quot;&quot;relation&quot;&quot;&quot;;&quot;&quot;); &quot;]&quot;; IF([.G112]&lt;&gt;&quot;&quot;; CONCATENATE(&quot;, &quot;&quot;icon_url&quot;&quot;: &quot;&quot;&quot;; [.G112]; &quot;&quot;&quot;&quot;); &quot;&quot;); IF([.H112]&lt;&gt;&quot;&quot;; CONCATENATE(&quot;, &quot;&quot;description&quot;&quot;: &quot;&quot;&quot;; [.H112]; &quot;&quot;&quot;&quot;); &quot;&quot;); &quot; },&quot;)" office:value-type="string" office:string-value="        { &quot;key&quot;: &quot;crossing:markings&quot;, &quot;value&quot;: &quot;zebra&quot;, &quot;object_types&quot;: [&quot;node&quot;,&quot;way&quot;] }," calcext:value-type="string">
            <text:p><text:s text:c="8"/>{ "key": "crossing:markings", "value": "zebra", "object_types": ["node","way"] },</text:p>
          </table:table-cell>
        </table:table-row>
        <table:table-row table:style-name="ro1">
          <table:table-cell office:value-type="string" calcext:value-type="string">
            <text:p>cycl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3]; IF([.B113]&lt;&gt;&quot;&quot;; CONCATENATE(&quot;&quot;&quot;, &quot;&quot;value&quot;&quot;: &quot;&quot;&quot;; [.B113]); &quot;&quot;); &quot;&quot;&quot;, &quot;&quot;object_types&quot;&quot;: [&quot;; IF([.C113]=&quot;x&quot;;&quot;&quot;&quot;node&quot;&quot;&quot;;&quot;&quot;); IF(AND([.C113]=&quot;x&quot;; COUNTIF([.D113:.F113];&quot;x&quot;) &gt; 0); &quot;,&quot;; &quot;&quot;); IF([.D113]=&quot;x&quot;;&quot;&quot;&quot;way&quot;&quot;&quot;;&quot;&quot;); IF(AND([.D113]=&quot;x&quot;; COUNTIF([.E113:.F113];&quot;x&quot;) &gt; 0); &quot;,&quot;; &quot;&quot;); IF([.E113]=&quot;x&quot;;&quot;&quot;&quot;area&quot;&quot;&quot;;&quot;&quot;); IF(AND([.E113]=&quot;x&quot;; [.F113]=&quot;x&quot;); &quot;,&quot;; &quot;&quot;); IF([.F113]=&quot;x&quot;;&quot;&quot;&quot;relation&quot;&quot;&quot;;&quot;&quot;); &quot;]&quot;; IF([.G113]&lt;&gt;&quot;&quot;; CONCATENATE(&quot;, &quot;&quot;icon_url&quot;&quot;: &quot;&quot;&quot;; [.G113]; &quot;&quot;&quot;&quot;); &quot;&quot;); IF([.H113]&lt;&gt;&quot;&quot;; CONCATENATE(&quot;, &quot;&quot;description&quot;&quot;: &quot;&quot;&quot;; [.H113]; &quot;&quot;&quot;&quot;); &quot;&quot;); &quot; },&quot;)" office:value-type="string" office:string-value="        { &quot;key&quot;: &quot;cycleway&quot;, &quot;object_types&quot;: [&quot;way&quot;], &quot;description&quot;: &quot;Used among lots of other tags for a complex road marking and lane processing and rendering.&quot; }," calcext:value-type="string">
            <text:p><text:s text:c="8"/>{ "key": "cycleway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4]; IF([.B114]&lt;&gt;&quot;&quot;; CONCATENATE(&quot;&quot;&quot;, &quot;&quot;value&quot;&quot;: &quot;&quot;&quot;; [.B114]); &quot;&quot;); &quot;&quot;&quot;, &quot;&quot;object_types&quot;&quot;: [&quot;; IF([.C114]=&quot;x&quot;;&quot;&quot;&quot;node&quot;&quot;&quot;;&quot;&quot;); IF(AND([.C114]=&quot;x&quot;; COUNTIF([.D114:.F114];&quot;x&quot;) &gt; 0); &quot;,&quot;; &quot;&quot;); IF([.D114]=&quot;x&quot;;&quot;&quot;&quot;way&quot;&quot;&quot;;&quot;&quot;); IF(AND([.D114]=&quot;x&quot;; COUNTIF([.E114:.F114];&quot;x&quot;) &gt; 0); &quot;,&quot;; &quot;&quot;); IF([.E114]=&quot;x&quot;;&quot;&quot;&quot;area&quot;&quot;&quot;;&quot;&quot;); IF(AND([.E114]=&quot;x&quot;; [.F114]=&quot;x&quot;); &quot;,&quot;; &quot;&quot;); IF([.F114]=&quot;x&quot;;&quot;&quot;&quot;relation&quot;&quot;&quot;;&quot;&quot;); &quot;]&quot;; IF([.G114]&lt;&gt;&quot;&quot;; CONCATENATE(&quot;, &quot;&quot;icon_url&quot;&quot;: &quot;&quot;&quot;; [.G114]; &quot;&quot;&quot;&quot;); &quot;&quot;); IF([.H114]&lt;&gt;&quot;&quot;; CONCATENATE(&quot;, &quot;&quot;description&quot;&quot;: &quot;&quot;&quot;; [.H114]; &quot;&quot;&quot;&quot;); &quot;&quot;); &quot; },&quot;)" office:value-type="string" office:string-value="        { &quot;key&quot;: &quot;cycleway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5]; IF([.B115]&lt;&gt;&quot;&quot;; CONCATENATE(&quot;&quot;&quot;, &quot;&quot;value&quot;&quot;: &quot;&quot;&quot;; [.B115]); &quot;&quot;); &quot;&quot;&quot;, &quot;&quot;object_types&quot;&quot;: [&quot;; IF([.C115]=&quot;x&quot;;&quot;&quot;&quot;node&quot;&quot;&quot;;&quot;&quot;); IF(AND([.C115]=&quot;x&quot;; COUNTIF([.D115:.F115];&quot;x&quot;) &gt; 0); &quot;,&quot;; &quot;&quot;); IF([.D115]=&quot;x&quot;;&quot;&quot;&quot;way&quot;&quot;&quot;;&quot;&quot;); IF(AND([.D115]=&quot;x&quot;; COUNTIF([.E115:.F115];&quot;x&quot;) &gt; 0); &quot;,&quot;; &quot;&quot;); IF([.E115]=&quot;x&quot;;&quot;&quot;&quot;area&quot;&quot;&quot;;&quot;&quot;); IF(AND([.E115]=&quot;x&quot;; [.F115]=&quot;x&quot;); &quot;,&quot;; &quot;&quot;); IF([.F115]=&quot;x&quot;;&quot;&quot;&quot;relation&quot;&quot;&quot;;&quot;&quot;); &quot;]&quot;; IF([.G115]&lt;&gt;&quot;&quot;; CONCATENATE(&quot;, &quot;&quot;icon_url&quot;&quot;: &quot;&quot;&quot;; [.G115]; &quot;&quot;&quot;&quot;); &quot;&quot;); IF([.H115]&lt;&gt;&quot;&quot;; CONCATENATE(&quot;, &quot;&quot;description&quot;&quot;: &quot;&quot;&quot;; [.H115]; &quot;&quot;&quot;&quot;); &quot;&quot;); &quot; },&quot;)" office:value-type="string" office:string-value="        { &quot;key&quot;: &quot;cycleway:both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6]; IF([.B116]&lt;&gt;&quot;&quot;; CONCATENATE(&quot;&quot;&quot;, &quot;&quot;value&quot;&quot;: &quot;&quot;&quot;; [.B116]); &quot;&quot;); &quot;&quot;&quot;, &quot;&quot;object_types&quot;&quot;: [&quot;; IF([.C116]=&quot;x&quot;;&quot;&quot;&quot;node&quot;&quot;&quot;;&quot;&quot;); IF(AND([.C116]=&quot;x&quot;; COUNTIF([.D116:.F116];&quot;x&quot;) &gt; 0); &quot;,&quot;; &quot;&quot;); IF([.D116]=&quot;x&quot;;&quot;&quot;&quot;way&quot;&quot;&quot;;&quot;&quot;); IF(AND([.D116]=&quot;x&quot;; COUNTIF([.E116:.F116];&quot;x&quot;) &gt; 0); &quot;,&quot;; &quot;&quot;); IF([.E116]=&quot;x&quot;;&quot;&quot;&quot;area&quot;&quot;&quot;;&quot;&quot;); IF(AND([.E116]=&quot;x&quot;; [.F116]=&quot;x&quot;); &quot;,&quot;; &quot;&quot;); IF([.F116]=&quot;x&quot;;&quot;&quot;&quot;relation&quot;&quot;&quot;;&quot;&quot;); &quot;]&quot;; IF([.G116]&lt;&gt;&quot;&quot;; CONCATENATE(&quot;, &quot;&quot;icon_url&quot;&quot;: &quot;&quot;&quot;; [.G116]; &quot;&quot;&quot;&quot;); &quot;&quot;); IF([.H116]&lt;&gt;&quot;&quot;; CONCATENATE(&quot;, &quot;&quot;description&quot;&quot;: &quot;&quot;&quot;; [.H116]; &quot;&quot;&quot;&quot;); &quot;&quot;); &quot; },&quot;)" office:value-type="string" office:string-value="        { &quot;key&quot;: &quot;cycleway:both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7]; IF([.B117]&lt;&gt;&quot;&quot;; CONCATENATE(&quot;&quot;&quot;, &quot;&quot;value&quot;&quot;: &quot;&quot;&quot;; [.B117]); &quot;&quot;); &quot;&quot;&quot;, &quot;&quot;object_types&quot;&quot;: [&quot;; IF([.C117]=&quot;x&quot;;&quot;&quot;&quot;node&quot;&quot;&quot;;&quot;&quot;); IF(AND([.C117]=&quot;x&quot;; COUNTIF([.D117:.F117];&quot;x&quot;) &gt; 0); &quot;,&quot;; &quot;&quot;); IF([.D117]=&quot;x&quot;;&quot;&quot;&quot;way&quot;&quot;&quot;;&quot;&quot;); IF(AND([.D117]=&quot;x&quot;; COUNTIF([.E117:.F117];&quot;x&quot;) &gt; 0); &quot;,&quot;; &quot;&quot;); IF([.E117]=&quot;x&quot;;&quot;&quot;&quot;area&quot;&quot;&quot;;&quot;&quot;); IF(AND([.E117]=&quot;x&quot;; [.F117]=&quot;x&quot;); &quot;,&quot;; &quot;&quot;); IF([.F117]=&quot;x&quot;;&quot;&quot;&quot;relation&quot;&quot;&quot;;&quot;&quot;); &quot;]&quot;; IF([.G117]&lt;&gt;&quot;&quot;; CONCATENATE(&quot;, &quot;&quot;icon_url&quot;&quot;: &quot;&quot;&quot;; [.G117]; &quot;&quot;&quot;&quot;); &quot;&quot;); IF([.H117]&lt;&gt;&quot;&quot;; CONCATENATE(&quot;, &quot;&quot;description&quot;&quot;: &quot;&quot;&quot;; [.H117]; &quot;&quot;&quot;&quot;); &quot;&quot;); &quot; },&quot;)" office:value-type="string" office:string-value="        { &quot;key&quot;: &quot;cycleway:both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8]; IF([.B118]&lt;&gt;&quot;&quot;; CONCATENATE(&quot;&quot;&quot;, &quot;&quot;value&quot;&quot;: &quot;&quot;&quot;; [.B118]); &quot;&quot;); &quot;&quot;&quot;, &quot;&quot;object_types&quot;&quot;: [&quot;; IF([.C118]=&quot;x&quot;;&quot;&quot;&quot;node&quot;&quot;&quot;;&quot;&quot;); IF(AND([.C118]=&quot;x&quot;; COUNTIF([.D118:.F118];&quot;x&quot;) &gt; 0); &quot;,&quot;; &quot;&quot;); IF([.D118]=&quot;x&quot;;&quot;&quot;&quot;way&quot;&quot;&quot;;&quot;&quot;); IF(AND([.D118]=&quot;x&quot;; COUNTIF([.E118:.F118];&quot;x&quot;) &gt; 0); &quot;,&quot;; &quot;&quot;); IF([.E118]=&quot;x&quot;;&quot;&quot;&quot;area&quot;&quot;&quot;;&quot;&quot;); IF(AND([.E118]=&quot;x&quot;; [.F118]=&quot;x&quot;); &quot;,&quot;; &quot;&quot;); IF([.F118]=&quot;x&quot;;&quot;&quot;&quot;relation&quot;&quot;&quot;;&quot;&quot;); &quot;]&quot;; IF([.G118]&lt;&gt;&quot;&quot;; CONCATENATE(&quot;, &quot;&quot;icon_url&quot;&quot;: &quot;&quot;&quot;; [.G118]; &quot;&quot;&quot;&quot;); &quot;&quot;); IF([.H118]&lt;&gt;&quot;&quot;; CONCATENATE(&quot;, &quot;&quot;description&quot;&quot;: &quot;&quot;&quot;; [.H118]; &quot;&quot;&quot;&quot;); &quot;&quot;); &quot; },&quot;)" office:value-type="string" office:string-value="        { &quot;key&quot;: &quot;cycleway:both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19]; IF([.B119]&lt;&gt;&quot;&quot;; CONCATENATE(&quot;&quot;&quot;, &quot;&quot;value&quot;&quot;: &quot;&quot;&quot;; [.B119]); &quot;&quot;); &quot;&quot;&quot;, &quot;&quot;object_types&quot;&quot;: [&quot;; IF([.C119]=&quot;x&quot;;&quot;&quot;&quot;node&quot;&quot;&quot;;&quot;&quot;); IF(AND([.C119]=&quot;x&quot;; COUNTIF([.D119:.F119];&quot;x&quot;) &gt; 0); &quot;,&quot;; &quot;&quot;); IF([.D119]=&quot;x&quot;;&quot;&quot;&quot;way&quot;&quot;&quot;;&quot;&quot;); IF(AND([.D119]=&quot;x&quot;; COUNTIF([.E119:.F119];&quot;x&quot;) &gt; 0); &quot;,&quot;; &quot;&quot;); IF([.E119]=&quot;x&quot;;&quot;&quot;&quot;area&quot;&quot;&quot;;&quot;&quot;); IF(AND([.E119]=&quot;x&quot;; [.F119]=&quot;x&quot;); &quot;,&quot;; &quot;&quot;); IF([.F119]=&quot;x&quot;;&quot;&quot;&quot;relation&quot;&quot;&quot;;&quot;&quot;); &quot;]&quot;; IF([.G119]&lt;&gt;&quot;&quot;; CONCATENATE(&quot;, &quot;&quot;icon_url&quot;&quot;: &quot;&quot;&quot;; [.G119]; &quot;&quot;&quot;&quot;); &quot;&quot;); IF([.H119]&lt;&gt;&quot;&quot;; CONCATENATE(&quot;, &quot;&quot;description&quot;&quot;: &quot;&quot;&quot;; [.H119]; &quot;&quot;&quot;&quot;); &quot;&quot;); &quot; },&quot;)" office:value-type="string" office:string-value="        { &quot;key&quot;: &quot;cycleway:both:lane&quot;, &quot;object_types&quot;: [&quot;way&quot;], &quot;description&quot;: &quot;Used among lots of other tags for a complex road marking and lane processing and rendering.&quot; }," calcext:value-type="string">
            <text:p><text:s text:c="8"/>{ "key": "cycleway:both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m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0]; IF([.B120]&lt;&gt;&quot;&quot;; CONCATENATE(&quot;&quot;&quot;, &quot;&quot;value&quot;&quot;: &quot;&quot;&quot;; [.B120]); &quot;&quot;); &quot;&quot;&quot;, &quot;&quot;object_types&quot;&quot;: [&quot;; IF([.C120]=&quot;x&quot;;&quot;&quot;&quot;node&quot;&quot;&quot;;&quot;&quot;); IF(AND([.C120]=&quot;x&quot;; COUNTIF([.D120:.F120];&quot;x&quot;) &gt; 0); &quot;,&quot;; &quot;&quot;); IF([.D120]=&quot;x&quot;;&quot;&quot;&quot;way&quot;&quot;&quot;;&quot;&quot;); IF(AND([.D120]=&quot;x&quot;; COUNTIF([.E120:.F120];&quot;x&quot;) &gt; 0); &quot;,&quot;; &quot;&quot;); IF([.E120]=&quot;x&quot;;&quot;&quot;&quot;area&quot;&quot;&quot;;&quot;&quot;); IF(AND([.E120]=&quot;x&quot;; [.F120]=&quot;x&quot;); &quot;,&quot;; &quot;&quot;); IF([.F120]=&quot;x&quot;;&quot;&quot;&quot;relation&quot;&quot;&quot;;&quot;&quot;); &quot;]&quot;; IF([.G120]&lt;&gt;&quot;&quot;; CONCATENATE(&quot;, &quot;&quot;icon_url&quot;&quot;: &quot;&quot;&quot;; [.G120]; &quot;&quot;&quot;&quot;); &quot;&quot;); IF([.H120]&lt;&gt;&quot;&quot;; CONCATENATE(&quot;, &quot;&quot;description&quot;&quot;: &quot;&quot;&quot;; [.H120]; &quot;&quot;&quot;&quot;); &quot;&quot;); &quot; },&quot;)" office:value-type="string" office:string-value="        { &quot;key&quot;: &quot;cycleway:both:marking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marking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both: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1]; IF([.B121]&lt;&gt;&quot;&quot;; CONCATENATE(&quot;&quot;&quot;, &quot;&quot;value&quot;&quot;: &quot;&quot;&quot;; [.B121]); &quot;&quot;); &quot;&quot;&quot;, &quot;&quot;object_types&quot;&quot;: [&quot;; IF([.C121]=&quot;x&quot;;&quot;&quot;&quot;node&quot;&quot;&quot;;&quot;&quot;); IF(AND([.C121]=&quot;x&quot;; COUNTIF([.D121:.F121];&quot;x&quot;) &gt; 0); &quot;,&quot;; &quot;&quot;); IF([.D121]=&quot;x&quot;;&quot;&quot;&quot;way&quot;&quot;&quot;;&quot;&quot;); IF(AND([.D121]=&quot;x&quot;; COUNTIF([.E121:.F121];&quot;x&quot;) &gt; 0); &quot;,&quot;; &quot;&quot;); IF([.E121]=&quot;x&quot;;&quot;&quot;&quot;area&quot;&quot;&quot;;&quot;&quot;); IF(AND([.E121]=&quot;x&quot;; [.F121]=&quot;x&quot;); &quot;,&quot;; &quot;&quot;); IF([.F121]=&quot;x&quot;;&quot;&quot;&quot;relation&quot;&quot;&quot;;&quot;&quot;); &quot;]&quot;; IF([.G121]&lt;&gt;&quot;&quot;; CONCATENATE(&quot;, &quot;&quot;icon_url&quot;&quot;: &quot;&quot;&quot;; [.G121]; &quot;&quot;&quot;&quot;); &quot;&quot;); IF([.H121]&lt;&gt;&quot;&quot;; CONCATENATE(&quot;, &quot;&quot;description&quot;&quot;: &quot;&quot;&quot;; [.H121]; &quot;&quot;&quot;&quot;); &quot;&quot;); &quot; },&quot;)" office:value-type="string" office:string-value="        { &quot;key&quot;: &quot;cycleway:both:marking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marking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both: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2]; IF([.B122]&lt;&gt;&quot;&quot;; CONCATENATE(&quot;&quot;&quot;, &quot;&quot;value&quot;&quot;: &quot;&quot;&quot;; [.B122]); &quot;&quot;); &quot;&quot;&quot;, &quot;&quot;object_types&quot;&quot;: [&quot;; IF([.C122]=&quot;x&quot;;&quot;&quot;&quot;node&quot;&quot;&quot;;&quot;&quot;); IF(AND([.C122]=&quot;x&quot;; COUNTIF([.D122:.F122];&quot;x&quot;) &gt; 0); &quot;,&quot;; &quot;&quot;); IF([.D122]=&quot;x&quot;;&quot;&quot;&quot;way&quot;&quot;&quot;;&quot;&quot;); IF(AND([.D122]=&quot;x&quot;; COUNTIF([.E122:.F122];&quot;x&quot;) &gt; 0); &quot;,&quot;; &quot;&quot;); IF([.E122]=&quot;x&quot;;&quot;&quot;&quot;area&quot;&quot;&quot;;&quot;&quot;); IF(AND([.E122]=&quot;x&quot;; [.F122]=&quot;x&quot;); &quot;,&quot;; &quot;&quot;); IF([.F122]=&quot;x&quot;;&quot;&quot;&quot;relation&quot;&quot;&quot;;&quot;&quot;); &quot;]&quot;; IF([.G122]&lt;&gt;&quot;&quot;; CONCATENATE(&quot;, &quot;&quot;icon_url&quot;&quot;: &quot;&quot;&quot;; [.G122]; &quot;&quot;&quot;&quot;); &quot;&quot;); IF([.H122]&lt;&gt;&quot;&quot;; CONCATENATE(&quot;, &quot;&quot;description&quot;&quot;: &quot;&quot;&quot;; [.H122]; &quot;&quot;&quot;&quot;); &quot;&quot;); &quot; },&quot;)" office:value-type="string" office:string-value="        { &quot;key&quot;: &quot;cycleway:both:marking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marking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3]; IF([.B123]&lt;&gt;&quot;&quot;; CONCATENATE(&quot;&quot;&quot;, &quot;&quot;value&quot;&quot;: &quot;&quot;&quot;; [.B123]); &quot;&quot;); &quot;&quot;&quot;, &quot;&quot;object_types&quot;&quot;: [&quot;; IF([.C123]=&quot;x&quot;;&quot;&quot;&quot;node&quot;&quot;&quot;;&quot;&quot;); IF(AND([.C123]=&quot;x&quot;; COUNTIF([.D123:.F123];&quot;x&quot;) &gt; 0); &quot;,&quot;; &quot;&quot;); IF([.D123]=&quot;x&quot;;&quot;&quot;&quot;way&quot;&quot;&quot;;&quot;&quot;); IF(AND([.D123]=&quot;x&quot;; COUNTIF([.E123:.F123];&quot;x&quot;) &gt; 0); &quot;,&quot;; &quot;&quot;); IF([.E123]=&quot;x&quot;;&quot;&quot;&quot;area&quot;&quot;&quot;;&quot;&quot;); IF(AND([.E123]=&quot;x&quot;; [.F123]=&quot;x&quot;); &quot;,&quot;; &quot;&quot;); IF([.F123]=&quot;x&quot;;&quot;&quot;&quot;relation&quot;&quot;&quot;;&quot;&quot;); &quot;]&quot;; IF([.G123]&lt;&gt;&quot;&quot;; CONCATENATE(&quot;, &quot;&quot;icon_url&quot;&quot;: &quot;&quot;&quot;; [.G123]; &quot;&quot;&quot;&quot;); &quot;&quot;); IF([.H123]&lt;&gt;&quot;&quot;; CONCATENATE(&quot;, &quot;&quot;description&quot;&quot;: &quot;&quot;&quot;; [.H123]; &quot;&quot;&quot;&quot;); &quot;&quot;); &quot; },&quot;)" office:value-type="string" office:string-value="        { &quot;key&quot;: &quot;cycleway:both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4]; IF([.B124]&lt;&gt;&quot;&quot;; CONCATENATE(&quot;&quot;&quot;, &quot;&quot;value&quot;&quot;: &quot;&quot;&quot;; [.B124]); &quot;&quot;); &quot;&quot;&quot;, &quot;&quot;object_types&quot;&quot;: [&quot;; IF([.C124]=&quot;x&quot;;&quot;&quot;&quot;node&quot;&quot;&quot;;&quot;&quot;); IF(AND([.C124]=&quot;x&quot;; COUNTIF([.D124:.F124];&quot;x&quot;) &gt; 0); &quot;,&quot;; &quot;&quot;); IF([.D124]=&quot;x&quot;;&quot;&quot;&quot;way&quot;&quot;&quot;;&quot;&quot;); IF(AND([.D124]=&quot;x&quot;; COUNTIF([.E124:.F124];&quot;x&quot;) &gt; 0); &quot;,&quot;; &quot;&quot;); IF([.E124]=&quot;x&quot;;&quot;&quot;&quot;area&quot;&quot;&quot;;&quot;&quot;); IF(AND([.E124]=&quot;x&quot;; [.F124]=&quot;x&quot;); &quot;,&quot;; &quot;&quot;); IF([.F124]=&quot;x&quot;;&quot;&quot;&quot;relation&quot;&quot;&quot;;&quot;&quot;); &quot;]&quot;; IF([.G124]&lt;&gt;&quot;&quot;; CONCATENATE(&quot;, &quot;&quot;icon_url&quot;&quot;: &quot;&quot;&quot;; [.G124]; &quot;&quot;&quot;&quot;); &quot;&quot;); IF([.H124]&lt;&gt;&quot;&quot;; CONCATENATE(&quot;, &quot;&quot;description&quot;&quot;: &quot;&quot;&quot;; [.H124]; &quot;&quot;&quot;&quot;); &quot;&quot;); &quot; },&quot;)" office:value-type="string" office:string-value="        { &quot;key&quot;: &quot;cycleway:both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5]; IF([.B125]&lt;&gt;&quot;&quot;; CONCATENATE(&quot;&quot;&quot;, &quot;&quot;value&quot;&quot;: &quot;&quot;&quot;; [.B125]); &quot;&quot;); &quot;&quot;&quot;, &quot;&quot;object_types&quot;&quot;: [&quot;; IF([.C125]=&quot;x&quot;;&quot;&quot;&quot;node&quot;&quot;&quot;;&quot;&quot;); IF(AND([.C125]=&quot;x&quot;; COUNTIF([.D125:.F125];&quot;x&quot;) &gt; 0); &quot;,&quot;; &quot;&quot;); IF([.D125]=&quot;x&quot;;&quot;&quot;&quot;way&quot;&quot;&quot;;&quot;&quot;); IF(AND([.D125]=&quot;x&quot;; COUNTIF([.E125:.F125];&quot;x&quot;) &gt; 0); &quot;,&quot;; &quot;&quot;); IF([.E125]=&quot;x&quot;;&quot;&quot;&quot;area&quot;&quot;&quot;;&quot;&quot;); IF(AND([.E125]=&quot;x&quot;; [.F125]=&quot;x&quot;); &quot;,&quot;; &quot;&quot;); IF([.F125]=&quot;x&quot;;&quot;&quot;&quot;relation&quot;&quot;&quot;;&quot;&quot;); &quot;]&quot;; IF([.G125]&lt;&gt;&quot;&quot;; CONCATENATE(&quot;, &quot;&quot;icon_url&quot;&quot;: &quot;&quot;&quot;; [.G125]; &quot;&quot;&quot;&quot;); &quot;&quot;); IF([.H125]&lt;&gt;&quot;&quot;; CONCATENATE(&quot;, &quot;&quot;description&quot;&quot;: &quot;&quot;&quot;; [.H125]; &quot;&quot;&quot;&quot;); &quot;&quot;); &quot; },&quot;)" office:value-type="string" office:string-value="        { &quot;key&quot;: &quot;cycleway:both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6]; IF([.B126]&lt;&gt;&quot;&quot;; CONCATENATE(&quot;&quot;&quot;, &quot;&quot;value&quot;&quot;: &quot;&quot;&quot;; [.B126]); &quot;&quot;); &quot;&quot;&quot;, &quot;&quot;object_types&quot;&quot;: [&quot;; IF([.C126]=&quot;x&quot;;&quot;&quot;&quot;node&quot;&quot;&quot;;&quot;&quot;); IF(AND([.C126]=&quot;x&quot;; COUNTIF([.D126:.F126];&quot;x&quot;) &gt; 0); &quot;,&quot;; &quot;&quot;); IF([.D126]=&quot;x&quot;;&quot;&quot;&quot;way&quot;&quot;&quot;;&quot;&quot;); IF(AND([.D126]=&quot;x&quot;; COUNTIF([.E126:.F126];&quot;x&quot;) &gt; 0); &quot;,&quot;; &quot;&quot;); IF([.E126]=&quot;x&quot;;&quot;&quot;&quot;area&quot;&quot;&quot;;&quot;&quot;); IF(AND([.E126]=&quot;x&quot;; [.F126]=&quot;x&quot;); &quot;,&quot;; &quot;&quot;); IF([.F126]=&quot;x&quot;;&quot;&quot;&quot;relation&quot;&quot;&quot;;&quot;&quot;); &quot;]&quot;; IF([.G126]&lt;&gt;&quot;&quot;; CONCATENATE(&quot;, &quot;&quot;icon_url&quot;&quot;: &quot;&quot;&quot;; [.G126]; &quot;&quot;&quot;&quot;); &quot;&quot;); IF([.H126]&lt;&gt;&quot;&quot;; CONCATENATE(&quot;, &quot;&quot;description&quot;&quot;: &quot;&quot;&quot;; [.H126]; &quot;&quot;&quot;&quot;); &quot;&quot;); &quot; },&quot;)" office:value-type="string" office:string-value="        { &quot;key&quot;: &quot;cycleway:both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7]; IF([.B127]&lt;&gt;&quot;&quot;; CONCATENATE(&quot;&quot;&quot;, &quot;&quot;value&quot;&quot;: &quot;&quot;&quot;; [.B127]); &quot;&quot;); &quot;&quot;&quot;, &quot;&quot;object_types&quot;&quot;: [&quot;; IF([.C127]=&quot;x&quot;;&quot;&quot;&quot;node&quot;&quot;&quot;;&quot;&quot;); IF(AND([.C127]=&quot;x&quot;; COUNTIF([.D127:.F127];&quot;x&quot;) &gt; 0); &quot;,&quot;; &quot;&quot;); IF([.D127]=&quot;x&quot;;&quot;&quot;&quot;way&quot;&quot;&quot;;&quot;&quot;); IF(AND([.D127]=&quot;x&quot;; COUNTIF([.E127:.F127];&quot;x&quot;) &gt; 0); &quot;,&quot;; &quot;&quot;); IF([.E127]=&quot;x&quot;;&quot;&quot;&quot;area&quot;&quot;&quot;;&quot;&quot;); IF(AND([.E127]=&quot;x&quot;; [.F127]=&quot;x&quot;); &quot;,&quot;; &quot;&quot;); IF([.F127]=&quot;x&quot;;&quot;&quot;&quot;relation&quot;&quot;&quot;;&quot;&quot;); &quot;]&quot;; IF([.G127]&lt;&gt;&quot;&quot;; CONCATENATE(&quot;, &quot;&quot;icon_url&quot;&quot;: &quot;&quot;&quot;; [.G127]; &quot;&quot;&quot;&quot;); &quot;&quot;); IF([.H127]&lt;&gt;&quot;&quot;; CONCATENATE(&quot;, &quot;&quot;description&quot;&quot;: &quot;&quot;&quot;; [.H127]; &quot;&quot;&quot;&quot;); &quot;&quot;); &quot; },&quot;)" office:value-type="string" office:string-value="        { &quot;key&quot;: &quot;cycleway:both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both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8]; IF([.B128]&lt;&gt;&quot;&quot;; CONCATENATE(&quot;&quot;&quot;, &quot;&quot;value&quot;&quot;: &quot;&quot;&quot;; [.B128]); &quot;&quot;); &quot;&quot;&quot;, &quot;&quot;object_types&quot;&quot;: [&quot;; IF([.C128]=&quot;x&quot;;&quot;&quot;&quot;node&quot;&quot;&quot;;&quot;&quot;); IF(AND([.C128]=&quot;x&quot;; COUNTIF([.D128:.F128];&quot;x&quot;) &gt; 0); &quot;,&quot;; &quot;&quot;); IF([.D128]=&quot;x&quot;;&quot;&quot;&quot;way&quot;&quot;&quot;;&quot;&quot;); IF(AND([.D128]=&quot;x&quot;; COUNTIF([.E128:.F128];&quot;x&quot;) &gt; 0); &quot;,&quot;; &quot;&quot;); IF([.E128]=&quot;x&quot;;&quot;&quot;&quot;area&quot;&quot;&quot;;&quot;&quot;); IF(AND([.E128]=&quot;x&quot;; [.F128]=&quot;x&quot;); &quot;,&quot;; &quot;&quot;); IF([.F128]=&quot;x&quot;;&quot;&quot;&quot;relation&quot;&quot;&quot;;&quot;&quot;); &quot;]&quot;; IF([.G128]&lt;&gt;&quot;&quot;; CONCATENATE(&quot;, &quot;&quot;icon_url&quot;&quot;: &quot;&quot;&quot;; [.G128]; &quot;&quot;&quot;&quot;); &quot;&quot;); IF([.H128]&lt;&gt;&quot;&quot;; CONCATENATE(&quot;, &quot;&quot;description&quot;&quot;: &quot;&quot;&quot;; [.H128]; &quot;&quot;&quot;&quot;); &quot;&quot;); &quot; },&quot;)" office:value-type="string" office:string-value="        { &quot;key&quot;: &quot;cycleway:both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29]; IF([.B129]&lt;&gt;&quot;&quot;; CONCATENATE(&quot;&quot;&quot;, &quot;&quot;value&quot;&quot;: &quot;&quot;&quot;; [.B129]); &quot;&quot;); &quot;&quot;&quot;, &quot;&quot;object_types&quot;&quot;: [&quot;; IF([.C129]=&quot;x&quot;;&quot;&quot;&quot;node&quot;&quot;&quot;;&quot;&quot;); IF(AND([.C129]=&quot;x&quot;; COUNTIF([.D129:.F129];&quot;x&quot;) &gt; 0); &quot;,&quot;; &quot;&quot;); IF([.D129]=&quot;x&quot;;&quot;&quot;&quot;way&quot;&quot;&quot;;&quot;&quot;); IF(AND([.D129]=&quot;x&quot;; COUNTIF([.E129:.F129];&quot;x&quot;) &gt; 0); &quot;,&quot;; &quot;&quot;); IF([.E129]=&quot;x&quot;;&quot;&quot;&quot;area&quot;&quot;&quot;;&quot;&quot;); IF(AND([.E129]=&quot;x&quot;; [.F129]=&quot;x&quot;); &quot;,&quot;; &quot;&quot;); IF([.F129]=&quot;x&quot;;&quot;&quot;&quot;relation&quot;&quot;&quot;;&quot;&quot;); &quot;]&quot;; IF([.G129]&lt;&gt;&quot;&quot;; CONCATENATE(&quot;, &quot;&quot;icon_url&quot;&quot;: &quot;&quot;&quot;; [.G129]; &quot;&quot;&quot;&quot;); &quot;&quot;); IF([.H129]&lt;&gt;&quot;&quot;; CONCATENATE(&quot;, &quot;&quot;description&quot;&quot;: &quot;&quot;&quot;; [.H129]; &quot;&quot;&quot;&quot;); &quot;&quot;); &quot; },&quot;)" office:value-type="string" office:string-value="        { &quot;key&quot;: &quot;cycleway:both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0]; IF([.B130]&lt;&gt;&quot;&quot;; CONCATENATE(&quot;&quot;&quot;, &quot;&quot;value&quot;&quot;: &quot;&quot;&quot;; [.B130]); &quot;&quot;); &quot;&quot;&quot;, &quot;&quot;object_types&quot;&quot;: [&quot;; IF([.C130]=&quot;x&quot;;&quot;&quot;&quot;node&quot;&quot;&quot;;&quot;&quot;); IF(AND([.C130]=&quot;x&quot;; COUNTIF([.D130:.F130];&quot;x&quot;) &gt; 0); &quot;,&quot;; &quot;&quot;); IF([.D130]=&quot;x&quot;;&quot;&quot;&quot;way&quot;&quot;&quot;;&quot;&quot;); IF(AND([.D130]=&quot;x&quot;; COUNTIF([.E130:.F130];&quot;x&quot;) &gt; 0); &quot;,&quot;; &quot;&quot;); IF([.E130]=&quot;x&quot;;&quot;&quot;&quot;area&quot;&quot;&quot;;&quot;&quot;); IF(AND([.E130]=&quot;x&quot;; [.F130]=&quot;x&quot;); &quot;,&quot;; &quot;&quot;); IF([.F130]=&quot;x&quot;;&quot;&quot;&quot;relation&quot;&quot;&quot;;&quot;&quot;); &quot;]&quot;; IF([.G130]&lt;&gt;&quot;&quot;; CONCATENATE(&quot;, &quot;&quot;icon_url&quot;&quot;: &quot;&quot;&quot;; [.G130]; &quot;&quot;&quot;&quot;); &quot;&quot;); IF([.H130]&lt;&gt;&quot;&quot;; CONCATENATE(&quot;, &quot;&quot;description&quot;&quot;: &quot;&quot;&quot;; [.H130]; &quot;&quot;&quot;&quot;); &quot;&quot;); &quot; },&quot;)" office:value-type="string" office:string-value="        { &quot;key&quot;: &quot;cycleway:both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1]; IF([.B131]&lt;&gt;&quot;&quot;; CONCATENATE(&quot;&quot;&quot;, &quot;&quot;value&quot;&quot;: &quot;&quot;&quot;; [.B131]); &quot;&quot;); &quot;&quot;&quot;, &quot;&quot;object_types&quot;&quot;: [&quot;; IF([.C131]=&quot;x&quot;;&quot;&quot;&quot;node&quot;&quot;&quot;;&quot;&quot;); IF(AND([.C131]=&quot;x&quot;; COUNTIF([.D131:.F131];&quot;x&quot;) &gt; 0); &quot;,&quot;; &quot;&quot;); IF([.D131]=&quot;x&quot;;&quot;&quot;&quot;way&quot;&quot;&quot;;&quot;&quot;); IF(AND([.D131]=&quot;x&quot;; COUNTIF([.E131:.F131];&quot;x&quot;) &gt; 0); &quot;,&quot;; &quot;&quot;); IF([.E131]=&quot;x&quot;;&quot;&quot;&quot;area&quot;&quot;&quot;;&quot;&quot;); IF(AND([.E131]=&quot;x&quot;; [.F131]=&quot;x&quot;); &quot;,&quot;; &quot;&quot;); IF([.F131]=&quot;x&quot;;&quot;&quot;&quot;relation&quot;&quot;&quot;;&quot;&quot;); &quot;]&quot;; IF([.G131]&lt;&gt;&quot;&quot;; CONCATENATE(&quot;, &quot;&quot;icon_url&quot;&quot;: &quot;&quot;&quot;; [.G131]; &quot;&quot;&quot;&quot;); &quot;&quot;); IF([.H131]&lt;&gt;&quot;&quot;; CONCATENATE(&quot;, &quot;&quot;description&quot;&quot;: &quot;&quot;&quot;; [.H131]; &quot;&quot;&quot;&quot;); &quot;&quot;); &quot; },&quot;)" office:value-type="string" office:string-value="        { &quot;key&quot;: &quot;cycleway:both:type&quot;, &quot;object_types&quot;: [&quot;way&quot;], &quot;description&quot;: &quot;Used among lots of other tags for a complex road marking and lane processing and rendering.&quot; }," calcext:value-type="string">
            <text:p><text:s text:c="8"/>{ "key": "cycleway:both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oth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2]; IF([.B132]&lt;&gt;&quot;&quot;; CONCATENATE(&quot;&quot;&quot;, &quot;&quot;value&quot;&quot;: &quot;&quot;&quot;; [.B132]); &quot;&quot;); &quot;&quot;&quot;, &quot;&quot;object_types&quot;&quot;: [&quot;; IF([.C132]=&quot;x&quot;;&quot;&quot;&quot;node&quot;&quot;&quot;;&quot;&quot;); IF(AND([.C132]=&quot;x&quot;; COUNTIF([.D132:.F132];&quot;x&quot;) &gt; 0); &quot;,&quot;; &quot;&quot;); IF([.D132]=&quot;x&quot;;&quot;&quot;&quot;way&quot;&quot;&quot;;&quot;&quot;); IF(AND([.D132]=&quot;x&quot;; COUNTIF([.E132:.F132];&quot;x&quot;) &gt; 0); &quot;,&quot;; &quot;&quot;); IF([.E132]=&quot;x&quot;;&quot;&quot;&quot;area&quot;&quot;&quot;;&quot;&quot;); IF(AND([.E132]=&quot;x&quot;; [.F132]=&quot;x&quot;); &quot;,&quot;; &quot;&quot;); IF([.F132]=&quot;x&quot;;&quot;&quot;&quot;relation&quot;&quot;&quot;;&quot;&quot;); &quot;]&quot;; IF([.G132]&lt;&gt;&quot;&quot;; CONCATENATE(&quot;, &quot;&quot;icon_url&quot;&quot;: &quot;&quot;&quot;; [.G132]; &quot;&quot;&quot;&quot;); &quot;&quot;); IF([.H132]&lt;&gt;&quot;&quot;; CONCATENATE(&quot;, &quot;&quot;description&quot;&quot;: &quot;&quot;&quot;; [.H132]; &quot;&quot;&quot;&quot;); &quot;&quot;); &quot; },&quot;)" office:value-type="string" office:string-value="        { &quot;key&quot;: &quot;cycleway:both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both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3]; IF([.B133]&lt;&gt;&quot;&quot;; CONCATENATE(&quot;&quot;&quot;, &quot;&quot;value&quot;&quot;: &quot;&quot;&quot;; [.B133]); &quot;&quot;); &quot;&quot;&quot;, &quot;&quot;object_types&quot;&quot;: [&quot;; IF([.C133]=&quot;x&quot;;&quot;&quot;&quot;node&quot;&quot;&quot;;&quot;&quot;); IF(AND([.C133]=&quot;x&quot;; COUNTIF([.D133:.F133];&quot;x&quot;) &gt; 0); &quot;,&quot;; &quot;&quot;); IF([.D133]=&quot;x&quot;;&quot;&quot;&quot;way&quot;&quot;&quot;;&quot;&quot;); IF(AND([.D133]=&quot;x&quot;; COUNTIF([.E133:.F133];&quot;x&quot;) &gt; 0); &quot;,&quot;; &quot;&quot;); IF([.E133]=&quot;x&quot;;&quot;&quot;&quot;area&quot;&quot;&quot;;&quot;&quot;); IF(AND([.E133]=&quot;x&quot;; [.F133]=&quot;x&quot;); &quot;,&quot;; &quot;&quot;); IF([.F133]=&quot;x&quot;;&quot;&quot;&quot;relation&quot;&quot;&quot;;&quot;&quot;); &quot;]&quot;; IF([.G133]&lt;&gt;&quot;&quot;; CONCATENATE(&quot;, &quot;&quot;icon_url&quot;&quot;: &quot;&quot;&quot;; [.G133]; &quot;&quot;&quot;&quot;); &quot;&quot;); IF([.H133]&lt;&gt;&quot;&quot;; CONCATENATE(&quot;, &quot;&quot;description&quot;&quot;: &quot;&quot;&quot;; [.H133]; &quot;&quot;&quot;&quot;); &quot;&quot;); &quot; },&quot;)" office:value-type="string" office:string-value="        { &quot;key&quot;: &quot;cycleway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4]; IF([.B134]&lt;&gt;&quot;&quot;; CONCATENATE(&quot;&quot;&quot;, &quot;&quot;value&quot;&quot;: &quot;&quot;&quot;; [.B134]); &quot;&quot;); &quot;&quot;&quot;, &quot;&quot;object_types&quot;&quot;: [&quot;; IF([.C134]=&quot;x&quot;;&quot;&quot;&quot;node&quot;&quot;&quot;;&quot;&quot;); IF(AND([.C134]=&quot;x&quot;; COUNTIF([.D134:.F134];&quot;x&quot;) &gt; 0); &quot;,&quot;; &quot;&quot;); IF([.D134]=&quot;x&quot;;&quot;&quot;&quot;way&quot;&quot;&quot;;&quot;&quot;); IF(AND([.D134]=&quot;x&quot;; COUNTIF([.E134:.F134];&quot;x&quot;) &gt; 0); &quot;,&quot;; &quot;&quot;); IF([.E134]=&quot;x&quot;;&quot;&quot;&quot;area&quot;&quot;&quot;;&quot;&quot;); IF(AND([.E134]=&quot;x&quot;; [.F134]=&quot;x&quot;); &quot;,&quot;; &quot;&quot;); IF([.F134]=&quot;x&quot;;&quot;&quot;&quot;relation&quot;&quot;&quot;;&quot;&quot;); &quot;]&quot;; IF([.G134]&lt;&gt;&quot;&quot;; CONCATENATE(&quot;, &quot;&quot;icon_url&quot;&quot;: &quot;&quot;&quot;; [.G134]; &quot;&quot;&quot;&quot;); &quot;&quot;); IF([.H134]&lt;&gt;&quot;&quot;; CONCATENATE(&quot;, &quot;&quot;description&quot;&quot;: &quot;&quot;&quot;; [.H134]; &quot;&quot;&quot;&quot;); &quot;&quot;); &quot; },&quot;)" office:value-type="string" office:string-value="        { &quot;key&quot;: &quot;cycleway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5]; IF([.B135]&lt;&gt;&quot;&quot;; CONCATENATE(&quot;&quot;&quot;, &quot;&quot;value&quot;&quot;: &quot;&quot;&quot;; [.B135]); &quot;&quot;); &quot;&quot;&quot;, &quot;&quot;object_types&quot;&quot;: [&quot;; IF([.C135]=&quot;x&quot;;&quot;&quot;&quot;node&quot;&quot;&quot;;&quot;&quot;); IF(AND([.C135]=&quot;x&quot;; COUNTIF([.D135:.F135];&quot;x&quot;) &gt; 0); &quot;,&quot;; &quot;&quot;); IF([.D135]=&quot;x&quot;;&quot;&quot;&quot;way&quot;&quot;&quot;;&quot;&quot;); IF(AND([.D135]=&quot;x&quot;; COUNTIF([.E135:.F135];&quot;x&quot;) &gt; 0); &quot;,&quot;; &quot;&quot;); IF([.E135]=&quot;x&quot;;&quot;&quot;&quot;area&quot;&quot;&quot;;&quot;&quot;); IF(AND([.E135]=&quot;x&quot;; [.F135]=&quot;x&quot;); &quot;,&quot;; &quot;&quot;); IF([.F135]=&quot;x&quot;;&quot;&quot;&quot;relation&quot;&quot;&quot;;&quot;&quot;); &quot;]&quot;; IF([.G135]&lt;&gt;&quot;&quot;; CONCATENATE(&quot;, &quot;&quot;icon_url&quot;&quot;: &quot;&quot;&quot;; [.G135]; &quot;&quot;&quot;&quot;); &quot;&quot;); IF([.H135]&lt;&gt;&quot;&quot;; CONCATENATE(&quot;, &quot;&quot;description&quot;&quot;: &quot;&quot;&quot;; [.H135]; &quot;&quot;&quot;&quot;); &quot;&quot;); &quot; },&quot;)" office:value-type="string" office:string-value="        { &quot;key&quot;: &quot;cycleway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6]; IF([.B136]&lt;&gt;&quot;&quot;; CONCATENATE(&quot;&quot;&quot;, &quot;&quot;value&quot;&quot;: &quot;&quot;&quot;; [.B136]); &quot;&quot;); &quot;&quot;&quot;, &quot;&quot;object_types&quot;&quot;: [&quot;; IF([.C136]=&quot;x&quot;;&quot;&quot;&quot;node&quot;&quot;&quot;;&quot;&quot;); IF(AND([.C136]=&quot;x&quot;; COUNTIF([.D136:.F136];&quot;x&quot;) &gt; 0); &quot;,&quot;; &quot;&quot;); IF([.D136]=&quot;x&quot;;&quot;&quot;&quot;way&quot;&quot;&quot;;&quot;&quot;); IF(AND([.D136]=&quot;x&quot;; COUNTIF([.E136:.F136];&quot;x&quot;) &gt; 0); &quot;,&quot;; &quot;&quot;); IF([.E136]=&quot;x&quot;;&quot;&quot;&quot;area&quot;&quot;&quot;;&quot;&quot;); IF(AND([.E136]=&quot;x&quot;; [.F136]=&quot;x&quot;); &quot;,&quot;; &quot;&quot;); IF([.F136]=&quot;x&quot;;&quot;&quot;&quot;relation&quot;&quot;&quot;;&quot;&quot;); &quot;]&quot;; IF([.G136]&lt;&gt;&quot;&quot;; CONCATENATE(&quot;, &quot;&quot;icon_url&quot;&quot;: &quot;&quot;&quot;; [.G136]; &quot;&quot;&quot;&quot;); &quot;&quot;); IF([.H136]&lt;&gt;&quot;&quot;; CONCATENATE(&quot;, &quot;&quot;description&quot;&quot;: &quot;&quot;&quot;; [.H136]; &quot;&quot;&quot;&quot;); &quot;&quot;); &quot; },&quot;)" office:value-type="string" office:string-value="        { &quot;key&quot;: &quot;cycleway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7]; IF([.B137]&lt;&gt;&quot;&quot;; CONCATENATE(&quot;&quot;&quot;, &quot;&quot;value&quot;&quot;: &quot;&quot;&quot;; [.B137]); &quot;&quot;); &quot;&quot;&quot;, &quot;&quot;object_types&quot;&quot;: [&quot;; IF([.C137]=&quot;x&quot;;&quot;&quot;&quot;node&quot;&quot;&quot;;&quot;&quot;); IF(AND([.C137]=&quot;x&quot;; COUNTIF([.D137:.F137];&quot;x&quot;) &gt; 0); &quot;,&quot;; &quot;&quot;); IF([.D137]=&quot;x&quot;;&quot;&quot;&quot;way&quot;&quot;&quot;;&quot;&quot;); IF(AND([.D137]=&quot;x&quot;; COUNTIF([.E137:.F137];&quot;x&quot;) &gt; 0); &quot;,&quot;; &quot;&quot;); IF([.E137]=&quot;x&quot;;&quot;&quot;&quot;area&quot;&quot;&quot;;&quot;&quot;); IF(AND([.E137]=&quot;x&quot;; [.F137]=&quot;x&quot;); &quot;,&quot;; &quot;&quot;); IF([.F137]=&quot;x&quot;;&quot;&quot;&quot;relation&quot;&quot;&quot;;&quot;&quot;); &quot;]&quot;; IF([.G137]&lt;&gt;&quot;&quot;; CONCATENATE(&quot;, &quot;&quot;icon_url&quot;&quot;: &quot;&quot;&quot;; [.G137]; &quot;&quot;&quot;&quot;); &quot;&quot;); IF([.H137]&lt;&gt;&quot;&quot;; CONCATENATE(&quot;, &quot;&quot;description&quot;&quot;: &quot;&quot;&quot;; [.H137]; &quot;&quot;&quot;&quot;); &quot;&quot;); &quot; },&quot;)" office:value-type="string" office:string-value="        { &quot;key&quot;: &quot;cycleway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8]; IF([.B138]&lt;&gt;&quot;&quot;; CONCATENATE(&quot;&quot;&quot;, &quot;&quot;value&quot;&quot;: &quot;&quot;&quot;; [.B138]); &quot;&quot;); &quot;&quot;&quot;, &quot;&quot;object_types&quot;&quot;: [&quot;; IF([.C138]=&quot;x&quot;;&quot;&quot;&quot;node&quot;&quot;&quot;;&quot;&quot;); IF(AND([.C138]=&quot;x&quot;; COUNTIF([.D138:.F138];&quot;x&quot;) &gt; 0); &quot;,&quot;; &quot;&quot;); IF([.D138]=&quot;x&quot;;&quot;&quot;&quot;way&quot;&quot;&quot;;&quot;&quot;); IF(AND([.D138]=&quot;x&quot;; COUNTIF([.E138:.F138];&quot;x&quot;) &gt; 0); &quot;,&quot;; &quot;&quot;); IF([.E138]=&quot;x&quot;;&quot;&quot;&quot;area&quot;&quot;&quot;;&quot;&quot;); IF(AND([.E138]=&quot;x&quot;; [.F138]=&quot;x&quot;); &quot;,&quot;; &quot;&quot;); IF([.F138]=&quot;x&quot;;&quot;&quot;&quot;relation&quot;&quot;&quot;;&quot;&quot;); &quot;]&quot;; IF([.G138]&lt;&gt;&quot;&quot;; CONCATENATE(&quot;, &quot;&quot;icon_url&quot;&quot;: &quot;&quot;&quot;; [.G138]; &quot;&quot;&quot;&quot;); &quot;&quot;); IF([.H138]&lt;&gt;&quot;&quot;; CONCATENATE(&quot;, &quot;&quot;description&quot;&quot;: &quot;&quot;&quot;; [.H138]; &quot;&quot;&quot;&quot;); &quot;&quot;); &quot; },&quot;)" office:value-type="string" office:string-value="        { &quot;key&quot;: &quot;cycleway:right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39]; IF([.B139]&lt;&gt;&quot;&quot;; CONCATENATE(&quot;&quot;&quot;, &quot;&quot;value&quot;&quot;: &quot;&quot;&quot;; [.B139]); &quot;&quot;); &quot;&quot;&quot;, &quot;&quot;object_types&quot;&quot;: [&quot;; IF([.C139]=&quot;x&quot;;&quot;&quot;&quot;node&quot;&quot;&quot;;&quot;&quot;); IF(AND([.C139]=&quot;x&quot;; COUNTIF([.D139:.F139];&quot;x&quot;) &gt; 0); &quot;,&quot;; &quot;&quot;); IF([.D139]=&quot;x&quot;;&quot;&quot;&quot;way&quot;&quot;&quot;;&quot;&quot;); IF(AND([.D139]=&quot;x&quot;; COUNTIF([.E139:.F139];&quot;x&quot;) &gt; 0); &quot;,&quot;; &quot;&quot;); IF([.E139]=&quot;x&quot;;&quot;&quot;&quot;area&quot;&quot;&quot;;&quot;&quot;); IF(AND([.E139]=&quot;x&quot;; [.F139]=&quot;x&quot;); &quot;,&quot;; &quot;&quot;); IF([.F139]=&quot;x&quot;;&quot;&quot;&quot;relation&quot;&quot;&quot;;&quot;&quot;); &quot;]&quot;; IF([.G139]&lt;&gt;&quot;&quot;; CONCATENATE(&quot;, &quot;&quot;icon_url&quot;&quot;: &quot;&quot;&quot;; [.G139]; &quot;&quot;&quot;&quot;); &quot;&quot;); IF([.H139]&lt;&gt;&quot;&quot;; CONCATENATE(&quot;, &quot;&quot;description&quot;&quot;: &quot;&quot;&quot;; [.H139]; &quot;&quot;&quot;&quot;); &quot;&quot;); &quot; },&quot;)" office:value-type="string" office:string-value="        { &quot;key&quot;: &quot;cycleway:right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0]; IF([.B140]&lt;&gt;&quot;&quot;; CONCATENATE(&quot;&quot;&quot;, &quot;&quot;value&quot;&quot;: &quot;&quot;&quot;; [.B140]); &quot;&quot;); &quot;&quot;&quot;, &quot;&quot;object_types&quot;&quot;: [&quot;; IF([.C140]=&quot;x&quot;;&quot;&quot;&quot;node&quot;&quot;&quot;;&quot;&quot;); IF(AND([.C140]=&quot;x&quot;; COUNTIF([.D140:.F140];&quot;x&quot;) &gt; 0); &quot;,&quot;; &quot;&quot;); IF([.D140]=&quot;x&quot;;&quot;&quot;&quot;way&quot;&quot;&quot;;&quot;&quot;); IF(AND([.D140]=&quot;x&quot;; COUNTIF([.E140:.F140];&quot;x&quot;) &gt; 0); &quot;,&quot;; &quot;&quot;); IF([.E140]=&quot;x&quot;;&quot;&quot;&quot;area&quot;&quot;&quot;;&quot;&quot;); IF(AND([.E140]=&quot;x&quot;; [.F140]=&quot;x&quot;); &quot;,&quot;; &quot;&quot;); IF([.F140]=&quot;x&quot;;&quot;&quot;&quot;relation&quot;&quot;&quot;;&quot;&quot;); &quot;]&quot;; IF([.G140]&lt;&gt;&quot;&quot;; CONCATENATE(&quot;, &quot;&quot;icon_url&quot;&quot;: &quot;&quot;&quot;; [.G140]; &quot;&quot;&quot;&quot;); &quot;&quot;); IF([.H140]&lt;&gt;&quot;&quot;; CONCATENATE(&quot;, &quot;&quot;description&quot;&quot;: &quot;&quot;&quot;; [.H140]; &quot;&quot;&quot;&quot;); &quot;&quot;); &quot; },&quot;)" office:value-type="string" office:string-value="        { &quot;key&quot;: &quot;cycleway:right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1]; IF([.B141]&lt;&gt;&quot;&quot;; CONCATENATE(&quot;&quot;&quot;, &quot;&quot;value&quot;&quot;: &quot;&quot;&quot;; [.B141]); &quot;&quot;); &quot;&quot;&quot;, &quot;&quot;object_types&quot;&quot;: [&quot;; IF([.C141]=&quot;x&quot;;&quot;&quot;&quot;node&quot;&quot;&quot;;&quot;&quot;); IF(AND([.C141]=&quot;x&quot;; COUNTIF([.D141:.F141];&quot;x&quot;) &gt; 0); &quot;,&quot;; &quot;&quot;); IF([.D141]=&quot;x&quot;;&quot;&quot;&quot;way&quot;&quot;&quot;;&quot;&quot;); IF(AND([.D141]=&quot;x&quot;; COUNTIF([.E141:.F141];&quot;x&quot;) &gt; 0); &quot;,&quot;; &quot;&quot;); IF([.E141]=&quot;x&quot;;&quot;&quot;&quot;area&quot;&quot;&quot;;&quot;&quot;); IF(AND([.E141]=&quot;x&quot;; [.F141]=&quot;x&quot;); &quot;,&quot;; &quot;&quot;); IF([.F141]=&quot;x&quot;;&quot;&quot;&quot;relation&quot;&quot;&quot;;&quot;&quot;); &quot;]&quot;; IF([.G141]&lt;&gt;&quot;&quot;; CONCATENATE(&quot;, &quot;&quot;icon_url&quot;&quot;: &quot;&quot;&quot;; [.G141]; &quot;&quot;&quot;&quot;); &quot;&quot;); IF([.H141]&lt;&gt;&quot;&quot;; CONCATENATE(&quot;, &quot;&quot;description&quot;&quot;: &quot;&quot;&quot;; [.H141]; &quot;&quot;&quot;&quot;); &quot;&quot;); &quot; },&quot;)" office:value-type="string" office:string-value="        { &quot;key&quot;: &quot;cycleway:right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2]; IF([.B142]&lt;&gt;&quot;&quot;; CONCATENATE(&quot;&quot;&quot;, &quot;&quot;value&quot;&quot;: &quot;&quot;&quot;; [.B142]); &quot;&quot;); &quot;&quot;&quot;, &quot;&quot;object_types&quot;&quot;: [&quot;; IF([.C142]=&quot;x&quot;;&quot;&quot;&quot;node&quot;&quot;&quot;;&quot;&quot;); IF(AND([.C142]=&quot;x&quot;; COUNTIF([.D142:.F142];&quot;x&quot;) &gt; 0); &quot;,&quot;; &quot;&quot;); IF([.D142]=&quot;x&quot;;&quot;&quot;&quot;way&quot;&quot;&quot;;&quot;&quot;); IF(AND([.D142]=&quot;x&quot;; COUNTIF([.E142:.F142];&quot;x&quot;) &gt; 0); &quot;,&quot;; &quot;&quot;); IF([.E142]=&quot;x&quot;;&quot;&quot;&quot;area&quot;&quot;&quot;;&quot;&quot;); IF(AND([.E142]=&quot;x&quot;; [.F142]=&quot;x&quot;); &quot;,&quot;; &quot;&quot;); IF([.F142]=&quot;x&quot;;&quot;&quot;&quot;relation&quot;&quot;&quot;;&quot;&quot;); &quot;]&quot;; IF([.G142]&lt;&gt;&quot;&quot;; CONCATENATE(&quot;, &quot;&quot;icon_url&quot;&quot;: &quot;&quot;&quot;; [.G142]; &quot;&quot;&quot;&quot;); &quot;&quot;); IF([.H142]&lt;&gt;&quot;&quot;; CONCATENATE(&quot;, &quot;&quot;description&quot;&quot;: &quot;&quot;&quot;; [.H142]; &quot;&quot;&quot;&quot;); &quot;&quot;); &quot; },&quot;)" office:value-type="string" office:string-value="        { &quot;key&quot;: &quot;cycleway:right:lane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m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3]; IF([.B143]&lt;&gt;&quot;&quot;; CONCATENATE(&quot;&quot;&quot;, &quot;&quot;value&quot;&quot;: &quot;&quot;&quot;; [.B143]); &quot;&quot;); &quot;&quot;&quot;, &quot;&quot;object_types&quot;&quot;: [&quot;; IF([.C143]=&quot;x&quot;;&quot;&quot;&quot;node&quot;&quot;&quot;;&quot;&quot;); IF(AND([.C143]=&quot;x&quot;; COUNTIF([.D143:.F143];&quot;x&quot;) &gt; 0); &quot;,&quot;; &quot;&quot;); IF([.D143]=&quot;x&quot;;&quot;&quot;&quot;way&quot;&quot;&quot;;&quot;&quot;); IF(AND([.D143]=&quot;x&quot;; COUNTIF([.E143:.F143];&quot;x&quot;) &gt; 0); &quot;,&quot;; &quot;&quot;); IF([.E143]=&quot;x&quot;;&quot;&quot;&quot;area&quot;&quot;&quot;;&quot;&quot;); IF(AND([.E143]=&quot;x&quot;; [.F143]=&quot;x&quot;); &quot;,&quot;; &quot;&quot;); IF([.F143]=&quot;x&quot;;&quot;&quot;&quot;relation&quot;&quot;&quot;;&quot;&quot;); &quot;]&quot;; IF([.G143]&lt;&gt;&quot;&quot;; CONCATENATE(&quot;, &quot;&quot;icon_url&quot;&quot;: &quot;&quot;&quot;; [.G143]; &quot;&quot;&quot;&quot;); &quot;&quot;); IF([.H143]&lt;&gt;&quot;&quot;; CONCATENATE(&quot;, &quot;&quot;description&quot;&quot;: &quot;&quot;&quot;; [.H143]; &quot;&quot;&quot;&quot;); &quot;&quot;); &quot; },&quot;)" office:value-type="string" office:string-value="        { &quot;key&quot;: &quot;cycleway:right:marking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marking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right: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4]; IF([.B144]&lt;&gt;&quot;&quot;; CONCATENATE(&quot;&quot;&quot;, &quot;&quot;value&quot;&quot;: &quot;&quot;&quot;; [.B144]); &quot;&quot;); &quot;&quot;&quot;, &quot;&quot;object_types&quot;&quot;: [&quot;; IF([.C144]=&quot;x&quot;;&quot;&quot;&quot;node&quot;&quot;&quot;;&quot;&quot;); IF(AND([.C144]=&quot;x&quot;; COUNTIF([.D144:.F144];&quot;x&quot;) &gt; 0); &quot;,&quot;; &quot;&quot;); IF([.D144]=&quot;x&quot;;&quot;&quot;&quot;way&quot;&quot;&quot;;&quot;&quot;); IF(AND([.D144]=&quot;x&quot;; COUNTIF([.E144:.F144];&quot;x&quot;) &gt; 0); &quot;,&quot;; &quot;&quot;); IF([.E144]=&quot;x&quot;;&quot;&quot;&quot;area&quot;&quot;&quot;;&quot;&quot;); IF(AND([.E144]=&quot;x&quot;; [.F144]=&quot;x&quot;); &quot;,&quot;; &quot;&quot;); IF([.F144]=&quot;x&quot;;&quot;&quot;&quot;relation&quot;&quot;&quot;;&quot;&quot;); &quot;]&quot;; IF([.G144]&lt;&gt;&quot;&quot;; CONCATENATE(&quot;, &quot;&quot;icon_url&quot;&quot;: &quot;&quot;&quot;; [.G144]; &quot;&quot;&quot;&quot;); &quot;&quot;); IF([.H144]&lt;&gt;&quot;&quot;; CONCATENATE(&quot;, &quot;&quot;description&quot;&quot;: &quot;&quot;&quot;; [.H144]; &quot;&quot;&quot;&quot;); &quot;&quot;); &quot; },&quot;)" office:value-type="string" office:string-value="        { &quot;key&quot;: &quot;cycleway:right:marking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marking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right: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5]; IF([.B145]&lt;&gt;&quot;&quot;; CONCATENATE(&quot;&quot;&quot;, &quot;&quot;value&quot;&quot;: &quot;&quot;&quot;; [.B145]); &quot;&quot;); &quot;&quot;&quot;, &quot;&quot;object_types&quot;&quot;: [&quot;; IF([.C145]=&quot;x&quot;;&quot;&quot;&quot;node&quot;&quot;&quot;;&quot;&quot;); IF(AND([.C145]=&quot;x&quot;; COUNTIF([.D145:.F145];&quot;x&quot;) &gt; 0); &quot;,&quot;; &quot;&quot;); IF([.D145]=&quot;x&quot;;&quot;&quot;&quot;way&quot;&quot;&quot;;&quot;&quot;); IF(AND([.D145]=&quot;x&quot;; COUNTIF([.E145:.F145];&quot;x&quot;) &gt; 0); &quot;,&quot;; &quot;&quot;); IF([.E145]=&quot;x&quot;;&quot;&quot;&quot;area&quot;&quot;&quot;;&quot;&quot;); IF(AND([.E145]=&quot;x&quot;; [.F145]=&quot;x&quot;); &quot;,&quot;; &quot;&quot;); IF([.F145]=&quot;x&quot;;&quot;&quot;&quot;relation&quot;&quot;&quot;;&quot;&quot;); &quot;]&quot;; IF([.G145]&lt;&gt;&quot;&quot;; CONCATENATE(&quot;, &quot;&quot;icon_url&quot;&quot;: &quot;&quot;&quot;; [.G145]; &quot;&quot;&quot;&quot;); &quot;&quot;); IF([.H145]&lt;&gt;&quot;&quot;; CONCATENATE(&quot;, &quot;&quot;description&quot;&quot;: &quot;&quot;&quot;; [.H145]; &quot;&quot;&quot;&quot;); &quot;&quot;); &quot; },&quot;)" office:value-type="string" office:string-value="        { &quot;key&quot;: &quot;cycleway:right:marking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marking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6]; IF([.B146]&lt;&gt;&quot;&quot;; CONCATENATE(&quot;&quot;&quot;, &quot;&quot;value&quot;&quot;: &quot;&quot;&quot;; [.B146]); &quot;&quot;); &quot;&quot;&quot;, &quot;&quot;object_types&quot;&quot;: [&quot;; IF([.C146]=&quot;x&quot;;&quot;&quot;&quot;node&quot;&quot;&quot;;&quot;&quot;); IF(AND([.C146]=&quot;x&quot;; COUNTIF([.D146:.F146];&quot;x&quot;) &gt; 0); &quot;,&quot;; &quot;&quot;); IF([.D146]=&quot;x&quot;;&quot;&quot;&quot;way&quot;&quot;&quot;;&quot;&quot;); IF(AND([.D146]=&quot;x&quot;; COUNTIF([.E146:.F146];&quot;x&quot;) &gt; 0); &quot;,&quot;; &quot;&quot;); IF([.E146]=&quot;x&quot;;&quot;&quot;&quot;area&quot;&quot;&quot;;&quot;&quot;); IF(AND([.E146]=&quot;x&quot;; [.F146]=&quot;x&quot;); &quot;,&quot;; &quot;&quot;); IF([.F146]=&quot;x&quot;;&quot;&quot;&quot;relation&quot;&quot;&quot;;&quot;&quot;); &quot;]&quot;; IF([.G146]&lt;&gt;&quot;&quot;; CONCATENATE(&quot;, &quot;&quot;icon_url&quot;&quot;: &quot;&quot;&quot;; [.G146]; &quot;&quot;&quot;&quot;); &quot;&quot;); IF([.H146]&lt;&gt;&quot;&quot;; CONCATENATE(&quot;, &quot;&quot;description&quot;&quot;: &quot;&quot;&quot;; [.H146]; &quot;&quot;&quot;&quot;); &quot;&quot;); &quot; },&quot;)" office:value-type="string" office:string-value="        { &quot;key&quot;: &quot;cycleway:right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7]; IF([.B147]&lt;&gt;&quot;&quot;; CONCATENATE(&quot;&quot;&quot;, &quot;&quot;value&quot;&quot;: &quot;&quot;&quot;; [.B147]); &quot;&quot;); &quot;&quot;&quot;, &quot;&quot;object_types&quot;&quot;: [&quot;; IF([.C147]=&quot;x&quot;;&quot;&quot;&quot;node&quot;&quot;&quot;;&quot;&quot;); IF(AND([.C147]=&quot;x&quot;; COUNTIF([.D147:.F147];&quot;x&quot;) &gt; 0); &quot;,&quot;; &quot;&quot;); IF([.D147]=&quot;x&quot;;&quot;&quot;&quot;way&quot;&quot;&quot;;&quot;&quot;); IF(AND([.D147]=&quot;x&quot;; COUNTIF([.E147:.F147];&quot;x&quot;) &gt; 0); &quot;,&quot;; &quot;&quot;); IF([.E147]=&quot;x&quot;;&quot;&quot;&quot;area&quot;&quot;&quot;;&quot;&quot;); IF(AND([.E147]=&quot;x&quot;; [.F147]=&quot;x&quot;); &quot;,&quot;; &quot;&quot;); IF([.F147]=&quot;x&quot;;&quot;&quot;&quot;relation&quot;&quot;&quot;;&quot;&quot;); &quot;]&quot;; IF([.G147]&lt;&gt;&quot;&quot;; CONCATENATE(&quot;, &quot;&quot;icon_url&quot;&quot;: &quot;&quot;&quot;; [.G147]; &quot;&quot;&quot;&quot;); &quot;&quot;); IF([.H147]&lt;&gt;&quot;&quot;; CONCATENATE(&quot;, &quot;&quot;description&quot;&quot;: &quot;&quot;&quot;; [.H147]; &quot;&quot;&quot;&quot;); &quot;&quot;); &quot; },&quot;)" office:value-type="string" office:string-value="        { &quot;key&quot;: &quot;cycleway:right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8]; IF([.B148]&lt;&gt;&quot;&quot;; CONCATENATE(&quot;&quot;&quot;, &quot;&quot;value&quot;&quot;: &quot;&quot;&quot;; [.B148]); &quot;&quot;); &quot;&quot;&quot;, &quot;&quot;object_types&quot;&quot;: [&quot;; IF([.C148]=&quot;x&quot;;&quot;&quot;&quot;node&quot;&quot;&quot;;&quot;&quot;); IF(AND([.C148]=&quot;x&quot;; COUNTIF([.D148:.F148];&quot;x&quot;) &gt; 0); &quot;,&quot;; &quot;&quot;); IF([.D148]=&quot;x&quot;;&quot;&quot;&quot;way&quot;&quot;&quot;;&quot;&quot;); IF(AND([.D148]=&quot;x&quot;; COUNTIF([.E148:.F148];&quot;x&quot;) &gt; 0); &quot;,&quot;; &quot;&quot;); IF([.E148]=&quot;x&quot;;&quot;&quot;&quot;area&quot;&quot;&quot;;&quot;&quot;); IF(AND([.E148]=&quot;x&quot;; [.F148]=&quot;x&quot;); &quot;,&quot;; &quot;&quot;); IF([.F148]=&quot;x&quot;;&quot;&quot;&quot;relation&quot;&quot;&quot;;&quot;&quot;); &quot;]&quot;; IF([.G148]&lt;&gt;&quot;&quot;; CONCATENATE(&quot;, &quot;&quot;icon_url&quot;&quot;: &quot;&quot;&quot;; [.G148]; &quot;&quot;&quot;&quot;); &quot;&quot;); IF([.H148]&lt;&gt;&quot;&quot;; CONCATENATE(&quot;, &quot;&quot;description&quot;&quot;: &quot;&quot;&quot;; [.H148]; &quot;&quot;&quot;&quot;); &quot;&quot;); &quot; },&quot;)" office:value-type="string" office:string-value="        { &quot;key&quot;: &quot;cycleway:right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49]; IF([.B149]&lt;&gt;&quot;&quot;; CONCATENATE(&quot;&quot;&quot;, &quot;&quot;value&quot;&quot;: &quot;&quot;&quot;; [.B149]); &quot;&quot;); &quot;&quot;&quot;, &quot;&quot;object_types&quot;&quot;: [&quot;; IF([.C149]=&quot;x&quot;;&quot;&quot;&quot;node&quot;&quot;&quot;;&quot;&quot;); IF(AND([.C149]=&quot;x&quot;; COUNTIF([.D149:.F149];&quot;x&quot;) &gt; 0); &quot;,&quot;; &quot;&quot;); IF([.D149]=&quot;x&quot;;&quot;&quot;&quot;way&quot;&quot;&quot;;&quot;&quot;); IF(AND([.D149]=&quot;x&quot;; COUNTIF([.E149:.F149];&quot;x&quot;) &gt; 0); &quot;,&quot;; &quot;&quot;); IF([.E149]=&quot;x&quot;;&quot;&quot;&quot;area&quot;&quot;&quot;;&quot;&quot;); IF(AND([.E149]=&quot;x&quot;; [.F149]=&quot;x&quot;); &quot;,&quot;; &quot;&quot;); IF([.F149]=&quot;x&quot;;&quot;&quot;&quot;relation&quot;&quot;&quot;;&quot;&quot;); &quot;]&quot;; IF([.G149]&lt;&gt;&quot;&quot;; CONCATENATE(&quot;, &quot;&quot;icon_url&quot;&quot;: &quot;&quot;&quot;; [.G149]; &quot;&quot;&quot;&quot;); &quot;&quot;); IF([.H149]&lt;&gt;&quot;&quot;; CONCATENATE(&quot;, &quot;&quot;description&quot;&quot;: &quot;&quot;&quot;; [.H149]; &quot;&quot;&quot;&quot;); &quot;&quot;); &quot; },&quot;)" office:value-type="string" office:string-value="        { &quot;key&quot;: &quot;cycleway:right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0]; IF([.B150]&lt;&gt;&quot;&quot;; CONCATENATE(&quot;&quot;&quot;, &quot;&quot;value&quot;&quot;: &quot;&quot;&quot;; [.B150]); &quot;&quot;); &quot;&quot;&quot;, &quot;&quot;object_types&quot;&quot;: [&quot;; IF([.C150]=&quot;x&quot;;&quot;&quot;&quot;node&quot;&quot;&quot;;&quot;&quot;); IF(AND([.C150]=&quot;x&quot;; COUNTIF([.D150:.F150];&quot;x&quot;) &gt; 0); &quot;,&quot;; &quot;&quot;); IF([.D150]=&quot;x&quot;;&quot;&quot;&quot;way&quot;&quot;&quot;;&quot;&quot;); IF(AND([.D150]=&quot;x&quot;; COUNTIF([.E150:.F150];&quot;x&quot;) &gt; 0); &quot;,&quot;; &quot;&quot;); IF([.E150]=&quot;x&quot;;&quot;&quot;&quot;area&quot;&quot;&quot;;&quot;&quot;); IF(AND([.E150]=&quot;x&quot;; [.F150]=&quot;x&quot;); &quot;,&quot;; &quot;&quot;); IF([.F150]=&quot;x&quot;;&quot;&quot;&quot;relation&quot;&quot;&quot;;&quot;&quot;); &quot;]&quot;; IF([.G150]&lt;&gt;&quot;&quot;; CONCATENATE(&quot;, &quot;&quot;icon_url&quot;&quot;: &quot;&quot;&quot;; [.G150]; &quot;&quot;&quot;&quot;); &quot;&quot;); IF([.H150]&lt;&gt;&quot;&quot;; CONCATENATE(&quot;, &quot;&quot;description&quot;&quot;: &quot;&quot;&quot;; [.H150]; &quot;&quot;&quot;&quot;); &quot;&quot;); &quot; },&quot;)" office:value-type="string" office:string-value="        { &quot;key&quot;: &quot;cycleway:right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1]; IF([.B151]&lt;&gt;&quot;&quot;; CONCATENATE(&quot;&quot;&quot;, &quot;&quot;value&quot;&quot;: &quot;&quot;&quot;; [.B151]); &quot;&quot;); &quot;&quot;&quot;, &quot;&quot;object_types&quot;&quot;: [&quot;; IF([.C151]=&quot;x&quot;;&quot;&quot;&quot;node&quot;&quot;&quot;;&quot;&quot;); IF(AND([.C151]=&quot;x&quot;; COUNTIF([.D151:.F151];&quot;x&quot;) &gt; 0); &quot;,&quot;; &quot;&quot;); IF([.D151]=&quot;x&quot;;&quot;&quot;&quot;way&quot;&quot;&quot;;&quot;&quot;); IF(AND([.D151]=&quot;x&quot;; COUNTIF([.E151:.F151];&quot;x&quot;) &gt; 0); &quot;,&quot;; &quot;&quot;); IF([.E151]=&quot;x&quot;;&quot;&quot;&quot;area&quot;&quot;&quot;;&quot;&quot;); IF(AND([.E151]=&quot;x&quot;; [.F151]=&quot;x&quot;); &quot;,&quot;; &quot;&quot;); IF([.F151]=&quot;x&quot;;&quot;&quot;&quot;relation&quot;&quot;&quot;;&quot;&quot;); &quot;]&quot;; IF([.G151]&lt;&gt;&quot;&quot;; CONCATENATE(&quot;, &quot;&quot;icon_url&quot;&quot;: &quot;&quot;&quot;; [.G151]; &quot;&quot;&quot;&quot;); &quot;&quot;); IF([.H151]&lt;&gt;&quot;&quot;; CONCATENATE(&quot;, &quot;&quot;description&quot;&quot;: &quot;&quot;&quot;; [.H151]; &quot;&quot;&quot;&quot;); &quot;&quot;); &quot; },&quot;)" office:value-type="string" office:string-value="        { &quot;key&quot;: &quot;cycleway:right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2]; IF([.B152]&lt;&gt;&quot;&quot;; CONCATENATE(&quot;&quot;&quot;, &quot;&quot;value&quot;&quot;: &quot;&quot;&quot;; [.B152]); &quot;&quot;); &quot;&quot;&quot;, &quot;&quot;object_types&quot;&quot;: [&quot;; IF([.C152]=&quot;x&quot;;&quot;&quot;&quot;node&quot;&quot;&quot;;&quot;&quot;); IF(AND([.C152]=&quot;x&quot;; COUNTIF([.D152:.F152];&quot;x&quot;) &gt; 0); &quot;,&quot;; &quot;&quot;); IF([.D152]=&quot;x&quot;;&quot;&quot;&quot;way&quot;&quot;&quot;;&quot;&quot;); IF(AND([.D152]=&quot;x&quot;; COUNTIF([.E152:.F152];&quot;x&quot;) &gt; 0); &quot;,&quot;; &quot;&quot;); IF([.E152]=&quot;x&quot;;&quot;&quot;&quot;area&quot;&quot;&quot;;&quot;&quot;); IF(AND([.E152]=&quot;x&quot;; [.F152]=&quot;x&quot;); &quot;,&quot;; &quot;&quot;); IF([.F152]=&quot;x&quot;;&quot;&quot;&quot;relation&quot;&quot;&quot;;&quot;&quot;); &quot;]&quot;; IF([.G152]&lt;&gt;&quot;&quot;; CONCATENATE(&quot;, &quot;&quot;icon_url&quot;&quot;: &quot;&quot;&quot;; [.G152]; &quot;&quot;&quot;&quot;); &quot;&quot;); IF([.H152]&lt;&gt;&quot;&quot;; CONCATENATE(&quot;, &quot;&quot;description&quot;&quot;: &quot;&quot;&quot;; [.H152]; &quot;&quot;&quot;&quot;); &quot;&quot;); &quot; },&quot;)" office:value-type="string" office:string-value="        { &quot;key&quot;: &quot;cycleway:right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3]; IF([.B153]&lt;&gt;&quot;&quot;; CONCATENATE(&quot;&quot;&quot;, &quot;&quot;value&quot;&quot;: &quot;&quot;&quot;; [.B153]); &quot;&quot;); &quot;&quot;&quot;, &quot;&quot;object_types&quot;&quot;: [&quot;; IF([.C153]=&quot;x&quot;;&quot;&quot;&quot;node&quot;&quot;&quot;;&quot;&quot;); IF(AND([.C153]=&quot;x&quot;; COUNTIF([.D153:.F153];&quot;x&quot;) &gt; 0); &quot;,&quot;; &quot;&quot;); IF([.D153]=&quot;x&quot;;&quot;&quot;&quot;way&quot;&quot;&quot;;&quot;&quot;); IF(AND([.D153]=&quot;x&quot;; COUNTIF([.E153:.F153];&quot;x&quot;) &gt; 0); &quot;,&quot;; &quot;&quot;); IF([.E153]=&quot;x&quot;;&quot;&quot;&quot;area&quot;&quot;&quot;;&quot;&quot;); IF(AND([.E153]=&quot;x&quot;; [.F153]=&quot;x&quot;); &quot;,&quot;; &quot;&quot;); IF([.F153]=&quot;x&quot;;&quot;&quot;&quot;relation&quot;&quot;&quot;;&quot;&quot;); &quot;]&quot;; IF([.G153]&lt;&gt;&quot;&quot;; CONCATENATE(&quot;, &quot;&quot;icon_url&quot;&quot;: &quot;&quot;&quot;; [.G153]; &quot;&quot;&quot;&quot;); &quot;&quot;); IF([.H153]&lt;&gt;&quot;&quot;; CONCATENATE(&quot;, &quot;&quot;description&quot;&quot;: &quot;&quot;&quot;; [.H153]; &quot;&quot;&quot;&quot;); &quot;&quot;); &quot; },&quot;)" office:value-type="string" office:string-value="        { &quot;key&quot;: &quot;cycleway:right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4]; IF([.B154]&lt;&gt;&quot;&quot;; CONCATENATE(&quot;&quot;&quot;, &quot;&quot;value&quot;&quot;: &quot;&quot;&quot;; [.B154]); &quot;&quot;); &quot;&quot;&quot;, &quot;&quot;object_types&quot;&quot;: [&quot;; IF([.C154]=&quot;x&quot;;&quot;&quot;&quot;node&quot;&quot;&quot;;&quot;&quot;); IF(AND([.C154]=&quot;x&quot;; COUNTIF([.D154:.F154];&quot;x&quot;) &gt; 0); &quot;,&quot;; &quot;&quot;); IF([.D154]=&quot;x&quot;;&quot;&quot;&quot;way&quot;&quot;&quot;;&quot;&quot;); IF(AND([.D154]=&quot;x&quot;; COUNTIF([.E154:.F154];&quot;x&quot;) &gt; 0); &quot;,&quot;; &quot;&quot;); IF([.E154]=&quot;x&quot;;&quot;&quot;&quot;area&quot;&quot;&quot;;&quot;&quot;); IF(AND([.E154]=&quot;x&quot;; [.F154]=&quot;x&quot;); &quot;,&quot;; &quot;&quot;); IF([.F154]=&quot;x&quot;;&quot;&quot;&quot;relation&quot;&quot;&quot;;&quot;&quot;); &quot;]&quot;; IF([.G154]&lt;&gt;&quot;&quot;; CONCATENATE(&quot;, &quot;&quot;icon_url&quot;&quot;: &quot;&quot;&quot;; [.G154]; &quot;&quot;&quot;&quot;); &quot;&quot;); IF([.H154]&lt;&gt;&quot;&quot;; CONCATENATE(&quot;, &quot;&quot;description&quot;&quot;: &quot;&quot;&quot;; [.H154]; &quot;&quot;&quot;&quot;); &quot;&quot;); &quot; },&quot;)" office:value-type="string" office:string-value="        { &quot;key&quot;: &quot;cycleway:right:type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righ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5]; IF([.B155]&lt;&gt;&quot;&quot;; CONCATENATE(&quot;&quot;&quot;, &quot;&quot;value&quot;&quot;: &quot;&quot;&quot;; [.B155]); &quot;&quot;); &quot;&quot;&quot;, &quot;&quot;object_types&quot;&quot;: [&quot;; IF([.C155]=&quot;x&quot;;&quot;&quot;&quot;node&quot;&quot;&quot;;&quot;&quot;); IF(AND([.C155]=&quot;x&quot;; COUNTIF([.D155:.F155];&quot;x&quot;) &gt; 0); &quot;,&quot;; &quot;&quot;); IF([.D155]=&quot;x&quot;;&quot;&quot;&quot;way&quot;&quot;&quot;;&quot;&quot;); IF(AND([.D155]=&quot;x&quot;; COUNTIF([.E155:.F155];&quot;x&quot;) &gt; 0); &quot;,&quot;; &quot;&quot;); IF([.E155]=&quot;x&quot;;&quot;&quot;&quot;area&quot;&quot;&quot;;&quot;&quot;); IF(AND([.E155]=&quot;x&quot;; [.F155]=&quot;x&quot;); &quot;,&quot;; &quot;&quot;); IF([.F155]=&quot;x&quot;;&quot;&quot;&quot;relation&quot;&quot;&quot;;&quot;&quot;); &quot;]&quot;; IF([.G155]&lt;&gt;&quot;&quot;; CONCATENATE(&quot;, &quot;&quot;icon_url&quot;&quot;: &quot;&quot;&quot;; [.G155]; &quot;&quot;&quot;&quot;); &quot;&quot;); IF([.H155]&lt;&gt;&quot;&quot;; CONCATENATE(&quot;, &quot;&quot;description&quot;&quot;: &quot;&quot;&quot;; [.H155]; &quot;&quot;&quot;&quot;); &quot;&quot;); &quot; },&quot;)" office:value-type="string" office:string-value="        { &quot;key&quot;: &quot;cycleway:right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right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6]; IF([.B156]&lt;&gt;&quot;&quot;; CONCATENATE(&quot;&quot;&quot;, &quot;&quot;value&quot;&quot;: &quot;&quot;&quot;; [.B156]); &quot;&quot;); &quot;&quot;&quot;, &quot;&quot;object_types&quot;&quot;: [&quot;; IF([.C156]=&quot;x&quot;;&quot;&quot;&quot;node&quot;&quot;&quot;;&quot;&quot;); IF(AND([.C156]=&quot;x&quot;; COUNTIF([.D156:.F156];&quot;x&quot;) &gt; 0); &quot;,&quot;; &quot;&quot;); IF([.D156]=&quot;x&quot;;&quot;&quot;&quot;way&quot;&quot;&quot;;&quot;&quot;); IF(AND([.D156]=&quot;x&quot;; COUNTIF([.E156:.F156];&quot;x&quot;) &gt; 0); &quot;,&quot;; &quot;&quot;); IF([.E156]=&quot;x&quot;;&quot;&quot;&quot;area&quot;&quot;&quot;;&quot;&quot;); IF(AND([.E156]=&quot;x&quot;; [.F156]=&quot;x&quot;); &quot;,&quot;; &quot;&quot;); IF([.F156]=&quot;x&quot;;&quot;&quot;&quot;relation&quot;&quot;&quot;;&quot;&quot;); &quot;]&quot;; IF([.G156]&lt;&gt;&quot;&quot;; CONCATENATE(&quot;, &quot;&quot;icon_url&quot;&quot;: &quot;&quot;&quot;; [.G156]; &quot;&quot;&quot;&quot;); &quot;&quot;); IF([.H156]&lt;&gt;&quot;&quot;; CONCATENATE(&quot;, &quot;&quot;description&quot;&quot;: &quot;&quot;&quot;; [.H156]; &quot;&quot;&quot;&quot;); &quot;&quot;); &quot; },&quot;)" office:value-type="string" office:string-value="        { &quot;key&quot;: &quot;cycleway:lane&quot;, &quot;object_types&quot;: [&quot;way&quot;], &quot;description&quot;: &quot;Used among lots of other tags for a complex road marking and lane processing and rendering.&quot; }," calcext:value-type="string">
            <text:p><text:s text:c="8"/>{ "key": "cycleway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7]; IF([.B157]&lt;&gt;&quot;&quot;; CONCATENATE(&quot;&quot;&quot;, &quot;&quot;value&quot;&quot;: &quot;&quot;&quot;; [.B157]); &quot;&quot;); &quot;&quot;&quot;, &quot;&quot;object_types&quot;&quot;: [&quot;; IF([.C157]=&quot;x&quot;;&quot;&quot;&quot;node&quot;&quot;&quot;;&quot;&quot;); IF(AND([.C157]=&quot;x&quot;; COUNTIF([.D157:.F157];&quot;x&quot;) &gt; 0); &quot;,&quot;; &quot;&quot;); IF([.D157]=&quot;x&quot;;&quot;&quot;&quot;way&quot;&quot;&quot;;&quot;&quot;); IF(AND([.D157]=&quot;x&quot;; COUNTIF([.E157:.F157];&quot;x&quot;) &gt; 0); &quot;,&quot;; &quot;&quot;); IF([.E157]=&quot;x&quot;;&quot;&quot;&quot;area&quot;&quot;&quot;;&quot;&quot;); IF(AND([.E157]=&quot;x&quot;; [.F157]=&quot;x&quot;); &quot;,&quot;; &quot;&quot;); IF([.F157]=&quot;x&quot;;&quot;&quot;&quot;relation&quot;&quot;&quot;;&quot;&quot;); &quot;]&quot;; IF([.G157]&lt;&gt;&quot;&quot;; CONCATENATE(&quot;, &quot;&quot;icon_url&quot;&quot;: &quot;&quot;&quot;; [.G157]; &quot;&quot;&quot;&quot;); &quot;&quot;); IF([.H157]&lt;&gt;&quot;&quot;; CONCATENATE(&quot;, &quot;&quot;description&quot;&quot;: &quot;&quot;&quot;; [.H157]; &quot;&quot;&quot;&quot;); &quot;&quot;); &quot; },&quot;)" office:value-type="string" office:string-value="        { &quot;key&quot;: &quot;cycleway:lanes&quot;, &quot;object_types&quot;: [&quot;way&quot;], &quot;description&quot;: &quot;Used among lots of other tags for a complex road marking and lane processing and rendering.&quot; }," calcext:value-type="string">
            <text:p><text:s text:c="8"/>{ "key": "cycleway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8]; IF([.B158]&lt;&gt;&quot;&quot;; CONCATENATE(&quot;&quot;&quot;, &quot;&quot;value&quot;&quot;: &quot;&quot;&quot;; [.B158]); &quot;&quot;); &quot;&quot;&quot;, &quot;&quot;object_types&quot;&quot;: [&quot;; IF([.C158]=&quot;x&quot;;&quot;&quot;&quot;node&quot;&quot;&quot;;&quot;&quot;); IF(AND([.C158]=&quot;x&quot;; COUNTIF([.D158:.F158];&quot;x&quot;) &gt; 0); &quot;,&quot;; &quot;&quot;); IF([.D158]=&quot;x&quot;;&quot;&quot;&quot;way&quot;&quot;&quot;;&quot;&quot;); IF(AND([.D158]=&quot;x&quot;; COUNTIF([.E158:.F158];&quot;x&quot;) &gt; 0); &quot;,&quot;; &quot;&quot;); IF([.E158]=&quot;x&quot;;&quot;&quot;&quot;area&quot;&quot;&quot;;&quot;&quot;); IF(AND([.E158]=&quot;x&quot;; [.F158]=&quot;x&quot;); &quot;,&quot;; &quot;&quot;); IF([.F158]=&quot;x&quot;;&quot;&quot;&quot;relation&quot;&quot;&quot;;&quot;&quot;); &quot;]&quot;; IF([.G158]&lt;&gt;&quot;&quot;; CONCATENATE(&quot;, &quot;&quot;icon_url&quot;&quot;: &quot;&quot;&quot;; [.G158]; &quot;&quot;&quot;&quot;); &quot;&quot;); IF([.H158]&lt;&gt;&quot;&quot;; CONCATENATE(&quot;, &quot;&quot;description&quot;&quot;: &quot;&quot;&quot;; [.H158]; &quot;&quot;&quot;&quot;); &quot;&quot;); &quot; },&quot;)" office:value-type="string" office:string-value="        { &quot;key&quot;: &quot;cycleway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cycleway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59]; IF([.B159]&lt;&gt;&quot;&quot;; CONCATENATE(&quot;&quot;&quot;, &quot;&quot;value&quot;&quot;: &quot;&quot;&quot;; [.B159]); &quot;&quot;); &quot;&quot;&quot;, &quot;&quot;object_types&quot;&quot;: [&quot;; IF([.C159]=&quot;x&quot;;&quot;&quot;&quot;node&quot;&quot;&quot;;&quot;&quot;); IF(AND([.C159]=&quot;x&quot;; COUNTIF([.D159:.F159];&quot;x&quot;) &gt; 0); &quot;,&quot;; &quot;&quot;); IF([.D159]=&quot;x&quot;;&quot;&quot;&quot;way&quot;&quot;&quot;;&quot;&quot;); IF(AND([.D159]=&quot;x&quot;; COUNTIF([.E159:.F159];&quot;x&quot;) &gt; 0); &quot;,&quot;; &quot;&quot;); IF([.E159]=&quot;x&quot;;&quot;&quot;&quot;area&quot;&quot;&quot;;&quot;&quot;); IF(AND([.E159]=&quot;x&quot;; [.F159]=&quot;x&quot;); &quot;,&quot;; &quot;&quot;); IF([.F159]=&quot;x&quot;;&quot;&quot;&quot;relation&quot;&quot;&quot;;&quot;&quot;); &quot;]&quot;; IF([.G159]&lt;&gt;&quot;&quot;; CONCATENATE(&quot;, &quot;&quot;icon_url&quot;&quot;: &quot;&quot;&quot;; [.G159]; &quot;&quot;&quot;&quot;); &quot;&quot;); IF([.H159]&lt;&gt;&quot;&quot;; CONCATENATE(&quot;, &quot;&quot;description&quot;&quot;: &quot;&quot;&quot;; [.H159]; &quot;&quot;&quot;&quot;); &quot;&quot;); &quot; },&quot;)" office:value-type="string" office:string-value="        { &quot;key&quot;: &quot;cycleway:lanes:forward&quot;, &quot;object_types&quot;: [&quot;way&quot;], &quot;description&quot;: &quot;Used among lots of other tags for a complex road marking and lane processing and rendering.&quot; }," calcext:value-type="string">
            <text:p><text:s text:c="8"/>{ "key": "cycleway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0]; IF([.B160]&lt;&gt;&quot;&quot;; CONCATENATE(&quot;&quot;&quot;, &quot;&quot;value&quot;&quot;: &quot;&quot;&quot;; [.B160]); &quot;&quot;); &quot;&quot;&quot;, &quot;&quot;object_types&quot;&quot;: [&quot;; IF([.C160]=&quot;x&quot;;&quot;&quot;&quot;node&quot;&quot;&quot;;&quot;&quot;); IF(AND([.C160]=&quot;x&quot;; COUNTIF([.D160:.F160];&quot;x&quot;) &gt; 0); &quot;,&quot;; &quot;&quot;); IF([.D160]=&quot;x&quot;;&quot;&quot;&quot;way&quot;&quot;&quot;;&quot;&quot;); IF(AND([.D160]=&quot;x&quot;; COUNTIF([.E160:.F160];&quot;x&quot;) &gt; 0); &quot;,&quot;; &quot;&quot;); IF([.E160]=&quot;x&quot;;&quot;&quot;&quot;area&quot;&quot;&quot;;&quot;&quot;); IF(AND([.E160]=&quot;x&quot;; [.F160]=&quot;x&quot;); &quot;,&quot;; &quot;&quot;); IF([.F160]=&quot;x&quot;;&quot;&quot;&quot;relation&quot;&quot;&quot;;&quot;&quot;); &quot;]&quot;; IF([.G160]&lt;&gt;&quot;&quot;; CONCATENATE(&quot;, &quot;&quot;icon_url&quot;&quot;: &quot;&quot;&quot;; [.G160]; &quot;&quot;&quot;&quot;); &quot;&quot;); IF([.H160]&lt;&gt;&quot;&quot;; CONCATENATE(&quot;, &quot;&quot;description&quot;&quot;: &quot;&quot;&quot;; [.H160]; &quot;&quot;&quot;&quot;); &quot;&quot;); &quot; },&quot;)" office:value-type="string" office:string-value="        { &quot;key&quot;: &quot;cycleway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1]; IF([.B161]&lt;&gt;&quot;&quot;; CONCATENATE(&quot;&quot;&quot;, &quot;&quot;value&quot;&quot;: &quot;&quot;&quot;; [.B161]); &quot;&quot;); &quot;&quot;&quot;, &quot;&quot;object_types&quot;&quot;: [&quot;; IF([.C161]=&quot;x&quot;;&quot;&quot;&quot;node&quot;&quot;&quot;;&quot;&quot;); IF(AND([.C161]=&quot;x&quot;; COUNTIF([.D161:.F161];&quot;x&quot;) &gt; 0); &quot;,&quot;; &quot;&quot;); IF([.D161]=&quot;x&quot;;&quot;&quot;&quot;way&quot;&quot;&quot;;&quot;&quot;); IF(AND([.D161]=&quot;x&quot;; COUNTIF([.E161:.F161];&quot;x&quot;) &gt; 0); &quot;,&quot;; &quot;&quot;); IF([.E161]=&quot;x&quot;;&quot;&quot;&quot;area&quot;&quot;&quot;;&quot;&quot;); IF(AND([.E161]=&quot;x&quot;; [.F161]=&quot;x&quot;); &quot;,&quot;; &quot;&quot;); IF([.F161]=&quot;x&quot;;&quot;&quot;&quot;relation&quot;&quot;&quot;;&quot;&quot;); &quot;]&quot;; IF([.G161]&lt;&gt;&quot;&quot;; CONCATENATE(&quot;, &quot;&quot;icon_url&quot;&quot;: &quot;&quot;&quot;; [.G161]; &quot;&quot;&quot;&quot;); &quot;&quot;); IF([.H161]&lt;&gt;&quot;&quot;; CONCATENATE(&quot;, &quot;&quot;description&quot;&quot;: &quot;&quot;&quot;; [.H161]; &quot;&quot;&quot;&quot;); &quot;&quot;); &quot; },&quot;)" office:value-type="string" office:string-value="        { &quot;key&quot;: &quot;cycleway:left:buffer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2]; IF([.B162]&lt;&gt;&quot;&quot;; CONCATENATE(&quot;&quot;&quot;, &quot;&quot;value&quot;&quot;: &quot;&quot;&quot;; [.B162]); &quot;&quot;); &quot;&quot;&quot;, &quot;&quot;object_types&quot;&quot;: [&quot;; IF([.C162]=&quot;x&quot;;&quot;&quot;&quot;node&quot;&quot;&quot;;&quot;&quot;); IF(AND([.C162]=&quot;x&quot;; COUNTIF([.D162:.F162];&quot;x&quot;) &gt; 0); &quot;,&quot;; &quot;&quot;); IF([.D162]=&quot;x&quot;;&quot;&quot;&quot;way&quot;&quot;&quot;;&quot;&quot;); IF(AND([.D162]=&quot;x&quot;; COUNTIF([.E162:.F162];&quot;x&quot;) &gt; 0); &quot;,&quot;; &quot;&quot;); IF([.E162]=&quot;x&quot;;&quot;&quot;&quot;area&quot;&quot;&quot;;&quot;&quot;); IF(AND([.E162]=&quot;x&quot;; [.F162]=&quot;x&quot;); &quot;,&quot;; &quot;&quot;); IF([.F162]=&quot;x&quot;;&quot;&quot;&quot;relation&quot;&quot;&quot;;&quot;&quot;); &quot;]&quot;; IF([.G162]&lt;&gt;&quot;&quot;; CONCATENATE(&quot;, &quot;&quot;icon_url&quot;&quot;: &quot;&quot;&quot;; [.G162]; &quot;&quot;&quot;&quot;); &quot;&quot;); IF([.H162]&lt;&gt;&quot;&quot;; CONCATENATE(&quot;, &quot;&quot;description&quot;&quot;: &quot;&quot;&quot;; [.H162]; &quot;&quot;&quot;&quot;); &quot;&quot;); &quot; },&quot;)" office:value-type="string" office:string-value="        { &quot;key&quot;: &quot;cycleway:left:buffer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3]; IF([.B163]&lt;&gt;&quot;&quot;; CONCATENATE(&quot;&quot;&quot;, &quot;&quot;value&quot;&quot;: &quot;&quot;&quot;; [.B163]); &quot;&quot;); &quot;&quot;&quot;, &quot;&quot;object_types&quot;&quot;: [&quot;; IF([.C163]=&quot;x&quot;;&quot;&quot;&quot;node&quot;&quot;&quot;;&quot;&quot;); IF(AND([.C163]=&quot;x&quot;; COUNTIF([.D163:.F163];&quot;x&quot;) &gt; 0); &quot;,&quot;; &quot;&quot;); IF([.D163]=&quot;x&quot;;&quot;&quot;&quot;way&quot;&quot;&quot;;&quot;&quot;); IF(AND([.D163]=&quot;x&quot;; COUNTIF([.E163:.F163];&quot;x&quot;) &gt; 0); &quot;,&quot;; &quot;&quot;); IF([.E163]=&quot;x&quot;;&quot;&quot;&quot;area&quot;&quot;&quot;;&quot;&quot;); IF(AND([.E163]=&quot;x&quot;; [.F163]=&quot;x&quot;); &quot;,&quot;; &quot;&quot;); IF([.F163]=&quot;x&quot;;&quot;&quot;&quot;relation&quot;&quot;&quot;;&quot;&quot;); &quot;]&quot;; IF([.G163]&lt;&gt;&quot;&quot;; CONCATENATE(&quot;, &quot;&quot;icon_url&quot;&quot;: &quot;&quot;&quot;; [.G163]; &quot;&quot;&quot;&quot;); &quot;&quot;); IF([.H163]&lt;&gt;&quot;&quot;; CONCATENATE(&quot;, &quot;&quot;description&quot;&quot;: &quot;&quot;&quot;; [.H163]; &quot;&quot;&quot;&quot;); &quot;&quot;); &quot; },&quot;)" office:value-type="string" office:string-value="        { &quot;key&quot;: &quot;cycleway:left:buffer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buffer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4]; IF([.B164]&lt;&gt;&quot;&quot;; CONCATENATE(&quot;&quot;&quot;, &quot;&quot;value&quot;&quot;: &quot;&quot;&quot;; [.B164]); &quot;&quot;); &quot;&quot;&quot;, &quot;&quot;object_types&quot;&quot;: [&quot;; IF([.C164]=&quot;x&quot;;&quot;&quot;&quot;node&quot;&quot;&quot;;&quot;&quot;); IF(AND([.C164]=&quot;x&quot;; COUNTIF([.D164:.F164];&quot;x&quot;) &gt; 0); &quot;,&quot;; &quot;&quot;); IF([.D164]=&quot;x&quot;;&quot;&quot;&quot;way&quot;&quot;&quot;;&quot;&quot;); IF(AND([.D164]=&quot;x&quot;; COUNTIF([.E164:.F164];&quot;x&quot;) &gt; 0); &quot;,&quot;; &quot;&quot;); IF([.E164]=&quot;x&quot;;&quot;&quot;&quot;area&quot;&quot;&quot;;&quot;&quot;); IF(AND([.E164]=&quot;x&quot;; [.F164]=&quot;x&quot;); &quot;,&quot;; &quot;&quot;); IF([.F164]=&quot;x&quot;;&quot;&quot;&quot;relation&quot;&quot;&quot;;&quot;&quot;); &quot;]&quot;; IF([.G164]&lt;&gt;&quot;&quot;; CONCATENATE(&quot;, &quot;&quot;icon_url&quot;&quot;: &quot;&quot;&quot;; [.G164]; &quot;&quot;&quot;&quot;); &quot;&quot;); IF([.H164]&lt;&gt;&quot;&quot;; CONCATENATE(&quot;, &quot;&quot;description&quot;&quot;: &quot;&quot;&quot;; [.H164]; &quot;&quot;&quot;&quot;); &quot;&quot;); &quot; },&quot;)" office:value-type="string" office:string-value="        { &quot;key&quot;: &quot;cycleway:left:buffer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buffer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5]; IF([.B165]&lt;&gt;&quot;&quot;; CONCATENATE(&quot;&quot;&quot;, &quot;&quot;value&quot;&quot;: &quot;&quot;&quot;; [.B165]); &quot;&quot;); &quot;&quot;&quot;, &quot;&quot;object_types&quot;&quot;: [&quot;; IF([.C165]=&quot;x&quot;;&quot;&quot;&quot;node&quot;&quot;&quot;;&quot;&quot;); IF(AND([.C165]=&quot;x&quot;; COUNTIF([.D165:.F165];&quot;x&quot;) &gt; 0); &quot;,&quot;; &quot;&quot;); IF([.D165]=&quot;x&quot;;&quot;&quot;&quot;way&quot;&quot;&quot;;&quot;&quot;); IF(AND([.D165]=&quot;x&quot;; COUNTIF([.E165:.F165];&quot;x&quot;) &gt; 0); &quot;,&quot;; &quot;&quot;); IF([.E165]=&quot;x&quot;;&quot;&quot;&quot;area&quot;&quot;&quot;;&quot;&quot;); IF(AND([.E165]=&quot;x&quot;; [.F165]=&quot;x&quot;); &quot;,&quot;; &quot;&quot;); IF([.F165]=&quot;x&quot;;&quot;&quot;&quot;relation&quot;&quot;&quot;;&quot;&quot;); &quot;]&quot;; IF([.G165]&lt;&gt;&quot;&quot;; CONCATENATE(&quot;, &quot;&quot;icon_url&quot;&quot;: &quot;&quot;&quot;; [.G165]; &quot;&quot;&quot;&quot;); &quot;&quot;); IF([.H165]&lt;&gt;&quot;&quot;; CONCATENATE(&quot;, &quot;&quot;description&quot;&quot;: &quot;&quot;&quot;; [.H165]; &quot;&quot;&quot;&quot;); &quot;&quot;); &quot; },&quot;)" office:value-type="string" office:string-value="        { &quot;key&quot;: &quot;cycleway:left:lane&quot;, &quot;object_types&quot;: [&quot;way&quot;], &quot;description&quot;: &quot;Used among lots of other tags for a complex road marking and lane processing and rendering.&quot; }," calcext:value-type="string">
            <text:p><text:s text:c="8"/>{ "key": "cycleway:left:lan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m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6]; IF([.B166]&lt;&gt;&quot;&quot;; CONCATENATE(&quot;&quot;&quot;, &quot;&quot;value&quot;&quot;: &quot;&quot;&quot;; [.B166]); &quot;&quot;); &quot;&quot;&quot;, &quot;&quot;object_types&quot;&quot;: [&quot;; IF([.C166]=&quot;x&quot;;&quot;&quot;&quot;node&quot;&quot;&quot;;&quot;&quot;); IF(AND([.C166]=&quot;x&quot;; COUNTIF([.D166:.F166];&quot;x&quot;) &gt; 0); &quot;,&quot;; &quot;&quot;); IF([.D166]=&quot;x&quot;;&quot;&quot;&quot;way&quot;&quot;&quot;;&quot;&quot;); IF(AND([.D166]=&quot;x&quot;; COUNTIF([.E166:.F166];&quot;x&quot;) &gt; 0); &quot;,&quot;; &quot;&quot;); IF([.E166]=&quot;x&quot;;&quot;&quot;&quot;area&quot;&quot;&quot;;&quot;&quot;); IF(AND([.E166]=&quot;x&quot;; [.F166]=&quot;x&quot;); &quot;,&quot;; &quot;&quot;); IF([.F166]=&quot;x&quot;;&quot;&quot;&quot;relation&quot;&quot;&quot;;&quot;&quot;); &quot;]&quot;; IF([.G166]&lt;&gt;&quot;&quot;; CONCATENATE(&quot;, &quot;&quot;icon_url&quot;&quot;: &quot;&quot;&quot;; [.G166]; &quot;&quot;&quot;&quot;); &quot;&quot;); IF([.H166]&lt;&gt;&quot;&quot;; CONCATENATE(&quot;, &quot;&quot;description&quot;&quot;: &quot;&quot;&quot;; [.H166]; &quot;&quot;&quot;&quot;); &quot;&quot;); &quot; },&quot;)" office:value-type="string" office:string-value="        { &quot;key&quot;: &quot;cycleway:left:marking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marking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left: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7]; IF([.B167]&lt;&gt;&quot;&quot;; CONCATENATE(&quot;&quot;&quot;, &quot;&quot;value&quot;&quot;: &quot;&quot;&quot;; [.B167]); &quot;&quot;); &quot;&quot;&quot;, &quot;&quot;object_types&quot;&quot;: [&quot;; IF([.C167]=&quot;x&quot;;&quot;&quot;&quot;node&quot;&quot;&quot;;&quot;&quot;); IF(AND([.C167]=&quot;x&quot;; COUNTIF([.D167:.F167];&quot;x&quot;) &gt; 0); &quot;,&quot;; &quot;&quot;); IF([.D167]=&quot;x&quot;;&quot;&quot;&quot;way&quot;&quot;&quot;;&quot;&quot;); IF(AND([.D167]=&quot;x&quot;; COUNTIF([.E167:.F167];&quot;x&quot;) &gt; 0); &quot;,&quot;; &quot;&quot;); IF([.E167]=&quot;x&quot;;&quot;&quot;&quot;area&quot;&quot;&quot;;&quot;&quot;); IF(AND([.E167]=&quot;x&quot;; [.F167]=&quot;x&quot;); &quot;,&quot;; &quot;&quot;); IF([.F167]=&quot;x&quot;;&quot;&quot;&quot;relation&quot;&quot;&quot;;&quot;&quot;); &quot;]&quot;; IF([.G167]&lt;&gt;&quot;&quot;; CONCATENATE(&quot;, &quot;&quot;icon_url&quot;&quot;: &quot;&quot;&quot;; [.G167]; &quot;&quot;&quot;&quot;); &quot;&quot;); IF([.H167]&lt;&gt;&quot;&quot;; CONCATENATE(&quot;, &quot;&quot;description&quot;&quot;: &quot;&quot;&quot;; [.H167]; &quot;&quot;&quot;&quot;); &quot;&quot;); &quot; },&quot;)" office:value-type="string" office:string-value="        { &quot;key&quot;: &quot;cycleway:left:marking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marking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left: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8]; IF([.B168]&lt;&gt;&quot;&quot;; CONCATENATE(&quot;&quot;&quot;, &quot;&quot;value&quot;&quot;: &quot;&quot;&quot;; [.B168]); &quot;&quot;); &quot;&quot;&quot;, &quot;&quot;object_types&quot;&quot;: [&quot;; IF([.C168]=&quot;x&quot;;&quot;&quot;&quot;node&quot;&quot;&quot;;&quot;&quot;); IF(AND([.C168]=&quot;x&quot;; COUNTIF([.D168:.F168];&quot;x&quot;) &gt; 0); &quot;,&quot;; &quot;&quot;); IF([.D168]=&quot;x&quot;;&quot;&quot;&quot;way&quot;&quot;&quot;;&quot;&quot;); IF(AND([.D168]=&quot;x&quot;; COUNTIF([.E168:.F168];&quot;x&quot;) &gt; 0); &quot;,&quot;; &quot;&quot;); IF([.E168]=&quot;x&quot;;&quot;&quot;&quot;area&quot;&quot;&quot;;&quot;&quot;); IF(AND([.E168]=&quot;x&quot;; [.F168]=&quot;x&quot;); &quot;,&quot;; &quot;&quot;); IF([.F168]=&quot;x&quot;;&quot;&quot;&quot;relation&quot;&quot;&quot;;&quot;&quot;); &quot;]&quot;; IF([.G168]&lt;&gt;&quot;&quot;; CONCATENATE(&quot;, &quot;&quot;icon_url&quot;&quot;: &quot;&quot;&quot;; [.G168]; &quot;&quot;&quot;&quot;); &quot;&quot;); IF([.H168]&lt;&gt;&quot;&quot;; CONCATENATE(&quot;, &quot;&quot;description&quot;&quot;: &quot;&quot;&quot;; [.H168]; &quot;&quot;&quot;&quot;); &quot;&quot;); &quot; },&quot;)" office:value-type="string" office:string-value="        { &quot;key&quot;: &quot;cycleway:left:marking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marking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69]; IF([.B169]&lt;&gt;&quot;&quot;; CONCATENATE(&quot;&quot;&quot;, &quot;&quot;value&quot;&quot;: &quot;&quot;&quot;; [.B169]); &quot;&quot;); &quot;&quot;&quot;, &quot;&quot;object_types&quot;&quot;: [&quot;; IF([.C169]=&quot;x&quot;;&quot;&quot;&quot;node&quot;&quot;&quot;;&quot;&quot;); IF(AND([.C169]=&quot;x&quot;; COUNTIF([.D169:.F169];&quot;x&quot;) &gt; 0); &quot;,&quot;; &quot;&quot;); IF([.D169]=&quot;x&quot;;&quot;&quot;&quot;way&quot;&quot;&quot;;&quot;&quot;); IF(AND([.D169]=&quot;x&quot;; COUNTIF([.E169:.F169];&quot;x&quot;) &gt; 0); &quot;,&quot;; &quot;&quot;); IF([.E169]=&quot;x&quot;;&quot;&quot;&quot;area&quot;&quot;&quot;;&quot;&quot;); IF(AND([.E169]=&quot;x&quot;; [.F169]=&quot;x&quot;); &quot;,&quot;; &quot;&quot;); IF([.F169]=&quot;x&quot;;&quot;&quot;&quot;relation&quot;&quot;&quot;;&quot;&quot;); &quot;]&quot;; IF([.G169]&lt;&gt;&quot;&quot;; CONCATENATE(&quot;, &quot;&quot;icon_url&quot;&quot;: &quot;&quot;&quot;; [.G169]; &quot;&quot;&quot;&quot;); &quot;&quot;); IF([.H169]&lt;&gt;&quot;&quot;; CONCATENATE(&quot;, &quot;&quot;description&quot;&quot;: &quot;&quot;&quot;; [.H169]; &quot;&quot;&quot;&quot;); &quot;&quot;); &quot; },&quot;)" office:value-type="string" office:string-value="        { &quot;key&quot;: &quot;cycleway:left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0]; IF([.B170]&lt;&gt;&quot;&quot;; CONCATENATE(&quot;&quot;&quot;, &quot;&quot;value&quot;&quot;: &quot;&quot;&quot;; [.B170]); &quot;&quot;); &quot;&quot;&quot;, &quot;&quot;object_types&quot;&quot;: [&quot;; IF([.C170]=&quot;x&quot;;&quot;&quot;&quot;node&quot;&quot;&quot;;&quot;&quot;); IF(AND([.C170]=&quot;x&quot;; COUNTIF([.D170:.F170];&quot;x&quot;) &gt; 0); &quot;,&quot;; &quot;&quot;); IF([.D170]=&quot;x&quot;;&quot;&quot;&quot;way&quot;&quot;&quot;;&quot;&quot;); IF(AND([.D170]=&quot;x&quot;; COUNTIF([.E170:.F170];&quot;x&quot;) &gt; 0); &quot;,&quot;; &quot;&quot;); IF([.E170]=&quot;x&quot;;&quot;&quot;&quot;area&quot;&quot;&quot;;&quot;&quot;); IF(AND([.E170]=&quot;x&quot;; [.F170]=&quot;x&quot;); &quot;,&quot;; &quot;&quot;); IF([.F170]=&quot;x&quot;;&quot;&quot;&quot;relation&quot;&quot;&quot;;&quot;&quot;); &quot;]&quot;; IF([.G170]&lt;&gt;&quot;&quot;; CONCATENATE(&quot;, &quot;&quot;icon_url&quot;&quot;: &quot;&quot;&quot;; [.G170]; &quot;&quot;&quot;&quot;); &quot;&quot;); IF([.H170]&lt;&gt;&quot;&quot;; CONCATENATE(&quot;, &quot;&quot;description&quot;&quot;: &quot;&quot;&quot;; [.H170]; &quot;&quot;&quot;&quot;); &quot;&quot;); &quot; },&quot;)" office:value-type="string" office:string-value="        { &quot;key&quot;: &quot;cycleway:left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1]; IF([.B171]&lt;&gt;&quot;&quot;; CONCATENATE(&quot;&quot;&quot;, &quot;&quot;value&quot;&quot;: &quot;&quot;&quot;; [.B171]); &quot;&quot;); &quot;&quot;&quot;, &quot;&quot;object_types&quot;&quot;: [&quot;; IF([.C171]=&quot;x&quot;;&quot;&quot;&quot;node&quot;&quot;&quot;;&quot;&quot;); IF(AND([.C171]=&quot;x&quot;; COUNTIF([.D171:.F171];&quot;x&quot;) &gt; 0); &quot;,&quot;; &quot;&quot;); IF([.D171]=&quot;x&quot;;&quot;&quot;&quot;way&quot;&quot;&quot;;&quot;&quot;); IF(AND([.D171]=&quot;x&quot;; COUNTIF([.E171:.F171];&quot;x&quot;) &gt; 0); &quot;,&quot;; &quot;&quot;); IF([.E171]=&quot;x&quot;;&quot;&quot;&quot;area&quot;&quot;&quot;;&quot;&quot;); IF(AND([.E171]=&quot;x&quot;; [.F171]=&quot;x&quot;); &quot;,&quot;; &quot;&quot;); IF([.F171]=&quot;x&quot;;&quot;&quot;&quot;relation&quot;&quot;&quot;;&quot;&quot;); &quot;]&quot;; IF([.G171]&lt;&gt;&quot;&quot;; CONCATENATE(&quot;, &quot;&quot;icon_url&quot;&quot;: &quot;&quot;&quot;; [.G171]; &quot;&quot;&quot;&quot;); &quot;&quot;); IF([.H171]&lt;&gt;&quot;&quot;; CONCATENATE(&quot;, &quot;&quot;description&quot;&quot;: &quot;&quot;&quot;; [.H171]; &quot;&quot;&quot;&quot;); &quot;&quot;); &quot; },&quot;)" office:value-type="string" office:string-value="        { &quot;key&quot;: &quot;cycleway:left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2]; IF([.B172]&lt;&gt;&quot;&quot;; CONCATENATE(&quot;&quot;&quot;, &quot;&quot;value&quot;&quot;: &quot;&quot;&quot;; [.B172]); &quot;&quot;); &quot;&quot;&quot;, &quot;&quot;object_types&quot;&quot;: [&quot;; IF([.C172]=&quot;x&quot;;&quot;&quot;&quot;node&quot;&quot;&quot;;&quot;&quot;); IF(AND([.C172]=&quot;x&quot;; COUNTIF([.D172:.F172];&quot;x&quot;) &gt; 0); &quot;,&quot;; &quot;&quot;); IF([.D172]=&quot;x&quot;;&quot;&quot;&quot;way&quot;&quot;&quot;;&quot;&quot;); IF(AND([.D172]=&quot;x&quot;; COUNTIF([.E172:.F172];&quot;x&quot;) &gt; 0); &quot;,&quot;; &quot;&quot;); IF([.E172]=&quot;x&quot;;&quot;&quot;&quot;area&quot;&quot;&quot;;&quot;&quot;); IF(AND([.E172]=&quot;x&quot;; [.F172]=&quot;x&quot;); &quot;,&quot;; &quot;&quot;); IF([.F172]=&quot;x&quot;;&quot;&quot;&quot;relation&quot;&quot;&quot;;&quot;&quot;); &quot;]&quot;; IF([.G172]&lt;&gt;&quot;&quot;; CONCATENATE(&quot;, &quot;&quot;icon_url&quot;&quot;: &quot;&quot;&quot;; [.G172]; &quot;&quot;&quot;&quot;); &quot;&quot;); IF([.H172]&lt;&gt;&quot;&quot;; CONCATENATE(&quot;, &quot;&quot;description&quot;&quot;: &quot;&quot;&quot;; [.H172]; &quot;&quot;&quot;&quot;); &quot;&quot;); &quot; },&quot;)" office:value-type="string" office:string-value="        { &quot;key&quot;: &quot;cycleway:left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3]; IF([.B173]&lt;&gt;&quot;&quot;; CONCATENATE(&quot;&quot;&quot;, &quot;&quot;value&quot;&quot;: &quot;&quot;&quot;; [.B173]); &quot;&quot;); &quot;&quot;&quot;, &quot;&quot;object_types&quot;&quot;: [&quot;; IF([.C173]=&quot;x&quot;;&quot;&quot;&quot;node&quot;&quot;&quot;;&quot;&quot;); IF(AND([.C173]=&quot;x&quot;; COUNTIF([.D173:.F173];&quot;x&quot;) &gt; 0); &quot;,&quot;; &quot;&quot;); IF([.D173]=&quot;x&quot;;&quot;&quot;&quot;way&quot;&quot;&quot;;&quot;&quot;); IF(AND([.D173]=&quot;x&quot;; COUNTIF([.E173:.F173];&quot;x&quot;) &gt; 0); &quot;,&quot;; &quot;&quot;); IF([.E173]=&quot;x&quot;;&quot;&quot;&quot;area&quot;&quot;&quot;;&quot;&quot;); IF(AND([.E173]=&quot;x&quot;; [.F173]=&quot;x&quot;); &quot;,&quot;; &quot;&quot;); IF([.F173]=&quot;x&quot;;&quot;&quot;&quot;relation&quot;&quot;&quot;;&quot;&quot;); &quot;]&quot;; IF([.G173]&lt;&gt;&quot;&quot;; CONCATENATE(&quot;, &quot;&quot;icon_url&quot;&quot;: &quot;&quot;&quot;; [.G173]; &quot;&quot;&quot;&quot;); &quot;&quot;); IF([.H173]&lt;&gt;&quot;&quot;; CONCATENATE(&quot;, &quot;&quot;description&quot;&quot;: &quot;&quot;&quot;; [.H173]; &quot;&quot;&quot;&quot;); &quot;&quot;); &quot; },&quot;)" office:value-type="string" office:string-value="        { &quot;key&quot;: &quot;cycleway:left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left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4]; IF([.B174]&lt;&gt;&quot;&quot;; CONCATENATE(&quot;&quot;&quot;, &quot;&quot;value&quot;&quot;: &quot;&quot;&quot;; [.B174]); &quot;&quot;); &quot;&quot;&quot;, &quot;&quot;object_types&quot;&quot;: [&quot;; IF([.C174]=&quot;x&quot;;&quot;&quot;&quot;node&quot;&quot;&quot;;&quot;&quot;); IF(AND([.C174]=&quot;x&quot;; COUNTIF([.D174:.F174];&quot;x&quot;) &gt; 0); &quot;,&quot;; &quot;&quot;); IF([.D174]=&quot;x&quot;;&quot;&quot;&quot;way&quot;&quot;&quot;;&quot;&quot;); IF(AND([.D174]=&quot;x&quot;; COUNTIF([.E174:.F174];&quot;x&quot;) &gt; 0); &quot;,&quot;; &quot;&quot;); IF([.E174]=&quot;x&quot;;&quot;&quot;&quot;area&quot;&quot;&quot;;&quot;&quot;); IF(AND([.E174]=&quot;x&quot;; [.F174]=&quot;x&quot;); &quot;,&quot;; &quot;&quot;); IF([.F174]=&quot;x&quot;;&quot;&quot;&quot;relation&quot;&quot;&quot;;&quot;&quot;); &quot;]&quot;; IF([.G174]&lt;&gt;&quot;&quot;; CONCATENATE(&quot;, &quot;&quot;icon_url&quot;&quot;: &quot;&quot;&quot;; [.G174]; &quot;&quot;&quot;&quot;); &quot;&quot;); IF([.H174]&lt;&gt;&quot;&quot;; CONCATENATE(&quot;, &quot;&quot;description&quot;&quot;: &quot;&quot;&quot;; [.H174]; &quot;&quot;&quot;&quot;); &quot;&quot;); &quot; },&quot;)" office:value-type="string" office:string-value="        { &quot;key&quot;: &quot;cycleway:left:traffic_mode:bo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5]; IF([.B175]&lt;&gt;&quot;&quot;; CONCATENATE(&quot;&quot;&quot;, &quot;&quot;value&quot;&quot;: &quot;&quot;&quot;; [.B175]); &quot;&quot;); &quot;&quot;&quot;, &quot;&quot;object_types&quot;&quot;: [&quot;; IF([.C175]=&quot;x&quot;;&quot;&quot;&quot;node&quot;&quot;&quot;;&quot;&quot;); IF(AND([.C175]=&quot;x&quot;; COUNTIF([.D175:.F175];&quot;x&quot;) &gt; 0); &quot;,&quot;; &quot;&quot;); IF([.D175]=&quot;x&quot;;&quot;&quot;&quot;way&quot;&quot;&quot;;&quot;&quot;); IF(AND([.D175]=&quot;x&quot;; COUNTIF([.E175:.F175];&quot;x&quot;) &gt; 0); &quot;,&quot;; &quot;&quot;); IF([.E175]=&quot;x&quot;;&quot;&quot;&quot;area&quot;&quot;&quot;;&quot;&quot;); IF(AND([.E175]=&quot;x&quot;; [.F175]=&quot;x&quot;); &quot;,&quot;; &quot;&quot;); IF([.F175]=&quot;x&quot;;&quot;&quot;&quot;relation&quot;&quot;&quot;;&quot;&quot;); &quot;]&quot;; IF([.G175]&lt;&gt;&quot;&quot;; CONCATENATE(&quot;, &quot;&quot;icon_url&quot;&quot;: &quot;&quot;&quot;; [.G175]; &quot;&quot;&quot;&quot;); &quot;&quot;); IF([.H175]&lt;&gt;&quot;&quot;; CONCATENATE(&quot;, &quot;&quot;description&quot;&quot;: &quot;&quot;&quot;; [.H175]; &quot;&quot;&quot;&quot;); &quot;&quot;); &quot; },&quot;)" office:value-type="string" office:string-value="        { &quot;key&quot;: &quot;cycleway:left:traffic_mode:lef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raffic_mode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6]; IF([.B176]&lt;&gt;&quot;&quot;; CONCATENATE(&quot;&quot;&quot;, &quot;&quot;value&quot;&quot;: &quot;&quot;&quot;; [.B176]); &quot;&quot;); &quot;&quot;&quot;, &quot;&quot;object_types&quot;&quot;: [&quot;; IF([.C176]=&quot;x&quot;;&quot;&quot;&quot;node&quot;&quot;&quot;;&quot;&quot;); IF(AND([.C176]=&quot;x&quot;; COUNTIF([.D176:.F176];&quot;x&quot;) &gt; 0); &quot;,&quot;; &quot;&quot;); IF([.D176]=&quot;x&quot;;&quot;&quot;&quot;way&quot;&quot;&quot;;&quot;&quot;); IF(AND([.D176]=&quot;x&quot;; COUNTIF([.E176:.F176];&quot;x&quot;) &gt; 0); &quot;,&quot;; &quot;&quot;); IF([.E176]=&quot;x&quot;;&quot;&quot;&quot;area&quot;&quot;&quot;;&quot;&quot;); IF(AND([.E176]=&quot;x&quot;; [.F176]=&quot;x&quot;); &quot;,&quot;; &quot;&quot;); IF([.F176]=&quot;x&quot;;&quot;&quot;&quot;relation&quot;&quot;&quot;;&quot;&quot;); &quot;]&quot;; IF([.G176]&lt;&gt;&quot;&quot;; CONCATENATE(&quot;, &quot;&quot;icon_url&quot;&quot;: &quot;&quot;&quot;; [.G176]; &quot;&quot;&quot;&quot;); &quot;&quot;); IF([.H176]&lt;&gt;&quot;&quot;; CONCATENATE(&quot;, &quot;&quot;description&quot;&quot;: &quot;&quot;&quot;; [.H176]; &quot;&quot;&quot;&quot;); &quot;&quot;); &quot; },&quot;)" office:value-type="string" office:string-value="        { &quot;key&quot;: &quot;cycleway:left:traffic_mode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raffic_mode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7]; IF([.B177]&lt;&gt;&quot;&quot;; CONCATENATE(&quot;&quot;&quot;, &quot;&quot;value&quot;&quot;: &quot;&quot;&quot;; [.B177]); &quot;&quot;); &quot;&quot;&quot;, &quot;&quot;object_types&quot;&quot;: [&quot;; IF([.C177]=&quot;x&quot;;&quot;&quot;&quot;node&quot;&quot;&quot;;&quot;&quot;); IF(AND([.C177]=&quot;x&quot;; COUNTIF([.D177:.F177];&quot;x&quot;) &gt; 0); &quot;,&quot;; &quot;&quot;); IF([.D177]=&quot;x&quot;;&quot;&quot;&quot;way&quot;&quot;&quot;;&quot;&quot;); IF(AND([.D177]=&quot;x&quot;; COUNTIF([.E177:.F177];&quot;x&quot;) &gt; 0); &quot;,&quot;; &quot;&quot;); IF([.E177]=&quot;x&quot;;&quot;&quot;&quot;area&quot;&quot;&quot;;&quot;&quot;); IF(AND([.E177]=&quot;x&quot;; [.F177]=&quot;x&quot;); &quot;,&quot;; &quot;&quot;); IF([.F177]=&quot;x&quot;;&quot;&quot;&quot;relation&quot;&quot;&quot;;&quot;&quot;); &quot;]&quot;; IF([.G177]&lt;&gt;&quot;&quot;; CONCATENATE(&quot;, &quot;&quot;icon_url&quot;&quot;: &quot;&quot;&quot;; [.G177]; &quot;&quot;&quot;&quot;); &quot;&quot;); IF([.H177]&lt;&gt;&quot;&quot;; CONCATENATE(&quot;, &quot;&quot;description&quot;&quot;: &quot;&quot;&quot;; [.H177]; &quot;&quot;&quot;&quot;); &quot;&quot;); &quot; },&quot;)" office:value-type="string" office:string-value="        { &quot;key&quot;: &quot;cycleway:left:type&quot;, &quot;object_types&quot;: [&quot;way&quot;], &quot;description&quot;: &quot;Used among lots of other tags for a complex road marking and lane processing and rendering.&quot; }," calcext:value-type="string">
            <text:p><text:s text:c="8"/>{ "key": "cycleway:left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lef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8]; IF([.B178]&lt;&gt;&quot;&quot;; CONCATENATE(&quot;&quot;&quot;, &quot;&quot;value&quot;&quot;: &quot;&quot;&quot;; [.B178]); &quot;&quot;); &quot;&quot;&quot;, &quot;&quot;object_types&quot;&quot;: [&quot;; IF([.C178]=&quot;x&quot;;&quot;&quot;&quot;node&quot;&quot;&quot;;&quot;&quot;); IF(AND([.C178]=&quot;x&quot;; COUNTIF([.D178:.F178];&quot;x&quot;) &gt; 0); &quot;,&quot;; &quot;&quot;); IF([.D178]=&quot;x&quot;;&quot;&quot;&quot;way&quot;&quot;&quot;;&quot;&quot;); IF(AND([.D178]=&quot;x&quot;; COUNTIF([.E178:.F178];&quot;x&quot;) &gt; 0); &quot;,&quot;; &quot;&quot;); IF([.E178]=&quot;x&quot;;&quot;&quot;&quot;area&quot;&quot;&quot;;&quot;&quot;); IF(AND([.E178]=&quot;x&quot;; [.F178]=&quot;x&quot;); &quot;,&quot;; &quot;&quot;); IF([.F178]=&quot;x&quot;;&quot;&quot;&quot;relation&quot;&quot;&quot;;&quot;&quot;); &quot;]&quot;; IF([.G178]&lt;&gt;&quot;&quot;; CONCATENATE(&quot;, &quot;&quot;icon_url&quot;&quot;: &quot;&quot;&quot;; [.G178]; &quot;&quot;&quot;&quot;); &quot;&quot;); IF([.H178]&lt;&gt;&quot;&quot;; CONCATENATE(&quot;, &quot;&quot;description&quot;&quot;: &quot;&quot;&quot;; [.H178]; &quot;&quot;&quot;&quot;); &quot;&quot;); &quot; },&quot;)" office:value-type="string" office:string-value="        { &quot;key&quot;: &quot;cycleway:left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left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m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79]; IF([.B179]&lt;&gt;&quot;&quot;; CONCATENATE(&quot;&quot;&quot;, &quot;&quot;value&quot;&quot;: &quot;&quot;&quot;; [.B179]); &quot;&quot;); &quot;&quot;&quot;, &quot;&quot;object_types&quot;&quot;: [&quot;; IF([.C179]=&quot;x&quot;;&quot;&quot;&quot;node&quot;&quot;&quot;;&quot;&quot;); IF(AND([.C179]=&quot;x&quot;; COUNTIF([.D179:.F179];&quot;x&quot;) &gt; 0); &quot;,&quot;; &quot;&quot;); IF([.D179]=&quot;x&quot;;&quot;&quot;&quot;way&quot;&quot;&quot;;&quot;&quot;); IF(AND([.D179]=&quot;x&quot;; COUNTIF([.E179:.F179];&quot;x&quot;) &gt; 0); &quot;,&quot;; &quot;&quot;); IF([.E179]=&quot;x&quot;;&quot;&quot;&quot;area&quot;&quot;&quot;;&quot;&quot;); IF(AND([.E179]=&quot;x&quot;; [.F179]=&quot;x&quot;); &quot;,&quot;; &quot;&quot;); IF([.F179]=&quot;x&quot;;&quot;&quot;&quot;relation&quot;&quot;&quot;;&quot;&quot;); &quot;]&quot;; IF([.G179]&lt;&gt;&quot;&quot;; CONCATENATE(&quot;, &quot;&quot;icon_url&quot;&quot;: &quot;&quot;&quot;; [.G179]; &quot;&quot;&quot;&quot;); &quot;&quot;); IF([.H179]&lt;&gt;&quot;&quot;; CONCATENATE(&quot;, &quot;&quot;description&quot;&quot;: &quot;&quot;&quot;; [.H179]; &quot;&quot;&quot;&quot;); &quot;&quot;); &quot; },&quot;)" office:value-type="string" office:string-value="        { &quot;key&quot;: &quot;cycleway:marking:both&quot;, &quot;object_types&quot;: [&quot;way&quot;], &quot;description&quot;: &quot;Used among lots of other tags for a complex road marking and lane processing and rendering.&quot; }," calcext:value-type="string">
            <text:p><text:s text:c="8"/>{ "key": "cycleway:marking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0]; IF([.B180]&lt;&gt;&quot;&quot;; CONCATENATE(&quot;&quot;&quot;, &quot;&quot;value&quot;&quot;: &quot;&quot;&quot;; [.B180]); &quot;&quot;); &quot;&quot;&quot;, &quot;&quot;object_types&quot;&quot;: [&quot;; IF([.C180]=&quot;x&quot;;&quot;&quot;&quot;node&quot;&quot;&quot;;&quot;&quot;); IF(AND([.C180]=&quot;x&quot;; COUNTIF([.D180:.F180];&quot;x&quot;) &gt; 0); &quot;,&quot;; &quot;&quot;); IF([.D180]=&quot;x&quot;;&quot;&quot;&quot;way&quot;&quot;&quot;;&quot;&quot;); IF(AND([.D180]=&quot;x&quot;; COUNTIF([.E180:.F180];&quot;x&quot;) &gt; 0); &quot;,&quot;; &quot;&quot;); IF([.E180]=&quot;x&quot;;&quot;&quot;&quot;area&quot;&quot;&quot;;&quot;&quot;); IF(AND([.E180]=&quot;x&quot;; [.F180]=&quot;x&quot;); &quot;,&quot;; &quot;&quot;); IF([.F180]=&quot;x&quot;;&quot;&quot;&quot;relation&quot;&quot;&quot;;&quot;&quot;); &quot;]&quot;; IF([.G180]&lt;&gt;&quot;&quot;; CONCATENATE(&quot;, &quot;&quot;icon_url&quot;&quot;: &quot;&quot;&quot;; [.G180]; &quot;&quot;&quot;&quot;); &quot;&quot;); IF([.H180]&lt;&gt;&quot;&quot;; CONCATENATE(&quot;, &quot;&quot;description&quot;&quot;: &quot;&quot;&quot;; [.H180]; &quot;&quot;&quot;&quot;); &quot;&quot;); &quot; },&quot;)" office:value-type="string" office:string-value="        { &quot;key&quot;: &quot;cycleway:marking:left&quot;, &quot;object_types&quot;: [&quot;way&quot;], &quot;description&quot;: &quot;Used among lots of other tags for a complex road marking and lane processing and rendering.&quot; }," calcext:value-type="string">
            <text:p><text:s text:c="8"/>{ "key": "cycleway:marking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<text:span text:style-name="T1">cycleway: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1]; IF([.B181]&lt;&gt;&quot;&quot;; CONCATENATE(&quot;&quot;&quot;, &quot;&quot;value&quot;&quot;: &quot;&quot;&quot;; [.B181]); &quot;&quot;); &quot;&quot;&quot;, &quot;&quot;object_types&quot;&quot;: [&quot;; IF([.C181]=&quot;x&quot;;&quot;&quot;&quot;node&quot;&quot;&quot;;&quot;&quot;); IF(AND([.C181]=&quot;x&quot;; COUNTIF([.D181:.F181];&quot;x&quot;) &gt; 0); &quot;,&quot;; &quot;&quot;); IF([.D181]=&quot;x&quot;;&quot;&quot;&quot;way&quot;&quot;&quot;;&quot;&quot;); IF(AND([.D181]=&quot;x&quot;; COUNTIF([.E181:.F181];&quot;x&quot;) &gt; 0); &quot;,&quot;; &quot;&quot;); IF([.E181]=&quot;x&quot;;&quot;&quot;&quot;area&quot;&quot;&quot;;&quot;&quot;); IF(AND([.E181]=&quot;x&quot;; [.F181]=&quot;x&quot;); &quot;,&quot;; &quot;&quot;); IF([.F181]=&quot;x&quot;;&quot;&quot;&quot;relation&quot;&quot;&quot;;&quot;&quot;); &quot;]&quot;; IF([.G181]&lt;&gt;&quot;&quot;; CONCATENATE(&quot;, &quot;&quot;icon_url&quot;&quot;: &quot;&quot;&quot;; [.G181]; &quot;&quot;&quot;&quot;); &quot;&quot;); IF([.H181]&lt;&gt;&quot;&quot;; CONCATENATE(&quot;, &quot;&quot;description&quot;&quot;: &quot;&quot;&quot;; [.H181]; &quot;&quot;&quot;&quot;); &quot;&quot;); &quot; },&quot;)" office:value-type="string" office:string-value="        { &quot;key&quot;: &quot;cycleway:marking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marking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2]; IF([.B182]&lt;&gt;&quot;&quot;; CONCATENATE(&quot;&quot;&quot;, &quot;&quot;value&quot;&quot;: &quot;&quot;&quot;; [.B182]); &quot;&quot;); &quot;&quot;&quot;, &quot;&quot;object_types&quot;&quot;: [&quot;; IF([.C182]=&quot;x&quot;;&quot;&quot;&quot;node&quot;&quot;&quot;;&quot;&quot;); IF(AND([.C182]=&quot;x&quot;; COUNTIF([.D182:.F182];&quot;x&quot;) &gt; 0); &quot;,&quot;; &quot;&quot;); IF([.D182]=&quot;x&quot;;&quot;&quot;&quot;way&quot;&quot;&quot;;&quot;&quot;); IF(AND([.D182]=&quot;x&quot;; COUNTIF([.E182:.F182];&quot;x&quot;) &gt; 0); &quot;,&quot;; &quot;&quot;); IF([.E182]=&quot;x&quot;;&quot;&quot;&quot;area&quot;&quot;&quot;;&quot;&quot;); IF(AND([.E182]=&quot;x&quot;; [.F182]=&quot;x&quot;); &quot;,&quot;; &quot;&quot;); IF([.F182]=&quot;x&quot;;&quot;&quot;&quot;relation&quot;&quot;&quot;;&quot;&quot;); &quot;]&quot;; IF([.G182]&lt;&gt;&quot;&quot;; CONCATENATE(&quot;, &quot;&quot;icon_url&quot;&quot;: &quot;&quot;&quot;; [.G182]; &quot;&quot;&quot;&quot;); &quot;&quot;); IF([.H182]&lt;&gt;&quot;&quot;; CONCATENATE(&quot;, &quot;&quot;description&quot;&quot;: &quot;&quot;&quot;; [.H182]; &quot;&quot;&quot;&quot;); &quot;&quot;); &quot; },&quot;)" office:value-type="string" office:string-value="        { &quot;key&quot;: &quot;cycleway:separation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3]; IF([.B183]&lt;&gt;&quot;&quot;; CONCATENATE(&quot;&quot;&quot;, &quot;&quot;value&quot;&quot;: &quot;&quot;&quot;; [.B183]); &quot;&quot;); &quot;&quot;&quot;, &quot;&quot;object_types&quot;&quot;: [&quot;; IF([.C183]=&quot;x&quot;;&quot;&quot;&quot;node&quot;&quot;&quot;;&quot;&quot;); IF(AND([.C183]=&quot;x&quot;; COUNTIF([.D183:.F183];&quot;x&quot;) &gt; 0); &quot;,&quot;; &quot;&quot;); IF([.D183]=&quot;x&quot;;&quot;&quot;&quot;way&quot;&quot;&quot;;&quot;&quot;); IF(AND([.D183]=&quot;x&quot;; COUNTIF([.E183:.F183];&quot;x&quot;) &gt; 0); &quot;,&quot;; &quot;&quot;); IF([.E183]=&quot;x&quot;;&quot;&quot;&quot;area&quot;&quot;&quot;;&quot;&quot;); IF(AND([.E183]=&quot;x&quot;; [.F183]=&quot;x&quot;); &quot;,&quot;; &quot;&quot;); IF([.F183]=&quot;x&quot;;&quot;&quot;&quot;relation&quot;&quot;&quot;;&quot;&quot;); &quot;]&quot;; IF([.G183]&lt;&gt;&quot;&quot;; CONCATENATE(&quot;, &quot;&quot;icon_url&quot;&quot;: &quot;&quot;&quot;; [.G183]; &quot;&quot;&quot;&quot;); &quot;&quot;); IF([.H183]&lt;&gt;&quot;&quot;; CONCATENATE(&quot;, &quot;&quot;description&quot;&quot;: &quot;&quot;&quot;; [.H183]; &quot;&quot;&quot;&quot;); &quot;&quot;); &quot; },&quot;)" office:value-type="string" office:string-value="        { &quot;key&quot;: &quot;cycleway:separation:both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bo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4]; IF([.B184]&lt;&gt;&quot;&quot;; CONCATENATE(&quot;&quot;&quot;, &quot;&quot;value&quot;&quot;: &quot;&quot;&quot;; [.B184]); &quot;&quot;); &quot;&quot;&quot;, &quot;&quot;object_types&quot;&quot;: [&quot;; IF([.C184]=&quot;x&quot;;&quot;&quot;&quot;node&quot;&quot;&quot;;&quot;&quot;); IF(AND([.C184]=&quot;x&quot;; COUNTIF([.D184:.F184];&quot;x&quot;) &gt; 0); &quot;,&quot;; &quot;&quot;); IF([.D184]=&quot;x&quot;;&quot;&quot;&quot;way&quot;&quot;&quot;;&quot;&quot;); IF(AND([.D184]=&quot;x&quot;; COUNTIF([.E184:.F184];&quot;x&quot;) &gt; 0); &quot;,&quot;; &quot;&quot;); IF([.E184]=&quot;x&quot;;&quot;&quot;&quot;area&quot;&quot;&quot;;&quot;&quot;); IF(AND([.E184]=&quot;x&quot;; [.F184]=&quot;x&quot;); &quot;,&quot;; &quot;&quot;); IF([.F184]=&quot;x&quot;;&quot;&quot;&quot;relation&quot;&quot;&quot;;&quot;&quot;); &quot;]&quot;; IF([.G184]&lt;&gt;&quot;&quot;; CONCATENATE(&quot;, &quot;&quot;icon_url&quot;&quot;: &quot;&quot;&quot;; [.G184]; &quot;&quot;&quot;&quot;); &quot;&quot;); IF([.H184]&lt;&gt;&quot;&quot;; CONCATENATE(&quot;, &quot;&quot;description&quot;&quot;: &quot;&quot;&quot;; [.H184]; &quot;&quot;&quot;&quot;); &quot;&quot;); &quot; },&quot;)" office:value-type="string" office:string-value="        { &quot;key&quot;: &quot;cycleway:separation:left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lef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5]; IF([.B185]&lt;&gt;&quot;&quot;; CONCATENATE(&quot;&quot;&quot;, &quot;&quot;value&quot;&quot;: &quot;&quot;&quot;; [.B185]); &quot;&quot;); &quot;&quot;&quot;, &quot;&quot;object_types&quot;&quot;: [&quot;; IF([.C185]=&quot;x&quot;;&quot;&quot;&quot;node&quot;&quot;&quot;;&quot;&quot;); IF(AND([.C185]=&quot;x&quot;; COUNTIF([.D185:.F185];&quot;x&quot;) &gt; 0); &quot;,&quot;; &quot;&quot;); IF([.D185]=&quot;x&quot;;&quot;&quot;&quot;way&quot;&quot;&quot;;&quot;&quot;); IF(AND([.D185]=&quot;x&quot;; COUNTIF([.E185:.F185];&quot;x&quot;) &gt; 0); &quot;,&quot;; &quot;&quot;); IF([.E185]=&quot;x&quot;;&quot;&quot;&quot;area&quot;&quot;&quot;;&quot;&quot;); IF(AND([.E185]=&quot;x&quot;; [.F185]=&quot;x&quot;); &quot;,&quot;; &quot;&quot;); IF([.F185]=&quot;x&quot;;&quot;&quot;&quot;relation&quot;&quot;&quot;;&quot;&quot;); &quot;]&quot;; IF([.G185]&lt;&gt;&quot;&quot;; CONCATENATE(&quot;, &quot;&quot;icon_url&quot;&quot;: &quot;&quot;&quot;; [.G185]; &quot;&quot;&quot;&quot;); &quot;&quot;); IF([.H185]&lt;&gt;&quot;&quot;; CONCATENATE(&quot;, &quot;&quot;description&quot;&quot;: &quot;&quot;&quot;; [.H185]; &quot;&quot;&quot;&quot;); &quot;&quot;); &quot; },&quot;)" office:value-type="string" office:string-value="        { &quot;key&quot;: &quot;cycleway:separation:right&quot;, &quot;object_types&quot;: [&quot;way&quot;], &quot;description&quot;: &quot;Used among lots of other tags for a complex road marking and lane processing and rendering.&quot; }," calcext:value-type="string">
            <text:p><text:s text:c="8"/>{ "key": "cycleway:separation:righ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surface:colo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6]; IF([.B186]&lt;&gt;&quot;&quot;; CONCATENATE(&quot;&quot;&quot;, &quot;&quot;value&quot;&quot;: &quot;&quot;&quot;; [.B186]); &quot;&quot;); &quot;&quot;&quot;, &quot;&quot;object_types&quot;&quot;: [&quot;; IF([.C186]=&quot;x&quot;;&quot;&quot;&quot;node&quot;&quot;&quot;;&quot;&quot;); IF(AND([.C186]=&quot;x&quot;; COUNTIF([.D186:.F186];&quot;x&quot;) &gt; 0); &quot;,&quot;; &quot;&quot;); IF([.D186]=&quot;x&quot;;&quot;&quot;&quot;way&quot;&quot;&quot;;&quot;&quot;); IF(AND([.D186]=&quot;x&quot;; COUNTIF([.E186:.F186];&quot;x&quot;) &gt; 0); &quot;,&quot;; &quot;&quot;); IF([.E186]=&quot;x&quot;;&quot;&quot;&quot;area&quot;&quot;&quot;;&quot;&quot;); IF(AND([.E186]=&quot;x&quot;; [.F186]=&quot;x&quot;); &quot;,&quot;; &quot;&quot;); IF([.F186]=&quot;x&quot;;&quot;&quot;&quot;relation&quot;&quot;&quot;;&quot;&quot;); &quot;]&quot;; IF([.G186]&lt;&gt;&quot;&quot;; CONCATENATE(&quot;, &quot;&quot;icon_url&quot;&quot;: &quot;&quot;&quot;; [.G186]; &quot;&quot;&quot;&quot;); &quot;&quot;); IF([.H186]&lt;&gt;&quot;&quot;; CONCATENATE(&quot;, &quot;&quot;description&quot;&quot;: &quot;&quot;&quot;; [.H186]; &quot;&quot;&quot;&quot;); &quot;&quot;); &quot; },&quot;)" office:value-type="string" office:string-value="        { &quot;key&quot;: &quot;cycleway:surface:colour&quot;, &quot;object_types&quot;: [&quot;way&quot;], &quot;description&quot;: &quot;Used among lots of other tags for a complex road marking and lane processing and rendering.&quot; }," calcext:value-type="string">
            <text:p><text:s text:c="8"/>{ "key": "cycleway:surface:colour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7]; IF([.B187]&lt;&gt;&quot;&quot;; CONCATENATE(&quot;&quot;&quot;, &quot;&quot;value&quot;&quot;: &quot;&quot;&quot;; [.B187]); &quot;&quot;); &quot;&quot;&quot;, &quot;&quot;object_types&quot;&quot;: [&quot;; IF([.C187]=&quot;x&quot;;&quot;&quot;&quot;node&quot;&quot;&quot;;&quot;&quot;); IF(AND([.C187]=&quot;x&quot;; COUNTIF([.D187:.F187];&quot;x&quot;) &gt; 0); &quot;,&quot;; &quot;&quot;); IF([.D187]=&quot;x&quot;;&quot;&quot;&quot;way&quot;&quot;&quot;;&quot;&quot;); IF(AND([.D187]=&quot;x&quot;; COUNTIF([.E187:.F187];&quot;x&quot;) &gt; 0); &quot;,&quot;; &quot;&quot;); IF([.E187]=&quot;x&quot;;&quot;&quot;&quot;area&quot;&quot;&quot;;&quot;&quot;); IF(AND([.E187]=&quot;x&quot;; [.F187]=&quot;x&quot;); &quot;,&quot;; &quot;&quot;); IF([.F187]=&quot;x&quot;;&quot;&quot;&quot;relation&quot;&quot;&quot;;&quot;&quot;); &quot;]&quot;; IF([.G187]&lt;&gt;&quot;&quot;; CONCATENATE(&quot;, &quot;&quot;icon_url&quot;&quot;: &quot;&quot;&quot;; [.G187]; &quot;&quot;&quot;&quot;); &quot;&quot;); IF([.H187]&lt;&gt;&quot;&quot;; CONCATENATE(&quot;, &quot;&quot;description&quot;&quot;: &quot;&quot;&quot;; [.H187]; &quot;&quot;&quot;&quot;); &quot;&quot;); &quot; },&quot;)" office:value-type="string" office:string-value="        { &quot;key&quot;: &quot;cycleway:type&quot;, &quot;object_types&quot;: [&quot;way&quot;], &quot;description&quot;: &quot;Used among lots of other tags for a complex road marking and lane processing and rendering.&quot; }," calcext:value-type="string">
            <text:p><text:s text:c="8"/>{ "key": "cycleway:type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cycleway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188]; IF([.B188]&lt;&gt;&quot;&quot;; CONCATENATE(&quot;&quot;&quot;, &quot;&quot;value&quot;&quot;: &quot;&quot;&quot;; [.B188]); &quot;&quot;); &quot;&quot;&quot;, &quot;&quot;object_types&quot;&quot;: [&quot;; IF([.C188]=&quot;x&quot;;&quot;&quot;&quot;node&quot;&quot;&quot;;&quot;&quot;); IF(AND([.C188]=&quot;x&quot;; COUNTIF([.D188:.F188];&quot;x&quot;) &gt; 0); &quot;,&quot;; &quot;&quot;); IF([.D188]=&quot;x&quot;;&quot;&quot;&quot;way&quot;&quot;&quot;;&quot;&quot;); IF(AND([.D188]=&quot;x&quot;; COUNTIF([.E188:.F188];&quot;x&quot;) &gt; 0); &quot;,&quot;; &quot;&quot;); IF([.E188]=&quot;x&quot;;&quot;&quot;&quot;area&quot;&quot;&quot;;&quot;&quot;); IF(AND([.E188]=&quot;x&quot;; [.F188]=&quot;x&quot;); &quot;,&quot;; &quot;&quot;); IF([.F188]=&quot;x&quot;;&quot;&quot;&quot;relation&quot;&quot;&quot;;&quot;&quot;); &quot;]&quot;; IF([.G188]&lt;&gt;&quot;&quot;; CONCATENATE(&quot;, &quot;&quot;icon_url&quot;&quot;: &quot;&quot;&quot;; [.G188]; &quot;&quot;&quot;&quot;); &quot;&quot;); IF([.H188]&lt;&gt;&quot;&quot;; CONCATENATE(&quot;, &quot;&quot;description&quot;&quot;: &quot;&quot;&quot;; [.H188]; &quot;&quot;&quot;&quot;); &quot;&quot;); &quot; },&quot;)" office:value-type="string" office:string-value="        { &quot;key&quot;: &quot;cycleway:width&quot;, &quot;object_types&quot;: [&quot;way&quot;], &quot;description&quot;: &quot;Used among lots of other tags for a complex road marking and lane processing and rendering.&quot; }," calcext:value-type="string">
            <text:p><text:s text:c="8"/>{ "key": "cycleway:width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diameter_crow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and shrub crowns are rendered according to their diameter, if specified.</text:p>
          </table:table-cell>
          <table:table-cell table:formula="of:=CONCATENATE(&quot;        { &quot;&quot;key&quot;&quot;: &quot;&quot;&quot;; [.A189]; IF([.B189]&lt;&gt;&quot;&quot;; CONCATENATE(&quot;&quot;&quot;, &quot;&quot;value&quot;&quot;: &quot;&quot;&quot;; [.B189]); &quot;&quot;); &quot;&quot;&quot;, &quot;&quot;object_types&quot;&quot;: [&quot;; IF([.C189]=&quot;x&quot;;&quot;&quot;&quot;node&quot;&quot;&quot;;&quot;&quot;); IF(AND([.C189]=&quot;x&quot;; COUNTIF([.D189:.F189];&quot;x&quot;) &gt; 0); &quot;,&quot;; &quot;&quot;); IF([.D189]=&quot;x&quot;;&quot;&quot;&quot;way&quot;&quot;&quot;;&quot;&quot;); IF(AND([.D189]=&quot;x&quot;; COUNTIF([.E189:.F189];&quot;x&quot;) &gt; 0); &quot;,&quot;; &quot;&quot;); IF([.E189]=&quot;x&quot;;&quot;&quot;&quot;area&quot;&quot;&quot;;&quot;&quot;); IF(AND([.E189]=&quot;x&quot;; [.F189]=&quot;x&quot;); &quot;,&quot;; &quot;&quot;); IF([.F189]=&quot;x&quot;;&quot;&quot;&quot;relation&quot;&quot;&quot;;&quot;&quot;); &quot;]&quot;; IF([.G189]&lt;&gt;&quot;&quot;; CONCATENATE(&quot;, &quot;&quot;icon_url&quot;&quot;: &quot;&quot;&quot;; [.G189]; &quot;&quot;&quot;&quot;); &quot;&quot;); IF([.H189]&lt;&gt;&quot;&quot;; CONCATENATE(&quot;, &quot;&quot;description&quot;&quot;: &quot;&quot;&quot;; [.H189]; &quot;&quot;&quot;&quot;); &quot;&quot;); &quot; },&quot;)" office:value-type="string" office:string-value="        { &quot;key&quot;: &quot;diameter_crown&quot;, &quot;object_types&quot;: [&quot;node&quot;], &quot;description&quot;: &quot;Tree and shrub crowns are rendered according to their diameter, if specified.&quot; }," calcext:value-type="string">
            <text:p><text:s text:c="8"/>{ "key": "diameter_crown", "object_types": ["node"], "description": "Tree and shrub crowns are rendered according to their diameter, if specified." },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to render some point features according to their real orientation/direction.</text:p>
          </table:table-cell>
          <table:table-cell table:formula="of:=CONCATENATE(&quot;        { &quot;&quot;key&quot;&quot;: &quot;&quot;&quot;; [.A190]; IF([.B190]&lt;&gt;&quot;&quot;; CONCATENATE(&quot;&quot;&quot;, &quot;&quot;value&quot;&quot;: &quot;&quot;&quot;; [.B190]); &quot;&quot;); &quot;&quot;&quot;, &quot;&quot;object_types&quot;&quot;: [&quot;; IF([.C190]=&quot;x&quot;;&quot;&quot;&quot;node&quot;&quot;&quot;;&quot;&quot;); IF(AND([.C190]=&quot;x&quot;; COUNTIF([.D190:.F190];&quot;x&quot;) &gt; 0); &quot;,&quot;; &quot;&quot;); IF([.D190]=&quot;x&quot;;&quot;&quot;&quot;way&quot;&quot;&quot;;&quot;&quot;); IF(AND([.D190]=&quot;x&quot;; COUNTIF([.E190:.F190];&quot;x&quot;) &gt; 0); &quot;,&quot;; &quot;&quot;); IF([.E190]=&quot;x&quot;;&quot;&quot;&quot;area&quot;&quot;&quot;;&quot;&quot;); IF(AND([.E190]=&quot;x&quot;; [.F190]=&quot;x&quot;); &quot;,&quot;; &quot;&quot;); IF([.F190]=&quot;x&quot;;&quot;&quot;&quot;relation&quot;&quot;&quot;;&quot;&quot;); &quot;]&quot;; IF([.G190]&lt;&gt;&quot;&quot;; CONCATENATE(&quot;, &quot;&quot;icon_url&quot;&quot;: &quot;&quot;&quot;; [.G190]; &quot;&quot;&quot;&quot;); &quot;&quot;); IF([.H190]&lt;&gt;&quot;&quot;; CONCATENATE(&quot;, &quot;&quot;description&quot;&quot;: &quot;&quot;&quot;; [.H190]; &quot;&quot;&quot;&quot;); &quot;&quot;); &quot; },&quot;)" office:value-type="string" office:string-value="        { &quot;key&quot;: &quot;direction&quot;, &quot;object_types&quot;: [&quot;node&quot;], &quot;description&quot;: &quot;Used to render some point features according to their real orientation/direction.&quot; }," calcext:value-type="string">
            <text:p><text:s text:c="8"/>{ "key": "direction", "object_types": ["node"], "description": "Used to render some point features according to their real orientation/direction." },</text:p>
          </table:table-cell>
        </table:table-row>
        <table:table-row table:style-name="ro1">
          <table:table-cell office:value-type="string" calcext:value-type="string">
            <text:p>dual_carriag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geometry processing and to prevent rendering of oneway arrows on dual carriageways.</text:p>
          </table:table-cell>
          <table:table-cell table:formula="of:=CONCATENATE(&quot;        { &quot;&quot;key&quot;&quot;: &quot;&quot;&quot;; [.A191]; IF([.B191]&lt;&gt;&quot;&quot;; CONCATENATE(&quot;&quot;&quot;, &quot;&quot;value&quot;&quot;: &quot;&quot;&quot;; [.B191]); &quot;&quot;); &quot;&quot;&quot;, &quot;&quot;object_types&quot;&quot;: [&quot;; IF([.C191]=&quot;x&quot;;&quot;&quot;&quot;node&quot;&quot;&quot;;&quot;&quot;); IF(AND([.C191]=&quot;x&quot;; COUNTIF([.D191:.F191];&quot;x&quot;) &gt; 0); &quot;,&quot;; &quot;&quot;); IF([.D191]=&quot;x&quot;;&quot;&quot;&quot;way&quot;&quot;&quot;;&quot;&quot;); IF(AND([.D191]=&quot;x&quot;; COUNTIF([.E191:.F191];&quot;x&quot;) &gt; 0); &quot;,&quot;; &quot;&quot;); IF([.E191]=&quot;x&quot;;&quot;&quot;&quot;area&quot;&quot;&quot;;&quot;&quot;); IF(AND([.E191]=&quot;x&quot;; [.F191]=&quot;x&quot;); &quot;,&quot;; &quot;&quot;); IF([.F191]=&quot;x&quot;;&quot;&quot;&quot;relation&quot;&quot;&quot;;&quot;&quot;); &quot;]&quot;; IF([.G191]&lt;&gt;&quot;&quot;; CONCATENATE(&quot;, &quot;&quot;icon_url&quot;&quot;: &quot;&quot;&quot;; [.G191]; &quot;&quot;&quot;&quot;); &quot;&quot;); IF([.H191]&lt;&gt;&quot;&quot;; CONCATENATE(&quot;, &quot;&quot;description&quot;&quot;: &quot;&quot;&quot;; [.H191]; &quot;&quot;&quot;&quot;); &quot;&quot;); &quot; },&quot;)" office:value-type="string" office:string-value="        { &quot;key&quot;: &quot;dual_carriageway&quot;, &quot;object_types&quot;: [&quot;way&quot;], &quot;description&quot;: &quot;Used for lane geometry processing and to prevent rendering of oneway arrows on dual carriageways.&quot; }," calcext:value-type="string">
            <text:p><text:s text:c="8"/>{ "key": "dual_carriageway", "object_types": ["way"], "description": "Used for lane geometry processing and to prevent rendering of oneway arrows on dual carriageways." },</text:p>
          </table:table-cell>
        </table:table-row>
        <table:table-row table:style-name="ro1">
          <table:table-cell office:value-type="string" calcext:value-type="string">
            <text:p>dual_carriagew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geometry processing and to prevent rendering of oneway arrows on dual carriageways.</text:p>
          </table:table-cell>
          <table:table-cell table:formula="of:=CONCATENATE(&quot;        { &quot;&quot;key&quot;&quot;: &quot;&quot;&quot;; [.A192]; IF([.B192]&lt;&gt;&quot;&quot;; CONCATENATE(&quot;&quot;&quot;, &quot;&quot;value&quot;&quot;: &quot;&quot;&quot;; [.B192]); &quot;&quot;); &quot;&quot;&quot;, &quot;&quot;object_types&quot;&quot;: [&quot;; IF([.C192]=&quot;x&quot;;&quot;&quot;&quot;node&quot;&quot;&quot;;&quot;&quot;); IF(AND([.C192]=&quot;x&quot;; COUNTIF([.D192:.F192];&quot;x&quot;) &gt; 0); &quot;,&quot;; &quot;&quot;); IF([.D192]=&quot;x&quot;;&quot;&quot;&quot;way&quot;&quot;&quot;;&quot;&quot;); IF(AND([.D192]=&quot;x&quot;; COUNTIF([.E192:.F192];&quot;x&quot;) &gt; 0); &quot;,&quot;; &quot;&quot;); IF([.E192]=&quot;x&quot;;&quot;&quot;&quot;area&quot;&quot;&quot;;&quot;&quot;); IF(AND([.E192]=&quot;x&quot;; [.F192]=&quot;x&quot;); &quot;,&quot;; &quot;&quot;); IF([.F192]=&quot;x&quot;;&quot;&quot;&quot;relation&quot;&quot;&quot;;&quot;&quot;); &quot;]&quot;; IF([.G192]&lt;&gt;&quot;&quot;; CONCATENATE(&quot;, &quot;&quot;icon_url&quot;&quot;: &quot;&quot;&quot;; [.G192]; &quot;&quot;&quot;&quot;); &quot;&quot;); IF([.H192]&lt;&gt;&quot;&quot;; CONCATENATE(&quot;, &quot;&quot;description&quot;&quot;: &quot;&quot;&quot;; [.H192]; &quot;&quot;&quot;&quot;); &quot;&quot;); &quot; },&quot;)" office:value-type="string" office:string-value="        { &quot;key&quot;: &quot;dual_carriageway&quot;, &quot;value&quot;: &quot;yes&quot;, &quot;object_types&quot;: [&quot;way&quot;], &quot;description&quot;: &quot;Used for lane geometry processing and to prevent rendering of oneway arrows on dual carriageways.&quot; }," calcext:value-type="string">
            <text:p><text:s text:c="8"/>{ "key": "dual_carriageway", "value": "yes", "object_types": ["way"], "description": "Used for lane geometry processing and to prevent rendering of oneway arrows on dual carriageways." },</text:p>
          </table:table-cell>
        </table:table-row>
        <table:table-row table:style-name="ro1">
          <table:table-cell office:value-type="string" calcext:value-type="string">
            <text:p>emergency</text:p>
          </table:table-cell>
          <table:table-cell office:value-type="string" calcext:value-type="string">
            <text:p>fire_hydran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93]; IF([.B193]&lt;&gt;&quot;&quot;; CONCATENATE(&quot;&quot;&quot;, &quot;&quot;value&quot;&quot;: &quot;&quot;&quot;; [.B193]); &quot;&quot;); &quot;&quot;&quot;, &quot;&quot;object_types&quot;&quot;: [&quot;; IF([.C193]=&quot;x&quot;;&quot;&quot;&quot;node&quot;&quot;&quot;;&quot;&quot;); IF(AND([.C193]=&quot;x&quot;; COUNTIF([.D193:.F193];&quot;x&quot;) &gt; 0); &quot;,&quot;; &quot;&quot;); IF([.D193]=&quot;x&quot;;&quot;&quot;&quot;way&quot;&quot;&quot;;&quot;&quot;); IF(AND([.D193]=&quot;x&quot;; COUNTIF([.E193:.F193];&quot;x&quot;) &gt; 0); &quot;,&quot;; &quot;&quot;); IF([.E193]=&quot;x&quot;;&quot;&quot;&quot;area&quot;&quot;&quot;;&quot;&quot;); IF(AND([.E193]=&quot;x&quot;; [.F193]=&quot;x&quot;); &quot;,&quot;; &quot;&quot;); IF([.F193]=&quot;x&quot;;&quot;&quot;&quot;relation&quot;&quot;&quot;;&quot;&quot;); &quot;]&quot;; IF([.G193]&lt;&gt;&quot;&quot;; CONCATENATE(&quot;, &quot;&quot;icon_url&quot;&quot;: &quot;&quot;&quot;; [.G193]; &quot;&quot;&quot;&quot;); &quot;&quot;); IF([.H193]&lt;&gt;&quot;&quot;; CONCATENATE(&quot;, &quot;&quot;description&quot;&quot;: &quot;&quot;&quot;; [.H193]; &quot;&quot;&quot;&quot;); &quot;&quot;); &quot; },&quot;)" office:value-type="string" office:string-value="        { &quot;key&quot;: &quot;emergency&quot;, &quot;value&quot;: &quot;fire_hydrant&quot;, &quot;object_types&quot;: [&quot;node&quot;] }," calcext:value-type="string">
            <text:p><text:s text:c="8"/>{ "key": "emergency", "value": "fire_hydrant", "object_types": ["node"] },</text:p>
          </table:table-cell>
        </table:table-row>
        <table:table-row table:style-name="ro1">
          <table:table-cell office:value-type="string" calcext:value-type="string">
            <text:p>entranc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Entrances are rendered as little nodes.</text:p>
          </table:table-cell>
          <table:table-cell table:formula="of:=CONCATENATE(&quot;        { &quot;&quot;key&quot;&quot;: &quot;&quot;&quot;; [.A194]; IF([.B194]&lt;&gt;&quot;&quot;; CONCATENATE(&quot;&quot;&quot;, &quot;&quot;value&quot;&quot;: &quot;&quot;&quot;; [.B194]); &quot;&quot;); &quot;&quot;&quot;, &quot;&quot;object_types&quot;&quot;: [&quot;; IF([.C194]=&quot;x&quot;;&quot;&quot;&quot;node&quot;&quot;&quot;;&quot;&quot;); IF(AND([.C194]=&quot;x&quot;; COUNTIF([.D194:.F194];&quot;x&quot;) &gt; 0); &quot;,&quot;; &quot;&quot;); IF([.D194]=&quot;x&quot;;&quot;&quot;&quot;way&quot;&quot;&quot;;&quot;&quot;); IF(AND([.D194]=&quot;x&quot;; COUNTIF([.E194:.F194];&quot;x&quot;) &gt; 0); &quot;,&quot;; &quot;&quot;); IF([.E194]=&quot;x&quot;;&quot;&quot;&quot;area&quot;&quot;&quot;;&quot;&quot;); IF(AND([.E194]=&quot;x&quot;; [.F194]=&quot;x&quot;); &quot;,&quot;; &quot;&quot;); IF([.F194]=&quot;x&quot;;&quot;&quot;&quot;relation&quot;&quot;&quot;;&quot;&quot;); &quot;]&quot;; IF([.G194]&lt;&gt;&quot;&quot;; CONCATENATE(&quot;, &quot;&quot;icon_url&quot;&quot;: &quot;&quot;&quot;; [.G194]; &quot;&quot;&quot;&quot;); &quot;&quot;); IF([.H194]&lt;&gt;&quot;&quot;; CONCATENATE(&quot;, &quot;&quot;description&quot;&quot;: &quot;&quot;&quot;; [.H194]; &quot;&quot;&quot;&quot;); &quot;&quot;); &quot; },&quot;)" office:value-type="string" office:string-value="        { &quot;key&quot;: &quot;entrance&quot;, &quot;object_types&quot;: [&quot;node&quot;], &quot;description&quot;: &quot;Entrances are rendered as little nodes.&quot; }," calcext:value-type="string">
            <text:p><text:s text:c="8"/>{ "key": "entrance", "object_types": ["node"], "description": "Entrances are rendered as little nodes." },</text:p>
          </table:table-cell>
        </table:table-row>
        <table:table-row table:style-name="ro1">
          <table:table-cell office:value-type="string" calcext:value-type="string">
            <text:p>entrance_marker:subw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ubway entrances are rendered with a little subway symbol.</text:p>
          </table:table-cell>
          <table:table-cell table:formula="of:=CONCATENATE(&quot;        { &quot;&quot;key&quot;&quot;: &quot;&quot;&quot;; [.A195]; IF([.B195]&lt;&gt;&quot;&quot;; CONCATENATE(&quot;&quot;&quot;, &quot;&quot;value&quot;&quot;: &quot;&quot;&quot;; [.B195]); &quot;&quot;); &quot;&quot;&quot;, &quot;&quot;object_types&quot;&quot;: [&quot;; IF([.C195]=&quot;x&quot;;&quot;&quot;&quot;node&quot;&quot;&quot;;&quot;&quot;); IF(AND([.C195]=&quot;x&quot;; COUNTIF([.D195:.F195];&quot;x&quot;) &gt; 0); &quot;,&quot;; &quot;&quot;); IF([.D195]=&quot;x&quot;;&quot;&quot;&quot;way&quot;&quot;&quot;;&quot;&quot;); IF(AND([.D195]=&quot;x&quot;; COUNTIF([.E195:.F195];&quot;x&quot;) &gt; 0); &quot;,&quot;; &quot;&quot;); IF([.E195]=&quot;x&quot;;&quot;&quot;&quot;area&quot;&quot;&quot;;&quot;&quot;); IF(AND([.E195]=&quot;x&quot;; [.F195]=&quot;x&quot;); &quot;,&quot;; &quot;&quot;); IF([.F195]=&quot;x&quot;;&quot;&quot;&quot;relation&quot;&quot;&quot;;&quot;&quot;); &quot;]&quot;; IF([.G195]&lt;&gt;&quot;&quot;; CONCATENATE(&quot;, &quot;&quot;icon_url&quot;&quot;: &quot;&quot;&quot;; [.G195]; &quot;&quot;&quot;&quot;); &quot;&quot;); IF([.H195]&lt;&gt;&quot;&quot;; CONCATENATE(&quot;, &quot;&quot;description&quot;&quot;: &quot;&quot;&quot;; [.H195]; &quot;&quot;&quot;&quot;); &quot;&quot;); &quot; },&quot;)" office:value-type="string" office:string-value="        { &quot;key&quot;: &quot;entrance_marker:subway&quot;, &quot;value&quot;: &quot;yes&quot;, &quot;object_types&quot;: [&quot;node&quot;], &quot;description&quot;: &quot;Subway entrances are rendered with a little subway symbol.&quot; }," calcext:value-type="string">
            <text:p><text:s text:c="8"/>{ "key": "entrance_marker:subway", "value": "yes", "object_types": ["node"], "description": "Subway entrances are rendered with a little subway symbol." },</text:p>
          </table:table-cell>
        </table:table-row>
        <table:table-row table:style-name="ro1">
          <table:table-cell office:value-type="string" calcext:value-type="string">
            <text:p>entrance_marker:s-train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-train entrances are rendered with a little s-train symbol.</text:p>
          </table:table-cell>
          <table:table-cell table:formula="of:=CONCATENATE(&quot;        { &quot;&quot;key&quot;&quot;: &quot;&quot;&quot;; [.A196]; IF([.B196]&lt;&gt;&quot;&quot;; CONCATENATE(&quot;&quot;&quot;, &quot;&quot;value&quot;&quot;: &quot;&quot;&quot;; [.B196]); &quot;&quot;); &quot;&quot;&quot;, &quot;&quot;object_types&quot;&quot;: [&quot;; IF([.C196]=&quot;x&quot;;&quot;&quot;&quot;node&quot;&quot;&quot;;&quot;&quot;); IF(AND([.C196]=&quot;x&quot;; COUNTIF([.D196:.F196];&quot;x&quot;) &gt; 0); &quot;,&quot;; &quot;&quot;); IF([.D196]=&quot;x&quot;;&quot;&quot;&quot;way&quot;&quot;&quot;;&quot;&quot;); IF(AND([.D196]=&quot;x&quot;; COUNTIF([.E196:.F196];&quot;x&quot;) &gt; 0); &quot;,&quot;; &quot;&quot;); IF([.E196]=&quot;x&quot;;&quot;&quot;&quot;area&quot;&quot;&quot;;&quot;&quot;); IF(AND([.E196]=&quot;x&quot;; [.F196]=&quot;x&quot;); &quot;,&quot;; &quot;&quot;); IF([.F196]=&quot;x&quot;;&quot;&quot;&quot;relation&quot;&quot;&quot;;&quot;&quot;); &quot;]&quot;; IF([.G196]&lt;&gt;&quot;&quot;; CONCATENATE(&quot;, &quot;&quot;icon_url&quot;&quot;: &quot;&quot;&quot;; [.G196]; &quot;&quot;&quot;&quot;); &quot;&quot;); IF([.H196]&lt;&gt;&quot;&quot;; CONCATENATE(&quot;, &quot;&quot;description&quot;&quot;: &quot;&quot;&quot;; [.H196]; &quot;&quot;&quot;&quot;); &quot;&quot;); &quot; },&quot;)" office:value-type="string" office:string-value="        { &quot;key&quot;: &quot;entrance_marker:s-train&quot;, &quot;value&quot;: &quot;yes&quot;, &quot;object_types&quot;: [&quot;node&quot;], &quot;description&quot;: &quot;S-train entrances are rendered with a little s-train symbol.&quot; }," calcext:value-type="string">
            <text:p><text:s text:c="8"/>{ "key": "entrance_marker:s-train", "value": "yes", "object_types": ["node"], "description": "S-train entrances are rendered with a little s-train symbol." },</text:p>
          </table:table-cell>
        </table:table-row>
        <table:table-row table:style-name="ro1">
          <table:table-cell office:value-type="string" calcext:value-type="string">
            <text:p>fire_hydrant:type</text:p>
          </table:table-cell>
          <table:table-cell table:style-name="ce2" office:value-type="string" calcext:value-type="string">
            <text:p>pip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97]; IF([.B197]&lt;&gt;&quot;&quot;; CONCATENATE(&quot;&quot;&quot;, &quot;&quot;value&quot;&quot;: &quot;&quot;&quot;; [.B197]); &quot;&quot;); &quot;&quot;&quot;, &quot;&quot;object_types&quot;&quot;: [&quot;; IF([.C197]=&quot;x&quot;;&quot;&quot;&quot;node&quot;&quot;&quot;;&quot;&quot;); IF(AND([.C197]=&quot;x&quot;; COUNTIF([.D197:.F197];&quot;x&quot;) &gt; 0); &quot;,&quot;; &quot;&quot;); IF([.D197]=&quot;x&quot;;&quot;&quot;&quot;way&quot;&quot;&quot;;&quot;&quot;); IF(AND([.D197]=&quot;x&quot;; COUNTIF([.E197:.F197];&quot;x&quot;) &gt; 0); &quot;,&quot;; &quot;&quot;); IF([.E197]=&quot;x&quot;;&quot;&quot;&quot;area&quot;&quot;&quot;;&quot;&quot;); IF(AND([.E197]=&quot;x&quot;; [.F197]=&quot;x&quot;); &quot;,&quot;; &quot;&quot;); IF([.F197]=&quot;x&quot;;&quot;&quot;&quot;relation&quot;&quot;&quot;;&quot;&quot;); &quot;]&quot;; IF([.G197]&lt;&gt;&quot;&quot;; CONCATENATE(&quot;, &quot;&quot;icon_url&quot;&quot;: &quot;&quot;&quot;; [.G197]; &quot;&quot;&quot;&quot;); &quot;&quot;); IF([.H197]&lt;&gt;&quot;&quot;; CONCATENATE(&quot;, &quot;&quot;description&quot;&quot;: &quot;&quot;&quot;; [.H197]; &quot;&quot;&quot;&quot;); &quot;&quot;); &quot; },&quot;)" office:value-type="string" office:string-value="        { &quot;key&quot;: &quot;fire_hydrant:type&quot;, &quot;value&quot;: &quot;pipe&quot;, &quot;object_types&quot;: [&quot;node&quot;] }," calcext:value-type="string">
            <text:p><text:s text:c="8"/>{ "key": "fire_hydrant:type", "value": "pipe", "object_types": ["node"] },</text:p>
          </table:table-cell>
        </table:table-row>
        <table:table-row table:style-name="ro1">
          <table:table-cell office:value-type="string" calcext:value-type="string">
            <text:p>fire_hydrant:type</text:p>
          </table:table-cell>
          <table:table-cell table:style-name="ce2" office:value-type="string" calcext:value-type="string">
            <text:p>wal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198]; IF([.B198]&lt;&gt;&quot;&quot;; CONCATENATE(&quot;&quot;&quot;, &quot;&quot;value&quot;&quot;: &quot;&quot;&quot;; [.B198]); &quot;&quot;); &quot;&quot;&quot;, &quot;&quot;object_types&quot;&quot;: [&quot;; IF([.C198]=&quot;x&quot;;&quot;&quot;&quot;node&quot;&quot;&quot;;&quot;&quot;); IF(AND([.C198]=&quot;x&quot;; COUNTIF([.D198:.F198];&quot;x&quot;) &gt; 0); &quot;,&quot;; &quot;&quot;); IF([.D198]=&quot;x&quot;;&quot;&quot;&quot;way&quot;&quot;&quot;;&quot;&quot;); IF(AND([.D198]=&quot;x&quot;; COUNTIF([.E198:.F198];&quot;x&quot;) &gt; 0); &quot;,&quot;; &quot;&quot;); IF([.E198]=&quot;x&quot;;&quot;&quot;&quot;area&quot;&quot;&quot;;&quot;&quot;); IF(AND([.E198]=&quot;x&quot;; [.F198]=&quot;x&quot;); &quot;,&quot;; &quot;&quot;); IF([.F198]=&quot;x&quot;;&quot;&quot;&quot;relation&quot;&quot;&quot;;&quot;&quot;); &quot;]&quot;; IF([.G198]&lt;&gt;&quot;&quot;; CONCATENATE(&quot;, &quot;&quot;icon_url&quot;&quot;: &quot;&quot;&quot;; [.G198]; &quot;&quot;&quot;&quot;); &quot;&quot;); IF([.H198]&lt;&gt;&quot;&quot;; CONCATENATE(&quot;, &quot;&quot;description&quot;&quot;: &quot;&quot;&quot;; [.H198]; &quot;&quot;&quot;&quot;); &quot;&quot;); &quot; },&quot;)" office:value-type="string" office:string-value="        { &quot;key&quot;: &quot;fire_hydrant:type&quot;, &quot;value&quot;: &quot;wall&quot;, &quot;object_types&quot;: [&quot;node&quot;] }," calcext:value-type="string">
            <text:p><text:s text:c="8"/>{ "key": "fire_hydrant:type", "value": "wall", "object_types": ["node"] },</text:p>
          </table:table-cell>
        </table:table-row>
        <table:table-row table:style-name="ro1">
          <table:table-cell office:value-type="string" calcext:value-type="string">
            <text:p>fitness_station</text:p>
          </table:table-cell>
          <table:table-cell table:style-name="ce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r rendering fitness station equipment.</text:p>
          </table:table-cell>
          <table:table-cell table:formula="of:=CONCATENATE(&quot;        { &quot;&quot;key&quot;&quot;: &quot;&quot;&quot;; [.A199]; IF([.B199]&lt;&gt;&quot;&quot;; CONCATENATE(&quot;&quot;&quot;, &quot;&quot;value&quot;&quot;: &quot;&quot;&quot;; [.B199]); &quot;&quot;); &quot;&quot;&quot;, &quot;&quot;object_types&quot;&quot;: [&quot;; IF([.C199]=&quot;x&quot;;&quot;&quot;&quot;node&quot;&quot;&quot;;&quot;&quot;); IF(AND([.C199]=&quot;x&quot;; COUNTIF([.D199:.F199];&quot;x&quot;) &gt; 0); &quot;,&quot;; &quot;&quot;); IF([.D199]=&quot;x&quot;;&quot;&quot;&quot;way&quot;&quot;&quot;;&quot;&quot;); IF(AND([.D199]=&quot;x&quot;; COUNTIF([.E199:.F199];&quot;x&quot;) &gt; 0); &quot;,&quot;; &quot;&quot;); IF([.E199]=&quot;x&quot;;&quot;&quot;&quot;area&quot;&quot;&quot;;&quot;&quot;); IF(AND([.E199]=&quot;x&quot;; [.F199]=&quot;x&quot;); &quot;,&quot;; &quot;&quot;); IF([.F199]=&quot;x&quot;;&quot;&quot;&quot;relation&quot;&quot;&quot;;&quot;&quot;); &quot;]&quot;; IF([.G199]&lt;&gt;&quot;&quot;; CONCATENATE(&quot;, &quot;&quot;icon_url&quot;&quot;: &quot;&quot;&quot;; [.G199]; &quot;&quot;&quot;&quot;); &quot;&quot;); IF([.H199]&lt;&gt;&quot;&quot;; CONCATENATE(&quot;, &quot;&quot;description&quot;&quot;: &quot;&quot;&quot;; [.H199]; &quot;&quot;&quot;&quot;); &quot;&quot;); &quot; },&quot;)" office:value-type="string" office:string-value="        { &quot;key&quot;: &quot;fitness_station&quot;, &quot;object_types&quot;: [&quot;node&quot;,&quot;way&quot;,&quot;area&quot;], &quot;description&quot;: &quot;For rendering fitness station equipment.&quot; }," calcext:value-type="string">
            <text:p><text:s text:c="8"/>{ "key": "fitness_station", "object_types": ["node","way","area"], "description": "For rendering fitness station equipment." },</text:p>
          </table:table-cell>
        </table:table-row>
        <table:table-row table:style-name="ro1">
          <table:table-cell office:value-type="string" calcext:value-type="string">
            <text:p>footway</text:p>
          </table:table-cell>
          <table:table-cell table:style-name="ce2" office:value-type="string" calcext:value-type="string">
            <text:p>crossi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00]; IF([.B200]&lt;&gt;&quot;&quot;; CONCATENATE(&quot;&quot;&quot;, &quot;&quot;value&quot;&quot;: &quot;&quot;&quot;; [.B200]); &quot;&quot;); &quot;&quot;&quot;, &quot;&quot;object_types&quot;&quot;: [&quot;; IF([.C200]=&quot;x&quot;;&quot;&quot;&quot;node&quot;&quot;&quot;;&quot;&quot;); IF(AND([.C200]=&quot;x&quot;; COUNTIF([.D200:.F200];&quot;x&quot;) &gt; 0); &quot;,&quot;; &quot;&quot;); IF([.D200]=&quot;x&quot;;&quot;&quot;&quot;way&quot;&quot;&quot;;&quot;&quot;); IF(AND([.D200]=&quot;x&quot;; COUNTIF([.E200:.F200];&quot;x&quot;) &gt; 0); &quot;,&quot;; &quot;&quot;); IF([.E200]=&quot;x&quot;;&quot;&quot;&quot;area&quot;&quot;&quot;;&quot;&quot;); IF(AND([.E200]=&quot;x&quot;; [.F200]=&quot;x&quot;); &quot;,&quot;; &quot;&quot;); IF([.F200]=&quot;x&quot;;&quot;&quot;&quot;relation&quot;&quot;&quot;;&quot;&quot;); &quot;]&quot;; IF([.G200]&lt;&gt;&quot;&quot;; CONCATENATE(&quot;, &quot;&quot;icon_url&quot;&quot;: &quot;&quot;&quot;; [.G200]; &quot;&quot;&quot;&quot;); &quot;&quot;); IF([.H200]&lt;&gt;&quot;&quot;; CONCATENATE(&quot;, &quot;&quot;description&quot;&quot;: &quot;&quot;&quot;; [.H200]; &quot;&quot;&quot;&quot;); &quot;&quot;); &quot; },&quot;)" office:value-type="string" office:string-value="        { &quot;key&quot;: &quot;footway&quot;, &quot;value&quot;: &quot;crossing&quot;, &quot;object_types&quot;: [&quot;way&quot;] }," calcext:value-type="string">
            <text:p><text:s text:c="8"/>{ "key": "footway", "value": "crossing", "object_types": ["way"] },</text:p>
          </table:table-cell>
        </table:table-row>
        <table:table-row table:style-name="ro1">
          <table:table-cell office:value-type="string" calcext:value-type="string">
            <text:p>footway</text:p>
          </table:table-cell>
          <table:table-cell table:style-name="ce2" office:value-type="string" calcext:value-type="string">
            <text:p>sidewalk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01]; IF([.B201]&lt;&gt;&quot;&quot;; CONCATENATE(&quot;&quot;&quot;, &quot;&quot;value&quot;&quot;: &quot;&quot;&quot;; [.B201]); &quot;&quot;); &quot;&quot;&quot;, &quot;&quot;object_types&quot;&quot;: [&quot;; IF([.C201]=&quot;x&quot;;&quot;&quot;&quot;node&quot;&quot;&quot;;&quot;&quot;); IF(AND([.C201]=&quot;x&quot;; COUNTIF([.D201:.F201];&quot;x&quot;) &gt; 0); &quot;,&quot;; &quot;&quot;); IF([.D201]=&quot;x&quot;;&quot;&quot;&quot;way&quot;&quot;&quot;;&quot;&quot;); IF(AND([.D201]=&quot;x&quot;; COUNTIF([.E201:.F201];&quot;x&quot;) &gt; 0); &quot;,&quot;; &quot;&quot;); IF([.E201]=&quot;x&quot;;&quot;&quot;&quot;area&quot;&quot;&quot;;&quot;&quot;); IF(AND([.E201]=&quot;x&quot;; [.F201]=&quot;x&quot;); &quot;,&quot;; &quot;&quot;); IF([.F201]=&quot;x&quot;;&quot;&quot;&quot;relation&quot;&quot;&quot;;&quot;&quot;); &quot;]&quot;; IF([.G201]&lt;&gt;&quot;&quot;; CONCATENATE(&quot;, &quot;&quot;icon_url&quot;&quot;: &quot;&quot;&quot;; [.G201]; &quot;&quot;&quot;&quot;); &quot;&quot;); IF([.H201]&lt;&gt;&quot;&quot;; CONCATENATE(&quot;, &quot;&quot;description&quot;&quot;: &quot;&quot;&quot;; [.H201]; &quot;&quot;&quot;&quot;); &quot;&quot;); &quot; },&quot;)" office:value-type="string" office:string-value="        { &quot;key&quot;: &quot;footway&quot;, &quot;value&quot;: &quot;sidewalk&quot;, &quot;object_types&quot;: [&quot;way&quot;] }," calcext:value-type="string">
            <text:p><text:s text:c="8"/>{ "key": "footway", "value": "sidewalk", "object_types": ["way"] },</text:p>
          </table:table-cell>
        </table:table-row>
        <table:table-row table:style-name="ro1">
          <table:table-cell office:value-type="string" calcext:value-type="string">
            <text:p>footway:width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02]; IF([.B202]&lt;&gt;&quot;&quot;; CONCATENATE(&quot;&quot;&quot;, &quot;&quot;value&quot;&quot;: &quot;&quot;&quot;; [.B202]); &quot;&quot;); &quot;&quot;&quot;, &quot;&quot;object_types&quot;&quot;: [&quot;; IF([.C202]=&quot;x&quot;;&quot;&quot;&quot;node&quot;&quot;&quot;;&quot;&quot;); IF(AND([.C202]=&quot;x&quot;; COUNTIF([.D202:.F202];&quot;x&quot;) &gt; 0); &quot;,&quot;; &quot;&quot;); IF([.D202]=&quot;x&quot;;&quot;&quot;&quot;way&quot;&quot;&quot;;&quot;&quot;); IF(AND([.D202]=&quot;x&quot;; COUNTIF([.E202:.F202];&quot;x&quot;) &gt; 0); &quot;,&quot;; &quot;&quot;); IF([.E202]=&quot;x&quot;;&quot;&quot;&quot;area&quot;&quot;&quot;;&quot;&quot;); IF(AND([.E202]=&quot;x&quot;; [.F202]=&quot;x&quot;); &quot;,&quot;; &quot;&quot;); IF([.F202]=&quot;x&quot;;&quot;&quot;&quot;relation&quot;&quot;&quot;;&quot;&quot;); &quot;]&quot;; IF([.G202]&lt;&gt;&quot;&quot;; CONCATENATE(&quot;, &quot;&quot;icon_url&quot;&quot;: &quot;&quot;&quot;; [.G202]; &quot;&quot;&quot;&quot;); &quot;&quot;); IF([.H202]&lt;&gt;&quot;&quot;; CONCATENATE(&quot;, &quot;&quot;description&quot;&quot;: &quot;&quot;&quot;; [.H202]; &quot;&quot;&quot;&quot;); &quot;&quot;); &quot; },&quot;)" office:value-type="string" office:string-value="        { &quot;key&quot;: &quot;footway:width&quot;, &quot;object_types&quot;: [&quot;way&quot;] }," calcext:value-type="string">
            <text:p><text:s text:c="8"/>{ "key": "footway:width", "object_types": ["way"] },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span text:style-name="T1">Larger visibility of heigher barrier objects (fences, walls</text:span>), tree size derived i.a. by tree height.</text:p>
          </table:table-cell>
          <table:table-cell table:formula="of:=CONCATENATE(&quot;        { &quot;&quot;key&quot;&quot;: &quot;&quot;&quot;; [.A203]; IF([.B203]&lt;&gt;&quot;&quot;; CONCATENATE(&quot;&quot;&quot;, &quot;&quot;value&quot;&quot;: &quot;&quot;&quot;; [.B203]); &quot;&quot;); &quot;&quot;&quot;, &quot;&quot;object_types&quot;&quot;: [&quot;; IF([.C203]=&quot;x&quot;;&quot;&quot;&quot;node&quot;&quot;&quot;;&quot;&quot;); IF(AND([.C203]=&quot;x&quot;; COUNTIF([.D203:.F203];&quot;x&quot;) &gt; 0); &quot;,&quot;; &quot;&quot;); IF([.D203]=&quot;x&quot;;&quot;&quot;&quot;way&quot;&quot;&quot;;&quot;&quot;); IF(AND([.D203]=&quot;x&quot;; COUNTIF([.E203:.F203];&quot;x&quot;) &gt; 0); &quot;,&quot;; &quot;&quot;); IF([.E203]=&quot;x&quot;;&quot;&quot;&quot;area&quot;&quot;&quot;;&quot;&quot;); IF(AND([.E203]=&quot;x&quot;; [.F203]=&quot;x&quot;); &quot;,&quot;; &quot;&quot;); IF([.F203]=&quot;x&quot;;&quot;&quot;&quot;relation&quot;&quot;&quot;;&quot;&quot;); &quot;]&quot;; IF([.G203]&lt;&gt;&quot;&quot;; CONCATENATE(&quot;, &quot;&quot;icon_url&quot;&quot;: &quot;&quot;&quot;; [.G203]; &quot;&quot;&quot;&quot;); &quot;&quot;); IF([.H203]&lt;&gt;&quot;&quot;; CONCATENATE(&quot;, &quot;&quot;description&quot;&quot;: &quot;&quot;&quot;; [.H203]; &quot;&quot;&quot;&quot;); &quot;&quot;); &quot; },&quot;)" office:value-type="string" office:string-value="        { &quot;key&quot;: &quot;height&quot;, &quot;object_types&quot;: [&quot;way&quot;], &quot;description&quot;: &quot;Larger visibility of heigher barrier objects (fences, walls), tree size derived i.a. by tree height.&quot; }," calcext:value-type="string">
            <text:p><text:s text:c="8"/>{ "key": "height", "object_types": ["way"], "description": "Larger visibility of heigher barrier objects (fences, walls), tree size derived i.a. by tree height.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04]; IF([.B204]&lt;&gt;&quot;&quot;; CONCATENATE(&quot;&quot;&quot;, &quot;&quot;value&quot;&quot;: &quot;&quot;&quot;; [.B204]); &quot;&quot;); &quot;&quot;&quot;, &quot;&quot;object_types&quot;&quot;: [&quot;; IF([.C204]=&quot;x&quot;;&quot;&quot;&quot;node&quot;&quot;&quot;;&quot;&quot;); IF(AND([.C204]=&quot;x&quot;; COUNTIF([.D204:.F204];&quot;x&quot;) &gt; 0); &quot;,&quot;; &quot;&quot;); IF([.D204]=&quot;x&quot;;&quot;&quot;&quot;way&quot;&quot;&quot;;&quot;&quot;); IF(AND([.D204]=&quot;x&quot;; COUNTIF([.E204:.F204];&quot;x&quot;) &gt; 0); &quot;,&quot;; &quot;&quot;); IF([.E204]=&quot;x&quot;;&quot;&quot;&quot;area&quot;&quot;&quot;;&quot;&quot;); IF(AND([.E204]=&quot;x&quot;; [.F204]=&quot;x&quot;); &quot;,&quot;; &quot;&quot;); IF([.F204]=&quot;x&quot;;&quot;&quot;&quot;relation&quot;&quot;&quot;;&quot;&quot;); &quot;]&quot;; IF([.G204]&lt;&gt;&quot;&quot;; CONCATENATE(&quot;, &quot;&quot;icon_url&quot;&quot;: &quot;&quot;&quot;; [.G204]; &quot;&quot;&quot;&quot;); &quot;&quot;); IF([.H204]&lt;&gt;&quot;&quot;; CONCATENATE(&quot;, &quot;&quot;description&quot;&quot;: &quot;&quot;&quot;; [.H204]; &quot;&quot;&quot;&quot;); &quot;&quot;); &quot; },&quot;)" office:value-type="string" office:string-value="        { &quot;key&quot;: &quot;highway&quot;, &quot;object_types&quot;: [&quot;way&quot;] }," calcext:value-type="string">
            <text:p><text:s text:c="8"/>{ "key": "high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bus_stop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<text:a xlink:href="https://github.com/SupaplexOSM/strassenraumkarte-neukoelln/blob/main/mapstyle/symbols/traffic_signs/DE/224.svg" xlink:type="simple">https://github.com/SupaplexOSM/strassenraumkarte-neukoelln/blob/main/mapstyle/symbols/traffic_signs/DE/224.svg</text:a></text:p>
          </table:table-cell>
          <table:table-cell/>
          <table:table-cell table:formula="of:=CONCATENATE(&quot;        { &quot;&quot;key&quot;&quot;: &quot;&quot;&quot;; [.A205]; IF([.B205]&lt;&gt;&quot;&quot;; CONCATENATE(&quot;&quot;&quot;, &quot;&quot;value&quot;&quot;: &quot;&quot;&quot;; [.B205]); &quot;&quot;); &quot;&quot;&quot;, &quot;&quot;object_types&quot;&quot;: [&quot;; IF([.C205]=&quot;x&quot;;&quot;&quot;&quot;node&quot;&quot;&quot;;&quot;&quot;); IF(AND([.C205]=&quot;x&quot;; COUNTIF([.D205:.F205];&quot;x&quot;) &gt; 0); &quot;,&quot;; &quot;&quot;); IF([.D205]=&quot;x&quot;;&quot;&quot;&quot;way&quot;&quot;&quot;;&quot;&quot;); IF(AND([.D205]=&quot;x&quot;; COUNTIF([.E205:.F205];&quot;x&quot;) &gt; 0); &quot;,&quot;; &quot;&quot;); IF([.E205]=&quot;x&quot;;&quot;&quot;&quot;area&quot;&quot;&quot;;&quot;&quot;); IF(AND([.E205]=&quot;x&quot;; [.F205]=&quot;x&quot;); &quot;,&quot;; &quot;&quot;); IF([.F205]=&quot;x&quot;;&quot;&quot;&quot;relation&quot;&quot;&quot;;&quot;&quot;); &quot;]&quot;; IF([.G205]&lt;&gt;&quot;&quot;; CONCATENATE(&quot;, &quot;&quot;icon_url&quot;&quot;: &quot;&quot;&quot;; [.G205]; &quot;&quot;&quot;&quot;); &quot;&quot;); IF([.H205]&lt;&gt;&quot;&quot;; CONCATENATE(&quot;, &quot;&quot;description&quot;&quot;: &quot;&quot;&quot;; [.H205]; &quot;&quot;&quot;&quot;); &quot;&quot;); &quot; },&quot;)" office:value-type="string" office:string-value="        { &quot;key&quot;: &quot;highway&quot;, &quot;value&quot;: &quot;bus_stop&quot;, &quot;object_types&quot;: [&quot;node&quot;], &quot;icon_url&quot;: &quot;https://github.com/SupaplexOSM/strassenraumkarte-neukoelln/blob/main/mapstyle/symbols/traffic_signs/DE/224.svg&quot; }," calcext:value-type="string">
            <text:p><text:s text:c="8"/>{ "key": "highway", "value": "bus_stop", "object_types": ["node"], "icon_url": "https://github.com/SupaplexOSM/strassenraumkarte-neukoelln/blob/main/mapstyle/symbols/traffic_signs/DE/224.svg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latfor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06]; IF([.B206]&lt;&gt;&quot;&quot;; CONCATENATE(&quot;&quot;&quot;, &quot;&quot;value&quot;&quot;: &quot;&quot;&quot;; [.B206]); &quot;&quot;); &quot;&quot;&quot;, &quot;&quot;object_types&quot;&quot;: [&quot;; IF([.C206]=&quot;x&quot;;&quot;&quot;&quot;node&quot;&quot;&quot;;&quot;&quot;); IF(AND([.C206]=&quot;x&quot;; COUNTIF([.D206:.F206];&quot;x&quot;) &gt; 0); &quot;,&quot;; &quot;&quot;); IF([.D206]=&quot;x&quot;;&quot;&quot;&quot;way&quot;&quot;&quot;;&quot;&quot;); IF(AND([.D206]=&quot;x&quot;; COUNTIF([.E206:.F206];&quot;x&quot;) &gt; 0); &quot;,&quot;; &quot;&quot;); IF([.E206]=&quot;x&quot;;&quot;&quot;&quot;area&quot;&quot;&quot;;&quot;&quot;); IF(AND([.E206]=&quot;x&quot;; [.F206]=&quot;x&quot;); &quot;,&quot;; &quot;&quot;); IF([.F206]=&quot;x&quot;;&quot;&quot;&quot;relation&quot;&quot;&quot;;&quot;&quot;); &quot;]&quot;; IF([.G206]&lt;&gt;&quot;&quot;; CONCATENATE(&quot;, &quot;&quot;icon_url&quot;&quot;: &quot;&quot;&quot;; [.G206]; &quot;&quot;&quot;&quot;); &quot;&quot;); IF([.H206]&lt;&gt;&quot;&quot;; CONCATENATE(&quot;, &quot;&quot;description&quot;&quot;: &quot;&quot;&quot;; [.H206]; &quot;&quot;&quot;&quot;); &quot;&quot;); &quot; },&quot;)" office:value-type="string" office:string-value="        { &quot;key&quot;: &quot;highway&quot;, &quot;value&quot;: &quot;platform&quot;, &quot;object_types&quot;: [&quot;way&quot;] }," calcext:value-type="string">
            <text:p><text:s text:c="8"/>{ "key": "highway", "value": "platform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treet_la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07]; IF([.B207]&lt;&gt;&quot;&quot;; CONCATENATE(&quot;&quot;&quot;, &quot;&quot;value&quot;&quot;: &quot;&quot;&quot;; [.B207]); &quot;&quot;); &quot;&quot;&quot;, &quot;&quot;object_types&quot;&quot;: [&quot;; IF([.C207]=&quot;x&quot;;&quot;&quot;&quot;node&quot;&quot;&quot;;&quot;&quot;); IF(AND([.C207]=&quot;x&quot;; COUNTIF([.D207:.F207];&quot;x&quot;) &gt; 0); &quot;,&quot;; &quot;&quot;); IF([.D207]=&quot;x&quot;;&quot;&quot;&quot;way&quot;&quot;&quot;;&quot;&quot;); IF(AND([.D207]=&quot;x&quot;; COUNTIF([.E207:.F207];&quot;x&quot;) &gt; 0); &quot;,&quot;; &quot;&quot;); IF([.E207]=&quot;x&quot;;&quot;&quot;&quot;area&quot;&quot;&quot;;&quot;&quot;); IF(AND([.E207]=&quot;x&quot;; [.F207]=&quot;x&quot;); &quot;,&quot;; &quot;&quot;); IF([.F207]=&quot;x&quot;;&quot;&quot;&quot;relation&quot;&quot;&quot;;&quot;&quot;); &quot;]&quot;; IF([.G207]&lt;&gt;&quot;&quot;; CONCATENATE(&quot;, &quot;&quot;icon_url&quot;&quot;: &quot;&quot;&quot;; [.G207]; &quot;&quot;&quot;&quot;); &quot;&quot;); IF([.H207]&lt;&gt;&quot;&quot;; CONCATENATE(&quot;, &quot;&quot;description&quot;&quot;: &quot;&quot;&quot;; [.H207]; &quot;&quot;&quot;&quot;); &quot;&quot;); &quot; },&quot;)" office:value-type="string" office:string-value="        { &quot;key&quot;: &quot;highway&quot;, &quot;value&quot;: &quot;street_lamp&quot;, &quot;object_types&quot;: [&quot;node&quot;] }," calcext:value-type="string">
            <text:p><text:s text:c="8"/>{ "key": "highway", "value": "street_lamp", "object_types": ["node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raffic_sig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ffic signs that represent the real traffic sign feature/pole (and not their meaning) are rendered.</text:p>
          </table:table-cell>
          <table:table-cell table:formula="of:=CONCATENATE(&quot;        { &quot;&quot;key&quot;&quot;: &quot;&quot;&quot;; [.A208]; IF([.B208]&lt;&gt;&quot;&quot;; CONCATENATE(&quot;&quot;&quot;, &quot;&quot;value&quot;&quot;: &quot;&quot;&quot;; [.B208]); &quot;&quot;); &quot;&quot;&quot;, &quot;&quot;object_types&quot;&quot;: [&quot;; IF([.C208]=&quot;x&quot;;&quot;&quot;&quot;node&quot;&quot;&quot;;&quot;&quot;); IF(AND([.C208]=&quot;x&quot;; COUNTIF([.D208:.F208];&quot;x&quot;) &gt; 0); &quot;,&quot;; &quot;&quot;); IF([.D208]=&quot;x&quot;;&quot;&quot;&quot;way&quot;&quot;&quot;;&quot;&quot;); IF(AND([.D208]=&quot;x&quot;; COUNTIF([.E208:.F208];&quot;x&quot;) &gt; 0); &quot;,&quot;; &quot;&quot;); IF([.E208]=&quot;x&quot;;&quot;&quot;&quot;area&quot;&quot;&quot;;&quot;&quot;); IF(AND([.E208]=&quot;x&quot;; [.F208]=&quot;x&quot;); &quot;,&quot;; &quot;&quot;); IF([.F208]=&quot;x&quot;;&quot;&quot;&quot;relation&quot;&quot;&quot;;&quot;&quot;); &quot;]&quot;; IF([.G208]&lt;&gt;&quot;&quot;; CONCATENATE(&quot;, &quot;&quot;icon_url&quot;&quot;: &quot;&quot;&quot;; [.G208]; &quot;&quot;&quot;&quot;); &quot;&quot;); IF([.H208]&lt;&gt;&quot;&quot;; CONCATENATE(&quot;, &quot;&quot;description&quot;&quot;: &quot;&quot;&quot;; [.H208]; &quot;&quot;&quot;&quot;); &quot;&quot;); &quot; },&quot;)" office:value-type="string" office:string-value="        { &quot;key&quot;: &quot;highway&quot;, &quot;value&quot;: &quot;traffic_sign&quot;, &quot;object_types&quot;: [&quot;node&quot;], &quot;description&quot;: &quot;Traffic signs that represent the real traffic sign feature/pole (and not their meaning) are rendered.&quot; }," calcext:value-type="string">
            <text:p><text:s text:c="8"/>{ "key": "highway", "value": "traffic_sign", "object_types": ["node"], "description": "Traffic signs that represent the real traffic sign feature/pole (and not their meaning) are rendered."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bus_guidewa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09]; IF([.B209]&lt;&gt;&quot;&quot;; CONCATENATE(&quot;&quot;&quot;, &quot;&quot;value&quot;&quot;: &quot;&quot;&quot;; [.B209]); &quot;&quot;); &quot;&quot;&quot;, &quot;&quot;object_types&quot;&quot;: [&quot;; IF([.C209]=&quot;x&quot;;&quot;&quot;&quot;node&quot;&quot;&quot;;&quot;&quot;); IF(AND([.C209]=&quot;x&quot;; COUNTIF([.D209:.F209];&quot;x&quot;) &gt; 0); &quot;,&quot;; &quot;&quot;); IF([.D209]=&quot;x&quot;;&quot;&quot;&quot;way&quot;&quot;&quot;;&quot;&quot;); IF(AND([.D209]=&quot;x&quot;; COUNTIF([.E209:.F209];&quot;x&quot;) &gt; 0); &quot;,&quot;; &quot;&quot;); IF([.E209]=&quot;x&quot;;&quot;&quot;&quot;area&quot;&quot;&quot;;&quot;&quot;); IF(AND([.E209]=&quot;x&quot;; [.F209]=&quot;x&quot;); &quot;,&quot;; &quot;&quot;); IF([.F209]=&quot;x&quot;;&quot;&quot;&quot;relation&quot;&quot;&quot;;&quot;&quot;); &quot;]&quot;; IF([.G209]&lt;&gt;&quot;&quot;; CONCATENATE(&quot;, &quot;&quot;icon_url&quot;&quot;: &quot;&quot;&quot;; [.G209]; &quot;&quot;&quot;&quot;); &quot;&quot;); IF([.H209]&lt;&gt;&quot;&quot;; CONCATENATE(&quot;, &quot;&quot;description&quot;&quot;: &quot;&quot;&quot;; [.H209]; &quot;&quot;&quot;&quot;); &quot;&quot;); &quot; },&quot;)" office:value-type="string" office:string-value="        { &quot;key&quot;: &quot;highway&quot;, &quot;value&quot;: &quot;bus_guideway&quot;, &quot;object_types&quot;: [&quot;way&quot;,&quot;area&quot;] }," calcext:value-type="string">
            <text:p><text:s text:c="8"/>{ "key": "highway", "value": "bus_guidewa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construction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0]; IF([.B210]&lt;&gt;&quot;&quot;; CONCATENATE(&quot;&quot;&quot;, &quot;&quot;value&quot;&quot;: &quot;&quot;&quot;; [.B210]); &quot;&quot;); &quot;&quot;&quot;, &quot;&quot;object_types&quot;&quot;: [&quot;; IF([.C210]=&quot;x&quot;;&quot;&quot;&quot;node&quot;&quot;&quot;;&quot;&quot;); IF(AND([.C210]=&quot;x&quot;; COUNTIF([.D210:.F210];&quot;x&quot;) &gt; 0); &quot;,&quot;; &quot;&quot;); IF([.D210]=&quot;x&quot;;&quot;&quot;&quot;way&quot;&quot;&quot;;&quot;&quot;); IF(AND([.D210]=&quot;x&quot;; COUNTIF([.E210:.F210];&quot;x&quot;) &gt; 0); &quot;,&quot;; &quot;&quot;); IF([.E210]=&quot;x&quot;;&quot;&quot;&quot;area&quot;&quot;&quot;;&quot;&quot;); IF(AND([.E210]=&quot;x&quot;; [.F210]=&quot;x&quot;); &quot;,&quot;; &quot;&quot;); IF([.F210]=&quot;x&quot;;&quot;&quot;&quot;relation&quot;&quot;&quot;;&quot;&quot;); &quot;]&quot;; IF([.G210]&lt;&gt;&quot;&quot;; CONCATENATE(&quot;, &quot;&quot;icon_url&quot;&quot;: &quot;&quot;&quot;; [.G210]; &quot;&quot;&quot;&quot;); &quot;&quot;); IF([.H210]&lt;&gt;&quot;&quot;; CONCATENATE(&quot;, &quot;&quot;description&quot;&quot;: &quot;&quot;&quot;; [.H210]; &quot;&quot;&quot;&quot;); &quot;&quot;); &quot; },&quot;)" office:value-type="string" office:string-value="        { &quot;key&quot;: &quot;highway&quot;, &quot;value&quot;: &quot;construction&quot;, &quot;object_types&quot;: [&quot;way&quot;,&quot;area&quot;] }," calcext:value-type="string">
            <text:p><text:s text:c="8"/>{ "key": "highway", "value": "construction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cycleway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11]; IF([.B211]&lt;&gt;&quot;&quot;; CONCATENATE(&quot;&quot;&quot;, &quot;&quot;value&quot;&quot;: &quot;&quot;&quot;; [.B211]); &quot;&quot;); &quot;&quot;&quot;, &quot;&quot;object_types&quot;&quot;: [&quot;; IF([.C211]=&quot;x&quot;;&quot;&quot;&quot;node&quot;&quot;&quot;;&quot;&quot;); IF(AND([.C211]=&quot;x&quot;; COUNTIF([.D211:.F211];&quot;x&quot;) &gt; 0); &quot;,&quot;; &quot;&quot;); IF([.D211]=&quot;x&quot;;&quot;&quot;&quot;way&quot;&quot;&quot;;&quot;&quot;); IF(AND([.D211]=&quot;x&quot;; COUNTIF([.E211:.F211];&quot;x&quot;) &gt; 0); &quot;,&quot;; &quot;&quot;); IF([.E211]=&quot;x&quot;;&quot;&quot;&quot;area&quot;&quot;&quot;;&quot;&quot;); IF(AND([.E211]=&quot;x&quot;; [.F211]=&quot;x&quot;); &quot;,&quot;; &quot;&quot;); IF([.F211]=&quot;x&quot;;&quot;&quot;&quot;relation&quot;&quot;&quot;;&quot;&quot;); &quot;]&quot;; IF([.G211]&lt;&gt;&quot;&quot;; CONCATENATE(&quot;, &quot;&quot;icon_url&quot;&quot;: &quot;&quot;&quot;; [.G211]; &quot;&quot;&quot;&quot;); &quot;&quot;); IF([.H211]&lt;&gt;&quot;&quot;; CONCATENATE(&quot;, &quot;&quot;description&quot;&quot;: &quot;&quot;&quot;; [.H211]; &quot;&quot;&quot;&quot;); &quot;&quot;); &quot; },&quot;)" office:value-type="string" office:string-value="        { &quot;key&quot;: &quot;highway&quot;, &quot;value&quot;: &quot;cycleway&quot;, &quot;object_types&quot;: [&quot;way&quot;] }," calcext:value-type="string">
            <text:p><text:s text:c="8"/>{ "key": "highway", "value": "cycle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footwa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2]; IF([.B212]&lt;&gt;&quot;&quot;; CONCATENATE(&quot;&quot;&quot;, &quot;&quot;value&quot;&quot;: &quot;&quot;&quot;; [.B212]); &quot;&quot;); &quot;&quot;&quot;, &quot;&quot;object_types&quot;&quot;: [&quot;; IF([.C212]=&quot;x&quot;;&quot;&quot;&quot;node&quot;&quot;&quot;;&quot;&quot;); IF(AND([.C212]=&quot;x&quot;; COUNTIF([.D212:.F212];&quot;x&quot;) &gt; 0); &quot;,&quot;; &quot;&quot;); IF([.D212]=&quot;x&quot;;&quot;&quot;&quot;way&quot;&quot;&quot;;&quot;&quot;); IF(AND([.D212]=&quot;x&quot;; COUNTIF([.E212:.F212];&quot;x&quot;) &gt; 0); &quot;,&quot;; &quot;&quot;); IF([.E212]=&quot;x&quot;;&quot;&quot;&quot;area&quot;&quot;&quot;;&quot;&quot;); IF(AND([.E212]=&quot;x&quot;; [.F212]=&quot;x&quot;); &quot;,&quot;; &quot;&quot;); IF([.F212]=&quot;x&quot;;&quot;&quot;&quot;relation&quot;&quot;&quot;;&quot;&quot;); &quot;]&quot;; IF([.G212]&lt;&gt;&quot;&quot;; CONCATENATE(&quot;, &quot;&quot;icon_url&quot;&quot;: &quot;&quot;&quot;; [.G212]; &quot;&quot;&quot;&quot;); &quot;&quot;); IF([.H212]&lt;&gt;&quot;&quot;; CONCATENATE(&quot;, &quot;&quot;description&quot;&quot;: &quot;&quot;&quot;; [.H212]; &quot;&quot;&quot;&quot;); &quot;&quot;); &quot; },&quot;)" office:value-type="string" office:string-value="        { &quot;key&quot;: &quot;highway&quot;, &quot;value&quot;: &quot;footway&quot;, &quot;object_types&quot;: [&quot;way&quot;,&quot;area&quot;] }," calcext:value-type="string">
            <text:p><text:s text:c="8"/>{ "key": "highway", "value": "footwa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living_street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3]; IF([.B213]&lt;&gt;&quot;&quot;; CONCATENATE(&quot;&quot;&quot;, &quot;&quot;value&quot;&quot;: &quot;&quot;&quot;; [.B213]); &quot;&quot;); &quot;&quot;&quot;, &quot;&quot;object_types&quot;&quot;: [&quot;; IF([.C213]=&quot;x&quot;;&quot;&quot;&quot;node&quot;&quot;&quot;;&quot;&quot;); IF(AND([.C213]=&quot;x&quot;; COUNTIF([.D213:.F213];&quot;x&quot;) &gt; 0); &quot;,&quot;; &quot;&quot;); IF([.D213]=&quot;x&quot;;&quot;&quot;&quot;way&quot;&quot;&quot;;&quot;&quot;); IF(AND([.D213]=&quot;x&quot;; COUNTIF([.E213:.F213];&quot;x&quot;) &gt; 0); &quot;,&quot;; &quot;&quot;); IF([.E213]=&quot;x&quot;;&quot;&quot;&quot;area&quot;&quot;&quot;;&quot;&quot;); IF(AND([.E213]=&quot;x&quot;; [.F213]=&quot;x&quot;); &quot;,&quot;; &quot;&quot;); IF([.F213]=&quot;x&quot;;&quot;&quot;&quot;relation&quot;&quot;&quot;;&quot;&quot;); &quot;]&quot;; IF([.G213]&lt;&gt;&quot;&quot;; CONCATENATE(&quot;, &quot;&quot;icon_url&quot;&quot;: &quot;&quot;&quot;; [.G213]; &quot;&quot;&quot;&quot;); &quot;&quot;); IF([.H213]&lt;&gt;&quot;&quot;; CONCATENATE(&quot;, &quot;&quot;description&quot;&quot;: &quot;&quot;&quot;; [.H213]; &quot;&quot;&quot;&quot;); &quot;&quot;); &quot; },&quot;)" office:value-type="string" office:string-value="        { &quot;key&quot;: &quot;highway&quot;, &quot;value&quot;: &quot;living_street&quot;, &quot;object_types&quot;: [&quot;way&quot;,&quot;area&quot;] }," calcext:value-type="string">
            <text:p><text:s text:c="8"/>{ "key": "highway", "value": "living_street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motorway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14]; IF([.B214]&lt;&gt;&quot;&quot;; CONCATENATE(&quot;&quot;&quot;, &quot;&quot;value&quot;&quot;: &quot;&quot;&quot;; [.B214]); &quot;&quot;); &quot;&quot;&quot;, &quot;&quot;object_types&quot;&quot;: [&quot;; IF([.C214]=&quot;x&quot;;&quot;&quot;&quot;node&quot;&quot;&quot;;&quot;&quot;); IF(AND([.C214]=&quot;x&quot;; COUNTIF([.D214:.F214];&quot;x&quot;) &gt; 0); &quot;,&quot;; &quot;&quot;); IF([.D214]=&quot;x&quot;;&quot;&quot;&quot;way&quot;&quot;&quot;;&quot;&quot;); IF(AND([.D214]=&quot;x&quot;; COUNTIF([.E214:.F214];&quot;x&quot;) &gt; 0); &quot;,&quot;; &quot;&quot;); IF([.E214]=&quot;x&quot;;&quot;&quot;&quot;area&quot;&quot;&quot;;&quot;&quot;); IF(AND([.E214]=&quot;x&quot;; [.F214]=&quot;x&quot;); &quot;,&quot;; &quot;&quot;); IF([.F214]=&quot;x&quot;;&quot;&quot;&quot;relation&quot;&quot;&quot;;&quot;&quot;); &quot;]&quot;; IF([.G214]&lt;&gt;&quot;&quot;; CONCATENATE(&quot;, &quot;&quot;icon_url&quot;&quot;: &quot;&quot;&quot;; [.G214]; &quot;&quot;&quot;&quot;); &quot;&quot;); IF([.H214]&lt;&gt;&quot;&quot;; CONCATENATE(&quot;, &quot;&quot;description&quot;&quot;: &quot;&quot;&quot;; [.H214]; &quot;&quot;&quot;&quot;); &quot;&quot;); &quot; },&quot;)" office:value-type="string" office:string-value="        { &quot;key&quot;: &quot;highway&quot;, &quot;value&quot;: &quot;motorway&quot;, &quot;object_types&quot;: [&quot;way&quot;] }," calcext:value-type="string">
            <text:p><text:s text:c="8"/>{ "key": "highway", "value": "motorway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motorway_link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15]; IF([.B215]&lt;&gt;&quot;&quot;; CONCATENATE(&quot;&quot;&quot;, &quot;&quot;value&quot;&quot;: &quot;&quot;&quot;; [.B215]); &quot;&quot;); &quot;&quot;&quot;, &quot;&quot;object_types&quot;&quot;: [&quot;; IF([.C215]=&quot;x&quot;;&quot;&quot;&quot;node&quot;&quot;&quot;;&quot;&quot;); IF(AND([.C215]=&quot;x&quot;; COUNTIF([.D215:.F215];&quot;x&quot;) &gt; 0); &quot;,&quot;; &quot;&quot;); IF([.D215]=&quot;x&quot;;&quot;&quot;&quot;way&quot;&quot;&quot;;&quot;&quot;); IF(AND([.D215]=&quot;x&quot;; COUNTIF([.E215:.F215];&quot;x&quot;) &gt; 0); &quot;,&quot;; &quot;&quot;); IF([.E215]=&quot;x&quot;;&quot;&quot;&quot;area&quot;&quot;&quot;;&quot;&quot;); IF(AND([.E215]=&quot;x&quot;; [.F215]=&quot;x&quot;); &quot;,&quot;; &quot;&quot;); IF([.F215]=&quot;x&quot;;&quot;&quot;&quot;relation&quot;&quot;&quot;;&quot;&quot;); &quot;]&quot;; IF([.G215]&lt;&gt;&quot;&quot;; CONCATENATE(&quot;, &quot;&quot;icon_url&quot;&quot;: &quot;&quot;&quot;; [.G215]; &quot;&quot;&quot;&quot;); &quot;&quot;); IF([.H215]&lt;&gt;&quot;&quot;; CONCATENATE(&quot;, &quot;&quot;description&quot;&quot;: &quot;&quot;&quot;; [.H215]; &quot;&quot;&quot;&quot;); &quot;&quot;); &quot; },&quot;)" office:value-type="string" office:string-value="        { &quot;key&quot;: &quot;highway&quot;, &quot;value&quot;: &quot;motorway_link&quot;, &quot;object_types&quot;: [&quot;way&quot;] }," calcext:value-type="string">
            <text:p><text:s text:c="8"/>{ "key": "highway", "value": "motorway_link", "object_types": ["way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ath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6]; IF([.B216]&lt;&gt;&quot;&quot;; CONCATENATE(&quot;&quot;&quot;, &quot;&quot;value&quot;&quot;: &quot;&quot;&quot;; [.B216]); &quot;&quot;); &quot;&quot;&quot;, &quot;&quot;object_types&quot;&quot;: [&quot;; IF([.C216]=&quot;x&quot;;&quot;&quot;&quot;node&quot;&quot;&quot;;&quot;&quot;); IF(AND([.C216]=&quot;x&quot;; COUNTIF([.D216:.F216];&quot;x&quot;) &gt; 0); &quot;,&quot;; &quot;&quot;); IF([.D216]=&quot;x&quot;;&quot;&quot;&quot;way&quot;&quot;&quot;;&quot;&quot;); IF(AND([.D216]=&quot;x&quot;; COUNTIF([.E216:.F216];&quot;x&quot;) &gt; 0); &quot;,&quot;; &quot;&quot;); IF([.E216]=&quot;x&quot;;&quot;&quot;&quot;area&quot;&quot;&quot;;&quot;&quot;); IF(AND([.E216]=&quot;x&quot;; [.F216]=&quot;x&quot;); &quot;,&quot;; &quot;&quot;); IF([.F216]=&quot;x&quot;;&quot;&quot;&quot;relation&quot;&quot;&quot;;&quot;&quot;); &quot;]&quot;; IF([.G216]&lt;&gt;&quot;&quot;; CONCATENATE(&quot;, &quot;&quot;icon_url&quot;&quot;: &quot;&quot;&quot;; [.G216]; &quot;&quot;&quot;&quot;); &quot;&quot;); IF([.H216]&lt;&gt;&quot;&quot;; CONCATENATE(&quot;, &quot;&quot;description&quot;&quot;: &quot;&quot;&quot;; [.H216]; &quot;&quot;&quot;&quot;); &quot;&quot;); &quot; },&quot;)" office:value-type="string" office:string-value="        { &quot;key&quot;: &quot;highway&quot;, &quot;value&quot;: &quot;path&quot;, &quot;object_types&quot;: [&quot;way&quot;,&quot;area&quot;] }," calcext:value-type="string">
            <text:p><text:s text:c="8"/>{ "key": "highway", "value": "path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edestrian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7]; IF([.B217]&lt;&gt;&quot;&quot;; CONCATENATE(&quot;&quot;&quot;, &quot;&quot;value&quot;&quot;: &quot;&quot;&quot;; [.B217]); &quot;&quot;); &quot;&quot;&quot;, &quot;&quot;object_types&quot;&quot;: [&quot;; IF([.C217]=&quot;x&quot;;&quot;&quot;&quot;node&quot;&quot;&quot;;&quot;&quot;); IF(AND([.C217]=&quot;x&quot;; COUNTIF([.D217:.F217];&quot;x&quot;) &gt; 0); &quot;,&quot;; &quot;&quot;); IF([.D217]=&quot;x&quot;;&quot;&quot;&quot;way&quot;&quot;&quot;;&quot;&quot;); IF(AND([.D217]=&quot;x&quot;; COUNTIF([.E217:.F217];&quot;x&quot;) &gt; 0); &quot;,&quot;; &quot;&quot;); IF([.E217]=&quot;x&quot;;&quot;&quot;&quot;area&quot;&quot;&quot;;&quot;&quot;); IF(AND([.E217]=&quot;x&quot;; [.F217]=&quot;x&quot;); &quot;,&quot;; &quot;&quot;); IF([.F217]=&quot;x&quot;;&quot;&quot;&quot;relation&quot;&quot;&quot;;&quot;&quot;); &quot;]&quot;; IF([.G217]&lt;&gt;&quot;&quot;; CONCATENATE(&quot;, &quot;&quot;icon_url&quot;&quot;: &quot;&quot;&quot;; [.G217]; &quot;&quot;&quot;&quot;); &quot;&quot;); IF([.H217]&lt;&gt;&quot;&quot;; CONCATENATE(&quot;, &quot;&quot;description&quot;&quot;: &quot;&quot;&quot;; [.H217]; &quot;&quot;&quot;&quot;); &quot;&quot;); &quot; },&quot;)" office:value-type="string" office:string-value="        { &quot;key&quot;: &quot;highway&quot;, &quot;value&quot;: &quot;pedestrian&quot;, &quot;object_types&quot;: [&quot;way&quot;,&quot;area&quot;] }," calcext:value-type="string">
            <text:p><text:s text:c="8"/>{ "key": "highway", "value": "pedestrian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rim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8]; IF([.B218]&lt;&gt;&quot;&quot;; CONCATENATE(&quot;&quot;&quot;, &quot;&quot;value&quot;&quot;: &quot;&quot;&quot;; [.B218]); &quot;&quot;); &quot;&quot;&quot;, &quot;&quot;object_types&quot;&quot;: [&quot;; IF([.C218]=&quot;x&quot;;&quot;&quot;&quot;node&quot;&quot;&quot;;&quot;&quot;); IF(AND([.C218]=&quot;x&quot;; COUNTIF([.D218:.F218];&quot;x&quot;) &gt; 0); &quot;,&quot;; &quot;&quot;); IF([.D218]=&quot;x&quot;;&quot;&quot;&quot;way&quot;&quot;&quot;;&quot;&quot;); IF(AND([.D218]=&quot;x&quot;; COUNTIF([.E218:.F218];&quot;x&quot;) &gt; 0); &quot;,&quot;; &quot;&quot;); IF([.E218]=&quot;x&quot;;&quot;&quot;&quot;area&quot;&quot;&quot;;&quot;&quot;); IF(AND([.E218]=&quot;x&quot;; [.F218]=&quot;x&quot;); &quot;,&quot;; &quot;&quot;); IF([.F218]=&quot;x&quot;;&quot;&quot;&quot;relation&quot;&quot;&quot;;&quot;&quot;); &quot;]&quot;; IF([.G218]&lt;&gt;&quot;&quot;; CONCATENATE(&quot;, &quot;&quot;icon_url&quot;&quot;: &quot;&quot;&quot;; [.G218]; &quot;&quot;&quot;&quot;); &quot;&quot;); IF([.H218]&lt;&gt;&quot;&quot;; CONCATENATE(&quot;, &quot;&quot;description&quot;&quot;: &quot;&quot;&quot;; [.H218]; &quot;&quot;&quot;&quot;); &quot;&quot;); &quot; },&quot;)" office:value-type="string" office:string-value="        { &quot;key&quot;: &quot;highway&quot;, &quot;value&quot;: &quot;primary&quot;, &quot;object_types&quot;: [&quot;way&quot;,&quot;area&quot;] }," calcext:value-type="string">
            <text:p><text:s text:c="8"/>{ "key": "highway", "value": "prim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prim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19]; IF([.B219]&lt;&gt;&quot;&quot;; CONCATENATE(&quot;&quot;&quot;, &quot;&quot;value&quot;&quot;: &quot;&quot;&quot;; [.B219]); &quot;&quot;); &quot;&quot;&quot;, &quot;&quot;object_types&quot;&quot;: [&quot;; IF([.C219]=&quot;x&quot;;&quot;&quot;&quot;node&quot;&quot;&quot;;&quot;&quot;); IF(AND([.C219]=&quot;x&quot;; COUNTIF([.D219:.F219];&quot;x&quot;) &gt; 0); &quot;,&quot;; &quot;&quot;); IF([.D219]=&quot;x&quot;;&quot;&quot;&quot;way&quot;&quot;&quot;;&quot;&quot;); IF(AND([.D219]=&quot;x&quot;; COUNTIF([.E219:.F219];&quot;x&quot;) &gt; 0); &quot;,&quot;; &quot;&quot;); IF([.E219]=&quot;x&quot;;&quot;&quot;&quot;area&quot;&quot;&quot;;&quot;&quot;); IF(AND([.E219]=&quot;x&quot;; [.F219]=&quot;x&quot;); &quot;,&quot;; &quot;&quot;); IF([.F219]=&quot;x&quot;;&quot;&quot;&quot;relation&quot;&quot;&quot;;&quot;&quot;); &quot;]&quot;; IF([.G219]&lt;&gt;&quot;&quot;; CONCATENATE(&quot;, &quot;&quot;icon_url&quot;&quot;: &quot;&quot;&quot;; [.G219]; &quot;&quot;&quot;&quot;); &quot;&quot;); IF([.H219]&lt;&gt;&quot;&quot;; CONCATENATE(&quot;, &quot;&quot;description&quot;&quot;: &quot;&quot;&quot;; [.H219]; &quot;&quot;&quot;&quot;); &quot;&quot;); &quot; },&quot;)" office:value-type="string" office:string-value="        { &quot;key&quot;: &quot;highway&quot;, &quot;value&quot;: &quot;primary_link&quot;, &quot;object_types&quot;: [&quot;way&quot;,&quot;area&quot;] }," calcext:value-type="string">
            <text:p><text:s text:c="8"/>{ "key": "highway", "value": "prim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residential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0]; IF([.B220]&lt;&gt;&quot;&quot;; CONCATENATE(&quot;&quot;&quot;, &quot;&quot;value&quot;&quot;: &quot;&quot;&quot;; [.B220]); &quot;&quot;); &quot;&quot;&quot;, &quot;&quot;object_types&quot;&quot;: [&quot;; IF([.C220]=&quot;x&quot;;&quot;&quot;&quot;node&quot;&quot;&quot;;&quot;&quot;); IF(AND([.C220]=&quot;x&quot;; COUNTIF([.D220:.F220];&quot;x&quot;) &gt; 0); &quot;,&quot;; &quot;&quot;); IF([.D220]=&quot;x&quot;;&quot;&quot;&quot;way&quot;&quot;&quot;;&quot;&quot;); IF(AND([.D220]=&quot;x&quot;; COUNTIF([.E220:.F220];&quot;x&quot;) &gt; 0); &quot;,&quot;; &quot;&quot;); IF([.E220]=&quot;x&quot;;&quot;&quot;&quot;area&quot;&quot;&quot;;&quot;&quot;); IF(AND([.E220]=&quot;x&quot;; [.F220]=&quot;x&quot;); &quot;,&quot;; &quot;&quot;); IF([.F220]=&quot;x&quot;;&quot;&quot;&quot;relation&quot;&quot;&quot;;&quot;&quot;); &quot;]&quot;; IF([.G220]&lt;&gt;&quot;&quot;; CONCATENATE(&quot;, &quot;&quot;icon_url&quot;&quot;: &quot;&quot;&quot;; [.G220]; &quot;&quot;&quot;&quot;); &quot;&quot;); IF([.H220]&lt;&gt;&quot;&quot;; CONCATENATE(&quot;, &quot;&quot;description&quot;&quot;: &quot;&quot;&quot;; [.H220]; &quot;&quot;&quot;&quot;); &quot;&quot;); &quot; },&quot;)" office:value-type="string" office:string-value="        { &quot;key&quot;: &quot;highway&quot;, &quot;value&quot;: &quot;residential&quot;, &quot;object_types&quot;: [&quot;way&quot;,&quot;area&quot;] }," calcext:value-type="string">
            <text:p><text:s text:c="8"/>{ "key": "highway", "value": "residential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road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1]; IF([.B221]&lt;&gt;&quot;&quot;; CONCATENATE(&quot;&quot;&quot;, &quot;&quot;value&quot;&quot;: &quot;&quot;&quot;; [.B221]); &quot;&quot;); &quot;&quot;&quot;, &quot;&quot;object_types&quot;&quot;: [&quot;; IF([.C221]=&quot;x&quot;;&quot;&quot;&quot;node&quot;&quot;&quot;;&quot;&quot;); IF(AND([.C221]=&quot;x&quot;; COUNTIF([.D221:.F221];&quot;x&quot;) &gt; 0); &quot;,&quot;; &quot;&quot;); IF([.D221]=&quot;x&quot;;&quot;&quot;&quot;way&quot;&quot;&quot;;&quot;&quot;); IF(AND([.D221]=&quot;x&quot;; COUNTIF([.E221:.F221];&quot;x&quot;) &gt; 0); &quot;,&quot;; &quot;&quot;); IF([.E221]=&quot;x&quot;;&quot;&quot;&quot;area&quot;&quot;&quot;;&quot;&quot;); IF(AND([.E221]=&quot;x&quot;; [.F221]=&quot;x&quot;); &quot;,&quot;; &quot;&quot;); IF([.F221]=&quot;x&quot;;&quot;&quot;&quot;relation&quot;&quot;&quot;;&quot;&quot;); &quot;]&quot;; IF([.G221]&lt;&gt;&quot;&quot;; CONCATENATE(&quot;, &quot;&quot;icon_url&quot;&quot;: &quot;&quot;&quot;; [.G221]; &quot;&quot;&quot;&quot;); &quot;&quot;); IF([.H221]&lt;&gt;&quot;&quot;; CONCATENATE(&quot;, &quot;&quot;description&quot;&quot;: &quot;&quot;&quot;; [.H221]; &quot;&quot;&quot;&quot;); &quot;&quot;); &quot; },&quot;)" office:value-type="string" office:string-value="        { &quot;key&quot;: &quot;highway&quot;, &quot;value&quot;: &quot;road&quot;, &quot;object_types&quot;: [&quot;way&quot;,&quot;area&quot;] }," calcext:value-type="string">
            <text:p><text:s text:c="8"/>{ "key": "highway", "value": "road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cond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2]; IF([.B222]&lt;&gt;&quot;&quot;; CONCATENATE(&quot;&quot;&quot;, &quot;&quot;value&quot;&quot;: &quot;&quot;&quot;; [.B222]); &quot;&quot;); &quot;&quot;&quot;, &quot;&quot;object_types&quot;&quot;: [&quot;; IF([.C222]=&quot;x&quot;;&quot;&quot;&quot;node&quot;&quot;&quot;;&quot;&quot;); IF(AND([.C222]=&quot;x&quot;; COUNTIF([.D222:.F222];&quot;x&quot;) &gt; 0); &quot;,&quot;; &quot;&quot;); IF([.D222]=&quot;x&quot;;&quot;&quot;&quot;way&quot;&quot;&quot;;&quot;&quot;); IF(AND([.D222]=&quot;x&quot;; COUNTIF([.E222:.F222];&quot;x&quot;) &gt; 0); &quot;,&quot;; &quot;&quot;); IF([.E222]=&quot;x&quot;;&quot;&quot;&quot;area&quot;&quot;&quot;;&quot;&quot;); IF(AND([.E222]=&quot;x&quot;; [.F222]=&quot;x&quot;); &quot;,&quot;; &quot;&quot;); IF([.F222]=&quot;x&quot;;&quot;&quot;&quot;relation&quot;&quot;&quot;;&quot;&quot;); &quot;]&quot;; IF([.G222]&lt;&gt;&quot;&quot;; CONCATENATE(&quot;, &quot;&quot;icon_url&quot;&quot;: &quot;&quot;&quot;; [.G222]; &quot;&quot;&quot;&quot;); &quot;&quot;); IF([.H222]&lt;&gt;&quot;&quot;; CONCATENATE(&quot;, &quot;&quot;description&quot;&quot;: &quot;&quot;&quot;; [.H222]; &quot;&quot;&quot;&quot;); &quot;&quot;); &quot; },&quot;)" office:value-type="string" office:string-value="        { &quot;key&quot;: &quot;highway&quot;, &quot;value&quot;: &quot;secondary&quot;, &quot;object_types&quot;: [&quot;way&quot;,&quot;area&quot;] }," calcext:value-type="string">
            <text:p><text:s text:c="8"/>{ "key": "highway", "value": "second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cond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3]; IF([.B223]&lt;&gt;&quot;&quot;; CONCATENATE(&quot;&quot;&quot;, &quot;&quot;value&quot;&quot;: &quot;&quot;&quot;; [.B223]); &quot;&quot;); &quot;&quot;&quot;, &quot;&quot;object_types&quot;&quot;: [&quot;; IF([.C223]=&quot;x&quot;;&quot;&quot;&quot;node&quot;&quot;&quot;;&quot;&quot;); IF(AND([.C223]=&quot;x&quot;; COUNTIF([.D223:.F223];&quot;x&quot;) &gt; 0); &quot;,&quot;; &quot;&quot;); IF([.D223]=&quot;x&quot;;&quot;&quot;&quot;way&quot;&quot;&quot;;&quot;&quot;); IF(AND([.D223]=&quot;x&quot;; COUNTIF([.E223:.F223];&quot;x&quot;) &gt; 0); &quot;,&quot;; &quot;&quot;); IF([.E223]=&quot;x&quot;;&quot;&quot;&quot;area&quot;&quot;&quot;;&quot;&quot;); IF(AND([.E223]=&quot;x&quot;; [.F223]=&quot;x&quot;); &quot;,&quot;; &quot;&quot;); IF([.F223]=&quot;x&quot;;&quot;&quot;&quot;relation&quot;&quot;&quot;;&quot;&quot;); &quot;]&quot;; IF([.G223]&lt;&gt;&quot;&quot;; CONCATENATE(&quot;, &quot;&quot;icon_url&quot;&quot;: &quot;&quot;&quot;; [.G223]; &quot;&quot;&quot;&quot;); &quot;&quot;); IF([.H223]&lt;&gt;&quot;&quot;; CONCATENATE(&quot;, &quot;&quot;description&quot;&quot;: &quot;&quot;&quot;; [.H223]; &quot;&quot;&quot;&quot;); &quot;&quot;); &quot; },&quot;)" office:value-type="string" office:string-value="        { &quot;key&quot;: &quot;highway&quot;, &quot;value&quot;: &quot;secondary_link&quot;, &quot;object_types&quot;: [&quot;way&quot;,&quot;area&quot;] }," calcext:value-type="string">
            <text:p><text:s text:c="8"/>{ "key": "highway", "value": "second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ervice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4]; IF([.B224]&lt;&gt;&quot;&quot;; CONCATENATE(&quot;&quot;&quot;, &quot;&quot;value&quot;&quot;: &quot;&quot;&quot;; [.B224]); &quot;&quot;); &quot;&quot;&quot;, &quot;&quot;object_types&quot;&quot;: [&quot;; IF([.C224]=&quot;x&quot;;&quot;&quot;&quot;node&quot;&quot;&quot;;&quot;&quot;); IF(AND([.C224]=&quot;x&quot;; COUNTIF([.D224:.F224];&quot;x&quot;) &gt; 0); &quot;,&quot;; &quot;&quot;); IF([.D224]=&quot;x&quot;;&quot;&quot;&quot;way&quot;&quot;&quot;;&quot;&quot;); IF(AND([.D224]=&quot;x&quot;; COUNTIF([.E224:.F224];&quot;x&quot;) &gt; 0); &quot;,&quot;; &quot;&quot;); IF([.E224]=&quot;x&quot;;&quot;&quot;&quot;area&quot;&quot;&quot;;&quot;&quot;); IF(AND([.E224]=&quot;x&quot;; [.F224]=&quot;x&quot;); &quot;,&quot;; &quot;&quot;); IF([.F224]=&quot;x&quot;;&quot;&quot;&quot;relation&quot;&quot;&quot;;&quot;&quot;); &quot;]&quot;; IF([.G224]&lt;&gt;&quot;&quot;; CONCATENATE(&quot;, &quot;&quot;icon_url&quot;&quot;: &quot;&quot;&quot;; [.G224]; &quot;&quot;&quot;&quot;); &quot;&quot;); IF([.H224]&lt;&gt;&quot;&quot;; CONCATENATE(&quot;, &quot;&quot;description&quot;&quot;: &quot;&quot;&quot;; [.H224]; &quot;&quot;&quot;&quot;); &quot;&quot;); &quot; },&quot;)" office:value-type="string" office:string-value="        { &quot;key&quot;: &quot;highway&quot;, &quot;value&quot;: &quot;service&quot;, &quot;object_types&quot;: [&quot;way&quot;,&quot;area&quot;] }," calcext:value-type="string">
            <text:p><text:s text:c="8"/>{ "key": "highway", "value": "service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steps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5]; IF([.B225]&lt;&gt;&quot;&quot;; CONCATENATE(&quot;&quot;&quot;, &quot;&quot;value&quot;&quot;: &quot;&quot;&quot;; [.B225]); &quot;&quot;); &quot;&quot;&quot;, &quot;&quot;object_types&quot;&quot;: [&quot;; IF([.C225]=&quot;x&quot;;&quot;&quot;&quot;node&quot;&quot;&quot;;&quot;&quot;); IF(AND([.C225]=&quot;x&quot;; COUNTIF([.D225:.F225];&quot;x&quot;) &gt; 0); &quot;,&quot;; &quot;&quot;); IF([.D225]=&quot;x&quot;;&quot;&quot;&quot;way&quot;&quot;&quot;;&quot;&quot;); IF(AND([.D225]=&quot;x&quot;; COUNTIF([.E225:.F225];&quot;x&quot;) &gt; 0); &quot;,&quot;; &quot;&quot;); IF([.E225]=&quot;x&quot;;&quot;&quot;&quot;area&quot;&quot;&quot;;&quot;&quot;); IF(AND([.E225]=&quot;x&quot;; [.F225]=&quot;x&quot;); &quot;,&quot;; &quot;&quot;); IF([.F225]=&quot;x&quot;;&quot;&quot;&quot;relation&quot;&quot;&quot;;&quot;&quot;); &quot;]&quot;; IF([.G225]&lt;&gt;&quot;&quot;; CONCATENATE(&quot;, &quot;&quot;icon_url&quot;&quot;: &quot;&quot;&quot;; [.G225]; &quot;&quot;&quot;&quot;); &quot;&quot;); IF([.H225]&lt;&gt;&quot;&quot;; CONCATENATE(&quot;, &quot;&quot;description&quot;&quot;: &quot;&quot;&quot;; [.H225]; &quot;&quot;&quot;&quot;); &quot;&quot;); &quot; },&quot;)" office:value-type="string" office:string-value="        { &quot;key&quot;: &quot;highway&quot;, &quot;value&quot;: &quot;steps&quot;, &quot;object_types&quot;: [&quot;way&quot;,&quot;area&quot;] }," calcext:value-type="string">
            <text:p><text:s text:c="8"/>{ "key": "highway", "value": "steps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ertiary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6]; IF([.B226]&lt;&gt;&quot;&quot;; CONCATENATE(&quot;&quot;&quot;, &quot;&quot;value&quot;&quot;: &quot;&quot;&quot;; [.B226]); &quot;&quot;); &quot;&quot;&quot;, &quot;&quot;object_types&quot;&quot;: [&quot;; IF([.C226]=&quot;x&quot;;&quot;&quot;&quot;node&quot;&quot;&quot;;&quot;&quot;); IF(AND([.C226]=&quot;x&quot;; COUNTIF([.D226:.F226];&quot;x&quot;) &gt; 0); &quot;,&quot;; &quot;&quot;); IF([.D226]=&quot;x&quot;;&quot;&quot;&quot;way&quot;&quot;&quot;;&quot;&quot;); IF(AND([.D226]=&quot;x&quot;; COUNTIF([.E226:.F226];&quot;x&quot;) &gt; 0); &quot;,&quot;; &quot;&quot;); IF([.E226]=&quot;x&quot;;&quot;&quot;&quot;area&quot;&quot;&quot;;&quot;&quot;); IF(AND([.E226]=&quot;x&quot;; [.F226]=&quot;x&quot;); &quot;,&quot;; &quot;&quot;); IF([.F226]=&quot;x&quot;;&quot;&quot;&quot;relation&quot;&quot;&quot;;&quot;&quot;); &quot;]&quot;; IF([.G226]&lt;&gt;&quot;&quot;; CONCATENATE(&quot;, &quot;&quot;icon_url&quot;&quot;: &quot;&quot;&quot;; [.G226]; &quot;&quot;&quot;&quot;); &quot;&quot;); IF([.H226]&lt;&gt;&quot;&quot;; CONCATENATE(&quot;, &quot;&quot;description&quot;&quot;: &quot;&quot;&quot;; [.H226]; &quot;&quot;&quot;&quot;); &quot;&quot;); &quot; },&quot;)" office:value-type="string" office:string-value="        { &quot;key&quot;: &quot;highway&quot;, &quot;value&quot;: &quot;tertiary&quot;, &quot;object_types&quot;: [&quot;way&quot;,&quot;area&quot;] }," calcext:value-type="string">
            <text:p><text:s text:c="8"/>{ "key": "highway", "value": "tertiary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ertiary_lin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7]; IF([.B227]&lt;&gt;&quot;&quot;; CONCATENATE(&quot;&quot;&quot;, &quot;&quot;value&quot;&quot;: &quot;&quot;&quot;; [.B227]); &quot;&quot;); &quot;&quot;&quot;, &quot;&quot;object_types&quot;&quot;: [&quot;; IF([.C227]=&quot;x&quot;;&quot;&quot;&quot;node&quot;&quot;&quot;;&quot;&quot;); IF(AND([.C227]=&quot;x&quot;; COUNTIF([.D227:.F227];&quot;x&quot;) &gt; 0); &quot;,&quot;; &quot;&quot;); IF([.D227]=&quot;x&quot;;&quot;&quot;&quot;way&quot;&quot;&quot;;&quot;&quot;); IF(AND([.D227]=&quot;x&quot;; COUNTIF([.E227:.F227];&quot;x&quot;) &gt; 0); &quot;,&quot;; &quot;&quot;); IF([.E227]=&quot;x&quot;;&quot;&quot;&quot;area&quot;&quot;&quot;;&quot;&quot;); IF(AND([.E227]=&quot;x&quot;; [.F227]=&quot;x&quot;); &quot;,&quot;; &quot;&quot;); IF([.F227]=&quot;x&quot;;&quot;&quot;&quot;relation&quot;&quot;&quot;;&quot;&quot;); &quot;]&quot;; IF([.G227]&lt;&gt;&quot;&quot;; CONCATENATE(&quot;, &quot;&quot;icon_url&quot;&quot;: &quot;&quot;&quot;; [.G227]; &quot;&quot;&quot;&quot;); &quot;&quot;); IF([.H227]&lt;&gt;&quot;&quot;; CONCATENATE(&quot;, &quot;&quot;description&quot;&quot;: &quot;&quot;&quot;; [.H227]; &quot;&quot;&quot;&quot;); &quot;&quot;); &quot; },&quot;)" office:value-type="string" office:string-value="        { &quot;key&quot;: &quot;highway&quot;, &quot;value&quot;: &quot;tertiary_link&quot;, &quot;object_types&quot;: [&quot;way&quot;,&quot;area&quot;] }," calcext:value-type="string">
            <text:p><text:s text:c="8"/>{ "key": "highway", "value": "tertiary_lin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rack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28]; IF([.B228]&lt;&gt;&quot;&quot;; CONCATENATE(&quot;&quot;&quot;, &quot;&quot;value&quot;&quot;: &quot;&quot;&quot;; [.B228]); &quot;&quot;); &quot;&quot;&quot;, &quot;&quot;object_types&quot;&quot;: [&quot;; IF([.C228]=&quot;x&quot;;&quot;&quot;&quot;node&quot;&quot;&quot;;&quot;&quot;); IF(AND([.C228]=&quot;x&quot;; COUNTIF([.D228:.F228];&quot;x&quot;) &gt; 0); &quot;,&quot;; &quot;&quot;); IF([.D228]=&quot;x&quot;;&quot;&quot;&quot;way&quot;&quot;&quot;;&quot;&quot;); IF(AND([.D228]=&quot;x&quot;; COUNTIF([.E228:.F228];&quot;x&quot;) &gt; 0); &quot;,&quot;; &quot;&quot;); IF([.E228]=&quot;x&quot;;&quot;&quot;&quot;area&quot;&quot;&quot;;&quot;&quot;); IF(AND([.E228]=&quot;x&quot;; [.F228]=&quot;x&quot;); &quot;,&quot;; &quot;&quot;); IF([.F228]=&quot;x&quot;;&quot;&quot;&quot;relation&quot;&quot;&quot;;&quot;&quot;); &quot;]&quot;; IF([.G228]&lt;&gt;&quot;&quot;; CONCATENATE(&quot;, &quot;&quot;icon_url&quot;&quot;: &quot;&quot;&quot;; [.G228]; &quot;&quot;&quot;&quot;); &quot;&quot;); IF([.H228]&lt;&gt;&quot;&quot;; CONCATENATE(&quot;, &quot;&quot;description&quot;&quot;: &quot;&quot;&quot;; [.H228]; &quot;&quot;&quot;&quot;); &quot;&quot;); &quot; },&quot;)" office:value-type="string" office:string-value="        { &quot;key&quot;: &quot;highway&quot;, &quot;value&quot;: &quot;track&quot;, &quot;object_types&quot;: [&quot;way&quot;,&quot;area&quot;] }," calcext:value-type="string">
            <text:p><text:s text:c="8"/>{ "key": "highway", "value": "track", "object_types": ["way","area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traffic_sig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29]; IF([.B229]&lt;&gt;&quot;&quot;; CONCATENATE(&quot;&quot;&quot;, &quot;&quot;value&quot;&quot;: &quot;&quot;&quot;; [.B229]); &quot;&quot;); &quot;&quot;&quot;, &quot;&quot;object_types&quot;&quot;: [&quot;; IF([.C229]=&quot;x&quot;;&quot;&quot;&quot;node&quot;&quot;&quot;;&quot;&quot;); IF(AND([.C229]=&quot;x&quot;; COUNTIF([.D229:.F229];&quot;x&quot;) &gt; 0); &quot;,&quot;; &quot;&quot;); IF([.D229]=&quot;x&quot;;&quot;&quot;&quot;way&quot;&quot;&quot;;&quot;&quot;); IF(AND([.D229]=&quot;x&quot;; COUNTIF([.E229:.F229];&quot;x&quot;) &gt; 0); &quot;,&quot;; &quot;&quot;); IF([.E229]=&quot;x&quot;;&quot;&quot;&quot;area&quot;&quot;&quot;;&quot;&quot;); IF(AND([.E229]=&quot;x&quot;; [.F229]=&quot;x&quot;); &quot;,&quot;; &quot;&quot;); IF([.F229]=&quot;x&quot;;&quot;&quot;&quot;relation&quot;&quot;&quot;;&quot;&quot;); &quot;]&quot;; IF([.G229]&lt;&gt;&quot;&quot;; CONCATENATE(&quot;, &quot;&quot;icon_url&quot;&quot;: &quot;&quot;&quot;; [.G229]; &quot;&quot;&quot;&quot;); &quot;&quot;); IF([.H229]&lt;&gt;&quot;&quot;; CONCATENATE(&quot;, &quot;&quot;description&quot;&quot;: &quot;&quot;&quot;; [.H229]; &quot;&quot;&quot;&quot;); &quot;&quot;); &quot; },&quot;)" office:value-type="string" office:string-value="        { &quot;key&quot;: &quot;highway&quot;, &quot;value&quot;: &quot;traffic_sign&quot;, &quot;object_types&quot;: [&quot;node&quot;] }," calcext:value-type="string">
            <text:p><text:s text:c="8"/>{ "key": "highway", "value": "traffic_sign", "object_types": ["node"] },</text:p>
          </table:table-cell>
        </table:table-row>
        <table:table-row table:style-name="ro1">
          <table:table-cell office:value-type="string" calcext:value-type="string">
            <text:p>highway</text:p>
          </table:table-cell>
          <table:table-cell table:style-name="ce2" office:value-type="string" calcext:value-type="string">
            <text:p>unclassified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0]; IF([.B230]&lt;&gt;&quot;&quot;; CONCATENATE(&quot;&quot;&quot;, &quot;&quot;value&quot;&quot;: &quot;&quot;&quot;; [.B230]); &quot;&quot;); &quot;&quot;&quot;, &quot;&quot;object_types&quot;&quot;: [&quot;; IF([.C230]=&quot;x&quot;;&quot;&quot;&quot;node&quot;&quot;&quot;;&quot;&quot;); IF(AND([.C230]=&quot;x&quot;; COUNTIF([.D230:.F230];&quot;x&quot;) &gt; 0); &quot;,&quot;; &quot;&quot;); IF([.D230]=&quot;x&quot;;&quot;&quot;&quot;way&quot;&quot;&quot;;&quot;&quot;); IF(AND([.D230]=&quot;x&quot;; COUNTIF([.E230:.F230];&quot;x&quot;) &gt; 0); &quot;,&quot;; &quot;&quot;); IF([.E230]=&quot;x&quot;;&quot;&quot;&quot;area&quot;&quot;&quot;;&quot;&quot;); IF(AND([.E230]=&quot;x&quot;; [.F230]=&quot;x&quot;); &quot;,&quot;; &quot;&quot;); IF([.F230]=&quot;x&quot;;&quot;&quot;&quot;relation&quot;&quot;&quot;;&quot;&quot;); &quot;]&quot;; IF([.G230]&lt;&gt;&quot;&quot;; CONCATENATE(&quot;, &quot;&quot;icon_url&quot;&quot;: &quot;&quot;&quot;; [.G230]; &quot;&quot;&quot;&quot;); &quot;&quot;); IF([.H230]&lt;&gt;&quot;&quot;; CONCATENATE(&quot;, &quot;&quot;description&quot;&quot;: &quot;&quot;&quot;; [.H230]; &quot;&quot;&quot;&quot;); &quot;&quot;); &quot; },&quot;)" office:value-type="string" office:string-value="        { &quot;key&quot;: &quot;highway&quot;, &quot;value&quot;: &quot;unclassified&quot;, &quot;object_types&quot;: [&quot;way&quot;,&quot;area&quot;] }," calcext:value-type="string">
            <text:p><text:s text:c="8"/>{ "key": "highway", "value": "unclassified", "object_types": ["way","area"] },</text:p>
          </table:table-cell>
        </table:table-row>
        <table:table-row table:style-name="ro1">
          <table:table-cell office:value-type="string" calcext:value-type="string">
            <text:p>historic</text:p>
          </table:table-cell>
          <table:table-cell table:style-name="ce2" office:value-type="string" calcext:value-type="string">
            <text:p>memor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1]; IF([.B231]&lt;&gt;&quot;&quot;; CONCATENATE(&quot;&quot;&quot;, &quot;&quot;value&quot;&quot;: &quot;&quot;&quot;; [.B231]); &quot;&quot;); &quot;&quot;&quot;, &quot;&quot;object_types&quot;&quot;: [&quot;; IF([.C231]=&quot;x&quot;;&quot;&quot;&quot;node&quot;&quot;&quot;;&quot;&quot;); IF(AND([.C231]=&quot;x&quot;; COUNTIF([.D231:.F231];&quot;x&quot;) &gt; 0); &quot;,&quot;; &quot;&quot;); IF([.D231]=&quot;x&quot;;&quot;&quot;&quot;way&quot;&quot;&quot;;&quot;&quot;); IF(AND([.D231]=&quot;x&quot;; COUNTIF([.E231:.F231];&quot;x&quot;) &gt; 0); &quot;,&quot;; &quot;&quot;); IF([.E231]=&quot;x&quot;;&quot;&quot;&quot;area&quot;&quot;&quot;;&quot;&quot;); IF(AND([.E231]=&quot;x&quot;; [.F231]=&quot;x&quot;); &quot;,&quot;; &quot;&quot;); IF([.F231]=&quot;x&quot;;&quot;&quot;&quot;relation&quot;&quot;&quot;;&quot;&quot;); &quot;]&quot;; IF([.G231]&lt;&gt;&quot;&quot;; CONCATENATE(&quot;, &quot;&quot;icon_url&quot;&quot;: &quot;&quot;&quot;; [.G231]; &quot;&quot;&quot;&quot;); &quot;&quot;); IF([.H231]&lt;&gt;&quot;&quot;; CONCATENATE(&quot;, &quot;&quot;description&quot;&quot;: &quot;&quot;&quot;; [.H231]; &quot;&quot;&quot;&quot;); &quot;&quot;); &quot; },&quot;)" office:value-type="string" office:string-value="        { &quot;key&quot;: &quot;historic&quot;, &quot;value&quot;: &quot;memorial&quot;, &quot;object_types&quot;: [&quot;node&quot;,&quot;area&quot;] }," calcext:value-type="string">
            <text:p><text:s text:c="8"/>{ "key": "historic", "value": "memorial", "object_types": ["node","area"] },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guidepos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Guideposts are rendered differently than other tourism information features.</text:p>
          </table:table-cell>
          <table:table-cell table:formula="of:=CONCATENATE(&quot;        { &quot;&quot;key&quot;&quot;: &quot;&quot;&quot;; [.A232]; IF([.B232]&lt;&gt;&quot;&quot;; CONCATENATE(&quot;&quot;&quot;, &quot;&quot;value&quot;&quot;: &quot;&quot;&quot;; [.B232]); &quot;&quot;); &quot;&quot;&quot;, &quot;&quot;object_types&quot;&quot;: [&quot;; IF([.C232]=&quot;x&quot;;&quot;&quot;&quot;node&quot;&quot;&quot;;&quot;&quot;); IF(AND([.C232]=&quot;x&quot;; COUNTIF([.D232:.F232];&quot;x&quot;) &gt; 0); &quot;,&quot;; &quot;&quot;); IF([.D232]=&quot;x&quot;;&quot;&quot;&quot;way&quot;&quot;&quot;;&quot;&quot;); IF(AND([.D232]=&quot;x&quot;; COUNTIF([.E232:.F232];&quot;x&quot;) &gt; 0); &quot;,&quot;; &quot;&quot;); IF([.E232]=&quot;x&quot;;&quot;&quot;&quot;area&quot;&quot;&quot;;&quot;&quot;); IF(AND([.E232]=&quot;x&quot;; [.F232]=&quot;x&quot;); &quot;,&quot;; &quot;&quot;); IF([.F232]=&quot;x&quot;;&quot;&quot;&quot;relation&quot;&quot;&quot;;&quot;&quot;); &quot;]&quot;; IF([.G232]&lt;&gt;&quot;&quot;; CONCATENATE(&quot;, &quot;&quot;icon_url&quot;&quot;: &quot;&quot;&quot;; [.G232]; &quot;&quot;&quot;&quot;); &quot;&quot;); IF([.H232]&lt;&gt;&quot;&quot;; CONCATENATE(&quot;, &quot;&quot;description&quot;&quot;: &quot;&quot;&quot;; [.H232]; &quot;&quot;&quot;&quot;); &quot;&quot;); &quot; },&quot;)" office:value-type="string" office:string-value="        { &quot;key&quot;: &quot;information&quot;, &quot;value&quot;: &quot;guidepost&quot;, &quot;object_types&quot;: [&quot;node&quot;], &quot;description&quot;: &quot;Guideposts are rendered differently than other tourism information features.&quot; }," calcext:value-type="string">
            <text:p><text:s text:c="8"/>{ "key": "information", "value": "guidepost", "object_types": ["node"], "description": "Guideposts are rendered differently than other tourism information features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flush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33]; IF([.B233]&lt;&gt;&quot;&quot;; CONCATENATE(&quot;&quot;&quot;, &quot;&quot;value&quot;&quot;: &quot;&quot;&quot;; [.B233]); &quot;&quot;); &quot;&quot;&quot;, &quot;&quot;object_types&quot;&quot;: [&quot;; IF([.C233]=&quot;x&quot;;&quot;&quot;&quot;node&quot;&quot;&quot;;&quot;&quot;); IF(AND([.C233]=&quot;x&quot;; COUNTIF([.D233:.F233];&quot;x&quot;) &gt; 0); &quot;,&quot;; &quot;&quot;); IF([.D233]=&quot;x&quot;;&quot;&quot;&quot;way&quot;&quot;&quot;;&quot;&quot;); IF(AND([.D233]=&quot;x&quot;; COUNTIF([.E233:.F233];&quot;x&quot;) &gt; 0); &quot;,&quot;; &quot;&quot;); IF([.E233]=&quot;x&quot;;&quot;&quot;&quot;area&quot;&quot;&quot;;&quot;&quot;); IF(AND([.E233]=&quot;x&quot;; [.F233]=&quot;x&quot;); &quot;,&quot;; &quot;&quot;); IF([.F233]=&quot;x&quot;;&quot;&quot;&quot;relation&quot;&quot;&quot;;&quot;&quot;); &quot;]&quot;; IF([.G233]&lt;&gt;&quot;&quot;; CONCATENATE(&quot;, &quot;&quot;icon_url&quot;&quot;: &quot;&quot;&quot;; [.G233]; &quot;&quot;&quot;&quot;); &quot;&quot;); IF([.H233]&lt;&gt;&quot;&quot;; CONCATENATE(&quot;, &quot;&quot;description&quot;&quot;: &quot;&quot;&quot;; [.H233]; &quot;&quot;&quot;&quot;); &quot;&quot;); &quot; },&quot;)" office:value-type="string" office:string-value="        { &quot;key&quot;: &quot;kerb&quot;, &quot;value&quot;: &quot;flush&quot;, &quot;object_types&quot;: [&quot;way&quot;], &quot;description&quot;: &quot;Kerbs are rendered as line features and coloured according to their height.&quot; }," calcext:value-type="string">
            <text:p><text:s text:c="8"/>{ "key": "kerb", "value": "flush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lowere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34]; IF([.B234]&lt;&gt;&quot;&quot;; CONCATENATE(&quot;&quot;&quot;, &quot;&quot;value&quot;&quot;: &quot;&quot;&quot;; [.B234]); &quot;&quot;); &quot;&quot;&quot;, &quot;&quot;object_types&quot;&quot;: [&quot;; IF([.C234]=&quot;x&quot;;&quot;&quot;&quot;node&quot;&quot;&quot;;&quot;&quot;); IF(AND([.C234]=&quot;x&quot;; COUNTIF([.D234:.F234];&quot;x&quot;) &gt; 0); &quot;,&quot;; &quot;&quot;); IF([.D234]=&quot;x&quot;;&quot;&quot;&quot;way&quot;&quot;&quot;;&quot;&quot;); IF(AND([.D234]=&quot;x&quot;; COUNTIF([.E234:.F234];&quot;x&quot;) &gt; 0); &quot;,&quot;; &quot;&quot;); IF([.E234]=&quot;x&quot;;&quot;&quot;&quot;area&quot;&quot;&quot;;&quot;&quot;); IF(AND([.E234]=&quot;x&quot;; [.F234]=&quot;x&quot;); &quot;,&quot;; &quot;&quot;); IF([.F234]=&quot;x&quot;;&quot;&quot;&quot;relation&quot;&quot;&quot;;&quot;&quot;); &quot;]&quot;; IF([.G234]&lt;&gt;&quot;&quot;; CONCATENATE(&quot;, &quot;&quot;icon_url&quot;&quot;: &quot;&quot;&quot;; [.G234]; &quot;&quot;&quot;&quot;); &quot;&quot;); IF([.H234]&lt;&gt;&quot;&quot;; CONCATENATE(&quot;, &quot;&quot;description&quot;&quot;: &quot;&quot;&quot;; [.H234]; &quot;&quot;&quot;&quot;); &quot;&quot;); &quot; },&quot;)" office:value-type="string" office:string-value="        { &quot;key&quot;: &quot;kerb&quot;, &quot;value&quot;: &quot;lowered&quot;, &quot;object_types&quot;: [&quot;way&quot;], &quot;description&quot;: &quot;Kerbs are rendered as line features and coloured according to their height.&quot; }," calcext:value-type="string">
            <text:p><text:s text:c="8"/>{ "key": "kerb", "value": "lowered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kerb</text:p>
          </table:table-cell>
          <table:table-cell office:value-type="string" calcext:value-type="string">
            <text:p>raise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rbs are rendered as line features and coloured according to their height.</text:p>
          </table:table-cell>
          <table:table-cell table:formula="of:=CONCATENATE(&quot;        { &quot;&quot;key&quot;&quot;: &quot;&quot;&quot;; [.A235]; IF([.B235]&lt;&gt;&quot;&quot;; CONCATENATE(&quot;&quot;&quot;, &quot;&quot;value&quot;&quot;: &quot;&quot;&quot;; [.B235]); &quot;&quot;); &quot;&quot;&quot;, &quot;&quot;object_types&quot;&quot;: [&quot;; IF([.C235]=&quot;x&quot;;&quot;&quot;&quot;node&quot;&quot;&quot;;&quot;&quot;); IF(AND([.C235]=&quot;x&quot;; COUNTIF([.D235:.F235];&quot;x&quot;) &gt; 0); &quot;,&quot;; &quot;&quot;); IF([.D235]=&quot;x&quot;;&quot;&quot;&quot;way&quot;&quot;&quot;;&quot;&quot;); IF(AND([.D235]=&quot;x&quot;; COUNTIF([.E235:.F235];&quot;x&quot;) &gt; 0); &quot;,&quot;; &quot;&quot;); IF([.E235]=&quot;x&quot;;&quot;&quot;&quot;area&quot;&quot;&quot;;&quot;&quot;); IF(AND([.E235]=&quot;x&quot;; [.F235]=&quot;x&quot;); &quot;,&quot;; &quot;&quot;); IF([.F235]=&quot;x&quot;;&quot;&quot;&quot;relation&quot;&quot;&quot;;&quot;&quot;); &quot;]&quot;; IF([.G235]&lt;&gt;&quot;&quot;; CONCATENATE(&quot;, &quot;&quot;icon_url&quot;&quot;: &quot;&quot;&quot;; [.G235]; &quot;&quot;&quot;&quot;); &quot;&quot;); IF([.H235]&lt;&gt;&quot;&quot;; CONCATENATE(&quot;, &quot;&quot;description&quot;&quot;: &quot;&quot;&quot;; [.H235]; &quot;&quot;&quot;&quot;); &quot;&quot;); &quot; },&quot;)" office:value-type="string" office:string-value="        { &quot;key&quot;: &quot;kerb&quot;, &quot;value&quot;: &quot;raised&quot;, &quot;object_types&quot;: [&quot;way&quot;], &quot;description&quot;: &quot;Kerbs are rendered as line features and coloured according to their height.&quot; }," calcext:value-type="string">
            <text:p><text:s text:c="8"/>{ "key": "kerb", "value": "raised", "object_types": ["way"], "description": "Kerbs are rendered as line features and coloured according to their height." },</text:p>
          </table:table-cell>
        </table:table-row>
        <table:table-row table:style-name="ro1">
          <table:table-cell office:value-type="string" calcext:value-type="string">
            <text:p>lamp_mount</text:p>
          </table:table-cell>
          <table:table-cell office:value-type="string" calcext:value-type="string">
            <text:p>bent_mas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reet lamps with bent masts are rendered differently than other street lamps.</text:p>
          </table:table-cell>
          <table:table-cell table:formula="of:=CONCATENATE(&quot;        { &quot;&quot;key&quot;&quot;: &quot;&quot;&quot;; [.A236]; IF([.B236]&lt;&gt;&quot;&quot;; CONCATENATE(&quot;&quot;&quot;, &quot;&quot;value&quot;&quot;: &quot;&quot;&quot;; [.B236]); &quot;&quot;); &quot;&quot;&quot;, &quot;&quot;object_types&quot;&quot;: [&quot;; IF([.C236]=&quot;x&quot;;&quot;&quot;&quot;node&quot;&quot;&quot;;&quot;&quot;); IF(AND([.C236]=&quot;x&quot;; COUNTIF([.D236:.F236];&quot;x&quot;) &gt; 0); &quot;,&quot;; &quot;&quot;); IF([.D236]=&quot;x&quot;;&quot;&quot;&quot;way&quot;&quot;&quot;;&quot;&quot;); IF(AND([.D236]=&quot;x&quot;; COUNTIF([.E236:.F236];&quot;x&quot;) &gt; 0); &quot;,&quot;; &quot;&quot;); IF([.E236]=&quot;x&quot;;&quot;&quot;&quot;area&quot;&quot;&quot;;&quot;&quot;); IF(AND([.E236]=&quot;x&quot;; [.F236]=&quot;x&quot;); &quot;,&quot;; &quot;&quot;); IF([.F236]=&quot;x&quot;;&quot;&quot;&quot;relation&quot;&quot;&quot;;&quot;&quot;); &quot;]&quot;; IF([.G236]&lt;&gt;&quot;&quot;; CONCATENATE(&quot;, &quot;&quot;icon_url&quot;&quot;: &quot;&quot;&quot;; [.G236]; &quot;&quot;&quot;&quot;); &quot;&quot;); IF([.H236]&lt;&gt;&quot;&quot;; CONCATENATE(&quot;, &quot;&quot;description&quot;&quot;: &quot;&quot;&quot;; [.H236]; &quot;&quot;&quot;&quot;); &quot;&quot;); &quot; },&quot;)" office:value-type="string" office:string-value="        { &quot;key&quot;: &quot;lamp_mount&quot;, &quot;value&quot;: &quot;bent_mast&quot;, &quot;object_types&quot;: [&quot;node&quot;], &quot;description&quot;: &quot;Street lamps with bent masts are rendered differently than other street lamps.&quot; }," calcext:value-type="string">
            <text:p><text:s text:c="8"/>{ "key": "lamp_mount", "value": "bent_mast", "object_types": ["node"], "description": "Street lamps with bent masts are rendered differently than other street lamps."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landcover types have special renderings and textures.</text:p>
          </table:table-cell>
          <table:table-cell table:formula="of:=CONCATENATE(&quot;        { &quot;&quot;key&quot;&quot;: &quot;&quot;&quot;; [.A237]; IF([.B237]&lt;&gt;&quot;&quot;; CONCATENATE(&quot;&quot;&quot;, &quot;&quot;value&quot;&quot;: &quot;&quot;&quot;; [.B237]); &quot;&quot;); &quot;&quot;&quot;, &quot;&quot;object_types&quot;&quot;: [&quot;; IF([.C237]=&quot;x&quot;;&quot;&quot;&quot;node&quot;&quot;&quot;;&quot;&quot;); IF(AND([.C237]=&quot;x&quot;; COUNTIF([.D237:.F237];&quot;x&quot;) &gt; 0); &quot;,&quot;; &quot;&quot;); IF([.D237]=&quot;x&quot;;&quot;&quot;&quot;way&quot;&quot;&quot;;&quot;&quot;); IF(AND([.D237]=&quot;x&quot;; COUNTIF([.E237:.F237];&quot;x&quot;) &gt; 0); &quot;,&quot;; &quot;&quot;); IF([.E237]=&quot;x&quot;;&quot;&quot;&quot;area&quot;&quot;&quot;;&quot;&quot;); IF(AND([.E237]=&quot;x&quot;; [.F237]=&quot;x&quot;); &quot;,&quot;; &quot;&quot;); IF([.F237]=&quot;x&quot;;&quot;&quot;&quot;relation&quot;&quot;&quot;;&quot;&quot;); &quot;]&quot;; IF([.G237]&lt;&gt;&quot;&quot;; CONCATENATE(&quot;, &quot;&quot;icon_url&quot;&quot;: &quot;&quot;&quot;; [.G237]; &quot;&quot;&quot;&quot;); &quot;&quot;); IF([.H237]&lt;&gt;&quot;&quot;; CONCATENATE(&quot;, &quot;&quot;description&quot;&quot;: &quot;&quot;&quot;; [.H237]; &quot;&quot;&quot;&quot;); &quot;&quot;); &quot; },&quot;)" office:value-type="string" office:string-value="        { &quot;key&quot;: &quot;landcover&quot;, &quot;object_types&quot;: [&quot;area&quot;], &quot;description&quot;: &quot;Some landcover types have special renderings and textures.&quot; }," calcext:value-type="string">
            <text:p><text:s text:c="8"/>{ "key": "landcover", "object_types": ["area"], "description": "Some landcover types have special renderings and textures."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bare_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8]; IF([.B238]&lt;&gt;&quot;&quot;; CONCATENATE(&quot;&quot;&quot;, &quot;&quot;value&quot;&quot;: &quot;&quot;&quot;; [.B238]); &quot;&quot;); &quot;&quot;&quot;, &quot;&quot;object_types&quot;&quot;: [&quot;; IF([.C238]=&quot;x&quot;;&quot;&quot;&quot;node&quot;&quot;&quot;;&quot;&quot;); IF(AND([.C238]=&quot;x&quot;; COUNTIF([.D238:.F238];&quot;x&quot;) &gt; 0); &quot;,&quot;; &quot;&quot;); IF([.D238]=&quot;x&quot;;&quot;&quot;&quot;way&quot;&quot;&quot;;&quot;&quot;); IF(AND([.D238]=&quot;x&quot;; COUNTIF([.E238:.F238];&quot;x&quot;) &gt; 0); &quot;,&quot;; &quot;&quot;); IF([.E238]=&quot;x&quot;;&quot;&quot;&quot;area&quot;&quot;&quot;;&quot;&quot;); IF(AND([.E238]=&quot;x&quot;; [.F238]=&quot;x&quot;); &quot;,&quot;; &quot;&quot;); IF([.F238]=&quot;x&quot;;&quot;&quot;&quot;relation&quot;&quot;&quot;;&quot;&quot;); &quot;]&quot;; IF([.G238]&lt;&gt;&quot;&quot;; CONCATENATE(&quot;, &quot;&quot;icon_url&quot;&quot;: &quot;&quot;&quot;; [.G238]; &quot;&quot;&quot;&quot;); &quot;&quot;); IF([.H238]&lt;&gt;&quot;&quot;; CONCATENATE(&quot;, &quot;&quot;description&quot;&quot;: &quot;&quot;&quot;; [.H238]; &quot;&quot;&quot;&quot;); &quot;&quot;); &quot; },&quot;)" office:value-type="string" office:string-value="        { &quot;key&quot;: &quot;landcover&quot;, &quot;value&quot;: &quot;bare_ground&quot;, &quot;object_types&quot;: [&quot;area&quot;] }," calcext:value-type="string">
            <text:p><text:s text:c="8"/>{ "key": "landcover", "value": "bare_ground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39]; IF([.B239]&lt;&gt;&quot;&quot;; CONCATENATE(&quot;&quot;&quot;, &quot;&quot;value&quot;&quot;: &quot;&quot;&quot;; [.B239]); &quot;&quot;); &quot;&quot;&quot;, &quot;&quot;object_types&quot;&quot;: [&quot;; IF([.C239]=&quot;x&quot;;&quot;&quot;&quot;node&quot;&quot;&quot;;&quot;&quot;); IF(AND([.C239]=&quot;x&quot;; COUNTIF([.D239:.F239];&quot;x&quot;) &gt; 0); &quot;,&quot;; &quot;&quot;); IF([.D239]=&quot;x&quot;;&quot;&quot;&quot;way&quot;&quot;&quot;;&quot;&quot;); IF(AND([.D239]=&quot;x&quot;; COUNTIF([.E239:.F239];&quot;x&quot;) &gt; 0); &quot;,&quot;; &quot;&quot;); IF([.E239]=&quot;x&quot;;&quot;&quot;&quot;area&quot;&quot;&quot;;&quot;&quot;); IF(AND([.E239]=&quot;x&quot;; [.F239]=&quot;x&quot;); &quot;,&quot;; &quot;&quot;); IF([.F239]=&quot;x&quot;;&quot;&quot;&quot;relation&quot;&quot;&quot;;&quot;&quot;); &quot;]&quot;; IF([.G239]&lt;&gt;&quot;&quot;; CONCATENATE(&quot;, &quot;&quot;icon_url&quot;&quot;: &quot;&quot;&quot;; [.G239]; &quot;&quot;&quot;&quot;); &quot;&quot;); IF([.H239]&lt;&gt;&quot;&quot;; CONCATENATE(&quot;, &quot;&quot;description&quot;&quot;: &quot;&quot;&quot;; [.H239]; &quot;&quot;&quot;&quot;); &quot;&quot;); &quot; },&quot;)" office:value-type="string" office:string-value="        { &quot;key&quot;: &quot;landcover&quot;, &quot;value&quot;: &quot;grass&quot;, &quot;object_types&quot;: [&quot;area&quot;] }," calcext:value-type="string">
            <text:p><text:s text:c="8"/>{ "key": "landcover", "value": "grass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av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0]; IF([.B240]&lt;&gt;&quot;&quot;; CONCATENATE(&quot;&quot;&quot;, &quot;&quot;value&quot;&quot;: &quot;&quot;&quot;; [.B240]); &quot;&quot;); &quot;&quot;&quot;, &quot;&quot;object_types&quot;&quot;: [&quot;; IF([.C240]=&quot;x&quot;;&quot;&quot;&quot;node&quot;&quot;&quot;;&quot;&quot;); IF(AND([.C240]=&quot;x&quot;; COUNTIF([.D240:.F240];&quot;x&quot;) &gt; 0); &quot;,&quot;; &quot;&quot;); IF([.D240]=&quot;x&quot;;&quot;&quot;&quot;way&quot;&quot;&quot;;&quot;&quot;); IF(AND([.D240]=&quot;x&quot;; COUNTIF([.E240:.F240];&quot;x&quot;) &gt; 0); &quot;,&quot;; &quot;&quot;); IF([.E240]=&quot;x&quot;;&quot;&quot;&quot;area&quot;&quot;&quot;;&quot;&quot;); IF(AND([.E240]=&quot;x&quot;; [.F240]=&quot;x&quot;); &quot;,&quot;; &quot;&quot;); IF([.F240]=&quot;x&quot;;&quot;&quot;&quot;relation&quot;&quot;&quot;;&quot;&quot;); &quot;]&quot;; IF([.G240]&lt;&gt;&quot;&quot;; CONCATENATE(&quot;, &quot;&quot;icon_url&quot;&quot;: &quot;&quot;&quot;; [.G240]; &quot;&quot;&quot;&quot;); &quot;&quot;); IF([.H240]&lt;&gt;&quot;&quot;; CONCATENATE(&quot;, &quot;&quot;description&quot;&quot;: &quot;&quot;&quot;; [.H240]; &quot;&quot;&quot;&quot;); &quot;&quot;); &quot; },&quot;)" office:value-type="string" office:string-value="        { &quot;key&quot;: &quot;landcover&quot;, &quot;value&quot;: &quot;gravel&quot;, &quot;object_types&quot;: [&quot;area&quot;] }," calcext:value-type="string">
            <text:p><text:s text:c="8"/>{ "key": "landcover", "value": "gravel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greene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1]; IF([.B241]&lt;&gt;&quot;&quot;; CONCATENATE(&quot;&quot;&quot;, &quot;&quot;value&quot;&quot;: &quot;&quot;&quot;; [.B241]); &quot;&quot;); &quot;&quot;&quot;, &quot;&quot;object_types&quot;&quot;: [&quot;; IF([.C241]=&quot;x&quot;;&quot;&quot;&quot;node&quot;&quot;&quot;;&quot;&quot;); IF(AND([.C241]=&quot;x&quot;; COUNTIF([.D241:.F241];&quot;x&quot;) &gt; 0); &quot;,&quot;; &quot;&quot;); IF([.D241]=&quot;x&quot;;&quot;&quot;&quot;way&quot;&quot;&quot;;&quot;&quot;); IF(AND([.D241]=&quot;x&quot;; COUNTIF([.E241:.F241];&quot;x&quot;) &gt; 0); &quot;,&quot;; &quot;&quot;); IF([.E241]=&quot;x&quot;;&quot;&quot;&quot;area&quot;&quot;&quot;;&quot;&quot;); IF(AND([.E241]=&quot;x&quot;; [.F241]=&quot;x&quot;); &quot;,&quot;; &quot;&quot;); IF([.F241]=&quot;x&quot;;&quot;&quot;&quot;relation&quot;&quot;&quot;;&quot;&quot;); &quot;]&quot;; IF([.G241]&lt;&gt;&quot;&quot;; CONCATENATE(&quot;, &quot;&quot;icon_url&quot;&quot;: &quot;&quot;&quot;; [.G241]; &quot;&quot;&quot;&quot;); &quot;&quot;); IF([.H241]&lt;&gt;&quot;&quot;; CONCATENATE(&quot;, &quot;&quot;description&quot;&quot;: &quot;&quot;&quot;; [.H241]; &quot;&quot;&quot;&quot;); &quot;&quot;); &quot; },&quot;)" office:value-type="string" office:string-value="        { &quot;key&quot;: &quot;landcover&quot;, &quot;value&quot;: &quot;greenery&quot;, &quot;object_types&quot;: [&quot;area&quot;] }," calcext:value-type="string">
            <text:p><text:s text:c="8"/>{ "key": "landcover", "value": "greenery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tre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2]; IF([.B242]&lt;&gt;&quot;&quot;; CONCATENATE(&quot;&quot;&quot;, &quot;&quot;value&quot;&quot;: &quot;&quot;&quot;; [.B242]); &quot;&quot;); &quot;&quot;&quot;, &quot;&quot;object_types&quot;&quot;: [&quot;; IF([.C242]=&quot;x&quot;;&quot;&quot;&quot;node&quot;&quot;&quot;;&quot;&quot;); IF(AND([.C242]=&quot;x&quot;; COUNTIF([.D242:.F242];&quot;x&quot;) &gt; 0); &quot;,&quot;; &quot;&quot;); IF([.D242]=&quot;x&quot;;&quot;&quot;&quot;way&quot;&quot;&quot;;&quot;&quot;); IF(AND([.D242]=&quot;x&quot;; COUNTIF([.E242:.F242];&quot;x&quot;) &gt; 0); &quot;,&quot;; &quot;&quot;); IF([.E242]=&quot;x&quot;;&quot;&quot;&quot;area&quot;&quot;&quot;;&quot;&quot;); IF(AND([.E242]=&quot;x&quot;; [.F242]=&quot;x&quot;); &quot;,&quot;; &quot;&quot;); IF([.F242]=&quot;x&quot;;&quot;&quot;&quot;relation&quot;&quot;&quot;;&quot;&quot;); &quot;]&quot;; IF([.G242]&lt;&gt;&quot;&quot;; CONCATENATE(&quot;, &quot;&quot;icon_url&quot;&quot;: &quot;&quot;&quot;; [.G242]; &quot;&quot;&quot;&quot;); &quot;&quot;); IF([.H242]&lt;&gt;&quot;&quot;; CONCATENATE(&quot;, &quot;&quot;description&quot;&quot;: &quot;&quot;&quot;; [.H242]; &quot;&quot;&quot;&quot;); &quot;&quot;); &quot; },&quot;)" office:value-type="string" office:string-value="        { &quot;key&quot;: &quot;landcover&quot;, &quot;value&quot;: &quot;trees&quot;, &quot;object_types&quot;: [&quot;area&quot;] }," calcext:value-type="string">
            <text:p><text:s text:c="8"/>{ "key": "landcover", "value": "trees", "object_types": ["area"] },</text:p>
          </table:table-cell>
        </table:table-row>
        <table:table-row table:style-name="ro1">
          <table:table-cell office:value-type="string" calcext:value-type="string">
            <text:p>landcover</text:p>
          </table:table-cell>
          <table:table-cell office:value-type="string" calcext:value-type="string">
            <text:p>woodchip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3]; IF([.B243]&lt;&gt;&quot;&quot;; CONCATENATE(&quot;&quot;&quot;, &quot;&quot;value&quot;&quot;: &quot;&quot;&quot;; [.B243]); &quot;&quot;); &quot;&quot;&quot;, &quot;&quot;object_types&quot;&quot;: [&quot;; IF([.C243]=&quot;x&quot;;&quot;&quot;&quot;node&quot;&quot;&quot;;&quot;&quot;); IF(AND([.C243]=&quot;x&quot;; COUNTIF([.D243:.F243];&quot;x&quot;) &gt; 0); &quot;,&quot;; &quot;&quot;); IF([.D243]=&quot;x&quot;;&quot;&quot;&quot;way&quot;&quot;&quot;;&quot;&quot;); IF(AND([.D243]=&quot;x&quot;; COUNTIF([.E243:.F243];&quot;x&quot;) &gt; 0); &quot;,&quot;; &quot;&quot;); IF([.E243]=&quot;x&quot;;&quot;&quot;&quot;area&quot;&quot;&quot;;&quot;&quot;); IF(AND([.E243]=&quot;x&quot;; [.F243]=&quot;x&quot;); &quot;,&quot;; &quot;&quot;); IF([.F243]=&quot;x&quot;;&quot;&quot;&quot;relation&quot;&quot;&quot;;&quot;&quot;); &quot;]&quot;; IF([.G243]&lt;&gt;&quot;&quot;; CONCATENATE(&quot;, &quot;&quot;icon_url&quot;&quot;: &quot;&quot;&quot;; [.G243]; &quot;&quot;&quot;&quot;); &quot;&quot;); IF([.H243]&lt;&gt;&quot;&quot;; CONCATENATE(&quot;, &quot;&quot;description&quot;&quot;: &quot;&quot;&quot;; [.H243]; &quot;&quot;&quot;&quot;); &quot;&quot;); &quot; },&quot;)" office:value-type="string" office:string-value="        { &quot;key&quot;: &quot;landcover&quot;, &quot;value&quot;: &quot;woodchips&quot;, &quot;object_types&quot;: [&quot;area&quot;] }," calcext:value-type="string">
            <text:p><text:s text:c="8"/>{ "key": "landcover", "value": "woodchip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constru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onstruction sites are rendered with an area pattern filling.</text:p>
          </table:table-cell>
          <table:table-cell table:formula="of:=CONCATENATE(&quot;        { &quot;&quot;key&quot;&quot;: &quot;&quot;&quot;; [.A244]; IF([.B244]&lt;&gt;&quot;&quot;; CONCATENATE(&quot;&quot;&quot;, &quot;&quot;value&quot;&quot;: &quot;&quot;&quot;; [.B244]); &quot;&quot;); &quot;&quot;&quot;, &quot;&quot;object_types&quot;&quot;: [&quot;; IF([.C244]=&quot;x&quot;;&quot;&quot;&quot;node&quot;&quot;&quot;;&quot;&quot;); IF(AND([.C244]=&quot;x&quot;; COUNTIF([.D244:.F244];&quot;x&quot;) &gt; 0); &quot;,&quot;; &quot;&quot;); IF([.D244]=&quot;x&quot;;&quot;&quot;&quot;way&quot;&quot;&quot;;&quot;&quot;); IF(AND([.D244]=&quot;x&quot;; COUNTIF([.E244:.F244];&quot;x&quot;) &gt; 0); &quot;,&quot;; &quot;&quot;); IF([.E244]=&quot;x&quot;;&quot;&quot;&quot;area&quot;&quot;&quot;;&quot;&quot;); IF(AND([.E244]=&quot;x&quot;; [.F244]=&quot;x&quot;); &quot;,&quot;; &quot;&quot;); IF([.F244]=&quot;x&quot;;&quot;&quot;&quot;relation&quot;&quot;&quot;;&quot;&quot;); &quot;]&quot;; IF([.G244]&lt;&gt;&quot;&quot;; CONCATENATE(&quot;, &quot;&quot;icon_url&quot;&quot;: &quot;&quot;&quot;; [.G244]; &quot;&quot;&quot;&quot;); &quot;&quot;); IF([.H244]&lt;&gt;&quot;&quot;; CONCATENATE(&quot;, &quot;&quot;description&quot;&quot;: &quot;&quot;&quot;; [.H244]; &quot;&quot;&quot;&quot;); &quot;&quot;); &quot; },&quot;)" office:value-type="string" office:string-value="        { &quot;key&quot;: &quot;landuse&quot;, &quot;value&quot;: &quot;construction&quot;, &quot;object_types&quot;: [&quot;area&quot;], &quot;description&quot;: &quot;Construction sites are rendered with an area pattern filling.&quot; }," calcext:value-type="string">
            <text:p><text:s text:c="8"/>{ "key": "landuse", "value": "construction", "object_types": ["area"], "description": "Construction sites are rendered with an area pattern filling."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allotme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5]; IF([.B245]&lt;&gt;&quot;&quot;; CONCATENATE(&quot;&quot;&quot;, &quot;&quot;value&quot;&quot;: &quot;&quot;&quot;; [.B245]); &quot;&quot;); &quot;&quot;&quot;, &quot;&quot;object_types&quot;&quot;: [&quot;; IF([.C245]=&quot;x&quot;;&quot;&quot;&quot;node&quot;&quot;&quot;;&quot;&quot;); IF(AND([.C245]=&quot;x&quot;; COUNTIF([.D245:.F245];&quot;x&quot;) &gt; 0); &quot;,&quot;; &quot;&quot;); IF([.D245]=&quot;x&quot;;&quot;&quot;&quot;way&quot;&quot;&quot;;&quot;&quot;); IF(AND([.D245]=&quot;x&quot;; COUNTIF([.E245:.F245];&quot;x&quot;) &gt; 0); &quot;,&quot;; &quot;&quot;); IF([.E245]=&quot;x&quot;;&quot;&quot;&quot;area&quot;&quot;&quot;;&quot;&quot;); IF(AND([.E245]=&quot;x&quot;; [.F245]=&quot;x&quot;); &quot;,&quot;; &quot;&quot;); IF([.F245]=&quot;x&quot;;&quot;&quot;&quot;relation&quot;&quot;&quot;;&quot;&quot;); &quot;]&quot;; IF([.G245]&lt;&gt;&quot;&quot;; CONCATENATE(&quot;, &quot;&quot;icon_url&quot;&quot;: &quot;&quot;&quot;; [.G245]; &quot;&quot;&quot;&quot;); &quot;&quot;); IF([.H245]&lt;&gt;&quot;&quot;; CONCATENATE(&quot;, &quot;&quot;description&quot;&quot;: &quot;&quot;&quot;; [.H245]; &quot;&quot;&quot;&quot;); &quot;&quot;); &quot; },&quot;)" office:value-type="string" office:string-value="        { &quot;key&quot;: &quot;landuse&quot;, &quot;value&quot;: &quot;allotments&quot;, &quot;object_types&quot;: [&quot;area&quot;] }," calcext:value-type="string">
            <text:p><text:s text:c="8"/>{ "key": "landuse", "value": "allotment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brownfie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6]; IF([.B246]&lt;&gt;&quot;&quot;; CONCATENATE(&quot;&quot;&quot;, &quot;&quot;value&quot;&quot;: &quot;&quot;&quot;; [.B246]); &quot;&quot;); &quot;&quot;&quot;, &quot;&quot;object_types&quot;&quot;: [&quot;; IF([.C246]=&quot;x&quot;;&quot;&quot;&quot;node&quot;&quot;&quot;;&quot;&quot;); IF(AND([.C246]=&quot;x&quot;; COUNTIF([.D246:.F246];&quot;x&quot;) &gt; 0); &quot;,&quot;; &quot;&quot;); IF([.D246]=&quot;x&quot;;&quot;&quot;&quot;way&quot;&quot;&quot;;&quot;&quot;); IF(AND([.D246]=&quot;x&quot;; COUNTIF([.E246:.F246];&quot;x&quot;) &gt; 0); &quot;,&quot;; &quot;&quot;); IF([.E246]=&quot;x&quot;;&quot;&quot;&quot;area&quot;&quot;&quot;;&quot;&quot;); IF(AND([.E246]=&quot;x&quot;; [.F246]=&quot;x&quot;); &quot;,&quot;; &quot;&quot;); IF([.F246]=&quot;x&quot;;&quot;&quot;&quot;relation&quot;&quot;&quot;;&quot;&quot;); &quot;]&quot;; IF([.G246]&lt;&gt;&quot;&quot;; CONCATENATE(&quot;, &quot;&quot;icon_url&quot;&quot;: &quot;&quot;&quot;; [.G246]; &quot;&quot;&quot;&quot;); &quot;&quot;); IF([.H246]&lt;&gt;&quot;&quot;; CONCATENATE(&quot;, &quot;&quot;description&quot;&quot;: &quot;&quot;&quot;; [.H246]; &quot;&quot;&quot;&quot;); &quot;&quot;); &quot; },&quot;)" office:value-type="string" office:string-value="        { &quot;key&quot;: &quot;landuse&quot;, &quot;value&quot;: &quot;brownfield&quot;, &quot;object_types&quot;: [&quot;area&quot;] }," calcext:value-type="string">
            <text:p><text:s text:c="8"/>{ "key": "landuse", "value": "brownfiel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cemete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7]; IF([.B247]&lt;&gt;&quot;&quot;; CONCATENATE(&quot;&quot;&quot;, &quot;&quot;value&quot;&quot;: &quot;&quot;&quot;; [.B247]); &quot;&quot;); &quot;&quot;&quot;, &quot;&quot;object_types&quot;&quot;: [&quot;; IF([.C247]=&quot;x&quot;;&quot;&quot;&quot;node&quot;&quot;&quot;;&quot;&quot;); IF(AND([.C247]=&quot;x&quot;; COUNTIF([.D247:.F247];&quot;x&quot;) &gt; 0); &quot;,&quot;; &quot;&quot;); IF([.D247]=&quot;x&quot;;&quot;&quot;&quot;way&quot;&quot;&quot;;&quot;&quot;); IF(AND([.D247]=&quot;x&quot;; COUNTIF([.E247:.F247];&quot;x&quot;) &gt; 0); &quot;,&quot;; &quot;&quot;); IF([.E247]=&quot;x&quot;;&quot;&quot;&quot;area&quot;&quot;&quot;;&quot;&quot;); IF(AND([.E247]=&quot;x&quot;; [.F247]=&quot;x&quot;); &quot;,&quot;; &quot;&quot;); IF([.F247]=&quot;x&quot;;&quot;&quot;&quot;relation&quot;&quot;&quot;;&quot;&quot;); &quot;]&quot;; IF([.G247]&lt;&gt;&quot;&quot;; CONCATENATE(&quot;, &quot;&quot;icon_url&quot;&quot;: &quot;&quot;&quot;; [.G247]; &quot;&quot;&quot;&quot;); &quot;&quot;); IF([.H247]&lt;&gt;&quot;&quot;; CONCATENATE(&quot;, &quot;&quot;description&quot;&quot;: &quot;&quot;&quot;; [.H247]; &quot;&quot;&quot;&quot;); &quot;&quot;); &quot; },&quot;)" office:value-type="string" office:string-value="        { &quot;key&quot;: &quot;landuse&quot;, &quot;value&quot;: &quot;cemetery&quot;, &quot;object_types&quot;: [&quot;area&quot;] }," calcext:value-type="string">
            <text:p><text:s text:c="8"/>{ "key": "landuse", "value": "cemetery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8]; IF([.B248]&lt;&gt;&quot;&quot;; CONCATENATE(&quot;&quot;&quot;, &quot;&quot;value&quot;&quot;: &quot;&quot;&quot;; [.B248]); &quot;&quot;); &quot;&quot;&quot;, &quot;&quot;object_types&quot;&quot;: [&quot;; IF([.C248]=&quot;x&quot;;&quot;&quot;&quot;node&quot;&quot;&quot;;&quot;&quot;); IF(AND([.C248]=&quot;x&quot;; COUNTIF([.D248:.F248];&quot;x&quot;) &gt; 0); &quot;,&quot;; &quot;&quot;); IF([.D248]=&quot;x&quot;;&quot;&quot;&quot;way&quot;&quot;&quot;;&quot;&quot;); IF(AND([.D248]=&quot;x&quot;; COUNTIF([.E248:.F248];&quot;x&quot;) &gt; 0); &quot;,&quot;; &quot;&quot;); IF([.E248]=&quot;x&quot;;&quot;&quot;&quot;area&quot;&quot;&quot;;&quot;&quot;); IF(AND([.E248]=&quot;x&quot;; [.F248]=&quot;x&quot;); &quot;,&quot;; &quot;&quot;); IF([.F248]=&quot;x&quot;;&quot;&quot;&quot;relation&quot;&quot;&quot;;&quot;&quot;); &quot;]&quot;; IF([.G248]&lt;&gt;&quot;&quot;; CONCATENATE(&quot;, &quot;&quot;icon_url&quot;&quot;: &quot;&quot;&quot;; [.G248]; &quot;&quot;&quot;&quot;); &quot;&quot;); IF([.H248]&lt;&gt;&quot;&quot;; CONCATENATE(&quot;, &quot;&quot;description&quot;&quot;: &quot;&quot;&quot;; [.H248]; &quot;&quot;&quot;&quot;); &quot;&quot;); &quot; },&quot;)" office:value-type="string" office:string-value="        { &quot;key&quot;: &quot;landuse&quot;, &quot;value&quot;: &quot;farmland&quot;, &quot;object_types&quot;: [&quot;area&quot;] }," calcext:value-type="string">
            <text:p><text:s text:c="8"/>{ "key": "landuse", "value": "farmlan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lowerb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49]; IF([.B249]&lt;&gt;&quot;&quot;; CONCATENATE(&quot;&quot;&quot;, &quot;&quot;value&quot;&quot;: &quot;&quot;&quot;; [.B249]); &quot;&quot;); &quot;&quot;&quot;, &quot;&quot;object_types&quot;&quot;: [&quot;; IF([.C249]=&quot;x&quot;;&quot;&quot;&quot;node&quot;&quot;&quot;;&quot;&quot;); IF(AND([.C249]=&quot;x&quot;; COUNTIF([.D249:.F249];&quot;x&quot;) &gt; 0); &quot;,&quot;; &quot;&quot;); IF([.D249]=&quot;x&quot;;&quot;&quot;&quot;way&quot;&quot;&quot;;&quot;&quot;); IF(AND([.D249]=&quot;x&quot;; COUNTIF([.E249:.F249];&quot;x&quot;) &gt; 0); &quot;,&quot;; &quot;&quot;); IF([.E249]=&quot;x&quot;;&quot;&quot;&quot;area&quot;&quot;&quot;;&quot;&quot;); IF(AND([.E249]=&quot;x&quot;; [.F249]=&quot;x&quot;); &quot;,&quot;; &quot;&quot;); IF([.F249]=&quot;x&quot;;&quot;&quot;&quot;relation&quot;&quot;&quot;;&quot;&quot;); &quot;]&quot;; IF([.G249]&lt;&gt;&quot;&quot;; CONCATENATE(&quot;, &quot;&quot;icon_url&quot;&quot;: &quot;&quot;&quot;; [.G249]; &quot;&quot;&quot;&quot;); &quot;&quot;); IF([.H249]&lt;&gt;&quot;&quot;; CONCATENATE(&quot;, &quot;&quot;description&quot;&quot;: &quot;&quot;&quot;; [.H249]; &quot;&quot;&quot;&quot;); &quot;&quot;); &quot; },&quot;)" office:value-type="string" office:string-value="        { &quot;key&quot;: &quot;landuse&quot;, &quot;value&quot;: &quot;flowerbed&quot;, &quot;object_types&quot;: [&quot;area&quot;] }," calcext:value-type="string">
            <text:p><text:s text:c="8"/>{ "key": "landuse", "value": "flowerbe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0]; IF([.B250]&lt;&gt;&quot;&quot;; CONCATENATE(&quot;&quot;&quot;, &quot;&quot;value&quot;&quot;: &quot;&quot;&quot;; [.B250]); &quot;&quot;); &quot;&quot;&quot;, &quot;&quot;object_types&quot;&quot;: [&quot;; IF([.C250]=&quot;x&quot;;&quot;&quot;&quot;node&quot;&quot;&quot;;&quot;&quot;); IF(AND([.C250]=&quot;x&quot;; COUNTIF([.D250:.F250];&quot;x&quot;) &gt; 0); &quot;,&quot;; &quot;&quot;); IF([.D250]=&quot;x&quot;;&quot;&quot;&quot;way&quot;&quot;&quot;;&quot;&quot;); IF(AND([.D250]=&quot;x&quot;; COUNTIF([.E250:.F250];&quot;x&quot;) &gt; 0); &quot;,&quot;; &quot;&quot;); IF([.E250]=&quot;x&quot;;&quot;&quot;&quot;area&quot;&quot;&quot;;&quot;&quot;); IF(AND([.E250]=&quot;x&quot;; [.F250]=&quot;x&quot;); &quot;,&quot;; &quot;&quot;); IF([.F250]=&quot;x&quot;;&quot;&quot;&quot;relation&quot;&quot;&quot;;&quot;&quot;); &quot;]&quot;; IF([.G250]&lt;&gt;&quot;&quot;; CONCATENATE(&quot;, &quot;&quot;icon_url&quot;&quot;: &quot;&quot;&quot;; [.G250]; &quot;&quot;&quot;&quot;); &quot;&quot;); IF([.H250]&lt;&gt;&quot;&quot;; CONCATENATE(&quot;, &quot;&quot;description&quot;&quot;: &quot;&quot;&quot;; [.H250]; &quot;&quot;&quot;&quot;); &quot;&quot;); &quot; },&quot;)" office:value-type="string" office:string-value="        { &quot;key&quot;: &quot;landuse&quot;, &quot;value&quot;: &quot;forest&quot;, &quot;object_types&quot;: [&quot;area&quot;] }," calcext:value-type="string">
            <text:p><text:s text:c="8"/>{ "key": "landuse", "value": "forest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ar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1]; IF([.B251]&lt;&gt;&quot;&quot;; CONCATENATE(&quot;&quot;&quot;, &quot;&quot;value&quot;&quot;: &quot;&quot;&quot;; [.B251]); &quot;&quot;); &quot;&quot;&quot;, &quot;&quot;object_types&quot;&quot;: [&quot;; IF([.C251]=&quot;x&quot;;&quot;&quot;&quot;node&quot;&quot;&quot;;&quot;&quot;); IF(AND([.C251]=&quot;x&quot;; COUNTIF([.D251:.F251];&quot;x&quot;) &gt; 0); &quot;,&quot;; &quot;&quot;); IF([.D251]=&quot;x&quot;;&quot;&quot;&quot;way&quot;&quot;&quot;;&quot;&quot;); IF(AND([.D251]=&quot;x&quot;; COUNTIF([.E251:.F251];&quot;x&quot;) &gt; 0); &quot;,&quot;; &quot;&quot;); IF([.E251]=&quot;x&quot;;&quot;&quot;&quot;area&quot;&quot;&quot;;&quot;&quot;); IF(AND([.E251]=&quot;x&quot;; [.F251]=&quot;x&quot;); &quot;,&quot;; &quot;&quot;); IF([.F251]=&quot;x&quot;;&quot;&quot;&quot;relation&quot;&quot;&quot;;&quot;&quot;); &quot;]&quot;; IF([.G251]&lt;&gt;&quot;&quot;; CONCATENATE(&quot;, &quot;&quot;icon_url&quot;&quot;: &quot;&quot;&quot;; [.G251]; &quot;&quot;&quot;&quot;); &quot;&quot;); IF([.H251]&lt;&gt;&quot;&quot;; CONCATENATE(&quot;, &quot;&quot;description&quot;&quot;: &quot;&quot;&quot;; [.H251]; &quot;&quot;&quot;&quot;); &quot;&quot;); &quot; },&quot;)" office:value-type="string" office:string-value="        { &quot;key&quot;: &quot;landuse&quot;, &quot;value&quot;: &quot;garden&quot;, &quot;object_types&quot;: [&quot;area&quot;] }," calcext:value-type="string">
            <text:p><text:s text:c="8"/>{ "key": "landuse", "value": "garden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2]; IF([.B252]&lt;&gt;&quot;&quot;; CONCATENATE(&quot;&quot;&quot;, &quot;&quot;value&quot;&quot;: &quot;&quot;&quot;; [.B252]); &quot;&quot;); &quot;&quot;&quot;, &quot;&quot;object_types&quot;&quot;: [&quot;; IF([.C252]=&quot;x&quot;;&quot;&quot;&quot;node&quot;&quot;&quot;;&quot;&quot;); IF(AND([.C252]=&quot;x&quot;; COUNTIF([.D252:.F252];&quot;x&quot;) &gt; 0); &quot;,&quot;; &quot;&quot;); IF([.D252]=&quot;x&quot;;&quot;&quot;&quot;way&quot;&quot;&quot;;&quot;&quot;); IF(AND([.D252]=&quot;x&quot;; COUNTIF([.E252:.F252];&quot;x&quot;) &gt; 0); &quot;,&quot;; &quot;&quot;); IF([.E252]=&quot;x&quot;;&quot;&quot;&quot;area&quot;&quot;&quot;;&quot;&quot;); IF(AND([.E252]=&quot;x&quot;; [.F252]=&quot;x&quot;); &quot;,&quot;; &quot;&quot;); IF([.F252]=&quot;x&quot;;&quot;&quot;&quot;relation&quot;&quot;&quot;;&quot;&quot;); &quot;]&quot;; IF([.G252]&lt;&gt;&quot;&quot;; CONCATENATE(&quot;, &quot;&quot;icon_url&quot;&quot;: &quot;&quot;&quot;; [.G252]; &quot;&quot;&quot;&quot;); &quot;&quot;); IF([.H252]&lt;&gt;&quot;&quot;; CONCATENATE(&quot;, &quot;&quot;description&quot;&quot;: &quot;&quot;&quot;; [.H252]; &quot;&quot;&quot;&quot;); &quot;&quot;); &quot; },&quot;)" office:value-type="string" office:string-value="        { &quot;key&quot;: &quot;landuse&quot;, &quot;value&quot;: &quot;grass&quot;, &quot;object_types&quot;: [&quot;area&quot;] }," calcext:value-type="string">
            <text:p><text:s text:c="8"/>{ "key": "landuse", "value": "grass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greenhouse_horticultu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3]; IF([.B253]&lt;&gt;&quot;&quot;; CONCATENATE(&quot;&quot;&quot;, &quot;&quot;value&quot;&quot;: &quot;&quot;&quot;; [.B253]); &quot;&quot;); &quot;&quot;&quot;, &quot;&quot;object_types&quot;&quot;: [&quot;; IF([.C253]=&quot;x&quot;;&quot;&quot;&quot;node&quot;&quot;&quot;;&quot;&quot;); IF(AND([.C253]=&quot;x&quot;; COUNTIF([.D253:.F253];&quot;x&quot;) &gt; 0); &quot;,&quot;; &quot;&quot;); IF([.D253]=&quot;x&quot;;&quot;&quot;&quot;way&quot;&quot;&quot;;&quot;&quot;); IF(AND([.D253]=&quot;x&quot;; COUNTIF([.E253:.F253];&quot;x&quot;) &gt; 0); &quot;,&quot;; &quot;&quot;); IF([.E253]=&quot;x&quot;;&quot;&quot;&quot;area&quot;&quot;&quot;;&quot;&quot;); IF(AND([.E253]=&quot;x&quot;; [.F253]=&quot;x&quot;); &quot;,&quot;; &quot;&quot;); IF([.F253]=&quot;x&quot;;&quot;&quot;&quot;relation&quot;&quot;&quot;;&quot;&quot;); &quot;]&quot;; IF([.G253]&lt;&gt;&quot;&quot;; CONCATENATE(&quot;, &quot;&quot;icon_url&quot;&quot;: &quot;&quot;&quot;; [.G253]; &quot;&quot;&quot;&quot;); &quot;&quot;); IF([.H253]&lt;&gt;&quot;&quot;; CONCATENATE(&quot;, &quot;&quot;description&quot;&quot;: &quot;&quot;&quot;; [.H253]; &quot;&quot;&quot;&quot;); &quot;&quot;); &quot; },&quot;)" office:value-type="string" office:string-value="        { &quot;key&quot;: &quot;landuse&quot;, &quot;value&quot;: &quot;greenhouse_horticulture&quot;, &quot;object_types&quot;: [&quot;area&quot;] }," calcext:value-type="string">
            <text:p><text:s text:c="8"/>{ "key": "landuse", "value": "greenhouse_horticulture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orch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4]; IF([.B254]&lt;&gt;&quot;&quot;; CONCATENATE(&quot;&quot;&quot;, &quot;&quot;value&quot;&quot;: &quot;&quot;&quot;; [.B254]); &quot;&quot;); &quot;&quot;&quot;, &quot;&quot;object_types&quot;&quot;: [&quot;; IF([.C254]=&quot;x&quot;;&quot;&quot;&quot;node&quot;&quot;&quot;;&quot;&quot;); IF(AND([.C254]=&quot;x&quot;; COUNTIF([.D254:.F254];&quot;x&quot;) &gt; 0); &quot;,&quot;; &quot;&quot;); IF([.D254]=&quot;x&quot;;&quot;&quot;&quot;way&quot;&quot;&quot;;&quot;&quot;); IF(AND([.D254]=&quot;x&quot;; COUNTIF([.E254:.F254];&quot;x&quot;) &gt; 0); &quot;,&quot;; &quot;&quot;); IF([.E254]=&quot;x&quot;;&quot;&quot;&quot;area&quot;&quot;&quot;;&quot;&quot;); IF(AND([.E254]=&quot;x&quot;; [.F254]=&quot;x&quot;); &quot;,&quot;; &quot;&quot;); IF([.F254]=&quot;x&quot;;&quot;&quot;&quot;relation&quot;&quot;&quot;;&quot;&quot;); &quot;]&quot;; IF([.G254]&lt;&gt;&quot;&quot;; CONCATENATE(&quot;, &quot;&quot;icon_url&quot;&quot;: &quot;&quot;&quot;; [.G254]; &quot;&quot;&quot;&quot;); &quot;&quot;); IF([.H254]&lt;&gt;&quot;&quot;; CONCATENATE(&quot;, &quot;&quot;description&quot;&quot;: &quot;&quot;&quot;; [.H254]; &quot;&quot;&quot;&quot;); &quot;&quot;); &quot; },&quot;)" office:value-type="string" office:string-value="        { &quot;key&quot;: &quot;landuse&quot;, &quot;value&quot;: &quot;orchard&quot;, &quot;object_types&quot;: [&quot;area&quot;] }," calcext:value-type="string">
            <text:p><text:s text:c="8"/>{ "key": "landuse", "value": "orchard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rail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5]; IF([.B255]&lt;&gt;&quot;&quot;; CONCATENATE(&quot;&quot;&quot;, &quot;&quot;value&quot;&quot;: &quot;&quot;&quot;; [.B255]); &quot;&quot;); &quot;&quot;&quot;, &quot;&quot;object_types&quot;&quot;: [&quot;; IF([.C255]=&quot;x&quot;;&quot;&quot;&quot;node&quot;&quot;&quot;;&quot;&quot;); IF(AND([.C255]=&quot;x&quot;; COUNTIF([.D255:.F255];&quot;x&quot;) &gt; 0); &quot;,&quot;; &quot;&quot;); IF([.D255]=&quot;x&quot;;&quot;&quot;&quot;way&quot;&quot;&quot;;&quot;&quot;); IF(AND([.D255]=&quot;x&quot;; COUNTIF([.E255:.F255];&quot;x&quot;) &gt; 0); &quot;,&quot;; &quot;&quot;); IF([.E255]=&quot;x&quot;;&quot;&quot;&quot;area&quot;&quot;&quot;;&quot;&quot;); IF(AND([.E255]=&quot;x&quot;; [.F255]=&quot;x&quot;); &quot;,&quot;; &quot;&quot;); IF([.F255]=&quot;x&quot;;&quot;&quot;&quot;relation&quot;&quot;&quot;;&quot;&quot;); &quot;]&quot;; IF([.G255]&lt;&gt;&quot;&quot;; CONCATENATE(&quot;, &quot;&quot;icon_url&quot;&quot;: &quot;&quot;&quot;; [.G255]; &quot;&quot;&quot;&quot;); &quot;&quot;); IF([.H255]&lt;&gt;&quot;&quot;; CONCATENATE(&quot;, &quot;&quot;description&quot;&quot;: &quot;&quot;&quot;; [.H255]; &quot;&quot;&quot;&quot;); &quot;&quot;); &quot; },&quot;)" office:value-type="string" office:string-value="        { &quot;key&quot;: &quot;landuse&quot;, &quot;value&quot;: &quot;railway&quot;, &quot;object_types&quot;: [&quot;area&quot;] }," calcext:value-type="string">
            <text:p><text:s text:c="8"/>{ "key": "landuse", "value": "railway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scr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6]; IF([.B256]&lt;&gt;&quot;&quot;; CONCATENATE(&quot;&quot;&quot;, &quot;&quot;value&quot;&quot;: &quot;&quot;&quot;; [.B256]); &quot;&quot;); &quot;&quot;&quot;, &quot;&quot;object_types&quot;&quot;: [&quot;; IF([.C256]=&quot;x&quot;;&quot;&quot;&quot;node&quot;&quot;&quot;;&quot;&quot;); IF(AND([.C256]=&quot;x&quot;; COUNTIF([.D256:.F256];&quot;x&quot;) &gt; 0); &quot;,&quot;; &quot;&quot;); IF([.D256]=&quot;x&quot;;&quot;&quot;&quot;way&quot;&quot;&quot;;&quot;&quot;); IF(AND([.D256]=&quot;x&quot;; COUNTIF([.E256:.F256];&quot;x&quot;) &gt; 0); &quot;,&quot;; &quot;&quot;); IF([.E256]=&quot;x&quot;;&quot;&quot;&quot;area&quot;&quot;&quot;;&quot;&quot;); IF(AND([.E256]=&quot;x&quot;; [.F256]=&quot;x&quot;); &quot;,&quot;; &quot;&quot;); IF([.F256]=&quot;x&quot;;&quot;&quot;&quot;relation&quot;&quot;&quot;;&quot;&quot;); &quot;]&quot;; IF([.G256]&lt;&gt;&quot;&quot;; CONCATENATE(&quot;, &quot;&quot;icon_url&quot;&quot;: &quot;&quot;&quot;; [.G256]; &quot;&quot;&quot;&quot;); &quot;&quot;); IF([.H256]&lt;&gt;&quot;&quot;; CONCATENATE(&quot;, &quot;&quot;description&quot;&quot;: &quot;&quot;&quot;; [.H256]; &quot;&quot;&quot;&quot;); &quot;&quot;); &quot; },&quot;)" office:value-type="string" office:string-value="        { &quot;key&quot;: &quot;landuse&quot;, &quot;value&quot;: &quot;scrub&quot;, &quot;object_types&quot;: [&quot;area&quot;] }," calcext:value-type="string">
            <text:p><text:s text:c="8"/>{ "key": "landuse", "value": "scrub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tree_p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7]; IF([.B257]&lt;&gt;&quot;&quot;; CONCATENATE(&quot;&quot;&quot;, &quot;&quot;value&quot;&quot;: &quot;&quot;&quot;; [.B257]); &quot;&quot;); &quot;&quot;&quot;, &quot;&quot;object_types&quot;&quot;: [&quot;; IF([.C257]=&quot;x&quot;;&quot;&quot;&quot;node&quot;&quot;&quot;;&quot;&quot;); IF(AND([.C257]=&quot;x&quot;; COUNTIF([.D257:.F257];&quot;x&quot;) &gt; 0); &quot;,&quot;; &quot;&quot;); IF([.D257]=&quot;x&quot;;&quot;&quot;&quot;way&quot;&quot;&quot;;&quot;&quot;); IF(AND([.D257]=&quot;x&quot;; COUNTIF([.E257:.F257];&quot;x&quot;) &gt; 0); &quot;,&quot;; &quot;&quot;); IF([.E257]=&quot;x&quot;;&quot;&quot;&quot;area&quot;&quot;&quot;;&quot;&quot;); IF(AND([.E257]=&quot;x&quot;; [.F257]=&quot;x&quot;); &quot;,&quot;; &quot;&quot;); IF([.F257]=&quot;x&quot;;&quot;&quot;&quot;relation&quot;&quot;&quot;;&quot;&quot;); &quot;]&quot;; IF([.G257]&lt;&gt;&quot;&quot;; CONCATENATE(&quot;, &quot;&quot;icon_url&quot;&quot;: &quot;&quot;&quot;; [.G257]; &quot;&quot;&quot;&quot;); &quot;&quot;); IF([.H257]&lt;&gt;&quot;&quot;; CONCATENATE(&quot;, &quot;&quot;description&quot;&quot;: &quot;&quot;&quot;; [.H257]; &quot;&quot;&quot;&quot;); &quot;&quot;); &quot; },&quot;)" office:value-type="string" office:string-value="        { &quot;key&quot;: &quot;landuse&quot;, &quot;value&quot;: &quot;tree_pit&quot;, &quot;object_types&quot;: [&quot;area&quot;] }," calcext:value-type="string">
            <text:p><text:s text:c="8"/>{ "key": "landuse", "value": "tree_pit", "object_types": ["area"] },</text:p>
          </table:table-cell>
        </table:table-row>
        <table:table-row table:style-name="ro1">
          <table:table-cell office:value-type="string" calcext:value-type="string">
            <text:p>landuse</text:p>
          </table:table-cell>
          <table:table-cell office:value-type="string" calcext:value-type="string">
            <text:p>recreation_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58]; IF([.B258]&lt;&gt;&quot;&quot;; CONCATENATE(&quot;&quot;&quot;, &quot;&quot;value&quot;&quot;: &quot;&quot;&quot;; [.B258]); &quot;&quot;); &quot;&quot;&quot;, &quot;&quot;object_types&quot;&quot;: [&quot;; IF([.C258]=&quot;x&quot;;&quot;&quot;&quot;node&quot;&quot;&quot;;&quot;&quot;); IF(AND([.C258]=&quot;x&quot;; COUNTIF([.D258:.F258];&quot;x&quot;) &gt; 0); &quot;,&quot;; &quot;&quot;); IF([.D258]=&quot;x&quot;;&quot;&quot;&quot;way&quot;&quot;&quot;;&quot;&quot;); IF(AND([.D258]=&quot;x&quot;; COUNTIF([.E258:.F258];&quot;x&quot;) &gt; 0); &quot;,&quot;; &quot;&quot;); IF([.E258]=&quot;x&quot;;&quot;&quot;&quot;area&quot;&quot;&quot;;&quot;&quot;); IF(AND([.E258]=&quot;x&quot;; [.F258]=&quot;x&quot;); &quot;,&quot;; &quot;&quot;); IF([.F258]=&quot;x&quot;;&quot;&quot;&quot;relation&quot;&quot;&quot;;&quot;&quot;); &quot;]&quot;; IF([.G258]&lt;&gt;&quot;&quot;; CONCATENATE(&quot;, &quot;&quot;icon_url&quot;&quot;: &quot;&quot;&quot;; [.G258]; &quot;&quot;&quot;&quot;); &quot;&quot;); IF([.H258]&lt;&gt;&quot;&quot;; CONCATENATE(&quot;, &quot;&quot;description&quot;&quot;: &quot;&quot;&quot;; [.H258]; &quot;&quot;&quot;&quot;); &quot;&quot;); &quot; },&quot;)" office:value-type="string" office:string-value="        { &quot;key&quot;: &quot;landuse&quot;, &quot;value&quot;: &quot;recreation_ground&quot;, &quot;object_types&quot;: [&quot;area&quot;] }," calcext:value-type="string">
            <text:p><text:s text:c="8"/>{ "key": "landuse", "value": "recreation_ground", "object_types": ["area"] },</text:p>
          </table:table-cell>
        </table:table-row>
        <table:table-row table:style-name="ro1">
          <table:table-cell office:value-type="string" calcext:value-type="string">
            <text:p>lane_mark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59]; IF([.B259]&lt;&gt;&quot;&quot;; CONCATENATE(&quot;&quot;&quot;, &quot;&quot;value&quot;&quot;: &quot;&quot;&quot;; [.B259]); &quot;&quot;); &quot;&quot;&quot;, &quot;&quot;object_types&quot;&quot;: [&quot;; IF([.C259]=&quot;x&quot;;&quot;&quot;&quot;node&quot;&quot;&quot;;&quot;&quot;); IF(AND([.C259]=&quot;x&quot;; COUNTIF([.D259:.F259];&quot;x&quot;) &gt; 0); &quot;,&quot;; &quot;&quot;); IF([.D259]=&quot;x&quot;;&quot;&quot;&quot;way&quot;&quot;&quot;;&quot;&quot;); IF(AND([.D259]=&quot;x&quot;; COUNTIF([.E259:.F259];&quot;x&quot;) &gt; 0); &quot;,&quot;; &quot;&quot;); IF([.E259]=&quot;x&quot;;&quot;&quot;&quot;area&quot;&quot;&quot;;&quot;&quot;); IF(AND([.E259]=&quot;x&quot;; [.F259]=&quot;x&quot;); &quot;,&quot;; &quot;&quot;); IF([.F259]=&quot;x&quot;;&quot;&quot;&quot;relation&quot;&quot;&quot;;&quot;&quot;); &quot;]&quot;; IF([.G259]&lt;&gt;&quot;&quot;; CONCATENATE(&quot;, &quot;&quot;icon_url&quot;&quot;: &quot;&quot;&quot;; [.G259]; &quot;&quot;&quot;&quot;); &quot;&quot;); IF([.H259]&lt;&gt;&quot;&quot;; CONCATENATE(&quot;, &quot;&quot;description&quot;&quot;: &quot;&quot;&quot;; [.H259]; &quot;&quot;&quot;&quot;); &quot;&quot;); &quot; },&quot;)" office:value-type="string" office:string-value="        { &quot;key&quot;: &quot;lane_markings&quot;, &quot;object_types&quot;: [&quot;way&quot;], &quot;description&quot;: &quot;Used among lots of other tags for a complex road marking and lane processing and rendering.&quot; }," calcext:value-type="string">
            <text:p><text:s text:c="8"/>{ "key": "lane_marking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_markings:jun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0]; IF([.B260]&lt;&gt;&quot;&quot;; CONCATENATE(&quot;&quot;&quot;, &quot;&quot;value&quot;&quot;: &quot;&quot;&quot;; [.B260]); &quot;&quot;); &quot;&quot;&quot;, &quot;&quot;object_types&quot;&quot;: [&quot;; IF([.C260]=&quot;x&quot;;&quot;&quot;&quot;node&quot;&quot;&quot;;&quot;&quot;); IF(AND([.C260]=&quot;x&quot;; COUNTIF([.D260:.F260];&quot;x&quot;) &gt; 0); &quot;,&quot;; &quot;&quot;); IF([.D260]=&quot;x&quot;;&quot;&quot;&quot;way&quot;&quot;&quot;;&quot;&quot;); IF(AND([.D260]=&quot;x&quot;; COUNTIF([.E260:.F260];&quot;x&quot;) &gt; 0); &quot;,&quot;; &quot;&quot;); IF([.E260]=&quot;x&quot;;&quot;&quot;&quot;area&quot;&quot;&quot;;&quot;&quot;); IF(AND([.E260]=&quot;x&quot;; [.F260]=&quot;x&quot;); &quot;,&quot;; &quot;&quot;); IF([.F260]=&quot;x&quot;;&quot;&quot;&quot;relation&quot;&quot;&quot;;&quot;&quot;); &quot;]&quot;; IF([.G260]&lt;&gt;&quot;&quot;; CONCATENATE(&quot;, &quot;&quot;icon_url&quot;&quot;: &quot;&quot;&quot;; [.G260]; &quot;&quot;&quot;&quot;); &quot;&quot;); IF([.H260]&lt;&gt;&quot;&quot;; CONCATENATE(&quot;, &quot;&quot;description&quot;&quot;: &quot;&quot;&quot;; [.H260]; &quot;&quot;&quot;&quot;); &quot;&quot;); &quot; },&quot;)" office:value-type="string" office:string-value="        { &quot;key&quot;: &quot;lane_markings:junction&quot;, &quot;object_types&quot;: [&quot;way&quot;], &quot;description&quot;: &quot;Used among lots of other tags for a complex road marking and lane processing and rendering.&quot; }," calcext:value-type="string">
            <text:p><text:s text:c="8"/>{ "key": "lane_markings:junctio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_markings:cross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1]; IF([.B261]&lt;&gt;&quot;&quot;; CONCATENATE(&quot;&quot;&quot;, &quot;&quot;value&quot;&quot;: &quot;&quot;&quot;; [.B261]); &quot;&quot;); &quot;&quot;&quot;, &quot;&quot;object_types&quot;&quot;: [&quot;; IF([.C261]=&quot;x&quot;;&quot;&quot;&quot;node&quot;&quot;&quot;;&quot;&quot;); IF(AND([.C261]=&quot;x&quot;; COUNTIF([.D261:.F261];&quot;x&quot;) &gt; 0); &quot;,&quot;; &quot;&quot;); IF([.D261]=&quot;x&quot;;&quot;&quot;&quot;way&quot;&quot;&quot;;&quot;&quot;); IF(AND([.D261]=&quot;x&quot;; COUNTIF([.E261:.F261];&quot;x&quot;) &gt; 0); &quot;,&quot;; &quot;&quot;); IF([.E261]=&quot;x&quot;;&quot;&quot;&quot;area&quot;&quot;&quot;;&quot;&quot;); IF(AND([.E261]=&quot;x&quot;; [.F261]=&quot;x&quot;); &quot;,&quot;; &quot;&quot;); IF([.F261]=&quot;x&quot;;&quot;&quot;&quot;relation&quot;&quot;&quot;;&quot;&quot;); &quot;]&quot;; IF([.G261]&lt;&gt;&quot;&quot;; CONCATENATE(&quot;, &quot;&quot;icon_url&quot;&quot;: &quot;&quot;&quot;; [.G261]; &quot;&quot;&quot;&quot;); &quot;&quot;); IF([.H261]&lt;&gt;&quot;&quot;; CONCATENATE(&quot;, &quot;&quot;description&quot;&quot;: &quot;&quot;&quot;; [.H261]; &quot;&quot;&quot;&quot;); &quot;&quot;); &quot; },&quot;)" office:value-type="string" office:string-value="        { &quot;key&quot;: &quot;lane_markings:crossing&quot;, &quot;object_types&quot;: [&quot;way&quot;], &quot;description&quot;: &quot;Used among lots of other tags for a complex road marking and lane processing and rendering.&quot; }," calcext:value-type="string">
            <text:p><text:s text:c="8"/>{ "key": "lane_markings:crossing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2]; IF([.B262]&lt;&gt;&quot;&quot;; CONCATENATE(&quot;&quot;&quot;, &quot;&quot;value&quot;&quot;: &quot;&quot;&quot;; [.B262]); &quot;&quot;); &quot;&quot;&quot;, &quot;&quot;object_types&quot;&quot;: [&quot;; IF([.C262]=&quot;x&quot;;&quot;&quot;&quot;node&quot;&quot;&quot;;&quot;&quot;); IF(AND([.C262]=&quot;x&quot;; COUNTIF([.D262:.F262];&quot;x&quot;) &gt; 0); &quot;,&quot;; &quot;&quot;); IF([.D262]=&quot;x&quot;;&quot;&quot;&quot;way&quot;&quot;&quot;;&quot;&quot;); IF(AND([.D262]=&quot;x&quot;; COUNTIF([.E262:.F262];&quot;x&quot;) &gt; 0); &quot;,&quot;; &quot;&quot;); IF([.E262]=&quot;x&quot;;&quot;&quot;&quot;area&quot;&quot;&quot;;&quot;&quot;); IF(AND([.E262]=&quot;x&quot;; [.F262]=&quot;x&quot;); &quot;,&quot;; &quot;&quot;); IF([.F262]=&quot;x&quot;;&quot;&quot;&quot;relation&quot;&quot;&quot;;&quot;&quot;); &quot;]&quot;; IF([.G262]&lt;&gt;&quot;&quot;; CONCATENATE(&quot;, &quot;&quot;icon_url&quot;&quot;: &quot;&quot;&quot;; [.G262]; &quot;&quot;&quot;&quot;); &quot;&quot;); IF([.H262]&lt;&gt;&quot;&quot;; CONCATENATE(&quot;, &quot;&quot;description&quot;&quot;: &quot;&quot;&quot;; [.H262]; &quot;&quot;&quot;&quot;); &quot;&quot;); &quot; },&quot;)" office:value-type="string" office:string-value="        { &quot;key&quot;: &quot;lanes&quot;, &quot;object_types&quot;: [&quot;way&quot;], &quot;description&quot;: &quot;Used among lots of other tags for a complex road marking and lane processing and rendering.&quot; }," calcext:value-type="string">
            <text:p><text:s text:c="8"/>{ "key": "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3]; IF([.B263]&lt;&gt;&quot;&quot;; CONCATENATE(&quot;&quot;&quot;, &quot;&quot;value&quot;&quot;: &quot;&quot;&quot;; [.B263]); &quot;&quot;); &quot;&quot;&quot;, &quot;&quot;object_types&quot;&quot;: [&quot;; IF([.C263]=&quot;x&quot;;&quot;&quot;&quot;node&quot;&quot;&quot;;&quot;&quot;); IF(AND([.C263]=&quot;x&quot;; COUNTIF([.D263:.F263];&quot;x&quot;) &gt; 0); &quot;,&quot;; &quot;&quot;); IF([.D263]=&quot;x&quot;;&quot;&quot;&quot;way&quot;&quot;&quot;;&quot;&quot;); IF(AND([.D263]=&quot;x&quot;; COUNTIF([.E263:.F263];&quot;x&quot;) &gt; 0); &quot;,&quot;; &quot;&quot;); IF([.E263]=&quot;x&quot;;&quot;&quot;&quot;area&quot;&quot;&quot;;&quot;&quot;); IF(AND([.E263]=&quot;x&quot;; [.F263]=&quot;x&quot;); &quot;,&quot;; &quot;&quot;); IF([.F263]=&quot;x&quot;;&quot;&quot;&quot;relation&quot;&quot;&quot;;&quot;&quot;); &quot;]&quot;; IF([.G263]&lt;&gt;&quot;&quot;; CONCATENATE(&quot;, &quot;&quot;icon_url&quot;&quot;: &quot;&quot;&quot;; [.G263]; &quot;&quot;&quot;&quot;); &quot;&quot;); IF([.H263]&lt;&gt;&quot;&quot;; CONCATENATE(&quot;, &quot;&quot;description&quot;&quot;: &quot;&quot;&quot;; [.H263]; &quot;&quot;&quot;&quot;); &quot;&quot;); &quot; },&quot;)" office:value-type="string" office:string-value="        { &quot;key&quot;: &quot;lanes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4]; IF([.B264]&lt;&gt;&quot;&quot;; CONCATENATE(&quot;&quot;&quot;, &quot;&quot;value&quot;&quot;: &quot;&quot;&quot;; [.B264]); &quot;&quot;); &quot;&quot;&quot;, &quot;&quot;object_types&quot;&quot;: [&quot;; IF([.C264]=&quot;x&quot;;&quot;&quot;&quot;node&quot;&quot;&quot;;&quot;&quot;); IF(AND([.C264]=&quot;x&quot;; COUNTIF([.D264:.F264];&quot;x&quot;) &gt; 0); &quot;,&quot;; &quot;&quot;); IF([.D264]=&quot;x&quot;;&quot;&quot;&quot;way&quot;&quot;&quot;;&quot;&quot;); IF(AND([.D264]=&quot;x&quot;; COUNTIF([.E264:.F264];&quot;x&quot;) &gt; 0); &quot;,&quot;; &quot;&quot;); IF([.E264]=&quot;x&quot;;&quot;&quot;&quot;area&quot;&quot;&quot;;&quot;&quot;); IF(AND([.E264]=&quot;x&quot;; [.F264]=&quot;x&quot;); &quot;,&quot;; &quot;&quot;); IF([.F264]=&quot;x&quot;;&quot;&quot;&quot;relation&quot;&quot;&quot;;&quot;&quot;); &quot;]&quot;; IF([.G264]&lt;&gt;&quot;&quot;; CONCATENATE(&quot;, &quot;&quot;icon_url&quot;&quot;: &quot;&quot;&quot;; [.G264]; &quot;&quot;&quot;&quot;); &quot;&quot;); IF([.H264]&lt;&gt;&quot;&quot;; CONCATENATE(&quot;, &quot;&quot;description&quot;&quot;: &quot;&quot;&quot;; [.H264]; &quot;&quot;&quot;&quot;); &quot;&quot;); &quot; },&quot;)" office:value-type="string" office:string-value="        { &quot;key&quot;: &quot;lanes:backward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backward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ackward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5]; IF([.B265]&lt;&gt;&quot;&quot;; CONCATENATE(&quot;&quot;&quot;, &quot;&quot;value&quot;&quot;: &quot;&quot;&quot;; [.B265]); &quot;&quot;); &quot;&quot;&quot;, &quot;&quot;object_types&quot;&quot;: [&quot;; IF([.C265]=&quot;x&quot;;&quot;&quot;&quot;node&quot;&quot;&quot;;&quot;&quot;); IF(AND([.C265]=&quot;x&quot;; COUNTIF([.D265:.F265];&quot;x&quot;) &gt; 0); &quot;,&quot;; &quot;&quot;); IF([.D265]=&quot;x&quot;;&quot;&quot;&quot;way&quot;&quot;&quot;;&quot;&quot;); IF(AND([.D265]=&quot;x&quot;; COUNTIF([.E265:.F265];&quot;x&quot;) &gt; 0); &quot;,&quot;; &quot;&quot;); IF([.E265]=&quot;x&quot;;&quot;&quot;&quot;area&quot;&quot;&quot;;&quot;&quot;); IF(AND([.E265]=&quot;x&quot;; [.F265]=&quot;x&quot;); &quot;,&quot;; &quot;&quot;); IF([.F265]=&quot;x&quot;;&quot;&quot;&quot;relation&quot;&quot;&quot;;&quot;&quot;); &quot;]&quot;; IF([.G265]&lt;&gt;&quot;&quot;; CONCATENATE(&quot;, &quot;&quot;icon_url&quot;&quot;: &quot;&quot;&quot;; [.G265]; &quot;&quot;&quot;&quot;); &quot;&quot;); IF([.H265]&lt;&gt;&quot;&quot;; CONCATENATE(&quot;, &quot;&quot;description&quot;&quot;: &quot;&quot;&quot;; [.H265]; &quot;&quot;&quot;&quot;); &quot;&quot;); &quot; },&quot;)" office:value-type="string" office:string-value="        { &quot;key&quot;: &quot;lanes:backward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backward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6]; IF([.B266]&lt;&gt;&quot;&quot;; CONCATENATE(&quot;&quot;&quot;, &quot;&quot;value&quot;&quot;: &quot;&quot;&quot;; [.B266]); &quot;&quot;); &quot;&quot;&quot;, &quot;&quot;object_types&quot;&quot;: [&quot;; IF([.C266]=&quot;x&quot;;&quot;&quot;&quot;node&quot;&quot;&quot;;&quot;&quot;); IF(AND([.C266]=&quot;x&quot;; COUNTIF([.D266:.F266];&quot;x&quot;) &gt; 0); &quot;,&quot;; &quot;&quot;); IF([.D266]=&quot;x&quot;;&quot;&quot;&quot;way&quot;&quot;&quot;;&quot;&quot;); IF(AND([.D266]=&quot;x&quot;; COUNTIF([.E266:.F266];&quot;x&quot;) &gt; 0); &quot;,&quot;; &quot;&quot;); IF([.E266]=&quot;x&quot;;&quot;&quot;&quot;area&quot;&quot;&quot;;&quot;&quot;); IF(AND([.E266]=&quot;x&quot;; [.F266]=&quot;x&quot;); &quot;,&quot;; &quot;&quot;); IF([.F266]=&quot;x&quot;;&quot;&quot;&quot;relation&quot;&quot;&quot;;&quot;&quot;); &quot;]&quot;; IF([.G266]&lt;&gt;&quot;&quot;; CONCATENATE(&quot;, &quot;&quot;icon_url&quot;&quot;: &quot;&quot;&quot;; [.G266]; &quot;&quot;&quot;&quot;); &quot;&quot;); IF([.H266]&lt;&gt;&quot;&quot;; CONCATENATE(&quot;, &quot;&quot;description&quot;&quot;: &quot;&quot;&quot;; [.H266]; &quot;&quot;&quot;&quot;); &quot;&quot;); &quot; },&quot;)" office:value-type="string" office:string-value="        { &quot;key&quot;: &quot;lanes:bus&quot;, &quot;object_types&quot;: [&quot;way&quot;], &quot;description&quot;: &quot;Used among lots of other tags for a complex road marking and lane processing and rendering.&quot; }," calcext:value-type="string">
            <text:p><text:s text:c="8"/>{ "key": "lanes:bu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7]; IF([.B267]&lt;&gt;&quot;&quot;; CONCATENATE(&quot;&quot;&quot;, &quot;&quot;value&quot;&quot;: &quot;&quot;&quot;; [.B267]); &quot;&quot;); &quot;&quot;&quot;, &quot;&quot;object_types&quot;&quot;: [&quot;; IF([.C267]=&quot;x&quot;;&quot;&quot;&quot;node&quot;&quot;&quot;;&quot;&quot;); IF(AND([.C267]=&quot;x&quot;; COUNTIF([.D267:.F267];&quot;x&quot;) &gt; 0); &quot;,&quot;; &quot;&quot;); IF([.D267]=&quot;x&quot;;&quot;&quot;&quot;way&quot;&quot;&quot;;&quot;&quot;); IF(AND([.D267]=&quot;x&quot;; COUNTIF([.E267:.F267];&quot;x&quot;) &gt; 0); &quot;,&quot;; &quot;&quot;); IF([.E267]=&quot;x&quot;;&quot;&quot;&quot;area&quot;&quot;&quot;;&quot;&quot;); IF(AND([.E267]=&quot;x&quot;; [.F267]=&quot;x&quot;); &quot;,&quot;; &quot;&quot;); IF([.F267]=&quot;x&quot;;&quot;&quot;&quot;relation&quot;&quot;&quot;;&quot;&quot;); &quot;]&quot;; IF([.G267]&lt;&gt;&quot;&quot;; CONCATENATE(&quot;, &quot;&quot;icon_url&quot;&quot;: &quot;&quot;&quot;; [.G267]; &quot;&quot;&quot;&quot;); &quot;&quot;); IF([.H267]&lt;&gt;&quot;&quot;; CONCATENATE(&quot;, &quot;&quot;description&quot;&quot;: &quot;&quot;&quot;; [.H267]; &quot;&quot;&quot;&quot;); &quot;&quot;); &quot; },&quot;)" office:value-type="string" office:string-value="        { &quot;key&quot;: &quot;lanes:bus:forward&quot;, &quot;object_types&quot;: [&quot;way&quot;], &quot;description&quot;: &quot;Used among lots of other tags for a complex road marking and lane processing and rendering.&quot; }," calcext:value-type="string">
            <text:p><text:s text:c="8"/>{ "key": "lanes:bu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bu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8]; IF([.B268]&lt;&gt;&quot;&quot;; CONCATENATE(&quot;&quot;&quot;, &quot;&quot;value&quot;&quot;: &quot;&quot;&quot;; [.B268]); &quot;&quot;); &quot;&quot;&quot;, &quot;&quot;object_types&quot;&quot;: [&quot;; IF([.C268]=&quot;x&quot;;&quot;&quot;&quot;node&quot;&quot;&quot;;&quot;&quot;); IF(AND([.C268]=&quot;x&quot;; COUNTIF([.D268:.F268];&quot;x&quot;) &gt; 0); &quot;,&quot;; &quot;&quot;); IF([.D268]=&quot;x&quot;;&quot;&quot;&quot;way&quot;&quot;&quot;;&quot;&quot;); IF(AND([.D268]=&quot;x&quot;; COUNTIF([.E268:.F268];&quot;x&quot;) &gt; 0); &quot;,&quot;; &quot;&quot;); IF([.E268]=&quot;x&quot;;&quot;&quot;&quot;area&quot;&quot;&quot;;&quot;&quot;); IF(AND([.E268]=&quot;x&quot;; [.F268]=&quot;x&quot;); &quot;,&quot;; &quot;&quot;); IF([.F268]=&quot;x&quot;;&quot;&quot;&quot;relation&quot;&quot;&quot;;&quot;&quot;); &quot;]&quot;; IF([.G268]&lt;&gt;&quot;&quot;; CONCATENATE(&quot;, &quot;&quot;icon_url&quot;&quot;: &quot;&quot;&quot;; [.G268]; &quot;&quot;&quot;&quot;); &quot;&quot;); IF([.H268]&lt;&gt;&quot;&quot;; CONCATENATE(&quot;, &quot;&quot;description&quot;&quot;: &quot;&quot;&quot;; [.H268]; &quot;&quot;&quot;&quot;); &quot;&quot;); &quot; },&quot;)" office:value-type="string" office:string-value="        { &quot;key&quot;: &quot;lanes:bus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bu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69]; IF([.B269]&lt;&gt;&quot;&quot;; CONCATENATE(&quot;&quot;&quot;, &quot;&quot;value&quot;&quot;: &quot;&quot;&quot;; [.B269]); &quot;&quot;); &quot;&quot;&quot;, &quot;&quot;object_types&quot;&quot;: [&quot;; IF([.C269]=&quot;x&quot;;&quot;&quot;&quot;node&quot;&quot;&quot;;&quot;&quot;); IF(AND([.C269]=&quot;x&quot;; COUNTIF([.D269:.F269];&quot;x&quot;) &gt; 0); &quot;,&quot;; &quot;&quot;); IF([.D269]=&quot;x&quot;;&quot;&quot;&quot;way&quot;&quot;&quot;;&quot;&quot;); IF(AND([.D269]=&quot;x&quot;; COUNTIF([.E269:.F269];&quot;x&quot;) &gt; 0); &quot;,&quot;; &quot;&quot;); IF([.E269]=&quot;x&quot;;&quot;&quot;&quot;area&quot;&quot;&quot;;&quot;&quot;); IF(AND([.E269]=&quot;x&quot;; [.F269]=&quot;x&quot;); &quot;,&quot;; &quot;&quot;); IF([.F269]=&quot;x&quot;;&quot;&quot;&quot;relation&quot;&quot;&quot;;&quot;&quot;); &quot;]&quot;; IF([.G269]&lt;&gt;&quot;&quot;; CONCATENATE(&quot;, &quot;&quot;icon_url&quot;&quot;: &quot;&quot;&quot;; [.G269]; &quot;&quot;&quot;&quot;); &quot;&quot;); IF([.H269]&lt;&gt;&quot;&quot;; CONCATENATE(&quot;, &quot;&quot;description&quot;&quot;: &quot;&quot;&quot;; [.H269]; &quot;&quot;&quot;&quot;); &quot;&quot;); &quot; },&quot;)" office:value-type="string" office:string-value="        { &quot;key&quot;: &quot;lanes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70]; IF([.B270]&lt;&gt;&quot;&quot;; CONCATENATE(&quot;&quot;&quot;, &quot;&quot;value&quot;&quot;: &quot;&quot;&quot;; [.B270]); &quot;&quot;); &quot;&quot;&quot;, &quot;&quot;object_types&quot;&quot;: [&quot;; IF([.C270]=&quot;x&quot;;&quot;&quot;&quot;node&quot;&quot;&quot;;&quot;&quot;); IF(AND([.C270]=&quot;x&quot;; COUNTIF([.D270:.F270];&quot;x&quot;) &gt; 0); &quot;,&quot;; &quot;&quot;); IF([.D270]=&quot;x&quot;;&quot;&quot;&quot;way&quot;&quot;&quot;;&quot;&quot;); IF(AND([.D270]=&quot;x&quot;; COUNTIF([.E270:.F270];&quot;x&quot;) &gt; 0); &quot;,&quot;; &quot;&quot;); IF([.E270]=&quot;x&quot;;&quot;&quot;&quot;area&quot;&quot;&quot;;&quot;&quot;); IF(AND([.E270]=&quot;x&quot;; [.F270]=&quot;x&quot;); &quot;,&quot;; &quot;&quot;); IF([.F270]=&quot;x&quot;;&quot;&quot;&quot;relation&quot;&quot;&quot;;&quot;&quot;); &quot;]&quot;; IF([.G270]&lt;&gt;&quot;&quot;; CONCATENATE(&quot;, &quot;&quot;icon_url&quot;&quot;: &quot;&quot;&quot;; [.G270]; &quot;&quot;&quot;&quot;); &quot;&quot;); IF([.H270]&lt;&gt;&quot;&quot;; CONCATENATE(&quot;, &quot;&quot;description&quot;&quot;: &quot;&quot;&quot;; [.H270]; &quot;&quot;&quot;&quot;); &quot;&quot;); &quot; },&quot;)" office:value-type="string" office:string-value="        { &quot;key&quot;: &quot;lanes:forward&quot;, &quot;object_types&quot;: [&quot;way&quot;], &quot;description&quot;: &quot;Used among lots of other tags for a complex road marking and lane processing and rendering.&quot; }," calcext:value-type="string">
            <text:p><text:s text:c="8"/>{ "key": "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:conditiona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71]; IF([.B271]&lt;&gt;&quot;&quot;; CONCATENATE(&quot;&quot;&quot;, &quot;&quot;value&quot;&quot;: &quot;&quot;&quot;; [.B271]); &quot;&quot;); &quot;&quot;&quot;, &quot;&quot;object_types&quot;&quot;: [&quot;; IF([.C271]=&quot;x&quot;;&quot;&quot;&quot;node&quot;&quot;&quot;;&quot;&quot;); IF(AND([.C271]=&quot;x&quot;; COUNTIF([.D271:.F271];&quot;x&quot;) &gt; 0); &quot;,&quot;; &quot;&quot;); IF([.D271]=&quot;x&quot;;&quot;&quot;&quot;way&quot;&quot;&quot;;&quot;&quot;); IF(AND([.D271]=&quot;x&quot;; COUNTIF([.E271:.F271];&quot;x&quot;) &gt; 0); &quot;,&quot;; &quot;&quot;); IF([.E271]=&quot;x&quot;;&quot;&quot;&quot;area&quot;&quot;&quot;;&quot;&quot;); IF(AND([.E271]=&quot;x&quot;; [.F271]=&quot;x&quot;); &quot;,&quot;; &quot;&quot;); IF([.F271]=&quot;x&quot;;&quot;&quot;&quot;relation&quot;&quot;&quot;;&quot;&quot;); &quot;]&quot;; IF([.G271]&lt;&gt;&quot;&quot;; CONCATENATE(&quot;, &quot;&quot;icon_url&quot;&quot;: &quot;&quot;&quot;; [.G271]; &quot;&quot;&quot;&quot;); &quot;&quot;); IF([.H271]&lt;&gt;&quot;&quot;; CONCATENATE(&quot;, &quot;&quot;description&quot;&quot;: &quot;&quot;&quot;; [.H271]; &quot;&quot;&quot;&quot;); &quot;&quot;); &quot; },&quot;)" office:value-type="string" office:string-value="        { &quot;key&quot;: &quot;lanes:forward:conditional&quot;, &quot;object_types&quot;: [&quot;way&quot;], &quot;description&quot;: &quot;Used among lots of other tags for a complex road marking and lane processing and rendering.&quot; }," calcext:value-type="string">
            <text:p><text:s text:c="8"/>{ "key": "lanes:forward:conditional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forward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72]; IF([.B272]&lt;&gt;&quot;&quot;; CONCATENATE(&quot;&quot;&quot;, &quot;&quot;value&quot;&quot;: &quot;&quot;&quot;; [.B272]); &quot;&quot;); &quot;&quot;&quot;, &quot;&quot;object_types&quot;&quot;: [&quot;; IF([.C272]=&quot;x&quot;;&quot;&quot;&quot;node&quot;&quot;&quot;;&quot;&quot;); IF(AND([.C272]=&quot;x&quot;; COUNTIF([.D272:.F272];&quot;x&quot;) &gt; 0); &quot;,&quot;; &quot;&quot;); IF([.D272]=&quot;x&quot;;&quot;&quot;&quot;way&quot;&quot;&quot;;&quot;&quot;); IF(AND([.D272]=&quot;x&quot;; COUNTIF([.E272:.F272];&quot;x&quot;) &gt; 0); &quot;,&quot;; &quot;&quot;); IF([.E272]=&quot;x&quot;;&quot;&quot;&quot;area&quot;&quot;&quot;;&quot;&quot;); IF(AND([.E272]=&quot;x&quot;; [.F272]=&quot;x&quot;); &quot;,&quot;; &quot;&quot;); IF([.F272]=&quot;x&quot;;&quot;&quot;&quot;relation&quot;&quot;&quot;;&quot;&quot;); &quot;]&quot;; IF([.G272]&lt;&gt;&quot;&quot;; CONCATENATE(&quot;, &quot;&quot;icon_url&quot;&quot;: &quot;&quot;&quot;; [.G272]; &quot;&quot;&quot;&quot;); &quot;&quot;); IF([.H272]&lt;&gt;&quot;&quot;; CONCATENATE(&quot;, &quot;&quot;description&quot;&quot;: &quot;&quot;&quot;; [.H272]; &quot;&quot;&quot;&quot;); &quot;&quot;); &quot; },&quot;)" office:value-type="string" office:string-value="        { &quot;key&quot;: &quot;lanes:forward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forward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73]; IF([.B273]&lt;&gt;&quot;&quot;; CONCATENATE(&quot;&quot;&quot;, &quot;&quot;value&quot;&quot;: &quot;&quot;&quot;; [.B273]); &quot;&quot;); &quot;&quot;&quot;, &quot;&quot;object_types&quot;&quot;: [&quot;; IF([.C273]=&quot;x&quot;;&quot;&quot;&quot;node&quot;&quot;&quot;;&quot;&quot;); IF(AND([.C273]=&quot;x&quot;; COUNTIF([.D273:.F273];&quot;x&quot;) &gt; 0); &quot;,&quot;; &quot;&quot;); IF([.D273]=&quot;x&quot;;&quot;&quot;&quot;way&quot;&quot;&quot;;&quot;&quot;); IF(AND([.D273]=&quot;x&quot;; COUNTIF([.E273:.F273];&quot;x&quot;) &gt; 0); &quot;,&quot;; &quot;&quot;); IF([.E273]=&quot;x&quot;;&quot;&quot;&quot;area&quot;&quot;&quot;;&quot;&quot;); IF(AND([.E273]=&quot;x&quot;; [.F273]=&quot;x&quot;); &quot;,&quot;; &quot;&quot;); IF([.F273]=&quot;x&quot;;&quot;&quot;&quot;relation&quot;&quot;&quot;;&quot;&quot;); &quot;]&quot;; IF([.G273]&lt;&gt;&quot;&quot;; CONCATENATE(&quot;, &quot;&quot;icon_url&quot;&quot;: &quot;&quot;&quot;; [.G273]; &quot;&quot;&quot;&quot;); &quot;&quot;); IF([.H273]&lt;&gt;&quot;&quot;; CONCATENATE(&quot;, &quot;&quot;description&quot;&quot;: &quot;&quot;&quot;; [.H273]; &quot;&quot;&quot;&quot;); &quot;&quot;); &quot; },&quot;)" office:value-type="string" office:string-value="        { &quot;key&quot;: &quot;lanes:psv&quot;, &quot;object_types&quot;: [&quot;way&quot;], &quot;description&quot;: &quot;Used among lots of other tags for a complex road marking and lane processing and rendering.&quot; }," calcext:value-type="string">
            <text:p><text:s text:c="8"/>{ "key": "lanes:psv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74]; IF([.B274]&lt;&gt;&quot;&quot;; CONCATENATE(&quot;&quot;&quot;, &quot;&quot;value&quot;&quot;: &quot;&quot;&quot;; [.B274]); &quot;&quot;); &quot;&quot;&quot;, &quot;&quot;object_types&quot;&quot;: [&quot;; IF([.C274]=&quot;x&quot;;&quot;&quot;&quot;node&quot;&quot;&quot;;&quot;&quot;); IF(AND([.C274]=&quot;x&quot;; COUNTIF([.D274:.F274];&quot;x&quot;) &gt; 0); &quot;,&quot;; &quot;&quot;); IF([.D274]=&quot;x&quot;;&quot;&quot;&quot;way&quot;&quot;&quot;;&quot;&quot;); IF(AND([.D274]=&quot;x&quot;; COUNTIF([.E274:.F274];&quot;x&quot;) &gt; 0); &quot;,&quot;; &quot;&quot;); IF([.E274]=&quot;x&quot;;&quot;&quot;&quot;area&quot;&quot;&quot;;&quot;&quot;); IF(AND([.E274]=&quot;x&quot;; [.F274]=&quot;x&quot;); &quot;,&quot;; &quot;&quot;); IF([.F274]=&quot;x&quot;;&quot;&quot;&quot;relation&quot;&quot;&quot;;&quot;&quot;); &quot;]&quot;; IF([.G274]&lt;&gt;&quot;&quot;; CONCATENATE(&quot;, &quot;&quot;icon_url&quot;&quot;: &quot;&quot;&quot;; [.G274]; &quot;&quot;&quot;&quot;); &quot;&quot;); IF([.H274]&lt;&gt;&quot;&quot;; CONCATENATE(&quot;, &quot;&quot;description&quot;&quot;: &quot;&quot;&quot;; [.H274]; &quot;&quot;&quot;&quot;); &quot;&quot;); &quot; },&quot;)" office:value-type="string" office:string-value="        { &quot;key&quot;: &quot;lanes:psv:forward&quot;, &quot;object_types&quot;: [&quot;way&quot;], &quot;description&quot;: &quot;Used among lots of other tags for a complex road marking and lane processing and rendering.&quot; }," calcext:value-type="string">
            <text:p><text:s text:c="8"/>{ "key": "lanes:psv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psv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75]; IF([.B275]&lt;&gt;&quot;&quot;; CONCATENATE(&quot;&quot;&quot;, &quot;&quot;value&quot;&quot;: &quot;&quot;&quot;; [.B275]); &quot;&quot;); &quot;&quot;&quot;, &quot;&quot;object_types&quot;&quot;: [&quot;; IF([.C275]=&quot;x&quot;;&quot;&quot;&quot;node&quot;&quot;&quot;;&quot;&quot;); IF(AND([.C275]=&quot;x&quot;; COUNTIF([.D275:.F275];&quot;x&quot;) &gt; 0); &quot;,&quot;; &quot;&quot;); IF([.D275]=&quot;x&quot;;&quot;&quot;&quot;way&quot;&quot;&quot;;&quot;&quot;); IF(AND([.D275]=&quot;x&quot;; COUNTIF([.E275:.F275];&quot;x&quot;) &gt; 0); &quot;,&quot;; &quot;&quot;); IF([.E275]=&quot;x&quot;;&quot;&quot;&quot;area&quot;&quot;&quot;;&quot;&quot;); IF(AND([.E275]=&quot;x&quot;; [.F275]=&quot;x&quot;); &quot;,&quot;; &quot;&quot;); IF([.F275]=&quot;x&quot;;&quot;&quot;&quot;relation&quot;&quot;&quot;;&quot;&quot;); &quot;]&quot;; IF([.G275]&lt;&gt;&quot;&quot;; CONCATENATE(&quot;, &quot;&quot;icon_url&quot;&quot;: &quot;&quot;&quot;; [.G275]; &quot;&quot;&quot;&quot;); &quot;&quot;); IF([.H275]&lt;&gt;&quot;&quot;; CONCATENATE(&quot;, &quot;&quot;description&quot;&quot;: &quot;&quot;&quot;; [.H275]; &quot;&quot;&quot;&quot;); &quot;&quot;); &quot; },&quot;)" office:value-type="string" office:string-value="        { &quot;key&quot;: &quot;lanes:psv:backward&quot;, &quot;object_types&quot;: [&quot;way&quot;], &quot;description&quot;: &quot;Used among lots of other tags for a complex road marking and lane processing and rendering.&quot; }," calcext:value-type="string">
            <text:p><text:s text:c="8"/>{ "key": "lanes:psv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anes:unmark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276]; IF([.B276]&lt;&gt;&quot;&quot;; CONCATENATE(&quot;&quot;&quot;, &quot;&quot;value&quot;&quot;: &quot;&quot;&quot;; [.B276]); &quot;&quot;); &quot;&quot;&quot;, &quot;&quot;object_types&quot;&quot;: [&quot;; IF([.C276]=&quot;x&quot;;&quot;&quot;&quot;node&quot;&quot;&quot;;&quot;&quot;); IF(AND([.C276]=&quot;x&quot;; COUNTIF([.D276:.F276];&quot;x&quot;) &gt; 0); &quot;,&quot;; &quot;&quot;); IF([.D276]=&quot;x&quot;;&quot;&quot;&quot;way&quot;&quot;&quot;;&quot;&quot;); IF(AND([.D276]=&quot;x&quot;; COUNTIF([.E276:.F276];&quot;x&quot;) &gt; 0); &quot;,&quot;; &quot;&quot;); IF([.E276]=&quot;x&quot;;&quot;&quot;&quot;area&quot;&quot;&quot;;&quot;&quot;); IF(AND([.E276]=&quot;x&quot;; [.F276]=&quot;x&quot;); &quot;,&quot;; &quot;&quot;); IF([.F276]=&quot;x&quot;;&quot;&quot;&quot;relation&quot;&quot;&quot;;&quot;&quot;); &quot;]&quot;; IF([.G276]&lt;&gt;&quot;&quot;; CONCATENATE(&quot;, &quot;&quot;icon_url&quot;&quot;: &quot;&quot;&quot;; [.G276]; &quot;&quot;&quot;&quot;); &quot;&quot;); IF([.H276]&lt;&gt;&quot;&quot;; CONCATENATE(&quot;, &quot;&quot;description&quot;&quot;: &quot;&quot;&quot;; [.H276]; &quot;&quot;&quot;&quot;); &quot;&quot;); &quot; },&quot;)" office:value-type="string" office:string-value="        { &quot;key&quot;: &quot;lanes:unmarked&quot;, &quot;object_types&quot;: [&quot;way&quot;], &quot;description&quot;: &quot;Used among lots of other tags for a complex road marking and lane processing and rendering.&quot; }," calcext:value-type="string">
            <text:p><text:s text:c="8"/>{ "key": "lanes:unmarke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leaf_type</text:p>
          </table:table-cell>
          <table:table-cell office:value-type="string" calcext:value-type="string">
            <text:p>broadleave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differently, depending on whether they are broadleaved or needleleaved.</text:p>
          </table:table-cell>
          <table:table-cell table:formula="of:=CONCATENATE(&quot;        { &quot;&quot;key&quot;&quot;: &quot;&quot;&quot;; [.A277]; IF([.B277]&lt;&gt;&quot;&quot;; CONCATENATE(&quot;&quot;&quot;, &quot;&quot;value&quot;&quot;: &quot;&quot;&quot;; [.B277]); &quot;&quot;); &quot;&quot;&quot;, &quot;&quot;object_types&quot;&quot;: [&quot;; IF([.C277]=&quot;x&quot;;&quot;&quot;&quot;node&quot;&quot;&quot;;&quot;&quot;); IF(AND([.C277]=&quot;x&quot;; COUNTIF([.D277:.F277];&quot;x&quot;) &gt; 0); &quot;,&quot;; &quot;&quot;); IF([.D277]=&quot;x&quot;;&quot;&quot;&quot;way&quot;&quot;&quot;;&quot;&quot;); IF(AND([.D277]=&quot;x&quot;; COUNTIF([.E277:.F277];&quot;x&quot;) &gt; 0); &quot;,&quot;; &quot;&quot;); IF([.E277]=&quot;x&quot;;&quot;&quot;&quot;area&quot;&quot;&quot;;&quot;&quot;); IF(AND([.E277]=&quot;x&quot;; [.F277]=&quot;x&quot;); &quot;,&quot;; &quot;&quot;); IF([.F277]=&quot;x&quot;;&quot;&quot;&quot;relation&quot;&quot;&quot;;&quot;&quot;); &quot;]&quot;; IF([.G277]&lt;&gt;&quot;&quot;; CONCATENATE(&quot;, &quot;&quot;icon_url&quot;&quot;: &quot;&quot;&quot;; [.G277]; &quot;&quot;&quot;&quot;); &quot;&quot;); IF([.H277]&lt;&gt;&quot;&quot;; CONCATENATE(&quot;, &quot;&quot;description&quot;&quot;: &quot;&quot;&quot;; [.H277]; &quot;&quot;&quot;&quot;); &quot;&quot;); &quot; },&quot;)" office:value-type="string" office:string-value="        { &quot;key&quot;: &quot;leaf_type&quot;, &quot;value&quot;: &quot;broadleaved&quot;, &quot;object_types&quot;: [&quot;node&quot;], &quot;description&quot;: &quot;Trees are rendered differently, depending on whether they are broadleaved or needleleaved.&quot; }," calcext:value-type="string">
            <text:p><text:s text:c="8"/>{ "key": "leaf_type", "value": "broadleaved", "object_types": ["node"], "description": "Trees are rendered differently, depending on whether they are broadleaved or needleleaved." },</text:p>
          </table:table-cell>
        </table:table-row>
        <table:table-row table:style-name="ro1">
          <table:table-cell office:value-type="string" calcext:value-type="string">
            <text:p>leaf_type</text:p>
          </table:table-cell>
          <table:table-cell office:value-type="string" calcext:value-type="string">
            <text:p>needleleave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differently, depending on whether they are broadleaved or needleleaved.</text:p>
          </table:table-cell>
          <table:table-cell table:formula="of:=CONCATENATE(&quot;        { &quot;&quot;key&quot;&quot;: &quot;&quot;&quot;; [.A278]; IF([.B278]&lt;&gt;&quot;&quot;; CONCATENATE(&quot;&quot;&quot;, &quot;&quot;value&quot;&quot;: &quot;&quot;&quot;; [.B278]); &quot;&quot;); &quot;&quot;&quot;, &quot;&quot;object_types&quot;&quot;: [&quot;; IF([.C278]=&quot;x&quot;;&quot;&quot;&quot;node&quot;&quot;&quot;;&quot;&quot;); IF(AND([.C278]=&quot;x&quot;; COUNTIF([.D278:.F278];&quot;x&quot;) &gt; 0); &quot;,&quot;; &quot;&quot;); IF([.D278]=&quot;x&quot;;&quot;&quot;&quot;way&quot;&quot;&quot;;&quot;&quot;); IF(AND([.D278]=&quot;x&quot;; COUNTIF([.E278:.F278];&quot;x&quot;) &gt; 0); &quot;,&quot;; &quot;&quot;); IF([.E278]=&quot;x&quot;;&quot;&quot;&quot;area&quot;&quot;&quot;;&quot;&quot;); IF(AND([.E278]=&quot;x&quot;; [.F278]=&quot;x&quot;); &quot;,&quot;; &quot;&quot;); IF([.F278]=&quot;x&quot;;&quot;&quot;&quot;relation&quot;&quot;&quot;;&quot;&quot;); &quot;]&quot;; IF([.G278]&lt;&gt;&quot;&quot;; CONCATENATE(&quot;, &quot;&quot;icon_url&quot;&quot;: &quot;&quot;&quot;; [.G278]; &quot;&quot;&quot;&quot;); &quot;&quot;); IF([.H278]&lt;&gt;&quot;&quot;; CONCATENATE(&quot;, &quot;&quot;description&quot;&quot;: &quot;&quot;&quot;; [.H278]; &quot;&quot;&quot;&quot;); &quot;&quot;); &quot; },&quot;)" office:value-type="string" office:string-value="        { &quot;key&quot;: &quot;leaf_type&quot;, &quot;value&quot;: &quot;needleleaved&quot;, &quot;object_types&quot;: [&quot;node&quot;], &quot;description&quot;: &quot;Trees are rendered differently, depending on whether they are broadleaved or needleleaved.&quot; }," calcext:value-type="string">
            <text:p><text:s text:c="8"/>{ "key": "leaf_type", "value": "needleleaved", "object_types": ["node"], "description": "Trees are rendered differently, depending on whether they are broadleaved or needleleaved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dog_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og parks are rendered with a paw texture.</text:p>
          </table:table-cell>
          <table:table-cell table:formula="of:=CONCATENATE(&quot;        { &quot;&quot;key&quot;&quot;: &quot;&quot;&quot;; [.A279]; IF([.B279]&lt;&gt;&quot;&quot;; CONCATENATE(&quot;&quot;&quot;, &quot;&quot;value&quot;&quot;: &quot;&quot;&quot;; [.B279]); &quot;&quot;); &quot;&quot;&quot;, &quot;&quot;object_types&quot;&quot;: [&quot;; IF([.C279]=&quot;x&quot;;&quot;&quot;&quot;node&quot;&quot;&quot;;&quot;&quot;); IF(AND([.C279]=&quot;x&quot;; COUNTIF([.D279:.F279];&quot;x&quot;) &gt; 0); &quot;,&quot;; &quot;&quot;); IF([.D279]=&quot;x&quot;;&quot;&quot;&quot;way&quot;&quot;&quot;;&quot;&quot;); IF(AND([.D279]=&quot;x&quot;; COUNTIF([.E279:.F279];&quot;x&quot;) &gt; 0); &quot;,&quot;; &quot;&quot;); IF([.E279]=&quot;x&quot;;&quot;&quot;&quot;area&quot;&quot;&quot;;&quot;&quot;); IF(AND([.E279]=&quot;x&quot;; [.F279]=&quot;x&quot;); &quot;,&quot;; &quot;&quot;); IF([.F279]=&quot;x&quot;;&quot;&quot;&quot;relation&quot;&quot;&quot;;&quot;&quot;); &quot;]&quot;; IF([.G279]&lt;&gt;&quot;&quot;; CONCATENATE(&quot;, &quot;&quot;icon_url&quot;&quot;: &quot;&quot;&quot;; [.G279]; &quot;&quot;&quot;&quot;); &quot;&quot;); IF([.H279]&lt;&gt;&quot;&quot;; CONCATENATE(&quot;, &quot;&quot;description&quot;&quot;: &quot;&quot;&quot;; [.H279]; &quot;&quot;&quot;&quot;); &quot;&quot;); &quot; },&quot;)" office:value-type="string" office:string-value="        { &quot;key&quot;: &quot;leisure&quot;, &quot;value&quot;: &quot;dog_park&quot;, &quot;object_types&quot;: [&quot;area&quot;], &quot;description&quot;: &quot;Dog parks are rendered with a paw texture.&quot; }," calcext:value-type="string">
            <text:p><text:s text:c="8"/>{ "key": "leisure", "value": "dog_park", "object_types": ["area"], "description": "Dog parks are rendered with a paw texture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fitness_s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0]; IF([.B280]&lt;&gt;&quot;&quot;; CONCATENATE(&quot;&quot;&quot;, &quot;&quot;value&quot;&quot;: &quot;&quot;&quot;; [.B280]); &quot;&quot;); &quot;&quot;&quot;, &quot;&quot;object_types&quot;&quot;: [&quot;; IF([.C280]=&quot;x&quot;;&quot;&quot;&quot;node&quot;&quot;&quot;;&quot;&quot;); IF(AND([.C280]=&quot;x&quot;; COUNTIF([.D280:.F280];&quot;x&quot;) &gt; 0); &quot;,&quot;; &quot;&quot;); IF([.D280]=&quot;x&quot;;&quot;&quot;&quot;way&quot;&quot;&quot;;&quot;&quot;); IF(AND([.D280]=&quot;x&quot;; COUNTIF([.E280:.F280];&quot;x&quot;) &gt; 0); &quot;,&quot;; &quot;&quot;); IF([.E280]=&quot;x&quot;;&quot;&quot;&quot;area&quot;&quot;&quot;;&quot;&quot;); IF(AND([.E280]=&quot;x&quot;; [.F280]=&quot;x&quot;); &quot;,&quot;; &quot;&quot;); IF([.F280]=&quot;x&quot;;&quot;&quot;&quot;relation&quot;&quot;&quot;;&quot;&quot;); &quot;]&quot;; IF([.G280]&lt;&gt;&quot;&quot;; CONCATENATE(&quot;, &quot;&quot;icon_url&quot;&quot;: &quot;&quot;&quot;; [.G280]; &quot;&quot;&quot;&quot;); &quot;&quot;); IF([.H280]&lt;&gt;&quot;&quot;; CONCATENATE(&quot;, &quot;&quot;description&quot;&quot;: &quot;&quot;&quot;; [.H280]; &quot;&quot;&quot;&quot;); &quot;&quot;); &quot; },&quot;)" office:value-type="string" office:string-value="        { &quot;key&quot;: &quot;leisure&quot;, &quot;value&quot;: &quot;fitness_station&quot;, &quot;object_types&quot;: [&quot;area&quot;] }," calcext:value-type="string">
            <text:p><text:s text:c="8"/>{ "key": "leisure", "value": "fitness_station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gar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1]; IF([.B281]&lt;&gt;&quot;&quot;; CONCATENATE(&quot;&quot;&quot;, &quot;&quot;value&quot;&quot;: &quot;&quot;&quot;; [.B281]); &quot;&quot;); &quot;&quot;&quot;, &quot;&quot;object_types&quot;&quot;: [&quot;; IF([.C281]=&quot;x&quot;;&quot;&quot;&quot;node&quot;&quot;&quot;;&quot;&quot;); IF(AND([.C281]=&quot;x&quot;; COUNTIF([.D281:.F281];&quot;x&quot;) &gt; 0); &quot;,&quot;; &quot;&quot;); IF([.D281]=&quot;x&quot;;&quot;&quot;&quot;way&quot;&quot;&quot;;&quot;&quot;); IF(AND([.D281]=&quot;x&quot;; COUNTIF([.E281:.F281];&quot;x&quot;) &gt; 0); &quot;,&quot;; &quot;&quot;); IF([.E281]=&quot;x&quot;;&quot;&quot;&quot;area&quot;&quot;&quot;;&quot;&quot;); IF(AND([.E281]=&quot;x&quot;; [.F281]=&quot;x&quot;); &quot;,&quot;; &quot;&quot;); IF([.F281]=&quot;x&quot;;&quot;&quot;&quot;relation&quot;&quot;&quot;;&quot;&quot;); &quot;]&quot;; IF([.G281]&lt;&gt;&quot;&quot;; CONCATENATE(&quot;, &quot;&quot;icon_url&quot;&quot;: &quot;&quot;&quot;; [.G281]; &quot;&quot;&quot;&quot;); &quot;&quot;); IF([.H281]&lt;&gt;&quot;&quot;; CONCATENATE(&quot;, &quot;&quot;description&quot;&quot;: &quot;&quot;&quot;; [.H281]; &quot;&quot;&quot;&quot;); &quot;&quot;); &quot; },&quot;)" office:value-type="string" office:string-value="        { &quot;key&quot;: &quot;leisure&quot;, &quot;value&quot;: &quot;garden&quot;, &quot;object_types&quot;: [&quot;area&quot;] }," calcext:value-type="string">
            <text:p><text:s text:c="8"/>{ "key": "leisure", "value": "garden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miniature_golf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2]; IF([.B282]&lt;&gt;&quot;&quot;; CONCATENATE(&quot;&quot;&quot;, &quot;&quot;value&quot;&quot;: &quot;&quot;&quot;; [.B282]); &quot;&quot;); &quot;&quot;&quot;, &quot;&quot;object_types&quot;&quot;: [&quot;; IF([.C282]=&quot;x&quot;;&quot;&quot;&quot;node&quot;&quot;&quot;;&quot;&quot;); IF(AND([.C282]=&quot;x&quot;; COUNTIF([.D282:.F282];&quot;x&quot;) &gt; 0); &quot;,&quot;; &quot;&quot;); IF([.D282]=&quot;x&quot;;&quot;&quot;&quot;way&quot;&quot;&quot;;&quot;&quot;); IF(AND([.D282]=&quot;x&quot;; COUNTIF([.E282:.F282];&quot;x&quot;) &gt; 0); &quot;,&quot;; &quot;&quot;); IF([.E282]=&quot;x&quot;;&quot;&quot;&quot;area&quot;&quot;&quot;;&quot;&quot;); IF(AND([.E282]=&quot;x&quot;; [.F282]=&quot;x&quot;); &quot;,&quot;; &quot;&quot;); IF([.F282]=&quot;x&quot;;&quot;&quot;&quot;relation&quot;&quot;&quot;;&quot;&quot;); &quot;]&quot;; IF([.G282]&lt;&gt;&quot;&quot;; CONCATENATE(&quot;, &quot;&quot;icon_url&quot;&quot;: &quot;&quot;&quot;; [.G282]; &quot;&quot;&quot;&quot;); &quot;&quot;); IF([.H282]&lt;&gt;&quot;&quot;; CONCATENATE(&quot;, &quot;&quot;description&quot;&quot;: &quot;&quot;&quot;; [.H282]; &quot;&quot;&quot;&quot;); &quot;&quot;); &quot; },&quot;)" office:value-type="string" office:string-value="        { &quot;key&quot;: &quot;leisure&quot;, &quot;value&quot;: &quot;miniature_golf&quot;, &quot;object_types&quot;: [&quot;area&quot;] }," calcext:value-type="string">
            <text:p><text:s text:c="8"/>{ "key": "leisure", "value": "miniature_golf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outdoor_seat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3]; IF([.B283]&lt;&gt;&quot;&quot;; CONCATENATE(&quot;&quot;&quot;, &quot;&quot;value&quot;&quot;: &quot;&quot;&quot;; [.B283]); &quot;&quot;); &quot;&quot;&quot;, &quot;&quot;object_types&quot;&quot;: [&quot;; IF([.C283]=&quot;x&quot;;&quot;&quot;&quot;node&quot;&quot;&quot;;&quot;&quot;); IF(AND([.C283]=&quot;x&quot;; COUNTIF([.D283:.F283];&quot;x&quot;) &gt; 0); &quot;,&quot;; &quot;&quot;); IF([.D283]=&quot;x&quot;;&quot;&quot;&quot;way&quot;&quot;&quot;;&quot;&quot;); IF(AND([.D283]=&quot;x&quot;; COUNTIF([.E283:.F283];&quot;x&quot;) &gt; 0); &quot;,&quot;; &quot;&quot;); IF([.E283]=&quot;x&quot;;&quot;&quot;&quot;area&quot;&quot;&quot;;&quot;&quot;); IF(AND([.E283]=&quot;x&quot;; [.F283]=&quot;x&quot;); &quot;,&quot;; &quot;&quot;); IF([.F283]=&quot;x&quot;;&quot;&quot;&quot;relation&quot;&quot;&quot;;&quot;&quot;); &quot;]&quot;; IF([.G283]&lt;&gt;&quot;&quot;; CONCATENATE(&quot;, &quot;&quot;icon_url&quot;&quot;: &quot;&quot;&quot;; [.G283]; &quot;&quot;&quot;&quot;); &quot;&quot;); IF([.H283]&lt;&gt;&quot;&quot;; CONCATENATE(&quot;, &quot;&quot;description&quot;&quot;: &quot;&quot;&quot;; [.H283]; &quot;&quot;&quot;&quot;); &quot;&quot;); &quot; },&quot;)" office:value-type="string" office:string-value="        { &quot;key&quot;: &quot;leisure&quot;, &quot;value&quot;: &quot;outdoor_seating&quot;, &quot;object_types&quot;: [&quot;area&quot;] }," calcext:value-type="string">
            <text:p><text:s text:c="8"/>{ "key": "leisure", "value": "outdoor_seating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4]; IF([.B284]&lt;&gt;&quot;&quot;; CONCATENATE(&quot;&quot;&quot;, &quot;&quot;value&quot;&quot;: &quot;&quot;&quot;; [.B284]); &quot;&quot;); &quot;&quot;&quot;, &quot;&quot;object_types&quot;&quot;: [&quot;; IF([.C284]=&quot;x&quot;;&quot;&quot;&quot;node&quot;&quot;&quot;;&quot;&quot;); IF(AND([.C284]=&quot;x&quot;; COUNTIF([.D284:.F284];&quot;x&quot;) &gt; 0); &quot;,&quot;; &quot;&quot;); IF([.D284]=&quot;x&quot;;&quot;&quot;&quot;way&quot;&quot;&quot;;&quot;&quot;); IF(AND([.D284]=&quot;x&quot;; COUNTIF([.E284:.F284];&quot;x&quot;) &gt; 0); &quot;,&quot;; &quot;&quot;); IF([.E284]=&quot;x&quot;;&quot;&quot;&quot;area&quot;&quot;&quot;;&quot;&quot;); IF(AND([.E284]=&quot;x&quot;; [.F284]=&quot;x&quot;); &quot;,&quot;; &quot;&quot;); IF([.F284]=&quot;x&quot;;&quot;&quot;&quot;relation&quot;&quot;&quot;;&quot;&quot;); &quot;]&quot;; IF([.G284]&lt;&gt;&quot;&quot;; CONCATENATE(&quot;, &quot;&quot;icon_url&quot;&quot;: &quot;&quot;&quot;; [.G284]; &quot;&quot;&quot;&quot;); &quot;&quot;); IF([.H284]&lt;&gt;&quot;&quot;; CONCATENATE(&quot;, &quot;&quot;description&quot;&quot;: &quot;&quot;&quot;; [.H284]; &quot;&quot;&quot;&quot;); &quot;&quot;); &quot; },&quot;)" office:value-type="string" office:string-value="        { &quot;key&quot;: &quot;leisure&quot;, &quot;value&quot;: &quot;park&quot;, &quot;object_types&quot;: [&quot;area&quot;] }," calcext:value-type="string">
            <text:p><text:s text:c="8"/>{ "key": "leisure", "value": "park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icnic_tab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5]; IF([.B285]&lt;&gt;&quot;&quot;; CONCATENATE(&quot;&quot;&quot;, &quot;&quot;value&quot;&quot;: &quot;&quot;&quot;; [.B285]); &quot;&quot;); &quot;&quot;&quot;, &quot;&quot;object_types&quot;&quot;: [&quot;; IF([.C285]=&quot;x&quot;;&quot;&quot;&quot;node&quot;&quot;&quot;;&quot;&quot;); IF(AND([.C285]=&quot;x&quot;; COUNTIF([.D285:.F285];&quot;x&quot;) &gt; 0); &quot;,&quot;; &quot;&quot;); IF([.D285]=&quot;x&quot;;&quot;&quot;&quot;way&quot;&quot;&quot;;&quot;&quot;); IF(AND([.D285]=&quot;x&quot;; COUNTIF([.E285:.F285];&quot;x&quot;) &gt; 0); &quot;,&quot;; &quot;&quot;); IF([.E285]=&quot;x&quot;;&quot;&quot;&quot;area&quot;&quot;&quot;;&quot;&quot;); IF(AND([.E285]=&quot;x&quot;; [.F285]=&quot;x&quot;); &quot;,&quot;; &quot;&quot;); IF([.F285]=&quot;x&quot;;&quot;&quot;&quot;relation&quot;&quot;&quot;;&quot;&quot;); &quot;]&quot;; IF([.G285]&lt;&gt;&quot;&quot;; CONCATENATE(&quot;, &quot;&quot;icon_url&quot;&quot;: &quot;&quot;&quot;; [.G285]; &quot;&quot;&quot;&quot;); &quot;&quot;); IF([.H285]&lt;&gt;&quot;&quot;; CONCATENATE(&quot;, &quot;&quot;description&quot;&quot;: &quot;&quot;&quot;; [.H285]; &quot;&quot;&quot;&quot;); &quot;&quot;); &quot; },&quot;)" office:value-type="string" office:string-value="        { &quot;key&quot;: &quot;leisure&quot;, &quot;value&quot;: &quot;picnic_table&quot;, &quot;object_types&quot;: [&quot;node&quot;] }," calcext:value-type="string">
            <text:p><text:s text:c="8"/>{ "key": "leisure", "value": "picnic_table", "object_types": ["node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itches are rendered as areas. Some sports are additionally rendered with appropriate line markings.</text:p>
          </table:table-cell>
          <table:table-cell table:formula="of:=CONCATENATE(&quot;        { &quot;&quot;key&quot;&quot;: &quot;&quot;&quot;; [.A286]; IF([.B286]&lt;&gt;&quot;&quot;; CONCATENATE(&quot;&quot;&quot;, &quot;&quot;value&quot;&quot;: &quot;&quot;&quot;; [.B286]); &quot;&quot;); &quot;&quot;&quot;, &quot;&quot;object_types&quot;&quot;: [&quot;; IF([.C286]=&quot;x&quot;;&quot;&quot;&quot;node&quot;&quot;&quot;;&quot;&quot;); IF(AND([.C286]=&quot;x&quot;; COUNTIF([.D286:.F286];&quot;x&quot;) &gt; 0); &quot;,&quot;; &quot;&quot;); IF([.D286]=&quot;x&quot;;&quot;&quot;&quot;way&quot;&quot;&quot;;&quot;&quot;); IF(AND([.D286]=&quot;x&quot;; COUNTIF([.E286:.F286];&quot;x&quot;) &gt; 0); &quot;,&quot;; &quot;&quot;); IF([.E286]=&quot;x&quot;;&quot;&quot;&quot;area&quot;&quot;&quot;;&quot;&quot;); IF(AND([.E286]=&quot;x&quot;; [.F286]=&quot;x&quot;); &quot;,&quot;; &quot;&quot;); IF([.F286]=&quot;x&quot;;&quot;&quot;&quot;relation&quot;&quot;&quot;;&quot;&quot;); &quot;]&quot;; IF([.G286]&lt;&gt;&quot;&quot;; CONCATENATE(&quot;, &quot;&quot;icon_url&quot;&quot;: &quot;&quot;&quot;; [.G286]; &quot;&quot;&quot;&quot;); &quot;&quot;); IF([.H286]&lt;&gt;&quot;&quot;; CONCATENATE(&quot;, &quot;&quot;description&quot;&quot;: &quot;&quot;&quot;; [.H286]; &quot;&quot;&quot;&quot;); &quot;&quot;); &quot; },&quot;)" office:value-type="string" office:string-value="        { &quot;key&quot;: &quot;leisure&quot;, &quot;value&quot;: &quot;pitch&quot;, &quot;object_types&quot;: [&quot;node&quot;,&quot;area&quot;], &quot;description&quot;: &quot;Pitches are rendered as areas. Some sports are additionally rendered with appropriate line markings.&quot; }," calcext:value-type="string">
            <text:p><text:s text:c="8"/>{ "key": "leisure", "value": "pitch", "object_types": ["node","area"], "description": "Pitches are rendered as areas. Some sports are additionally rendered with appropriate line markings."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laygro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7]; IF([.B287]&lt;&gt;&quot;&quot;; CONCATENATE(&quot;&quot;&quot;, &quot;&quot;value&quot;&quot;: &quot;&quot;&quot;; [.B287]); &quot;&quot;); &quot;&quot;&quot;, &quot;&quot;object_types&quot;&quot;: [&quot;; IF([.C287]=&quot;x&quot;;&quot;&quot;&quot;node&quot;&quot;&quot;;&quot;&quot;); IF(AND([.C287]=&quot;x&quot;; COUNTIF([.D287:.F287];&quot;x&quot;) &gt; 0); &quot;,&quot;; &quot;&quot;); IF([.D287]=&quot;x&quot;;&quot;&quot;&quot;way&quot;&quot;&quot;;&quot;&quot;); IF(AND([.D287]=&quot;x&quot;; COUNTIF([.E287:.F287];&quot;x&quot;) &gt; 0); &quot;,&quot;; &quot;&quot;); IF([.E287]=&quot;x&quot;;&quot;&quot;&quot;area&quot;&quot;&quot;;&quot;&quot;); IF(AND([.E287]=&quot;x&quot;; [.F287]=&quot;x&quot;); &quot;,&quot;; &quot;&quot;); IF([.F287]=&quot;x&quot;;&quot;&quot;&quot;relation&quot;&quot;&quot;;&quot;&quot;); &quot;]&quot;; IF([.G287]&lt;&gt;&quot;&quot;; CONCATENATE(&quot;, &quot;&quot;icon_url&quot;&quot;: &quot;&quot;&quot;; [.G287]; &quot;&quot;&quot;&quot;); &quot;&quot;); IF([.H287]&lt;&gt;&quot;&quot;; CONCATENATE(&quot;, &quot;&quot;description&quot;&quot;: &quot;&quot;&quot;; [.H287]; &quot;&quot;&quot;&quot;); &quot;&quot;); &quot; },&quot;)" office:value-type="string" office:string-value="        { &quot;key&quot;: &quot;leisure&quot;, &quot;value&quot;: &quot;playground&quot;, &quot;object_types&quot;: [&quot;area&quot;] }," calcext:value-type="string">
            <text:p><text:s text:c="8"/>{ "key": "leisure", "value": "playground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swimming_po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88]; IF([.B288]&lt;&gt;&quot;&quot;; CONCATENATE(&quot;&quot;&quot;, &quot;&quot;value&quot;&quot;: &quot;&quot;&quot;; [.B288]); &quot;&quot;); &quot;&quot;&quot;, &quot;&quot;object_types&quot;&quot;: [&quot;; IF([.C288]=&quot;x&quot;;&quot;&quot;&quot;node&quot;&quot;&quot;;&quot;&quot;); IF(AND([.C288]=&quot;x&quot;; COUNTIF([.D288:.F288];&quot;x&quot;) &gt; 0); &quot;,&quot;; &quot;&quot;); IF([.D288]=&quot;x&quot;;&quot;&quot;&quot;way&quot;&quot;&quot;;&quot;&quot;); IF(AND([.D288]=&quot;x&quot;; COUNTIF([.E288:.F288];&quot;x&quot;) &gt; 0); &quot;,&quot;; &quot;&quot;); IF([.E288]=&quot;x&quot;;&quot;&quot;&quot;area&quot;&quot;&quot;;&quot;&quot;); IF(AND([.E288]=&quot;x&quot;; [.F288]=&quot;x&quot;); &quot;,&quot;; &quot;&quot;); IF([.F288]=&quot;x&quot;;&quot;&quot;&quot;relation&quot;&quot;&quot;;&quot;&quot;); &quot;]&quot;; IF([.G288]&lt;&gt;&quot;&quot;; CONCATENATE(&quot;, &quot;&quot;icon_url&quot;&quot;: &quot;&quot;&quot;; [.G288]; &quot;&quot;&quot;&quot;); &quot;&quot;); IF([.H288]&lt;&gt;&quot;&quot;; CONCATENATE(&quot;, &quot;&quot;description&quot;&quot;: &quot;&quot;&quot;; [.H288]; &quot;&quot;&quot;&quot;); &quot;&quot;); &quot; },&quot;)" office:value-type="string" office:string-value="        { &quot;key&quot;: &quot;leisure&quot;, &quot;value&quot;: &quot;swimming_pool&quot;, &quot;object_types&quot;: [&quot;area&quot;] }," calcext:value-type="string">
            <text:p><text:s text:c="8"/>{ "key": "leisure", "value": "swimming_pool", "object_types": ["area"] },</text:p>
          </table:table-cell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89]; IF([.B289]&lt;&gt;&quot;&quot;; CONCATENATE(&quot;&quot;&quot;, &quot;&quot;value&quot;&quot;: &quot;&quot;&quot;; [.B289]); &quot;&quot;); &quot;&quot;&quot;, &quot;&quot;object_types&quot;&quot;: [&quot;; IF([.C289]=&quot;x&quot;;&quot;&quot;&quot;node&quot;&quot;&quot;;&quot;&quot;); IF(AND([.C289]=&quot;x&quot;; COUNTIF([.D289:.F289];&quot;x&quot;) &gt; 0); &quot;,&quot;; &quot;&quot;); IF([.D289]=&quot;x&quot;;&quot;&quot;&quot;way&quot;&quot;&quot;;&quot;&quot;); IF(AND([.D289]=&quot;x&quot;; COUNTIF([.E289:.F289];&quot;x&quot;) &gt; 0); &quot;,&quot;; &quot;&quot;); IF([.E289]=&quot;x&quot;;&quot;&quot;&quot;area&quot;&quot;&quot;;&quot;&quot;); IF(AND([.E289]=&quot;x&quot;; [.F289]=&quot;x&quot;); &quot;,&quot;; &quot;&quot;); IF([.F289]=&quot;x&quot;;&quot;&quot;&quot;relation&quot;&quot;&quot;;&quot;&quot;); &quot;]&quot;; IF([.G289]&lt;&gt;&quot;&quot;; CONCATENATE(&quot;, &quot;&quot;icon_url&quot;&quot;: &quot;&quot;&quot;; [.G289]; &quot;&quot;&quot;&quot;); &quot;&quot;); IF([.H289]&lt;&gt;&quot;&quot;; CONCATENATE(&quot;, &quot;&quot;description&quot;&quot;: &quot;&quot;&quot;; [.H289]; &quot;&quot;&quot;&quot;); &quot;&quot;); &quot; },&quot;)" office:value-type="string" office:string-value="        { &quot;key&quot;: &quot;leisure&quot;, &quot;value&quot;: &quot;table&quot;, &quot;object_types&quot;: [&quot;node&quot;] }," calcext:value-type="string">
            <text:p><text:s text:c="8"/>{ "key": "leisure", "value": "table", "object_types": ["node"] },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to render some point features (e.g. traffic calming, road markings) according to their size.</text:p>
          </table:table-cell>
          <table:table-cell table:formula="of:=CONCATENATE(&quot;        { &quot;&quot;key&quot;&quot;: &quot;&quot;&quot;; [.A290]; IF([.B290]&lt;&gt;&quot;&quot;; CONCATENATE(&quot;&quot;&quot;, &quot;&quot;value&quot;&quot;: &quot;&quot;&quot;; [.B290]); &quot;&quot;); &quot;&quot;&quot;, &quot;&quot;object_types&quot;&quot;: [&quot;; IF([.C290]=&quot;x&quot;;&quot;&quot;&quot;node&quot;&quot;&quot;;&quot;&quot;); IF(AND([.C290]=&quot;x&quot;; COUNTIF([.D290:.F290];&quot;x&quot;) &gt; 0); &quot;,&quot;; &quot;&quot;); IF([.D290]=&quot;x&quot;;&quot;&quot;&quot;way&quot;&quot;&quot;;&quot;&quot;); IF(AND([.D290]=&quot;x&quot;; COUNTIF([.E290:.F290];&quot;x&quot;) &gt; 0); &quot;,&quot;; &quot;&quot;); IF([.E290]=&quot;x&quot;;&quot;&quot;&quot;area&quot;&quot;&quot;;&quot;&quot;); IF(AND([.E290]=&quot;x&quot;; [.F290]=&quot;x&quot;); &quot;,&quot;; &quot;&quot;); IF([.F290]=&quot;x&quot;;&quot;&quot;&quot;relation&quot;&quot;&quot;;&quot;&quot;); &quot;]&quot;; IF([.G290]&lt;&gt;&quot;&quot;; CONCATENATE(&quot;, &quot;&quot;icon_url&quot;&quot;: &quot;&quot;&quot;; [.G290]; &quot;&quot;&quot;&quot;); &quot;&quot;); IF([.H290]&lt;&gt;&quot;&quot;; CONCATENATE(&quot;, &quot;&quot;description&quot;&quot;: &quot;&quot;&quot;; [.H290]; &quot;&quot;&quot;&quot;); &quot;&quot;); &quot; },&quot;)" office:value-type="string" office:string-value="        { &quot;key&quot;: &quot;length&quot;, &quot;object_types&quot;: [&quot;node&quot;], &quot;description&quot;: &quot;Used to render some point features (e.g. traffic calming, road markings) according to their size.&quot; }," calcext:value-type="string">
            <text:p><text:s text:c="8"/>{ "key": "length", "object_types": ["node"], "description": "Used to render some point features (e.g. traffic calming, road markings) according to their size." },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sed to filter features that are not rendered, esp. underground and some indoor features.</text:p>
          </table:table-cell>
          <table:table-cell table:formula="of:=CONCATENATE(&quot;        { &quot;&quot;key&quot;&quot;: &quot;&quot;&quot;; [.A291]; IF([.B291]&lt;&gt;&quot;&quot;; CONCATENATE(&quot;&quot;&quot;, &quot;&quot;value&quot;&quot;: &quot;&quot;&quot;; [.B291]); &quot;&quot;); &quot;&quot;&quot;, &quot;&quot;object_types&quot;&quot;: [&quot;; IF([.C291]=&quot;x&quot;;&quot;&quot;&quot;node&quot;&quot;&quot;;&quot;&quot;); IF(AND([.C291]=&quot;x&quot;; COUNTIF([.D291:.F291];&quot;x&quot;) &gt; 0); &quot;,&quot;; &quot;&quot;); IF([.D291]=&quot;x&quot;;&quot;&quot;&quot;way&quot;&quot;&quot;;&quot;&quot;); IF(AND([.D291]=&quot;x&quot;; COUNTIF([.E291:.F291];&quot;x&quot;) &gt; 0); &quot;,&quot;; &quot;&quot;); IF([.E291]=&quot;x&quot;;&quot;&quot;&quot;area&quot;&quot;&quot;;&quot;&quot;); IF(AND([.E291]=&quot;x&quot;; [.F291]=&quot;x&quot;); &quot;,&quot;; &quot;&quot;); IF([.F291]=&quot;x&quot;;&quot;&quot;&quot;relation&quot;&quot;&quot;;&quot;&quot;); &quot;]&quot;; IF([.G291]&lt;&gt;&quot;&quot;; CONCATENATE(&quot;, &quot;&quot;icon_url&quot;&quot;: &quot;&quot;&quot;; [.G291]; &quot;&quot;&quot;&quot;); &quot;&quot;); IF([.H291]&lt;&gt;&quot;&quot;; CONCATENATE(&quot;, &quot;&quot;description&quot;&quot;: &quot;&quot;&quot;; [.H291]; &quot;&quot;&quot;&quot;); &quot;&quot;); &quot; },&quot;)" office:value-type="string" office:string-value="        { &quot;key&quot;: &quot;location&quot;, &quot;object_types&quot;: [&quot;node&quot;,&quot;way&quot;,&quot;area&quot;], &quot;description&quot;: &quot;Used to filter features that are not rendered, esp. underground and some indoor features.&quot; }," calcext:value-type="string">
            <text:p><text:s text:c="8"/>{ "key": "location", "object_types": ["node","way","area"], "description": "Used to filter features that are not rendered, esp. underground and some indoor features."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brid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2]; IF([.B292]&lt;&gt;&quot;&quot;; CONCATENATE(&quot;&quot;&quot;, &quot;&quot;value&quot;&quot;: &quot;&quot;&quot;; [.B292]); &quot;&quot;); &quot;&quot;&quot;, &quot;&quot;object_types&quot;&quot;: [&quot;; IF([.C292]=&quot;x&quot;;&quot;&quot;&quot;node&quot;&quot;&quot;;&quot;&quot;); IF(AND([.C292]=&quot;x&quot;; COUNTIF([.D292:.F292];&quot;x&quot;) &gt; 0); &quot;,&quot;; &quot;&quot;); IF([.D292]=&quot;x&quot;;&quot;&quot;&quot;way&quot;&quot;&quot;;&quot;&quot;); IF(AND([.D292]=&quot;x&quot;; COUNTIF([.E292:.F292];&quot;x&quot;) &gt; 0); &quot;,&quot;; &quot;&quot;); IF([.E292]=&quot;x&quot;;&quot;&quot;&quot;area&quot;&quot;&quot;;&quot;&quot;); IF(AND([.E292]=&quot;x&quot;; [.F292]=&quot;x&quot;); &quot;,&quot;; &quot;&quot;); IF([.F292]=&quot;x&quot;;&quot;&quot;&quot;relation&quot;&quot;&quot;;&quot;&quot;); &quot;]&quot;; IF([.G292]&lt;&gt;&quot;&quot;; CONCATENATE(&quot;, &quot;&quot;icon_url&quot;&quot;: &quot;&quot;&quot;; [.G292]; &quot;&quot;&quot;&quot;); &quot;&quot;); IF([.H292]&lt;&gt;&quot;&quot;; CONCATENATE(&quot;, &quot;&quot;description&quot;&quot;: &quot;&quot;&quot;; [.H292]; &quot;&quot;&quot;&quot;); &quot;&quot;); &quot; },&quot;)" office:value-type="string" office:string-value="        { &quot;key&quot;: &quot;man_made&quot;, &quot;value&quot;: &quot;bridge&quot;, &quot;object_types&quot;: [&quot;area&quot;] }," calcext:value-type="string">
            <text:p><text:s text:c="8"/>{ "key": "man_made", "value": "bridge", "object_types": [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chimne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3]; IF([.B293]&lt;&gt;&quot;&quot;; CONCATENATE(&quot;&quot;&quot;, &quot;&quot;value&quot;&quot;: &quot;&quot;&quot;; [.B293]); &quot;&quot;); &quot;&quot;&quot;, &quot;&quot;object_types&quot;&quot;: [&quot;; IF([.C293]=&quot;x&quot;;&quot;&quot;&quot;node&quot;&quot;&quot;;&quot;&quot;); IF(AND([.C293]=&quot;x&quot;; COUNTIF([.D293:.F293];&quot;x&quot;) &gt; 0); &quot;,&quot;; &quot;&quot;); IF([.D293]=&quot;x&quot;;&quot;&quot;&quot;way&quot;&quot;&quot;;&quot;&quot;); IF(AND([.D293]=&quot;x&quot;; COUNTIF([.E293:.F293];&quot;x&quot;) &gt; 0); &quot;,&quot;; &quot;&quot;); IF([.E293]=&quot;x&quot;;&quot;&quot;&quot;area&quot;&quot;&quot;;&quot;&quot;); IF(AND([.E293]=&quot;x&quot;; [.F293]=&quot;x&quot;); &quot;,&quot;; &quot;&quot;); IF([.F293]=&quot;x&quot;;&quot;&quot;&quot;relation&quot;&quot;&quot;;&quot;&quot;); &quot;]&quot;; IF([.G293]&lt;&gt;&quot;&quot;; CONCATENATE(&quot;, &quot;&quot;icon_url&quot;&quot;: &quot;&quot;&quot;; [.G293]; &quot;&quot;&quot;&quot;); &quot;&quot;); IF([.H293]&lt;&gt;&quot;&quot;; CONCATENATE(&quot;, &quot;&quot;description&quot;&quot;: &quot;&quot;&quot;; [.H293]; &quot;&quot;&quot;&quot;); &quot;&quot;); &quot; },&quot;)" office:value-type="string" office:string-value="        { &quot;key&quot;: &quot;man_made&quot;, &quot;value&quot;: &quot;chimney&quot;, &quot;object_types&quot;: [&quot;node&quot;,&quot;area&quot;] }," calcext:value-type="string">
            <text:p><text:s text:c="8"/>{ "key": "man_made", "value": "chimney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embankmen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294]; IF([.B294]&lt;&gt;&quot;&quot;; CONCATENATE(&quot;&quot;&quot;, &quot;&quot;value&quot;&quot;: &quot;&quot;&quot;; [.B294]); &quot;&quot;); &quot;&quot;&quot;, &quot;&quot;object_types&quot;&quot;: [&quot;; IF([.C294]=&quot;x&quot;;&quot;&quot;&quot;node&quot;&quot;&quot;;&quot;&quot;); IF(AND([.C294]=&quot;x&quot;; COUNTIF([.D294:.F294];&quot;x&quot;) &gt; 0); &quot;,&quot;; &quot;&quot;); IF([.D294]=&quot;x&quot;;&quot;&quot;&quot;way&quot;&quot;&quot;;&quot;&quot;); IF(AND([.D294]=&quot;x&quot;; COUNTIF([.E294:.F294];&quot;x&quot;) &gt; 0); &quot;,&quot;; &quot;&quot;); IF([.E294]=&quot;x&quot;;&quot;&quot;&quot;area&quot;&quot;&quot;;&quot;&quot;); IF(AND([.E294]=&quot;x&quot;; [.F294]=&quot;x&quot;); &quot;,&quot;; &quot;&quot;); IF([.F294]=&quot;x&quot;;&quot;&quot;&quot;relation&quot;&quot;&quot;;&quot;&quot;); &quot;]&quot;; IF([.G294]&lt;&gt;&quot;&quot;; CONCATENATE(&quot;, &quot;&quot;icon_url&quot;&quot;: &quot;&quot;&quot;; [.G294]; &quot;&quot;&quot;&quot;); &quot;&quot;); IF([.H294]&lt;&gt;&quot;&quot;; CONCATENATE(&quot;, &quot;&quot;description&quot;&quot;: &quot;&quot;&quot;; [.H294]; &quot;&quot;&quot;&quot;); &quot;&quot;); &quot; },&quot;)" office:value-type="string" office:string-value="        { &quot;key&quot;: &quot;man_made&quot;, &quot;value&quot;: &quot;embankment&quot;, &quot;object_types&quot;: [&quot;way&quot;] }," calcext:value-type="string">
            <text:p><text:s text:c="8"/>{ "key": "man_made", "value": "embankment", "object_types": ["way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flagpo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5]; IF([.B295]&lt;&gt;&quot;&quot;; CONCATENATE(&quot;&quot;&quot;, &quot;&quot;value&quot;&quot;: &quot;&quot;&quot;; [.B295]); &quot;&quot;); &quot;&quot;&quot;, &quot;&quot;object_types&quot;&quot;: [&quot;; IF([.C295]=&quot;x&quot;;&quot;&quot;&quot;node&quot;&quot;&quot;;&quot;&quot;); IF(AND([.C295]=&quot;x&quot;; COUNTIF([.D295:.F295];&quot;x&quot;) &gt; 0); &quot;,&quot;; &quot;&quot;); IF([.D295]=&quot;x&quot;;&quot;&quot;&quot;way&quot;&quot;&quot;;&quot;&quot;); IF(AND([.D295]=&quot;x&quot;; COUNTIF([.E295:.F295];&quot;x&quot;) &gt; 0); &quot;,&quot;; &quot;&quot;); IF([.E295]=&quot;x&quot;;&quot;&quot;&quot;area&quot;&quot;&quot;;&quot;&quot;); IF(AND([.E295]=&quot;x&quot;; [.F295]=&quot;x&quot;); &quot;,&quot;; &quot;&quot;); IF([.F295]=&quot;x&quot;;&quot;&quot;&quot;relation&quot;&quot;&quot;;&quot;&quot;); &quot;]&quot;; IF([.G295]&lt;&gt;&quot;&quot;; CONCATENATE(&quot;, &quot;&quot;icon_url&quot;&quot;: &quot;&quot;&quot;; [.G295]; &quot;&quot;&quot;&quot;); &quot;&quot;); IF([.H295]&lt;&gt;&quot;&quot;; CONCATENATE(&quot;, &quot;&quot;description&quot;&quot;: &quot;&quot;&quot;; [.H295]; &quot;&quot;&quot;&quot;); &quot;&quot;); &quot; },&quot;)" office:value-type="string" office:string-value="        { &quot;key&quot;: &quot;man_made&quot;, &quot;value&quot;: &quot;flagpole&quot;, &quot;object_types&quot;: [&quot;node&quot;] }," calcext:value-type="string">
            <text:p><text:s text:c="8"/>{ "key": "man_made", "value": "flagpole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guard_ston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6]; IF([.B296]&lt;&gt;&quot;&quot;; CONCATENATE(&quot;&quot;&quot;, &quot;&quot;value&quot;&quot;: &quot;&quot;&quot;; [.B296]); &quot;&quot;); &quot;&quot;&quot;, &quot;&quot;object_types&quot;&quot;: [&quot;; IF([.C296]=&quot;x&quot;;&quot;&quot;&quot;node&quot;&quot;&quot;;&quot;&quot;); IF(AND([.C296]=&quot;x&quot;; COUNTIF([.D296:.F296];&quot;x&quot;) &gt; 0); &quot;,&quot;; &quot;&quot;); IF([.D296]=&quot;x&quot;;&quot;&quot;&quot;way&quot;&quot;&quot;;&quot;&quot;); IF(AND([.D296]=&quot;x&quot;; COUNTIF([.E296:.F296];&quot;x&quot;) &gt; 0); &quot;,&quot;; &quot;&quot;); IF([.E296]=&quot;x&quot;;&quot;&quot;&quot;area&quot;&quot;&quot;;&quot;&quot;); IF(AND([.E296]=&quot;x&quot;; [.F296]=&quot;x&quot;); &quot;,&quot;; &quot;&quot;); IF([.F296]=&quot;x&quot;;&quot;&quot;&quot;relation&quot;&quot;&quot;;&quot;&quot;); &quot;]&quot;; IF([.G296]&lt;&gt;&quot;&quot;; CONCATENATE(&quot;, &quot;&quot;icon_url&quot;&quot;: &quot;&quot;&quot;; [.G296]; &quot;&quot;&quot;&quot;); &quot;&quot;); IF([.H296]&lt;&gt;&quot;&quot;; CONCATENATE(&quot;, &quot;&quot;description&quot;&quot;: &quot;&quot;&quot;; [.H296]; &quot;&quot;&quot;&quot;); &quot;&quot;); &quot; },&quot;)" office:value-type="string" office:string-value="        { &quot;key&quot;: &quot;man_made&quot;, &quot;value&quot;: &quot;guard_stone&quot;, &quot;object_types&quot;: [&quot;node&quot;] }," calcext:value-type="string">
            <text:p><text:s text:c="8"/>{ "key": "man_made", "value": "guard_stone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anhol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297]; IF([.B297]&lt;&gt;&quot;&quot;; CONCATENATE(&quot;&quot;&quot;, &quot;&quot;value&quot;&quot;: &quot;&quot;&quot;; [.B297]); &quot;&quot;); &quot;&quot;&quot;, &quot;&quot;object_types&quot;&quot;: [&quot;; IF([.C297]=&quot;x&quot;;&quot;&quot;&quot;node&quot;&quot;&quot;;&quot;&quot;); IF(AND([.C297]=&quot;x&quot;; COUNTIF([.D297:.F297];&quot;x&quot;) &gt; 0); &quot;,&quot;; &quot;&quot;); IF([.D297]=&quot;x&quot;;&quot;&quot;&quot;way&quot;&quot;&quot;;&quot;&quot;); IF(AND([.D297]=&quot;x&quot;; COUNTIF([.E297:.F297];&quot;x&quot;) &gt; 0); &quot;,&quot;; &quot;&quot;); IF([.E297]=&quot;x&quot;;&quot;&quot;&quot;area&quot;&quot;&quot;;&quot;&quot;); IF(AND([.E297]=&quot;x&quot;; [.F297]=&quot;x&quot;); &quot;,&quot;; &quot;&quot;); IF([.F297]=&quot;x&quot;;&quot;&quot;&quot;relation&quot;&quot;&quot;;&quot;&quot;); &quot;]&quot;; IF([.G297]&lt;&gt;&quot;&quot;; CONCATENATE(&quot;, &quot;&quot;icon_url&quot;&quot;: &quot;&quot;&quot;; [.G297]; &quot;&quot;&quot;&quot;); &quot;&quot;); IF([.H297]&lt;&gt;&quot;&quot;; CONCATENATE(&quot;, &quot;&quot;description&quot;&quot;: &quot;&quot;&quot;; [.H297]; &quot;&quot;&quot;&quot;); &quot;&quot;); &quot; },&quot;)" office:value-type="string" office:string-value="        { &quot;key&quot;: &quot;man_made&quot;, &quot;value&quot;: &quot;manhole&quot;, &quot;object_types&quot;: [&quot;node&quot;,&quot;area&quot;] }," calcext:value-type="string">
            <text:p><text:s text:c="8"/>{ "key": "man_made", "value": "manhole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8]; IF([.B298]&lt;&gt;&quot;&quot;; CONCATENATE(&quot;&quot;&quot;, &quot;&quot;value&quot;&quot;: &quot;&quot;&quot;; [.B298]); &quot;&quot;); &quot;&quot;&quot;, &quot;&quot;object_types&quot;&quot;: [&quot;; IF([.C298]=&quot;x&quot;;&quot;&quot;&quot;node&quot;&quot;&quot;;&quot;&quot;); IF(AND([.C298]=&quot;x&quot;; COUNTIF([.D298:.F298];&quot;x&quot;) &gt; 0); &quot;,&quot;; &quot;&quot;); IF([.D298]=&quot;x&quot;;&quot;&quot;&quot;way&quot;&quot;&quot;;&quot;&quot;); IF(AND([.D298]=&quot;x&quot;; COUNTIF([.E298:.F298];&quot;x&quot;) &gt; 0); &quot;,&quot;; &quot;&quot;); IF([.E298]=&quot;x&quot;;&quot;&quot;&quot;area&quot;&quot;&quot;;&quot;&quot;); IF(AND([.E298]=&quot;x&quot;; [.F298]=&quot;x&quot;); &quot;,&quot;; &quot;&quot;); IF([.F298]=&quot;x&quot;;&quot;&quot;&quot;relation&quot;&quot;&quot;;&quot;&quot;); &quot;]&quot;; IF([.G298]&lt;&gt;&quot;&quot;; CONCATENATE(&quot;, &quot;&quot;icon_url&quot;&quot;: &quot;&quot;&quot;; [.G298]; &quot;&quot;&quot;&quot;); &quot;&quot;); IF([.H298]&lt;&gt;&quot;&quot;; CONCATENATE(&quot;, &quot;&quot;description&quot;&quot;: &quot;&quot;&quot;; [.H298]; &quot;&quot;&quot;&quot;); &quot;&quot;); &quot; },&quot;)" office:value-type="string" office:string-value="        { &quot;key&quot;: &quot;man_made&quot;, &quot;value&quot;: &quot;mast&quot;, &quot;object_types&quot;: [&quot;node&quot;] }," calcext:value-type="string">
            <text:p><text:s text:c="8"/>{ "key": "man_made", "value": "mast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monitoring_st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299]; IF([.B299]&lt;&gt;&quot;&quot;; CONCATENATE(&quot;&quot;&quot;, &quot;&quot;value&quot;&quot;: &quot;&quot;&quot;; [.B299]); &quot;&quot;); &quot;&quot;&quot;, &quot;&quot;object_types&quot;&quot;: [&quot;; IF([.C299]=&quot;x&quot;;&quot;&quot;&quot;node&quot;&quot;&quot;;&quot;&quot;); IF(AND([.C299]=&quot;x&quot;; COUNTIF([.D299:.F299];&quot;x&quot;) &gt; 0); &quot;,&quot;; &quot;&quot;); IF([.D299]=&quot;x&quot;;&quot;&quot;&quot;way&quot;&quot;&quot;;&quot;&quot;); IF(AND([.D299]=&quot;x&quot;; COUNTIF([.E299:.F299];&quot;x&quot;) &gt; 0); &quot;,&quot;; &quot;&quot;); IF([.E299]=&quot;x&quot;;&quot;&quot;&quot;area&quot;&quot;&quot;;&quot;&quot;); IF(AND([.E299]=&quot;x&quot;; [.F299]=&quot;x&quot;); &quot;,&quot;; &quot;&quot;); IF([.F299]=&quot;x&quot;;&quot;&quot;&quot;relation&quot;&quot;&quot;;&quot;&quot;); &quot;]&quot;; IF([.G299]&lt;&gt;&quot;&quot;; CONCATENATE(&quot;, &quot;&quot;icon_url&quot;&quot;: &quot;&quot;&quot;; [.G299]; &quot;&quot;&quot;&quot;); &quot;&quot;); IF([.H299]&lt;&gt;&quot;&quot;; CONCATENATE(&quot;, &quot;&quot;description&quot;&quot;: &quot;&quot;&quot;; [.H299]; &quot;&quot;&quot;&quot;); &quot;&quot;); &quot; },&quot;)" office:value-type="string" office:string-value="        { &quot;key&quot;: &quot;man_made&quot;, &quot;value&quot;: &quot;monitoring_station&quot;, &quot;object_types&quot;: [&quot;node&quot;] }," calcext:value-type="string">
            <text:p><text:s text:c="8"/>{ "key": "man_made", "value": "monitoring_station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00]; IF([.B300]&lt;&gt;&quot;&quot;; CONCATENATE(&quot;&quot;&quot;, &quot;&quot;value&quot;&quot;: &quot;&quot;&quot;; [.B300]); &quot;&quot;); &quot;&quot;&quot;, &quot;&quot;object_types&quot;&quot;: [&quot;; IF([.C300]=&quot;x&quot;;&quot;&quot;&quot;node&quot;&quot;&quot;;&quot;&quot;); IF(AND([.C300]=&quot;x&quot;; COUNTIF([.D300:.F300];&quot;x&quot;) &gt; 0); &quot;,&quot;; &quot;&quot;); IF([.D300]=&quot;x&quot;;&quot;&quot;&quot;way&quot;&quot;&quot;;&quot;&quot;); IF(AND([.D300]=&quot;x&quot;; COUNTIF([.E300:.F300];&quot;x&quot;) &gt; 0); &quot;,&quot;; &quot;&quot;); IF([.E300]=&quot;x&quot;;&quot;&quot;&quot;area&quot;&quot;&quot;;&quot;&quot;); IF(AND([.E300]=&quot;x&quot;; [.F300]=&quot;x&quot;); &quot;,&quot;; &quot;&quot;); IF([.F300]=&quot;x&quot;;&quot;&quot;&quot;relation&quot;&quot;&quot;;&quot;&quot;); &quot;]&quot;; IF([.G300]&lt;&gt;&quot;&quot;; CONCATENATE(&quot;, &quot;&quot;icon_url&quot;&quot;: &quot;&quot;&quot;; [.G300]; &quot;&quot;&quot;&quot;); &quot;&quot;); IF([.H300]&lt;&gt;&quot;&quot;; CONCATENATE(&quot;, &quot;&quot;description&quot;&quot;: &quot;&quot;&quot;; [.H300]; &quot;&quot;&quot;&quot;); &quot;&quot;); &quot; },&quot;)" office:value-type="string" office:string-value="        { &quot;key&quot;: &quot;man_made&quot;, &quot;value&quot;: &quot;planter&quot;, &quot;object_types&quot;: [&quot;node&quot;,&quot;area&quot;] }," calcext:value-type="string">
            <text:p><text:s text:c="8"/>{ "key": "man_made", "value": "planter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01]; IF([.B301]&lt;&gt;&quot;&quot;; CONCATENATE(&quot;&quot;&quot;, &quot;&quot;value&quot;&quot;: &quot;&quot;&quot;; [.B301]); &quot;&quot;); &quot;&quot;&quot;, &quot;&quot;object_types&quot;&quot;: [&quot;; IF([.C301]=&quot;x&quot;;&quot;&quot;&quot;node&quot;&quot;&quot;;&quot;&quot;); IF(AND([.C301]=&quot;x&quot;; COUNTIF([.D301:.F301];&quot;x&quot;) &gt; 0); &quot;,&quot;; &quot;&quot;); IF([.D301]=&quot;x&quot;;&quot;&quot;&quot;way&quot;&quot;&quot;;&quot;&quot;); IF(AND([.D301]=&quot;x&quot;; COUNTIF([.E301:.F301];&quot;x&quot;) &gt; 0); &quot;,&quot;; &quot;&quot;); IF([.E301]=&quot;x&quot;;&quot;&quot;&quot;area&quot;&quot;&quot;;&quot;&quot;); IF(AND([.E301]=&quot;x&quot;; [.F301]=&quot;x&quot;); &quot;,&quot;; &quot;&quot;); IF([.F301]=&quot;x&quot;;&quot;&quot;&quot;relation&quot;&quot;&quot;;&quot;&quot;); &quot;]&quot;; IF([.G301]&lt;&gt;&quot;&quot;; CONCATENATE(&quot;, &quot;&quot;icon_url&quot;&quot;: &quot;&quot;&quot;; [.G301]; &quot;&quot;&quot;&quot;); &quot;&quot;); IF([.H301]&lt;&gt;&quot;&quot;; CONCATENATE(&quot;, &quot;&quot;description&quot;&quot;: &quot;&quot;&quot;; [.H301]; &quot;&quot;&quot;&quot;); &quot;&quot;); &quot; },&quot;)" office:value-type="string" office:string-value="        { &quot;key&quot;: &quot;man_made&quot;, &quot;value&quot;: &quot;pole&quot;, &quot;object_types&quot;: [&quot;node&quot;] }," calcext:value-type="string">
            <text:p><text:s text:c="8"/>{ "key": "man_made", "value": "pole", "object_types": ["node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street_cabine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02]; IF([.B302]&lt;&gt;&quot;&quot;; CONCATENATE(&quot;&quot;&quot;, &quot;&quot;value&quot;&quot;: &quot;&quot;&quot;; [.B302]); &quot;&quot;); &quot;&quot;&quot;, &quot;&quot;object_types&quot;&quot;: [&quot;; IF([.C302]=&quot;x&quot;;&quot;&quot;&quot;node&quot;&quot;&quot;;&quot;&quot;); IF(AND([.C302]=&quot;x&quot;; COUNTIF([.D302:.F302];&quot;x&quot;) &gt; 0); &quot;,&quot;; &quot;&quot;); IF([.D302]=&quot;x&quot;;&quot;&quot;&quot;way&quot;&quot;&quot;;&quot;&quot;); IF(AND([.D302]=&quot;x&quot;; COUNTIF([.E302:.F302];&quot;x&quot;) &gt; 0); &quot;,&quot;; &quot;&quot;); IF([.E302]=&quot;x&quot;;&quot;&quot;&quot;area&quot;&quot;&quot;;&quot;&quot;); IF(AND([.E302]=&quot;x&quot;; [.F302]=&quot;x&quot;); &quot;,&quot;; &quot;&quot;); IF([.F302]=&quot;x&quot;;&quot;&quot;&quot;relation&quot;&quot;&quot;;&quot;&quot;); &quot;]&quot;; IF([.G302]&lt;&gt;&quot;&quot;; CONCATENATE(&quot;, &quot;&quot;icon_url&quot;&quot;: &quot;&quot;&quot;; [.G302]; &quot;&quot;&quot;&quot;); &quot;&quot;); IF([.H302]&lt;&gt;&quot;&quot;; CONCATENATE(&quot;, &quot;&quot;description&quot;&quot;: &quot;&quot;&quot;; [.H302]; &quot;&quot;&quot;&quot;); &quot;&quot;); &quot; },&quot;)" office:value-type="string" office:string-value="        { &quot;key&quot;: &quot;man_made&quot;, &quot;value&quot;: &quot;street_cabinet&quot;, &quot;object_types&quot;: [&quot;node&quot;,&quot;area&quot;] }," calcext:value-type="string">
            <text:p><text:s text:c="8"/>{ "key": "man_made", "value": "street_cabinet", "object_types": ["node","area"] },</text:p>
          </table:table-cell>
        </table:table-row>
        <table:table-row table:style-name="ro1">
          <table:table-cell office:value-type="string" calcext:value-type="string">
            <text:p>man_made</text:p>
          </table:table-cell>
          <table:table-cell office:value-type="string" calcext:value-type="string">
            <text:p>water_wel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03]; IF([.B303]&lt;&gt;&quot;&quot;; CONCATENATE(&quot;&quot;&quot;, &quot;&quot;value&quot;&quot;: &quot;&quot;&quot;; [.B303]); &quot;&quot;); &quot;&quot;&quot;, &quot;&quot;object_types&quot;&quot;: [&quot;; IF([.C303]=&quot;x&quot;;&quot;&quot;&quot;node&quot;&quot;&quot;;&quot;&quot;); IF(AND([.C303]=&quot;x&quot;; COUNTIF([.D303:.F303];&quot;x&quot;) &gt; 0); &quot;,&quot;; &quot;&quot;); IF([.D303]=&quot;x&quot;;&quot;&quot;&quot;way&quot;&quot;&quot;;&quot;&quot;); IF(AND([.D303]=&quot;x&quot;; COUNTIF([.E303:.F303];&quot;x&quot;) &gt; 0); &quot;,&quot;; &quot;&quot;); IF([.E303]=&quot;x&quot;;&quot;&quot;&quot;area&quot;&quot;&quot;;&quot;&quot;); IF(AND([.E303]=&quot;x&quot;; [.F303]=&quot;x&quot;); &quot;,&quot;; &quot;&quot;); IF([.F303]=&quot;x&quot;;&quot;&quot;&quot;relation&quot;&quot;&quot;;&quot;&quot;); &quot;]&quot;; IF([.G303]&lt;&gt;&quot;&quot;; CONCATENATE(&quot;, &quot;&quot;icon_url&quot;&quot;: &quot;&quot;&quot;; [.G303]; &quot;&quot;&quot;&quot;); &quot;&quot;); IF([.H303]&lt;&gt;&quot;&quot;; CONCATENATE(&quot;, &quot;&quot;description&quot;&quot;: &quot;&quot;&quot;; [.H303]; &quot;&quot;&quot;&quot;); &quot;&quot;); &quot; },&quot;)" office:value-type="string" office:string-value="        { &quot;key&quot;: &quot;man_made&quot;, &quot;value&quot;: &quot;water_well&quot;, &quot;object_types&quot;: [&quot;node&quot;] }," calcext:value-type="string">
            <text:p><text:s text:c="8"/>{ "key": "man_made", "value": "water_well", "object_types": ["node"] },</text:p>
          </table:table-cell>
        </table:table-row>
        <table:table-row table:style-name="ro1">
          <table:table-cell office:value-type="string" calcext:value-type="string">
            <text:p>mar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04]; IF([.B304]&lt;&gt;&quot;&quot;; CONCATENATE(&quot;&quot;&quot;, &quot;&quot;value&quot;&quot;: &quot;&quot;&quot;; [.B304]); &quot;&quot;); &quot;&quot;&quot;, &quot;&quot;object_types&quot;&quot;: [&quot;; IF([.C304]=&quot;x&quot;;&quot;&quot;&quot;node&quot;&quot;&quot;;&quot;&quot;); IF(AND([.C304]=&quot;x&quot;; COUNTIF([.D304:.F304];&quot;x&quot;) &gt; 0); &quot;,&quot;; &quot;&quot;); IF([.D304]=&quot;x&quot;;&quot;&quot;&quot;way&quot;&quot;&quot;;&quot;&quot;); IF(AND([.D304]=&quot;x&quot;; COUNTIF([.E304:.F304];&quot;x&quot;) &gt; 0); &quot;,&quot;; &quot;&quot;); IF([.E304]=&quot;x&quot;;&quot;&quot;&quot;area&quot;&quot;&quot;;&quot;&quot;); IF(AND([.E304]=&quot;x&quot;; [.F304]=&quot;x&quot;); &quot;,&quot;; &quot;&quot;); IF([.F304]=&quot;x&quot;;&quot;&quot;&quot;relation&quot;&quot;&quot;;&quot;&quot;); &quot;]&quot;; IF([.G304]&lt;&gt;&quot;&quot;; CONCATENATE(&quot;, &quot;&quot;icon_url&quot;&quot;: &quot;&quot;&quot;; [.G304]; &quot;&quot;&quot;&quot;); &quot;&quot;); IF([.H304]&lt;&gt;&quot;&quot;; CONCATENATE(&quot;, &quot;&quot;description&quot;&quot;: &quot;&quot;&quot;; [.H304]; &quot;&quot;&quot;&quot;); &quot;&quot;); &quot; },&quot;)" office:value-type="string" office:string-value="        { &quot;key&quot;: &quot;marking&quot;, &quot;object_types&quot;: [&quot;way&quot;] }," calcext:value-type="string">
            <text:p><text:s text:c="8"/>{ "key": "marking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05]; IF([.B305]&lt;&gt;&quot;&quot;; CONCATENATE(&quot;&quot;&quot;, &quot;&quot;value&quot;&quot;: &quot;&quot;&quot;; [.B305]); &quot;&quot;); &quot;&quot;&quot;, &quot;&quot;object_types&quot;&quot;: [&quot;; IF([.C305]=&quot;x&quot;;&quot;&quot;&quot;node&quot;&quot;&quot;;&quot;&quot;); IF(AND([.C305]=&quot;x&quot;; COUNTIF([.D305:.F305];&quot;x&quot;) &gt; 0); &quot;,&quot;; &quot;&quot;); IF([.D305]=&quot;x&quot;;&quot;&quot;&quot;way&quot;&quot;&quot;;&quot;&quot;); IF(AND([.D305]=&quot;x&quot;; COUNTIF([.E305:.F305];&quot;x&quot;) &gt; 0); &quot;,&quot;; &quot;&quot;); IF([.E305]=&quot;x&quot;;&quot;&quot;&quot;area&quot;&quot;&quot;;&quot;&quot;); IF(AND([.E305]=&quot;x&quot;; [.F305]=&quot;x&quot;); &quot;,&quot;; &quot;&quot;); IF([.F305]=&quot;x&quot;;&quot;&quot;&quot;relation&quot;&quot;&quot;;&quot;&quot;); &quot;]&quot;; IF([.G305]&lt;&gt;&quot;&quot;; CONCATENATE(&quot;, &quot;&quot;icon_url&quot;&quot;: &quot;&quot;&quot;; [.G305]; &quot;&quot;&quot;&quot;); &quot;&quot;); IF([.H305]&lt;&gt;&quot;&quot;; CONCATENATE(&quot;, &quot;&quot;description&quot;&quot;: &quot;&quot;&quot;; [.H305]; &quot;&quot;&quot;&quot;); &quot;&quot;); &quot; },&quot;)" office:value-type="string" office:string-value="        { &quot;key&quot;: &quot;marking:both&quot;, &quot;object_types&quot;: [&quot;way&quot;] }," calcext:value-type="string">
            <text:p><text:s text:c="8"/>{ "key": "marking:both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06]; IF([.B306]&lt;&gt;&quot;&quot;; CONCATENATE(&quot;&quot;&quot;, &quot;&quot;value&quot;&quot;: &quot;&quot;&quot;; [.B306]); &quot;&quot;); &quot;&quot;&quot;, &quot;&quot;object_types&quot;&quot;: [&quot;; IF([.C306]=&quot;x&quot;;&quot;&quot;&quot;node&quot;&quot;&quot;;&quot;&quot;); IF(AND([.C306]=&quot;x&quot;; COUNTIF([.D306:.F306];&quot;x&quot;) &gt; 0); &quot;,&quot;; &quot;&quot;); IF([.D306]=&quot;x&quot;;&quot;&quot;&quot;way&quot;&quot;&quot;;&quot;&quot;); IF(AND([.D306]=&quot;x&quot;; COUNTIF([.E306:.F306];&quot;x&quot;) &gt; 0); &quot;,&quot;; &quot;&quot;); IF([.E306]=&quot;x&quot;;&quot;&quot;&quot;area&quot;&quot;&quot;;&quot;&quot;); IF(AND([.E306]=&quot;x&quot;; [.F306]=&quot;x&quot;); &quot;,&quot;; &quot;&quot;); IF([.F306]=&quot;x&quot;;&quot;&quot;&quot;relation&quot;&quot;&quot;;&quot;&quot;); &quot;]&quot;; IF([.G306]&lt;&gt;&quot;&quot;; CONCATENATE(&quot;, &quot;&quot;icon_url&quot;&quot;: &quot;&quot;&quot;; [.G306]; &quot;&quot;&quot;&quot;); &quot;&quot;); IF([.H306]&lt;&gt;&quot;&quot;; CONCATENATE(&quot;, &quot;&quot;description&quot;&quot;: &quot;&quot;&quot;; [.H306]; &quot;&quot;&quot;&quot;); &quot;&quot;); &quot; },&quot;)" office:value-type="string" office:string-value="        { &quot;key&quot;: &quot;marking:left&quot;, &quot;object_types&quot;: [&quot;way&quot;] }," calcext:value-type="string">
            <text:p><text:s text:c="8"/>{ "key": "marking:left", "object_types": ["way"] },</text:p>
          </table:table-cell>
        </table:table-row>
        <table:table-row table:style-name="ro1">
          <table:table-cell office:value-type="string" calcext:value-type="string">
            <text:p><text:span text:style-name="T1">marking</text:span>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07]; IF([.B307]&lt;&gt;&quot;&quot;; CONCATENATE(&quot;&quot;&quot;, &quot;&quot;value&quot;&quot;: &quot;&quot;&quot;; [.B307]); &quot;&quot;); &quot;&quot;&quot;, &quot;&quot;object_types&quot;&quot;: [&quot;; IF([.C307]=&quot;x&quot;;&quot;&quot;&quot;node&quot;&quot;&quot;;&quot;&quot;); IF(AND([.C307]=&quot;x&quot;; COUNTIF([.D307:.F307];&quot;x&quot;) &gt; 0); &quot;,&quot;; &quot;&quot;); IF([.D307]=&quot;x&quot;;&quot;&quot;&quot;way&quot;&quot;&quot;;&quot;&quot;); IF(AND([.D307]=&quot;x&quot;; COUNTIF([.E307:.F307];&quot;x&quot;) &gt; 0); &quot;,&quot;; &quot;&quot;); IF([.E307]=&quot;x&quot;;&quot;&quot;&quot;area&quot;&quot;&quot;;&quot;&quot;); IF(AND([.E307]=&quot;x&quot;; [.F307]=&quot;x&quot;); &quot;,&quot;; &quot;&quot;); IF([.F307]=&quot;x&quot;;&quot;&quot;&quot;relation&quot;&quot;&quot;;&quot;&quot;); &quot;]&quot;; IF([.G307]&lt;&gt;&quot;&quot;; CONCATENATE(&quot;, &quot;&quot;icon_url&quot;&quot;: &quot;&quot;&quot;; [.G307]; &quot;&quot;&quot;&quot;); &quot;&quot;); IF([.H307]&lt;&gt;&quot;&quot;; CONCATENATE(&quot;, &quot;&quot;description&quot;&quot;: &quot;&quot;&quot;; [.H307]; &quot;&quot;&quot;&quot;); &quot;&quot;); &quot; },&quot;)" office:value-type="string" office:string-value="        { &quot;key&quot;: &quot;marking:right&quot;, &quot;object_types&quot;: [&quot;way&quot;] }," calcext:value-type="string">
            <text:p><text:s text:c="8"/>{ "key": "marking:right", "object_types": ["way"] },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office:value-type="string" calcext:value-type="string">
            <text:p>stolperste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pan text:style-name="T1">Stolpersteine are rendered differently than other memorials (including „memorial=stolperstein“ and „memorial:type=stolperstein“</text:span>).</text:p>
          </table:table-cell>
          <table:table-cell table:formula="of:=CONCATENATE(&quot;        { &quot;&quot;key&quot;&quot;: &quot;&quot;&quot;; [.A308]; IF([.B308]&lt;&gt;&quot;&quot;; CONCATENATE(&quot;&quot;&quot;, &quot;&quot;value&quot;&quot;: &quot;&quot;&quot;; [.B308]); &quot;&quot;); &quot;&quot;&quot;, &quot;&quot;object_types&quot;&quot;: [&quot;; IF([.C308]=&quot;x&quot;;&quot;&quot;&quot;node&quot;&quot;&quot;;&quot;&quot;); IF(AND([.C308]=&quot;x&quot;; COUNTIF([.D308:.F308];&quot;x&quot;) &gt; 0); &quot;,&quot;; &quot;&quot;); IF([.D308]=&quot;x&quot;;&quot;&quot;&quot;way&quot;&quot;&quot;;&quot;&quot;); IF(AND([.D308]=&quot;x&quot;; COUNTIF([.E308:.F308];&quot;x&quot;) &gt; 0); &quot;,&quot;; &quot;&quot;); IF([.E308]=&quot;x&quot;;&quot;&quot;&quot;area&quot;&quot;&quot;;&quot;&quot;); IF(AND([.E308]=&quot;x&quot;; [.F308]=&quot;x&quot;); &quot;,&quot;; &quot;&quot;); IF([.F308]=&quot;x&quot;;&quot;&quot;&quot;relation&quot;&quot;&quot;;&quot;&quot;); &quot;]&quot;; IF([.G308]&lt;&gt;&quot;&quot;; CONCATENATE(&quot;, &quot;&quot;icon_url&quot;&quot;: &quot;&quot;&quot;; [.G308]; &quot;&quot;&quot;&quot;); &quot;&quot;); IF([.H308]&lt;&gt;&quot;&quot;; CONCATENATE(&quot;, &quot;&quot;description&quot;&quot;: &quot;&quot;&quot;; [.H308]; &quot;&quot;&quot;&quot;); &quot;&quot;); &quot; },&quot;)" office:value-type="string" office:string-value="        { &quot;key&quot;: &quot;memorial&quot;, &quot;value&quot;: &quot;stolperstein&quot;, &quot;object_types&quot;: [&quot;node&quot;], &quot;description&quot;: &quot;Stolpersteine are rendered differently than other memorials (including „memorial=stolperstein“ and „memorial:type=stolperstein“).&quot; }," calcext:value-type="string">
            <text:p><text:s text:c="8"/>{ "key": "memorial", "value": "stolperstein", "object_types": ["node"], "description": "Stolpersteine are rendered differently than other memorials (including „memorial=stolperstein“ and „memorial:type=stolperstein“)." },</text:p>
          </table:table-cell>
        </table:table-row>
        <table:table-row table:style-name="ro1">
          <table:table-cell office:value-type="string" calcext:value-type="string">
            <text:p>memorial:type</text:p>
          </table:table-cell>
          <table:table-cell office:value-type="string" calcext:value-type="string">
            <text:p>stolperste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pan text:style-name="T1">Stolpersteine are rendered differently than other memorials (including „memorial=stolperstein“ and „memorial:type=stolperstein“</text:span>).</text:p>
          </table:table-cell>
          <table:table-cell table:formula="of:=CONCATENATE(&quot;        { &quot;&quot;key&quot;&quot;: &quot;&quot;&quot;; [.A309]; IF([.B309]&lt;&gt;&quot;&quot;; CONCATENATE(&quot;&quot;&quot;, &quot;&quot;value&quot;&quot;: &quot;&quot;&quot;; [.B309]); &quot;&quot;); &quot;&quot;&quot;, &quot;&quot;object_types&quot;&quot;: [&quot;; IF([.C309]=&quot;x&quot;;&quot;&quot;&quot;node&quot;&quot;&quot;;&quot;&quot;); IF(AND([.C309]=&quot;x&quot;; COUNTIF([.D309:.F309];&quot;x&quot;) &gt; 0); &quot;,&quot;; &quot;&quot;); IF([.D309]=&quot;x&quot;;&quot;&quot;&quot;way&quot;&quot;&quot;;&quot;&quot;); IF(AND([.D309]=&quot;x&quot;; COUNTIF([.E309:.F309];&quot;x&quot;) &gt; 0); &quot;,&quot;; &quot;&quot;); IF([.E309]=&quot;x&quot;;&quot;&quot;&quot;area&quot;&quot;&quot;;&quot;&quot;); IF(AND([.E309]=&quot;x&quot;; [.F309]=&quot;x&quot;); &quot;,&quot;; &quot;&quot;); IF([.F309]=&quot;x&quot;;&quot;&quot;&quot;relation&quot;&quot;&quot;;&quot;&quot;); &quot;]&quot;; IF([.G309]&lt;&gt;&quot;&quot;; CONCATENATE(&quot;, &quot;&quot;icon_url&quot;&quot;: &quot;&quot;&quot;; [.G309]; &quot;&quot;&quot;&quot;); &quot;&quot;); IF([.H309]&lt;&gt;&quot;&quot;; CONCATENATE(&quot;, &quot;&quot;description&quot;&quot;: &quot;&quot;&quot;; [.H309]; &quot;&quot;&quot;&quot;); &quot;&quot;); &quot; },&quot;)" office:value-type="string" office:string-value="        { &quot;key&quot;: &quot;memorial:type&quot;, &quot;value&quot;: &quot;stolperstein&quot;, &quot;object_types&quot;: [&quot;node&quot;], &quot;description&quot;: &quot;Stolpersteine are rendered differently than other memorials (including „memorial=stolperstein“ and „memorial:type=stolperstein“).&quot; }," calcext:value-type="string">
            <text:p><text:s text:c="8"/>{ "key": "memorial:type", "value": "stolperstein", "object_types": ["node"], "description": "Stolpersteine are rendered differently than other memorials (including „memorial=stolperstein“ and „memorial:type=stolperstein“)." },</text:p>
          </table:table-cell>
        </table:table-row>
        <table:table-row table:style-name="ro1">
          <table:table-cell office:value-type="string" calcext:value-type="string">
            <text:p>min_he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uildings are rendered with their footprint and 2D building parts. Floating building parts are visible.</text:p>
          </table:table-cell>
          <table:table-cell table:formula="of:=CONCATENATE(&quot;        { &quot;&quot;key&quot;&quot;: &quot;&quot;&quot;; [.A310]; IF([.B310]&lt;&gt;&quot;&quot;; CONCATENATE(&quot;&quot;&quot;, &quot;&quot;value&quot;&quot;: &quot;&quot;&quot;; [.B310]); &quot;&quot;); &quot;&quot;&quot;, &quot;&quot;object_types&quot;&quot;: [&quot;; IF([.C310]=&quot;x&quot;;&quot;&quot;&quot;node&quot;&quot;&quot;;&quot;&quot;); IF(AND([.C310]=&quot;x&quot;; COUNTIF([.D310:.F310];&quot;x&quot;) &gt; 0); &quot;,&quot;; &quot;&quot;); IF([.D310]=&quot;x&quot;;&quot;&quot;&quot;way&quot;&quot;&quot;;&quot;&quot;); IF(AND([.D310]=&quot;x&quot;; COUNTIF([.E310:.F310];&quot;x&quot;) &gt; 0); &quot;,&quot;; &quot;&quot;); IF([.E310]=&quot;x&quot;;&quot;&quot;&quot;area&quot;&quot;&quot;;&quot;&quot;); IF(AND([.E310]=&quot;x&quot;; [.F310]=&quot;x&quot;); &quot;,&quot;; &quot;&quot;); IF([.F310]=&quot;x&quot;;&quot;&quot;&quot;relation&quot;&quot;&quot;;&quot;&quot;); &quot;]&quot;; IF([.G310]&lt;&gt;&quot;&quot;; CONCATENATE(&quot;, &quot;&quot;icon_url&quot;&quot;: &quot;&quot;&quot;; [.G310]; &quot;&quot;&quot;&quot;); &quot;&quot;); IF([.H310]&lt;&gt;&quot;&quot;; CONCATENATE(&quot;, &quot;&quot;description&quot;&quot;: &quot;&quot;&quot;; [.H310]; &quot;&quot;&quot;&quot;); &quot;&quot;); &quot; },&quot;)" office:value-type="string" office:string-value="        { &quot;key&quot;: &quot;min_height&quot;, &quot;object_types&quot;: [&quot;area&quot;], &quot;description&quot;: &quot;Buildings are rendered with their footprint and 2D building parts. Floating building parts are visible.&quot; }," calcext:value-type="string">
            <text:p><text:s text:c="8"/>{ "key": "min_height", "object_types": ["area"], "description": "Buildings are rendered with their footprint and 2D building parts. Floating building parts are visible." },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ames of streets, waterways, parks and quares are rendered at middle and larger scales.</text:p>
          </table:table-cell>
          <table:table-cell table:formula="of:=CONCATENATE(&quot;        { &quot;&quot;key&quot;&quot;: &quot;&quot;&quot;; [.A311]; IF([.B311]&lt;&gt;&quot;&quot;; CONCATENATE(&quot;&quot;&quot;, &quot;&quot;value&quot;&quot;: &quot;&quot;&quot;; [.B311]); &quot;&quot;); &quot;&quot;&quot;, &quot;&quot;object_types&quot;&quot;: [&quot;; IF([.C311]=&quot;x&quot;;&quot;&quot;&quot;node&quot;&quot;&quot;;&quot;&quot;); IF(AND([.C311]=&quot;x&quot;; COUNTIF([.D311:.F311];&quot;x&quot;) &gt; 0); &quot;,&quot;; &quot;&quot;); IF([.D311]=&quot;x&quot;;&quot;&quot;&quot;way&quot;&quot;&quot;;&quot;&quot;); IF(AND([.D311]=&quot;x&quot;; COUNTIF([.E311:.F311];&quot;x&quot;) &gt; 0); &quot;,&quot;; &quot;&quot;); IF([.E311]=&quot;x&quot;;&quot;&quot;&quot;area&quot;&quot;&quot;;&quot;&quot;); IF(AND([.E311]=&quot;x&quot;; [.F311]=&quot;x&quot;); &quot;,&quot;; &quot;&quot;); IF([.F311]=&quot;x&quot;;&quot;&quot;&quot;relation&quot;&quot;&quot;;&quot;&quot;); &quot;]&quot;; IF([.G311]&lt;&gt;&quot;&quot;; CONCATENATE(&quot;, &quot;&quot;icon_url&quot;&quot;: &quot;&quot;&quot;; [.G311]; &quot;&quot;&quot;&quot;); &quot;&quot;); IF([.H311]&lt;&gt;&quot;&quot;; CONCATENATE(&quot;, &quot;&quot;description&quot;&quot;: &quot;&quot;&quot;; [.H311]; &quot;&quot;&quot;&quot;); &quot;&quot;); &quot; },&quot;)" office:value-type="string" office:string-value="        { &quot;key&quot;: &quot;name&quot;, &quot;object_types&quot;: [&quot;way&quot;,&quot;area&quot;], &quot;description&quot;: &quot;Names of streets, waterways, parks and quares are rendered at middle and larger scales.&quot; }," calcext:value-type="string">
            <text:p><text:s text:c="8"/>{ "key": "name", "object_types": ["way","area"], "description": "Names of streets, waterways, parks and quares are rendered at middle and larger scales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s are rendered with their stump and crown.</text:p>
          </table:table-cell>
          <table:table-cell table:formula="of:=CONCATENATE(&quot;        { &quot;&quot;key&quot;&quot;: &quot;&quot;&quot;; [.A312]; IF([.B312]&lt;&gt;&quot;&quot;; CONCATENATE(&quot;&quot;&quot;, &quot;&quot;value&quot;&quot;: &quot;&quot;&quot;; [.B312]); &quot;&quot;); &quot;&quot;&quot;, &quot;&quot;object_types&quot;&quot;: [&quot;; IF([.C312]=&quot;x&quot;;&quot;&quot;&quot;node&quot;&quot;&quot;;&quot;&quot;); IF(AND([.C312]=&quot;x&quot;; COUNTIF([.D312:.F312];&quot;x&quot;) &gt; 0); &quot;,&quot;; &quot;&quot;); IF([.D312]=&quot;x&quot;;&quot;&quot;&quot;way&quot;&quot;&quot;;&quot;&quot;); IF(AND([.D312]=&quot;x&quot;; COUNTIF([.E312:.F312];&quot;x&quot;) &gt; 0); &quot;,&quot;; &quot;&quot;); IF([.E312]=&quot;x&quot;;&quot;&quot;&quot;area&quot;&quot;&quot;;&quot;&quot;); IF(AND([.E312]=&quot;x&quot;; [.F312]=&quot;x&quot;); &quot;,&quot;; &quot;&quot;); IF([.F312]=&quot;x&quot;;&quot;&quot;&quot;relation&quot;&quot;&quot;;&quot;&quot;); &quot;]&quot;; IF([.G312]&lt;&gt;&quot;&quot;; CONCATENATE(&quot;, &quot;&quot;icon_url&quot;&quot;: &quot;&quot;&quot;; [.G312]; &quot;&quot;&quot;&quot;); &quot;&quot;); IF([.H312]&lt;&gt;&quot;&quot;; CONCATENATE(&quot;, &quot;&quot;description&quot;&quot;: &quot;&quot;&quot;; [.H312]; &quot;&quot;&quot;&quot;); &quot;&quot;); &quot; },&quot;)" office:value-type="string" office:string-value="        { &quot;key&quot;: &quot;natural&quot;, &quot;value&quot;: &quot;tree&quot;, &quot;object_types&quot;: [&quot;node&quot;], &quot;description&quot;: &quot;Trees are rendered with their stump and crown.&quot; }," calcext:value-type="string">
            <text:p><text:s text:c="8"/>{ "key": "natural", "value": "tree", "object_types": ["node"], "description": "Trees are rendered with their stump and crown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ee_stum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stumps are rendered as a brown dot with appropriate circumference, if specified.</text:p>
          </table:table-cell>
          <table:table-cell table:formula="of:=CONCATENATE(&quot;        { &quot;&quot;key&quot;&quot;: &quot;&quot;&quot;; [.A313]; IF([.B313]&lt;&gt;&quot;&quot;; CONCATENATE(&quot;&quot;&quot;, &quot;&quot;value&quot;&quot;: &quot;&quot;&quot;; [.B313]); &quot;&quot;); &quot;&quot;&quot;, &quot;&quot;object_types&quot;&quot;: [&quot;; IF([.C313]=&quot;x&quot;;&quot;&quot;&quot;node&quot;&quot;&quot;;&quot;&quot;); IF(AND([.C313]=&quot;x&quot;; COUNTIF([.D313:.F313];&quot;x&quot;) &gt; 0); &quot;,&quot;; &quot;&quot;); IF([.D313]=&quot;x&quot;;&quot;&quot;&quot;way&quot;&quot;&quot;;&quot;&quot;); IF(AND([.D313]=&quot;x&quot;; COUNTIF([.E313:.F313];&quot;x&quot;) &gt; 0); &quot;,&quot;; &quot;&quot;); IF([.E313]=&quot;x&quot;;&quot;&quot;&quot;area&quot;&quot;&quot;;&quot;&quot;); IF(AND([.E313]=&quot;x&quot;; [.F313]=&quot;x&quot;); &quot;,&quot;; &quot;&quot;); IF([.F313]=&quot;x&quot;;&quot;&quot;&quot;relation&quot;&quot;&quot;;&quot;&quot;); &quot;]&quot;; IF([.G313]&lt;&gt;&quot;&quot;; CONCATENATE(&quot;, &quot;&quot;icon_url&quot;&quot;: &quot;&quot;&quot;; [.G313]; &quot;&quot;&quot;&quot;); &quot;&quot;); IF([.H313]&lt;&gt;&quot;&quot;; CONCATENATE(&quot;, &quot;&quot;description&quot;&quot;: &quot;&quot;&quot;; [.H313]; &quot;&quot;&quot;&quot;); &quot;&quot;); &quot; },&quot;)" office:value-type="string" office:string-value="        { &quot;key&quot;: &quot;natural&quot;, &quot;value&quot;: &quot;tree_stump&quot;, &quot;object_types&quot;: [&quot;node&quot;], &quot;description&quot;: &quot;Tree stumps are rendered as a brown dot with appropriate circumference, if specified.&quot; }," calcext:value-type="string">
            <text:p><text:s text:c="8"/>{ "key": "natural", "value": "tree_stump", "object_types": ["node"], "description": "Tree stumps are rendered as a brown dot with appropriate circumference, if specified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4]; IF([.B314]&lt;&gt;&quot;&quot;; CONCATENATE(&quot;&quot;&quot;, &quot;&quot;value&quot;&quot;: &quot;&quot;&quot;; [.B314]); &quot;&quot;); &quot;&quot;&quot;, &quot;&quot;object_types&quot;&quot;: [&quot;; IF([.C314]=&quot;x&quot;;&quot;&quot;&quot;node&quot;&quot;&quot;;&quot;&quot;); IF(AND([.C314]=&quot;x&quot;; COUNTIF([.D314:.F314];&quot;x&quot;) &gt; 0); &quot;,&quot;; &quot;&quot;); IF([.D314]=&quot;x&quot;;&quot;&quot;&quot;way&quot;&quot;&quot;;&quot;&quot;); IF(AND([.D314]=&quot;x&quot;; COUNTIF([.E314:.F314];&quot;x&quot;) &gt; 0); &quot;,&quot;; &quot;&quot;); IF([.E314]=&quot;x&quot;;&quot;&quot;&quot;area&quot;&quot;&quot;;&quot;&quot;); IF(AND([.E314]=&quot;x&quot;; [.F314]=&quot;x&quot;); &quot;,&quot;; &quot;&quot;); IF([.F314]=&quot;x&quot;;&quot;&quot;&quot;relation&quot;&quot;&quot;;&quot;&quot;); &quot;]&quot;; IF([.G314]&lt;&gt;&quot;&quot;; CONCATENATE(&quot;, &quot;&quot;icon_url&quot;&quot;: &quot;&quot;&quot;; [.G314]; &quot;&quot;&quot;&quot;); &quot;&quot;); IF([.H314]&lt;&gt;&quot;&quot;; CONCATENATE(&quot;, &quot;&quot;description&quot;&quot;: &quot;&quot;&quot;; [.H314]; &quot;&quot;&quot;&quot;); &quot;&quot;); &quot; },&quot;)" office:value-type="string" office:string-value="        { &quot;key&quot;: &quot;natural&quot;, &quot;value&quot;: &quot;sand&quot;, &quot;object_types&quot;: [&quot;area&quot;] }," calcext:value-type="string">
            <text:p><text:s text:c="8"/>{ "key": "natural", "value": "sand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5]; IF([.B315]&lt;&gt;&quot;&quot;; CONCATENATE(&quot;&quot;&quot;, &quot;&quot;value&quot;&quot;: &quot;&quot;&quot;; [.B315]); &quot;&quot;); &quot;&quot;&quot;, &quot;&quot;object_types&quot;&quot;: [&quot;; IF([.C315]=&quot;x&quot;;&quot;&quot;&quot;node&quot;&quot;&quot;;&quot;&quot;); IF(AND([.C315]=&quot;x&quot;; COUNTIF([.D315:.F315];&quot;x&quot;) &gt; 0); &quot;,&quot;; &quot;&quot;); IF([.D315]=&quot;x&quot;;&quot;&quot;&quot;way&quot;&quot;&quot;;&quot;&quot;); IF(AND([.D315]=&quot;x&quot;; COUNTIF([.E315:.F315];&quot;x&quot;) &gt; 0); &quot;,&quot;; &quot;&quot;); IF([.E315]=&quot;x&quot;;&quot;&quot;&quot;area&quot;&quot;&quot;;&quot;&quot;); IF(AND([.E315]=&quot;x&quot;; [.F315]=&quot;x&quot;); &quot;,&quot;; &quot;&quot;); IF([.F315]=&quot;x&quot;;&quot;&quot;&quot;relation&quot;&quot;&quot;;&quot;&quot;); &quot;]&quot;; IF([.G315]&lt;&gt;&quot;&quot;; CONCATENATE(&quot;, &quot;&quot;icon_url&quot;&quot;: &quot;&quot;&quot;; [.G315]; &quot;&quot;&quot;&quot;); &quot;&quot;); IF([.H315]&lt;&gt;&quot;&quot;; CONCATENATE(&quot;, &quot;&quot;description&quot;&quot;: &quot;&quot;&quot;; [.H315]; &quot;&quot;&quot;&quot;); &quot;&quot;); &quot; },&quot;)" office:value-type="string" office:string-value="        { &quot;key&quot;: &quot;natural&quot;, &quot;value&quot;: &quot;scrub&quot;, &quot;object_types&quot;: [&quot;area&quot;] }," calcext:value-type="string">
            <text:p><text:s text:c="8"/>{ "key": "natural", "value": "scrub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hrubs are rendered with their crown (like trees, but without a stump).</text:p>
          </table:table-cell>
          <table:table-cell table:formula="of:=CONCATENATE(&quot;        { &quot;&quot;key&quot;&quot;: &quot;&quot;&quot;; [.A316]; IF([.B316]&lt;&gt;&quot;&quot;; CONCATENATE(&quot;&quot;&quot;, &quot;&quot;value&quot;&quot;: &quot;&quot;&quot;; [.B316]); &quot;&quot;); &quot;&quot;&quot;, &quot;&quot;object_types&quot;&quot;: [&quot;; IF([.C316]=&quot;x&quot;;&quot;&quot;&quot;node&quot;&quot;&quot;;&quot;&quot;); IF(AND([.C316]=&quot;x&quot;; COUNTIF([.D316:.F316];&quot;x&quot;) &gt; 0); &quot;,&quot;; &quot;&quot;); IF([.D316]=&quot;x&quot;;&quot;&quot;&quot;way&quot;&quot;&quot;;&quot;&quot;); IF(AND([.D316]=&quot;x&quot;; COUNTIF([.E316:.F316];&quot;x&quot;) &gt; 0); &quot;,&quot;; &quot;&quot;); IF([.E316]=&quot;x&quot;;&quot;&quot;&quot;area&quot;&quot;&quot;;&quot;&quot;); IF(AND([.E316]=&quot;x&quot;; [.F316]=&quot;x&quot;); &quot;,&quot;; &quot;&quot;); IF([.F316]=&quot;x&quot;;&quot;&quot;&quot;relation&quot;&quot;&quot;;&quot;&quot;); &quot;]&quot;; IF([.G316]&lt;&gt;&quot;&quot;; CONCATENATE(&quot;, &quot;&quot;icon_url&quot;&quot;: &quot;&quot;&quot;; [.G316]; &quot;&quot;&quot;&quot;); &quot;&quot;); IF([.H316]&lt;&gt;&quot;&quot;; CONCATENATE(&quot;, &quot;&quot;description&quot;&quot;: &quot;&quot;&quot;; [.H316]; &quot;&quot;&quot;&quot;); &quot;&quot;); &quot; },&quot;)" office:value-type="string" office:string-value="        { &quot;key&quot;: &quot;natural&quot;, &quot;value&quot;: &quot;shrub&quot;, &quot;object_types&quot;: [&quot;node&quot;,&quot;area&quot;], &quot;description&quot;: &quot;Shrubs are rendered with their crown (like trees, but without a stump).&quot; }," calcext:value-type="string">
            <text:p><text:s text:c="8"/>{ "key": "natural", "value": "shrub", "object_types": ["node","area"], "description": "Shrubs are rendered with their crown (like trees, but without a stump)."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7]; IF([.B317]&lt;&gt;&quot;&quot;; CONCATENATE(&quot;&quot;&quot;, &quot;&quot;value&quot;&quot;: &quot;&quot;&quot;; [.B317]); &quot;&quot;); &quot;&quot;&quot;, &quot;&quot;object_types&quot;&quot;: [&quot;; IF([.C317]=&quot;x&quot;;&quot;&quot;&quot;node&quot;&quot;&quot;;&quot;&quot;); IF(AND([.C317]=&quot;x&quot;; COUNTIF([.D317:.F317];&quot;x&quot;) &gt; 0); &quot;,&quot;; &quot;&quot;); IF([.D317]=&quot;x&quot;;&quot;&quot;&quot;way&quot;&quot;&quot;;&quot;&quot;); IF(AND([.D317]=&quot;x&quot;; COUNTIF([.E317:.F317];&quot;x&quot;) &gt; 0); &quot;,&quot;; &quot;&quot;); IF([.E317]=&quot;x&quot;;&quot;&quot;&quot;area&quot;&quot;&quot;;&quot;&quot;); IF(AND([.E317]=&quot;x&quot;; [.F317]=&quot;x&quot;); &quot;,&quot;; &quot;&quot;); IF([.F317]=&quot;x&quot;;&quot;&quot;&quot;relation&quot;&quot;&quot;;&quot;&quot;); &quot;]&quot;; IF([.G317]&lt;&gt;&quot;&quot;; CONCATENATE(&quot;, &quot;&quot;icon_url&quot;&quot;: &quot;&quot;&quot;; [.G317]; &quot;&quot;&quot;&quot;); &quot;&quot;); IF([.H317]&lt;&gt;&quot;&quot;; CONCATENATE(&quot;, &quot;&quot;description&quot;&quot;: &quot;&quot;&quot;; [.H317]; &quot;&quot;&quot;&quot;); &quot;&quot;); &quot; },&quot;)" office:value-type="string" office:string-value="        { &quot;key&quot;: &quot;natural&quot;, &quot;value&quot;: &quot;water&quot;, &quot;object_types&quot;: [&quot;area&quot;] }," calcext:value-type="string">
            <text:p><text:s text:c="8"/>{ "key": "natural", "value": "water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etla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8]; IF([.B318]&lt;&gt;&quot;&quot;; CONCATENATE(&quot;&quot;&quot;, &quot;&quot;value&quot;&quot;: &quot;&quot;&quot;; [.B318]); &quot;&quot;); &quot;&quot;&quot;, &quot;&quot;object_types&quot;&quot;: [&quot;; IF([.C318]=&quot;x&quot;;&quot;&quot;&quot;node&quot;&quot;&quot;;&quot;&quot;); IF(AND([.C318]=&quot;x&quot;; COUNTIF([.D318:.F318];&quot;x&quot;) &gt; 0); &quot;,&quot;; &quot;&quot;); IF([.D318]=&quot;x&quot;;&quot;&quot;&quot;way&quot;&quot;&quot;;&quot;&quot;); IF(AND([.D318]=&quot;x&quot;; COUNTIF([.E318:.F318];&quot;x&quot;) &gt; 0); &quot;,&quot;; &quot;&quot;); IF([.E318]=&quot;x&quot;;&quot;&quot;&quot;area&quot;&quot;&quot;;&quot;&quot;); IF(AND([.E318]=&quot;x&quot;; [.F318]=&quot;x&quot;); &quot;,&quot;; &quot;&quot;); IF([.F318]=&quot;x&quot;;&quot;&quot;&quot;relation&quot;&quot;&quot;;&quot;&quot;); &quot;]&quot;; IF([.G318]&lt;&gt;&quot;&quot;; CONCATENATE(&quot;, &quot;&quot;icon_url&quot;&quot;: &quot;&quot;&quot;; [.G318]; &quot;&quot;&quot;&quot;); &quot;&quot;); IF([.H318]&lt;&gt;&quot;&quot;; CONCATENATE(&quot;, &quot;&quot;description&quot;&quot;: &quot;&quot;&quot;; [.H318]; &quot;&quot;&quot;&quot;); &quot;&quot;); &quot; },&quot;)" office:value-type="string" office:string-value="        { &quot;key&quot;: &quot;natural&quot;, &quot;value&quot;: &quot;wetland&quot;, &quot;object_types&quot;: [&quot;area&quot;] }," calcext:value-type="string">
            <text:p><text:s text:c="8"/>{ "key": "natural", "value": "wetland", "object_types": ["area"] },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19]; IF([.B319]&lt;&gt;&quot;&quot;; CONCATENATE(&quot;&quot;&quot;, &quot;&quot;value&quot;&quot;: &quot;&quot;&quot;; [.B319]); &quot;&quot;); &quot;&quot;&quot;, &quot;&quot;object_types&quot;&quot;: [&quot;; IF([.C319]=&quot;x&quot;;&quot;&quot;&quot;node&quot;&quot;&quot;;&quot;&quot;); IF(AND([.C319]=&quot;x&quot;; COUNTIF([.D319:.F319];&quot;x&quot;) &gt; 0); &quot;,&quot;; &quot;&quot;); IF([.D319]=&quot;x&quot;;&quot;&quot;&quot;way&quot;&quot;&quot;;&quot;&quot;); IF(AND([.D319]=&quot;x&quot;; COUNTIF([.E319:.F319];&quot;x&quot;) &gt; 0); &quot;,&quot;; &quot;&quot;); IF([.E319]=&quot;x&quot;;&quot;&quot;&quot;area&quot;&quot;&quot;;&quot;&quot;); IF(AND([.E319]=&quot;x&quot;; [.F319]=&quot;x&quot;); &quot;,&quot;; &quot;&quot;); IF([.F319]=&quot;x&quot;;&quot;&quot;&quot;relation&quot;&quot;&quot;;&quot;&quot;); &quot;]&quot;; IF([.G319]&lt;&gt;&quot;&quot;; CONCATENATE(&quot;, &quot;&quot;icon_url&quot;&quot;: &quot;&quot;&quot;; [.G319]; &quot;&quot;&quot;&quot;); &quot;&quot;); IF([.H319]&lt;&gt;&quot;&quot;; CONCATENATE(&quot;, &quot;&quot;description&quot;&quot;: &quot;&quot;&quot;; [.H319]; &quot;&quot;&quot;&quot;); &quot;&quot;); &quot; },&quot;)" office:value-type="string" office:string-value="        { &quot;key&quot;: &quot;natural&quot;, &quot;value&quot;: &quot;wood&quot;, &quot;object_types&quot;: [&quot;area&quot;] }," calcext:value-type="string">
            <text:p><text:s text:c="8"/>{ "key": "natural", "value": "wood", "object_types": ["area"] },</text:p>
          </table:table-cell>
        </table:table-row>
        <table:table-row table:style-name="ro1">
          <table:table-cell office:value-type="string" calcext:value-type="string">
            <text:p>on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20]; IF([.B320]&lt;&gt;&quot;&quot;; CONCATENATE(&quot;&quot;&quot;, &quot;&quot;value&quot;&quot;: &quot;&quot;&quot;; [.B320]); &quot;&quot;); &quot;&quot;&quot;, &quot;&quot;object_types&quot;&quot;: [&quot;; IF([.C320]=&quot;x&quot;;&quot;&quot;&quot;node&quot;&quot;&quot;;&quot;&quot;); IF(AND([.C320]=&quot;x&quot;; COUNTIF([.D320:.F320];&quot;x&quot;) &gt; 0); &quot;,&quot;; &quot;&quot;); IF([.D320]=&quot;x&quot;;&quot;&quot;&quot;way&quot;&quot;&quot;;&quot;&quot;); IF(AND([.D320]=&quot;x&quot;; COUNTIF([.E320:.F320];&quot;x&quot;) &gt; 0); &quot;,&quot;; &quot;&quot;); IF([.E320]=&quot;x&quot;;&quot;&quot;&quot;area&quot;&quot;&quot;;&quot;&quot;); IF(AND([.E320]=&quot;x&quot;; [.F320]=&quot;x&quot;); &quot;,&quot;; &quot;&quot;); IF([.F320]=&quot;x&quot;;&quot;&quot;&quot;relation&quot;&quot;&quot;;&quot;&quot;); &quot;]&quot;; IF([.G320]&lt;&gt;&quot;&quot;; CONCATENATE(&quot;, &quot;&quot;icon_url&quot;&quot;: &quot;&quot;&quot;; [.G320]; &quot;&quot;&quot;&quot;); &quot;&quot;); IF([.H320]&lt;&gt;&quot;&quot;; CONCATENATE(&quot;, &quot;&quot;description&quot;&quot;: &quot;&quot;&quot;; [.H320]; &quot;&quot;&quot;&quot;); &quot;&quot;); &quot; },&quot;)" office:value-type="string" office:string-value="        { &quot;key&quot;: &quot;oneway&quot;, &quot;object_types&quot;: [&quot;way&quot;], &quot;description&quot;: &quot;Used for lane processing and rendering small arrow icons on oneways.&quot; }," calcext:value-type="string">
            <text:p><text:s text:c="8"/>{ "key": "oneway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21]; IF([.B321]&lt;&gt;&quot;&quot;; CONCATENATE(&quot;&quot;&quot;, &quot;&quot;value&quot;&quot;: &quot;&quot;&quot;; [.B321]); &quot;&quot;); &quot;&quot;&quot;, &quot;&quot;object_types&quot;&quot;: [&quot;; IF([.C321]=&quot;x&quot;;&quot;&quot;&quot;node&quot;&quot;&quot;;&quot;&quot;); IF(AND([.C321]=&quot;x&quot;; COUNTIF([.D321:.F321];&quot;x&quot;) &gt; 0); &quot;,&quot;; &quot;&quot;); IF([.D321]=&quot;x&quot;;&quot;&quot;&quot;way&quot;&quot;&quot;;&quot;&quot;); IF(AND([.D321]=&quot;x&quot;; COUNTIF([.E321:.F321];&quot;x&quot;) &gt; 0); &quot;,&quot;; &quot;&quot;); IF([.E321]=&quot;x&quot;;&quot;&quot;&quot;area&quot;&quot;&quot;;&quot;&quot;); IF(AND([.E321]=&quot;x&quot;; [.F321]=&quot;x&quot;); &quot;,&quot;; &quot;&quot;); IF([.F321]=&quot;x&quot;;&quot;&quot;&quot;relation&quot;&quot;&quot;;&quot;&quot;); &quot;]&quot;; IF([.G321]&lt;&gt;&quot;&quot;; CONCATENATE(&quot;, &quot;&quot;icon_url&quot;&quot;: &quot;&quot;&quot;; [.G321]; &quot;&quot;&quot;&quot;); &quot;&quot;); IF([.H321]&lt;&gt;&quot;&quot;; CONCATENATE(&quot;, &quot;&quot;description&quot;&quot;: &quot;&quot;&quot;; [.H321]; &quot;&quot;&quot;&quot;); &quot;&quot;); &quot; },&quot;)" office:value-type="string" office:string-value="        { &quot;key&quot;: &quot;oneway:bicycle&quot;, &quot;object_types&quot;: [&quot;way&quot;], &quot;description&quot;: &quot;Used for lane processing and rendering small arrow icons on oneways.&quot; }," calcext:value-type="string">
            <text:p><text:s text:c="8"/>{ "key": "oneway:bicycle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22]; IF([.B322]&lt;&gt;&quot;&quot;; CONCATENATE(&quot;&quot;&quot;, &quot;&quot;value&quot;&quot;: &quot;&quot;&quot;; [.B322]); &quot;&quot;); &quot;&quot;&quot;, &quot;&quot;object_types&quot;&quot;: [&quot;; IF([.C322]=&quot;x&quot;;&quot;&quot;&quot;node&quot;&quot;&quot;;&quot;&quot;); IF(AND([.C322]=&quot;x&quot;; COUNTIF([.D322:.F322];&quot;x&quot;) &gt; 0); &quot;,&quot;; &quot;&quot;); IF([.D322]=&quot;x&quot;;&quot;&quot;&quot;way&quot;&quot;&quot;;&quot;&quot;); IF(AND([.D322]=&quot;x&quot;; COUNTIF([.E322:.F322];&quot;x&quot;) &gt; 0); &quot;,&quot;; &quot;&quot;); IF([.E322]=&quot;x&quot;;&quot;&quot;&quot;area&quot;&quot;&quot;;&quot;&quot;); IF(AND([.E322]=&quot;x&quot;; [.F322]=&quot;x&quot;); &quot;,&quot;; &quot;&quot;); IF([.F322]=&quot;x&quot;;&quot;&quot;&quot;relation&quot;&quot;&quot;;&quot;&quot;); &quot;]&quot;; IF([.G322]&lt;&gt;&quot;&quot;; CONCATENATE(&quot;, &quot;&quot;icon_url&quot;&quot;: &quot;&quot;&quot;; [.G322]; &quot;&quot;&quot;&quot;); &quot;&quot;); IF([.H322]&lt;&gt;&quot;&quot;; CONCATENATE(&quot;, &quot;&quot;description&quot;&quot;: &quot;&quot;&quot;; [.H322]; &quot;&quot;&quot;&quot;); &quot;&quot;); &quot; },&quot;)" office:value-type="string" office:string-value="        { &quot;key&quot;: &quot;oneway:bicycle&quot;, &quot;value&quot;: &quot;no&quot;, &quot;object_types&quot;: [&quot;way&quot;], &quot;description&quot;: &quot;Used for lane processing and rendering small arrow icons on oneways.&quot; }," calcext:value-type="string">
            <text:p><text:s text:c="8"/>{ "key": "oneway:bicycle", "value": "no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neway:bicycl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 small arrow icons on oneways.</text:p>
          </table:table-cell>
          <table:table-cell table:formula="of:=CONCATENATE(&quot;        { &quot;&quot;key&quot;&quot;: &quot;&quot;&quot;; [.A323]; IF([.B323]&lt;&gt;&quot;&quot;; CONCATENATE(&quot;&quot;&quot;, &quot;&quot;value&quot;&quot;: &quot;&quot;&quot;; [.B323]); &quot;&quot;); &quot;&quot;&quot;, &quot;&quot;object_types&quot;&quot;: [&quot;; IF([.C323]=&quot;x&quot;;&quot;&quot;&quot;node&quot;&quot;&quot;;&quot;&quot;); IF(AND([.C323]=&quot;x&quot;; COUNTIF([.D323:.F323];&quot;x&quot;) &gt; 0); &quot;,&quot;; &quot;&quot;); IF([.D323]=&quot;x&quot;;&quot;&quot;&quot;way&quot;&quot;&quot;;&quot;&quot;); IF(AND([.D323]=&quot;x&quot;; COUNTIF([.E323:.F323];&quot;x&quot;) &gt; 0); &quot;,&quot;; &quot;&quot;); IF([.E323]=&quot;x&quot;;&quot;&quot;&quot;area&quot;&quot;&quot;;&quot;&quot;); IF(AND([.E323]=&quot;x&quot;; [.F323]=&quot;x&quot;); &quot;,&quot;; &quot;&quot;); IF([.F323]=&quot;x&quot;;&quot;&quot;&quot;relation&quot;&quot;&quot;;&quot;&quot;); &quot;]&quot;; IF([.G323]&lt;&gt;&quot;&quot;; CONCATENATE(&quot;, &quot;&quot;icon_url&quot;&quot;: &quot;&quot;&quot;; [.G323]; &quot;&quot;&quot;&quot;); &quot;&quot;); IF([.H323]&lt;&gt;&quot;&quot;; CONCATENATE(&quot;, &quot;&quot;description&quot;&quot;: &quot;&quot;&quot;; [.H323]; &quot;&quot;&quot;&quot;); &quot;&quot;); &quot; },&quot;)" office:value-type="string" office:string-value="        { &quot;key&quot;: &quot;oneway:bicycle&quot;, &quot;value&quot;: &quot;yes&quot;, &quot;object_types&quot;: [&quot;way&quot;], &quot;description&quot;: &quot;Used for lane processing and rendering small arrow icons on oneways.&quot; }," calcext:value-type="string">
            <text:p><text:s text:c="8"/>{ "key": "oneway:bicycle", "value": "yes", "object_types": ["way"], "description": "Used for lane processing and rendering small arrow icons on oneways." },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PIN Mai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IN Mail post boxs are rendered in green, others in yellow colour.</text:p>
          </table:table-cell>
          <table:table-cell table:formula="of:=CONCATENATE(&quot;        { &quot;&quot;key&quot;&quot;: &quot;&quot;&quot;; [.A324]; IF([.B324]&lt;&gt;&quot;&quot;; CONCATENATE(&quot;&quot;&quot;, &quot;&quot;value&quot;&quot;: &quot;&quot;&quot;; [.B324]); &quot;&quot;); &quot;&quot;&quot;, &quot;&quot;object_types&quot;&quot;: [&quot;; IF([.C324]=&quot;x&quot;;&quot;&quot;&quot;node&quot;&quot;&quot;;&quot;&quot;); IF(AND([.C324]=&quot;x&quot;; COUNTIF([.D324:.F324];&quot;x&quot;) &gt; 0); &quot;,&quot;; &quot;&quot;); IF([.D324]=&quot;x&quot;;&quot;&quot;&quot;way&quot;&quot;&quot;;&quot;&quot;); IF(AND([.D324]=&quot;x&quot;; COUNTIF([.E324:.F324];&quot;x&quot;) &gt; 0); &quot;,&quot;; &quot;&quot;); IF([.E324]=&quot;x&quot;;&quot;&quot;&quot;area&quot;&quot;&quot;;&quot;&quot;); IF(AND([.E324]=&quot;x&quot;; [.F324]=&quot;x&quot;); &quot;,&quot;; &quot;&quot;); IF([.F324]=&quot;x&quot;;&quot;&quot;&quot;relation&quot;&quot;&quot;;&quot;&quot;); &quot;]&quot;; IF([.G324]&lt;&gt;&quot;&quot;; CONCATENATE(&quot;, &quot;&quot;icon_url&quot;&quot;: &quot;&quot;&quot;; [.G324]; &quot;&quot;&quot;&quot;); &quot;&quot;); IF([.H324]&lt;&gt;&quot;&quot;; CONCATENATE(&quot;, &quot;&quot;description&quot;&quot;: &quot;&quot;&quot;; [.H324]; &quot;&quot;&quot;&quot;); &quot;&quot;); &quot; },&quot;)" office:value-type="string" office:string-value="        { &quot;key&quot;: &quot;operator&quot;, &quot;value&quot;: &quot;PIN Mail&quot;, &quot;object_types&quot;: [&quot;node&quot;], &quot;description&quot;: &quot;PIN Mail post boxs are rendered in green, others in yellow colour.&quot; }," calcext:value-type="string">
            <text:p><text:s text:c="8"/>{ "key": "operator", "value": "PIN Mail", "object_types": ["node"], "description": "PIN Mail post boxs are rendered in green, others in yellow colour." },</text:p>
          </table:table-cell>
        </table:table-row>
        <table:table-row table:style-name="ro1">
          <table:table-cell office:value-type="string" calcext:value-type="string">
            <text:p>overtak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25]; IF([.B325]&lt;&gt;&quot;&quot;; CONCATENATE(&quot;&quot;&quot;, &quot;&quot;value&quot;&quot;: &quot;&quot;&quot;; [.B325]); &quot;&quot;); &quot;&quot;&quot;, &quot;&quot;object_types&quot;&quot;: [&quot;; IF([.C325]=&quot;x&quot;;&quot;&quot;&quot;node&quot;&quot;&quot;;&quot;&quot;); IF(AND([.C325]=&quot;x&quot;; COUNTIF([.D325:.F325];&quot;x&quot;) &gt; 0); &quot;,&quot;; &quot;&quot;); IF([.D325]=&quot;x&quot;;&quot;&quot;&quot;way&quot;&quot;&quot;;&quot;&quot;); IF(AND([.D325]=&quot;x&quot;; COUNTIF([.E325:.F325];&quot;x&quot;) &gt; 0); &quot;,&quot;; &quot;&quot;); IF([.E325]=&quot;x&quot;;&quot;&quot;&quot;area&quot;&quot;&quot;;&quot;&quot;); IF(AND([.E325]=&quot;x&quot;; [.F325]=&quot;x&quot;); &quot;,&quot;; &quot;&quot;); IF([.F325]=&quot;x&quot;;&quot;&quot;&quot;relation&quot;&quot;&quot;;&quot;&quot;); &quot;]&quot;; IF([.G325]&lt;&gt;&quot;&quot;; CONCATENATE(&quot;, &quot;&quot;icon_url&quot;&quot;: &quot;&quot;&quot;; [.G325]; &quot;&quot;&quot;&quot;); &quot;&quot;); IF([.H325]&lt;&gt;&quot;&quot;; CONCATENATE(&quot;, &quot;&quot;description&quot;&quot;: &quot;&quot;&quot;; [.H325]; &quot;&quot;&quot;&quot;); &quot;&quot;); &quot; },&quot;)" office:value-type="string" office:string-value="        { &quot;key&quot;: &quot;overtaking&quot;, &quot;object_types&quot;: [&quot;way&quot;], &quot;description&quot;: &quot;Used among lots of other tags for a complex road marking and lane processing and rendering.&quot; }," calcext:value-type="string">
            <text:p><text:s text:c="8"/>{ "key": "overtaking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arking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26]; IF([.B326]&lt;&gt;&quot;&quot;; CONCATENATE(&quot;&quot;&quot;, &quot;&quot;value&quot;&quot;: &quot;&quot;&quot;; [.B326]); &quot;&quot;); &quot;&quot;&quot;, &quot;&quot;object_types&quot;&quot;: [&quot;; IF([.C326]=&quot;x&quot;;&quot;&quot;&quot;node&quot;&quot;&quot;;&quot;&quot;); IF(AND([.C326]=&quot;x&quot;; COUNTIF([.D326:.F326];&quot;x&quot;) &gt; 0); &quot;,&quot;; &quot;&quot;); IF([.D326]=&quot;x&quot;;&quot;&quot;&quot;way&quot;&quot;&quot;;&quot;&quot;); IF(AND([.D326]=&quot;x&quot;; COUNTIF([.E326:.F326];&quot;x&quot;) &gt; 0); &quot;,&quot;; &quot;&quot;); IF([.E326]=&quot;x&quot;;&quot;&quot;&quot;area&quot;&quot;&quot;;&quot;&quot;); IF(AND([.E326]=&quot;x&quot;; [.F326]=&quot;x&quot;); &quot;,&quot;; &quot;&quot;); IF([.F326]=&quot;x&quot;;&quot;&quot;&quot;relation&quot;&quot;&quot;;&quot;&quot;); &quot;]&quot;; IF([.G326]&lt;&gt;&quot;&quot;; CONCATENATE(&quot;, &quot;&quot;icon_url&quot;&quot;: &quot;&quot;&quot;; [.G326]; &quot;&quot;&quot;&quot;); &quot;&quot;); IF([.H326]&lt;&gt;&quot;&quot;; CONCATENATE(&quot;, &quot;&quot;description&quot;&quot;: &quot;&quot;&quot;; [.H326]; &quot;&quot;&quot;&quot;); &quot;&quot;); &quot; },&quot;)" office:value-type="string" office:string-value="        { &quot;key&quot;: &quot;parking:both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both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parking:both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7]; IF([.B327]&lt;&gt;&quot;&quot;; CONCATENATE(&quot;&quot;&quot;, &quot;&quot;value&quot;&quot;: &quot;&quot;&quot;; [.B327]); &quot;&quot;); &quot;&quot;&quot;, &quot;&quot;object_types&quot;&quot;: [&quot;; IF([.C327]=&quot;x&quot;;&quot;&quot;&quot;node&quot;&quot;&quot;;&quot;&quot;); IF(AND([.C327]=&quot;x&quot;; COUNTIF([.D327:.F327];&quot;x&quot;) &gt; 0); &quot;,&quot;; &quot;&quot;); IF([.D327]=&quot;x&quot;;&quot;&quot;&quot;way&quot;&quot;&quot;;&quot;&quot;); IF(AND([.D327]=&quot;x&quot;; COUNTIF([.E327:.F327];&quot;x&quot;) &gt; 0); &quot;,&quot;; &quot;&quot;); IF([.E327]=&quot;x&quot;;&quot;&quot;&quot;area&quot;&quot;&quot;;&quot;&quot;); IF(AND([.E327]=&quot;x&quot;; [.F327]=&quot;x&quot;); &quot;,&quot;; &quot;&quot;); IF([.F327]=&quot;x&quot;;&quot;&quot;&quot;relation&quot;&quot;&quot;;&quot;&quot;); &quot;]&quot;; IF([.G327]&lt;&gt;&quot;&quot;; CONCATENATE(&quot;, &quot;&quot;icon_url&quot;&quot;: &quot;&quot;&quot;; [.G327]; &quot;&quot;&quot;&quot;); &quot;&quot;); IF([.H327]&lt;&gt;&quot;&quot;; CONCATENATE(&quot;, &quot;&quot;description&quot;&quot;: &quot;&quot;&quot;; [.H327]; &quot;&quot;&quot;&quot;); &quot;&quot;); &quot; },&quot;)" office:value-type="string" office:string-value="        { &quot;key&quot;: &quot;parking:both:orientation&quot;, &quot;object_types&quot;: [&quot;way&quot;] }," calcext:value-type="string">
            <text:p><text:s text:c="8"/>{ "key": "parking:both:orientation", "object_types": ["way"] },</text:p>
          </table:table-cell>
        </table:table-row>
        <table:table-row table:style-name="ro1">
          <table:table-cell office:value-type="string" calcext:value-type="string">
            <text:p>parking:both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28]; IF([.B328]&lt;&gt;&quot;&quot;; CONCATENATE(&quot;&quot;&quot;, &quot;&quot;value&quot;&quot;: &quot;&quot;&quot;; [.B328]); &quot;&quot;); &quot;&quot;&quot;, &quot;&quot;object_types&quot;&quot;: [&quot;; IF([.C328]=&quot;x&quot;;&quot;&quot;&quot;node&quot;&quot;&quot;;&quot;&quot;); IF(AND([.C328]=&quot;x&quot;; COUNTIF([.D328:.F328];&quot;x&quot;) &gt; 0); &quot;,&quot;; &quot;&quot;); IF([.D328]=&quot;x&quot;;&quot;&quot;&quot;way&quot;&quot;&quot;;&quot;&quot;); IF(AND([.D328]=&quot;x&quot;; COUNTIF([.E328:.F328];&quot;x&quot;) &gt; 0); &quot;,&quot;; &quot;&quot;); IF([.E328]=&quot;x&quot;;&quot;&quot;&quot;area&quot;&quot;&quot;;&quot;&quot;); IF(AND([.E328]=&quot;x&quot;; [.F328]=&quot;x&quot;); &quot;,&quot;; &quot;&quot;); IF([.F328]=&quot;x&quot;;&quot;&quot;&quot;relation&quot;&quot;&quot;;&quot;&quot;); &quot;]&quot;; IF([.G328]&lt;&gt;&quot;&quot;; CONCATENATE(&quot;, &quot;&quot;icon_url&quot;&quot;: &quot;&quot;&quot;; [.G328]; &quot;&quot;&quot;&quot;); &quot;&quot;); IF([.H328]&lt;&gt;&quot;&quot;; CONCATENATE(&quot;, &quot;&quot;description&quot;&quot;: &quot;&quot;&quot;; [.H328]; &quot;&quot;&quot;&quot;); &quot;&quot;); &quot; },&quot;)" office:value-type="string" office:string-value="        { &quot;key&quot;: &quot;parking:both:width&quot;, &quot;object_types&quot;: [&quot;way&quot;] }," calcext:value-type="string">
            <text:p><text:s text:c="8"/>{ "key": "parking:both:width", "object_types": ["way"] },</text:p>
          </table:table-cell>
        </table:table-row>
        <table:table-row table:style-name="ro1">
          <table:table-cell office:value-type="string" calcext:value-type="string">
            <text:p>parking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29]; IF([.B329]&lt;&gt;&quot;&quot;; CONCATENATE(&quot;&quot;&quot;, &quot;&quot;value&quot;&quot;: &quot;&quot;&quot;; [.B329]); &quot;&quot;); &quot;&quot;&quot;, &quot;&quot;object_types&quot;&quot;: [&quot;; IF([.C329]=&quot;x&quot;;&quot;&quot;&quot;node&quot;&quot;&quot;;&quot;&quot;); IF(AND([.C329]=&quot;x&quot;; COUNTIF([.D329:.F329];&quot;x&quot;) &gt; 0); &quot;,&quot;; &quot;&quot;); IF([.D329]=&quot;x&quot;;&quot;&quot;&quot;way&quot;&quot;&quot;;&quot;&quot;); IF(AND([.D329]=&quot;x&quot;; COUNTIF([.E329:.F329];&quot;x&quot;) &gt; 0); &quot;,&quot;; &quot;&quot;); IF([.E329]=&quot;x&quot;;&quot;&quot;&quot;area&quot;&quot;&quot;;&quot;&quot;); IF(AND([.E329]=&quot;x&quot;; [.F329]=&quot;x&quot;); &quot;,&quot;; &quot;&quot;); IF([.F329]=&quot;x&quot;;&quot;&quot;&quot;relation&quot;&quot;&quot;;&quot;&quot;); &quot;]&quot;; IF([.G329]&lt;&gt;&quot;&quot;; CONCATENATE(&quot;, &quot;&quot;icon_url&quot;&quot;: &quot;&quot;&quot;; [.G329]; &quot;&quot;&quot;&quot;); &quot;&quot;); IF([.H329]&lt;&gt;&quot;&quot;; CONCATENATE(&quot;, &quot;&quot;description&quot;&quot;: &quot;&quot;&quot;; [.H329]; &quot;&quot;&quot;&quot;); &quot;&quot;); &quot; },&quot;)" office:value-type="string" office:string-value="        { &quot;key&quot;: &quot;parking:left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left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<text:span text:style-name="T1">parking:left</text:span>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0]; IF([.B330]&lt;&gt;&quot;&quot;; CONCATENATE(&quot;&quot;&quot;, &quot;&quot;value&quot;&quot;: &quot;&quot;&quot;; [.B330]); &quot;&quot;); &quot;&quot;&quot;, &quot;&quot;object_types&quot;&quot;: [&quot;; IF([.C330]=&quot;x&quot;;&quot;&quot;&quot;node&quot;&quot;&quot;;&quot;&quot;); IF(AND([.C330]=&quot;x&quot;; COUNTIF([.D330:.F330];&quot;x&quot;) &gt; 0); &quot;,&quot;; &quot;&quot;); IF([.D330]=&quot;x&quot;;&quot;&quot;&quot;way&quot;&quot;&quot;;&quot;&quot;); IF(AND([.D330]=&quot;x&quot;; COUNTIF([.E330:.F330];&quot;x&quot;) &gt; 0); &quot;,&quot;; &quot;&quot;); IF([.E330]=&quot;x&quot;;&quot;&quot;&quot;area&quot;&quot;&quot;;&quot;&quot;); IF(AND([.E330]=&quot;x&quot;; [.F330]=&quot;x&quot;); &quot;,&quot;; &quot;&quot;); IF([.F330]=&quot;x&quot;;&quot;&quot;&quot;relation&quot;&quot;&quot;;&quot;&quot;); &quot;]&quot;; IF([.G330]&lt;&gt;&quot;&quot;; CONCATENATE(&quot;, &quot;&quot;icon_url&quot;&quot;: &quot;&quot;&quot;; [.G330]; &quot;&quot;&quot;&quot;); &quot;&quot;); IF([.H330]&lt;&gt;&quot;&quot;; CONCATENATE(&quot;, &quot;&quot;description&quot;&quot;: &quot;&quot;&quot;; [.H330]; &quot;&quot;&quot;&quot;); &quot;&quot;); &quot; },&quot;)" office:value-type="string" office:string-value="        { &quot;key&quot;: &quot;parking:left:orientation&quot;, &quot;object_types&quot;: [&quot;way&quot;] }," calcext:value-type="string">
            <text:p><text:s text:c="8"/>{ "key": "parking:left:orientation", "object_types": ["way"] },</text:p>
          </table:table-cell>
        </table:table-row>
        <table:table-row table:style-name="ro1">
          <table:table-cell office:value-type="string" calcext:value-type="string">
            <text:p>parking:lef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1]; IF([.B331]&lt;&gt;&quot;&quot;; CONCATENATE(&quot;&quot;&quot;, &quot;&quot;value&quot;&quot;: &quot;&quot;&quot;; [.B331]); &quot;&quot;); &quot;&quot;&quot;, &quot;&quot;object_types&quot;&quot;: [&quot;; IF([.C331]=&quot;x&quot;;&quot;&quot;&quot;node&quot;&quot;&quot;;&quot;&quot;); IF(AND([.C331]=&quot;x&quot;; COUNTIF([.D331:.F331];&quot;x&quot;) &gt; 0); &quot;,&quot;; &quot;&quot;); IF([.D331]=&quot;x&quot;;&quot;&quot;&quot;way&quot;&quot;&quot;;&quot;&quot;); IF(AND([.D331]=&quot;x&quot;; COUNTIF([.E331:.F331];&quot;x&quot;) &gt; 0); &quot;,&quot;; &quot;&quot;); IF([.E331]=&quot;x&quot;;&quot;&quot;&quot;area&quot;&quot;&quot;;&quot;&quot;); IF(AND([.E331]=&quot;x&quot;; [.F331]=&quot;x&quot;); &quot;,&quot;; &quot;&quot;); IF([.F331]=&quot;x&quot;;&quot;&quot;&quot;relation&quot;&quot;&quot;;&quot;&quot;); &quot;]&quot;; IF([.G331]&lt;&gt;&quot;&quot;; CONCATENATE(&quot;, &quot;&quot;icon_url&quot;&quot;: &quot;&quot;&quot;; [.G331]; &quot;&quot;&quot;&quot;); &quot;&quot;); IF([.H331]&lt;&gt;&quot;&quot;; CONCATENATE(&quot;, &quot;&quot;description&quot;&quot;: &quot;&quot;&quot;; [.H331]; &quot;&quot;&quot;&quot;); &quot;&quot;); &quot; },&quot;)" office:value-type="string" office:string-value="        { &quot;key&quot;: &quot;parking:left:width&quot;, &quot;object_types&quot;: [&quot;way&quot;] }," calcext:value-type="string">
            <text:p><text:s text:c="8"/>{ "key": "parking:left:width", "object_types": ["way"] },</text:p>
          </table:table-cell>
        </table:table-row>
        <table:table-row table:style-name="ro1">
          <table:table-cell office:value-type="string" calcext:value-type="string">
            <text:p>parking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reet parking is rendered, but preprocessing with a special street parking script and manual editing is needed.</text:p>
          </table:table-cell>
          <table:table-cell table:formula="of:=CONCATENATE(&quot;        { &quot;&quot;key&quot;&quot;: &quot;&quot;&quot;; [.A332]; IF([.B332]&lt;&gt;&quot;&quot;; CONCATENATE(&quot;&quot;&quot;, &quot;&quot;value&quot;&quot;: &quot;&quot;&quot;; [.B332]); &quot;&quot;); &quot;&quot;&quot;, &quot;&quot;object_types&quot;&quot;: [&quot;; IF([.C332]=&quot;x&quot;;&quot;&quot;&quot;node&quot;&quot;&quot;;&quot;&quot;); IF(AND([.C332]=&quot;x&quot;; COUNTIF([.D332:.F332];&quot;x&quot;) &gt; 0); &quot;,&quot;; &quot;&quot;); IF([.D332]=&quot;x&quot;;&quot;&quot;&quot;way&quot;&quot;&quot;;&quot;&quot;); IF(AND([.D332]=&quot;x&quot;; COUNTIF([.E332:.F332];&quot;x&quot;) &gt; 0); &quot;,&quot;; &quot;&quot;); IF([.E332]=&quot;x&quot;;&quot;&quot;&quot;area&quot;&quot;&quot;;&quot;&quot;); IF(AND([.E332]=&quot;x&quot;; [.F332]=&quot;x&quot;); &quot;,&quot;; &quot;&quot;); IF([.F332]=&quot;x&quot;;&quot;&quot;&quot;relation&quot;&quot;&quot;;&quot;&quot;); &quot;]&quot;; IF([.G332]&lt;&gt;&quot;&quot;; CONCATENATE(&quot;, &quot;&quot;icon_url&quot;&quot;: &quot;&quot;&quot;; [.G332]; &quot;&quot;&quot;&quot;); &quot;&quot;); IF([.H332]&lt;&gt;&quot;&quot;; CONCATENATE(&quot;, &quot;&quot;description&quot;&quot;: &quot;&quot;&quot;; [.H332]; &quot;&quot;&quot;&quot;); &quot;&quot;); &quot; },&quot;)" office:value-type="string" office:string-value="        { &quot;key&quot;: &quot;parking:right&quot;, &quot;object_types&quot;: [&quot;way&quot;], &quot;description&quot;: &quot;Street parking is rendered, but preprocessing with a special street parking script and manual editing is needed.&quot; }," calcext:value-type="string">
            <text:p><text:s text:c="8"/>{ "key": "parking:right", "object_types": ["way"], "description": "Street parking is rendered, but preprocessing with a special street parking script and manual editing is needed." },</text:p>
          </table:table-cell>
        </table:table-row>
        <table:table-row table:style-name="ro1">
          <table:table-cell office:value-type="string" calcext:value-type="string">
            <text:p><text:span text:style-name="T1">parking:right</text:span>:ori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3]; IF([.B333]&lt;&gt;&quot;&quot;; CONCATENATE(&quot;&quot;&quot;, &quot;&quot;value&quot;&quot;: &quot;&quot;&quot;; [.B333]); &quot;&quot;); &quot;&quot;&quot;, &quot;&quot;object_types&quot;&quot;: [&quot;; IF([.C333]=&quot;x&quot;;&quot;&quot;&quot;node&quot;&quot;&quot;;&quot;&quot;); IF(AND([.C333]=&quot;x&quot;; COUNTIF([.D333:.F333];&quot;x&quot;) &gt; 0); &quot;,&quot;; &quot;&quot;); IF([.D333]=&quot;x&quot;;&quot;&quot;&quot;way&quot;&quot;&quot;;&quot;&quot;); IF(AND([.D333]=&quot;x&quot;; COUNTIF([.E333:.F333];&quot;x&quot;) &gt; 0); &quot;,&quot;; &quot;&quot;); IF([.E333]=&quot;x&quot;;&quot;&quot;&quot;area&quot;&quot;&quot;;&quot;&quot;); IF(AND([.E333]=&quot;x&quot;; [.F333]=&quot;x&quot;); &quot;,&quot;; &quot;&quot;); IF([.F333]=&quot;x&quot;;&quot;&quot;&quot;relation&quot;&quot;&quot;;&quot;&quot;); &quot;]&quot;; IF([.G333]&lt;&gt;&quot;&quot;; CONCATENATE(&quot;, &quot;&quot;icon_url&quot;&quot;: &quot;&quot;&quot;; [.G333]; &quot;&quot;&quot;&quot;); &quot;&quot;); IF([.H333]&lt;&gt;&quot;&quot;; CONCATENATE(&quot;, &quot;&quot;description&quot;&quot;: &quot;&quot;&quot;; [.H333]; &quot;&quot;&quot;&quot;); &quot;&quot;); &quot; },&quot;)" office:value-type="string" office:string-value="        { &quot;key&quot;: &quot;parking:right:orientation&quot;, &quot;object_types&quot;: [&quot;way&quot;] }," calcext:value-type="string">
            <text:p><text:s text:c="8"/>{ "key": "parking:right:orientation", "object_types": ["way"] },</text:p>
          </table:table-cell>
        </table:table-row>
        <table:table-row table:style-name="ro1">
          <table:table-cell office:value-type="string" calcext:value-type="string">
            <text:p>parking:right:wid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4]; IF([.B334]&lt;&gt;&quot;&quot;; CONCATENATE(&quot;&quot;&quot;, &quot;&quot;value&quot;&quot;: &quot;&quot;&quot;; [.B334]); &quot;&quot;); &quot;&quot;&quot;, &quot;&quot;object_types&quot;&quot;: [&quot;; IF([.C334]=&quot;x&quot;;&quot;&quot;&quot;node&quot;&quot;&quot;;&quot;&quot;); IF(AND([.C334]=&quot;x&quot;; COUNTIF([.D334:.F334];&quot;x&quot;) &gt; 0); &quot;,&quot;; &quot;&quot;); IF([.D334]=&quot;x&quot;;&quot;&quot;&quot;way&quot;&quot;&quot;;&quot;&quot;); IF(AND([.D334]=&quot;x&quot;; COUNTIF([.E334:.F334];&quot;x&quot;) &gt; 0); &quot;,&quot;; &quot;&quot;); IF([.E334]=&quot;x&quot;;&quot;&quot;&quot;area&quot;&quot;&quot;;&quot;&quot;); IF(AND([.E334]=&quot;x&quot;; [.F334]=&quot;x&quot;); &quot;,&quot;; &quot;&quot;); IF([.F334]=&quot;x&quot;;&quot;&quot;&quot;relation&quot;&quot;&quot;;&quot;&quot;); &quot;]&quot;; IF([.G334]&lt;&gt;&quot;&quot;; CONCATENATE(&quot;, &quot;&quot;icon_url&quot;&quot;: &quot;&quot;&quot;; [.G334]; &quot;&quot;&quot;&quot;); &quot;&quot;); IF([.H334]&lt;&gt;&quot;&quot;; CONCATENATE(&quot;, &quot;&quot;description&quot;&quot;: &quot;&quot;&quot;; [.H334]; &quot;&quot;&quot;&quot;); &quot;&quot;); &quot; },&quot;)" office:value-type="string" office:string-value="        { &quot;key&quot;: &quot;parking:right:width&quot;, &quot;object_types&quot;: [&quot;way&quot;] }," calcext:value-type="string">
            <text:p><text:s text:c="8"/>{ "key": "parking:right:width", "object_types": ["way"] },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35]; IF([.B335]&lt;&gt;&quot;&quot;; CONCATENATE(&quot;&quot;&quot;, &quot;&quot;value&quot;&quot;: &quot;&quot;&quot;; [.B335]); &quot;&quot;); &quot;&quot;&quot;, &quot;&quot;object_types&quot;&quot;: [&quot;; IF([.C335]=&quot;x&quot;;&quot;&quot;&quot;node&quot;&quot;&quot;;&quot;&quot;); IF(AND([.C335]=&quot;x&quot;; COUNTIF([.D335:.F335];&quot;x&quot;) &gt; 0); &quot;,&quot;; &quot;&quot;); IF([.D335]=&quot;x&quot;;&quot;&quot;&quot;way&quot;&quot;&quot;;&quot;&quot;); IF(AND([.D335]=&quot;x&quot;; COUNTIF([.E335:.F335];&quot;x&quot;) &gt; 0); &quot;,&quot;; &quot;&quot;); IF([.E335]=&quot;x&quot;;&quot;&quot;&quot;area&quot;&quot;&quot;;&quot;&quot;); IF(AND([.E335]=&quot;x&quot;; [.F335]=&quot;x&quot;); &quot;,&quot;; &quot;&quot;); IF([.F335]=&quot;x&quot;;&quot;&quot;&quot;relation&quot;&quot;&quot;;&quot;&quot;); &quot;]&quot;; IF([.G335]&lt;&gt;&quot;&quot;; CONCATENATE(&quot;, &quot;&quot;icon_url&quot;&quot;: &quot;&quot;&quot;; [.G335]; &quot;&quot;&quot;&quot;); &quot;&quot;); IF([.H335]&lt;&gt;&quot;&quot;; CONCATENATE(&quot;, &quot;&quot;description&quot;&quot;: &quot;&quot;&quot;; [.H335]; &quot;&quot;&quot;&quot;); &quot;&quot;); &quot; },&quot;)" office:value-type="string" office:string-value="        { &quot;key&quot;: &quot;place&quot;, &quot;value&quot;: &quot;square&quot;, &quot;object_types&quot;: [&quot;way&quot;] }," calcext:value-type="string">
            <text:p><text:s text:c="8"/>{ "key": "place", "value": "square", "object_types": ["way"] },</text:p>
          </table:table-cell>
        </table:table-row>
        <table:table-row table:style-name="ro1">
          <table:table-cell office:value-type="string" calcext:value-type="string">
            <text:p>placeme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6]; IF([.B336]&lt;&gt;&quot;&quot;; CONCATENATE(&quot;&quot;&quot;, &quot;&quot;value&quot;&quot;: &quot;&quot;&quot;; [.B336]); &quot;&quot;); &quot;&quot;&quot;, &quot;&quot;object_types&quot;&quot;: [&quot;; IF([.C336]=&quot;x&quot;;&quot;&quot;&quot;node&quot;&quot;&quot;;&quot;&quot;); IF(AND([.C336]=&quot;x&quot;; COUNTIF([.D336:.F336];&quot;x&quot;) &gt; 0); &quot;,&quot;; &quot;&quot;); IF([.D336]=&quot;x&quot;;&quot;&quot;&quot;way&quot;&quot;&quot;;&quot;&quot;); IF(AND([.D336]=&quot;x&quot;; COUNTIF([.E336:.F336];&quot;x&quot;) &gt; 0); &quot;,&quot;; &quot;&quot;); IF([.E336]=&quot;x&quot;;&quot;&quot;&quot;area&quot;&quot;&quot;;&quot;&quot;); IF(AND([.E336]=&quot;x&quot;; [.F336]=&quot;x&quot;); &quot;,&quot;; &quot;&quot;); IF([.F336]=&quot;x&quot;;&quot;&quot;&quot;relation&quot;&quot;&quot;;&quot;&quot;); &quot;]&quot;; IF([.G336]&lt;&gt;&quot;&quot;; CONCATENATE(&quot;, &quot;&quot;icon_url&quot;&quot;: &quot;&quot;&quot;; [.G336]; &quot;&quot;&quot;&quot;); &quot;&quot;); IF([.H336]&lt;&gt;&quot;&quot;; CONCATENATE(&quot;, &quot;&quot;description&quot;&quot;: &quot;&quot;&quot;; [.H336]; &quot;&quot;&quot;&quot;); &quot;&quot;); &quot; },&quot;)" office:value-type="string" office:string-value="        { &quot;key&quot;: &quot;placement&quot;, &quot;object_types&quot;: [&quot;way&quot;], &quot;description&quot;: &quot;Used among lots of other tags for a complex road marking and lane processing and rendering.&quot; }," calcext:value-type="string">
            <text:p><text:s text:c="8"/>{ "key": "placemen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7]; IF([.B337]&lt;&gt;&quot;&quot;; CONCATENATE(&quot;&quot;&quot;, &quot;&quot;value&quot;&quot;: &quot;&quot;&quot;; [.B337]); &quot;&quot;); &quot;&quot;&quot;, &quot;&quot;object_types&quot;&quot;: [&quot;; IF([.C337]=&quot;x&quot;;&quot;&quot;&quot;node&quot;&quot;&quot;;&quot;&quot;); IF(AND([.C337]=&quot;x&quot;; COUNTIF([.D337:.F337];&quot;x&quot;) &gt; 0); &quot;,&quot;; &quot;&quot;); IF([.D337]=&quot;x&quot;;&quot;&quot;&quot;way&quot;&quot;&quot;;&quot;&quot;); IF(AND([.D337]=&quot;x&quot;; COUNTIF([.E337:.F337];&quot;x&quot;) &gt; 0); &quot;,&quot;; &quot;&quot;); IF([.E337]=&quot;x&quot;;&quot;&quot;&quot;area&quot;&quot;&quot;;&quot;&quot;); IF(AND([.E337]=&quot;x&quot;; [.F337]=&quot;x&quot;); &quot;,&quot;; &quot;&quot;); IF([.F337]=&quot;x&quot;;&quot;&quot;&quot;relation&quot;&quot;&quot;;&quot;&quot;); &quot;]&quot;; IF([.G337]&lt;&gt;&quot;&quot;; CONCATENATE(&quot;, &quot;&quot;icon_url&quot;&quot;: &quot;&quot;&quot;; [.G337]; &quot;&quot;&quot;&quot;); &quot;&quot;); IF([.H337]&lt;&gt;&quot;&quot;; CONCATENATE(&quot;, &quot;&quot;description&quot;&quot;: &quot;&quot;&quot;; [.H337]; &quot;&quot;&quot;&quot;); &quot;&quot;); &quot; },&quot;)" office:value-type="string" office:string-value="        { &quot;key&quot;: &quot;placement:backward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8]; IF([.B338]&lt;&gt;&quot;&quot;; CONCATENATE(&quot;&quot;&quot;, &quot;&quot;value&quot;&quot;: &quot;&quot;&quot;; [.B338]); &quot;&quot;); &quot;&quot;&quot;, &quot;&quot;object_types&quot;&quot;: [&quot;; IF([.C338]=&quot;x&quot;;&quot;&quot;&quot;node&quot;&quot;&quot;;&quot;&quot;); IF(AND([.C338]=&quot;x&quot;; COUNTIF([.D338:.F338];&quot;x&quot;) &gt; 0); &quot;,&quot;; &quot;&quot;); IF([.D338]=&quot;x&quot;;&quot;&quot;&quot;way&quot;&quot;&quot;;&quot;&quot;); IF(AND([.D338]=&quot;x&quot;; COUNTIF([.E338:.F338];&quot;x&quot;) &gt; 0); &quot;,&quot;; &quot;&quot;); IF([.E338]=&quot;x&quot;;&quot;&quot;&quot;area&quot;&quot;&quot;;&quot;&quot;); IF(AND([.E338]=&quot;x&quot;; [.F338]=&quot;x&quot;); &quot;,&quot;; &quot;&quot;); IF([.F338]=&quot;x&quot;;&quot;&quot;&quot;relation&quot;&quot;&quot;;&quot;&quot;); &quot;]&quot;; IF([.G338]&lt;&gt;&quot;&quot;; CONCATENATE(&quot;, &quot;&quot;icon_url&quot;&quot;: &quot;&quot;&quot;; [.G338]; &quot;&quot;&quot;&quot;); &quot;&quot;); IF([.H338]&lt;&gt;&quot;&quot;; CONCATENATE(&quot;, &quot;&quot;description&quot;&quot;: &quot;&quot;&quot;; [.H338]; &quot;&quot;&quot;&quot;); &quot;&quot;); &quot; },&quot;)" office:value-type="string" office:string-value="        { &quot;key&quot;: &quot;placement:backward:end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back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39]; IF([.B339]&lt;&gt;&quot;&quot;; CONCATENATE(&quot;&quot;&quot;, &quot;&quot;value&quot;&quot;: &quot;&quot;&quot;; [.B339]); &quot;&quot;); &quot;&quot;&quot;, &quot;&quot;object_types&quot;&quot;: [&quot;; IF([.C339]=&quot;x&quot;;&quot;&quot;&quot;node&quot;&quot;&quot;;&quot;&quot;); IF(AND([.C339]=&quot;x&quot;; COUNTIF([.D339:.F339];&quot;x&quot;) &gt; 0); &quot;,&quot;; &quot;&quot;); IF([.D339]=&quot;x&quot;;&quot;&quot;&quot;way&quot;&quot;&quot;;&quot;&quot;); IF(AND([.D339]=&quot;x&quot;; COUNTIF([.E339:.F339];&quot;x&quot;) &gt; 0); &quot;,&quot;; &quot;&quot;); IF([.E339]=&quot;x&quot;;&quot;&quot;&quot;area&quot;&quot;&quot;;&quot;&quot;); IF(AND([.E339]=&quot;x&quot;; [.F339]=&quot;x&quot;); &quot;,&quot;; &quot;&quot;); IF([.F339]=&quot;x&quot;;&quot;&quot;&quot;relation&quot;&quot;&quot;;&quot;&quot;); &quot;]&quot;; IF([.G339]&lt;&gt;&quot;&quot;; CONCATENATE(&quot;, &quot;&quot;icon_url&quot;&quot;: &quot;&quot;&quot;; [.G339]; &quot;&quot;&quot;&quot;); &quot;&quot;); IF([.H339]&lt;&gt;&quot;&quot;; CONCATENATE(&quot;, &quot;&quot;description&quot;&quot;: &quot;&quot;&quot;; [.H339]; &quot;&quot;&quot;&quot;); &quot;&quot;); &quot; },&quot;)" office:value-type="string" office:string-value="        { &quot;key&quot;: &quot;placement:backward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back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0]; IF([.B340]&lt;&gt;&quot;&quot;; CONCATENATE(&quot;&quot;&quot;, &quot;&quot;value&quot;&quot;: &quot;&quot;&quot;; [.B340]); &quot;&quot;); &quot;&quot;&quot;, &quot;&quot;object_types&quot;&quot;: [&quot;; IF([.C340]=&quot;x&quot;;&quot;&quot;&quot;node&quot;&quot;&quot;;&quot;&quot;); IF(AND([.C340]=&quot;x&quot;; COUNTIF([.D340:.F340];&quot;x&quot;) &gt; 0); &quot;,&quot;; &quot;&quot;); IF([.D340]=&quot;x&quot;;&quot;&quot;&quot;way&quot;&quot;&quot;;&quot;&quot;); IF(AND([.D340]=&quot;x&quot;; COUNTIF([.E340:.F340];&quot;x&quot;) &gt; 0); &quot;,&quot;; &quot;&quot;); IF([.E340]=&quot;x&quot;;&quot;&quot;&quot;area&quot;&quot;&quot;;&quot;&quot;); IF(AND([.E340]=&quot;x&quot;; [.F340]=&quot;x&quot;); &quot;,&quot;; &quot;&quot;); IF([.F340]=&quot;x&quot;;&quot;&quot;&quot;relation&quot;&quot;&quot;;&quot;&quot;); &quot;]&quot;; IF([.G340]&lt;&gt;&quot;&quot;; CONCATENATE(&quot;, &quot;&quot;icon_url&quot;&quot;: &quot;&quot;&quot;; [.G340]; &quot;&quot;&quot;&quot;); &quot;&quot;); IF([.H340]&lt;&gt;&quot;&quot;; CONCATENATE(&quot;, &quot;&quot;description&quot;&quot;: &quot;&quot;&quot;; [.H340]; &quot;&quot;&quot;&quot;); &quot;&quot;); &quot; },&quot;)" office:value-type="string" office:string-value="        { &quot;key&quot;: &quot;placement:end&quot;, &quot;object_types&quot;: [&quot;way&quot;], &quot;description&quot;: &quot;Used among lots of other tags for a complex road marking and lane processing and rendering.&quot; }," calcext:value-type="string">
            <text:p><text:s text:c="8"/>{ "key": "placement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1]; IF([.B341]&lt;&gt;&quot;&quot;; CONCATENATE(&quot;&quot;&quot;, &quot;&quot;value&quot;&quot;: &quot;&quot;&quot;; [.B341]); &quot;&quot;); &quot;&quot;&quot;, &quot;&quot;object_types&quot;&quot;: [&quot;; IF([.C341]=&quot;x&quot;;&quot;&quot;&quot;node&quot;&quot;&quot;;&quot;&quot;); IF(AND([.C341]=&quot;x&quot;; COUNTIF([.D341:.F341];&quot;x&quot;) &gt; 0); &quot;,&quot;; &quot;&quot;); IF([.D341]=&quot;x&quot;;&quot;&quot;&quot;way&quot;&quot;&quot;;&quot;&quot;); IF(AND([.D341]=&quot;x&quot;; COUNTIF([.E341:.F341];&quot;x&quot;) &gt; 0); &quot;,&quot;; &quot;&quot;); IF([.E341]=&quot;x&quot;;&quot;&quot;&quot;area&quot;&quot;&quot;;&quot;&quot;); IF(AND([.E341]=&quot;x&quot;; [.F341]=&quot;x&quot;); &quot;,&quot;; &quot;&quot;); IF([.F341]=&quot;x&quot;;&quot;&quot;&quot;relation&quot;&quot;&quot;;&quot;&quot;); &quot;]&quot;; IF([.G341]&lt;&gt;&quot;&quot;; CONCATENATE(&quot;, &quot;&quot;icon_url&quot;&quot;: &quot;&quot;&quot;; [.G341]; &quot;&quot;&quot;&quot;); &quot;&quot;); IF([.H341]&lt;&gt;&quot;&quot;; CONCATENATE(&quot;, &quot;&quot;description&quot;&quot;: &quot;&quot;&quot;; [.H341]; &quot;&quot;&quot;&quot;); &quot;&quot;); &quot; },&quot;)" office:value-type="string" office:string-value="        { &quot;key&quot;: &quot;placement:forward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2]; IF([.B342]&lt;&gt;&quot;&quot;; CONCATENATE(&quot;&quot;&quot;, &quot;&quot;value&quot;&quot;: &quot;&quot;&quot;; [.B342]); &quot;&quot;); &quot;&quot;&quot;, &quot;&quot;object_types&quot;&quot;: [&quot;; IF([.C342]=&quot;x&quot;;&quot;&quot;&quot;node&quot;&quot;&quot;;&quot;&quot;); IF(AND([.C342]=&quot;x&quot;; COUNTIF([.D342:.F342];&quot;x&quot;) &gt; 0); &quot;,&quot;; &quot;&quot;); IF([.D342]=&quot;x&quot;;&quot;&quot;&quot;way&quot;&quot;&quot;;&quot;&quot;); IF(AND([.D342]=&quot;x&quot;; COUNTIF([.E342:.F342];&quot;x&quot;) &gt; 0); &quot;,&quot;; &quot;&quot;); IF([.E342]=&quot;x&quot;;&quot;&quot;&quot;area&quot;&quot;&quot;;&quot;&quot;); IF(AND([.E342]=&quot;x&quot;; [.F342]=&quot;x&quot;); &quot;,&quot;; &quot;&quot;); IF([.F342]=&quot;x&quot;;&quot;&quot;&quot;relation&quot;&quot;&quot;;&quot;&quot;); &quot;]&quot;; IF([.G342]&lt;&gt;&quot;&quot;; CONCATENATE(&quot;, &quot;&quot;icon_url&quot;&quot;: &quot;&quot;&quot;; [.G342]; &quot;&quot;&quot;&quot;); &quot;&quot;); IF([.H342]&lt;&gt;&quot;&quot;; CONCATENATE(&quot;, &quot;&quot;description&quot;&quot;: &quot;&quot;&quot;; [.H342]; &quot;&quot;&quot;&quot;); &quot;&quot;); &quot; },&quot;)" office:value-type="string" office:string-value="        { &quot;key&quot;: &quot;placement:forward:end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for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3]; IF([.B343]&lt;&gt;&quot;&quot;; CONCATENATE(&quot;&quot;&quot;, &quot;&quot;value&quot;&quot;: &quot;&quot;&quot;; [.B343]); &quot;&quot;); &quot;&quot;&quot;, &quot;&quot;object_types&quot;&quot;: [&quot;; IF([.C343]=&quot;x&quot;;&quot;&quot;&quot;node&quot;&quot;&quot;;&quot;&quot;); IF(AND([.C343]=&quot;x&quot;; COUNTIF([.D343:.F343];&quot;x&quot;) &gt; 0); &quot;,&quot;; &quot;&quot;); IF([.D343]=&quot;x&quot;;&quot;&quot;&quot;way&quot;&quot;&quot;;&quot;&quot;); IF(AND([.D343]=&quot;x&quot;; COUNTIF([.E343:.F343];&quot;x&quot;) &gt; 0); &quot;,&quot;; &quot;&quot;); IF([.E343]=&quot;x&quot;;&quot;&quot;&quot;area&quot;&quot;&quot;;&quot;&quot;); IF(AND([.E343]=&quot;x&quot;; [.F343]=&quot;x&quot;); &quot;,&quot;; &quot;&quot;); IF([.F343]=&quot;x&quot;;&quot;&quot;&quot;relation&quot;&quot;&quot;;&quot;&quot;); &quot;]&quot;; IF([.G343]&lt;&gt;&quot;&quot;; CONCATENATE(&quot;, &quot;&quot;icon_url&quot;&quot;: &quot;&quot;&quot;; [.G343]; &quot;&quot;&quot;&quot;); &quot;&quot;); IF([.H343]&lt;&gt;&quot;&quot;; CONCATENATE(&quot;, &quot;&quot;description&quot;&quot;: &quot;&quot;&quot;; [.H343]; &quot;&quot;&quot;&quot;); &quot;&quot;); &quot; },&quot;)" office:value-type="string" office:string-value="        { &quot;key&quot;: &quot;placement:forward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for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cement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4]; IF([.B344]&lt;&gt;&quot;&quot;; CONCATENATE(&quot;&quot;&quot;, &quot;&quot;value&quot;&quot;: &quot;&quot;&quot;; [.B344]); &quot;&quot;); &quot;&quot;&quot;, &quot;&quot;object_types&quot;&quot;: [&quot;; IF([.C344]=&quot;x&quot;;&quot;&quot;&quot;node&quot;&quot;&quot;;&quot;&quot;); IF(AND([.C344]=&quot;x&quot;; COUNTIF([.D344:.F344];&quot;x&quot;) &gt; 0); &quot;,&quot;; &quot;&quot;); IF([.D344]=&quot;x&quot;;&quot;&quot;&quot;way&quot;&quot;&quot;;&quot;&quot;); IF(AND([.D344]=&quot;x&quot;; COUNTIF([.E344:.F344];&quot;x&quot;) &gt; 0); &quot;,&quot;; &quot;&quot;); IF([.E344]=&quot;x&quot;;&quot;&quot;&quot;area&quot;&quot;&quot;;&quot;&quot;); IF(AND([.E344]=&quot;x&quot;; [.F344]=&quot;x&quot;); &quot;,&quot;; &quot;&quot;); IF([.F344]=&quot;x&quot;;&quot;&quot;&quot;relation&quot;&quot;&quot;;&quot;&quot;); &quot;]&quot;; IF([.G344]&lt;&gt;&quot;&quot;; CONCATENATE(&quot;, &quot;&quot;icon_url&quot;&quot;: &quot;&quot;&quot;; [.G344]; &quot;&quot;&quot;&quot;); &quot;&quot;); IF([.H344]&lt;&gt;&quot;&quot;; CONCATENATE(&quot;, &quot;&quot;description&quot;&quot;: &quot;&quot;&quot;; [.H344]; &quot;&quot;&quot;&quot;); &quot;&quot;); &quot; },&quot;)" office:value-type="string" office:string-value="        { &quot;key&quot;: &quot;placement:start&quot;, &quot;object_types&quot;: [&quot;way&quot;], &quot;description&quot;: &quot;Used among lots of other tags for a complex road marking and lane processing and rendering.&quot; }," calcext:value-type="string">
            <text:p><text:s text:c="8"/>{ "key": "placement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layground</text:p>
          </table:table-cell>
          <table:table-cell table:style-name="ce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For rendering playground equipment.</text:p>
          </table:table-cell>
          <table:table-cell table:formula="of:=CONCATENATE(&quot;        { &quot;&quot;key&quot;&quot;: &quot;&quot;&quot;; [.A345]; IF([.B345]&lt;&gt;&quot;&quot;; CONCATENATE(&quot;&quot;&quot;, &quot;&quot;value&quot;&quot;: &quot;&quot;&quot;; [.B345]); &quot;&quot;); &quot;&quot;&quot;, &quot;&quot;object_types&quot;&quot;: [&quot;; IF([.C345]=&quot;x&quot;;&quot;&quot;&quot;node&quot;&quot;&quot;;&quot;&quot;); IF(AND([.C345]=&quot;x&quot;; COUNTIF([.D345:.F345];&quot;x&quot;) &gt; 0); &quot;,&quot;; &quot;&quot;); IF([.D345]=&quot;x&quot;;&quot;&quot;&quot;way&quot;&quot;&quot;;&quot;&quot;); IF(AND([.D345]=&quot;x&quot;; COUNTIF([.E345:.F345];&quot;x&quot;) &gt; 0); &quot;,&quot;; &quot;&quot;); IF([.E345]=&quot;x&quot;;&quot;&quot;&quot;area&quot;&quot;&quot;;&quot;&quot;); IF(AND([.E345]=&quot;x&quot;; [.F345]=&quot;x&quot;); &quot;,&quot;; &quot;&quot;); IF([.F345]=&quot;x&quot;;&quot;&quot;&quot;relation&quot;&quot;&quot;;&quot;&quot;); &quot;]&quot;; IF([.G345]&lt;&gt;&quot;&quot;; CONCATENATE(&quot;, &quot;&quot;icon_url&quot;&quot;: &quot;&quot;&quot;; [.G345]; &quot;&quot;&quot;&quot;); &quot;&quot;); IF([.H345]&lt;&gt;&quot;&quot;; CONCATENATE(&quot;, &quot;&quot;description&quot;&quot;: &quot;&quot;&quot;; [.H345]; &quot;&quot;&quot;&quot;); &quot;&quot;); &quot; },&quot;)" office:value-type="string" office:string-value="        { &quot;key&quot;: &quot;playground&quot;, &quot;object_types&quot;: [&quot;node&quot;,&quot;way&quot;,&quot;area&quot;], &quot;description&quot;: &quot;For rendering playground equipment.&quot; }," calcext:value-type="string">
            <text:p><text:s text:c="8"/>{ "key": "playground", "object_types": ["node","way","area"], "description": "For rendering playground equipment." },</text:p>
          </table:table-cell>
        </table:table-row>
        <table:table-row table:style-name="ro1">
          <table:table-cell office:value-type="string" calcext:value-type="string">
            <text:p>playground</text:p>
          </table:table-cell>
          <table:table-cell table:style-name="ce2" office:value-type="string" calcext:value-type="string">
            <text:p>sandp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nd texture rendering for sandpits.</text:p>
          </table:table-cell>
          <table:table-cell table:formula="of:=CONCATENATE(&quot;        { &quot;&quot;key&quot;&quot;: &quot;&quot;&quot;; [.A346]; IF([.B346]&lt;&gt;&quot;&quot;; CONCATENATE(&quot;&quot;&quot;, &quot;&quot;value&quot;&quot;: &quot;&quot;&quot;; [.B346]); &quot;&quot;); &quot;&quot;&quot;, &quot;&quot;object_types&quot;&quot;: [&quot;; IF([.C346]=&quot;x&quot;;&quot;&quot;&quot;node&quot;&quot;&quot;;&quot;&quot;); IF(AND([.C346]=&quot;x&quot;; COUNTIF([.D346:.F346];&quot;x&quot;) &gt; 0); &quot;,&quot;; &quot;&quot;); IF([.D346]=&quot;x&quot;;&quot;&quot;&quot;way&quot;&quot;&quot;;&quot;&quot;); IF(AND([.D346]=&quot;x&quot;; COUNTIF([.E346:.F346];&quot;x&quot;) &gt; 0); &quot;,&quot;; &quot;&quot;); IF([.E346]=&quot;x&quot;;&quot;&quot;&quot;area&quot;&quot;&quot;;&quot;&quot;); IF(AND([.E346]=&quot;x&quot;; [.F346]=&quot;x&quot;); &quot;,&quot;; &quot;&quot;); IF([.F346]=&quot;x&quot;;&quot;&quot;&quot;relation&quot;&quot;&quot;;&quot;&quot;); &quot;]&quot;; IF([.G346]&lt;&gt;&quot;&quot;; CONCATENATE(&quot;, &quot;&quot;icon_url&quot;&quot;: &quot;&quot;&quot;; [.G346]; &quot;&quot;&quot;&quot;); &quot;&quot;); IF([.H346]&lt;&gt;&quot;&quot;; CONCATENATE(&quot;, &quot;&quot;description&quot;&quot;: &quot;&quot;&quot;; [.H346]; &quot;&quot;&quot;&quot;); &quot;&quot;); &quot; },&quot;)" office:value-type="string" office:string-value="        { &quot;key&quot;: &quot;playground&quot;, &quot;value&quot;: &quot;sandpit&quot;, &quot;object_types&quot;: [&quot;area&quot;], &quot;description&quot;: &quot;Sand texture rendering for sandpits.&quot; }," calcext:value-type="string">
            <text:p><text:s text:c="8"/>{ "key": "playground", "value": "sandpit", "object_types": ["area"], "description": "Sand texture rendering for sandpits." },</text:p>
          </table:table-cell>
        </table:table-row>
        <table:table-row table:style-name="ro1">
          <table:table-cell office:value-type="string" calcext:value-type="string">
            <text:p>psv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7]; IF([.B347]&lt;&gt;&quot;&quot;; CONCATENATE(&quot;&quot;&quot;, &quot;&quot;value&quot;&quot;: &quot;&quot;&quot;; [.B347]); &quot;&quot;); &quot;&quot;&quot;, &quot;&quot;object_types&quot;&quot;: [&quot;; IF([.C347]=&quot;x&quot;;&quot;&quot;&quot;node&quot;&quot;&quot;;&quot;&quot;); IF(AND([.C347]=&quot;x&quot;; COUNTIF([.D347:.F347];&quot;x&quot;) &gt; 0); &quot;,&quot;; &quot;&quot;); IF([.D347]=&quot;x&quot;;&quot;&quot;&quot;way&quot;&quot;&quot;;&quot;&quot;); IF(AND([.D347]=&quot;x&quot;; COUNTIF([.E347:.F347];&quot;x&quot;) &gt; 0); &quot;,&quot;; &quot;&quot;); IF([.E347]=&quot;x&quot;;&quot;&quot;&quot;area&quot;&quot;&quot;;&quot;&quot;); IF(AND([.E347]=&quot;x&quot;; [.F347]=&quot;x&quot;); &quot;,&quot;; &quot;&quot;); IF([.F347]=&quot;x&quot;;&quot;&quot;&quot;relation&quot;&quot;&quot;;&quot;&quot;); &quot;]&quot;; IF([.G347]&lt;&gt;&quot;&quot;; CONCATENATE(&quot;, &quot;&quot;icon_url&quot;&quot;: &quot;&quot;&quot;; [.G347]; &quot;&quot;&quot;&quot;); &quot;&quot;); IF([.H347]&lt;&gt;&quot;&quot;; CONCATENATE(&quot;, &quot;&quot;description&quot;&quot;: &quot;&quot;&quot;; [.H347]; &quot;&quot;&quot;&quot;); &quot;&quot;); &quot; },&quot;)" office:value-type="string" office:string-value="        { &quot;key&quot;: &quot;psv:lanes&quot;, &quot;object_types&quot;: [&quot;way&quot;], &quot;description&quot;: &quot;Used among lots of other tags for a complex road marking and lane processing and rendering.&quot; }," calcext:value-type="string">
            <text:p><text:s text:c="8"/>{ "key": "psv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sv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8]; IF([.B348]&lt;&gt;&quot;&quot;; CONCATENATE(&quot;&quot;&quot;, &quot;&quot;value&quot;&quot;: &quot;&quot;&quot;; [.B348]); &quot;&quot;); &quot;&quot;&quot;, &quot;&quot;object_types&quot;&quot;: [&quot;; IF([.C348]=&quot;x&quot;;&quot;&quot;&quot;node&quot;&quot;&quot;;&quot;&quot;); IF(AND([.C348]=&quot;x&quot;; COUNTIF([.D348:.F348];&quot;x&quot;) &gt; 0); &quot;,&quot;; &quot;&quot;); IF([.D348]=&quot;x&quot;;&quot;&quot;&quot;way&quot;&quot;&quot;;&quot;&quot;); IF(AND([.D348]=&quot;x&quot;; COUNTIF([.E348:.F348];&quot;x&quot;) &gt; 0); &quot;,&quot;; &quot;&quot;); IF([.E348]=&quot;x&quot;;&quot;&quot;&quot;area&quot;&quot;&quot;;&quot;&quot;); IF(AND([.E348]=&quot;x&quot;; [.F348]=&quot;x&quot;); &quot;,&quot;; &quot;&quot;); IF([.F348]=&quot;x&quot;;&quot;&quot;&quot;relation&quot;&quot;&quot;;&quot;&quot;); &quot;]&quot;; IF([.G348]&lt;&gt;&quot;&quot;; CONCATENATE(&quot;, &quot;&quot;icon_url&quot;&quot;: &quot;&quot;&quot;; [.G348]; &quot;&quot;&quot;&quot;); &quot;&quot;); IF([.H348]&lt;&gt;&quot;&quot;; CONCATENATE(&quot;, &quot;&quot;description&quot;&quot;: &quot;&quot;&quot;; [.H348]; &quot;&quot;&quot;&quot;); &quot;&quot;); &quot; },&quot;)" office:value-type="string" office:string-value="        { &quot;key&quot;: &quot;psv:lanes:forward&quot;, &quot;object_types&quot;: [&quot;way&quot;], &quot;description&quot;: &quot;Used among lots of other tags for a complex road marking and lane processing and rendering.&quot; }," calcext:value-type="string">
            <text:p><text:s text:c="8"/>{ "key": "psv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sv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49]; IF([.B349]&lt;&gt;&quot;&quot;; CONCATENATE(&quot;&quot;&quot;, &quot;&quot;value&quot;&quot;: &quot;&quot;&quot;; [.B349]); &quot;&quot;); &quot;&quot;&quot;, &quot;&quot;object_types&quot;&quot;: [&quot;; IF([.C349]=&quot;x&quot;;&quot;&quot;&quot;node&quot;&quot;&quot;;&quot;&quot;); IF(AND([.C349]=&quot;x&quot;; COUNTIF([.D349:.F349];&quot;x&quot;) &gt; 0); &quot;,&quot;; &quot;&quot;); IF([.D349]=&quot;x&quot;;&quot;&quot;&quot;way&quot;&quot;&quot;;&quot;&quot;); IF(AND([.D349]=&quot;x&quot;; COUNTIF([.E349:.F349];&quot;x&quot;) &gt; 0); &quot;,&quot;; &quot;&quot;); IF([.E349]=&quot;x&quot;;&quot;&quot;&quot;area&quot;&quot;&quot;;&quot;&quot;); IF(AND([.E349]=&quot;x&quot;; [.F349]=&quot;x&quot;); &quot;,&quot;; &quot;&quot;); IF([.F349]=&quot;x&quot;;&quot;&quot;&quot;relation&quot;&quot;&quot;;&quot;&quot;); &quot;]&quot;; IF([.G349]&lt;&gt;&quot;&quot;; CONCATENATE(&quot;, &quot;&quot;icon_url&quot;&quot;: &quot;&quot;&quot;; [.G349]; &quot;&quot;&quot;&quot;); &quot;&quot;); IF([.H349]&lt;&gt;&quot;&quot;; CONCATENATE(&quot;, &quot;&quot;description&quot;&quot;: &quot;&quot;&quot;; [.H349]; &quot;&quot;&quot;&quot;); &quot;&quot;); &quot; },&quot;)" office:value-type="string" office:string-value="        { &quot;key&quot;: &quot;psv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psv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public_transport</text:p>
          </table:table-cell>
          <table:table-cell office:value-type="string" calcext:value-type="string">
            <text:p>platform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50]; IF([.B350]&lt;&gt;&quot;&quot;; CONCATENATE(&quot;&quot;&quot;, &quot;&quot;value&quot;&quot;: &quot;&quot;&quot;; [.B350]); &quot;&quot;); &quot;&quot;&quot;, &quot;&quot;object_types&quot;&quot;: [&quot;; IF([.C350]=&quot;x&quot;;&quot;&quot;&quot;node&quot;&quot;&quot;;&quot;&quot;); IF(AND([.C350]=&quot;x&quot;; COUNTIF([.D350:.F350];&quot;x&quot;) &gt; 0); &quot;,&quot;; &quot;&quot;); IF([.D350]=&quot;x&quot;;&quot;&quot;&quot;way&quot;&quot;&quot;;&quot;&quot;); IF(AND([.D350]=&quot;x&quot;; COUNTIF([.E350:.F350];&quot;x&quot;) &gt; 0); &quot;,&quot;; &quot;&quot;); IF([.E350]=&quot;x&quot;;&quot;&quot;&quot;area&quot;&quot;&quot;;&quot;&quot;); IF(AND([.E350]=&quot;x&quot;; [.F350]=&quot;x&quot;); &quot;,&quot;; &quot;&quot;); IF([.F350]=&quot;x&quot;;&quot;&quot;&quot;relation&quot;&quot;&quot;;&quot;&quot;); &quot;]&quot;; IF([.G350]&lt;&gt;&quot;&quot;; CONCATENATE(&quot;, &quot;&quot;icon_url&quot;&quot;: &quot;&quot;&quot;; [.G350]; &quot;&quot;&quot;&quot;); &quot;&quot;); IF([.H350]&lt;&gt;&quot;&quot;; CONCATENATE(&quot;, &quot;&quot;description&quot;&quot;: &quot;&quot;&quot;; [.H350]; &quot;&quot;&quot;&quot;); &quot;&quot;); &quot; },&quot;)" office:value-type="string" office:string-value="        { &quot;key&quot;: &quot;public_transport&quot;, &quot;value&quot;: &quot;platform&quot;, &quot;object_types&quot;: [&quot;way&quot;,&quot;area&quot;] }," calcext:value-type="string">
            <text:p><text:s text:c="8"/>{ "key": "public_transport", "value": "platform", "object_types": ["way","area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1]; IF([.B351]&lt;&gt;&quot;&quot;; CONCATENATE(&quot;&quot;&quot;, &quot;&quot;value&quot;&quot;: &quot;&quot;&quot;; [.B351]); &quot;&quot;); &quot;&quot;&quot;, &quot;&quot;object_types&quot;&quot;: [&quot;; IF([.C351]=&quot;x&quot;;&quot;&quot;&quot;node&quot;&quot;&quot;;&quot;&quot;); IF(AND([.C351]=&quot;x&quot;; COUNTIF([.D351:.F351];&quot;x&quot;) &gt; 0); &quot;,&quot;; &quot;&quot;); IF([.D351]=&quot;x&quot;;&quot;&quot;&quot;way&quot;&quot;&quot;;&quot;&quot;); IF(AND([.D351]=&quot;x&quot;; COUNTIF([.E351:.F351];&quot;x&quot;) &gt; 0); &quot;,&quot;; &quot;&quot;); IF([.E351]=&quot;x&quot;;&quot;&quot;&quot;area&quot;&quot;&quot;;&quot;&quot;); IF(AND([.E351]=&quot;x&quot;; [.F351]=&quot;x&quot;); &quot;,&quot;; &quot;&quot;); IF([.F351]=&quot;x&quot;;&quot;&quot;&quot;relation&quot;&quot;&quot;;&quot;&quot;); &quot;]&quot;; IF([.G351]&lt;&gt;&quot;&quot;; CONCATENATE(&quot;, &quot;&quot;icon_url&quot;&quot;: &quot;&quot;&quot;; [.G351]; &quot;&quot;&quot;&quot;); &quot;&quot;); IF([.H351]&lt;&gt;&quot;&quot;; CONCATENATE(&quot;, &quot;&quot;description&quot;&quot;: &quot;&quot;&quot;; [.H351]; &quot;&quot;&quot;&quot;); &quot;&quot;); &quot; },&quot;)" office:value-type="string" office:string-value="        { &quot;key&quot;: &quot;railway&quot;, &quot;object_types&quot;: [&quot;way&quot;] }," calcext:value-type="string">
            <text:p><text:s text:c="8"/>{ "key": "railway", "object_types": ["way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office:value-type="string" calcext:value-type="string">
            <text:p>buffer_sto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52]; IF([.B352]&lt;&gt;&quot;&quot;; CONCATENATE(&quot;&quot;&quot;, &quot;&quot;value&quot;&quot;: &quot;&quot;&quot;; [.B352]); &quot;&quot;); &quot;&quot;&quot;, &quot;&quot;object_types&quot;&quot;: [&quot;; IF([.C352]=&quot;x&quot;;&quot;&quot;&quot;node&quot;&quot;&quot;;&quot;&quot;); IF(AND([.C352]=&quot;x&quot;; COUNTIF([.D352:.F352];&quot;x&quot;) &gt; 0); &quot;,&quot;; &quot;&quot;); IF([.D352]=&quot;x&quot;;&quot;&quot;&quot;way&quot;&quot;&quot;;&quot;&quot;); IF(AND([.D352]=&quot;x&quot;; COUNTIF([.E352:.F352];&quot;x&quot;) &gt; 0); &quot;,&quot;; &quot;&quot;); IF([.E352]=&quot;x&quot;;&quot;&quot;&quot;area&quot;&quot;&quot;;&quot;&quot;); IF(AND([.E352]=&quot;x&quot;; [.F352]=&quot;x&quot;); &quot;,&quot;; &quot;&quot;); IF([.F352]=&quot;x&quot;;&quot;&quot;&quot;relation&quot;&quot;&quot;;&quot;&quot;); &quot;]&quot;; IF([.G352]&lt;&gt;&quot;&quot;; CONCATENATE(&quot;, &quot;&quot;icon_url&quot;&quot;: &quot;&quot;&quot;; [.G352]; &quot;&quot;&quot;&quot;); &quot;&quot;); IF([.H352]&lt;&gt;&quot;&quot;; CONCATENATE(&quot;, &quot;&quot;description&quot;&quot;: &quot;&quot;&quot;; [.H352]; &quot;&quot;&quot;&quot;); &quot;&quot;); &quot; },&quot;)" office:value-type="string" office:string-value="        { &quot;key&quot;: &quot;railway&quot;, &quot;value&quot;: &quot;buffer_stop&quot;, &quot;object_types&quot;: [&quot;node&quot;] }," calcext:value-type="string">
            <text:p><text:s text:c="8"/>{ "key": "railway", "value": "buffer_stop", "object_types": ["node"] },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53]; IF([.B353]&lt;&gt;&quot;&quot;; CONCATENATE(&quot;&quot;&quot;, &quot;&quot;value&quot;&quot;: &quot;&quot;&quot;; [.B353]); &quot;&quot;); &quot;&quot;&quot;, &quot;&quot;object_types&quot;&quot;: [&quot;; IF([.C353]=&quot;x&quot;;&quot;&quot;&quot;node&quot;&quot;&quot;;&quot;&quot;); IF(AND([.C353]=&quot;x&quot;; COUNTIF([.D353:.F353];&quot;x&quot;) &gt; 0); &quot;,&quot;; &quot;&quot;); IF([.D353]=&quot;x&quot;;&quot;&quot;&quot;way&quot;&quot;&quot;;&quot;&quot;); IF(AND([.D353]=&quot;x&quot;; COUNTIF([.E353:.F353];&quot;x&quot;) &gt; 0); &quot;,&quot;; &quot;&quot;); IF([.E353]=&quot;x&quot;;&quot;&quot;&quot;area&quot;&quot;&quot;;&quot;&quot;); IF(AND([.E353]=&quot;x&quot;; [.F353]=&quot;x&quot;); &quot;,&quot;; &quot;&quot;); IF([.F353]=&quot;x&quot;;&quot;&quot;&quot;relation&quot;&quot;&quot;;&quot;&quot;); &quot;]&quot;; IF([.G353]&lt;&gt;&quot;&quot;; CONCATENATE(&quot;, &quot;&quot;icon_url&quot;&quot;: &quot;&quot;&quot;; [.G353]; &quot;&quot;&quot;&quot;); &quot;&quot;); IF([.H353]&lt;&gt;&quot;&quot;; CONCATENATE(&quot;, &quot;&quot;description&quot;&quot;: &quot;&quot;&quot;; [.H353]; &quot;&quot;&quot;&quot;); &quot;&quot;); &quot; },&quot;)" office:value-type="string" office:string-value="        { &quot;key&quot;: &quot;railway&quot;, &quot;value&quot;: &quot;signal&quot;, &quot;object_types&quot;: [&quot;node&quot;] }," calcext:value-type="string">
            <text:p><text:s text:c="8"/>{ "key": "railway", "value": "signal", "object_types": ["node"] },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eference numbers (e.g. of trees, hydrants, street cabinets) are rendered at larger scales.</text:p>
          </table:table-cell>
          <table:table-cell table:formula="of:=CONCATENATE(&quot;        { &quot;&quot;key&quot;&quot;: &quot;&quot;&quot;; [.A354]; IF([.B354]&lt;&gt;&quot;&quot;; CONCATENATE(&quot;&quot;&quot;, &quot;&quot;value&quot;&quot;: &quot;&quot;&quot;; [.B354]); &quot;&quot;); &quot;&quot;&quot;, &quot;&quot;object_types&quot;&quot;: [&quot;; IF([.C354]=&quot;x&quot;;&quot;&quot;&quot;node&quot;&quot;&quot;;&quot;&quot;); IF(AND([.C354]=&quot;x&quot;; COUNTIF([.D354:.F354];&quot;x&quot;) &gt; 0); &quot;,&quot;; &quot;&quot;); IF([.D354]=&quot;x&quot;;&quot;&quot;&quot;way&quot;&quot;&quot;;&quot;&quot;); IF(AND([.D354]=&quot;x&quot;; COUNTIF([.E354:.F354];&quot;x&quot;) &gt; 0); &quot;,&quot;; &quot;&quot;); IF([.E354]=&quot;x&quot;;&quot;&quot;&quot;area&quot;&quot;&quot;;&quot;&quot;); IF(AND([.E354]=&quot;x&quot;; [.F354]=&quot;x&quot;); &quot;,&quot;; &quot;&quot;); IF([.F354]=&quot;x&quot;;&quot;&quot;&quot;relation&quot;&quot;&quot;;&quot;&quot;); &quot;]&quot;; IF([.G354]&lt;&gt;&quot;&quot;; CONCATENATE(&quot;, &quot;&quot;icon_url&quot;&quot;: &quot;&quot;&quot;; [.G354]; &quot;&quot;&quot;&quot;); &quot;&quot;); IF([.H354]&lt;&gt;&quot;&quot;; CONCATENATE(&quot;, &quot;&quot;description&quot;&quot;: &quot;&quot;&quot;; [.H354]; &quot;&quot;&quot;&quot;); &quot;&quot;); &quot; },&quot;)" office:value-type="string" office:string-value="        { &quot;key&quot;: &quot;ref&quot;, &quot;object_types&quot;: [&quot;node&quot;,&quot;area&quot;], &quot;description&quot;: &quot;Reference numbers (e.g. of trees, hydrants, street cabinets) are rendered at larger scales.&quot; }," calcext:value-type="string">
            <text:p><text:s text:c="8"/>{ "key": "ref", "object_types": ["node","area"], "description": "Reference numbers (e.g. of trees, hydrants, street cabinets) are rendered at larger scales."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5]; IF([.B355]&lt;&gt;&quot;&quot;; CONCATENATE(&quot;&quot;&quot;, &quot;&quot;value&quot;&quot;: &quot;&quot;&quot;; [.B355]); &quot;&quot;); &quot;&quot;&quot;, &quot;&quot;object_types&quot;&quot;: [&quot;; IF([.C355]=&quot;x&quot;;&quot;&quot;&quot;node&quot;&quot;&quot;;&quot;&quot;); IF(AND([.C355]=&quot;x&quot;; COUNTIF([.D355:.F355];&quot;x&quot;) &gt; 0); &quot;,&quot;; &quot;&quot;); IF([.D355]=&quot;x&quot;;&quot;&quot;&quot;way&quot;&quot;&quot;;&quot;&quot;); IF(AND([.D355]=&quot;x&quot;; COUNTIF([.E355:.F355];&quot;x&quot;) &gt; 0); &quot;,&quot;; &quot;&quot;); IF([.E355]=&quot;x&quot;;&quot;&quot;&quot;area&quot;&quot;&quot;;&quot;&quot;); IF(AND([.E355]=&quot;x&quot;; [.F355]=&quot;x&quot;); &quot;,&quot;; &quot;&quot;); IF([.F355]=&quot;x&quot;;&quot;&quot;&quot;relation&quot;&quot;&quot;;&quot;&quot;); &quot;]&quot;; IF([.G355]&lt;&gt;&quot;&quot;; CONCATENATE(&quot;, &quot;&quot;icon_url&quot;&quot;: &quot;&quot;&quot;; [.G355]; &quot;&quot;&quot;&quot;); &quot;&quot;); IF([.H355]&lt;&gt;&quot;&quot;; CONCATENATE(&quot;, &quot;&quot;description&quot;&quot;: &quot;&quot;&quot;; [.H355]; &quot;&quot;&quot;&quot;); &quot;&quot;); &quot; },&quot;)" office:value-type="string" office:string-value="        { &quot;key&quot;: &quot;road_marking&quot;, &quot;value&quot;: &quot;dash&quot;, &quot;object_types&quot;: [&quot;way&quot;] }," calcext:value-type="string">
            <text:p><text:s text:c="8"/>{ "key": "road_marking", "value": "dash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top_l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6]; IF([.B356]&lt;&gt;&quot;&quot;; CONCATENATE(&quot;&quot;&quot;, &quot;&quot;value&quot;&quot;: &quot;&quot;&quot;; [.B356]); &quot;&quot;); &quot;&quot;&quot;, &quot;&quot;object_types&quot;&quot;: [&quot;; IF([.C356]=&quot;x&quot;;&quot;&quot;&quot;node&quot;&quot;&quot;;&quot;&quot;); IF(AND([.C356]=&quot;x&quot;; COUNTIF([.D356:.F356];&quot;x&quot;) &gt; 0); &quot;,&quot;; &quot;&quot;); IF([.D356]=&quot;x&quot;;&quot;&quot;&quot;way&quot;&quot;&quot;;&quot;&quot;); IF(AND([.D356]=&quot;x&quot;; COUNTIF([.E356:.F356];&quot;x&quot;) &gt; 0); &quot;,&quot;; &quot;&quot;); IF([.E356]=&quot;x&quot;;&quot;&quot;&quot;area&quot;&quot;&quot;;&quot;&quot;); IF(AND([.E356]=&quot;x&quot;; [.F356]=&quot;x&quot;); &quot;,&quot;; &quot;&quot;); IF([.F356]=&quot;x&quot;;&quot;&quot;&quot;relation&quot;&quot;&quot;;&quot;&quot;); &quot;]&quot;; IF([.G356]&lt;&gt;&quot;&quot;; CONCATENATE(&quot;, &quot;&quot;icon_url&quot;&quot;: &quot;&quot;&quot;; [.G356]; &quot;&quot;&quot;&quot;); &quot;&quot;); IF([.H356]&lt;&gt;&quot;&quot;; CONCATENATE(&quot;, &quot;&quot;description&quot;&quot;: &quot;&quot;&quot;; [.H356]; &quot;&quot;&quot;&quot;); &quot;&quot;); &quot; },&quot;)" office:value-type="string" office:string-value="        { &quot;key&quot;: &quot;road_marking&quot;, &quot;value&quot;: &quot;stop_line&quot;, &quot;object_types&quot;: [&quot;way&quot;] }," calcext:value-type="string">
            <text:p><text:s text:c="8"/>{ "key": "road_marking", "value": "stop_line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olid_road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7]; IF([.B357]&lt;&gt;&quot;&quot;; CONCATENATE(&quot;&quot;&quot;, &quot;&quot;value&quot;&quot;: &quot;&quot;&quot;; [.B357]); &quot;&quot;); &quot;&quot;&quot;, &quot;&quot;object_types&quot;&quot;: [&quot;; IF([.C357]=&quot;x&quot;;&quot;&quot;&quot;node&quot;&quot;&quot;;&quot;&quot;); IF(AND([.C357]=&quot;x&quot;; COUNTIF([.D357:.F357];&quot;x&quot;) &gt; 0); &quot;,&quot;; &quot;&quot;); IF([.D357]=&quot;x&quot;;&quot;&quot;&quot;way&quot;&quot;&quot;;&quot;&quot;); IF(AND([.D357]=&quot;x&quot;; COUNTIF([.E357:.F357];&quot;x&quot;) &gt; 0); &quot;,&quot;; &quot;&quot;); IF([.E357]=&quot;x&quot;;&quot;&quot;&quot;area&quot;&quot;&quot;;&quot;&quot;); IF(AND([.E357]=&quot;x&quot;; [.F357]=&quot;x&quot;); &quot;,&quot;; &quot;&quot;); IF([.F357]=&quot;x&quot;;&quot;&quot;&quot;relation&quot;&quot;&quot;;&quot;&quot;); &quot;]&quot;; IF([.G357]&lt;&gt;&quot;&quot;; CONCATENATE(&quot;, &quot;&quot;icon_url&quot;&quot;: &quot;&quot;&quot;; [.G357]; &quot;&quot;&quot;&quot;); &quot;&quot;); IF([.H357]&lt;&gt;&quot;&quot;; CONCATENATE(&quot;, &quot;&quot;description&quot;&quot;: &quot;&quot;&quot;; [.H357]; &quot;&quot;&quot;&quot;); &quot;&quot;); &quot; },&quot;)" office:value-type="string" office:string-value="        { &quot;key&quot;: &quot;road_marking&quot;, &quot;value&quot;: &quot;solid_road_divider&quot;, &quot;object_types&quot;: [&quot;way&quot;] }," calcext:value-type="string">
            <text:p><text:s text:c="8"/>{ "key": "road_marking", "value": "solid_road_divider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solid_lane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8]; IF([.B358]&lt;&gt;&quot;&quot;; CONCATENATE(&quot;&quot;&quot;, &quot;&quot;value&quot;&quot;: &quot;&quot;&quot;; [.B358]); &quot;&quot;); &quot;&quot;&quot;, &quot;&quot;object_types&quot;&quot;: [&quot;; IF([.C358]=&quot;x&quot;;&quot;&quot;&quot;node&quot;&quot;&quot;;&quot;&quot;); IF(AND([.C358]=&quot;x&quot;; COUNTIF([.D358:.F358];&quot;x&quot;) &gt; 0); &quot;,&quot;; &quot;&quot;); IF([.D358]=&quot;x&quot;;&quot;&quot;&quot;way&quot;&quot;&quot;;&quot;&quot;); IF(AND([.D358]=&quot;x&quot;; COUNTIF([.E358:.F358];&quot;x&quot;) &gt; 0); &quot;,&quot;; &quot;&quot;); IF([.E358]=&quot;x&quot;;&quot;&quot;&quot;area&quot;&quot;&quot;;&quot;&quot;); IF(AND([.E358]=&quot;x&quot;; [.F358]=&quot;x&quot;); &quot;,&quot;; &quot;&quot;); IF([.F358]=&quot;x&quot;;&quot;&quot;&quot;relation&quot;&quot;&quot;;&quot;&quot;); &quot;]&quot;; IF([.G358]&lt;&gt;&quot;&quot;; CONCATENATE(&quot;, &quot;&quot;icon_url&quot;&quot;: &quot;&quot;&quot;; [.G358]; &quot;&quot;&quot;&quot;); &quot;&quot;); IF([.H358]&lt;&gt;&quot;&quot;; CONCATENATE(&quot;, &quot;&quot;description&quot;&quot;: &quot;&quot;&quot;; [.H358]; &quot;&quot;&quot;&quot;); &quot;&quot;); &quot; },&quot;)" office:value-type="string" office:string-value="        { &quot;key&quot;: &quot;road_marking&quot;, &quot;value&quot;: &quot;solid_lane_divider&quot;, &quot;object_types&quot;: [&quot;way&quot;] }," calcext:value-type="string">
            <text:p><text:s text:c="8"/>{ "key": "road_marking", "value": "solid_lane_divider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dashed_road_ed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59]; IF([.B359]&lt;&gt;&quot;&quot;; CONCATENATE(&quot;&quot;&quot;, &quot;&quot;value&quot;&quot;: &quot;&quot;&quot;; [.B359]); &quot;&quot;); &quot;&quot;&quot;, &quot;&quot;object_types&quot;&quot;: [&quot;; IF([.C359]=&quot;x&quot;;&quot;&quot;&quot;node&quot;&quot;&quot;;&quot;&quot;); IF(AND([.C359]=&quot;x&quot;; COUNTIF([.D359:.F359];&quot;x&quot;) &gt; 0); &quot;,&quot;; &quot;&quot;); IF([.D359]=&quot;x&quot;;&quot;&quot;&quot;way&quot;&quot;&quot;;&quot;&quot;); IF(AND([.D359]=&quot;x&quot;; COUNTIF([.E359:.F359];&quot;x&quot;) &gt; 0); &quot;,&quot;; &quot;&quot;); IF([.E359]=&quot;x&quot;;&quot;&quot;&quot;area&quot;&quot;&quot;;&quot;&quot;); IF(AND([.E359]=&quot;x&quot;; [.F359]=&quot;x&quot;); &quot;,&quot;; &quot;&quot;); IF([.F359]=&quot;x&quot;;&quot;&quot;&quot;relation&quot;&quot;&quot;;&quot;&quot;); &quot;]&quot;; IF([.G359]&lt;&gt;&quot;&quot;; CONCATENATE(&quot;, &quot;&quot;icon_url&quot;&quot;: &quot;&quot;&quot;; [.G359]; &quot;&quot;&quot;&quot;); &quot;&quot;); IF([.H359]&lt;&gt;&quot;&quot;; CONCATENATE(&quot;, &quot;&quot;description&quot;&quot;: &quot;&quot;&quot;; [.H359]; &quot;&quot;&quot;&quot;); &quot;&quot;); &quot; },&quot;)" office:value-type="string" office:string-value="        { &quot;key&quot;: &quot;road_marking&quot;, &quot;value&quot;: &quot;dashed_road_edge&quot;, &quot;object_types&quot;: [&quot;way&quot;] }," calcext:value-type="string">
            <text:p><text:s text:c="8"/>{ "key": "road_marking", "value": "dashed_road_edge", "object_types": ["way"] },</text:p>
          </table:table-cell>
        </table:table-row>
        <table:table-row table:style-name="ro1">
          <table:table-cell office:value-type="string" calcext:value-type="string">
            <text:p>road_marking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0]; IF([.B360]&lt;&gt;&quot;&quot;; CONCATENATE(&quot;&quot;&quot;, &quot;&quot;value&quot;&quot;: &quot;&quot;&quot;; [.B360]); &quot;&quot;); &quot;&quot;&quot;, &quot;&quot;object_types&quot;&quot;: [&quot;; IF([.C360]=&quot;x&quot;;&quot;&quot;&quot;node&quot;&quot;&quot;;&quot;&quot;); IF(AND([.C360]=&quot;x&quot;; COUNTIF([.D360:.F360];&quot;x&quot;) &gt; 0); &quot;,&quot;; &quot;&quot;); IF([.D360]=&quot;x&quot;;&quot;&quot;&quot;way&quot;&quot;&quot;;&quot;&quot;); IF(AND([.D360]=&quot;x&quot;; COUNTIF([.E360:.F360];&quot;x&quot;) &gt; 0); &quot;,&quot;; &quot;&quot;); IF([.E360]=&quot;x&quot;;&quot;&quot;&quot;area&quot;&quot;&quot;;&quot;&quot;); IF(AND([.E360]=&quot;x&quot;; [.F360]=&quot;x&quot;); &quot;,&quot;; &quot;&quot;); IF([.F360]=&quot;x&quot;;&quot;&quot;&quot;relation&quot;&quot;&quot;;&quot;&quot;); &quot;]&quot;; IF([.G360]&lt;&gt;&quot;&quot;; CONCATENATE(&quot;, &quot;&quot;icon_url&quot;&quot;: &quot;&quot;&quot;; [.G360]; &quot;&quot;&quot;&quot;); &quot;&quot;); IF([.H360]&lt;&gt;&quot;&quot;; CONCATENATE(&quot;, &quot;&quot;description&quot;&quot;: &quot;&quot;&quot;; [.H360]; &quot;&quot;&quot;&quot;); &quot;&quot;); &quot; },&quot;)" office:value-type="string" office:string-value="        { &quot;key&quot;: &quot;road_marking&quot;, &quot;value&quot;: &quot;traffic_sign&quot;, &quot;object_types&quot;: [&quot;way&quot;] }," calcext:value-type="string">
            <text:p><text:s text:c="8"/>{ "key": "road_marking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backward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1]; IF([.B361]&lt;&gt;&quot;&quot;; CONCATENATE(&quot;&quot;&quot;, &quot;&quot;value&quot;&quot;: &quot;&quot;&quot;; [.B361]); &quot;&quot;); &quot;&quot;&quot;, &quot;&quot;object_types&quot;&quot;: [&quot;; IF([.C361]=&quot;x&quot;;&quot;&quot;&quot;node&quot;&quot;&quot;;&quot;&quot;); IF(AND([.C361]=&quot;x&quot;; COUNTIF([.D361:.F361];&quot;x&quot;) &gt; 0); &quot;,&quot;; &quot;&quot;); IF([.D361]=&quot;x&quot;;&quot;&quot;&quot;way&quot;&quot;&quot;;&quot;&quot;); IF(AND([.D361]=&quot;x&quot;; COUNTIF([.E361:.F361];&quot;x&quot;) &gt; 0); &quot;,&quot;; &quot;&quot;); IF([.E361]=&quot;x&quot;;&quot;&quot;&quot;area&quot;&quot;&quot;;&quot;&quot;); IF(AND([.E361]=&quot;x&quot;; [.F361]=&quot;x&quot;); &quot;,&quot;; &quot;&quot;); IF([.F361]=&quot;x&quot;;&quot;&quot;&quot;relation&quot;&quot;&quot;;&quot;&quot;); &quot;]&quot;; IF([.G361]&lt;&gt;&quot;&quot;; CONCATENATE(&quot;, &quot;&quot;icon_url&quot;&quot;: &quot;&quot;&quot;; [.G361]; &quot;&quot;&quot;&quot;); &quot;&quot;); IF([.H361]&lt;&gt;&quot;&quot;; CONCATENATE(&quot;, &quot;&quot;description&quot;&quot;: &quot;&quot;&quot;; [.H361]; &quot;&quot;&quot;&quot;); &quot;&quot;); &quot; },&quot;)" office:value-type="string" office:string-value="        { &quot;key&quot;: &quot;road_marking:backward&quot;, &quot;value&quot;: &quot;traffic_sign&quot;, &quot;object_types&quot;: [&quot;way&quot;] }," calcext:value-type="string">
            <text:p><text:s text:c="8"/>{ "key": "road_marking:backward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forward</text:p>
          </table:table-cell>
          <table:table-cell office:value-type="string" calcext:value-type="string">
            <text:p>traffic_sig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2]; IF([.B362]&lt;&gt;&quot;&quot;; CONCATENATE(&quot;&quot;&quot;, &quot;&quot;value&quot;&quot;: &quot;&quot;&quot;; [.B362]); &quot;&quot;); &quot;&quot;&quot;, &quot;&quot;object_types&quot;&quot;: [&quot;; IF([.C362]=&quot;x&quot;;&quot;&quot;&quot;node&quot;&quot;&quot;;&quot;&quot;); IF(AND([.C362]=&quot;x&quot;; COUNTIF([.D362:.F362];&quot;x&quot;) &gt; 0); &quot;,&quot;; &quot;&quot;); IF([.D362]=&quot;x&quot;;&quot;&quot;&quot;way&quot;&quot;&quot;;&quot;&quot;); IF(AND([.D362]=&quot;x&quot;; COUNTIF([.E362:.F362];&quot;x&quot;) &gt; 0); &quot;,&quot;; &quot;&quot;); IF([.E362]=&quot;x&quot;;&quot;&quot;&quot;area&quot;&quot;&quot;;&quot;&quot;); IF(AND([.E362]=&quot;x&quot;; [.F362]=&quot;x&quot;); &quot;,&quot;; &quot;&quot;); IF([.F362]=&quot;x&quot;;&quot;&quot;&quot;relation&quot;&quot;&quot;;&quot;&quot;); &quot;]&quot;; IF([.G362]&lt;&gt;&quot;&quot;; CONCATENATE(&quot;, &quot;&quot;icon_url&quot;&quot;: &quot;&quot;&quot;; [.G362]; &quot;&quot;&quot;&quot;); &quot;&quot;); IF([.H362]&lt;&gt;&quot;&quot;; CONCATENATE(&quot;, &quot;&quot;description&quot;&quot;: &quot;&quot;&quot;; [.H362]; &quot;&quot;&quot;&quot;); &quot;&quot;); &quot; },&quot;)" office:value-type="string" office:string-value="        { &quot;key&quot;: &quot;road_marking:forward&quot;, &quot;value&quot;: &quot;traffic_sign&quot;, &quot;object_types&quot;: [&quot;way&quot;] }," calcext:value-type="string">
            <text:p><text:s text:c="8"/>{ "key": "road_marking:forward", "value": "traffic_sign", "object_types": ["way"] },</text:p>
          </table:table-cell>
        </table:table-row>
        <table:table-row table:style-name="ro1">
          <table:table-cell office:value-type="string" calcext:value-type="string">
            <text:p>road_marking:left</text:p>
          </table:table-cell>
          <table:table-cell office:value-type="string" calcext:value-type="string">
            <text:p>dashed_lane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3]; IF([.B363]&lt;&gt;&quot;&quot;; CONCATENATE(&quot;&quot;&quot;, &quot;&quot;value&quot;&quot;: &quot;&quot;&quot;; [.B363]); &quot;&quot;); &quot;&quot;&quot;, &quot;&quot;object_types&quot;&quot;: [&quot;; IF([.C363]=&quot;x&quot;;&quot;&quot;&quot;node&quot;&quot;&quot;;&quot;&quot;); IF(AND([.C363]=&quot;x&quot;; COUNTIF([.D363:.F363];&quot;x&quot;) &gt; 0); &quot;,&quot;; &quot;&quot;); IF([.D363]=&quot;x&quot;;&quot;&quot;&quot;way&quot;&quot;&quot;;&quot;&quot;); IF(AND([.D363]=&quot;x&quot;; COUNTIF([.E363:.F363];&quot;x&quot;) &gt; 0); &quot;,&quot;; &quot;&quot;); IF([.E363]=&quot;x&quot;;&quot;&quot;&quot;area&quot;&quot;&quot;;&quot;&quot;); IF(AND([.E363]=&quot;x&quot;; [.F363]=&quot;x&quot;); &quot;,&quot;; &quot;&quot;); IF([.F363]=&quot;x&quot;;&quot;&quot;&quot;relation&quot;&quot;&quot;;&quot;&quot;); &quot;]&quot;; IF([.G363]&lt;&gt;&quot;&quot;; CONCATENATE(&quot;, &quot;&quot;icon_url&quot;&quot;: &quot;&quot;&quot;; [.G363]; &quot;&quot;&quot;&quot;); &quot;&quot;); IF([.H363]&lt;&gt;&quot;&quot;; CONCATENATE(&quot;, &quot;&quot;description&quot;&quot;: &quot;&quot;&quot;; [.H363]; &quot;&quot;&quot;&quot;); &quot;&quot;); &quot; },&quot;)" office:value-type="string" office:string-value="        { &quot;key&quot;: &quot;road_marking:left&quot;, &quot;value&quot;: &quot;dashed_lane_divider&quot;, &quot;object_types&quot;: [&quot;way&quot;] }," calcext:value-type="string">
            <text:p><text:s text:c="8"/>{ "key": "road_marking:left", "value": "dashed_lane_divider", "object_types": ["way"] },</text:p>
          </table:table-cell>
        </table:table-row>
        <table:table-row table:style-name="ro1">
          <table:table-cell office:value-type="string" calcext:value-type="string">
            <text:p>road_marking:right</text:p>
          </table:table-cell>
          <table:table-cell office:value-type="string" calcext:value-type="string">
            <text:p>solid_road_div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4]; IF([.B364]&lt;&gt;&quot;&quot;; CONCATENATE(&quot;&quot;&quot;, &quot;&quot;value&quot;&quot;: &quot;&quot;&quot;; [.B364]); &quot;&quot;); &quot;&quot;&quot;, &quot;&quot;object_types&quot;&quot;: [&quot;; IF([.C364]=&quot;x&quot;;&quot;&quot;&quot;node&quot;&quot;&quot;;&quot;&quot;); IF(AND([.C364]=&quot;x&quot;; COUNTIF([.D364:.F364];&quot;x&quot;) &gt; 0); &quot;,&quot;; &quot;&quot;); IF([.D364]=&quot;x&quot;;&quot;&quot;&quot;way&quot;&quot;&quot;;&quot;&quot;); IF(AND([.D364]=&quot;x&quot;; COUNTIF([.E364:.F364];&quot;x&quot;) &gt; 0); &quot;,&quot;; &quot;&quot;); IF([.E364]=&quot;x&quot;;&quot;&quot;&quot;area&quot;&quot;&quot;;&quot;&quot;); IF(AND([.E364]=&quot;x&quot;; [.F364]=&quot;x&quot;); &quot;,&quot;; &quot;&quot;); IF([.F364]=&quot;x&quot;;&quot;&quot;&quot;relation&quot;&quot;&quot;;&quot;&quot;); &quot;]&quot;; IF([.G364]&lt;&gt;&quot;&quot;; CONCATENATE(&quot;, &quot;&quot;icon_url&quot;&quot;: &quot;&quot;&quot;; [.G364]; &quot;&quot;&quot;&quot;); &quot;&quot;); IF([.H364]&lt;&gt;&quot;&quot;; CONCATENATE(&quot;, &quot;&quot;description&quot;&quot;: &quot;&quot;&quot;; [.H364]; &quot;&quot;&quot;&quot;); &quot;&quot;); &quot; },&quot;)" office:value-type="string" office:string-value="        { &quot;key&quot;: &quot;road_marking:right&quot;, &quot;value&quot;: &quot;solid_road_divider&quot;, &quot;object_types&quot;: [&quot;way&quot;] }," calcext:value-type="string">
            <text:p><text:s text:c="8"/>{ "key": "road_marking:right", "value": "solid_road_divider", "object_types": ["way"] },</text:p>
          </table:table-cell>
        </table:table-row>
        <table:table-row table:style-name="ro1">
          <table:table-cell office:value-type="string" calcext:value-type="string">
            <text:p>separ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5]; IF([.B365]&lt;&gt;&quot;&quot;; CONCATENATE(&quot;&quot;&quot;, &quot;&quot;value&quot;&quot;: &quot;&quot;&quot;; [.B365]); &quot;&quot;); &quot;&quot;&quot;, &quot;&quot;object_types&quot;&quot;: [&quot;; IF([.C365]=&quot;x&quot;;&quot;&quot;&quot;node&quot;&quot;&quot;;&quot;&quot;); IF(AND([.C365]=&quot;x&quot;; COUNTIF([.D365:.F365];&quot;x&quot;) &gt; 0); &quot;,&quot;; &quot;&quot;); IF([.D365]=&quot;x&quot;;&quot;&quot;&quot;way&quot;&quot;&quot;;&quot;&quot;); IF(AND([.D365]=&quot;x&quot;; COUNTIF([.E365:.F365];&quot;x&quot;) &gt; 0); &quot;,&quot;; &quot;&quot;); IF([.E365]=&quot;x&quot;;&quot;&quot;&quot;area&quot;&quot;&quot;;&quot;&quot;); IF(AND([.E365]=&quot;x&quot;; [.F365]=&quot;x&quot;); &quot;,&quot;; &quot;&quot;); IF([.F365]=&quot;x&quot;;&quot;&quot;&quot;relation&quot;&quot;&quot;;&quot;&quot;); &quot;]&quot;; IF([.G365]&lt;&gt;&quot;&quot;; CONCATENATE(&quot;, &quot;&quot;icon_url&quot;&quot;: &quot;&quot;&quot;; [.G365]; &quot;&quot;&quot;&quot;); &quot;&quot;); IF([.H365]&lt;&gt;&quot;&quot;; CONCATENATE(&quot;, &quot;&quot;description&quot;&quot;: &quot;&quot;&quot;; [.H365]; &quot;&quot;&quot;&quot;); &quot;&quot;); &quot; },&quot;)" office:value-type="string" office:string-value="        { &quot;key&quot;: &quot;separation&quot;, &quot;object_types&quot;: [&quot;way&quot;] }," calcext:value-type="string">
            <text:p><text:s text:c="8"/>{ "key": "separation", "object_types": ["way"] },</text:p>
          </table:table-cell>
        </table:table-row>
        <table:table-row table:style-name="ro1">
          <table:table-cell office:value-type="string" calcext:value-type="string">
            <text:p>separation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6]; IF([.B366]&lt;&gt;&quot;&quot;; CONCATENATE(&quot;&quot;&quot;, &quot;&quot;value&quot;&quot;: &quot;&quot;&quot;; [.B366]); &quot;&quot;); &quot;&quot;&quot;, &quot;&quot;object_types&quot;&quot;: [&quot;; IF([.C366]=&quot;x&quot;;&quot;&quot;&quot;node&quot;&quot;&quot;;&quot;&quot;); IF(AND([.C366]=&quot;x&quot;; COUNTIF([.D366:.F366];&quot;x&quot;) &gt; 0); &quot;,&quot;; &quot;&quot;); IF([.D366]=&quot;x&quot;;&quot;&quot;&quot;way&quot;&quot;&quot;;&quot;&quot;); IF(AND([.D366]=&quot;x&quot;; COUNTIF([.E366:.F366];&quot;x&quot;) &gt; 0); &quot;,&quot;; &quot;&quot;); IF([.E366]=&quot;x&quot;;&quot;&quot;&quot;area&quot;&quot;&quot;;&quot;&quot;); IF(AND([.E366]=&quot;x&quot;; [.F366]=&quot;x&quot;); &quot;,&quot;; &quot;&quot;); IF([.F366]=&quot;x&quot;;&quot;&quot;&quot;relation&quot;&quot;&quot;;&quot;&quot;); &quot;]&quot;; IF([.G366]&lt;&gt;&quot;&quot;; CONCATENATE(&quot;, &quot;&quot;icon_url&quot;&quot;: &quot;&quot;&quot;; [.G366]; &quot;&quot;&quot;&quot;); &quot;&quot;); IF([.H366]&lt;&gt;&quot;&quot;; CONCATENATE(&quot;, &quot;&quot;description&quot;&quot;: &quot;&quot;&quot;; [.H366]; &quot;&quot;&quot;&quot;); &quot;&quot;); &quot; },&quot;)" office:value-type="string" office:string-value="        { &quot;key&quot;: &quot;separation:both&quot;, &quot;object_types&quot;: [&quot;way&quot;] }," calcext:value-type="string">
            <text:p><text:s text:c="8"/>{ "key": "separation:both", "object_types": ["way"] },</text:p>
          </table:table-cell>
        </table:table-row>
        <table:table-row table:style-name="ro1">
          <table:table-cell office:value-type="string" calcext:value-type="string">
            <text:p>separation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7]; IF([.B367]&lt;&gt;&quot;&quot;; CONCATENATE(&quot;&quot;&quot;, &quot;&quot;value&quot;&quot;: &quot;&quot;&quot;; [.B367]); &quot;&quot;); &quot;&quot;&quot;, &quot;&quot;object_types&quot;&quot;: [&quot;; IF([.C367]=&quot;x&quot;;&quot;&quot;&quot;node&quot;&quot;&quot;;&quot;&quot;); IF(AND([.C367]=&quot;x&quot;; COUNTIF([.D367:.F367];&quot;x&quot;) &gt; 0); &quot;,&quot;; &quot;&quot;); IF([.D367]=&quot;x&quot;;&quot;&quot;&quot;way&quot;&quot;&quot;;&quot;&quot;); IF(AND([.D367]=&quot;x&quot;; COUNTIF([.E367:.F367];&quot;x&quot;) &gt; 0); &quot;,&quot;; &quot;&quot;); IF([.E367]=&quot;x&quot;;&quot;&quot;&quot;area&quot;&quot;&quot;;&quot;&quot;); IF(AND([.E367]=&quot;x&quot;; [.F367]=&quot;x&quot;); &quot;,&quot;; &quot;&quot;); IF([.F367]=&quot;x&quot;;&quot;&quot;&quot;relation&quot;&quot;&quot;;&quot;&quot;); &quot;]&quot;; IF([.G367]&lt;&gt;&quot;&quot;; CONCATENATE(&quot;, &quot;&quot;icon_url&quot;&quot;: &quot;&quot;&quot;; [.G367]; &quot;&quot;&quot;&quot;); &quot;&quot;); IF([.H367]&lt;&gt;&quot;&quot;; CONCATENATE(&quot;, &quot;&quot;description&quot;&quot;: &quot;&quot;&quot;; [.H367]; &quot;&quot;&quot;&quot;); &quot;&quot;); &quot; },&quot;)" office:value-type="string" office:string-value="        { &quot;key&quot;: &quot;separation:left&quot;, &quot;object_types&quot;: [&quot;way&quot;] }," calcext:value-type="string">
            <text:p><text:s text:c="8"/>{ "key": "separation:left", "object_types": ["way"] },</text:p>
          </table:table-cell>
        </table:table-row>
        <table:table-row table:style-name="ro1">
          <table:table-cell office:value-type="string" calcext:value-type="string">
            <text:p>separation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68]; IF([.B368]&lt;&gt;&quot;&quot;; CONCATENATE(&quot;&quot;&quot;, &quot;&quot;value&quot;&quot;: &quot;&quot;&quot;; [.B368]); &quot;&quot;); &quot;&quot;&quot;, &quot;&quot;object_types&quot;&quot;: [&quot;; IF([.C368]=&quot;x&quot;;&quot;&quot;&quot;node&quot;&quot;&quot;;&quot;&quot;); IF(AND([.C368]=&quot;x&quot;; COUNTIF([.D368:.F368];&quot;x&quot;) &gt; 0); &quot;,&quot;; &quot;&quot;); IF([.D368]=&quot;x&quot;;&quot;&quot;&quot;way&quot;&quot;&quot;;&quot;&quot;); IF(AND([.D368]=&quot;x&quot;; COUNTIF([.E368:.F368];&quot;x&quot;) &gt; 0); &quot;,&quot;; &quot;&quot;); IF([.E368]=&quot;x&quot;;&quot;&quot;&quot;area&quot;&quot;&quot;;&quot;&quot;); IF(AND([.E368]=&quot;x&quot;; [.F368]=&quot;x&quot;); &quot;,&quot;; &quot;&quot;); IF([.F368]=&quot;x&quot;;&quot;&quot;&quot;relation&quot;&quot;&quot;;&quot;&quot;); &quot;]&quot;; IF([.G368]&lt;&gt;&quot;&quot;; CONCATENATE(&quot;, &quot;&quot;icon_url&quot;&quot;: &quot;&quot;&quot;; [.G368]; &quot;&quot;&quot;&quot;); &quot;&quot;); IF([.H368]&lt;&gt;&quot;&quot;; CONCATENATE(&quot;, &quot;&quot;description&quot;&quot;: &quot;&quot;&quot;; [.H368]; &quot;&quot;&quot;&quot;); &quot;&quot;); &quot; },&quot;)" office:value-type="string" office:string-value="        { &quot;key&quot;: &quot;separation:right&quot;, &quot;object_types&quot;: [&quot;way&quot;] }," calcext:value-type="string">
            <text:p><text:s text:c="8"/>{ "key": "separation:right", "object_types": ["way"]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basketba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69]; IF([.B369]&lt;&gt;&quot;&quot;; CONCATENATE(&quot;&quot;&quot;, &quot;&quot;value&quot;&quot;: &quot;&quot;&quot;; [.B369]); &quot;&quot;); &quot;&quot;&quot;, &quot;&quot;object_types&quot;&quot;: [&quot;; IF([.C369]=&quot;x&quot;;&quot;&quot;&quot;node&quot;&quot;&quot;;&quot;&quot;); IF(AND([.C369]=&quot;x&quot;; COUNTIF([.D369:.F369];&quot;x&quot;) &gt; 0); &quot;,&quot;; &quot;&quot;); IF([.D369]=&quot;x&quot;;&quot;&quot;&quot;way&quot;&quot;&quot;;&quot;&quot;); IF(AND([.D369]=&quot;x&quot;; COUNTIF([.E369:.F369];&quot;x&quot;) &gt; 0); &quot;,&quot;; &quot;&quot;); IF([.E369]=&quot;x&quot;;&quot;&quot;&quot;area&quot;&quot;&quot;;&quot;&quot;); IF(AND([.E369]=&quot;x&quot;; [.F369]=&quot;x&quot;); &quot;,&quot;; &quot;&quot;); IF([.F369]=&quot;x&quot;;&quot;&quot;&quot;relation&quot;&quot;&quot;;&quot;&quot;); &quot;]&quot;; IF([.G369]&lt;&gt;&quot;&quot;; CONCATENATE(&quot;, &quot;&quot;icon_url&quot;&quot;: &quot;&quot;&quot;; [.G369]; &quot;&quot;&quot;&quot;); &quot;&quot;); IF([.H369]&lt;&gt;&quot;&quot;; CONCATENATE(&quot;, &quot;&quot;description&quot;&quot;: &quot;&quot;&quot;; [.H369]; &quot;&quot;&quot;&quot;); &quot;&quot;); &quot; },&quot;)" office:value-type="string" office:string-value="        { &quot;key&quot;: &quot;sport&quot;, &quot;value&quot;: &quot;basketball&quot;, &quot;object_types&quot;: [&quot;area&quot;], &quot;description&quot;: &quot;Some sports are rendered with appropriate line markings.&quot; }," calcext:value-type="string">
            <text:p><text:s text:c="8"/>{ "key": "sport", "value": "basketball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socc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70]; IF([.B370]&lt;&gt;&quot;&quot;; CONCATENATE(&quot;&quot;&quot;, &quot;&quot;value&quot;&quot;: &quot;&quot;&quot;; [.B370]); &quot;&quot;); &quot;&quot;&quot;, &quot;&quot;object_types&quot;&quot;: [&quot;; IF([.C370]=&quot;x&quot;;&quot;&quot;&quot;node&quot;&quot;&quot;;&quot;&quot;); IF(AND([.C370]=&quot;x&quot;; COUNTIF([.D370:.F370];&quot;x&quot;) &gt; 0); &quot;,&quot;; &quot;&quot;); IF([.D370]=&quot;x&quot;;&quot;&quot;&quot;way&quot;&quot;&quot;;&quot;&quot;); IF(AND([.D370]=&quot;x&quot;; COUNTIF([.E370:.F370];&quot;x&quot;) &gt; 0); &quot;,&quot;; &quot;&quot;); IF([.E370]=&quot;x&quot;;&quot;&quot;&quot;area&quot;&quot;&quot;;&quot;&quot;); IF(AND([.E370]=&quot;x&quot;; [.F370]=&quot;x&quot;); &quot;,&quot;; &quot;&quot;); IF([.F370]=&quot;x&quot;;&quot;&quot;&quot;relation&quot;&quot;&quot;;&quot;&quot;); &quot;]&quot;; IF([.G370]&lt;&gt;&quot;&quot;; CONCATENATE(&quot;, &quot;&quot;icon_url&quot;&quot;: &quot;&quot;&quot;; [.G370]; &quot;&quot;&quot;&quot;); &quot;&quot;); IF([.H370]&lt;&gt;&quot;&quot;; CONCATENATE(&quot;, &quot;&quot;description&quot;&quot;: &quot;&quot;&quot;; [.H370]; &quot;&quot;&quot;&quot;); &quot;&quot;); &quot; },&quot;)" office:value-type="string" office:string-value="        { &quot;key&quot;: &quot;sport&quot;, &quot;value&quot;: &quot;soccer&quot;, &quot;object_types&quot;: [&quot;area&quot;], &quot;description&quot;: &quot;Some sports are rendered with appropriate line markings.&quot; }," calcext:value-type="string">
            <text:p><text:s text:c="8"/>{ "key": "sport", "value": "soccer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streetba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me sports are rendered with appropriate line markings.</text:p>
          </table:table-cell>
          <table:table-cell table:formula="of:=CONCATENATE(&quot;        { &quot;&quot;key&quot;&quot;: &quot;&quot;&quot;; [.A371]; IF([.B371]&lt;&gt;&quot;&quot;; CONCATENATE(&quot;&quot;&quot;, &quot;&quot;value&quot;&quot;: &quot;&quot;&quot;; [.B371]); &quot;&quot;); &quot;&quot;&quot;, &quot;&quot;object_types&quot;&quot;: [&quot;; IF([.C371]=&quot;x&quot;;&quot;&quot;&quot;node&quot;&quot;&quot;;&quot;&quot;); IF(AND([.C371]=&quot;x&quot;; COUNTIF([.D371:.F371];&quot;x&quot;) &gt; 0); &quot;,&quot;; &quot;&quot;); IF([.D371]=&quot;x&quot;;&quot;&quot;&quot;way&quot;&quot;&quot;;&quot;&quot;); IF(AND([.D371]=&quot;x&quot;; COUNTIF([.E371:.F371];&quot;x&quot;) &gt; 0); &quot;,&quot;; &quot;&quot;); IF([.E371]=&quot;x&quot;;&quot;&quot;&quot;area&quot;&quot;&quot;;&quot;&quot;); IF(AND([.E371]=&quot;x&quot;; [.F371]=&quot;x&quot;); &quot;,&quot;; &quot;&quot;); IF([.F371]=&quot;x&quot;;&quot;&quot;&quot;relation&quot;&quot;&quot;;&quot;&quot;); &quot;]&quot;; IF([.G371]&lt;&gt;&quot;&quot;; CONCATENATE(&quot;, &quot;&quot;icon_url&quot;&quot;: &quot;&quot;&quot;; [.G371]; &quot;&quot;&quot;&quot;); &quot;&quot;); IF([.H371]&lt;&gt;&quot;&quot;; CONCATENATE(&quot;, &quot;&quot;description&quot;&quot;: &quot;&quot;&quot;; [.H371]; &quot;&quot;&quot;&quot;); &quot;&quot;); &quot; },&quot;)" office:value-type="string" office:string-value="        { &quot;key&quot;: &quot;sport&quot;, &quot;value&quot;: &quot;streetball&quot;, &quot;object_types&quot;: [&quot;area&quot;], &quot;description&quot;: &quot;Some sports are rendered with appropriate line markings.&quot; }," calcext:value-type="string">
            <text:p><text:s text:c="8"/>{ "key": "sport", "value": "streetball", "object_types": ["area"], "description": "Some sports are rendered with appropriate line markings." },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string" calcext:value-type="string">
            <text:p>table_tennis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72]; IF([.B372]&lt;&gt;&quot;&quot;; CONCATENATE(&quot;&quot;&quot;, &quot;&quot;value&quot;&quot;: &quot;&quot;&quot;; [.B372]); &quot;&quot;); &quot;&quot;&quot;, &quot;&quot;object_types&quot;&quot;: [&quot;; IF([.C372]=&quot;x&quot;;&quot;&quot;&quot;node&quot;&quot;&quot;;&quot;&quot;); IF(AND([.C372]=&quot;x&quot;; COUNTIF([.D372:.F372];&quot;x&quot;) &gt; 0); &quot;,&quot;; &quot;&quot;); IF([.D372]=&quot;x&quot;;&quot;&quot;&quot;way&quot;&quot;&quot;;&quot;&quot;); IF(AND([.D372]=&quot;x&quot;; COUNTIF([.E372:.F372];&quot;x&quot;) &gt; 0); &quot;,&quot;; &quot;&quot;); IF([.E372]=&quot;x&quot;;&quot;&quot;&quot;area&quot;&quot;&quot;;&quot;&quot;); IF(AND([.E372]=&quot;x&quot;; [.F372]=&quot;x&quot;); &quot;,&quot;; &quot;&quot;); IF([.F372]=&quot;x&quot;;&quot;&quot;&quot;relation&quot;&quot;&quot;;&quot;&quot;); &quot;]&quot;; IF([.G372]&lt;&gt;&quot;&quot;; CONCATENATE(&quot;, &quot;&quot;icon_url&quot;&quot;: &quot;&quot;&quot;; [.G372]; &quot;&quot;&quot;&quot;); &quot;&quot;); IF([.H372]&lt;&gt;&quot;&quot;; CONCATENATE(&quot;, &quot;&quot;description&quot;&quot;: &quot;&quot;&quot;; [.H372]; &quot;&quot;&quot;&quot;); &quot;&quot;); &quot; },&quot;)" office:value-type="string" office:string-value="        { &quot;key&quot;: &quot;sport&quot;, &quot;value&quot;: &quot;table_tennis&quot;, &quot;object_types&quot;: [&quot;node&quot;] }," calcext:value-type="string">
            <text:p><text:s text:c="8"/>{ "key": "sport", "value": "table_tennis", "object_types": ["node"] },</text:p>
          </table:table-cell>
        </table:table-row>
        <table:table-row table:style-name="ro1">
          <table:table-cell office:value-type="string" calcext:value-type="string">
            <text:p>stop_line</text:p>
          </table:table-cell>
          <table:table-cell office:value-type="string" calcext:value-type="string">
            <text:p>dashed_l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73]; IF([.B373]&lt;&gt;&quot;&quot;; CONCATENATE(&quot;&quot;&quot;, &quot;&quot;value&quot;&quot;: &quot;&quot;&quot;; [.B373]); &quot;&quot;); &quot;&quot;&quot;, &quot;&quot;object_types&quot;&quot;: [&quot;; IF([.C373]=&quot;x&quot;;&quot;&quot;&quot;node&quot;&quot;&quot;;&quot;&quot;); IF(AND([.C373]=&quot;x&quot;; COUNTIF([.D373:.F373];&quot;x&quot;) &gt; 0); &quot;,&quot;; &quot;&quot;); IF([.D373]=&quot;x&quot;;&quot;&quot;&quot;way&quot;&quot;&quot;;&quot;&quot;); IF(AND([.D373]=&quot;x&quot;; COUNTIF([.E373:.F373];&quot;x&quot;) &gt; 0); &quot;,&quot;; &quot;&quot;); IF([.E373]=&quot;x&quot;;&quot;&quot;&quot;area&quot;&quot;&quot;;&quot;&quot;); IF(AND([.E373]=&quot;x&quot;; [.F373]=&quot;x&quot;); &quot;,&quot;; &quot;&quot;); IF([.F373]=&quot;x&quot;;&quot;&quot;&quot;relation&quot;&quot;&quot;;&quot;&quot;); &quot;]&quot;; IF([.G373]&lt;&gt;&quot;&quot;; CONCATENATE(&quot;, &quot;&quot;icon_url&quot;&quot;: &quot;&quot;&quot;; [.G373]; &quot;&quot;&quot;&quot;); &quot;&quot;); IF([.H373]&lt;&gt;&quot;&quot;; CONCATENATE(&quot;, &quot;&quot;description&quot;&quot;: &quot;&quot;&quot;; [.H373]; &quot;&quot;&quot;&quot;); &quot;&quot;); &quot; },&quot;)" office:value-type="string" office:string-value="        { &quot;key&quot;: &quot;stop_line&quot;, &quot;value&quot;: &quot;dashed_line&quot;, &quot;object_types&quot;: [&quot;way&quot;] }," calcext:value-type="string">
            <text:p><text:s text:c="8"/>{ "key": "stop_line", "value": "dashed_line", "object_types": ["way"] },</text:p>
          </table:table-cell>
        </table:table-row>
        <table:table-row table:style-name="ro1">
          <table:table-cell office:value-type="string" calcext:value-type="string">
            <text:p>stop_line</text:p>
          </table:table-cell>
          <table:table-cell office:value-type="string" calcext:value-type="string">
            <text:p>sharks_teet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74]; IF([.B374]&lt;&gt;&quot;&quot;; CONCATENATE(&quot;&quot;&quot;, &quot;&quot;value&quot;&quot;: &quot;&quot;&quot;; [.B374]); &quot;&quot;); &quot;&quot;&quot;, &quot;&quot;object_types&quot;&quot;: [&quot;; IF([.C374]=&quot;x&quot;;&quot;&quot;&quot;node&quot;&quot;&quot;;&quot;&quot;); IF(AND([.C374]=&quot;x&quot;; COUNTIF([.D374:.F374];&quot;x&quot;) &gt; 0); &quot;,&quot;; &quot;&quot;); IF([.D374]=&quot;x&quot;;&quot;&quot;&quot;way&quot;&quot;&quot;;&quot;&quot;); IF(AND([.D374]=&quot;x&quot;; COUNTIF([.E374:.F374];&quot;x&quot;) &gt; 0); &quot;,&quot;; &quot;&quot;); IF([.E374]=&quot;x&quot;;&quot;&quot;&quot;area&quot;&quot;&quot;;&quot;&quot;); IF(AND([.E374]=&quot;x&quot;; [.F374]=&quot;x&quot;); &quot;,&quot;; &quot;&quot;); IF([.F374]=&quot;x&quot;;&quot;&quot;&quot;relation&quot;&quot;&quot;;&quot;&quot;); &quot;]&quot;; IF([.G374]&lt;&gt;&quot;&quot;; CONCATENATE(&quot;, &quot;&quot;icon_url&quot;&quot;: &quot;&quot;&quot;; [.G374]; &quot;&quot;&quot;&quot;); &quot;&quot;); IF([.H374]&lt;&gt;&quot;&quot;; CONCATENATE(&quot;, &quot;&quot;description&quot;&quot;: &quot;&quot;&quot;; [.H374]; &quot;&quot;&quot;&quot;); &quot;&quot;); &quot; },&quot;)" office:value-type="string" office:string-value="        { &quot;key&quot;: &quot;stop_line&quot;, &quot;value&quot;: &quot;sharks_teeth&quot;, &quot;object_types&quot;: [&quot;way&quot;] }," calcext:value-type="string">
            <text:p><text:s text:c="8"/>{ "key": "stop_line", "value": "sharks_teeth", "object_types": ["way"] },</text:p>
          </table:table-cell>
        </table:table-row>
        <table:table-row table:style-name="ro1">
          <table:table-cell office:value-type="string" calcext:value-type="string">
            <text:p>stop_line:angl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Used for rendering stop lines at stop or give_way nodes.</text:p>
          </table:table-cell>
          <table:table-cell table:formula="of:=CONCATENATE(&quot;        { &quot;&quot;key&quot;&quot;: &quot;&quot;&quot;; [.A375]; IF([.B375]&lt;&gt;&quot;&quot;; CONCATENATE(&quot;&quot;&quot;, &quot;&quot;value&quot;&quot;: &quot;&quot;&quot;; [.B375]); &quot;&quot;); &quot;&quot;&quot;, &quot;&quot;object_types&quot;&quot;: [&quot;; IF([.C375]=&quot;x&quot;;&quot;&quot;&quot;node&quot;&quot;&quot;;&quot;&quot;); IF(AND([.C375]=&quot;x&quot;; COUNTIF([.D375:.F375];&quot;x&quot;) &gt; 0); &quot;,&quot;; &quot;&quot;); IF([.D375]=&quot;x&quot;;&quot;&quot;&quot;way&quot;&quot;&quot;;&quot;&quot;); IF(AND([.D375]=&quot;x&quot;; COUNTIF([.E375:.F375];&quot;x&quot;) &gt; 0); &quot;,&quot;; &quot;&quot;); IF([.E375]=&quot;x&quot;;&quot;&quot;&quot;area&quot;&quot;&quot;;&quot;&quot;); IF(AND([.E375]=&quot;x&quot;; [.F375]=&quot;x&quot;); &quot;,&quot;; &quot;&quot;); IF([.F375]=&quot;x&quot;;&quot;&quot;&quot;relation&quot;&quot;&quot;;&quot;&quot;); &quot;]&quot;; IF([.G375]&lt;&gt;&quot;&quot;; CONCATENATE(&quot;, &quot;&quot;icon_url&quot;&quot;: &quot;&quot;&quot;; [.G375]; &quot;&quot;&quot;&quot;); &quot;&quot;); IF([.H375]&lt;&gt;&quot;&quot;; CONCATENATE(&quot;, &quot;&quot;description&quot;&quot;: &quot;&quot;&quot;; [.H375]; &quot;&quot;&quot;&quot;); &quot;&quot;); &quot; },&quot;)" office:value-type="string" office:string-value="        { &quot;key&quot;: &quot;stop_line:angle&quot;, &quot;object_types&quot;: [&quot;node&quot;], &quot;description&quot;: &quot;Used for rendering stop lines at stop or give_way nodes.&quot; }," calcext:value-type="string">
            <text:p><text:s text:c="8"/>{ "key": "stop_line:angle", "object_types": ["node"], "description": "Used for rendering stop lines at stop or give_way nodes."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extures for some surfaces are used if specified, esp. for highway areas.</text:p>
          </table:table-cell>
          <table:table-cell table:formula="of:=CONCATENATE(&quot;        { &quot;&quot;key&quot;&quot;: &quot;&quot;&quot;; [.A376]; IF([.B376]&lt;&gt;&quot;&quot;; CONCATENATE(&quot;&quot;&quot;, &quot;&quot;value&quot;&quot;: &quot;&quot;&quot;; [.B376]); &quot;&quot;); &quot;&quot;&quot;, &quot;&quot;object_types&quot;&quot;: [&quot;; IF([.C376]=&quot;x&quot;;&quot;&quot;&quot;node&quot;&quot;&quot;;&quot;&quot;); IF(AND([.C376]=&quot;x&quot;; COUNTIF([.D376:.F376];&quot;x&quot;) &gt; 0); &quot;,&quot;; &quot;&quot;); IF([.D376]=&quot;x&quot;;&quot;&quot;&quot;way&quot;&quot;&quot;;&quot;&quot;); IF(AND([.D376]=&quot;x&quot;; COUNTIF([.E376:.F376];&quot;x&quot;) &gt; 0); &quot;,&quot;; &quot;&quot;); IF([.E376]=&quot;x&quot;;&quot;&quot;&quot;area&quot;&quot;&quot;;&quot;&quot;); IF(AND([.E376]=&quot;x&quot;; [.F376]=&quot;x&quot;); &quot;,&quot;; &quot;&quot;); IF([.F376]=&quot;x&quot;;&quot;&quot;&quot;relation&quot;&quot;&quot;;&quot;&quot;); &quot;]&quot;; IF([.G376]&lt;&gt;&quot;&quot;; CONCATENATE(&quot;, &quot;&quot;icon_url&quot;&quot;: &quot;&quot;&quot;; [.G376]; &quot;&quot;&quot;&quot;); &quot;&quot;); IF([.H376]&lt;&gt;&quot;&quot;; CONCATENATE(&quot;, &quot;&quot;description&quot;&quot;: &quot;&quot;&quot;; [.H376]; &quot;&quot;&quot;&quot;); &quot;&quot;); &quot; },&quot;)" office:value-type="string" office:string-value="        { &quot;key&quot;: &quot;surface&quot;, &quot;object_types&quot;: [&quot;way&quot;,&quot;area&quot;], &quot;description&quot;: &quot;Textures for some surfaces are used if specified, esp. for highway areas.&quot; }," calcext:value-type="string">
            <text:p><text:s text:c="8"/>{ "key": "surface", "object_types": ["way","area"], "description": "Textures for some surfaces are used if specified, esp. for highway areas."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asphal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7]; IF([.B377]&lt;&gt;&quot;&quot;; CONCATENATE(&quot;&quot;&quot;, &quot;&quot;value&quot;&quot;: &quot;&quot;&quot;; [.B377]); &quot;&quot;); &quot;&quot;&quot;, &quot;&quot;object_types&quot;&quot;: [&quot;; IF([.C377]=&quot;x&quot;;&quot;&quot;&quot;node&quot;&quot;&quot;;&quot;&quot;); IF(AND([.C377]=&quot;x&quot;; COUNTIF([.D377:.F377];&quot;x&quot;) &gt; 0); &quot;,&quot;; &quot;&quot;); IF([.D377]=&quot;x&quot;;&quot;&quot;&quot;way&quot;&quot;&quot;;&quot;&quot;); IF(AND([.D377]=&quot;x&quot;; COUNTIF([.E377:.F377];&quot;x&quot;) &gt; 0); &quot;,&quot;; &quot;&quot;); IF([.E377]=&quot;x&quot;;&quot;&quot;&quot;area&quot;&quot;&quot;;&quot;&quot;); IF(AND([.E377]=&quot;x&quot;; [.F377]=&quot;x&quot;); &quot;,&quot;; &quot;&quot;); IF([.F377]=&quot;x&quot;;&quot;&quot;&quot;relation&quot;&quot;&quot;;&quot;&quot;); &quot;]&quot;; IF([.G377]&lt;&gt;&quot;&quot;; CONCATENATE(&quot;, &quot;&quot;icon_url&quot;&quot;: &quot;&quot;&quot;; [.G377]; &quot;&quot;&quot;&quot;); &quot;&quot;); IF([.H377]&lt;&gt;&quot;&quot;; CONCATENATE(&quot;, &quot;&quot;description&quot;&quot;: &quot;&quot;&quot;; [.H377]; &quot;&quot;&quot;&quot;); &quot;&quot;); &quot; },&quot;)" office:value-type="string" office:string-value="        { &quot;key&quot;: &quot;surface&quot;, &quot;value&quot;: &quot;asphalt&quot;, &quot;object_types&quot;: [&quot;area&quot;] }," calcext:value-type="string">
            <text:p><text:s text:c="8"/>{ "key": "surface", "value": "asphalt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set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8]; IF([.B378]&lt;&gt;&quot;&quot;; CONCATENATE(&quot;&quot;&quot;, &quot;&quot;value&quot;&quot;: &quot;&quot;&quot;; [.B378]); &quot;&quot;); &quot;&quot;&quot;, &quot;&quot;object_types&quot;&quot;: [&quot;; IF([.C378]=&quot;x&quot;;&quot;&quot;&quot;node&quot;&quot;&quot;;&quot;&quot;); IF(AND([.C378]=&quot;x&quot;; COUNTIF([.D378:.F378];&quot;x&quot;) &gt; 0); &quot;,&quot;; &quot;&quot;); IF([.D378]=&quot;x&quot;;&quot;&quot;&quot;way&quot;&quot;&quot;;&quot;&quot;); IF(AND([.D378]=&quot;x&quot;; COUNTIF([.E378:.F378];&quot;x&quot;) &gt; 0); &quot;,&quot;; &quot;&quot;); IF([.E378]=&quot;x&quot;;&quot;&quot;&quot;area&quot;&quot;&quot;;&quot;&quot;); IF(AND([.E378]=&quot;x&quot;; [.F378]=&quot;x&quot;); &quot;,&quot;; &quot;&quot;); IF([.F378]=&quot;x&quot;;&quot;&quot;&quot;relation&quot;&quot;&quot;;&quot;&quot;); &quot;]&quot;; IF([.G378]&lt;&gt;&quot;&quot;; CONCATENATE(&quot;, &quot;&quot;icon_url&quot;&quot;: &quot;&quot;&quot;; [.G378]; &quot;&quot;&quot;&quot;); &quot;&quot;); IF([.H378]&lt;&gt;&quot;&quot;; CONCATENATE(&quot;, &quot;&quot;description&quot;&quot;: &quot;&quot;&quot;; [.H378]; &quot;&quot;&quot;&quot;); &quot;&quot;); &quot; },&quot;)" office:value-type="string" office:string-value="        { &quot;key&quot;: &quot;surface&quot;, &quot;value&quot;: &quot;sett&quot;, &quot;object_types&quot;: [&quot;area&quot;] }," calcext:value-type="string">
            <text:p><text:s text:c="8"/>{ "key": "surface", "value": "sett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paving_sto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79]; IF([.B379]&lt;&gt;&quot;&quot;; CONCATENATE(&quot;&quot;&quot;, &quot;&quot;value&quot;&quot;: &quot;&quot;&quot;; [.B379]); &quot;&quot;); &quot;&quot;&quot;, &quot;&quot;object_types&quot;&quot;: [&quot;; IF([.C379]=&quot;x&quot;;&quot;&quot;&quot;node&quot;&quot;&quot;;&quot;&quot;); IF(AND([.C379]=&quot;x&quot;; COUNTIF([.D379:.F379];&quot;x&quot;) &gt; 0); &quot;,&quot;; &quot;&quot;); IF([.D379]=&quot;x&quot;;&quot;&quot;&quot;way&quot;&quot;&quot;;&quot;&quot;); IF(AND([.D379]=&quot;x&quot;; COUNTIF([.E379:.F379];&quot;x&quot;) &gt; 0); &quot;,&quot;; &quot;&quot;); IF([.E379]=&quot;x&quot;;&quot;&quot;&quot;area&quot;&quot;&quot;;&quot;&quot;); IF(AND([.E379]=&quot;x&quot;; [.F379]=&quot;x&quot;); &quot;,&quot;; &quot;&quot;); IF([.F379]=&quot;x&quot;;&quot;&quot;&quot;relation&quot;&quot;&quot;;&quot;&quot;); &quot;]&quot;; IF([.G379]&lt;&gt;&quot;&quot;; CONCATENATE(&quot;, &quot;&quot;icon_url&quot;&quot;: &quot;&quot;&quot;; [.G379]; &quot;&quot;&quot;&quot;); &quot;&quot;); IF([.H379]&lt;&gt;&quot;&quot;; CONCATENATE(&quot;, &quot;&quot;description&quot;&quot;: &quot;&quot;&quot;; [.H379]; &quot;&quot;&quot;&quot;); &quot;&quot;); &quot; },&quot;)" office:value-type="string" office:string-value="        { &quot;key&quot;: &quot;surface&quot;, &quot;value&quot;: &quot;paving_stones&quot;, &quot;object_types&quot;: [&quot;area&quot;] }," calcext:value-type="string">
            <text:p><text:s text:c="8"/>{ "key": "surface", "value": "paving_stones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concre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80]; IF([.B380]&lt;&gt;&quot;&quot;; CONCATENATE(&quot;&quot;&quot;, &quot;&quot;value&quot;&quot;: &quot;&quot;&quot;; [.B380]); &quot;&quot;); &quot;&quot;&quot;, &quot;&quot;object_types&quot;&quot;: [&quot;; IF([.C380]=&quot;x&quot;;&quot;&quot;&quot;node&quot;&quot;&quot;;&quot;&quot;); IF(AND([.C380]=&quot;x&quot;; COUNTIF([.D380:.F380];&quot;x&quot;) &gt; 0); &quot;,&quot;; &quot;&quot;); IF([.D380]=&quot;x&quot;;&quot;&quot;&quot;way&quot;&quot;&quot;;&quot;&quot;); IF(AND([.D380]=&quot;x&quot;; COUNTIF([.E380:.F380];&quot;x&quot;) &gt; 0); &quot;,&quot;; &quot;&quot;); IF([.E380]=&quot;x&quot;;&quot;&quot;&quot;area&quot;&quot;&quot;;&quot;&quot;); IF(AND([.E380]=&quot;x&quot;; [.F380]=&quot;x&quot;); &quot;,&quot;; &quot;&quot;); IF([.F380]=&quot;x&quot;;&quot;&quot;&quot;relation&quot;&quot;&quot;;&quot;&quot;); &quot;]&quot;; IF([.G380]&lt;&gt;&quot;&quot;; CONCATENATE(&quot;, &quot;&quot;icon_url&quot;&quot;: &quot;&quot;&quot;; [.G380]; &quot;&quot;&quot;&quot;); &quot;&quot;); IF([.H380]&lt;&gt;&quot;&quot;; CONCATENATE(&quot;, &quot;&quot;description&quot;&quot;: &quot;&quot;&quot;; [.H380]; &quot;&quot;&quot;&quot;); &quot;&quot;); &quot; },&quot;)" office:value-type="string" office:string-value="        { &quot;key&quot;: &quot;surface&quot;, &quot;value&quot;: &quot;concrete&quot;, &quot;object_types&quot;: [&quot;area&quot;] }," calcext:value-type="string">
            <text:p><text:s text:c="8"/>{ "key": "surface", "value": "concrete", "object_types": ["area"] },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concrete:plat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        { &quot;&quot;key&quot;&quot;: &quot;&quot;&quot;; [.A381]; IF([.B381]&lt;&gt;&quot;&quot;; CONCATENATE(&quot;&quot;&quot;, &quot;&quot;value&quot;&quot;: &quot;&quot;&quot;; [.B381]); &quot;&quot;); &quot;&quot;&quot;, &quot;&quot;object_types&quot;&quot;: [&quot;; IF([.C381]=&quot;x&quot;;&quot;&quot;&quot;node&quot;&quot;&quot;;&quot;&quot;); IF(AND([.C381]=&quot;x&quot;; COUNTIF([.D381:.F381];&quot;x&quot;) &gt; 0); &quot;,&quot;; &quot;&quot;); IF([.D381]=&quot;x&quot;;&quot;&quot;&quot;way&quot;&quot;&quot;;&quot;&quot;); IF(AND([.D381]=&quot;x&quot;; COUNTIF([.E381:.F381];&quot;x&quot;) &gt; 0); &quot;,&quot;; &quot;&quot;); IF([.E381]=&quot;x&quot;;&quot;&quot;&quot;area&quot;&quot;&quot;;&quot;&quot;); IF(AND([.E381]=&quot;x&quot;; [.F381]=&quot;x&quot;); &quot;,&quot;; &quot;&quot;); IF([.F381]=&quot;x&quot;;&quot;&quot;&quot;relation&quot;&quot;&quot;;&quot;&quot;); &quot;]&quot;; IF([.G381]&lt;&gt;&quot;&quot;; CONCATENATE(&quot;, &quot;&quot;icon_url&quot;&quot;: &quot;&quot;&quot;; [.G381]; &quot;&quot;&quot;&quot;); &quot;&quot;); IF([.H381]&lt;&gt;&quot;&quot;; CONCATENATE(&quot;, &quot;&quot;description&quot;&quot;: &quot;&quot;&quot;; [.H381]; &quot;&quot;&quot;&quot;); &quot;&quot;); &quot; },&quot;)" office:value-type="string" office:string-value="        { &quot;key&quot;: &quot;surface&quot;, &quot;value&quot;: &quot;concrete:plates&quot;, &quot;object_types&quot;: [&quot;area&quot;] }," calcext:value-type="string">
            <text:p><text:s text:c="8"/>{ "key": "surface", "value": "concrete:plates", "object_types": ["area"] },</text:p>
          </table:table-cell>
        </table:table-row>
        <table:table-row table:style-name="ro1">
          <table:table-cell office:value-type="string" calcext:value-type="string">
            <text:p>surface:colou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specially for rendering coloured cycle lanes and highway areas.</text:p>
          </table:table-cell>
          <table:table-cell table:formula="of:=CONCATENATE(&quot;        { &quot;&quot;key&quot;&quot;: &quot;&quot;&quot;; [.A382]; IF([.B382]&lt;&gt;&quot;&quot;; CONCATENATE(&quot;&quot;&quot;, &quot;&quot;value&quot;&quot;: &quot;&quot;&quot;; [.B382]); &quot;&quot;); &quot;&quot;&quot;, &quot;&quot;object_types&quot;&quot;: [&quot;; IF([.C382]=&quot;x&quot;;&quot;&quot;&quot;node&quot;&quot;&quot;;&quot;&quot;); IF(AND([.C382]=&quot;x&quot;; COUNTIF([.D382:.F382];&quot;x&quot;) &gt; 0); &quot;,&quot;; &quot;&quot;); IF([.D382]=&quot;x&quot;;&quot;&quot;&quot;way&quot;&quot;&quot;;&quot;&quot;); IF(AND([.D382]=&quot;x&quot;; COUNTIF([.E382:.F382];&quot;x&quot;) &gt; 0); &quot;,&quot;; &quot;&quot;); IF([.E382]=&quot;x&quot;;&quot;&quot;&quot;area&quot;&quot;&quot;;&quot;&quot;); IF(AND([.E382]=&quot;x&quot;; [.F382]=&quot;x&quot;); &quot;,&quot;; &quot;&quot;); IF([.F382]=&quot;x&quot;;&quot;&quot;&quot;relation&quot;&quot;&quot;;&quot;&quot;); &quot;]&quot;; IF([.G382]&lt;&gt;&quot;&quot;; CONCATENATE(&quot;, &quot;&quot;icon_url&quot;&quot;: &quot;&quot;&quot;; [.G382]; &quot;&quot;&quot;&quot;); &quot;&quot;); IF([.H382]&lt;&gt;&quot;&quot;; CONCATENATE(&quot;, &quot;&quot;description&quot;&quot;: &quot;&quot;&quot;; [.H382]; &quot;&quot;&quot;&quot;); &quot;&quot;); &quot; },&quot;)" office:value-type="string" office:string-value="        { &quot;key&quot;: &quot;surface:colour&quot;, &quot;object_types&quot;: [&quot;way&quot;,&quot;area&quot;], &quot;description&quot;: &quot;Especially for rendering coloured cycle lanes and highway areas.&quot; }," calcext:value-type="string">
            <text:p><text:s text:c="8"/>{ "key": "surface:colour", "object_types": ["way","area"], "description": "Especially for rendering coloured cycle lanes and highway areas." },</text:p>
          </table:table-cell>
        </table:table-row>
        <table:table-row table:style-name="ro1">
          <table:table-cell office:value-type="string" calcext:value-type="string">
            <text:p>tactile_paving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383]; IF([.B383]&lt;&gt;&quot;&quot;; CONCATENATE(&quot;&quot;&quot;, &quot;&quot;value&quot;&quot;: &quot;&quot;&quot;; [.B383]); &quot;&quot;); &quot;&quot;&quot;, &quot;&quot;object_types&quot;&quot;: [&quot;; IF([.C383]=&quot;x&quot;;&quot;&quot;&quot;node&quot;&quot;&quot;;&quot;&quot;); IF(AND([.C383]=&quot;x&quot;; COUNTIF([.D383:.F383];&quot;x&quot;) &gt; 0); &quot;,&quot;; &quot;&quot;); IF([.D383]=&quot;x&quot;;&quot;&quot;&quot;way&quot;&quot;&quot;;&quot;&quot;); IF(AND([.D383]=&quot;x&quot;; COUNTIF([.E383:.F383];&quot;x&quot;) &gt; 0); &quot;,&quot;; &quot;&quot;); IF([.E383]=&quot;x&quot;;&quot;&quot;&quot;area&quot;&quot;&quot;;&quot;&quot;); IF(AND([.E383]=&quot;x&quot;; [.F383]=&quot;x&quot;); &quot;,&quot;; &quot;&quot;); IF([.F383]=&quot;x&quot;;&quot;&quot;&quot;relation&quot;&quot;&quot;;&quot;&quot;); &quot;]&quot;; IF([.G383]&lt;&gt;&quot;&quot;; CONCATENATE(&quot;, &quot;&quot;icon_url&quot;&quot;: &quot;&quot;&quot;; [.G383]; &quot;&quot;&quot;&quot;); &quot;&quot;); IF([.H383]&lt;&gt;&quot;&quot;; CONCATENATE(&quot;, &quot;&quot;description&quot;&quot;: &quot;&quot;&quot;; [.H383]; &quot;&quot;&quot;&quot;); &quot;&quot;); &quot; },&quot;)" office:value-type="string" office:string-value="        { &quot;key&quot;: &quot;tactile_paving&quot;, &quot;object_types&quot;: [&quot;node&quot;,&quot;way&quot;] }," calcext:value-type="string">
            <text:p><text:s text:c="8"/>{ "key": "tactile_paving", "object_types": ["node","way"] },</text:p>
          </table:table-cell>
        </table:table-row>
        <table:table-row table:style-name="ro1">
          <table:table-cell office:value-type="string" calcext:value-type="string">
            <text:p>temporar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4]; IF([.B384]&lt;&gt;&quot;&quot;; CONCATENATE(&quot;&quot;&quot;, &quot;&quot;value&quot;&quot;: &quot;&quot;&quot;; [.B384]); &quot;&quot;); &quot;&quot;&quot;, &quot;&quot;object_types&quot;&quot;: [&quot;; IF([.C384]=&quot;x&quot;;&quot;&quot;&quot;node&quot;&quot;&quot;;&quot;&quot;); IF(AND([.C384]=&quot;x&quot;; COUNTIF([.D384:.F384];&quot;x&quot;) &gt; 0); &quot;,&quot;; &quot;&quot;); IF([.D384]=&quot;x&quot;;&quot;&quot;&quot;way&quot;&quot;&quot;;&quot;&quot;); IF(AND([.D384]=&quot;x&quot;; COUNTIF([.E384:.F384];&quot;x&quot;) &gt; 0); &quot;,&quot;; &quot;&quot;); IF([.E384]=&quot;x&quot;;&quot;&quot;&quot;area&quot;&quot;&quot;;&quot;&quot;); IF(AND([.E384]=&quot;x&quot;; [.F384]=&quot;x&quot;); &quot;,&quot;; &quot;&quot;); IF([.F384]=&quot;x&quot;;&quot;&quot;&quot;relation&quot;&quot;&quot;;&quot;&quot;); &quot;]&quot;; IF([.G384]&lt;&gt;&quot;&quot;; CONCATENATE(&quot;, &quot;&quot;icon_url&quot;&quot;: &quot;&quot;&quot;; [.G384]; &quot;&quot;&quot;&quot;); &quot;&quot;); IF([.H384]&lt;&gt;&quot;&quot;; CONCATENATE(&quot;, &quot;&quot;description&quot;&quot;: &quot;&quot;&quot;; [.H384]; &quot;&quot;&quot;&quot;); &quot;&quot;); &quot; },&quot;)" office:value-type="string" office:string-value="        { &quot;key&quot;: &quot;temporary&quot;, &quot;value&quot;: &quot;yes&quot;, &quot;object_types&quot;: [&quot;way&quot;], &quot;description&quot;: &quot;Temporary road markings are rendered in yellow, others in white.&quot; }," calcext:value-type="string">
            <text:p><text:s text:c="8"/>{ "key": "temporary", "value": "yes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lane_mark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5]; IF([.B385]&lt;&gt;&quot;&quot;; CONCATENATE(&quot;&quot;&quot;, &quot;&quot;value&quot;&quot;: &quot;&quot;&quot;; [.B385]); &quot;&quot;); &quot;&quot;&quot;, &quot;&quot;object_types&quot;&quot;: [&quot;; IF([.C385]=&quot;x&quot;;&quot;&quot;&quot;node&quot;&quot;&quot;;&quot;&quot;); IF(AND([.C385]=&quot;x&quot;; COUNTIF([.D385:.F385];&quot;x&quot;) &gt; 0); &quot;,&quot;; &quot;&quot;); IF([.D385]=&quot;x&quot;;&quot;&quot;&quot;way&quot;&quot;&quot;;&quot;&quot;); IF(AND([.D385]=&quot;x&quot;; COUNTIF([.E385:.F385];&quot;x&quot;) &gt; 0); &quot;,&quot;; &quot;&quot;); IF([.E385]=&quot;x&quot;;&quot;&quot;&quot;area&quot;&quot;&quot;;&quot;&quot;); IF(AND([.E385]=&quot;x&quot;; [.F385]=&quot;x&quot;); &quot;,&quot;; &quot;&quot;); IF([.F385]=&quot;x&quot;;&quot;&quot;&quot;relation&quot;&quot;&quot;;&quot;&quot;); &quot;]&quot;; IF([.G385]&lt;&gt;&quot;&quot;; CONCATENATE(&quot;, &quot;&quot;icon_url&quot;&quot;: &quot;&quot;&quot;; [.G385]; &quot;&quot;&quot;&quot;); &quot;&quot;); IF([.H385]&lt;&gt;&quot;&quot;; CONCATENATE(&quot;, &quot;&quot;description&quot;&quot;: &quot;&quot;&quot;; [.H385]; &quot;&quot;&quot;&quot;); &quot;&quot;); &quot; },&quot;)" office:value-type="string" office:string-value="        { &quot;key&quot;: &quot;temporary:lane_markings&quot;, &quot;object_types&quot;: [&quot;way&quot;], &quot;description&quot;: &quot;Temporary road markings are rendered in yellow, others in white.&quot; }," calcext:value-type="string">
            <text:p><text:s text:c="8"/>{ "key": "temporary:lane_markings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6]; IF([.B386]&lt;&gt;&quot;&quot;; CONCATENATE(&quot;&quot;&quot;, &quot;&quot;value&quot;&quot;: &quot;&quot;&quot;; [.B386]); &quot;&quot;); &quot;&quot;&quot;, &quot;&quot;object_types&quot;&quot;: [&quot;; IF([.C386]=&quot;x&quot;;&quot;&quot;&quot;node&quot;&quot;&quot;;&quot;&quot;); IF(AND([.C386]=&quot;x&quot;; COUNTIF([.D386:.F386];&quot;x&quot;) &gt; 0); &quot;,&quot;; &quot;&quot;); IF([.D386]=&quot;x&quot;;&quot;&quot;&quot;way&quot;&quot;&quot;;&quot;&quot;); IF(AND([.D386]=&quot;x&quot;; COUNTIF([.E386:.F386];&quot;x&quot;) &gt; 0); &quot;,&quot;; &quot;&quot;); IF([.E386]=&quot;x&quot;;&quot;&quot;&quot;area&quot;&quot;&quot;;&quot;&quot;); IF(AND([.E386]=&quot;x&quot;; [.F386]=&quot;x&quot;); &quot;,&quot;; &quot;&quot;); IF([.F386]=&quot;x&quot;;&quot;&quot;&quot;relation&quot;&quot;&quot;;&quot;&quot;); &quot;]&quot;; IF([.G386]&lt;&gt;&quot;&quot;; CONCATENATE(&quot;, &quot;&quot;icon_url&quot;&quot;: &quot;&quot;&quot;; [.G386]; &quot;&quot;&quot;&quot;); &quot;&quot;); IF([.H386]&lt;&gt;&quot;&quot;; CONCATENATE(&quot;, &quot;&quot;description&quot;&quot;: &quot;&quot;&quot;; [.H386]; &quot;&quot;&quot;&quot;); &quot;&quot;); &quot; },&quot;)" office:value-type="string" office:string-value="        { &quot;key&quot;: &quot;temporary:cycleway&quot;, &quot;object_types&quot;: [&quot;way&quot;], &quot;description&quot;: &quot;Temporary road markings are rendered in yellow, others in white.&quot; }," calcext:value-type="string">
            <text:p><text:s text:c="8"/>{ "key": "temporary:cycleway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bot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7]; IF([.B387]&lt;&gt;&quot;&quot;; CONCATENATE(&quot;&quot;&quot;, &quot;&quot;value&quot;&quot;: &quot;&quot;&quot;; [.B387]); &quot;&quot;); &quot;&quot;&quot;, &quot;&quot;object_types&quot;&quot;: [&quot;; IF([.C387]=&quot;x&quot;;&quot;&quot;&quot;node&quot;&quot;&quot;;&quot;&quot;); IF(AND([.C387]=&quot;x&quot;; COUNTIF([.D387:.F387];&quot;x&quot;) &gt; 0); &quot;,&quot;; &quot;&quot;); IF([.D387]=&quot;x&quot;;&quot;&quot;&quot;way&quot;&quot;&quot;;&quot;&quot;); IF(AND([.D387]=&quot;x&quot;; COUNTIF([.E387:.F387];&quot;x&quot;) &gt; 0); &quot;,&quot;; &quot;&quot;); IF([.E387]=&quot;x&quot;;&quot;&quot;&quot;area&quot;&quot;&quot;;&quot;&quot;); IF(AND([.E387]=&quot;x&quot;; [.F387]=&quot;x&quot;); &quot;,&quot;; &quot;&quot;); IF([.F387]=&quot;x&quot;;&quot;&quot;&quot;relation&quot;&quot;&quot;;&quot;&quot;); &quot;]&quot;; IF([.G387]&lt;&gt;&quot;&quot;; CONCATENATE(&quot;, &quot;&quot;icon_url&quot;&quot;: &quot;&quot;&quot;; [.G387]; &quot;&quot;&quot;&quot;); &quot;&quot;); IF([.H387]&lt;&gt;&quot;&quot;; CONCATENATE(&quot;, &quot;&quot;description&quot;&quot;: &quot;&quot;&quot;; [.H387]; &quot;&quot;&quot;&quot;); &quot;&quot;); &quot; },&quot;)" office:value-type="string" office:string-value="        { &quot;key&quot;: &quot;temporary:cycleway:both&quot;, &quot;object_types&quot;: [&quot;way&quot;], &quot;description&quot;: &quot;Temporary road markings are rendered in yellow, others in white.&quot; }," calcext:value-type="string">
            <text:p><text:s text:c="8"/>{ "key": "temporary:cycleway:both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lef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8]; IF([.B388]&lt;&gt;&quot;&quot;; CONCATENATE(&quot;&quot;&quot;, &quot;&quot;value&quot;&quot;: &quot;&quot;&quot;; [.B388]); &quot;&quot;); &quot;&quot;&quot;, &quot;&quot;object_types&quot;&quot;: [&quot;; IF([.C388]=&quot;x&quot;;&quot;&quot;&quot;node&quot;&quot;&quot;;&quot;&quot;); IF(AND([.C388]=&quot;x&quot;; COUNTIF([.D388:.F388];&quot;x&quot;) &gt; 0); &quot;,&quot;; &quot;&quot;); IF([.D388]=&quot;x&quot;;&quot;&quot;&quot;way&quot;&quot;&quot;;&quot;&quot;); IF(AND([.D388]=&quot;x&quot;; COUNTIF([.E388:.F388];&quot;x&quot;) &gt; 0); &quot;,&quot;; &quot;&quot;); IF([.E388]=&quot;x&quot;;&quot;&quot;&quot;area&quot;&quot;&quot;;&quot;&quot;); IF(AND([.E388]=&quot;x&quot;; [.F388]=&quot;x&quot;); &quot;,&quot;; &quot;&quot;); IF([.F388]=&quot;x&quot;;&quot;&quot;&quot;relation&quot;&quot;&quot;;&quot;&quot;); &quot;]&quot;; IF([.G388]&lt;&gt;&quot;&quot;; CONCATENATE(&quot;, &quot;&quot;icon_url&quot;&quot;: &quot;&quot;&quot;; [.G388]; &quot;&quot;&quot;&quot;); &quot;&quot;); IF([.H388]&lt;&gt;&quot;&quot;; CONCATENATE(&quot;, &quot;&quot;description&quot;&quot;: &quot;&quot;&quot;; [.H388]; &quot;&quot;&quot;&quot;); &quot;&quot;); &quot; },&quot;)" office:value-type="string" office:string-value="        { &quot;key&quot;: &quot;temporary:cycleway:left&quot;, &quot;object_types&quot;: [&quot;way&quot;], &quot;description&quot;: &quot;Temporary road markings are rendered in yellow, others in white.&quot; }," calcext:value-type="string">
            <text:p><text:s text:c="8"/>{ "key": "temporary:cycleway:left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emporary:cycleway: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mporary road markings are rendered in yellow, others in white.</text:p>
          </table:table-cell>
          <table:table-cell table:formula="of:=CONCATENATE(&quot;        { &quot;&quot;key&quot;&quot;: &quot;&quot;&quot;; [.A389]; IF([.B389]&lt;&gt;&quot;&quot;; CONCATENATE(&quot;&quot;&quot;, &quot;&quot;value&quot;&quot;: &quot;&quot;&quot;; [.B389]); &quot;&quot;); &quot;&quot;&quot;, &quot;&quot;object_types&quot;&quot;: [&quot;; IF([.C389]=&quot;x&quot;;&quot;&quot;&quot;node&quot;&quot;&quot;;&quot;&quot;); IF(AND([.C389]=&quot;x&quot;; COUNTIF([.D389:.F389];&quot;x&quot;) &gt; 0); &quot;,&quot;; &quot;&quot;); IF([.D389]=&quot;x&quot;;&quot;&quot;&quot;way&quot;&quot;&quot;;&quot;&quot;); IF(AND([.D389]=&quot;x&quot;; COUNTIF([.E389:.F389];&quot;x&quot;) &gt; 0); &quot;,&quot;; &quot;&quot;); IF([.E389]=&quot;x&quot;;&quot;&quot;&quot;area&quot;&quot;&quot;;&quot;&quot;); IF(AND([.E389]=&quot;x&quot;; [.F389]=&quot;x&quot;); &quot;,&quot;; &quot;&quot;); IF([.F389]=&quot;x&quot;;&quot;&quot;&quot;relation&quot;&quot;&quot;;&quot;&quot;); &quot;]&quot;; IF([.G389]&lt;&gt;&quot;&quot;; CONCATENATE(&quot;, &quot;&quot;icon_url&quot;&quot;: &quot;&quot;&quot;; [.G389]; &quot;&quot;&quot;&quot;); &quot;&quot;); IF([.H389]&lt;&gt;&quot;&quot;; CONCATENATE(&quot;, &quot;&quot;description&quot;&quot;: &quot;&quot;&quot;; [.H389]; &quot;&quot;&quot;&quot;); &quot;&quot;); &quot; },&quot;)" office:value-type="string" office:string-value="        { &quot;key&quot;: &quot;temporary:cycleway:right&quot;, &quot;object_types&quot;: [&quot;way&quot;], &quot;description&quot;: &quot;Temporary road markings are rendered in yellow, others in white.&quot; }," calcext:value-type="string">
            <text:p><text:s text:c="8"/>{ "key": "temporary:cycleway:right", "object_types": ["way"], "description": "Temporary road markings are rendered in yellow, others in white." },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90]; IF([.B390]&lt;&gt;&quot;&quot;; CONCATENATE(&quot;&quot;&quot;, &quot;&quot;value&quot;&quot;: &quot;&quot;&quot;; [.B390]); &quot;&quot;); &quot;&quot;&quot;, &quot;&quot;object_types&quot;&quot;: [&quot;; IF([.C390]=&quot;x&quot;;&quot;&quot;&quot;node&quot;&quot;&quot;;&quot;&quot;); IF(AND([.C390]=&quot;x&quot;; COUNTIF([.D390:.F390];&quot;x&quot;) &gt; 0); &quot;,&quot;; &quot;&quot;); IF([.D390]=&quot;x&quot;;&quot;&quot;&quot;way&quot;&quot;&quot;;&quot;&quot;); IF(AND([.D390]=&quot;x&quot;; COUNTIF([.E390:.F390];&quot;x&quot;) &gt; 0); &quot;,&quot;; &quot;&quot;); IF([.E390]=&quot;x&quot;;&quot;&quot;&quot;area&quot;&quot;&quot;;&quot;&quot;); IF(AND([.E390]=&quot;x&quot;; [.F390]=&quot;x&quot;); &quot;,&quot;; &quot;&quot;); IF([.F390]=&quot;x&quot;;&quot;&quot;&quot;relation&quot;&quot;&quot;;&quot;&quot;); &quot;]&quot;; IF([.G390]&lt;&gt;&quot;&quot;; CONCATENATE(&quot;, &quot;&quot;icon_url&quot;&quot;: &quot;&quot;&quot;; [.G390]; &quot;&quot;&quot;&quot;); &quot;&quot;); IF([.H390]&lt;&gt;&quot;&quot;; CONCATENATE(&quot;, &quot;&quot;description&quot;&quot;: &quot;&quot;&quot;; [.H390]; &quot;&quot;&quot;&quot;); &quot;&quot;); &quot; },&quot;)" office:value-type="string" office:string-value="        { &quot;key&quot;: &quot;tourism&quot;, &quot;value&quot;: &quot;information&quot;, &quot;object_types&quot;: [&quot;node&quot;] }," calcext:value-type="string">
            <text:p><text:s text:c="8"/>{ "key": "tourism", "value": "information", "object_types": ["node"] },</text:p>
          </table:table-cell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91]; IF([.B391]&lt;&gt;&quot;&quot;; CONCATENATE(&quot;&quot;&quot;, &quot;&quot;value&quot;&quot;: &quot;&quot;&quot;; [.B391]); &quot;&quot;); &quot;&quot;&quot;, &quot;&quot;object_types&quot;&quot;: [&quot;; IF([.C391]=&quot;x&quot;;&quot;&quot;&quot;node&quot;&quot;&quot;;&quot;&quot;); IF(AND([.C391]=&quot;x&quot;; COUNTIF([.D391:.F391];&quot;x&quot;) &gt; 0); &quot;,&quot;; &quot;&quot;); IF([.D391]=&quot;x&quot;;&quot;&quot;&quot;way&quot;&quot;&quot;;&quot;&quot;); IF(AND([.D391]=&quot;x&quot;; COUNTIF([.E391:.F391];&quot;x&quot;) &gt; 0); &quot;,&quot;; &quot;&quot;); IF([.E391]=&quot;x&quot;;&quot;&quot;&quot;area&quot;&quot;&quot;;&quot;&quot;); IF(AND([.E391]=&quot;x&quot;; [.F391]=&quot;x&quot;); &quot;,&quot;; &quot;&quot;); IF([.F391]=&quot;x&quot;;&quot;&quot;&quot;relation&quot;&quot;&quot;;&quot;&quot;); &quot;]&quot;; IF([.G391]&lt;&gt;&quot;&quot;; CONCATENATE(&quot;, &quot;&quot;icon_url&quot;&quot;: &quot;&quot;&quot;; [.G391]; &quot;&quot;&quot;&quot;); &quot;&quot;); IF([.H391]&lt;&gt;&quot;&quot;; CONCATENATE(&quot;, &quot;&quot;description&quot;&quot;: &quot;&quot;&quot;; [.H391]; &quot;&quot;&quot;&quot;); &quot;&quot;); &quot; },&quot;)" office:value-type="string" office:string-value="        { &quot;key&quot;: &quot;tourism&quot;, &quot;value&quot;: &quot;artwork&quot;, &quot;object_types&quot;: [&quot;node&quot;] }," calcext:value-type="string">
            <text:p><text:s text:c="8"/>{ "key": "tourism", "value": "artwork", "object_types": ["node"] },</text:p>
          </table:table-cell>
        </table:table-row>
        <table:table-row table:style-name="ro1">
          <table:table-cell office:value-type="string" calcext:value-type="string">
            <text:p>traffic_calming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92]; IF([.B392]&lt;&gt;&quot;&quot;; CONCATENATE(&quot;&quot;&quot;, &quot;&quot;value&quot;&quot;: &quot;&quot;&quot;; [.B392]); &quot;&quot;); &quot;&quot;&quot;, &quot;&quot;object_types&quot;&quot;: [&quot;; IF([.C392]=&quot;x&quot;;&quot;&quot;&quot;node&quot;&quot;&quot;;&quot;&quot;); IF(AND([.C392]=&quot;x&quot;; COUNTIF([.D392:.F392];&quot;x&quot;) &gt; 0); &quot;,&quot;; &quot;&quot;); IF([.D392]=&quot;x&quot;;&quot;&quot;&quot;way&quot;&quot;&quot;;&quot;&quot;); IF(AND([.D392]=&quot;x&quot;; COUNTIF([.E392:.F392];&quot;x&quot;) &gt; 0); &quot;,&quot;; &quot;&quot;); IF([.E392]=&quot;x&quot;;&quot;&quot;&quot;area&quot;&quot;&quot;;&quot;&quot;); IF(AND([.E392]=&quot;x&quot;; [.F392]=&quot;x&quot;); &quot;,&quot;; &quot;&quot;); IF([.F392]=&quot;x&quot;;&quot;&quot;&quot;relation&quot;&quot;&quot;;&quot;&quot;); &quot;]&quot;; IF([.G392]&lt;&gt;&quot;&quot;; CONCATENATE(&quot;, &quot;&quot;icon_url&quot;&quot;: &quot;&quot;&quot;; [.G392]; &quot;&quot;&quot;&quot;); &quot;&quot;); IF([.H392]&lt;&gt;&quot;&quot;; CONCATENATE(&quot;, &quot;&quot;description&quot;&quot;: &quot;&quot;&quot;; [.H392]; &quot;&quot;&quot;&quot;); &quot;&quot;); &quot; },&quot;)" office:value-type="string" office:string-value="        { &quot;key&quot;: &quot;traffic_calming&quot;, &quot;value&quot;: &quot;bump&quot;, &quot;object_types&quot;: [&quot;node&quot;] }," calcext:value-type="string">
            <text:p><text:s text:c="8"/>{ "key": "traffic_calming", "value": "bump", "object_types": ["node"] },</text:p>
          </table:table-cell>
        </table:table-row>
        <table:table-row table:style-name="ro1">
          <table:table-cell office:value-type="string" calcext:value-type="string">
            <text:p>traffic_calming</text:p>
          </table:table-cell>
          <table:table-cell office:value-type="string" calcext:value-type="string">
            <text:p>hump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93]; IF([.B393]&lt;&gt;&quot;&quot;; CONCATENATE(&quot;&quot;&quot;, &quot;&quot;value&quot;&quot;: &quot;&quot;&quot;; [.B393]); &quot;&quot;); &quot;&quot;&quot;, &quot;&quot;object_types&quot;&quot;: [&quot;; IF([.C393]=&quot;x&quot;;&quot;&quot;&quot;node&quot;&quot;&quot;;&quot;&quot;); IF(AND([.C393]=&quot;x&quot;; COUNTIF([.D393:.F393];&quot;x&quot;) &gt; 0); &quot;,&quot;; &quot;&quot;); IF([.D393]=&quot;x&quot;;&quot;&quot;&quot;way&quot;&quot;&quot;;&quot;&quot;); IF(AND([.D393]=&quot;x&quot;; COUNTIF([.E393:.F393];&quot;x&quot;) &gt; 0); &quot;,&quot;; &quot;&quot;); IF([.E393]=&quot;x&quot;;&quot;&quot;&quot;area&quot;&quot;&quot;;&quot;&quot;); IF(AND([.E393]=&quot;x&quot;; [.F393]=&quot;x&quot;); &quot;,&quot;; &quot;&quot;); IF([.F393]=&quot;x&quot;;&quot;&quot;&quot;relation&quot;&quot;&quot;;&quot;&quot;); &quot;]&quot;; IF([.G393]&lt;&gt;&quot;&quot;; CONCATENATE(&quot;, &quot;&quot;icon_url&quot;&quot;: &quot;&quot;&quot;; [.G393]; &quot;&quot;&quot;&quot;); &quot;&quot;); IF([.H393]&lt;&gt;&quot;&quot;; CONCATENATE(&quot;, &quot;&quot;description&quot;&quot;: &quot;&quot;&quot;; [.H393]; &quot;&quot;&quot;&quot;); &quot;&quot;); &quot; },&quot;)" office:value-type="string" office:string-value="        { &quot;key&quot;: &quot;traffic_calming&quot;, &quot;value&quot;: &quot;hump&quot;, &quot;object_types&quot;: [&quot;node&quot;] }," calcext:value-type="string">
            <text:p><text:s text:c="8"/>{ "key": "traffic_calming", "value": "hump", "object_types": ["node"] },</text:p>
          </table:table-cell>
        </table:table-row>
        <table:table-row table:style-name="ro1">
          <table:table-cell office:value-type="string" calcext:value-type="string">
            <text:p>traffic_signals:direction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394]; IF([.B394]&lt;&gt;&quot;&quot;; CONCATENATE(&quot;&quot;&quot;, &quot;&quot;value&quot;&quot;: &quot;&quot;&quot;; [.B394]); &quot;&quot;); &quot;&quot;&quot;, &quot;&quot;object_types&quot;&quot;: [&quot;; IF([.C394]=&quot;x&quot;;&quot;&quot;&quot;node&quot;&quot;&quot;;&quot;&quot;); IF(AND([.C394]=&quot;x&quot;; COUNTIF([.D394:.F394];&quot;x&quot;) &gt; 0); &quot;,&quot;; &quot;&quot;); IF([.D394]=&quot;x&quot;;&quot;&quot;&quot;way&quot;&quot;&quot;;&quot;&quot;); IF(AND([.D394]=&quot;x&quot;; COUNTIF([.E394:.F394];&quot;x&quot;) &gt; 0); &quot;,&quot;; &quot;&quot;); IF([.E394]=&quot;x&quot;;&quot;&quot;&quot;area&quot;&quot;&quot;;&quot;&quot;); IF(AND([.E394]=&quot;x&quot;; [.F394]=&quot;x&quot;); &quot;,&quot;; &quot;&quot;); IF([.F394]=&quot;x&quot;;&quot;&quot;&quot;relation&quot;&quot;&quot;;&quot;&quot;); &quot;]&quot;; IF([.G394]&lt;&gt;&quot;&quot;; CONCATENATE(&quot;, &quot;&quot;icon_url&quot;&quot;: &quot;&quot;&quot;; [.G394]; &quot;&quot;&quot;&quot;); &quot;&quot;); IF([.H394]&lt;&gt;&quot;&quot;; CONCATENATE(&quot;, &quot;&quot;description&quot;&quot;: &quot;&quot;&quot;; [.H394]; &quot;&quot;&quot;&quot;); &quot;&quot;); &quot; },&quot;)" office:value-type="string" office:string-value="        { &quot;key&quot;: &quot;traffic_signals:direction&quot;, &quot;object_types&quot;: [&quot;node&quot;] }," calcext:value-type="string">
            <text:p><text:s text:c="8"/>{ "key": "traffic_signals:direction", "object_types": ["node"] },</text:p>
          </table:table-cell>
        </table:table-row>
        <table:table-row table:style-name="ro1">
          <table:table-cell office:value-type="string" calcext:value-type="string">
            <text:p>tunne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to prevent rendering of streets in tunnels.</text:p>
          </table:table-cell>
          <table:table-cell table:formula="of:=CONCATENATE(&quot;        { &quot;&quot;key&quot;&quot;: &quot;&quot;&quot;; [.A395]; IF([.B395]&lt;&gt;&quot;&quot;; CONCATENATE(&quot;&quot;&quot;, &quot;&quot;value&quot;&quot;: &quot;&quot;&quot;; [.B395]); &quot;&quot;); &quot;&quot;&quot;, &quot;&quot;object_types&quot;&quot;: [&quot;; IF([.C395]=&quot;x&quot;;&quot;&quot;&quot;node&quot;&quot;&quot;;&quot;&quot;); IF(AND([.C395]=&quot;x&quot;; COUNTIF([.D395:.F395];&quot;x&quot;) &gt; 0); &quot;,&quot;; &quot;&quot;); IF([.D395]=&quot;x&quot;;&quot;&quot;&quot;way&quot;&quot;&quot;;&quot;&quot;); IF(AND([.D395]=&quot;x&quot;; COUNTIF([.E395:.F395];&quot;x&quot;) &gt; 0); &quot;,&quot;; &quot;&quot;); IF([.E395]=&quot;x&quot;;&quot;&quot;&quot;area&quot;&quot;&quot;;&quot;&quot;); IF(AND([.E395]=&quot;x&quot;; [.F395]=&quot;x&quot;); &quot;,&quot;; &quot;&quot;); IF([.F395]=&quot;x&quot;;&quot;&quot;&quot;relation&quot;&quot;&quot;;&quot;&quot;); &quot;]&quot;; IF([.G395]&lt;&gt;&quot;&quot;; CONCATENATE(&quot;, &quot;&quot;icon_url&quot;&quot;: &quot;&quot;&quot;; [.G395]; &quot;&quot;&quot;&quot;); &quot;&quot;); IF([.H395]&lt;&gt;&quot;&quot;; CONCATENATE(&quot;, &quot;&quot;description&quot;&quot;: &quot;&quot;&quot;; [.H395]; &quot;&quot;&quot;&quot;); &quot;&quot;); &quot; },&quot;)" office:value-type="string" office:string-value="        { &quot;key&quot;: &quot;tunnel&quot;, &quot;value&quot;: &quot;yes&quot;, &quot;object_types&quot;: [&quot;way&quot;], &quot;description&quot;: &quot;Used to prevent rendering of streets in tunnels.&quot; }," calcext:value-type="string">
            <text:p><text:s text:c="8"/>{ "key": "tunnel", "value": "yes", "object_types": ["way"], "description": "Used to prevent rendering of streets in tunnels." },</text:p>
          </table:table-cell>
        </table:table-row>
        <table:table-row table:style-name="ro1">
          <table:table-cell office:value-type="string" calcext:value-type="string">
            <text:p>turn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for lane processing and rendering.</text:p>
          </table:table-cell>
          <table:table-cell table:formula="of:=CONCATENATE(&quot;        { &quot;&quot;key&quot;&quot;: &quot;&quot;&quot;; [.A396]; IF([.B396]&lt;&gt;&quot;&quot;; CONCATENATE(&quot;&quot;&quot;, &quot;&quot;value&quot;&quot;: &quot;&quot;&quot;; [.B396]); &quot;&quot;); &quot;&quot;&quot;, &quot;&quot;object_types&quot;&quot;: [&quot;; IF([.C396]=&quot;x&quot;;&quot;&quot;&quot;node&quot;&quot;&quot;;&quot;&quot;); IF(AND([.C396]=&quot;x&quot;; COUNTIF([.D396:.F396];&quot;x&quot;) &gt; 0); &quot;,&quot;; &quot;&quot;); IF([.D396]=&quot;x&quot;;&quot;&quot;&quot;way&quot;&quot;&quot;;&quot;&quot;); IF(AND([.D396]=&quot;x&quot;; COUNTIF([.E396:.F396];&quot;x&quot;) &gt; 0); &quot;,&quot;; &quot;&quot;); IF([.E396]=&quot;x&quot;;&quot;&quot;&quot;area&quot;&quot;&quot;;&quot;&quot;); IF(AND([.E396]=&quot;x&quot;; [.F396]=&quot;x&quot;); &quot;,&quot;; &quot;&quot;); IF([.F396]=&quot;x&quot;;&quot;&quot;&quot;relation&quot;&quot;&quot;;&quot;&quot;); &quot;]&quot;; IF([.G396]&lt;&gt;&quot;&quot;; CONCATENATE(&quot;, &quot;&quot;icon_url&quot;&quot;: &quot;&quot;&quot;; [.G396]; &quot;&quot;&quot;&quot;); &quot;&quot;); IF([.H396]&lt;&gt;&quot;&quot;; CONCATENATE(&quot;, &quot;&quot;description&quot;&quot;: &quot;&quot;&quot;; [.H396]; &quot;&quot;&quot;&quot;); &quot;&quot;); &quot; },&quot;)" office:value-type="string" office:string-value="        { &quot;key&quot;: &quot;turn:lanes&quot;, &quot;object_types&quot;: [&quot;way&quot;], &quot;description&quot;: &quot;Used for lane processing and rendering.&quot; }," calcext:value-type="string">
            <text:p><text:s text:c="8"/>{ "key": "turn:lanes", "object_types": ["way"], "description": "Used for lane processing and rendering." },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7]; IF([.B397]&lt;&gt;&quot;&quot;; CONCATENATE(&quot;&quot;&quot;, &quot;&quot;value&quot;&quot;: &quot;&quot;&quot;; [.B397]); &quot;&quot;); &quot;&quot;&quot;, &quot;&quot;object_types&quot;&quot;: [&quot;; IF([.C397]=&quot;x&quot;;&quot;&quot;&quot;node&quot;&quot;&quot;;&quot;&quot;); IF(AND([.C397]=&quot;x&quot;; COUNTIF([.D397:.F397];&quot;x&quot;) &gt; 0); &quot;,&quot;; &quot;&quot;); IF([.D397]=&quot;x&quot;;&quot;&quot;&quot;way&quot;&quot;&quot;;&quot;&quot;); IF(AND([.D397]=&quot;x&quot;; COUNTIF([.E397:.F397];&quot;x&quot;) &gt; 0); &quot;,&quot;; &quot;&quot;); IF([.E397]=&quot;x&quot;;&quot;&quot;&quot;area&quot;&quot;&quot;;&quot;&quot;); IF(AND([.E397]=&quot;x&quot;; [.F397]=&quot;x&quot;); &quot;,&quot;; &quot;&quot;); IF([.F397]=&quot;x&quot;;&quot;&quot;&quot;relation&quot;&quot;&quot;;&quot;&quot;); &quot;]&quot;; IF([.G397]&lt;&gt;&quot;&quot;; CONCATENATE(&quot;, &quot;&quot;icon_url&quot;&quot;: &quot;&quot;&quot;; [.G397]; &quot;&quot;&quot;&quot;); &quot;&quot;); IF([.H397]&lt;&gt;&quot;&quot;; CONCATENATE(&quot;, &quot;&quot;description&quot;&quot;: &quot;&quot;&quot;; [.H397]; &quot;&quot;&quot;&quot;); &quot;&quot;); &quot; },&quot;)" office:value-type="string" office:string-value="        { &quot;key&quot;: &quot;turn&quot;, &quot;object_types&quot;: [&quot;way&quot;], &quot;description&quot;: &quot;Used among lots of other tags for a complex road marking and lane processing and rendering.&quot; }," calcext:value-type="string">
            <text:p><text:s text:c="8"/>{ "key": "turn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8]; IF([.B398]&lt;&gt;&quot;&quot;; CONCATENATE(&quot;&quot;&quot;, &quot;&quot;value&quot;&quot;: &quot;&quot;&quot;; [.B398]); &quot;&quot;); &quot;&quot;&quot;, &quot;&quot;object_types&quot;&quot;: [&quot;; IF([.C398]=&quot;x&quot;;&quot;&quot;&quot;node&quot;&quot;&quot;;&quot;&quot;); IF(AND([.C398]=&quot;x&quot;; COUNTIF([.D398:.F398];&quot;x&quot;) &gt; 0); &quot;,&quot;; &quot;&quot;); IF([.D398]=&quot;x&quot;;&quot;&quot;&quot;way&quot;&quot;&quot;;&quot;&quot;); IF(AND([.D398]=&quot;x&quot;; COUNTIF([.E398:.F398];&quot;x&quot;) &gt; 0); &quot;,&quot;; &quot;&quot;); IF([.E398]=&quot;x&quot;;&quot;&quot;&quot;area&quot;&quot;&quot;;&quot;&quot;); IF(AND([.E398]=&quot;x&quot;; [.F398]=&quot;x&quot;); &quot;,&quot;; &quot;&quot;); IF([.F398]=&quot;x&quot;;&quot;&quot;&quot;relation&quot;&quot;&quot;;&quot;&quot;); &quot;]&quot;; IF([.G398]&lt;&gt;&quot;&quot;; CONCATENATE(&quot;, &quot;&quot;icon_url&quot;&quot;: &quot;&quot;&quot;; [.G398]; &quot;&quot;&quot;&quot;); &quot;&quot;); IF([.H398]&lt;&gt;&quot;&quot;; CONCATENATE(&quot;, &quot;&quot;description&quot;&quot;: &quot;&quot;&quot;; [.H398]; &quot;&quot;&quot;&quot;); &quot;&quot;); &quot; },&quot;)" office:value-type="string" office:string-value="        { &quot;key&quot;: &quot;turn:backward&quot;, &quot;object_types&quot;: [&quot;way&quot;], &quot;description&quot;: &quot;Used among lots of other tags for a complex road marking and lane processing and rendering.&quot; }," calcext:value-type="string">
            <text:p><text:s text:c="8"/>{ "key": "turn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399]; IF([.B399]&lt;&gt;&quot;&quot;; CONCATENATE(&quot;&quot;&quot;, &quot;&quot;value&quot;&quot;: &quot;&quot;&quot;; [.B399]); &quot;&quot;); &quot;&quot;&quot;, &quot;&quot;object_types&quot;&quot;: [&quot;; IF([.C399]=&quot;x&quot;;&quot;&quot;&quot;node&quot;&quot;&quot;;&quot;&quot;); IF(AND([.C399]=&quot;x&quot;; COUNTIF([.D399:.F399];&quot;x&quot;) &gt; 0); &quot;,&quot;; &quot;&quot;); IF([.D399]=&quot;x&quot;;&quot;&quot;&quot;way&quot;&quot;&quot;;&quot;&quot;); IF(AND([.D399]=&quot;x&quot;; COUNTIF([.E399:.F399];&quot;x&quot;) &gt; 0); &quot;,&quot;; &quot;&quot;); IF([.E399]=&quot;x&quot;;&quot;&quot;&quot;area&quot;&quot;&quot;;&quot;&quot;); IF(AND([.E399]=&quot;x&quot;; [.F399]=&quot;x&quot;); &quot;,&quot;; &quot;&quot;); IF([.F399]=&quot;x&quot;;&quot;&quot;&quot;relation&quot;&quot;&quot;;&quot;&quot;); &quot;]&quot;; IF([.G399]&lt;&gt;&quot;&quot;; CONCATENATE(&quot;, &quot;&quot;icon_url&quot;&quot;: &quot;&quot;&quot;; [.G399]; &quot;&quot;&quot;&quot;); &quot;&quot;); IF([.H399]&lt;&gt;&quot;&quot;; CONCATENATE(&quot;, &quot;&quot;description&quot;&quot;: &quot;&quot;&quot;; [.H399]; &quot;&quot;&quot;&quot;); &quot;&quot;); &quot; },&quot;)" office:value-type="string" office:string-value="        { &quot;key&quot;: &quot;turn:forward&quot;, &quot;object_types&quot;: [&quot;way&quot;], &quot;description&quot;: &quot;Used among lots of other tags for a complex road marking and lane processing and rendering.&quot; }," calcext:value-type="string">
            <text:p><text:s text:c="8"/>{ "key": "turn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00]; IF([.B400]&lt;&gt;&quot;&quot;; CONCATENATE(&quot;&quot;&quot;, &quot;&quot;value&quot;&quot;: &quot;&quot;&quot;; [.B400]); &quot;&quot;); &quot;&quot;&quot;, &quot;&quot;object_types&quot;&quot;: [&quot;; IF([.C400]=&quot;x&quot;;&quot;&quot;&quot;node&quot;&quot;&quot;;&quot;&quot;); IF(AND([.C400]=&quot;x&quot;; COUNTIF([.D400:.F400];&quot;x&quot;) &gt; 0); &quot;,&quot;; &quot;&quot;); IF([.D400]=&quot;x&quot;;&quot;&quot;&quot;way&quot;&quot;&quot;;&quot;&quot;); IF(AND([.D400]=&quot;x&quot;; COUNTIF([.E400:.F400];&quot;x&quot;) &gt; 0); &quot;,&quot;; &quot;&quot;); IF([.E400]=&quot;x&quot;;&quot;&quot;&quot;area&quot;&quot;&quot;;&quot;&quot;); IF(AND([.E400]=&quot;x&quot;; [.F400]=&quot;x&quot;); &quot;,&quot;; &quot;&quot;); IF([.F400]=&quot;x&quot;;&quot;&quot;&quot;relation&quot;&quot;&quot;;&quot;&quot;); &quot;]&quot;; IF([.G400]&lt;&gt;&quot;&quot;; CONCATENATE(&quot;, &quot;&quot;icon_url&quot;&quot;: &quot;&quot;&quot;; [.G400]; &quot;&quot;&quot;&quot;); &quot;&quot;); IF([.H400]&lt;&gt;&quot;&quot;; CONCATENATE(&quot;, &quot;&quot;description&quot;&quot;: &quot;&quot;&quot;; [.H400]; &quot;&quot;&quot;&quot;); &quot;&quot;); &quot; },&quot;)" office:value-type="string" office:string-value="        { &quot;key&quot;: &quot;turn:lanes&quot;, &quot;object_types&quot;: [&quot;way&quot;], &quot;description&quot;: &quot;Used among lots of other tags for a complex road marking and lane processing and rendering.&quot; }," calcext:value-type="string">
            <text:p><text:s text:c="8"/>{ "key": "turn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01]; IF([.B401]&lt;&gt;&quot;&quot;; CONCATENATE(&quot;&quot;&quot;, &quot;&quot;value&quot;&quot;: &quot;&quot;&quot;; [.B401]); &quot;&quot;); &quot;&quot;&quot;, &quot;&quot;object_types&quot;&quot;: [&quot;; IF([.C401]=&quot;x&quot;;&quot;&quot;&quot;node&quot;&quot;&quot;;&quot;&quot;); IF(AND([.C401]=&quot;x&quot;; COUNTIF([.D401:.F401];&quot;x&quot;) &gt; 0); &quot;,&quot;; &quot;&quot;); IF([.D401]=&quot;x&quot;;&quot;&quot;&quot;way&quot;&quot;&quot;;&quot;&quot;); IF(AND([.D401]=&quot;x&quot;; COUNTIF([.E401:.F401];&quot;x&quot;) &gt; 0); &quot;,&quot;; &quot;&quot;); IF([.E401]=&quot;x&quot;;&quot;&quot;&quot;area&quot;&quot;&quot;;&quot;&quot;); IF(AND([.E401]=&quot;x&quot;; [.F401]=&quot;x&quot;); &quot;,&quot;; &quot;&quot;); IF([.F401]=&quot;x&quot;;&quot;&quot;&quot;relation&quot;&quot;&quot;;&quot;&quot;); &quot;]&quot;; IF([.G401]&lt;&gt;&quot;&quot;; CONCATENATE(&quot;, &quot;&quot;icon_url&quot;&quot;: &quot;&quot;&quot;; [.G401]; &quot;&quot;&quot;&quot;); &quot;&quot;); IF([.H401]&lt;&gt;&quot;&quot;; CONCATENATE(&quot;, &quot;&quot;description&quot;&quot;: &quot;&quot;&quot;; [.H401]; &quot;&quot;&quot;&quot;); &quot;&quot;); &quot; },&quot;)" office:value-type="string" office:string-value="        { &quot;key&quot;: &quot;turn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turn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urn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02]; IF([.B402]&lt;&gt;&quot;&quot;; CONCATENATE(&quot;&quot;&quot;, &quot;&quot;value&quot;&quot;: &quot;&quot;&quot;; [.B402]); &quot;&quot;); &quot;&quot;&quot;, &quot;&quot;object_types&quot;&quot;: [&quot;; IF([.C402]=&quot;x&quot;;&quot;&quot;&quot;node&quot;&quot;&quot;;&quot;&quot;); IF(AND([.C402]=&quot;x&quot;; COUNTIF([.D402:.F402];&quot;x&quot;) &gt; 0); &quot;,&quot;; &quot;&quot;); IF([.D402]=&quot;x&quot;;&quot;&quot;&quot;way&quot;&quot;&quot;;&quot;&quot;); IF(AND([.D402]=&quot;x&quot;; COUNTIF([.E402:.F402];&quot;x&quot;) &gt; 0); &quot;,&quot;; &quot;&quot;); IF([.E402]=&quot;x&quot;;&quot;&quot;&quot;area&quot;&quot;&quot;;&quot;&quot;); IF(AND([.E402]=&quot;x&quot;; [.F402]=&quot;x&quot;); &quot;,&quot;; &quot;&quot;); IF([.F402]=&quot;x&quot;;&quot;&quot;&quot;relation&quot;&quot;&quot;;&quot;&quot;); &quot;]&quot;; IF([.G402]&lt;&gt;&quot;&quot;; CONCATENATE(&quot;, &quot;&quot;icon_url&quot;&quot;: &quot;&quot;&quot;; [.G402]; &quot;&quot;&quot;&quot;); &quot;&quot;); IF([.H402]&lt;&gt;&quot;&quot;; CONCATENATE(&quot;, &quot;&quot;description&quot;&quot;: &quot;&quot;&quot;; [.H402]; &quot;&quot;&quot;&quot;); &quot;&quot;); &quot; },&quot;)" office:value-type="string" office:string-value="        { &quot;key&quot;: &quot;turn:lanes:forward&quot;, &quot;object_types&quot;: [&quot;way&quot;], &quot;description&quot;: &quot;Used among lots of other tags for a complex road marking and lane processing and rendering.&quot; }," calcext:value-type="string">
            <text:p><text:s text:c="8"/>{ "key": "turn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tree:ref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ee reference numbers are rendered at larger scales.</text:p>
          </table:table-cell>
          <table:table-cell table:formula="of:=CONCATENATE(&quot;        { &quot;&quot;key&quot;&quot;: &quot;&quot;&quot;; [.A403]; IF([.B403]&lt;&gt;&quot;&quot;; CONCATENATE(&quot;&quot;&quot;, &quot;&quot;value&quot;&quot;: &quot;&quot;&quot;; [.B403]); &quot;&quot;); &quot;&quot;&quot;, &quot;&quot;object_types&quot;&quot;: [&quot;; IF([.C403]=&quot;x&quot;;&quot;&quot;&quot;node&quot;&quot;&quot;;&quot;&quot;); IF(AND([.C403]=&quot;x&quot;; COUNTIF([.D403:.F403];&quot;x&quot;) &gt; 0); &quot;,&quot;; &quot;&quot;); IF([.D403]=&quot;x&quot;;&quot;&quot;&quot;way&quot;&quot;&quot;;&quot;&quot;); IF(AND([.D403]=&quot;x&quot;; COUNTIF([.E403:.F403];&quot;x&quot;) &gt; 0); &quot;,&quot;; &quot;&quot;); IF([.E403]=&quot;x&quot;;&quot;&quot;&quot;area&quot;&quot;&quot;;&quot;&quot;); IF(AND([.E403]=&quot;x&quot;; [.F403]=&quot;x&quot;); &quot;,&quot;; &quot;&quot;); IF([.F403]=&quot;x&quot;;&quot;&quot;&quot;relation&quot;&quot;&quot;;&quot;&quot;); &quot;]&quot;; IF([.G403]&lt;&gt;&quot;&quot;; CONCATENATE(&quot;, &quot;&quot;icon_url&quot;&quot;: &quot;&quot;&quot;; [.G403]; &quot;&quot;&quot;&quot;); &quot;&quot;); IF([.H403]&lt;&gt;&quot;&quot;; CONCATENATE(&quot;, &quot;&quot;description&quot;&quot;: &quot;&quot;&quot;; [.H403]; &quot;&quot;&quot;&quot;); &quot;&quot;); &quot; },&quot;)" office:value-type="string" office:string-value="        { &quot;key&quot;: &quot;tree:ref&quot;, &quot;object_types&quot;: [&quot;node&quot;], &quot;description&quot;: &quot;Tree reference numbers are rendered at larger scales.&quot; }," calcext:value-type="string">
            <text:p><text:s text:c="8"/>{ "key": "tree:ref", "object_types": ["node"], "description": "Tree reference numbers are rendered at larger scales." },</text:p>
          </table:table-cell>
        </table:table-row>
        <table:table-row table:style-name="ro1">
          <table:table-cell office:value-type="string" calcext:value-type="string">
            <text:p>vending</text:p>
          </table:table-cell>
          <table:table-cell office:value-type="string" calcext:value-type="string">
            <text:p>parking_tickets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        { &quot;&quot;key&quot;&quot;: &quot;&quot;&quot;; [.A404]; IF([.B404]&lt;&gt;&quot;&quot;; CONCATENATE(&quot;&quot;&quot;, &quot;&quot;value&quot;&quot;: &quot;&quot;&quot;; [.B404]); &quot;&quot;); &quot;&quot;&quot;, &quot;&quot;object_types&quot;&quot;: [&quot;; IF([.C404]=&quot;x&quot;;&quot;&quot;&quot;node&quot;&quot;&quot;;&quot;&quot;); IF(AND([.C404]=&quot;x&quot;; COUNTIF([.D404:.F404];&quot;x&quot;) &gt; 0); &quot;,&quot;; &quot;&quot;); IF([.D404]=&quot;x&quot;;&quot;&quot;&quot;way&quot;&quot;&quot;;&quot;&quot;); IF(AND([.D404]=&quot;x&quot;; COUNTIF([.E404:.F404];&quot;x&quot;) &gt; 0); &quot;,&quot;; &quot;&quot;); IF([.E404]=&quot;x&quot;;&quot;&quot;&quot;area&quot;&quot;&quot;;&quot;&quot;); IF(AND([.E404]=&quot;x&quot;; [.F404]=&quot;x&quot;); &quot;,&quot;; &quot;&quot;); IF([.F404]=&quot;x&quot;;&quot;&quot;&quot;relation&quot;&quot;&quot;;&quot;&quot;); &quot;]&quot;; IF([.G404]&lt;&gt;&quot;&quot;; CONCATENATE(&quot;, &quot;&quot;icon_url&quot;&quot;: &quot;&quot;&quot;; [.G404]; &quot;&quot;&quot;&quot;); &quot;&quot;); IF([.H404]&lt;&gt;&quot;&quot;; CONCATENATE(&quot;, &quot;&quot;description&quot;&quot;: &quot;&quot;&quot;; [.H404]; &quot;&quot;&quot;&quot;); &quot;&quot;); &quot; },&quot;)" office:value-type="string" office:string-value="        { &quot;key&quot;: &quot;vending&quot;, &quot;value&quot;: &quot;parking_tickets&quot;, &quot;object_types&quot;: [&quot;node&quot;] }," calcext:value-type="string">
            <text:p><text:s text:c="8"/>{ "key": "vending", "value": "parking_tickets", "object_types": ["node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5]; IF([.B405]&lt;&gt;&quot;&quot;; CONCATENATE(&quot;&quot;&quot;, &quot;&quot;value&quot;&quot;: &quot;&quot;&quot;; [.B405]); &quot;&quot;); &quot;&quot;&quot;, &quot;&quot;object_types&quot;&quot;: [&quot;; IF([.C405]=&quot;x&quot;;&quot;&quot;&quot;node&quot;&quot;&quot;;&quot;&quot;); IF(AND([.C405]=&quot;x&quot;; COUNTIF([.D405:.F405];&quot;x&quot;) &gt; 0); &quot;,&quot;; &quot;&quot;); IF([.D405]=&quot;x&quot;;&quot;&quot;&quot;way&quot;&quot;&quot;;&quot;&quot;); IF(AND([.D405]=&quot;x&quot;; COUNTIF([.E405:.F405];&quot;x&quot;) &gt; 0); &quot;,&quot;; &quot;&quot;); IF([.E405]=&quot;x&quot;;&quot;&quot;&quot;area&quot;&quot;&quot;;&quot;&quot;); IF(AND([.E405]=&quot;x&quot;; [.F405]=&quot;x&quot;); &quot;,&quot;; &quot;&quot;); IF([.F405]=&quot;x&quot;;&quot;&quot;&quot;relation&quot;&quot;&quot;;&quot;&quot;); &quot;]&quot;; IF([.G405]&lt;&gt;&quot;&quot;; CONCATENATE(&quot;, &quot;&quot;icon_url&quot;&quot;: &quot;&quot;&quot;; [.G405]; &quot;&quot;&quot;&quot;); &quot;&quot;); IF([.H405]&lt;&gt;&quot;&quot;; CONCATENATE(&quot;, &quot;&quot;description&quot;&quot;: &quot;&quot;&quot;; [.H405]; &quot;&quot;&quot;&quot;); &quot;&quot;); &quot; },&quot;)" office:value-type="string" office:string-value="        { &quot;key&quot;: &quot;waterway&quot;, &quot;value&quot;: &quot;canal&quot;, &quot;object_types&quot;: [&quot;way&quot;] }," calcext:value-type="string">
            <text:p><text:s text:c="8"/>{ "key": "waterway", "value": "canal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6]; IF([.B406]&lt;&gt;&quot;&quot;; CONCATENATE(&quot;&quot;&quot;, &quot;&quot;value&quot;&quot;: &quot;&quot;&quot;; [.B406]); &quot;&quot;); &quot;&quot;&quot;, &quot;&quot;object_types&quot;&quot;: [&quot;; IF([.C406]=&quot;x&quot;;&quot;&quot;&quot;node&quot;&quot;&quot;;&quot;&quot;); IF(AND([.C406]=&quot;x&quot;; COUNTIF([.D406:.F406];&quot;x&quot;) &gt; 0); &quot;,&quot;; &quot;&quot;); IF([.D406]=&quot;x&quot;;&quot;&quot;&quot;way&quot;&quot;&quot;;&quot;&quot;); IF(AND([.D406]=&quot;x&quot;; COUNTIF([.E406:.F406];&quot;x&quot;) &gt; 0); &quot;,&quot;; &quot;&quot;); IF([.E406]=&quot;x&quot;;&quot;&quot;&quot;area&quot;&quot;&quot;;&quot;&quot;); IF(AND([.E406]=&quot;x&quot;; [.F406]=&quot;x&quot;); &quot;,&quot;; &quot;&quot;); IF([.F406]=&quot;x&quot;;&quot;&quot;&quot;relation&quot;&quot;&quot;;&quot;&quot;); &quot;]&quot;; IF([.G406]&lt;&gt;&quot;&quot;; CONCATENATE(&quot;, &quot;&quot;icon_url&quot;&quot;: &quot;&quot;&quot;; [.G406]; &quot;&quot;&quot;&quot;); &quot;&quot;); IF([.H406]&lt;&gt;&quot;&quot;; CONCATENATE(&quot;, &quot;&quot;description&quot;&quot;: &quot;&quot;&quot;; [.H406]; &quot;&quot;&quot;&quot;); &quot;&quot;); &quot; },&quot;)" office:value-type="string" office:string-value="        { &quot;key&quot;: &quot;waterway&quot;, &quot;value&quot;: &quot;ditch&quot;, &quot;object_types&quot;: [&quot;way&quot;] }," calcext:value-type="string">
            <text:p><text:s text:c="8"/>{ "key": "waterway", "value": "ditch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7]; IF([.B407]&lt;&gt;&quot;&quot;; CONCATENATE(&quot;&quot;&quot;, &quot;&quot;value&quot;&quot;: &quot;&quot;&quot;; [.B407]); &quot;&quot;); &quot;&quot;&quot;, &quot;&quot;object_types&quot;&quot;: [&quot;; IF([.C407]=&quot;x&quot;;&quot;&quot;&quot;node&quot;&quot;&quot;;&quot;&quot;); IF(AND([.C407]=&quot;x&quot;; COUNTIF([.D407:.F407];&quot;x&quot;) &gt; 0); &quot;,&quot;; &quot;&quot;); IF([.D407]=&quot;x&quot;;&quot;&quot;&quot;way&quot;&quot;&quot;;&quot;&quot;); IF(AND([.D407]=&quot;x&quot;; COUNTIF([.E407:.F407];&quot;x&quot;) &gt; 0); &quot;,&quot;; &quot;&quot;); IF([.E407]=&quot;x&quot;;&quot;&quot;&quot;area&quot;&quot;&quot;;&quot;&quot;); IF(AND([.E407]=&quot;x&quot;; [.F407]=&quot;x&quot;); &quot;,&quot;; &quot;&quot;); IF([.F407]=&quot;x&quot;;&quot;&quot;&quot;relation&quot;&quot;&quot;;&quot;&quot;); &quot;]&quot;; IF([.G407]&lt;&gt;&quot;&quot;; CONCATENATE(&quot;, &quot;&quot;icon_url&quot;&quot;: &quot;&quot;&quot;; [.G407]; &quot;&quot;&quot;&quot;); &quot;&quot;); IF([.H407]&lt;&gt;&quot;&quot;; CONCATENATE(&quot;, &quot;&quot;description&quot;&quot;: &quot;&quot;&quot;; [.H407]; &quot;&quot;&quot;&quot;); &quot;&quot;); &quot; },&quot;)" office:value-type="string" office:string-value="        { &quot;key&quot;: &quot;waterway&quot;, &quot;value&quot;: &quot;river&quot;, &quot;object_types&quot;: [&quot;way&quot;] }," calcext:value-type="string">
            <text:p><text:s text:c="8"/>{ "key": "waterway", "value": "river", "object_types": ["way"] },</text:p>
          </table:table-cell>
        </table:table-row>
        <table:table-row table:style-name="ro1">
          <table:table-cell office:value-type="string" calcext:value-type="string">
            <text:p>waterway</text:p>
          </table:table-cell>
          <table:table-cell office:value-type="string" calcext:value-type="string">
            <text:p>strea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08]; IF([.B408]&lt;&gt;&quot;&quot;; CONCATENATE(&quot;&quot;&quot;, &quot;&quot;value&quot;&quot;: &quot;&quot;&quot;; [.B408]); &quot;&quot;); &quot;&quot;&quot;, &quot;&quot;object_types&quot;&quot;: [&quot;; IF([.C408]=&quot;x&quot;;&quot;&quot;&quot;node&quot;&quot;&quot;;&quot;&quot;); IF(AND([.C408]=&quot;x&quot;; COUNTIF([.D408:.F408];&quot;x&quot;) &gt; 0); &quot;,&quot;; &quot;&quot;); IF([.D408]=&quot;x&quot;;&quot;&quot;&quot;way&quot;&quot;&quot;;&quot;&quot;); IF(AND([.D408]=&quot;x&quot;; COUNTIF([.E408:.F408];&quot;x&quot;) &gt; 0); &quot;,&quot;; &quot;&quot;); IF([.E408]=&quot;x&quot;;&quot;&quot;&quot;area&quot;&quot;&quot;;&quot;&quot;); IF(AND([.E408]=&quot;x&quot;; [.F408]=&quot;x&quot;); &quot;,&quot;; &quot;&quot;); IF([.F408]=&quot;x&quot;;&quot;&quot;&quot;relation&quot;&quot;&quot;;&quot;&quot;); &quot;]&quot;; IF([.G408]&lt;&gt;&quot;&quot;; CONCATENATE(&quot;, &quot;&quot;icon_url&quot;&quot;: &quot;&quot;&quot;; [.G408]; &quot;&quot;&quot;&quot;); &quot;&quot;); IF([.H408]&lt;&gt;&quot;&quot;; CONCATENATE(&quot;, &quot;&quot;description&quot;&quot;: &quot;&quot;&quot;; [.H408]; &quot;&quot;&quot;&quot;); &quot;&quot;); &quot; },&quot;)" office:value-type="string" office:string-value="        { &quot;key&quot;: &quot;waterway&quot;, &quot;value&quot;: &quot;stream&quot;, &quot;object_types&quot;: [&quot;way&quot;] }," calcext:value-type="string">
            <text:p><text:s text:c="8"/>{ "key": "waterway", "value": "stream", "object_types": ["way"] },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For rendering some features accoring to their size and way width rendering.</text:p>
          </table:table-cell>
          <table:table-cell table:formula="of:=CONCATENATE(&quot;        { &quot;&quot;key&quot;&quot;: &quot;&quot;&quot;; [.A409]; IF([.B409]&lt;&gt;&quot;&quot;; CONCATENATE(&quot;&quot;&quot;, &quot;&quot;value&quot;&quot;: &quot;&quot;&quot;; [.B409]); &quot;&quot;); &quot;&quot;&quot;, &quot;&quot;object_types&quot;&quot;: [&quot;; IF([.C409]=&quot;x&quot;;&quot;&quot;&quot;node&quot;&quot;&quot;;&quot;&quot;); IF(AND([.C409]=&quot;x&quot;; COUNTIF([.D409:.F409];&quot;x&quot;) &gt; 0); &quot;,&quot;; &quot;&quot;); IF([.D409]=&quot;x&quot;;&quot;&quot;&quot;way&quot;&quot;&quot;;&quot;&quot;); IF(AND([.D409]=&quot;x&quot;; COUNTIF([.E409:.F409];&quot;x&quot;) &gt; 0); &quot;,&quot;; &quot;&quot;); IF([.E409]=&quot;x&quot;;&quot;&quot;&quot;area&quot;&quot;&quot;;&quot;&quot;); IF(AND([.E409]=&quot;x&quot;; [.F409]=&quot;x&quot;); &quot;,&quot;; &quot;&quot;); IF([.F409]=&quot;x&quot;;&quot;&quot;&quot;relation&quot;&quot;&quot;;&quot;&quot;); &quot;]&quot;; IF([.G409]&lt;&gt;&quot;&quot;; CONCATENATE(&quot;, &quot;&quot;icon_url&quot;&quot;: &quot;&quot;&quot;; [.G409]; &quot;&quot;&quot;&quot;); &quot;&quot;); IF([.H409]&lt;&gt;&quot;&quot;; CONCATENATE(&quot;, &quot;&quot;description&quot;&quot;: &quot;&quot;&quot;; [.H409]; &quot;&quot;&quot;&quot;); &quot;&quot;); &quot; },&quot;)" office:value-type="string" office:string-value="        { &quot;key&quot;: &quot;width&quot;, &quot;object_types&quot;: [&quot;node&quot;,&quot;way&quot;], &quot;description&quot;: &quot;For rendering some features accoring to their size and way width rendering.&quot; }," calcext:value-type="string">
            <text:p><text:s text:c="8"/>{ "key": "width", "object_types": ["node","way"], "description": "For rendering some features accoring to their size and way width rendering." },</text:p>
          </table:table-cell>
        </table:table-row>
        <table:table-row table:style-name="ro1">
          <table:table-cell office:value-type="string" calcext:value-type="string">
            <text:p>width:carriagew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10]; IF([.B410]&lt;&gt;&quot;&quot;; CONCATENATE(&quot;&quot;&quot;, &quot;&quot;value&quot;&quot;: &quot;&quot;&quot;; [.B410]); &quot;&quot;); &quot;&quot;&quot;, &quot;&quot;object_types&quot;&quot;: [&quot;; IF([.C410]=&quot;x&quot;;&quot;&quot;&quot;node&quot;&quot;&quot;;&quot;&quot;); IF(AND([.C410]=&quot;x&quot;; COUNTIF([.D410:.F410];&quot;x&quot;) &gt; 0); &quot;,&quot;; &quot;&quot;); IF([.D410]=&quot;x&quot;;&quot;&quot;&quot;way&quot;&quot;&quot;;&quot;&quot;); IF(AND([.D410]=&quot;x&quot;; COUNTIF([.E410:.F410];&quot;x&quot;) &gt; 0); &quot;,&quot;; &quot;&quot;); IF([.E410]=&quot;x&quot;;&quot;&quot;&quot;area&quot;&quot;&quot;;&quot;&quot;); IF(AND([.E410]=&quot;x&quot;; [.F410]=&quot;x&quot;); &quot;,&quot;; &quot;&quot;); IF([.F410]=&quot;x&quot;;&quot;&quot;&quot;relation&quot;&quot;&quot;;&quot;&quot;); &quot;]&quot;; IF([.G410]&lt;&gt;&quot;&quot;; CONCATENATE(&quot;, &quot;&quot;icon_url&quot;&quot;: &quot;&quot;&quot;; [.G410]; &quot;&quot;&quot;&quot;); &quot;&quot;); IF([.H410]&lt;&gt;&quot;&quot;; CONCATENATE(&quot;, &quot;&quot;description&quot;&quot;: &quot;&quot;&quot;; [.H410]; &quot;&quot;&quot;&quot;); &quot;&quot;); &quot; },&quot;)" office:value-type="string" office:string-value="        { &quot;key&quot;: &quot;width:carriageway&quot;, &quot;object_types&quot;: [&quot;way&quot;] }," calcext:value-type="string">
            <text:p><text:s text:c="8"/>{ "key": "width:carriageway", "object_types": ["way"] },</text:p>
          </table:table-cell>
        </table:table-row>
        <table:table-row table:style-name="ro1">
          <table:table-cell office:value-type="string" calcext:value-type="string">
            <text:p>width:effectiv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formula="of:=CONCATENATE(&quot;        { &quot;&quot;key&quot;&quot;: &quot;&quot;&quot;; [.A411]; IF([.B411]&lt;&gt;&quot;&quot;; CONCATENATE(&quot;&quot;&quot;, &quot;&quot;value&quot;&quot;: &quot;&quot;&quot;; [.B411]); &quot;&quot;); &quot;&quot;&quot;, &quot;&quot;object_types&quot;&quot;: [&quot;; IF([.C411]=&quot;x&quot;;&quot;&quot;&quot;node&quot;&quot;&quot;;&quot;&quot;); IF(AND([.C411]=&quot;x&quot;; COUNTIF([.D411:.F411];&quot;x&quot;) &gt; 0); &quot;,&quot;; &quot;&quot;); IF([.D411]=&quot;x&quot;;&quot;&quot;&quot;way&quot;&quot;&quot;;&quot;&quot;); IF(AND([.D411]=&quot;x&quot;; COUNTIF([.E411:.F411];&quot;x&quot;) &gt; 0); &quot;,&quot;; &quot;&quot;); IF([.E411]=&quot;x&quot;;&quot;&quot;&quot;area&quot;&quot;&quot;;&quot;&quot;); IF(AND([.E411]=&quot;x&quot;; [.F411]=&quot;x&quot;); &quot;,&quot;; &quot;&quot;); IF([.F411]=&quot;x&quot;;&quot;&quot;&quot;relation&quot;&quot;&quot;;&quot;&quot;); &quot;]&quot;; IF([.G411]&lt;&gt;&quot;&quot;; CONCATENATE(&quot;, &quot;&quot;icon_url&quot;&quot;: &quot;&quot;&quot;; [.G411]; &quot;&quot;&quot;&quot;); &quot;&quot;); IF([.H411]&lt;&gt;&quot;&quot;; CONCATENATE(&quot;, &quot;&quot;description&quot;&quot;: &quot;&quot;&quot;; [.H411]; &quot;&quot;&quot;&quot;); &quot;&quot;); &quot; },&quot;)" office:value-type="string" office:string-value="        { &quot;key&quot;: &quot;width:effective&quot;, &quot;object_types&quot;: [&quot;way&quot;] }," calcext:value-type="string">
            <text:p><text:s text:c="8"/>{ "key": "width:effective", "object_types": ["way"] },</text:p>
          </table:table-cell>
        </table:table-row>
        <table:table-row table:style-name="ro1">
          <table:table-cell office:value-type="string" calcext:value-type="string">
            <text:p>width:la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12]; IF([.B412]&lt;&gt;&quot;&quot;; CONCATENATE(&quot;&quot;&quot;, &quot;&quot;value&quot;&quot;: &quot;&quot;&quot;; [.B412]); &quot;&quot;); &quot;&quot;&quot;, &quot;&quot;object_types&quot;&quot;: [&quot;; IF([.C412]=&quot;x&quot;;&quot;&quot;&quot;node&quot;&quot;&quot;;&quot;&quot;); IF(AND([.C412]=&quot;x&quot;; COUNTIF([.D412:.F412];&quot;x&quot;) &gt; 0); &quot;,&quot;; &quot;&quot;); IF([.D412]=&quot;x&quot;;&quot;&quot;&quot;way&quot;&quot;&quot;;&quot;&quot;); IF(AND([.D412]=&quot;x&quot;; COUNTIF([.E412:.F412];&quot;x&quot;) &gt; 0); &quot;,&quot;; &quot;&quot;); IF([.E412]=&quot;x&quot;;&quot;&quot;&quot;area&quot;&quot;&quot;;&quot;&quot;); IF(AND([.E412]=&quot;x&quot;; [.F412]=&quot;x&quot;); &quot;,&quot;; &quot;&quot;); IF([.F412]=&quot;x&quot;;&quot;&quot;&quot;relation&quot;&quot;&quot;;&quot;&quot;); &quot;]&quot;; IF([.G412]&lt;&gt;&quot;&quot;; CONCATENATE(&quot;, &quot;&quot;icon_url&quot;&quot;: &quot;&quot;&quot;; [.G412]; &quot;&quot;&quot;&quot;); &quot;&quot;); IF([.H412]&lt;&gt;&quot;&quot;; CONCATENATE(&quot;, &quot;&quot;description&quot;&quot;: &quot;&quot;&quot;; [.H412]; &quot;&quot;&quot;&quot;); &quot;&quot;); &quot; },&quot;)" office:value-type="string" office:string-value="        { &quot;key&quot;: &quot;width:lanes&quot;, &quot;object_types&quot;: [&quot;way&quot;], &quot;description&quot;: &quot;Used among lots of other tags for a complex road marking and lane processing and rendering.&quot; }," calcext:value-type="string">
            <text:p><text:s text:c="8"/>{ "key": "width:lanes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13]; IF([.B413]&lt;&gt;&quot;&quot;; CONCATENATE(&quot;&quot;&quot;, &quot;&quot;value&quot;&quot;: &quot;&quot;&quot;; [.B413]); &quot;&quot;); &quot;&quot;&quot;, &quot;&quot;object_types&quot;&quot;: [&quot;; IF([.C413]=&quot;x&quot;;&quot;&quot;&quot;node&quot;&quot;&quot;;&quot;&quot;); IF(AND([.C413]=&quot;x&quot;; COUNTIF([.D413:.F413];&quot;x&quot;) &gt; 0); &quot;,&quot;; &quot;&quot;); IF([.D413]=&quot;x&quot;;&quot;&quot;&quot;way&quot;&quot;&quot;;&quot;&quot;); IF(AND([.D413]=&quot;x&quot;; COUNTIF([.E413:.F413];&quot;x&quot;) &gt; 0); &quot;,&quot;; &quot;&quot;); IF([.E413]=&quot;x&quot;;&quot;&quot;&quot;area&quot;&quot;&quot;;&quot;&quot;); IF(AND([.E413]=&quot;x&quot;; [.F413]=&quot;x&quot;); &quot;,&quot;; &quot;&quot;); IF([.F413]=&quot;x&quot;;&quot;&quot;&quot;relation&quot;&quot;&quot;;&quot;&quot;); &quot;]&quot;; IF([.G413]&lt;&gt;&quot;&quot;; CONCATENATE(&quot;, &quot;&quot;icon_url&quot;&quot;: &quot;&quot;&quot;; [.G413]; &quot;&quot;&quot;&quot;); &quot;&quot;); IF([.H413]&lt;&gt;&quot;&quot;; CONCATENATE(&quot;, &quot;&quot;description&quot;&quot;: &quot;&quot;&quot;; [.H413]; &quot;&quot;&quot;&quot;); &quot;&quot;); &quot; },&quot;)" office:value-type="string" office:string-value="        { &quot;key&quot;: &quot;width:lanes:backward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14]; IF([.B414]&lt;&gt;&quot;&quot;; CONCATENATE(&quot;&quot;&quot;, &quot;&quot;value&quot;&quot;: &quot;&quot;&quot;; [.B414]); &quot;&quot;); &quot;&quot;&quot;, &quot;&quot;object_types&quot;&quot;: [&quot;; IF([.C414]=&quot;x&quot;;&quot;&quot;&quot;node&quot;&quot;&quot;;&quot;&quot;); IF(AND([.C414]=&quot;x&quot;; COUNTIF([.D414:.F414];&quot;x&quot;) &gt; 0); &quot;,&quot;; &quot;&quot;); IF([.D414]=&quot;x&quot;;&quot;&quot;&quot;way&quot;&quot;&quot;;&quot;&quot;); IF(AND([.D414]=&quot;x&quot;; COUNTIF([.E414:.F414];&quot;x&quot;) &gt; 0); &quot;,&quot;; &quot;&quot;); IF([.E414]=&quot;x&quot;;&quot;&quot;&quot;area&quot;&quot;&quot;;&quot;&quot;); IF(AND([.E414]=&quot;x&quot;; [.F414]=&quot;x&quot;); &quot;,&quot;; &quot;&quot;); IF([.F414]=&quot;x&quot;;&quot;&quot;&quot;relation&quot;&quot;&quot;;&quot;&quot;); &quot;]&quot;; IF([.G414]&lt;&gt;&quot;&quot;; CONCATENATE(&quot;, &quot;&quot;icon_url&quot;&quot;: &quot;&quot;&quot;; [.G414]; &quot;&quot;&quot;&quot;); &quot;&quot;); IF([.H414]&lt;&gt;&quot;&quot;; CONCATENATE(&quot;, &quot;&quot;description&quot;&quot;: &quot;&quot;&quot;; [.H414]; &quot;&quot;&quot;&quot;); &quot;&quot;); &quot; },&quot;)" office:value-type="string" office:string-value="        { &quot;key&quot;: &quot;width:lanes:backward:end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back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15]; IF([.B415]&lt;&gt;&quot;&quot;; CONCATENATE(&quot;&quot;&quot;, &quot;&quot;value&quot;&quot;: &quot;&quot;&quot;; [.B415]); &quot;&quot;); &quot;&quot;&quot;, &quot;&quot;object_types&quot;&quot;: [&quot;; IF([.C415]=&quot;x&quot;;&quot;&quot;&quot;node&quot;&quot;&quot;;&quot;&quot;); IF(AND([.C415]=&quot;x&quot;; COUNTIF([.D415:.F415];&quot;x&quot;) &gt; 0); &quot;,&quot;; &quot;&quot;); IF([.D415]=&quot;x&quot;;&quot;&quot;&quot;way&quot;&quot;&quot;;&quot;&quot;); IF(AND([.D415]=&quot;x&quot;; COUNTIF([.E415:.F415];&quot;x&quot;) &gt; 0); &quot;,&quot;; &quot;&quot;); IF([.E415]=&quot;x&quot;;&quot;&quot;&quot;area&quot;&quot;&quot;;&quot;&quot;); IF(AND([.E415]=&quot;x&quot;; [.F415]=&quot;x&quot;); &quot;,&quot;; &quot;&quot;); IF([.F415]=&quot;x&quot;;&quot;&quot;&quot;relation&quot;&quot;&quot;;&quot;&quot;); &quot;]&quot;; IF([.G415]&lt;&gt;&quot;&quot;; CONCATENATE(&quot;, &quot;&quot;icon_url&quot;&quot;: &quot;&quot;&quot;; [.G415]; &quot;&quot;&quot;&quot;); &quot;&quot;); IF([.H415]&lt;&gt;&quot;&quot;; CONCATENATE(&quot;, &quot;&quot;description&quot;&quot;: &quot;&quot;&quot;; [.H415]; &quot;&quot;&quot;&quot;); &quot;&quot;); &quot; },&quot;)" office:value-type="string" office:string-value="        { &quot;key&quot;: &quot;width:lanes:backward:start&quot;, &quot;object_types&quot;: [&quot;way&quot;], &quot;description&quot;: &quot;Used among lots of other tags for a complex road marking and lane processing and rendering.&quot; }," calcext:value-type="string">
            <text:p><text:s text:c="8"/>{ "key": "width:lanes:backward:start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16]; IF([.B416]&lt;&gt;&quot;&quot;; CONCATENATE(&quot;&quot;&quot;, &quot;&quot;value&quot;&quot;: &quot;&quot;&quot;; [.B416]); &quot;&quot;); &quot;&quot;&quot;, &quot;&quot;object_types&quot;&quot;: [&quot;; IF([.C416]=&quot;x&quot;;&quot;&quot;&quot;node&quot;&quot;&quot;;&quot;&quot;); IF(AND([.C416]=&quot;x&quot;; COUNTIF([.D416:.F416];&quot;x&quot;) &gt; 0); &quot;,&quot;; &quot;&quot;); IF([.D416]=&quot;x&quot;;&quot;&quot;&quot;way&quot;&quot;&quot;;&quot;&quot;); IF(AND([.D416]=&quot;x&quot;; COUNTIF([.E416:.F416];&quot;x&quot;) &gt; 0); &quot;,&quot;; &quot;&quot;); IF([.E416]=&quot;x&quot;;&quot;&quot;&quot;area&quot;&quot;&quot;;&quot;&quot;); IF(AND([.E416]=&quot;x&quot;; [.F416]=&quot;x&quot;); &quot;,&quot;; &quot;&quot;); IF([.F416]=&quot;x&quot;;&quot;&quot;&quot;relation&quot;&quot;&quot;;&quot;&quot;); &quot;]&quot;; IF([.G416]&lt;&gt;&quot;&quot;; CONCATENATE(&quot;, &quot;&quot;icon_url&quot;&quot;: &quot;&quot;&quot;; [.G416]; &quot;&quot;&quot;&quot;); &quot;&quot;); IF([.H416]&lt;&gt;&quot;&quot;; CONCATENATE(&quot;, &quot;&quot;description&quot;&quot;: &quot;&quot;&quot;; [.H416]; &quot;&quot;&quot;&quot;); &quot;&quot;); &quot; },&quot;)" office:value-type="string" office:string-value="        { &quot;key&quot;: &quot;width:lanes:forward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:e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17]; IF([.B417]&lt;&gt;&quot;&quot;; CONCATENATE(&quot;&quot;&quot;, &quot;&quot;value&quot;&quot;: &quot;&quot;&quot;; [.B417]); &quot;&quot;); &quot;&quot;&quot;, &quot;&quot;object_types&quot;&quot;: [&quot;; IF([.C417]=&quot;x&quot;;&quot;&quot;&quot;node&quot;&quot;&quot;;&quot;&quot;); IF(AND([.C417]=&quot;x&quot;; COUNTIF([.D417:.F417];&quot;x&quot;) &gt; 0); &quot;,&quot;; &quot;&quot;); IF([.D417]=&quot;x&quot;;&quot;&quot;&quot;way&quot;&quot;&quot;;&quot;&quot;); IF(AND([.D417]=&quot;x&quot;; COUNTIF([.E417:.F417];&quot;x&quot;) &gt; 0); &quot;,&quot;; &quot;&quot;); IF([.E417]=&quot;x&quot;;&quot;&quot;&quot;area&quot;&quot;&quot;;&quot;&quot;); IF(AND([.E417]=&quot;x&quot;; [.F417]=&quot;x&quot;); &quot;,&quot;; &quot;&quot;); IF([.F417]=&quot;x&quot;;&quot;&quot;&quot;relation&quot;&quot;&quot;;&quot;&quot;); &quot;]&quot;; IF([.G417]&lt;&gt;&quot;&quot;; CONCATENATE(&quot;, &quot;&quot;icon_url&quot;&quot;: &quot;&quot;&quot;; [.G417]; &quot;&quot;&quot;&quot;); &quot;&quot;); IF([.H417]&lt;&gt;&quot;&quot;; CONCATENATE(&quot;, &quot;&quot;description&quot;&quot;: &quot;&quot;&quot;; [.H417]; &quot;&quot;&quot;&quot;); &quot;&quot;); &quot; },&quot;)" office:value-type="string" office:string-value="        { &quot;key&quot;: &quot;width:lanes:forward:end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:end", "object_types": ["way"], "description": "Used among lots of other tags for a complex road marking and lane processing and rendering." },</text:p>
          </table:table-cell>
        </table:table-row>
        <table:table-row table:style-name="ro1">
          <table:table-cell office:value-type="string" calcext:value-type="string">
            <text:p>width:lanes:forward:st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sed among lots of other tags for a complex road marking and lane processing and rendering.</text:p>
          </table:table-cell>
          <table:table-cell table:formula="of:=CONCATENATE(&quot;        { &quot;&quot;key&quot;&quot;: &quot;&quot;&quot;; [.A418]; IF([.B418]&lt;&gt;&quot;&quot;; CONCATENATE(&quot;&quot;&quot;, &quot;&quot;value&quot;&quot;: &quot;&quot;&quot;; [.B418]); &quot;&quot;); &quot;&quot;&quot;, &quot;&quot;object_types&quot;&quot;: [&quot;; IF([.C418]=&quot;x&quot;;&quot;&quot;&quot;node&quot;&quot;&quot;;&quot;&quot;); IF(AND([.C418]=&quot;x&quot;; COUNTIF([.D418:.F418];&quot;x&quot;) &gt; 0); &quot;,&quot;; &quot;&quot;); IF([.D418]=&quot;x&quot;;&quot;&quot;&quot;way&quot;&quot;&quot;;&quot;&quot;); IF(AND([.D418]=&quot;x&quot;; COUNTIF([.E418:.F418];&quot;x&quot;) &gt; 0); &quot;,&quot;; &quot;&quot;); IF([.E418]=&quot;x&quot;;&quot;&quot;&quot;area&quot;&quot;&quot;;&quot;&quot;); IF(AND([.E418]=&quot;x&quot;; [.F418]=&quot;x&quot;); &quot;,&quot;; &quot;&quot;); IF([.F418]=&quot;x&quot;;&quot;&quot;&quot;relation&quot;&quot;&quot;;&quot;&quot;); &quot;]&quot;; IF([.G418]&lt;&gt;&quot;&quot;; CONCATENATE(&quot;, &quot;&quot;icon_url&quot;&quot;: &quot;&quot;&quot;; [.G418]; &quot;&quot;&quot;&quot;); &quot;&quot;); IF([.H418]&lt;&gt;&quot;&quot;; CONCATENATE(&quot;, &quot;&quot;description&quot;&quot;: &quot;&quot;&quot;; [.H418]; &quot;&quot;&quot;&quot;); &quot;&quot;); &quot; },&quot;)" office:value-type="string" office:string-value="        { &quot;key&quot;: &quot;width:lanes:forward:start&quot;, &quot;object_types&quot;: [&quot;way&quot;], &quot;description&quot;: &quot;Used among lots of other tags for a complex road marking and lane processing and rendering.&quot; }," calcext:value-type="string">
            <text:p><text:s text:c="8"/>{ "key": "width:lanes:forward:start", "object_types": ["way"], "description": "Used among lots of other tags for a complex road marking and lane processing and rendering." },</text:p>
          </table:table-cell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 table:number-rows-repeated="10481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0:07:43.755073805</meta:creation-date>
    <dc:date>2024-04-21T12:58:09.637661298</dc:date>
    <meta:editing-duration>PT1H8M16S</meta:editing-duration>
    <meta:editing-cycles>10</meta:editing-cycles>
    <meta:generator>LibreOffice/7.3.7.2$Linux_X86_64 LibreOffice_project/30$Build-2</meta:generator>
    <meta:document-statistic meta:table-count="1" meta:cell-count="1758" meta:object-count="0"/>
  </office:meta>
</office:document-meta>
</file>